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中国控制着世界运转所依赖的矿物——并就此向美国发出警示 (Free Version)</text:span>
</text:h>
      <text:p text:style-name="P4">
Author: Jon Emont</text:p>
      <text:p text:style-name="P4">
Publisher: 华尔街日报中文网</text:p>
      <text:p text:style-name="P4">
Published Time: 2023-07-11T01:55:00.000Z</text:p>
      <text:p text:style-name="P4">
Modified Time: 2023-07-11T01:55:00.000Z</text:p>
      <text:p text:style-name="P4">
Created Time: 2023-07-10T04:50:00.000Z</text:p>
      <text:p text:style-name="P4">
Description: 中国上周决定限制出口用于半导体、太阳能电池板和导弹系统的两种矿物，这不仅仅是一种贸易层面的行动，还表明中国有意愿利用其在世界矿产资源方面的主导地位来撼动西方供应链。</text:p>
      <text:p text:style-name="P4">
Images: []</text:p>
      <text:p text:style-name="P4">
Categories: ['国际']</text:p>
      <text:p text:style-name="P4">
Keywords: SYND,LINK:EN|WP-WSJ-0001036690</text:p>
      <text:p text:style-name="P4">
Type: Article</text:p>
      <!--METADATA-->
      <text:p text:style-name="P4">
中国上周决定限制出口用于半导体、太阳能电池板和导弹系统的 <text:a xlink:type="simple" xlink:href="https://cn.wsj.com/articles/CN-BCH-20230704070634" text:style-name="Internet_20_link" text:visited-style-name="Visited_20_Internet_20_Link">
 两种矿物 </text:a>
，这不仅仅是一种贸易层面的行动。此举还提醒人们注意中国在世界矿产资源方面的主导地位，也是就中方有意愿在与美国日益升级的抗衡中使用这些资源发出预警。</text:p>
      <text:p text:style-name="P4">
Source: <text:a xlink:type="simple" xlink:href="https://cn.wsj.com/articles/%E4%B8%AD%E5%9B%BD%E6%8E%A7%E5%88%B6%E7%9D%80%E4%B8%96%E7%95%8C%E8%BF%90%E8%BD%AC%E6%89%80%E4%BE%9D%E8%B5%96%E7%9A%84%E7%9F%BF%E7%89%A9-%E5%B9%B6%E5%B0%B1%E6%AD%A4%E5%90%91%E7%BE%8E%E5%9B%BD%E5%8F%91%E5%87%BA%E8%AD%A6%E7%A4%BA-7bab0fe0" text:style-name="Internet_20_link" text:visited-style-name="Visited_20_Internet_20_Link">
https://cn.wsj.com/articles/%E4%B8%AD%E5%9B%BD%E6%8E%A7%E5%88%B6%E7%9D%80%E4%B8%96%E7%95%8C%E8%BF%90%E8%BD%AC%E6%89%80%E4%BE%9D%E8%B5%96%E7%9A%84%E7%9F%BF%E7%89%A9-%E5%B9%B6%E5%B0%B1%E6%AD%A4%E5%90%91%E7%BE%8E%E5%9B%BD%E5%8F%91%E5%87%BA%E8%AD%A6%E7%A4%BA-7bab0fe0</text:a>
</text:p>
      <!--NEWS-->
      <text:h text:style-name="P10" text:outline-level="1">
<text:span text:style-name="T4">
瓦格纳兵变数日后普京曾与普里戈任会谈</text:span>
</text:h>
      <text:p text:style-name="P4">
Creator: PAUL SONNE</text:p>
      <text:p text:style-name="P4">
Publisher: https://www.facebook.com/nytimeschinese</text:p>
      <text:p text:style-name="P4">
Published Time: 2023-07-11T02:53:46+08:00</text:p>
      <text:p text:style-name="P4">
Description: 据克里姆林宫披露，普京在兵变数日后接待了普里戈任及瓦格纳指挥官。这表明普京认为可以继续利用该雇佣军组织，同时也给普里戈任和瓦格纳的未来增加了不确定性。 Sergei Guneyev/Sputnik, via Associated Press 在俄罗斯官方媒体发布的一张照片中，俄罗斯总统普京在瓦格纳集团叛乱后向克里姆林宫的军事部队发表讲话。</text:p>
      <text:p text:style-name="P4">
Images: ["<text:a xlink:type="simple" xlink:href="https://static01.nyt.com/images/2023/07/10/multimedia/10russia-prigozhin-01a-hkwp/10russia-prigozhin-01a-hkwp-master1050.jpg" text:style-name="Internet_20_link" text:visited-style-name="Visited_20_Internet_20_Link">
10russia-prig...</text:a>
", "<text:a xlink:type="simple" xlink:href="https://static01.nyt.com/images/2023/07/10/multimedia/10russia-prigozhin-02-qbmp/10russia-prigozhin-02-qbmp-master1050.jpg" text:style-name="Internet_20_link" text:visited-style-name="Visited_20_Internet_20_Link">
10russia-prig...</text:a>
", "<text:a xlink:type="simple" xlink:href="https://static01.nyt.com/images/2023/07/10/multimedia/10russia-prigozhin-06-qhkt/10russia-prigozhin-06-qhkt-master1050.jpg" text:style-name="Internet_20_link" text:visited-style-name="Visited_20_Internet_20_Link">
10russia-prig...</text:a>
", "<text:a xlink:type="simple" xlink:href="https://static01.nyt.com/images/2023/07/10/multimedia/10russia-prigozhin-03-tqvl/10russia-prigozhin-03-tqvl-master1050.jpg" text:style-name="Internet_20_link" text:visited-style-name="Visited_20_Internet_20_Link">
10russia-prig...</text:a>
"]</text:p>
      <text:p text:style-name="P4">
Category: 国际</text:p>
      <text:p text:style-name="P4">
Type: Article</text:p>
      <!--METADATA-->
      <text:p text:style-name="P4">
<draw:frame draw:style-name="fr1" draw:name="Image2" text:anchor-type="as-char" svg:width="6.9236in" svg:height="4.220099in" draw:z-index="0">
<draw:image xlink:href="../Images/cnnytimes/2023-07-11T02-53-46-08-00/10russia-prigozhin-01a-hkwp-master1050.jpg" xlink:type="simple" xlink:show="embed" xlink:actuate="onLoad" draw:mime-type="image/jpeg"/>
</draw:frame>
</text:p>
      <text:p text:style-name="P4">
据克里姆林宫周一披露，俄罗斯总统普京曾与叶夫根尼·普里戈任及其领导的瓦格纳私人军事服务公司的指挥官举行过长时间的会谈，时间就在后者发动兵变、将国家置于内战边缘之后的几天。</text:p>
      <text:p text:style-name="P4">
普京曾谴责这些于6月23日至24日发动叛乱的领导者是叛徒，却又在6月29日接待他们，这一披露令人震惊，也表明尽管普京曾大肆咆哮，但他认为这个雇佣军组织及其老板可以继续利用。这次会面是自叛乱以来两人之间已知的首次接触，叛乱对普京执政23年来的权威构成了最重大的挑战。</text:p>
      <text:p text:style-name="P4">
这次会面的消息使普里戈任及其部队在哗变后的命运变得更加不确定。目前尚不清楚为什么一名拥有私人军队、试图以武力推翻俄罗斯军事领导层的军阀被允许留在俄罗斯国内，而且显然畅行无阻，据称他甚至回到家乡圣彼得堡取回被没收的枪支。</text:p>
      <text:p text:style-name="P4">
克里姆林宫发言人德米特里·佩斯科夫表示，普京邀请了35人参加这次长达三个小时的会议，其中包括普里戈任和瓦格纳的所有高级指挥官，并对该公司在乌克兰战场上的努力以及在叛变中的行动发表了自己的看法。</text:p>
      <text:p text:style-name="P4">
佩斯科夫表示，瓦格纳武装人员还做出了他们对事件的解释，佩斯科夫认为这次会面是澄清误会并确定前进方向的一个机会。“普京听取了指挥官们的意见，并提出了进一步雇佣和进一步战斗的选择，”他说。</text:p>
      <text:p text:style-name="P4">
佩斯科夫还说，瓦格纳武装人员在会议期间宣誓效忠俄罗斯领导人。</text:p>
      <text:p text:style-name="P4">
<draw:frame draw:style-name="fr1" draw:name="Image3" text:anchor-type="as-char" svg:width="6.9236in" svg:height="5.433378in" draw:z-index="0">
<draw:image xlink:href="../Images/cnnytimes/2023-07-11T02-53-46-08-00/10russia-prigozhin-02-qbmp-master1050.jpg" xlink:type="simple" xlink:show="embed" xlink:actuate="onLoad" draw:mime-type="image/jpeg"/>
</draw:frame>
</text:p>
      <text:p text:style-name="P4">
上个月，叶夫根尼·普里戈任在俄罗斯顿河畔罗斯托夫，瓦格纳集团开始结束叛乱。  Alexander Ermochenko/Reuters</text:p>
      <text:p text:style-name="P4">
他说：“他们强调，他们是国家元首和总司令的坚定支持者和战士，并表示他们从此准备为国家而战。”</text:p>
      <text:p text:style-name="P4">
就在普京发誓要对叛乱进行镇压几天后，普里戈任和他的高级副手与这位俄罗斯领导人心平气和地坐在桌旁的景象与人们对普京的印象形成了鲜明对比，人们普遍认为，普京是一个冷酷的独裁者，善于压制对其统治的威胁。</text:p>
      <text:p text:style-name="P4">
这似乎反映了克里姆林宫的算计，即避免在一场代价高昂的战争中彻底消灭一支经验丰富、深受民众拥戴的战斗部队。一些分析人士称，普京也可能认为这次叛乱只不过是一场失控的派系争斗。普里戈任曾表示，他的目的是推翻俄罗斯军事领导层，而不是挑战普京的统治。</text:p>
      <text:p text:style-name="P4">
“我不会认为普里戈任再次永远得到了普京的青睐，好像什么也没发生似的。事情已经发生了。结论目前也已经得出，”卡内基俄罗斯欧亚中心主任亚历山大·加布耶夫表示。“但出于某种原因，在这个时候对他们和他下手，不如放他一马。”</text:p>
      <text:p text:style-name="P4">
俄罗斯安全部门专家安德烈·索尔达托夫表示，普京关于背叛的强硬言论主要针对俄罗斯军方，以防止有指挥官站在叛乱者一边。他说，后来总统和普里戈任“又做了一笔交易”。</text:p>
      <text:p text:style-name="P4">
“我们不知道具体条款，”索尔达托夫补充道。“但我们的理解是，他们彼此知根知底，知道对方想要什么，因此仍然可以合作或共事。”</text:p>
      <text:p text:style-name="P4">
但这次叛乱让普京的脆弱性暴露在全球面前，而承认他与瓦格纳领导人交谈可能会使其看起来更加软弱。</text:p>
      <text:p text:style-name="P4">
<draw:frame draw:style-name="fr1" draw:name="Image4" text:anchor-type="as-char" svg:width="6.9236in" svg:height="4.615733in" draw:z-index="0">
<draw:image xlink:href="../Images/cnnytimes/2023-07-11T02-53-46-08-00/10russia-prigozhin-06-qhkt-master1050.jpg" xlink:type="simple" xlink:show="embed" xlink:actuate="onLoad" draw:mime-type="image/jpeg"/>
</draw:frame>
</text:p>
      <text:p text:style-name="P4">
叛乱期间，瓦格纳集团的一支军事纵队沿着连接俄罗斯南部城市和莫斯科的高速公路行驶。  Reuters</text:p>
      <text:p text:style-name="P4">
政治咨询公司“真正政治”的创始人塔蒂亚娜·斯坦诺瓦娅表示，克里姆林宫决定披露这次会面可能是为了安抚俄罗斯精英，他们对所发生的事情仍然感到困惑，即普里戈任到底“是叛徒还是自己人”。</text:p>
      <text:p text:style-name="P4">
“这是向精英发出的一个信号，表明普里戈任仍然属于这个系统，”斯坦诺瓦娅说。“是的，他犯了一个错误，是的，这是非常严重的罪行。但由于情况的特殊性，这确实非常独特，普京会饶他一命。”</text:p>
      <text:p text:style-name="P4">
这次哗变暴露了普京没有能力或不愿意应对数月来公开激烈的权力斗争，普里戈任经常在Telegram上对俄罗斯军事领导层口出恶言。同为卡内基俄罗斯欧亚中心高级研究员的斯坦诺瓦娅表示，她觉得普京至少感到自己对未能更好地处理不断升级的不和负有部分责任。</text:p>
      <text:p text:style-name="P4">
普里戈任的部队对俄罗斯的乌克兰战争非常重要，但上个月政府命令瓦格纳部队加入正规军。面对权力遭受重大损失，普里戈任大声抱怨，但无济于事。</text:p>
      <text:p text:style-name="P4">
他的部队占领了俄罗斯南部城市顿河畔罗斯托夫和那里的一个重要的俄军总部，并向莫斯科行进，停在距离首都200公里的地方。</text:p>
      <text:p text:style-name="P4">
普京在向全国发表的讲话中警告不要陷入内战，并表示那些“有意识地选择背叛之路”的人将受到最严厉的惩罚。</text:p>
      <text:p text:style-name="P4">
但惩罚并没有到来。</text:p>
      <text:p text:style-name="P4">
几小时后，克里姆林宫宣布了一项据称在白俄罗斯领导人亚历山大·卢卡申科的斡旋下达成的协议：普里戈任将下台，免于检控，并前往白俄罗斯。参与叛乱的瓦格纳军也不会受到惩罚；那些没有参与的人将有机会签署俄罗斯军事合同。</text:p>
      <text:p text:style-name="P4">
普里戈任和他的部下收拾了行装，进行了撤退。</text:p>
      <text:p text:style-name="P4">
该协议激怒了俄罗斯强硬派评论人士，他们指出叛乱分子击落了俄罗斯飞机，造成军事人员死亡。</text:p>
      <text:p text:style-name="P4">
此后的日子里，普里戈任的状态一直是个谜。他没有公开露面。他的公司已停止发布对媒体提问的回应。这位去年走出幕后、公开自己身份的人至少暂时销声匿迹了。</text:p>
      <text:p text:style-name="P4">
人称洛托斯的瓦格纳著名指挥官安东·叶利扎罗夫周五在俄罗斯南部接受了一位俄罗斯战争博主的采访，他在采访中表示，所有瓦格纳武装人员都已放假直至8月初，并表示自己与家人正在海边休息。</text:p>
      <text:p text:style-name="P4">
<draw:frame draw:style-name="fr1" draw:name="Image5" text:anchor-type="as-char" svg:width="6.9236in" svg:height="4.615733in" draw:z-index="0">
<draw:image xlink:href="../Images/cnnytimes/2023-07-11T02-53-46-08-00/10russia-prigozhin-03-tqvl-master1050.jpg" xlink:type="simple" xlink:show="embed" xlink:actuate="onLoad" draw:mime-type="image/jpeg"/>
</draw:frame>
</text:p>
      <text:p text:style-name="P4">
叛乱期间，瓦格纳集团在顿河畔罗斯托夫受到热烈欢迎。  Agence France-Presse — Getty Images</text:p>
      <text:p text:style-name="P4">
在发表于Telegram的采访中，叶利扎罗夫表示，瓦格纳将暂时不参与乌克兰战争，在准备“退往”白俄罗斯之前有很多工作要做。</text:p>
      <text:p text:style-name="P4">
“总统向我们保证，执法部门不会追究，”叶利扎罗夫说。“至于社会和普通人，你们可以自己去看看：女孩们戴着我们的徽章到处走动，那可能是她们从我们的军人那里以接吻的方式骗来的。男孩们穿着印有我们标识的T恤和帽子。小孩子们正在玩战争游戏，乌克兰人是德国人，瓦格纳PMC战士是红军。”</text:p>
      <text:p text:style-name="P4">
他不排除这个雇佣军组织再次介入乌克兰战争的可能性。他说：“我们的装甲列车处于战备状态，我们随时准备在俄罗斯人民召唤我们时，为我们的祖国和我们的国家出力。”</text:p>
      <text:p text:style-name="P4">
Source: <text:a xlink:type="simple" xlink:href="https://cn.nytimes.com/world/20230711/putin-prigozhin-meeting-wagner/" text:style-name="Internet_20_link" text:visited-style-name="Visited_20_Internet_20_Link">
https://cn.nytimes.com/world/20230711/putin-prigozhin-meeting-wagner/</text:a>
</text:p>
      <!--NEWS-->
      <text:h text:style-name="P10" text:outline-level="1">
<text:span text:style-name="T4">
专访亚投行副行长亚历山大爵士：“处理气候危机的时机很紧迫” (Free Version)</text:span>
</text:h>
      <text:p text:style-name="P4">
Authors: ['何越']</text:p>
      <text:p text:style-name="P4">
Publisher: 英国《金融时报》</text:p>
      <text:p text:style-name="P4">
Time: 2023-07-11T03:56:42+00:00</text:p>
      <text:p text:style-name="P4">
Published Time: 2023-07-10T12:00:99+08:00</text:p>
      <text:p text:style-name="P4">
Modified Time: 2023-07-10T23:45:99+08:00</text:p>
      <text:p text:style-name="P4">
Description: 丹尼•亚历山大表示，多边合作机制是最好的实现共同目标的方式，各国必须合作才能共同解决气候变化这一难题。</text:p>
      <text:p text:style-name="P4">
Images: ["<text:a xlink:type="simple" xlink:href="https://thumbor.ftacademy.cn/unsafe/picture/5/000187135_piclink.jpg" text:style-name="Internet_20_link" text:visited-style-name="Visited_20_Internet_20_Link">
000187135_pic...</text:a>
"]</text:p>
      <text:p text:style-name="P4">
Themes: ['专栏', '亚投行', '关注']</text:p>
      <text:p text:style-name="P4">
Keywords: ['亚投行', '气候变化', '中英关系', '越陌度阡']</text:p>
      <text:p text:style-name="P4">
Type: Article</text:p>
      <!--METADATA-->
      <text:p text:style-name="P4">
7月5日，英国智库Paddy Ashdown Forum（帕迪 ∙阿什当论坛）举办“全球对话”，首位访谈嘉宾是英国财政部前首席秘书，现任亚洲基础设施投资银行（亚投行）副行长的丹尼•亚历山大爵士（Sir DannyAlexander）。亚投行是一个在英国有争议的机构。我几次听得传闻说“亚投行是为‘一带一路’服务的”。不久前加拿大暂停了与亚投行的联系，因为该行的全球通讯总监、一名加拿大人，说该行“由共产党主导”并辞职。故此，我对亚投行以及为亚投行服务的前英国政治人士亚历山大爵士抱有高度的好奇心。绕开亚投行，英国华人自民党创始人MerleneEmerson（杜淑真）直接将我的采访邀请信发给了亚历山大爵士，并迅速获得同意。在帕迪 ∙ 阿什当论坛“全球对话”开始前的45分钟，我采访了他。</text:p>
      <text:p text:style-name="P4">
<draw:frame draw:style-name="fr1" draw:name="Image6" text:anchor-type="as-char" svg:width="6.9236in" svg:height="6.154311in" draw:z-index="0">
<draw:image xlink:href="../Images/FT Chinese Free Version/2023-07-11T03-56-42-00-00/000187135_piclink.jpg" xlink:type="simple" xlink:show="embed" xlink:actuate="onLoad" draw:mime-type="image/jpeg"/>
</draw:frame>
 杜淑真（左一）在帕迪 ∙阿什当论坛首次“全球对话”中致辞，右一是亚历山大爵士。</text:p>
      <text:p text:style-name="P4">
<text:span text:style-name="T4">
问：</text:span>
 你这次回来欧洲是参加在巴黎举行的新全球融资契约峰会，你得到了什么信息？</text:p>
      <text:p text:style-name="P4">
Source: <text:a xlink:type="simple" xlink:href="http://www.ftchinese.com/story/001100212" text:style-name="Internet_20_link" text:visited-style-name="Visited_20_Internet_20_Link">
http://www.ftchinese.com/story/001100212</text:a>
</text:p>
      <!--NEWS-->
      <text:h text:style-name="P10" text:outline-level="1">
<text:span text:style-name="T4">
监控无所不在，中国“天网”让脱北者绝望</text:span>
</text:h>
      <text:p text:style-name="P4">
Creator: CHOE SANG-HUN</text:p>
      <text:p text:style-name="P4">
Publisher: https://www.facebook.com/nytimeschinese</text:p>
      <text:p text:style-name="P4">
Published Time: 2023-07-11T04:30:18+08:00</text:p>
      <text:p text:style-name="P4">
Description: 几乎所有脱北者都会取道中国，但中国近年来不断扩大的监控系统让帮助脱北者前往韩国成为几乎不可能的任务。由于被中国警方抓住的风险增加，雇佣人贩子的价格也随之飙升。 Chang W. Lee/The New York Times 5月，千璂元牧师在首尔的办公室，他为试图逃往韩国的朝鲜人提供帮助。</text:p>
      <text:p text:style-name="P4">
Images: ["<text:a xlink:type="simple" xlink:href="https://static01.nyt.com/images/2023/07/02/multimedia/00nkorea-defectors-01-qfmh/00nkorea-defectors-01-qfmh-master1050.jpg" text:style-name="Internet_20_link" text:visited-style-name="Visited_20_Internet_20_Link">
00nkorea-defe...</text:a>
"]</text:p>
      <text:p text:style-name="P4">
Category: 亚太</text:p>
      <text:p text:style-name="P4">
Type: Article</text:p>
      <!--METADATA-->
      <text:p text:style-name="P4">
<draw:frame draw:style-name="fr1" draw:name="Image7" text:anchor-type="as-char" svg:width="6.9236in" svg:height="4.615733in" draw:z-index="0">
<draw:image xlink:href="../Images/cnnytimes/2023-07-11T04-30-18-08-00/00nkorea-defectors-01-qfmh-master1050.jpg" xlink:type="simple" xlink:show="embed" xlink:actuate="onLoad" draw:mime-type="image/jpeg"/>
</draw:frame>
</text:p>
      <text:p text:style-name="P4">
这位朝鲜软件工程师绝望了。</text:p>
      <text:p text:style-name="P4">
他于2019年被派往中国东北，为朝鲜政权赚钱。在领队的持续监视下长时间工作后，他 <text:a xlink:type="simple" xlink:href="http://durihana.com/" text:style-name="Internet_20_link" text:visited-style-name="Visited_20_Internet_20_Link">
 在一个网站上找到一个电子邮件地址</text:a>
 ，在2021年发出一条令人痛心的信息：“我冒着生命危险写这封邮件，”这位工程师哀告。</text:p>
      <text:p text:style-name="P4">
一名年轻女子于2018年被人贩子从朝鲜偷渡到中国，她在今年年初联系了同一网站的所有者。她原本计划逃到韩国，但却被关在中国的一个边境城镇，被迫通过网络性交易赚钱。“请帮我们逃出这座房子，”她写道。</text:p>
      <text:p text:style-name="P4">
该网站属于首尔的基督教牧师千璂元，他因帮助朝鲜难民经中国逃离而闻名，几乎所有脱北者都会选择这条路线。他经常受到平壤的谴责，并曾因帮助数百名朝鲜人到达韩国或美国而在中国遭到监禁。</text:p>
      <text:p text:style-name="P4">
广告</text:p>
      <text:p text:style-name="P4">
但现在，在中国帮助脱北者的工作变得“几乎不可能”，千璂元说。</text:p>
      <text:p text:style-name="P4">
在疫情期间，中国对过境甚至国内旅行实施了严格限制。最近几个月，当这些限制开始放松后，千璂元和其他援助工作者收到了数以千计 <text:a xlink:type="simple" xlink:href="https://cn.nytimes.com/asia-pacific/20230404/north-korea-human-rights/" text:style-name="Internet_20_link" text:visited-style-name="Visited_20_Internet_20_Link">
 滞留在中国</text:a>
的朝鲜人的求救。</text:p>
      <text:p text:style-name="P4">
然而，由于被中国警方抓住的风险增加，雇佣人贩子的价格也随之飙升。北京不断扩大的监控强度使得避开当局的难度越来越大。2019年抵达韩国的脱北者为1047人。去年，这一数字暴跌至63人。</text:p>
      <text:p text:style-name="P4">
“脱北人数的减少并不是因为朝鲜人逃离压迫政权的愿望减弱了，”监测难民情况的人权工作者汉娜·宋（音）上月在华盛顿的一次 <text:a xlink:type="simple" xlink:href="https://www.cecc.gov/events/hearings/north-korean-refugees-and-the-imminent-danger-of-forced-repatriation-from-china" text:style-name="Internet_20_link" text:visited-style-name="Visited_20_Internet_20_Link">
 国会听证会</text:a>
 上说。“相反，它反映了中国无处不在的监控措施加大了难度。”</text:p>
      <text:p text:style-name="P4">
千璂元与《纽约时报》分享了数百条短信、音频文件、银行记录和其他文件，以帮助重建他协助那位软件工程师和网络性工作者李女士的努力。为了保护他们的身份，他要求时报隐去那名工程师的姓名和该女士的名字以及其他细节。</text:p>
      <text:p text:style-name="P4">
<text:span text:style-name="T4">
困在中国</text:span>
</text:p>
      <text:p text:style-name="P4">
广告</text:p>
      <text:p text:style-name="P4">
李女士和那名软件工程师互不相识，但他们都出于同样的原因找到了千璂元——他们想离开中国，不要被送回金正恩的专制政权。</text:p>
      <text:p text:style-name="P4">
“他们在监视我的一举一动，”这位软件工程师在2021年写给千璂元的第一封电子邮件中说。</text:p>
      <text:p text:style-name="P4">
他和数以千计年轻的 <text:a xlink:type="simple" xlink:href="https://cn.nytimes.com/asia-pacific/20220705/north-korea-crypto-hack/" text:style-name="Internet_20_link" text:visited-style-name="Visited_20_Internet_20_Link">
 朝鲜计算机专业人士 </text:a>
 一起来到中国，在疫情前，他们经常被派往国外，通过IT工作或网络犯罪为金正恩政府赚钱。</text:p>
      <text:p text:style-name="P4">
朝鲜切断了国内与互联网的联系，并派遣训练有素的网络专业人士到中国、东南亚和其他地方工作，以规避该国 <text:a xlink:type="simple" xlink:href="https://www.nytimes.com/interactive/2022/12/09/world/asia/north-korea-promises.html" text:style-name="Internet_20_link" text:visited-style-name="Visited_20_Internet_20_Link">
 因核武器项目遭受</text:a>
 的国际制裁。这些外派的专业人士通常住在集体宿舍，被要求互相监视。朝鲜领队还会寻找不忠行为的蛛丝马迹，比如看韩剧。</text:p>
      <text:p text:style-name="P4">
在通讯应用Telegram上与千璂元对话时，这位软件工程师将自己的生活形容为“笼中之鸟”。从早到晚，他都在 <text:a xlink:type="simple" xlink:href="https://www.upwork.com/" text:style-name="Internet_20_link" text:visited-style-name="Visited_20_Internet_20_Link">
 Upwork</text:a>
 等网络平台上寻找写代码的工作，为平壤政权赚钱。</text:p>
      <text:p text:style-name="P4">
发给千璂元的视频显示，他与朝鲜同事都在监控摄像头底下工作，墙上的一条标语写道：“让我们用高额业绩向敬爱的领袖金正恩表达忠诚！”</text:p>
      <text:p text:style-name="P4">
广告</text:p>
      <text:p text:style-name="P4">
但这些工作者每个月赚到的收入很难达到经理设定的四五千美元的标准。他们还不得不经常购买假身份，因为在制裁下，国际企业不得雇用朝鲜人。</text:p>
      <text:p text:style-name="P4">
刚到中国时，他并没有逃往韩国的计划。但去年他给千璂元发了一段自己满脸淤青的视频，说自己因为不服从指示而遭到殴打。“我想做个自由的人，哪怕只有一天的自由，我都愿意为之殊死一搏，”他写道。</text:p>
      <text:p text:style-name="P4">
有人权组织批评中国让境内如此多的朝鲜人沦落至奴隶般的处境，但他们要求打击此种行为的呼声基本无人理睬。北京抓捕试图逃往韩国的朝鲜人后，往往会将他们当作非法移民而不是难民，并将他们遣返回朝鲜接受惩罚。</text:p>
      <text:p text:style-name="P4">
中国会利用监控技术抓捕在逃人员或未经许可居留该国的外国人。</text:p>
      <text:p text:style-name="P4">
李女士五年前来到中国，她的计划一直都是逃往韩国。</text:p>
      <text:p text:style-name="P4">
她说，帮她脱北并进入中国的中间人告诉她，要先为一个老板工作三个月，才会被送往韩国。结果，中间人将她卖给了一名朝鲜妇女，后者的丈夫是边境城市白山的一名中国警察。</text:p>
      <text:p text:style-name="P4">
广告</text:p>
      <text:p text:style-name="P4">
像李女士这样的女性经常被卖给中国农村找不到妻子的男性，或是逼迫她们为非法网络性交易团伙工作的皮条客和人贩子。白山市那名妇女将李女士拘禁在一间公寓，强迫她在网络摄像头前为男性顾客表演性行为。</text:p>
      <text:p text:style-name="P4">
今年1月，李女士联系到千璂元，称她和另外两名朝鲜妇女即将被卖给另一个人贩子，她们需要紧急救助。</text:p>
      <text:p text:style-name="P4">
<text:span text:style-name="T4">
前往安全地点</text:span>
</text:p>
      <text:p text:style-name="P4">
导演过两部关于朝鲜难民的纪录片的影视制作人李学俊(Lee Hark-joon)表示，要帮助脱北者，必须得雇用值得信赖的人贩子，也就是“中间人”。</text:p>
      <text:p text:style-name="P4">
但“中间人最在乎的是赚钱，而不是脱北者的死活”，他说，并讲述了中间人收取费用后抛弃脱北者或是以不报警为条件进行敲诈的情况。</text:p>
      <text:p text:style-name="P4">
疫情让这个问题愈演愈烈。人权活动人士称，取道中国送出一名脱北者的费用从疫情前的数千美元涨至数万美元。</text:p>
      <text:p text:style-name="P4">
广告</text:p>
      <text:p text:style-name="P4">
今年1月，千璂元动用关系，设法为软件工程师、李女士和她的两名室友筹集了行动资金。他在泰国聘请了一名中间人，与中国的中间人进行合作。他们的计划是将这些朝鲜人送至中国青岛的一处安全地点。</text:p>
      <text:p text:style-name="P4">
等所有人都抵达安全地点，下一步就是带朝鲜人从中国偷渡至老挝，然后前往泰国，朝鲜人可以在那里向韩国申请庇护，这是许多脱北者的出逃路线。他们将开车穿越中国，因为疫情期间身份检查变得更加频繁，他们无法乘坐公共交通工具。</text:p>
      <text:p text:style-name="P4">
千璂元将软件工程师和三名女子前往青岛的路线分成几段，每到一段中间人都会换车，以免被面部识别或其他监控技术追踪。</text:p>
      <text:p text:style-name="P4">
千璂元还要求软件工程师和李女士发送他们的头像照片，并说清楚他们从被囚公寓里逃走时的穿着。</text:p>
      <text:p text:style-name="P4">
他要中间人发来接送朝鲜人的汽车照片和车牌。他与每个人都商讨了细节，随后才开始实施计划。</text:p>
      <text:p text:style-name="P4">
“一切都准备好了。我现在要走了。我正在穿衣服，”软件工程师在逃走之前给千璂元发来短信。</text:p>
      <text:p text:style-name="P4">
<text:span text:style-name="T4">
追踪和抓捕</text:span>
</text:p>
      <text:p text:style-name="P4">
人贩子没有将软件工程师直接送到青岛，而是去了中国东北吉林市的一所房子，在途中再次进行了计划之外的停留，千璂元的行动开始状况频出。</text:p>
      <text:p text:style-name="P4">
带着软件工程师进屋后，中间人联系了千璂元，要更多钱来购买食品、新衣服和鞋子。</text:p>
      <text:p text:style-name="P4">
第二天一早，中间人正准备出门去接白山的三名女子，却被吉林警方拦住。软件工程师也遭警方逮捕。</text:p>
      <text:p text:style-name="P4">
被投入监狱的中间人的亲属告知千璂元，朝鲜领队报告了软件工程师失踪的消息，而中间人开去接他的汽车在计划外的停留中被监控摄像头识别了出来。</text:p>
      <text:p text:style-name="P4">
千璂元赶紧寻找另外的中间人去接三名女子，以免为时已晚。</text:p>
      <text:p text:style-name="P4">
“中间人半夜会到指定地点等你们。车是紫色的，”他在给李女士的信息中写道。他要她右手撑伞，以便中间人辨认。</text:p>
      <text:p text:style-name="P4">
2月初，新的中间人将三名朝鲜妇女带到了青岛的安全地点。但在抵达几天后，囚禁她的妇女的丈夫——那名白山警察带着暴徒闯入屋内，千璂元说几位妇女在慌乱中给他打了电话。</text:p>
      <text:p text:style-name="P4">
千璂元表示，某一位中间人肯定与那位丈夫做了交易，用三名妇女换取现金。“否则没有其他解释，”他说。</text:p>
      <text:p text:style-name="P4">
千璂元说，软件工程师目前仍被关押在中国监狱，等待被遣返朝鲜。在朝鲜，试图逃往韩国的人可能面临关进劳改营或者更悲惨的下场。</text:p>
      <text:p text:style-name="P4">
李女士仍然下落不明。</text:p>
      <text:p text:style-name="P4">
“我帮助朝鲜人已有23年之久，”千璂元说。“我从未感到如此悲伤和无助。”</text:p>
      <text:p text:style-name="P4">
Source: <text:a xlink:type="simple" xlink:href="https://cn.nytimes.com/asia-pacific/20230711/north-korea-china-defectors/" text:style-name="Internet_20_link" text:visited-style-name="Visited_20_Internet_20_Link">
https://cn.nytimes.com/asia-pacific/20230711/north-korea-china-defectors/</text:a>
</text:p>
      <!--NEWS-->
      <text:h text:style-name="P10" text:outline-level="1">
<text:span text:style-name="T4">
白俄罗斯安置瓦格纳的军营是什么样子？BBC驻俄记者一探究竟</text:span>
</text:h>
      <text:p text:style-name="P4">
Author: https://www.facebook.com/bbcworldservice/</text:p>
      <text:p text:style-name="P4">
Publisher: BBC News 中文</text:p>
      <text:p text:style-name="P4">
Published Time: 2023-07-11T07:02:22.000Z</text:p>
      <text:p text:style-name="P4">
Modified Time: 2023-07-12T09:26:42.000Z</text:p>
      <text:p text:style-name="P4">
Description: BBC驻俄罗斯记者史蒂夫·罗森伯格（Steve Rosenberg）得到许可前往白俄罗斯提供给俄罗斯瓦格纳僱佣军的营地采访。但目前为止，只有白俄罗斯的军队驻扎在此。</text:p>
      <text:p text:style-name="P4">
Images: []</text:p>
      <text:p text:style-name="P4">
Videos: ["<text:a xlink:type="simple" xlink:href="https://www.bbc.com/ws/av-embeds/cps/zhongwen/simp/world-66162376/p0g0df2m/zh-hans" text:style-name="Internet_20_link" text:visited-style-name="Visited_20_Internet_20_Link">
zh-hans</text:a>
"]</text:p>
      <text:p text:style-name="P4">
Tags: ['乌克兰局势升温', '军事', '乌克兰']</text:p>
      <text:p text:style-name="P4">
Type: Article</text:p>
      <!--METADATA-->
      <text:h text:style-name="P12" text:outline-level="3">
<text:span text:style-name="T4">
白俄罗斯安置瓦格纳的军营是什么样子？BBC驻俄罗斯记者一探究竟</text:span>
</text:h>
      <text:p text:style-name="P4">
<text:a xlink:type="simple" xlink:href="https://www.bbc.com/ws/av-embeds/cps/zhongwen/simp/world-66162376/p0g0df2m/zh-hans" text:style-name="Internet_20_link" text:visited-style-name="Visited_20_Internet_20_Link">
 Video-1-Link：/ws/av-embeds/cps/zhongwen/simp/world-66162376/p0g0df2m/zh-hans</text:a>
 <text:span text:style-name="T4">
你的器材不支持播放多媒体材料</text:span>
<text:span text:style-name="T4">
白俄罗斯安置瓦格纳的军营是什么样子？BBC驻俄罗斯记者一探究竟</text:span>
 2023年7月11日  最近更新： 2023年7月12日</text:p>
      <text:p text:style-name="P4">
BBC驻俄罗斯记者史蒂夫·罗森伯格（SteveRosenberg）得到许可前往白俄罗斯提供给俄罗斯瓦格纳僱佣军的营地采访。但目前为止，只有白俄罗斯的军队驻扎在此。</text:p>
      <text:p text:style-name="P4">
这个军营的真实用途尚未知晓，但这里足够容纳5000人。</text:p>
      <text:p text:style-name="P4">
史蒂夫穿过整个营地询问瓦格纳在哪里，并且谈及僱佣军入驻的可能性。</text:p>
      <text:p text:style-name="P4">
Source: <text:a xlink:type="simple" xlink:href="https://www.bbc.com/zhongwen/simp/world-66162376" text:style-name="Internet_20_link" text:visited-style-name="Visited_20_Internet_20_Link">
https://www.bbc.com/zhongwen/simp/world-66162376</text:a>
</text:p>
      <!--NEWS-->
      <text:h text:style-name="P10" text:outline-level="1">
<text:span text:style-name="T4">
歌手李玟骤逝与有关“阳光忧郁症”的讨论</text:span>
</text:h>
      <text:p text:style-name="P4">
Author: https://www.facebook.com/bbcworldservice/</text:p>
      <text:p text:style-name="P4">
Publisher: BBC News 中文</text:p>
      <text:p text:style-name="P4">
Published Time: 2023-07-11T07:56:54.000Z</text:p>
      <text:p text:style-name="P4">
Modified Time: 2023-07-11T07:56:54.000Z</text:p>
      <text:p text:style-name="P4">
Description: 阳光忧郁症并非专业医学名词，但近来在网络空间被不断讨论，主要指外显个性及形象正向，活泼乐观人士罹患忧郁症，人们很难发现他们心理有忧郁倾向。</text:p>
      <text:p text:style-name="P4">
Images: ["<text:a xlink:type="simple" xlink:href="https://ichef.bbci.co.uk/news/640/cpsprodpb/14BDF/production/_130295948_gettyimages-136061682.jpg" text:style-name="Internet_20_link" text:visited-style-name="Visited_20_Internet_20_Link">
_130295948_ge...</text:a>
"]</text:p>
      <text:p text:style-name="P4">
Videos: []</text:p>
      <text:p text:style-name="P4">
Tags: ['娛樂', '中國', '台湾', '心理健康', '药', '香港', '医学研究', '妇女健康']</text:p>
      <text:p text:style-name="P4">
Type: Article</text:p>
      <!--METADATA-->
      <text:h text:style-name="P12" text:outline-level="3">
<text:span text:style-name="T4">
歌手李玟骤逝与有关“阳光忧郁症”的讨论</text:span>
</text:h>
      <text:p text:style-name="P4">
2023年7月11日<draw:frame draw:style-name="fr1" draw:name="Image9" text:anchor-type="as-char" svg:width="6.9236in" svg:height="3.894525in" draw:z-index="0">
<draw:image xlink:href="../Images/BBC Chinese/2023-07-11T07-56-54.000Z/_130295948_gettyimages-136061682.jpg" xlink:type="simple" xlink:show="embed" xlink:actuate="onLoad" draw:mime-type="image/jpeg"/>
</draw:frame>
</text:p>
      <text:p text:style-name="P4">
图像来源，  Getty Images</text:p>
      <text:p text:style-name="P4">
图像加注文字，</text:p>
      <text:p text:style-name="P4">
李玟的家人确认她这几年罹患了忧郁症，有定期就医接受治疗。</text:p>
      <text:p text:style-name="P4">
<text:span text:style-name="T4">
知名歌手李玟上周在香港过世，震撼华人娱乐圈。李玟以个性开朗外向，工作追求完美几乎“零负评”的形象走红乐团近30年，她在48岁的年龄骤逝，引发全球华人圈的广泛讨论及哀悼。</text:span>
</text:p>
      <text:p text:style-name="P4">
李玟的家人向港媒确认，李玟这几年罹患了忧郁症（抑郁症），有定期就医接受治疗。名人心理健康的问题，随着李玟的去世再次成为各大媒体上的热门话题，甚至开启有关于“阳光忧郁症”（smilingdepression，也称“微笑忧郁症”）的讨论。</text:p>
      <text:p text:style-name="P4">
阳光忧郁症并非专业医学名词，但近来在网络空间被不断讨论，主要指外显个性及形象正向，活泼乐观人士罹患忧郁症，人们很难发现他们心理有忧郁倾向，他们也擅于隐藏真实情绪或延迟就医，导致病情加剧。</text:p>
      <text:h text:style-name="P12" text:outline-level="3">
<text:span text:style-name="T4">
“阳光忧郁症”是什么？</text:span>
</text:h>
      <text:p text:style-name="P4">
根据美国医学网站“健康线上”（Healthline）解释，一般来说，忧郁症与悲伤、嗜睡和绝望相连结——譬如无法起床的症状。但现在，精神学界发现忧郁症的表现因人而异。而所谓“阳光忧郁症”，指的是那些内心忧郁但外表看起来非常快乐或满足的人。他们的公共生活及形象通常是“组合在一起”的，甚至可能是一些人所说的正常或完美的。</text:p>
      <text:p text:style-name="P4">
此外，典型的忧郁症状是精力极其低下，甚至早上都很难起床。在微笑忧郁症中，能量水平可能不会受到影响（除非一个人独处时）。</text:p>
      <text:p text:style-name="P4">
健康线上强调，医学界的《精神疾病诊断与统计手册》(DSM-5) 未将“微笑忧郁症”视为一种正式病名，但可能被诊断为具有“非典型特征”的重度忧郁症征状。</text:p>
      <text:p text:style-name="P4">
<text:a xlink:type="simple" xlink:href="https://www.bbc.com/zhongwen/simp/chinese-news-66117881" text:style-name="Internet_20_link" text:visited-style-name="Visited_20_Internet_20_Link">
 华语乐坛国际级歌手李玟离世，终年48岁 </text:a>
  * <text:a xlink:type="simple" xlink:href="https://www.bbc.com/ukchina/simp/vert-fut-43472385" text:style-name="Internet_20_link" text:visited-style-name="Visited_20_Internet_20_Link">
 社交媒体与抑郁症：患者的自述 </text:a>
  * <text:a xlink:type="simple" xlink:href="https://www.bbc.com/zhongwen/simp/world-42409964" text:style-name="Internet_20_link" text:visited-style-name="Visited_20_Internet_20_Link">
 韩流偶像钟铉遗书公开 娱乐圈抑郁症引关注 </text:a>
  * <text:a xlink:type="simple" xlink:href="https://www.bbc.com/zhongwen/simp/science-59993125" text:style-name="Internet_20_link" text:visited-style-name="Visited_20_Internet_20_Link">
 人生选择：为什么我们应该“放弃追求个人快乐” </text:a>
</text:p>
      <text:h text:style-name="P12" text:outline-level="3">
<text:span text:style-name="T4">
患者的征状</text:span>
</text:h>
      <text:p text:style-name="P4">
在香港执业多年的注册心理治疗师崔仲君 (Nastassia Tsuei)告诉BBC中文说，所谓smiling depression可以说是忧郁症的一种高功能形式，患者看起来仍然正常，在日常生活中表现得很好，但他们或是向外人隐藏自己的真实情绪，原因可能是其工作一直需要娱乐别人，这也是他们的身份认同的一部分，譬如好莱坞许多喜剧演员一样，罗宾威廉斯及金凯瑞都是忧郁症患者。</text:p>
      <text:p text:style-name="P4">
台湾董氏基金会心理卫生中心则在近日透过新闻稿指出，世界卫生组织（WHO）估计，忧郁症将成2030年全球疾病负担之首。新闻稿说，忧郁症可说是“心”的感冒，不分性别、年龄、财富地位，也不管个性阳光、充满活力或是内向不擅表达，都有可能罹患。</text:p>
      <text:p text:style-name="P4">
</text:p>
      <text:p text:style-name="P4">
图像来源，  Getty Images</text:p>
      <text:p text:style-name="P4">
图像加注文字，</text:p>
      <text:p text:style-name="P4">
美国喜剧演员罗宾·威廉斯2014年自缢过世。</text:p>
      <text:p text:style-name="P4">
崔仲君向BBC表示，根据多年临床观察，保持形像对一些忧郁症患者来说至关重要。他们因此也善于隐藏情绪，很难被旁人发现他们的心理健康出现了问题，因为患者可能会因为拥有自己的情绪而感到内疚：“就像需要在受虐待的家庭中讨好才能生存的孩子一样，他们善于隐藏自己的情绪并取悦父母以避免危险，但不是说所有阳光忧郁症患者都来自受虐家庭，但出身困难的孩子，也会表现得很懂事，隐藏自己的情绪，不愿意让父母担心。或有些不受关爱的孩子，只能透过搞笑获得友谊，那么就一直嘲弄自己，搞笑下去，把自己的情绪隐藏起来，许多谐星是如此。”</text:p>
      <text:p text:style-name="P4">
2014年牛津大学实验心理学系克拉里奇教授（Gordon Claridge） <text:a xlink:type="simple" xlink:href="https://www.bbc.com/zhongwen/simp/britain_focus/2014/08/140815_britain_focus_comedy_depression" text:style-name="Internet_20_link" text:visited-style-name="Visited_20_Internet_20_Link">
 研究</text:a>
了来自英国、美国和澳大利亚的523位喜剧演员（404位男性，119位女性），克拉里奇说，“我们发现了不寻常的性格特征组合，而且这些特征自相矛盾。”他发现一方面这些人士表现内向，容易抑郁。“也许你会形容他们带有精神分裂特征。”</text:p>
      <text:p text:style-name="P4">
他说：“这是一个非同寻常的性格特征组合……也许喜剧演员的外向性格特征是解决内心抑郁的方法。当然，并非所有喜剧演员都采取这样的方式。”</text:p>
      <text:p text:style-name="P4">
</text:p>
      <text:p text:style-name="P4">
图像来源，  Getty Images</text:p>
      <text:p text:style-name="P4">
图像加注文字，</text:p>
      <text:p text:style-name="P4">
李玟在2001年奥斯卡金像奖颁奖礼上献唱。</text:p>
      <text:p text:style-name="P4">
“健康线上”网站也强调，患有阳光忧郁症的人可能从外表来看，像一个活跃的、行动力强的个体，或有稳定工作、健康的社交和家庭生活，总体上看起来颇愉快的人，但当他们正在经历忧郁症时仍继续微笑，是因为他们可能觉得表现出忧郁是软弱的行为，或认为表达自己的真实感受会给他人带来负担，也有患者认为“很多人过得比你更糟，你还有什么可抱怨的呢”。</text:p>
      <text:p text:style-name="P4">
正因为如此，他们选择自杀的风险可能会更高。因为，患有重度忧郁症的人有时会产生自杀念头，但许多人没有精力按照这些想法采取行动。但患有阳光忧郁症的人可能有精力和动力坚持到底。</text:p>
      <text:h text:style-name="P12" text:outline-level="3">
<text:span text:style-name="T4">
如何应对？</text:span>
</text:h>
      <text:p text:style-name="P4">
台湾一位Youtuber“那那大师”2019年曾经邀请李玟到他的欢唱。作为李玟的资深歌迷，那那大师当时说李玟个性体贴爽朗，好似一个“太阳”，温暖歌迷及工作人员。一位与李玟合作过的台湾音乐界人士也告诉BBC记者，李玟工作勤奋，待人处事大方亲切，很难想像她会罹患忧郁症。</text:p>
      <text:p text:style-name="P4">
崔仲君告诉BBC，若身边有这样的患者，旁人能做的是善待他们：“由于他们善于掩饰自己的感受，我们只需要对我们的朋友更加敏感和支持。”</text:p>
      <text:p text:style-name="P4">
她补充说，若意识到自己可能患有阳光忧郁症，立即寻求专业帮助是很重要的。此外，可以开始学习并与朋友分享感受，​​感受并重视自己的需求，并且学着为自己设立与他人之间的界线（包含父母或伴侣），善待自己：“还可以做一些正念练习（mindfulpractices），或者瑜伽，太极等户外活动，这些都是躯体活动，可以舒缓神经系统，提高情绪。”</text:p>
      <text:p text:style-name="P4">
</text:p>
      <text:p text:style-name="P4">
<text:span text:style-name="T4">
珍惜生命，自杀不能解决问题，生命一定可以找到出路。</text:span>
</text:p>
      <text:p text:style-name="P4">
<text:span text:style-name="T4">
若须咨商或相关协助，请联系：</text:span>
</text:p>
      <ul>
        <li>
中国大陆（+86）：希望24热线 4001619995   * 香港（+852）：撒玛利亚防止自杀会 23892222；明爱向晴轩 18288；生命热线 2382 0000   * 澳门（+853）：澳门明爱生命热线 2852 5222   * 台湾（+886）：生命线 1995；张老师服务专线 1980；台湾自杀防治中心 0800 788 995   * 新加坡（+65）：新加坡援人协会（Samaritans of Singapore, SOS） 1800 221 4444   * 马来西亚（+60）：生命线协会 (03) 4265 7995；Befrienders (03) 7956 8145   * 英国（+44）：BBC Action Line <text:a xlink:type="simple" xlink:href="https://www.bbc.com/actionline" text:style-name="Internet_20_link" text:visited-style-name="Visited_20_Internet_20_Link">
 www.bbc.co.uk/actionline </text:a>
 ；撒玛利亚会 08457 90 90 90   * 世界各地： <text:a xlink:type="simple" xlink:href="http://befrienders.org/" text:style-name="Internet_20_link" text:visited-style-name="Visited_20_Internet_20_Link">
 Befrienders International </text:a>
</li>
      </ul>
      <text:p text:style-name="P4">
Source: <text:a xlink:type="simple" xlink:href="https://www.bbc.com/zhongwen/simp/science-66162351" text:style-name="Internet_20_link" text:visited-style-name="Visited_20_Internet_20_Link">
https://www.bbc.com/zhongwen/simp/science-66162351</text:a>
</text:p>
      <!--NEWS-->
      <text:h text:style-name="P10" text:outline-level="1">
<text:span text:style-name="T4">
北约峰会：土耳其和匈牙利表态支持，瑞典即将成为第32个成员国</text:span>
</text:h>
      <text:p text:style-name="P4">
Author: https://www.facebook.com/bbcworldservice/</text:p>
      <text:p text:style-name="P4">
Publisher: BBC News 中文</text:p>
      <text:p text:style-name="P4">
Published Time: 2023-07-11T08:49:14.000Z</text:p>
      <text:p text:style-name="P4">
Modified Time: 2023-07-11T08:49:14.000Z</text:p>
      <text:p text:style-name="P4">
Description: 为期两天的北约峰会周二在立陶宛的维尔纽斯开幕，乌克兰的入盟申请也是议程上的重要议题。</text:p>
      <text:p text:style-name="P4">
Images: ["<text:a xlink:type="simple" xlink:href="https://ichef.bbci.co.uk/news/640/cpsprodpb/13780/production/_130344797_f3b82f367b4f799b9fbb8141446010fc1ab3aeb20_0_6068_40451000x667.jpg" text:style-name="Internet_20_link" text:visited-style-name="Visited_20_Internet_20_Link">
_130344797_f3...</text:a>
"]</text:p>
      <text:p text:style-name="P4">
Videos: []</text:p>
      <text:p text:style-name="P4">
Tags: ['瑞典', '土耳其', '北大西洋公约组织']</text:p>
      <text:p text:style-name="P4">
Type: Article</text:p>
      <!--METADATA-->
      <text:h text:style-name="P12" text:outline-level="3">
<text:span text:style-name="T4">
北约峰会：土耳其和匈牙利表态支持，瑞典即将成为第32个成员国</text:span>
</text:h>
      <text:p text:style-name="P4">
2023年7月11日<draw:frame draw:style-name="fr1" draw:name="Image13" text:anchor-type="as-char" svg:width="6.9236in" svg:height="3.894525in" draw:z-index="0">
<draw:image xlink:href="../Images/BBC Chinese/2023-07-11T08-49-14.000Z/_130344797_f3b82f367b4f799b9fbb8141446010fc1ab3aeb20_0_6068_40451000x667.jpg" xlink:type="simple" xlink:show="embed" xlink:actuate="onLoad" draw:mime-type="image/jpeg"/>
</draw:frame>
</text:p>
      <text:p text:style-name="P4">
图像来源，  EPA</text:p>
      <text:p text:style-name="P4">
图像加注文字，</text:p>
      <text:p text:style-name="P4">
土耳其总统埃尔多安和瑞典首相克里斯滕森在北约秘书长斯托尔滕贝格的注视下握手。</text:p>
      <text:p text:style-name="P4">
<text:span text:style-name="T4">
北约秘书长斯托尔滕贝格表示，土耳其总统埃尔多安已同意支持瑞典加入北约。</text:span>
</text:p>
      <text:p text:style-name="P4">
他说，土耳其领导人将把瑞典的申请提交给本国议会，并“确保批准”。</text:p>
      <text:p text:style-name="P4">
与此同时，瑞典首相乌尔夫·克里斯滕森（Ulf Kristersson）说：“我非常高兴，这是瑞典的好日子。”</text:p>
      <text:p text:style-name="P4">
土耳其此前指责瑞典收容库尔德（Kurdish）武装分子并花了几个月时间阻止瑞典的申请。</text:p>
      <text:p text:style-name="P4">
作为北约31个成员国之一，土耳其可以对新加入北约的国家进行否决（申请加入北约的国家需要所有成员国的批准）。</text:p>
      <text:p text:style-name="P4">
美国总统拜登表示，他欢迎埃尔多安总统“迅速批准”该申请的承诺。</text:p>
      <text:p text:style-name="P4">
“我随时准备与埃尔多安总统和土耳其合作，加强欧洲-大西洋地区的防御和威慑。我期待着欢迎克里斯滕松首相和瑞典成为我们的第32个北约盟友，”白宫发表声明说。</text:p>
      <text:p text:style-name="P4">
德国外交部长安娜伦·贝尔伯克（Annalena Baerbock）在推特上写道：“32个了，我们在一起更安全。”英国首相里希•苏纳克（RishiSunak）表示，瑞典的加入将“让我们更安全”。</text:p>
      <text:p text:style-name="P4">
土耳其和瑞典领导人在立陶宛首都维尔纽斯举行会谈后，斯托尔滕贝格于周一晚些时候宣布了这一消息。</text:p>
      <text:p text:style-name="P4">
北约秘书长称这是“历史性的一步”，但强调无法给出瑞典加入北约的明确日期，因为这取决于土耳其议会。</text:p>
      <text:p text:style-name="P4">
去年5月，在俄罗斯全面入侵乌克兰几个月后，瑞典及其东部邻国芬兰宣布有意加入北约。这两个国家都有长期的战时中立历史。芬兰于今年4月正式加入。</text:p>
      <text:p text:style-name="P4">
<text:a xlink:type="simple" xlink:href="https://www.bbc.com/zhongwen/simp/world-60136487" text:style-name="Internet_20_link" text:visited-style-name="Visited_20_Internet_20_Link">
 乌克兰战争：北约做了什么？瑞典和芬兰如何加入？ </text:a>
  * <text:a xlink:type="simple" xlink:href="https://www.bbc.com/zhongwen/simp/world-61407312" text:style-name="Internet_20_link" text:visited-style-name="Visited_20_Internet_20_Link">
 芬兰和瑞典若加入北约 欧洲将更安全还是更危险？ </text:a>
</text:p>
      <text:p text:style-name="P4">
斯托尔滕贝格表示，土耳其和瑞典已经解决了“土耳其的合理安全关切”，为此瑞典修改了宪法和法律，扩大了针对库尔德工人党(PKK)的反恐行动，并恢复了对土耳其的武器出口。</text:p>
      <text:p text:style-name="P4">
土耳其和匈牙利是目前仅有的两个尚未批准瑞典入盟申请的北约成员国。</text:p>
      <text:p text:style-name="P4">
匈牙利外长彼得·西雅尔多（Peter Szijjarto）周二表示，批准瑞典的申请现在只是技术问题。</text:p>
      <text:p text:style-name="P4">
周一早些时候，埃尔多安总统似乎还将土耳其对瑞典加入北约的支持，以及欧盟与安卡拉重启加入欧盟的谈判联系起来。</text:p>
      <text:p text:style-name="P4">
欧盟官员很快拒绝了这一要求，称这是两个不同的问题。</text:p>
      <text:p text:style-name="P4">
北约稍后发表声明表示，瑞典将积极支持“重振土耳其加入欧盟进程”，这包括“欧盟-土耳其关税同盟现代化和签证自由化”。</text:p>
      <text:p text:style-name="P4">
土耳其早在1987年就首次申请加入欧盟，但在埃尔多安总统的领导下，土耳其逐渐走向威权主义，导致入盟进程陷入停顿。</text:p>
      <text:p text:style-name="P4">
不过，自俄罗斯入侵乌克兰以来，埃尔多安还扮演了独特的角色——一位在莫斯科有影响力的北约国家领导人。</text:p>
      <text:p text:style-name="P4">
去年，他帮助促成了“黑海谷物计划”，该计划使乌克兰能够从其港口出口农产品。</text:p>
      <text:p text:style-name="P4">
尽管俄罗斯频繁威胁要退出，但土耳其一直在帮助维持该计划。</text:p>
      <text:p text:style-name="P4">
但土耳其也因向乌克兰提供武装无人机而激怒了克里姆林宫。</text:p>
      <text:p text:style-name="P4">
</text:p>
      <text:p text:style-name="P4">
图像来源，  EPA</text:p>
      <text:p text:style-name="P4">
图像加注文字，</text:p>
      <text:p text:style-name="P4">
乌克兰总统泽连斯基希望北约在维尔纽斯峰会上就乌克兰的入盟申请发出“明确信号”。</text:p>
      <text:p text:style-name="P4">
周末，在乌克兰总统泽连斯基访问结束后，土耳其出人意料地允许五名前乌克兰驻马里乌波尔（Mariupol）指挥官飞回基辅，这也让俄罗斯官员感到愤怒。</text:p>
      <text:p text:style-name="P4">
根据去年的囚犯交换协议，俄罗斯希望这些人留在土耳其直到战争结束。</text:p>
      <text:p text:style-name="P4">
为期两天的北约峰周二在立陶宛的维尔纽斯开幕，乌克兰的入盟申请将是议程上的重要议题。</text:p>
      <text:p text:style-name="P4">
所有北约成员国都同意，乌克兰不能在战争期间加入北约，因为担心这会导致该联盟与拥有核武器的俄罗斯发生直接冲突。</text:p>
      <text:p text:style-name="P4">
乌克兰总统泽连斯基自己也表示，他不希望在战争结束前成为成员国，但他希望这次峰会能对乌克兰的申请发出“明确信号”。</text:p>
      <text:p text:style-name="P4">
东欧的几个北约成员国正敦促其邻国加入北约，但包括美国和德国在内的其他成员国似乎更为犹豫。</text:p>
      <text:p text:style-name="P4">
俄罗斯总统普京的发言人德米特里•佩斯科夫（DmitryPeskov）周一警告称，乌克兰加入北约将“对整个安全架构产生负面影响，如同其在欧洲一样被摧毁了一半”。</text:p>
      <text:p text:style-name="P4">
佩斯科夫表示，乌克兰加入欧盟将“对我国构成绝对的危险和威胁，这需要我们做出相当坚定和明确的反应”。</text:p>
      <text:h text:style-name="P12" text:outline-level="3">
<text:span text:style-name="T4">
北约峰会：乌克兰入会前景受关注</text:span>
</text:h>
      <text:p text:style-name="P4">
</text:p>
      <text:p text:style-name="P4">
图像来源，  EPA-EFE/REX/Shutterstock</text:p>
      <text:p text:style-name="P4">
北约领导人齐聚立陶宛参加这次北约峰会。这次峰会可能决定乌克兰战争的方向，以及这个西方联盟的未来。</text:p>
      <text:p text:style-name="P4">
31个成员国希望向俄罗斯表明，他们有决心长期在军事上支持乌克兰。</text:p>
      <text:p text:style-name="P4">
在土耳其放弃反对瑞典加入北约后，他们的到来受到了欢迎。但对于乌克兰未来加入欧盟的野心，各方仍存在分歧。</text:p>
      <text:p text:style-name="P4">
一些盟国据信将向基辅承诺新的安全保障，以阻止俄罗斯未来的侵略。他们还将讨论提供更多武器和弹药的问题。</text:p>
      <text:p text:style-name="P4">
在成员国问题上，乌克兰总统泽连斯基希望北约表示，乌克兰可以在战斗结束后尽快加入，并明确如何以及何时实现这一目标。但一些北约国家不愿走得太远，担心自动加入北约的承诺可能会刺激俄罗斯升级并拖延战争。</text:p>
      <text:p text:style-name="P4">
在为期两天的会议上，北约领导人预计将达成新的计划，通过加强北约在东欧的部队，保护北约成员国未来免受俄罗斯侵略。</text:p>
      <text:p text:style-name="P4">
Source: <text:a xlink:type="simple" xlink:href="https://www.bbc.com/zhongwen/simp/world-66162885" text:style-name="Internet_20_link" text:visited-style-name="Visited_20_Internet_20_Link">
https://www.bbc.com/zhongwen/simp/world-66162885</text:a>
</text:p>
      <!--NEWS-->
      <text:h text:style-name="P10" text:outline-level="1">
<text:span text:style-name="T4">
BBC《Our World》纪录片：香港，去与留</text:span>
</text:h>
      <text:p text:style-name="P4">
Author: https://www.facebook.com/bbcworldservice/</text:p>
      <text:p text:style-name="P4">
Publisher: BBC News 中文</text:p>
      <text:p text:style-name="P4">
Published Time: 2023-07-11T08:52:22.000Z</text:p>
      <text:p text:style-name="P4">
Modified Time: 2023-07-11T08:52:22.000Z</text:p>
      <text:p text:style-name="P4">
Description: 自北京2020年在香港颁布《国安法》后，数十万人已经离开了这座城市。BBC《Our World》持续追踪了数名留下来以及移居海外的香港人，纪录政治、社会氛围的改变如何影响他们的生活。</text:p>
      <text:p text:style-name="P4">
Images: []</text:p>
      <text:p text:style-name="P4">
Videos: ["<text:a xlink:type="simple" xlink:href="https://www.bbc.com/ws/av-embeds/cps/zhongwen/simp/world-66162577/p0g064p7/zh-hans" text:style-name="Internet_20_link" text:visited-style-name="Visited_20_Internet_20_Link">
zh-hans</text:a>
"]</text:p>
      <text:p text:style-name="P4">
Tags: ['香港版国安法', '香港']</text:p>
      <text:p text:style-name="P4">
Type: Article</text:p>
      <!--METADATA-->
      <text:h text:style-name="P12" text:outline-level="3">
<text:span text:style-name="T4">
BBC《Our World》纪录片：香港，去与留</text:span>
</text:h>
      <text:p text:style-name="P4">
<text:a xlink:type="simple" xlink:href="https://www.bbc.com/ws/av-embeds/cps/zhongwen/simp/world-66162577/p0g064p7/zh-hans" text:style-name="Internet_20_link" text:visited-style-name="Visited_20_Internet_20_Link">
 Video-1-Link：/ws/av-embeds/cps/zhongwen/simp/world-66162577/p0g064p7/zh-hans</text:a>
 <text:span text:style-name="T4">
你的器材不支持播放多媒体材料</text:span>
<text:span text:style-name="T4">
BBC《Our World》纪录片：香港，去与留</text:span>
 2023年7月11日</text:p>
      <text:p text:style-name="P4">
自北京2020年在香港颁布《国安法》后，数十万人已经离开了这座城市。有批评指香港的改变已经到了难以辨认的程度 ——民主派指国安法被用作让大家噤声的武器，大部分的反对派政治人物要不是被逮捕就是流亡海外，留下来的人则难以分辨政治红线在哪里。</text:p>
      <text:p text:style-name="P4">
BBC《Our World》持续追踪了数名留下来以及移居海外的香港人，纪录政治、社会氛围的改变如何影响他们的生活。</text:p>
      <text:h text:style-name="P12" text:outline-level="3">
<text:span text:style-name="T4">
相关内容</text:span>
</text:h>
      <text:p text:style-name="P4">
<text:a xlink:type="simple" xlink:href="https://www.bbc.com/zhongwen/simp/chinese-news-66107890" text:style-name="Internet_20_link" text:visited-style-name="Visited_20_Internet_20_Link">
 香港国安法谋求“域外效力” 海外港人的噤声与坚持 </text:a>
  * <text:a xlink:type="simple" xlink:href="https://www.bbc.com/zhongwen/simp/chinese-news-65842285" text:style-name="Internet_20_link" text:visited-style-name="Visited_20_Internet_20_Link">
 香港“反送中”四周年：禁书、禁语、自我审查与香港人被“再教育” </text:a>
</text:p>
      <text:p text:style-name="P4">
Source: <text:a xlink:type="simple" xlink:href="https://www.bbc.com/zhongwen/simp/world-66162577" text:style-name="Internet_20_link" text:visited-style-name="Visited_20_Internet_20_Link">
https://www.bbc.com/zhongwen/simp/world-66162577</text:a>
</text:p>
      <!--NEWS-->
      <text:h text:style-name="P10" text:outline-level="1">
<text:span text:style-name="T4">
旺季不旺 中国楼市难脱困？</text:span>
</text:h>
      <text:p text:style-name="P4">
Author: None (Language: zh)</text:p>
      <text:p text:style-name="P4">
Publisher: None</text:p>
      <text:p text:style-name="P4">
Time: 2023-07-11T08:56:00Z</text:p>
      <text:p text:style-name="P4">
Description: 中国房地产市场持续不景气，统计显示，以往被视为销售旺季的六月份依旧业绩不佳。本周一，中国央行等部门又宣布了一项“金融支持”楼市的举措。</text:p>
      <text:p text:style-name="P4">
Videos: []</text:p>
      <text:p text:style-name="P4">
Images: []</text:p>
      <text:p text:style-name="P4">
Subject: 经济纵横</text:p>
      <text:p text:style-name="P4">
Subjects: ['德中关系', '中央银行', '岛屿主权争端', '专题报道：全景观看“习马会”', '中国', '中共十九大']</text:p>
      <text:p text:style-name="P4">
Keywords: ['中国', '楼市', '房地产', '央行', '房企', '建筑', '开工']</text:p>
      <text:p text:style-name="P4">
ID: 66186726</text:p>
      <!--METADATA-->
      <text:p text:style-name="P4">
<text:a xlink:type="simple" xlink:href="https://www.dw.com/zh/overlay/image/article/66186726/59247448" text:style-name="Internet_20_link" text:visited-style-name="Visited_20_Internet_20_Link">
 </text:a>
</text:p>
      <text:p text:style-name="P4">
中国结束清零政策之后，楼市并未走向复苏。</text:p>
      <text:p text:style-name="P4">
（德国之声中文网）多方面的调查数据表明，中国房地产市场的下行趋势仍在继续。据澎湃新闻报道，克而瑞地产研究中心上月底发布的房地产企业销售情况数据显示，2023年6月仅不到3成的百强房企单月业绩同比增长，环比增长的企业在百强房企中也只占到半数。有近6成百强房企的单月业绩同比降幅大于30%，其中27家企业业绩降幅大于50%。</text:p>
      <text:p text:style-name="P4">
报告认为，6月份房地产销售延续平淡，重点30城供应虽有反弹，环比上升34%，但从绝对规模来看，仍创近5年来同期新低。一、二、三线城市整体成交同比环比均降，仅深圳一地是个例外。</text:p>
      <text:p text:style-name="P4">
观点指数研究院的报告也指出，6月前100房企实现权益总销售金额3636亿元，同比下降34.4%，环比基本持平。</text:p>
      <text:p text:style-name="P4">
房市的颓势也反映在建筑行业。据中国国家统计局发布的数据，今年前5个月，房屋新开工面积同比下降22.6%，降幅比1-4月份扩大1.4个百分点。目前房屋在建规模减少，1-5月，房屋施工面积同比下降6.2%，降幅较前4个月有所扩大。1-5月房地产开发投资同比下降7.2%，降幅比1-4月再扩大1个百分点。</text:p>
      <text:h text:style-name="P12" text:outline-level="3">
<text:span text:style-name="T4">
通过收税调节房价 中国楼市何去何从?</text:span>
</text:h>
      <text:h text:style-name="P12" text:outline-level="3">
<text:span text:style-name="T4">
反弹后降温</text:span>
</text:h>
      <text:p text:style-name="P4">
《证券时报》报道指出，房地产开发企业新项目开发意愿不强、开工建设意愿不足的关键之一就在于销售不振。</text:p>
      <text:p text:style-name="P4">
2023年以来，中国楼市在2、3月份出现了一波较为明显的 <text:a xlink:type="simple" xlink:href="https://www.dw.com/zh/zh/专访中国房市真的回暖了吗/a-64843185" text:style-name="Internet_20_link" text:visited-style-name="Visited_20_Internet_20_Link">
 反弹</text:a>
，但随着疫情封控期间被压抑的住房需求的释放，自4月份起， <text:a xlink:type="simple" xlink:href="https://www.dw.com/zh/zh/中国房地产迎来复苏信号但是/a-65420163" text:style-name="Internet_20_link" text:visited-style-name="Visited_20_Internet_20_Link">
 楼市快速降温</text:a>
。在对半年度业绩尤为重要的6月，过往房企都会加大供应力度以推动销售，但今年明显积极性不足。国信证券研报显示，今年6月单月，房企供应量创下近5年同期新低。</text:p>
      <text:p text:style-name="P4">
中指研究院上周发布的2023上半年中国房地产市场报告指出，短期来看，在销售回款、融资均未明显改善的情况下，房企现金流仍面临较大挑战，直接制约着企业的开工、投资积极性，新开工、房地产开发投资额难现明显改观。</text:p>
      <text:p text:style-name="P4">
报告指当前购房者置业情绪仍受多个因素影响，其中居民收入预期偏弱、房价下跌预期较强、购房者对期房烂尾的担心等依然是关键。报告认为，随着二季度市场持续转弱，下半年政策加力预期增强，若下半年经济出现超预期转弱情况，则房地产作为经济"稳定器"，托底政策或将加快落地。</text:p>
      <text:p text:style-name="P4">
克而瑞地产研究中心也认为，若7月无强有力的救市政策出台，整体新房成交规模还将低位持稳。</text:p>
      <text:h text:style-name="P12" text:outline-level="3">
<text:span text:style-name="T4">
河南爛尾房項目殘局難收</text:span>
</text:h>
      <text:h text:style-name="P12" text:outline-level="3">
<text:span text:style-name="T4">
央行延长"金融16条"</text:span>
</text:h>
      <text:p text:style-name="P4">
本周一（7月10日），中国人民银行、国家金融监督管理总局发布通知，将"金融支持房地产市场平稳健康发展有关政策"（又称 <text:a xlink:type="simple" xlink:href="https://www.dw.com/zh/zh/中国国有银行出手-千亿资金救房企/a-63875752" text:style-name="Internet_20_link" text:visited-style-name="Visited_20_Internet_20_Link">
 金融16条</text:a>
）期限延长到2024年底。2022年11月，央行和原银保监会曾联合出台通知，从保持房地产融资平稳有序、积极做好保交楼金融服务、配合做好受困房企风险处置、加大住房租赁金融支持等方面，明确了16条支持政策，其中两条政策规定了适用期限。</text:p>
      <text:p text:style-name="P4">
市场分析认为，此次政策延期举动将有助于进一步缓解房企资金压力，减少金融机构对房企贷款的风险担忧，促进"保交楼"，提振楼市信心。《中国证券报》报道称之为"房地产大利好"。</text:p>
      <text:p text:style-name="P4">
不过此前，亿翰智库（ehresearch）分析指出，由于支撑需求的底层即宏观经济的恢复并非易事，因此2023年的地产市场难以呈现稳定的恢复，"更多是脉冲式的行情，即在需求的积蓄、房企的以价换量、政策的促进等多因素的综合作用下，在一段时间内呈现修复，随后重新进入下行区间。"</text:p>
      <text:p text:style-name="P4">
中指研究院的报告也总结认为，当前形势下，中国房企发展"旧模式"已不可持续。跨国采矿业巨头力拓集团（Rio Tinto）董事会主席巴尔顿（DominicBarton）在接受彭博社采访时，谈到中国经济面临的挑战认为，房地产业"是一个大问题"。</text:p>
      <text:p text:style-name="P4">
出版过回忆录《红色赌盘》、流亡英国的前北京政协委员沈栋认为，中国房地产业已经走到尽头，毫无反弹可能，而这也将影响到消费趋势。他日前接受 <text:a xlink:type="simple" xlink:href="https://www.dw.com/zh/zh/獨家沈棟將赴美作證中國民企一片荒涼/a-66113718" text:style-name="Internet_20_link" text:visited-style-name="Visited_20_Internet_20_Link">
 德国之声采访</text:a>
时指出，中国约87%的人住的房子是自己持有。如果现在房地产下行的话，会出现财富剧减效应，"87%的人都看到自己的财富在缩水，这种情况下，消费市场不可能提的上来。"</text:p>
      <text:h text:style-name="P12" text:outline-level="3">
<text:span text:style-name="T4">
《红色赌盘》作者沈栋：在牛津逾越恐惧</text:span>
</text:h>
      <text:p text:style-name="P4">
(综合报道)</text:p>
      <text:p text:style-name="P4">
Source: <text:a xlink:type="simple" xlink:href="https://www.dw.com/zh/旺季不旺-中国楼市难脱困？/a-66186726" text:style-name="Internet_20_link" text:visited-style-name="Visited_20_Internet_20_Link">
https://www.dw.com/zh/旺季不旺-中国楼市难脱困？/a-66186726?maca=chi-rss-chi-all-1127-rdf</text:a>
</text:p>
      <!--NEWS-->
      <text:h text:style-name="P10" text:outline-level="1">
<text:span text:style-name="T4">
从创伤到新生：走进迎接朝鲜脱北者的韩国统一院</text:span>
</text:h>
      <text:p text:style-name="P4">
Author: https://www.facebook.com/bbcworldservice/</text:p>
      <text:p text:style-name="P4">
Publisher: BBC News 中文</text:p>
      <text:p text:style-name="P4">
Published Time: 2023-07-11T09:07:46.000Z</text:p>
      <text:p text:style-name="P4">
Modified Time: 2023-07-11T09:07:46.000Z</text:p>
      <text:p text:style-name="P4">
Description: BBC走进首尔的统一院，看看这里如何帮助初到韩国的朝鲜脱北者面对新生活。</text:p>
      <text:p text:style-name="P4">
Images: ["<text:a xlink:type="simple" xlink:href="https://ichef.bbci.co.uk/news/640/cpsprodpb/C174/production/_130342594_defectorslearningbaking.jpg" text:style-name="Internet_20_link" text:visited-style-name="Visited_20_Internet_20_Link">
_130342594_de...</text:a>
", "<text:a xlink:type="simple" xlink:href="https://ichef.bbci.co.uk/news/640/cpsprodpb/D704/production/_130344055_bbc.jpg" text:style-name="Internet_20_link" text:visited-style-name="Visited_20_Internet_20_Link">
_130344055_bb...</text:a>
", "<text:a xlink:type="simple" xlink:href="https://ichef.bbci.co.uk/news/640/cpsprodpb/FE14/production/_130344056_recropdefectorlearningnailpaint-1.jpg" text:style-name="Internet_20_link" text:visited-style-name="Visited_20_Internet_20_Link">
_130344056_re...</text:a>
", "<text:a xlink:type="simple" xlink:href="https://c.files.bbci.co.uk/assets/4978774e-5fe4-41e6-8db3-cede9bd9c5a6" text:style-name="Internet_20_link" text:visited-style-name="Visited_20_Internet_20_Link">
4978774e-5fe4...</text:a>
", "<text:a xlink:type="simple" xlink:href="https://ichef.bbci.co.uk/news/640/cpsprodpb/179C/production/_130344060_recropjobscentre.jpg" text:style-name="Internet_20_link" text:visited-style-name="Visited_20_Internet_20_Link">
_130344060_re...</text:a>
", "<text:a xlink:type="simple" xlink:href="https://c.files.bbci.co.uk/assets/3b3bc63c-130c-4d18-afd2-395aa11b577f" text:style-name="Internet_20_link" text:visited-style-name="Visited_20_Internet_20_Link">
3b3bc63c-130c...</text:a>
"]</text:p>
      <text:p text:style-name="P4">
Videos: []</text:p>
      <text:p text:style-name="P4">
Tags: ['朝鲜', '韩国']</text:p>
      <text:p text:style-name="P4">
Type: Article</text:p>
      <!--METADATA-->
      <text:h text:style-name="P12" text:outline-level="3">
<text:span text:style-name="T4">
从创伤到新生：走进迎接朝鲜脱北者的韩国统一院</text:span>
</text:h>
      <ul>
        <li>
白麦克（Michael Bristow）   * BBC记者，发自首尔</li>
      </ul>
      <text:p text:style-name="P4">
2023年7月11日<draw:frame draw:style-name="fr1" draw:name="Image18" text:anchor-type="as-char" svg:width="6.9236in" svg:height="3.894525in" draw:z-index="0">
<draw:image xlink:href="../Images/BBC Chinese/2023-07-11T09-07-46.000Z/_130342594_defectorslearningbaking.jpg" xlink:type="simple" xlink:show="embed" xlink:actuate="onLoad" draw:mime-type="image/jpeg"/>
</draw:frame>
</text:p>
      <text:p text:style-name="P4">
图像来源，  Unification Ministry</text:p>
      <text:p text:style-name="P4">
图像加注文字，</text:p>
      <text:p text:style-name="P4">
韩国统一院的设施为朝鲜难民提供包括烹饪等各类课程</text:p>
      <text:p text:style-name="P4">
<text:span text:style-name="T4">
距离韩国首都首尔大约两个小时的车程，在一个充满丛林山丘和稻田的乡村，有一个看起来格格不入的建筑群。</text:span>
</text:p>
      <text:p text:style-name="P4">
这座俯瞰着周边乡村的多层建筑群，周围围上了高墙和有警卫守护的门。这个地方与世隔绝、安全而又隐秘。</text:p>
      <text:p text:style-name="P4">
既是培训基地，又是医疗设施，也是再教育中心，这里是朝鲜脱北者抵达韩国之后被送去逗留三个月的地方。</text:p>
      <text:p text:style-name="P4">
它的名称是“统一院”（Hanawon），全称为“朝鲜离脱住民定着支援事务所”（Settlement Support Centre for NorthKorean Refugees）。</text:p>
      <text:p text:style-name="P4">
近年，通过艰难的旅途逃往韩国的朝鲜人数量大幅下降，他们冒着被捕就有可能处死的风险逃亡，以摆脱贫困和压制。</text:p>
      <text:p text:style-name="P4">
十来年前，每年大约有3000朝鲜人抵达韩国。之后那些年，这个数字下降到了约1000人，然后在新冠疫情期间，随着朝鲜关闭边境，又降至不到100人。</text:p>
      <text:p text:style-name="P4">
尽管如此，韩国还是重申，不仅要继续开放统一院，而且还要对设施进行扩大。</text:p>
      <text:p text:style-name="P4">
<draw:frame draw:style-name="fr1" draw:name="Image19" text:anchor-type="as-char" svg:width="6.9236in" svg:height="3.894525in" draw:z-index="0">
<draw:image xlink:href="../Images/BBC Chinese/2023-07-11T09-07-46.000Z/_130344055_bbc.jpg" xlink:type="simple" xlink:show="embed" xlink:actuate="onLoad" draw:mime-type="image/jpeg"/>
</draw:frame>
</text:p>
      <text:p text:style-name="P4">
图像来源，  Unification Ministry</text:p>
      <text:p text:style-name="P4">
图像加注文字，</text:p>
      <text:p text:style-name="P4">
这个与世隔绝的地方有一个展示科技产品的区域。</text:p>
      <text:p text:style-name="P4">
首尔政府认为，随着朝鲜方面放宽新冠疫情的管控措施，会有更多的朝鲜人能够逃出来。那样的话，统一院就将再次满员。</text:p>
      <text:p text:style-name="P4">
韩国统一部长权宁世表示，韩国需要准备好迎接这些新来者。</text:p>
      <text:p text:style-name="P4">
“我们不要将脱北者视为异类，而要把他们看作是来自北方家乡的邻居，”他说。</text:p>
      <text:p text:style-name="P4">
那些树篱、鲜花和修剪整齐的树木在周一的夏日阳光下令统一院显得很受欢迎，韩国政府在这一天难得地让记者参观设施的内部。</text:p>
      <text:p text:style-name="P4">
我们参观了一个培训中心，那里为脱北者提供了22门课程，包括美发、美容、烘焙和服装制作等等。</text:p>
      <text:p text:style-name="P4">
一个房间被布置成了一个美甲店，脱北者在这里学习精细的美甲手艺。他们使用模型手来练习涂甲、上光和修整。</text:p>
      <text:p text:style-name="P4">
<draw:frame draw:style-name="fr1" draw:name="Image20" text:anchor-type="as-char" svg:width="6.9236in" svg:height="3.894525in" draw:z-index="0">
<draw:image xlink:href="../Images/BBC Chinese/2023-07-11T09-07-46.000Z/_130344056_recropdefectorlearningnailpaint-1.jpg" xlink:type="simple" xlink:show="embed" xlink:actuate="onLoad" draw:mime-type="image/jpeg"/>
</draw:frame>
</text:p>
      <text:p text:style-name="P4">
图像来源，  Unification Ministry</text:p>
      <text:p text:style-name="P4">
图像加注文字，</text:p>
      <text:p text:style-name="P4">
支援中心提供美甲、美容等培训课程</text:p>
      <text:p text:style-name="P4">
这里还散发着烘焙的香气，那是从隔壁的烹饪课里飘过来的。</text:p>
      <text:p text:style-name="P4">
其他课程旨在帮助朝鲜人适应这个国家的生活，这里的科技比他们的国家要领先数十年。</text:p>
      <text:p text:style-name="P4">
其中一个教室被布置成一个卖高科技产品的小商店。平板电脑、智能手机和电脑摆放在展台上。</text:p>
      <text:p text:style-name="P4">
另一座建筑的地板看起来则像一家现代医院。那里有一个小病房，有诊室，还有穿白袍的医生走来走去。</text:p>
      <text:p text:style-name="P4">
这里不仅要照顾这些朝鲜人身体上的需要，许多人来到这里时还带有严重的心理问题，需要紧急协助。</text:p>
      <text:p text:style-name="P4">
<draw:frame draw:style-name="fr1" draw:name="Image21" text:anchor-type="as-char" svg:width="6.9236in" svg:height="6.881297in" draw:z-index="0">
<draw:image xlink:href="../Images/BBC Chinese/2023-07-11T09-07-46.000Z/4978774e-5fe4-41e6-8db3-cede9bd9c5a6" xlink:type="simple" xlink:show="embed" xlink:actuate="onLoad" draw:mime-type="image/png"/>
</draw:frame>
BBC</text:p>
      <text:p text:style-name="Quotations">

<text:p text:style-name="P4">
我的一位患者......擔心人們如果知道他來自朝鮮會怎麼想。  <text:span text:style-name="T4">
全振勇醫生</text:span>
  &gt;
  曾在統一院工作的精神科醫生</text:p>

</text:p>
      <text:p text:style-name="P4">
全振勇医生是一名在统一院工作过的精神科医生。他听设施里的朝鲜人讲述过一些可怕的创伤经历。</text:p>
      <text:p text:style-name="P4">
他说，他们必须应对逃亡带来的压力，还有在到达韩国之前都有可能被捕遣返的持续恐惧。</text:p>
      <text:p text:style-name="P4">
很多人难以克服内疚感，他们将亲人留在朝鲜，可能再也不能相见。</text:p>
      <text:p text:style-name="P4">
一些人在韩国遭受偏见，于是选择隐瞒自己来自朝鲜的事实。</text:p>
      <text:p text:style-name="P4">
“我的一位患者曾在一家餐馆吃午饭，当时电视上正播放朝鲜发射导弹的新闻，”全医生说。</text:p>
      <text:p text:style-name="P4">
“他感到非常不适，就快快地吃完离开了餐厅。他担心人们如果知道他来自朝鲜会怎么想。”</text:p>
      <text:p text:style-name="P4">
<draw:frame draw:style-name="fr1" draw:name="Image22" text:anchor-type="as-char" svg:width="6.9236in" svg:height="3.894525in" draw:z-index="0">
<draw:image xlink:href="../Images/BBC Chinese/2023-07-11T09-07-46.000Z/_130344060_recropjobscentre.jpg" xlink:type="simple" xlink:show="embed" xlink:actuate="onLoad" draw:mime-type="image/jpeg"/>
</draw:frame>
</text:p>
      <text:p text:style-name="P4">
图像来源，  Unification Ministry</text:p>
      <text:p text:style-name="P4">
图像加注文字，</text:p>
      <text:p text:style-name="P4">
用围栏围起来的设施内，有一个职业培训中心。</text:p>
      <text:p text:style-name="P4">
在接受记者采访时，现在在统一院的三名女性脱北者透露了她们正在努力克服着怎样的困难。</text:p>
      <text:p text:style-name="P4">
她们害怕透露姓名，仅以A、B和C来指代。其中一名女子还躲在一个屏障后面与我们对话。</text:p>
      <text:p text:style-name="P4">
三人都是先逃到了中国，然后再抵达韩国。她们在中国的生活比在朝鲜好，但仍然充满焦虑和危险。</text:p>
      <text:p text:style-name="P4">
B女士说她没能获得中国的身份证，意味着她无法去医院，无法办理银行卡，甚至也不能乘坐火车。</text:p>
      <text:p text:style-name="P4">
C女士表示，她的工资只有中国工人的一半，因为她的处境令她无力争取更多。</text:p>
      <text:p text:style-name="P4">
她们还讲述了，中国越来越紧密的监控网络迫使她们到韩国去寻求庇护。</text:p>
      <text:p text:style-name="P4">
“当我决定叛逃时，我什么都不怕，因为我是孤身一人，”A女士说，“但是后来我在中国生了一个孩子，这才意识到我没有合法身份。”</text:p>
      <text:p text:style-name="P4">
三位女性都谈到了她们对未来的希望——以及忧虑。其中一人还说，她甚至担心交税的问题。</text:p>
      <text:p text:style-name="P4">
<draw:frame draw:style-name="fr1" draw:name="Image23" text:anchor-type="as-char" svg:width="6.9236in" svg:height="5.927898in" draw:z-index="0">
<draw:image xlink:href="../Images/BBC Chinese/2023-07-11T09-07-46.000Z/3b3bc63c-130c-4d18-afd2-395aa11b577f" xlink:type="simple" xlink:show="embed" xlink:actuate="onLoad" draw:mime-type="image/png"/>
</draw:frame>
BBC</text:p>
      <text:p text:style-name="Quotations">

<text:p text:style-name="P4">
終於來到韓國，我鬆了一口氣，抱著女兒開始哭泣。  <text:span text:style-name="T4">
金成慧</text:span>
  &gt;
  統一院畢業生</text:p>

</text:p>
      <text:p text:style-name="P4">
有一个了解她们处境的人，是金成慧。她十多年前从统一院毕业出来，现在经营着自己的生意，生产一种在朝鲜很受欢迎的米酒。</text:p>
      <text:p text:style-name="P4">
在朝鲜，金女士曾被告知，韩国人一开始会欢迎她，然后她就会被虐待和杀害。</text:p>
      <text:p text:style-name="P4">
“直到我从统一院毕业的时候，我才真正意识到自己安全了，”她说。</text:p>
      <text:p text:style-name="P4">
金女士说，真正的教育在离开统一院之后才开始。</text:p>
      <text:p text:style-name="P4">
“对于所有脱北者来说，在外面的第一个晚上都是难忘的。终于来到韩国令我松一口气。我抱着女儿开始哭泣——不是因为我伤心或者孤独，而是因为我们活了下来，”这位现年49岁的女士说。</text:p>
      <text:p text:style-name="P4">
金女士记得，在外面的最初几个星期，那些韩国的志愿者是如何善待她和帮助她适应新生活的。</text:p>
      <text:p text:style-name="P4">
她走进新家的时候，他们就在那里迎接她，还带她去看周围的商店，还帮她付了第一趟出租车的费用。她仍然与其中一些人保持着联系。</text:p>
      <text:p text:style-name="P4">
那些仍然身在统一院里的人，会希望自己也有这样的好结局。</text:p>
      <text:p text:style-name="P4">
Source: <text:a xlink:type="simple" xlink:href="https://www.bbc.com/zhongwen/simp/world-66162912" text:style-name="Internet_20_link" text:visited-style-name="Visited_20_Internet_20_Link">
https://www.bbc.com/zhongwen/simp/world-66162912</text:a>
</text:p>
      <!--NEWS-->
      <text:h text:style-name="P10" text:outline-level="1">
<text:span text:style-name="T4">
为什么中国年轻人不愿结婚</text:span>
</text:h>
      <text:p text:style-name="P4">
Creator: NICOLE HONG,ZIXU WANG</text:p>
      <text:p text:style-name="P4">
Publisher: https://www.facebook.com/nytimeschinese</text:p>
      <text:p text:style-name="P4">
Published Time: 2023-07-11T11:14:42+08:00</text:p>
      <text:p text:style-name="P4">
Description: 随着城市女性经济和教育水平上升，婚姻不再是刚需。男性则表示结婚面临经济和文化压力。近年来的政治和经济不稳定影响了许多年轻人对建立家庭的预期，结婚率创下新低。 Qilai Shen for The New York Times 一对新人在上海外滩拍结婚照，摄于周三。</text:p>
      <text:p text:style-name="P4">
Images: ["<text:a xlink:type="simple" xlink:href="https://static01.nyt.com/images/2023/07/05/multimedia/00china-marriage-01-vzwf/00china-marriage-01-vzwf-master1050.jpg" text:style-name="Internet_20_link" text:visited-style-name="Visited_20_Internet_20_Link">
00china-marri...</text:a>
", "<text:a xlink:type="simple" xlink:href="https://static01.nyt.com/images/2023/07/05/multimedia/00china-marriage-bfjm/00china-marriage-bfjm-master1050.jpg" text:style-name="Internet_20_link" text:visited-style-name="Visited_20_Internet_20_Link">
00china-marri...</text:a>
", "<text:a xlink:type="simple" xlink:href="https://static01.nyt.com/images/2023/07/05/multimedia/00china-marriage-jtkz/00china-marriage-jtkz-master1050.jpg" text:style-name="Internet_20_link" text:visited-style-name="Visited_20_Internet_20_Link">
00china-marri...</text:a>
", "<text:a xlink:type="simple" xlink:href="https://static01.nyt.com/images/2023/07/05/multimedia/00china-marriage-02-vzwf/00china-marriage-02-vzwf-master1050.jpg" text:style-name="Internet_20_link" text:visited-style-name="Visited_20_Internet_20_Link">
00china-marri...</text:a>
", "<text:a xlink:type="simple" xlink:href="https://static01.nyt.com/images/2023/07/05/multimedia/00china-marriage-tfpq/00china-marriage-tfpq-master1050.jpg" text:style-name="Internet_20_link" text:visited-style-name="Visited_20_Internet_20_Link">
00china-marri...</text:a>
"]</text:p>
      <text:p text:style-name="P4">
Category: 中国</text:p>
      <text:p text:style-name="P4">
Type: Article</text:p>
      <!--METADATA-->
      <text:p text:style-name="P4">
<draw:frame draw:style-name="fr1" draw:name="Image24" text:anchor-type="as-char" svg:width="6.9236in" svg:height="4.615733in" draw:z-index="0">
<draw:image xlink:href="../Images/cnnytimes/2023-07-11T11-14-42-08-00/00china-marriage-01-vzwf-master1050.jpg" xlink:type="simple" xlink:show="embed" xlink:actuate="onLoad" draw:mime-type="image/jpeg"/>
</draw:frame>
</text:p>
      <text:p text:style-name="P4">
对中国的年轻成年人来说，最近这三年有点残酷。企业裁员大潮导致失业率飘升。虽然对新冠严酷的“清零”措施已结束，但它们对未来造成的不确定感仍在。</text:p>
      <text:p text:style-name="P4">
对许多人来说，最近的混乱是推迟重大人生决定的又一个原因，这导致结婚率创下历史新低，并让政府避免人口危机的努力变得更加困难。</text:p>
      <text:p text:style-name="P4">
技术工作者格蕾丝·张（音）长期以来一直对婚姻抱着矛盾的态度。去年，上海市政府的封控措施将她限制在家中长达两个月。被剥夺了自由行动的能力后，失控的感觉导致她的状态不断下降。看到封控措施向其他城市蔓延，她的乐观情绪逐渐消失了。</text:p>
      <text:p text:style-name="P4">
去年12月中国重新放开后，31岁的张女士离开了上海，开始远程工作。她怀着换个环境能让自己恢复积极心态的希望，从一个城市旅行到另一个城市。</text:p>
      <text:p text:style-name="P4">
现在，由于中国经济状态不佳，她看到周围被裁员的人数不断增加，她不确定自己的工作是否足够稳定，能让她考虑在未来建立家庭。虽然她有男朋友，但他们没有马上结婚的计划，尽管她父亲经常催她早点安定下来。</text:p>
      <text:p text:style-name="P4">
“这种生活的不稳定，就会让人越来越畏惧去产生新的生活的改变，”她说。</text:p>
      <text:p text:style-name="P4">
<draw:frame draw:style-name="fr1" draw:name="Image25" text:anchor-type="as-char" svg:width="6.9236in" svg:height="4.615733in" draw:z-index="0">
<draw:image xlink:href="../Images/cnnytimes/2023-07-11T11-14-42-08-00/00china-marriage-bfjm-master1050.jpg" xlink:type="simple" xlink:show="embed" xlink:actuate="onLoad" draw:mime-type="image/jpeg"/>
</draw:frame>
</text:p>
      <text:p text:style-name="P4">
上海去年封城期间的一个住宅小区。  The New York Times</text:p>
      <text:p text:style-name="P4">
中国的结婚人数已连续九年下降，在不到10年的时间里已减少了一半。据政府上个月发布的数据，去年约有680万对夫妇登记结婚，是自1986年有记录以来的最低水平，远低于2013年的1350万对。</text:p>
      <text:p text:style-name="P4">
尽管2023年的登记结婚人数与上年相比有所增加，但离婚人数也在增加。今年第一季度，结婚人数比去年同期增加了4万对，离婚人数则增加了12.7万对。</text:p>
      <text:p text:style-name="P4">
调查显示，让孩子经历中国残酷的教育体系的代价导致许多年轻人不想生孩子。随着城市女性的经济独立能力和受教育水平达到新高，对她们来说，婚姻从经济角度来看不再是必需的。男性说他们负担不起结婚的费用，他们指出，文化压力迫使他们在开始约会之前就必须拥有房屋和汽车。</text:p>
      <text:p text:style-name="P4">
过去三年的不稳定性加剧了这些压力，影响了许多年轻人对建立家庭的预期。在习近平的领导下，中国对社会各个方面施加日益严格的 ****控制，其结果可能会对结婚率产生影响。</text:p>
      <text:p text:style-name="P4">
“如果年轻人对未来没有信心，他们就很难考虑安定下来，结婚成家，”澳大利亚维多利亚大学高级研究员彭秀建说。</text:p>
      <text:p text:style-name="P4">
未婚伴侣或单身人士生育的情况在中国极为罕见，因此，结婚率下降与出生率下降有直接关系。自20世纪60年代初的大范围饥荒以来，中国人口在去年首次出现萎缩。</text:p>
      <text:p text:style-name="P4">
执政的中共开展了鼓励结婚生子的宣传活动，甚至办了国家赞助的相亲活动。政府正在20个城市进行提倡“新时代”婚姻的试点项目。“新时代”婚姻的宗旨之一是丈夫和妻子应该分担抚养孩子的责任，等于承认了中国女性传统上承担着不平等的负担。中国东部的一个地方政府已推出了一款婚介应用程序。</text:p>
      <text:p text:style-name="P4">
<draw:frame draw:style-name="fr1" draw:name="Image26" text:anchor-type="as-char" svg:width="6.9236in" svg:height="4.615733in" draw:z-index="0">
<draw:image xlink:href="../Images/cnnytimes/2023-07-11T11-14-42-08-00/00china-marriage-jtkz-master1050.jpg" xlink:type="simple" xlink:show="embed" xlink:actuate="onLoad" draw:mime-type="image/jpeg"/>
</draw:frame>
</text:p>
      <text:p text:style-name="P4">
2021年，单身人士在中国济南的一场婚介活动中查看一排排挂在树丛间的个人资料。  Noel Celis/Agence France-Presse —Getty Images</text:p>
      <text:p text:style-name="P4">
但导致这么多人抗拒婚姻的焦虑并不容易解决。</text:p>
      <text:p text:style-name="P4">
对23岁的大学毕业生徐冰倩（音）来说，新冠病毒大流行打乱了她去西班牙学习并申请研究生的计划。她有一名来自古巴的教授，由于旅行限制无法返回中国任教。随着封控将她困在宿舍里，室友们之间开始吵架。她说，她们为失去了受教育机会感到悲哀，也几乎没有发泄这种悲哀的途径。</text:p>
      <text:p text:style-name="P4">
徐女士现在东部城市青岛的一家书店工作，她说，计划受干扰已导致她对生活采取更“保守”的态度，避免做出重大决定，比如找男朋友。</text:p>
      <text:p text:style-name="P4">
“我不能确定他一定是好的、一定是坏的，”徐女士说。“我还是不太想这种不确定性进入到我的生活中。”</text:p>
      <text:p text:style-name="P4">
上个月，一段视频在微博上广泛传播后，婚姻问题成了网上热门话题。在该视频中，一名男子因家庭纠纷开车多次碾压妻子，将其杀害。许多评论警告女性不要结婚。最近一个有关拒绝婚姻的微博标签已获得了9200万的浏览量，评论者指出，中国有关离婚和家庭暴力的法律缺乏对女性的保护。</text:p>
      <text:p text:style-name="P4">
加州大学欧文分校社会学教授王峰的分析显示，年龄在25到29岁的中国城市女性中，从未结过婚的比例已从2000年的8.6%上升到2020年的40.6%。</text:p>
      <text:p text:style-name="P4">
许多男性说，他们推迟婚姻是因为缺乏经济安全感。在政府实行独生子女政策（该政策已于2016年结束）的年代里，由于中国的重男轻女文化，导致男性人口比女性人口多出了约3500万，加剧了婚姻的经济竞争感。</text:p>
      <text:p text:style-name="P4">
<draw:frame draw:style-name="fr1" draw:name="Image27" text:anchor-type="as-char" svg:width="6.9236in" svg:height="4.569576in" draw:z-index="0">
<draw:image xlink:href="../Images/cnnytimes/2023-07-11T11-14-42-08-00/00china-marriage-02-vzwf-master1050.jpg" xlink:type="simple" xlink:show="embed" xlink:actuate="onLoad" draw:mime-type="image/jpeg"/>
</draw:frame>
</text:p>
      <text:p text:style-name="P4">
上海的一对新婚夫妇与父母合影，摄于周三。今年第一季度，中国登记结婚的人数较去年同期有所上升，但离婚人数也有所增加。  Qilai Shen for TheNew York Times</text:p>
      <text:p text:style-name="P4">
30岁的徐曦（音）今年离开了一家跨国技术公司，跳槽到了一家国有企业。他想得到更多的工作保障，尽管他的薪水减少了50%，他现在的年薪大约20万元。</text:p>
      <text:p text:style-name="P4">
换了工作后，他觉得自己有了明年向女友求婚的准备，但他说，他们不打算生孩子，因为养育孩子的费用太高。他说，尽管中国正在变得更繁荣，但许多人感觉自己更穷了，这种情绪将不可避免地影响人们对婚姻的态度。据中国人口学家称，按人均经济产出调整后，中国是世界上养育孩子成本第二高的国家，仅次于韩国。</text:p>
      <text:p text:style-name="P4">
“当下还是求稳，看看这个经济到底怎么回事，”居住在西南城市成都的徐先生说。</text:p>
      <text:p text:style-name="P4">
直到2020年，35岁的艾琳·王（音）曾一直对在中国生活持乐观态度。后来，她看到政府打击私营企业，在此过程中扼杀了就业机会，以及对疫情采取了严酷措施。她对日益专制的环境越来越担心。</text:p>
      <text:p text:style-name="P4">
“我觉得我没有信心把小孩子生在中国的，”她说。</text:p>
      <text:p text:style-name="P4">
最近，她从事的财务咨询工作令她精疲力尽，所以辞职从杭州搬到上海寻找新职业。她希望上海能有比杭州更多元化的约会对象，她说她杭州社交圈子里的很多男性只是想找一个听话的妻子，愿意为生孩子牺牲自己的事业。</text:p>
      <text:p text:style-name="P4">
<draw:frame draw:style-name="fr1" draw:name="Image28" text:anchor-type="as-char" svg:width="6.9236in" svg:height="4.609139in" draw:z-index="0">
<draw:image xlink:href="../Images/cnnytimes/2023-07-11T11-14-42-08-00/00china-marriage-tfpq-master1050.jpg" xlink:type="simple" xlink:show="embed" xlink:actuate="onLoad" draw:mime-type="image/jpeg"/>
</draw:frame>
</text:p>
      <text:p text:style-name="P4">
与许多西方国家不同，中国的婚姻率与出生率紧密相关，未婚生育的情况在中国极为罕见。  Qilai Shen for The New York Times</text:p>
      <text:p text:style-name="P4">
她曾在美国工作过四年。今年4月，她去美国各地转了转，看看是否应该搬回去。她目前仍住在中国，但正在设计离开的计划，将一些资金转移到外国银行，同时研究申请海外签证。</text:p>
      <text:p text:style-name="P4">
“我也蛮想结婚的，”她说，“但是如果没有合适的，也不会觉得就活不下去了怎样。”</text:p>
      <text:p text:style-name="P4">
Source: <text:a xlink:type="simple" xlink:href="https://cn.nytimes.com/china/20230711/china-marriage-rate/" text:style-name="Internet_20_link" text:visited-style-name="Visited_20_Internet_20_Link">
https://cn.nytimes.com/china/20230711/china-marriage-rate/</text:a>
</text:p>
      <!--NEWS-->
      <text:h text:style-name="P10" text:outline-level="1">
<text:span text:style-name="T4">
为稳定美中关系，拜登寄望于高层外交</text:span>
</text:h>
      <text:p text:style-name="P4">
Creator: 黄安伟,KEITH BRADSHER,ALAN RAPPEPORT</text:p>
      <text:p text:style-name="P4">
Publisher: https://www.facebook.com/nytimeschinese</text:p>
      <text:p text:style-name="P4">
Published Time: 2023-07-11T12:28:21+08:00</text:p>
      <text:p text:style-name="P4">
Description: 拜登认为高层对话可以稳定两国关系，但最近布林肯等人的访问也凸显出两国关系的结构性问题。这种外交对解决台湾问题和中国在亚太的军事野心并无帮助。 Doug Mills/The New York Times “我认为有办法解决，与中国建立一种对他们和我们都有利的关系，”拜登表示。</text:p>
      <text:p text:style-name="P4">
Images: ["<text:a xlink:type="simple" xlink:href="https://static01.nyt.com/images/2023/07/10/multimedia/10dc-uschina--01-bhmf/10dc-uschina--01-bhmf-master1050.jpg" text:style-name="Internet_20_link" text:visited-style-name="Visited_20_Internet_20_Link">
10dc-uschina-...</text:a>
"]</text:p>
      <text:p text:style-name="P4">
Category: 美国</text:p>
      <text:p text:style-name="P4">
Type: Article</text:p>
      <!--METADATA-->
      <text:p text:style-name="P4">
<draw:frame draw:style-name="fr1" draw:name="Image29" text:anchor-type="as-char" svg:width="6.9236in" svg:height="4.470667in" draw:z-index="0">
<draw:image xlink:href="../Images/cnnytimes/2023-07-11T12-28-21-08-00/10dc-uschina--01-bhmf-master1050.jpg" xlink:type="simple" xlink:show="embed" xlink:actuate="onLoad" draw:mime-type="image/jpeg"/>
</draw:frame>
</text:p>
      <text:p text:style-name="P4">
中国自我隔离三年后，拜登总统的高级官员在夏天陆续 <text:a xlink:type="simple" xlink:href="https://cn.nytimes.com/china/20230619/blinken-china-xi-diplomacy/" text:style-name="Internet_20_link" text:visited-style-name="Visited_20_Internet_20_Link">
 飞往北京</text:a>
，试图说服和劝诱包括国家领导人习近平在内的中国官员，为两国关系建立新的基础。</text:p>
      <text:p text:style-name="P4">
这可能成为拜登总统任期内最重要的外交推动。几年来，两国关系一直处于危险的自由落体状态，拜登认为高层对话本身可以稳定两国关系。“我认为有办法解决，与中国建立一种对他们和我们都有利的工作关系，”拜登在周日播出的<text:a xlink:type="simple" xlink:href="https://www.cnn.com/videos/tv/2023/07/09/gps-0709-biden-on-china.cnn" text:style-name="Internet_20_link" text:visited-style-name="Visited_20_Internet_20_Link">
 CNN采访 </text:a>
 中表示，当时财政部长珍妮特·耶伦 <text:a xlink:type="simple" xlink:href="https://cn.nytimes.com/china/20230710/janet-yellen-china-us/" text:style-name="Internet_20_link" text:visited-style-name="Visited_20_Internet_20_Link">
 即将结束</text:a>
 对北京的访问。</text:p>
      <text:p text:style-name="P4">
耶伦与中国总理和一位身为习近平高级经济助理的副总理进行了数小时的会面，后者对美国官员来说相对陌生——这表明这些交流可能有助于建立重要的一对一渠道。自5月以来，中央情报局局长和国务卿访问了北京，气候特使和商务部长也即将前往。</text:p>
      <text:p text:style-name="P4">
拜登和他的助手表示，建立这些个人关系对于化解世界两个主要超级大国之间的危机可能是必要的。但最近的访问也高度凸显了两国关系中日益恶化的结构性问题，一些分析人士称，如果处理不当，这些问题可能会导致武装冲突。</text:p>
      <text:p text:style-name="P4">
广告</text:p>
      <text:p text:style-name="P4">
这种外交无助于解决两国之间最棘手的问题—— <text:a xlink:type="simple" xlink:href="https://cn.nytimes.com/asia-pacific/20221010/taiwan-biden-weapons-china/" text:style-name="Internet_20_link" text:visited-style-name="Visited_20_Internet_20_Link">
 台湾的地位 </text:a>
——以及中国在亚太地区的军事野心，这与美国在该地区的军事主导地位是不相容的。当国务卿安东尼·布林肯6月会见习近平时，这位中国领导人甚至拒绝承认需要为两国之间的<text:a xlink:type="simple" xlink:href="https://cn.nytimes.com/usa/20230621/china-blinken-xi-economy/" text:style-name="Internet_20_link" text:visited-style-name="Visited_20_Internet_20_Link">
 竞争建立框架 </text:a>
 。</text:p>
      <text:p text:style-name="P4">
这意味着中国将继续把华盛顿的一系列政策视为敌对行为，包括对先进半导体技术的出口管制以及与其他亚洲国家的新军事协议。美国和中国官员认识到，两国关系正日益受到军事紧张局势的影响，两国政府对可能发生战争的讨论<text:a xlink:type="simple" xlink:href="https://www.nytimes.com/2023/04/17/podcasts/the-daily/china-taiwan-us.html" text:style-name="Internet_20_link" text:visited-style-name="Visited_20_Internet_20_Link">
 趋于常态化 </text:a>
 。</text:p>
      <text:p text:style-name="P4">
习近平今年首次公开表示，美国正试图对中国进行“ <text:a xlink:type="simple" xlink:href="https://cn.nytimes.com/china/20230308/china-us-xi-jinping/" text:style-name="Internet_20_link" text:visited-style-name="Visited_20_Internet_20_Link">
 全面遏制 </text:a>
 ”，目前还没有迹象表明今年夏天的外交行动正在打消他的这一想法。</text:p>
      <text:p text:style-name="P4">
</text:p>
      <text:p text:style-name="P4">
国务卿安东尼·布林肯上个月在北京会见了中国国家主席习近平。  Pool photo by Leah Millis</text:p>
      <text:p text:style-name="P4">
拜登在接受采访时表示，在美国加强在该地区的军事联盟之际，习近平给他打电话并问道：“你为什么要这么做？”拜登说，他的回答是：“我们这样做不是为了包围你。我们这样做是为了维护印度洋和南海的稳定”，并加强国际水域和空域的使用规范。</text:p>
      <text:p text:style-name="P4">
美国官员表示，两国军队的海空接触风险越来越大，任何事故都可能引发危机。但军事外交仍然是两国关系中的一个巨大空白。</text:p>
      <text:p text:style-name="P4">
当布林肯要求习近平及其助手重新开放高级军事渠道时，遭到他们拒绝。去年8月议长南希·佩洛西访问台湾后，中国关闭了这些渠道。6月初，国防部长劳埃德·J·奥斯汀三世在新加坡举行的年度安全会议上遭到中国国防部长李尚福将军的<text:a xlink:type="simple" xlink:href="https://www.politico.eu/article/china-defense-chief-ghosts-us-but-meets-with-europeans-security-forum/" text:style-name="Internet_20_link" text:visited-style-name="Visited_20_Internet_20_Link">
 冷遇 </text:a>
 。2018年，美国政府因中国从俄罗斯购买军事装备而对李尚福实施制裁。</text:p>
      <text:p text:style-name="P4">
广告</text:p>
      <text:p text:style-name="P4">
拜登政府和中国官员都在为明年美国国内政治的紧张局势加剧做准备。预计2024年选举中的两党候选人将会竞相放出对华鹰派言论。美国官员表示，今年夏天的访问旨在让两国政府有机会在政治竞选升温之前，就两国关系进行坦诚对话。</text:p>
      <text:p text:style-name="P4">
“对于中国来说，今年是最后的机会，因为明年美国总统大选，情况可能会变得更加糟糕，”华盛顿史汀生中心研究中国外交政策的学者孙云表示。“结合中国自身的 <text:a xlink:type="simple" xlink:href="https://cn.nytimes.com/business/20230629/china-exports-economy/" text:style-name="Internet_20_link" text:visited-style-name="Visited_20_Internet_20_Link">
经济挑战 </text:a>
，尤其是经济复苏缓慢，北京有动力做出补救。华盛顿也是如此。”</text:p>
      <text:p text:style-name="P4">
中国希望在布林肯访华之前接待美国经济内阁官员，但拜登政府坚持要求布林肯必须成为中央情报局局长威廉·J·伯恩斯5月份秘密访问后第一位到访的官员。</text:p>
      <text:p text:style-name="P4">
中国官员避免就任何重大问题与布林肯做出承诺，包括 <text:a xlink:type="simple" xlink:href="https://cn.nytimes.com/china/20230710/us-china-fentanyl/" text:style-name="Internet_20_link" text:visited-style-name="Visited_20_Internet_20_Link">
 限制用于制造芬太尼的前体化学品的出口</text:a>
，中国是这种化学品的主要供应商。中国官员不相信布林肯，因为他经常提出战略竞争和人权问题。今年2月，由于 <text:a xlink:type="simple" xlink:href="https://www.nytimes.com/2023/02/12/insider/a-spy-balloon-and-a-reporting-trip-to-china.html" text:style-name="Internet_20_link" text:visited-style-name="Visited_20_Internet_20_Link">
 中国间谍气球事件</text:a>
 ，他取消了最初的访问计划，同月，他公开表示，中国 <text:a xlink:type="simple" xlink:href="https://cn.nytimes.com/usa/20230220/us-china-weapons-russia-ukraine/" text:style-name="Internet_20_link" text:visited-style-name="Visited_20_Internet_20_Link">
 正在考虑向俄罗斯提供军事援助</text:a>
，用于在乌克兰的战争。</text:p>
      <text:p text:style-name="P4">
在上周四开启访华行程的耶伦受到了更热烈的欢迎。中国财政部周一发表了一份 <text:a xlink:type="simple" xlink:href="http://www.mof.gov.cn/zhengwuxinxi/caizhengxinwen/202307/t20230710_3895227.htm" text:style-name="Internet_20_link" text:visited-style-name="Visited_20_Internet_20_Link">
 长篇声明</text:a>
，用近来在其他美中关系声明中很少见到的赞同式措辞描述了她的发言。该声明强调，耶伦坚称美国并不寻求使其经济与中国经济脱钩——不到两周前，中国总理李强在一次讲话中警告，美国正试图进行脱钩。</text:p>
      <text:p text:style-name="P4">
最重要的可能是，财政部的声明认可了耶伦和布林肯最近的呼吁，即美中两国应在符合双方共同利益的领域进行合作，包括全球经济稳定和气候变化。“有效应对解决全球性挑战离不开中美协调合作，”该声明表示。</text:p>
      <text:p text:style-name="P4">
</text:p>
      <text:p text:style-name="P4">
财政部长珍妮特·L·耶伦与中国的一群经济学家和企业家共进午餐。  Pool photo by Mark Schiefelbein</text:p>
      <text:p text:style-name="P4">
一名财政部高级官员在耶伦返回华盛顿的航班上透露，她此行成功与中国政府新的经济班子建立了联系，并为美中关系“设定了底线”，这是美国官员在描述对华事务时最爱使用的说法。</text:p>
      <text:p text:style-name="P4">
这位不愿透露姓名的官员表示，耶伦及其团队更好地了解了中国经济决策小组的构成，以及他们对中国经济健康状况的看法。该官员表示，财政部希望能在各个层级进行更频繁的沟通，以避免误解。但该官员拒绝透露耶伦是否邀请了与习近平关系密切的副总理兼经济学家何立峰访美。</text:p>
      <text:p text:style-name="P4">
广告</text:p>
      <text:p text:style-name="P4">
研究中国经济的康奈尔大学教授埃斯瓦尔·普拉萨德表示，耶伦“愿同中方经济领导班子就一系列实质性问题进行接触，同时承认分歧的存在，并解释了美国采取措施的缘由，这将为更多建设性讨论奠定基调”。</text:p>
      <text:p text:style-name="P4">
“虽然两国之间的经济敌对不太可能出现大幅缓和，但耶伦的访问仍然可能有助于制止双边经济和贸易紧张的进一步升级，尽管华盛顿的反中措辞不断升级，”他说。</text:p>
      <text:p text:style-name="P4">
然而，两国政府预计还将在投资限制、出口管制和制裁的问题上发生更多冲突。美国官员试图向中国官员传递的信息是，出于国家安全考虑，美国准备切断一些极为特定的对华贸易联系，这将成为两国关系的新常态。在4月的演讲中，国家安全顾问杰克·沙利文最为明确地阐述了这一理念，当时他表示，美国将“用一个小院子和高围栏来保护最重要的技术”。</text:p>
      <text:p text:style-name="P4">
中国政府继续反对美国向大批中国实体及个人实施制裁，这些制裁是对新疆、西藏和香港人权侵犯行为的惩处。</text:p>
      <text:p text:style-name="P4">
一些中国学者对耶伦访华所带来的善意能否持续表示怀疑。北京人民大学国际关系教授时殷弘表示，耶伦提出最重要的意见就是美国将继续实现供应链在中国之外的多元化，并将采取有针对性的措施捍卫国家安全。</text:p>
      <text:p text:style-name="P4">
“这概括了美国坚持并不断升级的两项基本国策，”他在短信中写道。</text:p>
      <text:p text:style-name="P4">
</text:p>
      <text:p text:style-name="P4">
美国官员表示，两国军队的海空接触风险越来越大。  Pool photo by Mark Schiefelbein</text:p>
      <text:p text:style-name="P4">
复旦大学国际问题研究院院长吴心伯表示，耶伦访华的长期影响“将取决于这将如何转化为政策”。他说，技术问题已成为两国关系的核心问题，因此商务部长雷蒙多的访问对于表明美国是否愿意解决中国的关切至关重要。</text:p>
      <text:p text:style-name="P4">
“在某种程度上，她的访问比耶伦的访问更重要，”他说。</text:p>
      <text:p text:style-name="P4">
广告</text:p>
      <text:p text:style-name="P4">
中国同意恢复去年8月中止的气候问题对话。气候特使克里计划在周日抵达北京，进行 <text:a xlink:type="simple" xlink:href="https://cn.nytimes.com/usa/20230707/john-kerry-china-climate/" text:style-name="Internet_20_link" text:visited-style-name="Visited_20_Internet_20_Link">
 为期四天的会谈</text:a>
。中国和美国是全球最大的两个温室气体排放国，尽管中国可再生能源的产能在同步扩大，但煤炭使用量也在持续增长。</text:p>
      <text:p text:style-name="P4">
“要实现我们的目标依然任重道远，”克里在上周四的采访中表示，“来自世界各地科学界的消息应该令所有人高度警惕。”</text:p>
      <text:p text:style-name="P4">
至少有三位中国国家级部长将在10月之前访问美国。这将为可能是今年最重要的外交接触铺平道路——拜登与习近平于11月在旧金山亚太国家经济峰会间隙的会晤。</text:p>
      <text:p text:style-name="P4">
Source: <text:a xlink:type="simple" xlink:href="https://cn.nytimes.com/usa/20230711/biden-china-diplomacy/" text:style-name="Internet_20_link" text:visited-style-name="Visited_20_Internet_20_Link">
https://cn.nytimes.com/usa/20230711/biden-china-diplomacy/</text:a>
</text:p>
      <!--NEWS-->
      <text:h text:style-name="P10" text:outline-level="1">
<text:span text:style-name="T4">
忧中国威胁 日本要与欧盟建立更紧密联系</text:span>
</text:h>
      <text:p text:style-name="P4">
Author: None (Language: zh)</text:p>
      <text:p text:style-name="P4">
Publisher: None</text:p>
      <text:p text:style-name="P4">
Time: 2023-07-11T14:02:00Z</text:p>
      <text:p text:style-name="P4">
Description: 日本首相岸田文雄正在欧洲访问，参加北约峰会和欧盟-日本峰会。有专家认为，岸田将利用此行提醒欧洲领导人中国在印太地区的政策所构成的危险。</text:p>
      <text:p text:style-name="P4">
Videos: []</text:p>
      <text:p text:style-name="P4">
Images: []</text:p>
      <text:p text:style-name="P4">
Subject: 时政风云</text:p>
      <text:p text:style-name="P4">
Subjects: []</text:p>
      <text:p text:style-name="P4">
Keywords: ['希腊债务危机', '欧债危机', '欧盟', '乌克兰', '岛屿主权争端', '专题报道：全景观看“习马会”', '诺贝尔奖', '欧洲难民危机', '欧洲', '中国']</text:p>
      <text:p text:style-name="P4">
ID: 66190954</text:p>
      <!--METADATA-->
      <text:p text:style-name="P4">
<text:a xlink:type="simple" xlink:href="https://www.dw.com/zh/overlay/image/article/66190954/63514865" text:style-name="Internet_20_link" text:visited-style-name="Visited_20_Internet_20_Link">
 </text:a>
</text:p>
      <text:p text:style-name="P4">
日本首相岸田文雄周二出席在立陶宛举行的北约峰会</text:p>
      <text:p text:style-name="P4">
（德国之声中文网）日本和欧盟正在努力增加贸易并更好地共享先进技术，日本首相岸田文雄预计将于7月13日出席在布鲁塞尔举行的欧盟-日本峰会时签署一系列前瞻性协议。</text:p>
      <text:p text:style-name="P4">
由于越来越担心中国对全球政治和贸易体系构成的挑战，欧日双方认为，加强合作至关重要。</text:p>
      <text:p text:style-name="P4">
北京与美国及其盟友（包括东京）之间在获取自然资源和尖端技术等许多领域的分歧也日益加深。</text:p>
      <text:p text:style-name="P4">
安全问题使这些担忧变得更加引人注目，这也将成为 <text:a xlink:type="simple" xlink:href="https://www.dw.com/zh/zh/日本欧盟峰会俄乌战争与印太安全/a-61772119" text:style-name="Internet_20_link" text:visited-style-name="Visited_20_Internet_20_Link">
 欧盟-日本峰会</text:a>
 上的重要议题。</text:p>
      <text:p text:style-name="P4">
东京明治大学国际关系学教授伊藤吾（GoIto）说：“岸田访问中东和欧洲的主要目标是减少日本在贸易和自然资源方面对中国的依赖，同时让欧洲领导人相信北京对全球安全构成的威胁。”</text:p>
      <text:h text:style-name="P12" text:outline-level="3">
<text:span text:style-name="T4">
“岸田将利用这次访问提醒欧洲领导人关注亚洲”</text:span>
</text:h>
      <text:p text:style-name="P4">
岸田文雄周二（7月11日）还将出席在立陶宛举行的北约峰会，会议期间无疑将讨论正在进行的乌克兰战争。</text:p>
      <text:p text:style-name="P4">
但岸田还将利用这个机会重申中国可能引发印太地区未来冲突的危险。伊藤教授告诉德国之声：“很明显，欧洲目前正关注乌克兰发生的事情，但岸田将利用这次访问提醒这些领导人，亚洲也正在发生许多事情，例如中国的扩张主义政策、中国夺取南海岛屿、中国与俄罗斯的联盟不断加强以及中国与朝鲜的关系。”</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最近几周，日本和欧盟达成了多项协议，包括本月早些时候签署的一份关于共享稀有金属和矿物供需信息的谅解备忘录。这些材料对于电动汽车和风力涡轮机等一系列先进技术至关重要。</text:p>
      <text:p text:style-name="P4">
该协议还提议在稀土矿开采和精炼的研发以及改善此类资源的供应链方面进行合作。</text:p>
      <text:h text:style-name="P12" text:outline-level="3">
<text:span text:style-name="T4">
中国稀有金属出口限制的影响</text:span>
</text:h>
      <text:p text:style-name="P4">
几天前，中国宣布对用于计算机芯片、光纤设备和夜视镜等产品的稀有金属 <text:a xlink:type="simple" xlink:href="https://www.dw.com/zh/zh/中国管制出口的镓锗究竟是什么/a-66113298" text:style-name="Internet_20_link" text:visited-style-name="Visited_20_Internet_20_Link">
 镓和锗实施出口限制。</text:a>
到2022年，中国稀土矿产量约占全球稀土矿产量的70%， <text:a xlink:type="simple" xlink:href="https://www.dw.com/zh/zh/防止被中国卡脖子-美国开始重视稀有金属/a-60889913" text:style-name="Internet_20_link" text:visited-style-name="Visited_20_Internet_20_Link">
 人们担心北京将限制出口以损害其经济或政治竞争对手的利益。</text:a>
天普大学东京校区当代亚洲研究所联合所长杜贾里克（RobertDujarric）表示：“我们看到这种隐含的威胁已经有一段时间了，而且这种情况还在持续。”</text:p>
      <text:p text:style-name="P4">
“美国和日本对中国高科技设备和半导体出口实施限制，因此这可以被视为对该政策的报复。”他说，“日本正在努力减少对中国的敞开以及由此带来的风险，因此与欧洲国家建立更密切的关系非常有意义。”</text:p>
      <text:p text:style-name="P4">
双方专门针对半导体签署了类似的谅解备忘录，包括建立快速共享信息的机制，以避免在发生自然灾害或政治问题时供应链中断。</text:p>
      <text:p text:style-name="P4">
根据协议，日本和欧盟将共同开发下一代芯片并培训未来的工程师。</text:p>
      <text:p text:style-name="P4">
双方还就加强数字领域合作达成协议，包括定期讨论人工智能规则。</text:p>
      <text:p text:style-name="P4">
7月4日在东京举行的会议上，双方强调随着第六代通信标准的开发，开放和安全的通信基础设施至关重要。</text:p>
      <text:p text:style-name="P4">
双方还一致认为，一条穿过北冰洋的新海底电缆将有利于日本和欧洲之间的数据交换。</text:p>
      <text:h text:style-name="P12" text:outline-level="3">
<text:span text:style-name="T4">
英航空母舰首度停靠日本横须贺基地</text:span>
</text:h>
      <text:h text:style-name="P12" text:outline-level="3">
<text:span text:style-name="T4">
日本正在建立更加广泛的联盟</text:span>
</text:h>
      <text:p text:style-name="P4">
明治大学的伊藤教授表示，东京在与欧洲进行合作以及创造更多商贸机会时，其领导层的主要考虑因素仍然是中国。</text:p>
      <text:p text:style-name="P4">
“就像东京热衷于加入七国集团并努力与北约建立更紧密的关系一样，日本也将欧盟视为太平洋地区的合作伙伴。”他说，“岸田肯定会强调与欧洲国家建立更密切军事伙伴关系的重要性。”</text:p>
      <text:p text:style-name="P4">
岸田文雄首相将在布鲁塞尔会见欧洲理事会主席米歇尔和欧盟委员会主席冯德莱恩。</text:p>
      <text:p text:style-name="P4">
这些领导人可能会承诺增加在太平洋举行多国军事演习的频率，并协助东南亚伙伴国家提高海上安全能力。</text:p>
      <text:p text:style-name="P4">
议程上的其他项目包括发展太空能力以及阻止网络攻击和虚假信息的联合措施。</text:p>
      <text:p text:style-name="P4">
天普大学的杜贾里克说：“日本将非常明确地表示赞成继续联合支持乌克兰，部分原因是日本希望现在支持欧洲和美国意味着，如果太平洋地区发生最糟糕的情况，冲突威胁到该地区的稳定，这些国家将向日本提供援助。”</text:p>
      <text:p text:style-name="P4">
Source: <text:a xlink:type="simple" xlink:href="https://www.dw.com/zh/忧中国威胁-日本要与欧盟建立更紧密联系/a-66190954" text:style-name="Internet_20_link" text:visited-style-name="Visited_20_Internet_20_Link">
https://www.dw.com/zh/忧中国威胁-日本要与欧盟建立更紧密联系/a-66190954?maca=chi-rss-chi-all-1127-rdf</text:a>
</text:p>
      <!--NEWS-->
      <text:h text:style-name="P10" text:outline-level="1">
<text:span text:style-name="T4">
德语媒体：从电动汽车价格战看中国经济</text:span>
</text:h>
      <text:p text:style-name="P4">
Author: None (Language: zh)</text:p>
      <text:p text:style-name="P4">
Publisher: None</text:p>
      <text:p text:style-name="P4">
Time: 2023-07-11T14:18:00Z</text:p>
      <text:p text:style-name="P4">
Description: 《斯图加特新闻报》评论认为，中国的电动汽车价格战还将会延烧到德国。《南德意志报》关注中国国内需求疲弱以及社会各阶层的悲观与不安，出现通缩的风险十分真实。</text:p>
      <text:p text:style-name="P4">
Videos: []</text:p>
      <text:p text:style-name="P4">
Images: []</text:p>
      <text:p text:style-name="P4">
Subject: 评论分析</text:p>
      <text:p text:style-name="P4">
Subjects: ['欧债危机', '欧盟', '岛屿主权争端', '专题报道：全景观看“习马会”', '德国', '中国', '专题报道：中国经济何处去？', '留学德国', '中共十九大', '德国汽车工业']</text:p>
      <text:p text:style-name="P4">
Keywords: ['电动汽车', '价格战', '中国', '中国经济', '通缩', '德国', '大众', '比亚迪', '特斯拉']</text:p>
      <text:p text:style-name="P4">
ID: 66191083</text:p>
      <!--METADATA-->
      <text:p text:style-name="P4">
<text:a xlink:type="simple" xlink:href="https://www.dw.com/zh/overlay/image/article/66191083/62308304" text:style-name="Internet_20_link" text:visited-style-name="Visited_20_Internet_20_Link">
 </text:a>
</text:p>
      <text:p text:style-name="P4">
在德国的大众ID.3生产线</text:p>
      <text:p text:style-name="P4">
（德国之声中文网）《斯图加特新闻报》评论说，中国电动汽车价格战还将会延烧到德国。</text:p>
      <text:p text:style-name="P4">
评论写道："…中国领先的制造商 <text:a xlink:type="simple" xlink:href="https://www.dw.com/zh/zh/比亚迪欲在德国市场加速扩张/a-65948560" text:style-name="Internet_20_link" text:visited-style-name="Visited_20_Internet_20_Link">
 比亚迪 </text:a>
部分汽车售价低于成本。这是着眼于未来的赌博--寄望于高昂的电池价格很快就能大幅下降。如果现在不跟风，到时候就可能失去客户。因此，继特斯拉之后，大众也祭出跳水价，以便 <text:a xlink:type="simple" xlink:href="https://www.dw.com/zh/zh/德国电动车在中国市场步履蹒跚/a-65359971" text:style-name="Internet_20_link" text:visited-style-name="Visited_20_Internet_20_Link">
 不在中国竞争对手后面落得更远</text:a>
。大众小型车ID.3基础版在中国现在售价仅合15000欧元，比德国便宜约25000欧元。"</text:p>
      <text:p text:style-name="P4">
评论预计，通过降价打折排挤对手的这场竞争很快会来到 <text:a xlink:type="simple" xlink:href="https://www.dw.com/zh/zh/研究今年第一季度德国汽车对中国出口暴跌26/a-66026596" text:style-name="Internet_20_link" text:visited-style-name="Visited_20_Internet_20_Link">
 德国</text:a>
，特别是小型车。"（中国竞争对手）想要通过有竞争力的技术和低价在德国本土市场上与德国车商一决高低。这对经济界来说听上去是威胁，对顾客来说倒颇有吸引力。"</text:p>
      <text:p text:style-name="P4">
</text:p>
      <text:p text:style-name="P4">
即便是中国电动汽车市场如今也不再是过去三位数的年增长率</text:p>
      <text:h text:style-name="P12" text:outline-level="3">
<text:span text:style-name="T4">
见微知著</text:span>
</text:h>
      <text:p text:style-name="P4">
《南德意志报》报道说，对汽车业来说，当前情况十分危险。"因为一旦顾客习惯了价格不断下跌，那他们将观望并推迟购车，--因为总可能出现更便宜的。很快，汽车制造商可能就不再有资金，就必须减产、减薪，甚至关厂辞退员工。"</text:p>
      <text:p text:style-name="P4">
文章说，中国整体经济情况从电动汽车价格战就可见一斑。</text:p>
      <text:p text:style-name="P4">
文章写道："西方国家对抗的是 <text:a xlink:type="simple" xlink:href="https://www.dw.com/zh/zh/世界苦于通胀中国要担心通缩吗/a-65359964" text:style-name="Internet_20_link" text:visited-style-name="Visited_20_Internet_20_Link">
 顽固的高通胀 </text:a>
，中国对 <text:a xlink:type="simple" xlink:href="https://www.dw.com/zh/zh/中国经济这边风景独自通缩/a-66181261" text:style-name="Internet_20_link" text:visited-style-name="Visited_20_Internet_20_Link">
 通缩 </text:a>
的忧虑则不断增加。由于本土需求疲弱，6月，消费者价格同比没有上升，这是2021年初以来的头一次。…与此同时，制造业价格甚至同比下降了5.4%，是2015年以来降幅最大的一次。"</text:p>
      <text:p text:style-name="P4">
文章引述专家分析说，中国真实地 <text:a xlink:type="simple" xlink:href="https://www.dw.com/zh/zh/消费疲软-中国经济面临通缩风险/a-65868466" text:style-name="Internet_20_link" text:visited-style-name="Visited_20_Internet_20_Link">
 面临着通缩的风险 </text:a>
。"政府原本希望清零政策终结后，经济会自动复苏。然而，与中国民众交谈，会感受到社会各阶层都存在悲观和不安感。房地产价格下降。出口行业受德国、欧元区等重要市场经济疲弱的影响。…唯一的好消息是在服务业，在疫情封锁下该行业受冲击最大。如今人们重新开始旅游，但花的钱也比疫情前少。"</text:p>
      <text:h text:style-name="P12" text:outline-level="3">
<text:span text:style-name="T4">
上海已成电动之城</text:span>
</text:h>
      <text:p text:style-name="P4">
文章写道，中国政府的调控空间并不大。"国有银行的盈利水平降低到危险的程度，不能不加选择地发放贷款。与此同时，许多地方政府在昂贵的新冠措施后过度负债。"</text:p>
      <text:p text:style-name="P4">
文章引述业界人士称，预计政府未来数月会提高基建开支、放松购房限制。至于是否会生效，还须拭目以待。</text:p>
      <text:p text:style-name="P4">
<text:span text:style-name="T5">
摘编自其他媒体的内容，不代表德国之声的立场或观点。</text:span>
</text:p>
      <text:p text:style-name="P4">
Source: <text:a xlink:type="simple" xlink:href="https://www.dw.com/zh/德语媒体：从电动汽车价格战看中国经济/a-66191083" text:style-name="Internet_20_link" text:visited-style-name="Visited_20_Internet_20_Link">
https://www.dw.com/zh/德语媒体：从电动汽车价格战看中国经济/a-66191083?maca=chi-rss-chi-all-1127-rdf</text:a>
</text:p>
      <!--NEWS-->
      <text:h text:style-name="P10" text:outline-level="1">
<text:span text:style-name="T4">
美国立法者：企业与中共合谋侵犯人权零容忍</text:span>
</text:h>
      <text:p text:style-name="P4">
Author: None</text:p>
      <text:p text:style-name="P4">
Publisher: Radio Free Asia (Organization)</text:p>
      <text:p text:style-name="P4">
Published Time: 2023-07-11T14:41:00-04:00</text:p>
      <text:p text:style-name="P4">
Modified Time: 2023-07-12T13:53:41-04:00</text:p>
      <text:p text:style-name="P4">
Description: None</text:p>
      <text:p text:style-name="P4">
Videos: []</text:p>
      <text:p text:style-name="P4">
Audios: ["<text:a xlink:type="simple" xlink:href="https://www.rfa.org/mandarin/yataibaodao/junshiwaijiao/jw-071120231114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5.203867in" draw:z-index="0">
<draw:image xlink:href="../Images/rfamandarin/2023-07-11T14-41-00-04-00/000000.png" xlink:type="simple" xlink:show="embed" xlink:actuate="onLoad" draw:mime-type="image/png"/>
</draw:frame>
美国国会及行政当局中国委员会2023年7月11日就跨国企业是否在为中国当局侵犯人权的行动提供支持的问题举行听证会 <text:a xlink:type="simple" xlink:href="https://www.rfa.org/mandarin/yataibaodao/junshiwaijiao/jw-07112023111440.html/@@images/image" text:style-name="Internet_20_link" text:visited-style-name="Visited_20_Internet_20_Link">
</text:a>
记者经纬摄影  <text:a xlink:type="simple" xlink:href="https://www.rfa.org/mandarin/yataibaodao/junshiwaijiao/jw-07112023111440.html/@@stream" text:style-name="Internet_20_link" text:visited-style-name="Visited_20_Internet_20_Link">
Audio-1-Link：https://www.rfa.org/mandarin/yataibaodao/junshiwaijiao/jw-07112023111440.html/@@stream</text:a>
</text:p>
      <text:p text:style-name="P4">
美国国会本周二举行听证，审议在中国政府侵犯人权过程中，相关跨国公司是否提供支持的问题。有官员在听证会上表示，基于《防止强迫维吾尔人劳动法》，美国海关及政府部门正加大执法力度，以禁止涉及强迫劳动的中国产品入境。</text:p>
      <text:p text:style-name="P4">
<text:a xlink:type="simple" xlink:href="https://www.rfa.org/mandarin/yataibaodao/jingmao/tj-06232023103422.html" text:style-name="Internet_20_link" text:visited-style-name="Visited_20_Internet_20_Link">
 <text:span text:style-name="T4">
美国公布中国电商调查报告 规避法律、涉强迫劳动引发担忧</text:span>
 </text:a>
  * <text:a xlink:type="simple" xlink:href="https://www.rfa.org/Xinwen/3-06232023105646.html" text:style-name="Internet_20_link" text:visited-style-name="Visited_20_Internet_20_Link">
 <text:span text:style-name="T4">
涉强迫劳动 美国会委员会公布对Shein和Temu初步调查结果</text:span>
 </text:a>
 <text:span text:style-name="T4">
<text:span text:style-name="T5">
*  * <text:a xlink:type="simple" xlink:href="https://www.rfa.org/mandarin/Xinwen/4-06102023120039.html" text:style-name="Internet_20_link" text:visited-style-name="Visited_20_Internet_20_Link">
 <text:span text:style-name="T4">
涉侵犯人权 美再禁两家中国公司产品进口</text:span>
 </text:a>
 </text:span>
*<text:a xlink:type="simple" xlink:href="https://www.rfa.org/mandarin/yataibaodao/junshiwaijiao/jt-03242023112008.html" text:style-name="Internet_20_link" text:visited-style-name="Visited_20_Internet_20_Link">
 </text:a>
 </text:span>
</text:p>
      <text:p text:style-name="P4">
7月11日，美国国会及行政当局中国委员会（Congressional-Executive Commission onChina，CECC）就跨国企业是否在为中国当局侵犯人权的行动提供支持举行听证会，以加强对国际供应链的审查。委员会主席、共和党籍众议员克里斯·史密斯（ChrisSmith）在听证会上指出，自上世纪90年代起，美国政府将对华贸易与人权问题脱钩，这为中共当局发展成为对民主生存的威胁铺平了道路。</text:p>
      <text:p text:style-name="P4">
<text:span text:style-name="T4">
 美国国会及行政当局中国委员会主席史密斯（右）在听证会上指出，自上世纪九十年代起，美国政府将对华贸易与人权问题脱钩，这为中共当局发展成为对民主生存的威胁铺平了道路。（记者经纬摄影）<text:a xlink:type="simple" xlink:href="https://www.rfa.org/mandarin/yataibaodao/junshiwaijiao/jw-07112023111440.html/pxl_20230711_140659806.jpg" text:style-name="Internet_20_link" text:visited-style-name="Visited_20_Internet_20_Link">
 </text:a>
</text:span>
</text:p>
      <text:p text:style-name="P4">
他说：“（当时的）预期是，强劲的贸易将可能在某种程度上帮助中国从独裁统治转变为运行良好的民主国家，这种期望是错误的。这在历史上没有令人信服的先例。”</text:p>
      <text:p text:style-name="P4">
史密斯强调，中国从基于规则的国际秩序中攫取利益，但其不断增长的经济实力使当局试图提出一种系统性的替代方案，以重塑人权服从于中共政治和意识形态的国际秩序。寻求在中国开展业务或进入中国市场的国际企业，常常发现自己也卷入为中共侵犯人权服务的风险。这些侵害人权的行为涉及种族灭绝、进口强迫劳动产品、强制摘取人体器官、建立大规模技术监控系统，以及审查互联网信息和限制公民的言论自由等。</text:p>
      <text:p text:style-name="P4">
美国国土安全部政策副部长罗伯特·西尔弗斯在听证会上表示，自去年六月《防止强迫维吾尔人劳动法》生效以来，美国海关和边境部门已查处了价值超过十四亿美元的四千二百多批货物。（视频截图/美国国会官网）<text:a xlink:type="simple" xlink:href="https://www.rfa.org/mandarin/yataibaodao/junshiwaijiao/jw-07112023111440.html/capture4.jpg" text:style-name="Internet_20_link" text:visited-style-name="Visited_20_Internet_20_Link">
 </text:a>
</text:p>
      <text:p text:style-name="P4">
美国国土安全部政策副部长罗伯特·西尔弗斯（RobertSilvers）在听证会上表示，自去年六月《防止强迫维吾尔人劳动法》生效以来，美国海关和边境部门已查处了价值超过十四亿美元的四千二百多批货物。他强调，美国国土安全部会继续扩大执行上述法案的力度，包括最近将纳思达及中泰化学两家中国企业列入与《防止强迫维吾尔人劳动法》有关的“实体名单”。</text:p>
      <text:p text:style-name="P4">
他说：“禁止进口这些非法商品的美国法律反映了我们尊重人权、保护美国工人和合法企业的价值观……。我们的早期执法力度很强，但我们确实面临挑战。”</text:p>
      <text:p text:style-name="P4">
西尔弗斯承认，价值八百美元以下的货物在进入美国边境时还无法做到全部审查。</text:p>
      <text:p text:style-name="P4">
美国前职业篮球联赛（NBA）运动员坎特（Enes KanterFreedom）也在作证时表示，由于一贯倡导人权及此前的“球鞋”事件，他一直饱受中国政府施压，但这并不会阻止他为人权发声。</text:p>
      <text:p text:style-name="P4">
 美国前职业篮球联赛（NBA）运动员坎特（EnesKanter Freedom）在听证会作证（视频截图/美国国会官网）  <text:a xlink:type="simple" xlink:href="https://www.rfa.org/mandarin/yataibaodao/junshiwaijiao/jw-07112023111440.html/capture5.jpg" text:style-name="Internet_20_link" text:visited-style-name="Visited_20_Internet_20_Link">
</text:a>
</text:p>
      <text:p text:style-name="P4">
2021年，坎特选择穿着一双带有“解放西藏”字样的球鞋参加NBA比赛。但比赛开始前，两名工作人员要求他脱下球鞋，这遭到了坎特的拒绝。随后在中场休息时，坎特接到经理通知，说他所在的凯尔特人队所有比赛在中国被禁播。赛后，坎特的行为还引来了中国球迷的抵制。</text:p>
      <text:p text:style-name="P4">
遭中国当局以"颠覆国家政权罪"判刑的民间公益机构“长沙富能”创办人程渊，其妻子施明磊在听证会上告诉美国的立法者们，她丈夫服刑的赤山监狱就涉及强迫劳动，而程渊本人也深受迫害。</text:p>
      <text:p text:style-name="P4">
中国民间公益机构"长沙富能"创办人程渊的妻子施明磊在听证会上告诉美国的立法者们，她丈夫服刑的赤山监狱就涉及强迫劳动，而程渊本人也深受迫害。（视频截图/美国国会官网）<text:a xlink:type="simple" xlink:href="https://www.rfa.org/mandarin/yataibaodao/junshiwaijiao/jw-07112023111440.html/capture3.jpg" text:style-name="Internet_20_link" text:visited-style-name="Visited_20_Internet_20_Link">
 </text:a>
</text:p>
      <text:p text:style-name="P4">
施明磊：“我的丈夫目前被迫做大量的缝纫工作。如果囚犯拒绝工作或完不成配额，他们就会受到各种惩罚，包括连续工作几个小时，被迫达到指标，切断他们与家人的联系。在某种情况下，还会遭到殴打及电击。”</text:p>
      <text:p text:style-name="P4">
美国国会及行政当局中国委员会共同主席、民主党籍参议员杰夫·默克利（JeffMerkley）强调，保护供应链免受强迫劳动的污染，必须成为企业是否合规的首要问题，任何企业如果为中共当局的种族灭绝政策提供支持都是不可接受的。</text:p>
      <text:p text:style-name="P4">
记者：经纬 责编：何平 网编：洪伟 <text:span text:style-name="T4">
<text:span text:style-name="T5">
* </text:span>
</text:span>
*</text:p>
      <text:p text:style-name="P4">
Source: <text:a xlink:type="simple" xlink:href="https://www.rfa.org/mandarin/yataibaodao/junshiwaijiao/jw-07112023111440.html" text:style-name="Internet_20_link" text:visited-style-name="Visited_20_Internet_20_Link">
https://www.rfa.org/mandarin/yataibaodao/junshiwaijiao/jw-07112023111440.html</text:a>
</text:p>
      <!--NEWS-->
      <text:h text:style-name="P10" text:outline-level="1">
<text:span text:style-name="T4">
中澳矛盾升级：微信拒绝澳参议院听证</text:span>
</text:h>
      <text:p text:style-name="P4">
Author: None (Language: zh)</text:p>
      <text:p text:style-name="P4">
Publisher: None</text:p>
      <text:p text:style-name="P4">
Time: 2023-07-11T15:00:00Z</text:p>
      <text:p text:style-name="P4">
Description: 中国社交巨头微信拒绝参加澳大利亚的社交媒体干预听证会，此举引起了澳大利亚的激烈反应。微信是否对华人澳洲社区产生影响力，这引发了更深入的讨论。</text:p>
      <text:p text:style-name="P4">
Videos: []</text:p>
      <text:p text:style-name="P4">
Images: []</text:p>
      <text:p text:style-name="P4">
Subject: 时政风云</text:p>
      <text:p text:style-name="P4">
Subjects: ['澳大利亚', '岛屿主权争端', '专题报道：全景观看“习马会”', '中国', '社交媒体', '中共十九大', '德国联邦大选', '德中关系']</text:p>
      <text:p text:style-name="P4">
Keywords: ['微信', '澳大利亚', 'James Paterson', '拒绝', '出席', '审查', '中国', '宣传', '社交媒体', '干预', '政治']</text:p>
      <text:p text:style-name="P4">
ID: 66192162</text:p>
      <!--METADATA-->
      <text:p text:style-name="P4">
<text:a xlink:type="simple" xlink:href="https://www.dw.com/zh/overlay/image/article/66192162/54996517" text:style-name="Internet_20_link" text:visited-style-name="Visited_20_Internet_20_Link">
 </text:a>
</text:p>
      <text:p text:style-name="P4">
有76%的华裔澳洲人表示，他们每天都使用微信</text:p>
      <text:p text:style-name="P4">
（德国之声中文网）中国社交媒体应用——微信在澳大利亚华人中使用广泛，在两国复杂的关系中，微信究竟扮演怎样的角色引起广泛关注。微信已经多次拒绝出席澳大利亚参议院关于外国通过社交媒体干涉国内政治事务的听证会。本周二听证会举办的时机正值澳大利亚官方对微信的怀疑态度持续增加之际。</text:p>
      <text:p text:style-name="P4">
澳大利亚自由党参议员帕特森（JamesPaterson）发信声称，微信已多次拒绝在澳大利亚参议院外国干涉社交媒体专门委员会的听证会上露面。他向微信的总部所在地深圳的腾讯公司领导层表示，如果微信继续拒绝公开向议会陈述其立场，委员会可能会对其产生负面观感。在信中他写道：“一些在委员会前作证的专家认为，应该考虑禁用微信，以保护澳大利亚用户的自由不受侵犯。如果微信继续拒绝出席委员会，我们将不可避免地对您是否愿意与澳大利亚法律合作得出结论，并做出相应的建议。”</text:p>
      <text:p text:style-name="P4">
帕特森表示：“我了解在澳大利亚，微信大约有一百万用户，我承认它对于有中国血统的澳大利亚人来说是一种必要的通讯工具。但是，委员会收到了令人信服的证据， <text:a xlink:type="simple" xlink:href="https://www.dw.com/zh/zh/智库中共通过微信控制澳洲中文媒体/a-55984361" text:style-name="Internet_20_link" text:visited-style-name="Visited_20_Internet_20_Link">
微信是中国共产党的‘叙事机器’ </text:a>
，我们听到了一些令人不安的指控，即微信已经被用来恐吓和骚扰在海外的中国澳大利亚人权活动家及其家人，以抑制他们的言论自由。”</text:p>
      <text:p text:style-name="P4">
</text:p>
      <text:p text:style-name="P4">
微信和TikTok在美国已经成为政府检查打击的对象</text:p>
      <text:h text:style-name="P12" text:outline-level="3">
<text:span text:style-name="T4">
微信在澳洲：争议与影响力</text:span>
</text:h>
      <text:p text:style-name="P4">
香港《南华早报》报道称，微信不在澳洲设有常驻员工，因此澳大利亚议会无法强制来自腾讯总部所在地深圳的高管出席听证会。但微信方面表示，“微信在所有市场均严格遵守法规。我们期待继续与澳洲的利益相关者进行对话。”</text:p>
      <text:p text:style-name="P4">
《南华早报》在报道中指出：微信在澳大利亚的影响力和作用引起了人们的关注。悉尼Lowy研究所今年4月的一项调查显示，微信是澳大利亚人每日使用的第三大社交媒体平台，仅次于YouTube和Facebook。有76%的华裔澳洲人表示，他们每天都使用微信，该应用已成为华人澳洲人获取新闻的主要来源。</text:p>
      <text:p text:style-name="P4">
然而，微信作为新闻和观点文章的平台，已引起澳大利亚政界的警觉。莫里森执政期间，北京和堪培拉关系的恶化，微信面临着因国家安全问题被封禁的呼声。此外，微信并非唯一在澳洲引发担忧的中国应用。今年4月，澳大利亚宣布将从所有联邦政府所有设备中移除TikTok。如今，同时在澳大利亚被外国通过社交媒体干涉国内政治事务听证会传讯的社交媒体公司还包括推特和领英。</text:p>
      <text:p text:style-name="P4">
约翰霍普金斯大学的讲师卡普兰(Seth Kaplan)在四月份向澳洲的相关委员会表示，尽管 <text:a xlink:type="simple" xlink:href="https://www.dw.com/zh/zh/哪些国家禁止tiktok原因何在/a-65700672" text:style-name="Internet_20_link" text:visited-style-name="Visited_20_Internet_20_Link">
 大家都在关注视频分享应用TikTok</text:a>
 ，但微信对澳大利亚国家安全的威胁更为深远。</text:p>
      <text:h text:style-name="P12" text:outline-level="3">
<text:span text:style-name="T4">
微信站不住脚的反驳</text:span>
</text:h>
      <text:p text:style-name="P4">
据《悉尼先驱晨报》报道，微信对此辩解称，该应用是为中国境外的用户设计的，不受中国法律的管辖。在此腾讯所指的是微信海外版“WeChat”。腾讯之前表示，微信允许用户进行私人交流，不会向用户推送任何内容，腾讯对用户看到的内容没有编辑控制权。</text:p>
      <text:p text:style-name="P4">
但事实却并非如此。微信多年来一直能够精准的控制什么样的用户能够发送或接受哪些内容。比如要是用微信传送中国当局不愿意看到的禁书，发出的用户可以看到PDF文档顺利发出，但接收方却看不到任何文档。双方也不会收到任何信息传输有误的提示。同时如果发表一些含有包括<text:a xlink:type="simple" xlink:href="https://www.dw.com/zh/zh/因发四通桥信息被封号-微信用户认错求宽大/a-63474337" text:style-name="Internet_20_link" text:visited-style-name="Visited_20_Internet_20_Link">
 “四通桥” </text:a>
、“八九六四”等敏感词的聊天消息或多媒体内容，也会面临类似的问题。敏感词的范围，会根据中国境内目前宣传和审查系统的需求不断变化。</text:p>
      <text:p text:style-name="P4">
不过，《悉尼先驱晨报》也指出：有两位澳洲学者在一份提交给调查委员会的文件中表示，禁止微信可能会对该国庞大且日益增长的中文社区造成“情感、心理和实际上的伤害”。</text:p>
      <text:p text:style-name="P4">
总的来说，微信已经在全球范围内吸引了12.5亿的月活跃用户，其中大部分位于中国，微信在全球华人社区中的影响力不容忽视。今年８月１日，澳大利亚的相关委员会将向政府提交政策建议。</text:p>
      <text:p text:style-name="P4">
（《南华早报》、《悉尼先驱晨报》等）</text:p>
      <text:p text:style-name="P4">
Source: <text:a xlink:type="simple" xlink:href="https://www.dw.com/zh/中澳矛盾升级：微信拒绝澳参议院听证/a-66192162" text:style-name="Internet_20_link" text:visited-style-name="Visited_20_Internet_20_Link">
https://www.dw.com/zh/中澳矛盾升级：微信拒绝澳参议院听证/a-66192162?maca=chi-rss-chi-all-1127-rdf</text:a>
</text:p>
      <!--NEWS-->
      <text:h text:style-name="P10" text:outline-level="1">
<text:span text:style-name="T4">
北约峰会在即　陆克文：中国南海声索危害国际秩序</text:span>
</text:h>
      <text:p text:style-name="P4">
Author: None</text:p>
      <text:p text:style-name="P4">
Publisher: Radio Free Asia (Organization)</text:p>
      <text:p text:style-name="P4">
Published Time: 2023-07-11T15:19:00-04:00</text:p>
      <text:p text:style-name="P4">
Modified Time: 2023-07-12T10:1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908484in" draw:z-index="0">
<draw:image xlink:href="../Images/rfamandarin/2023-07-11T15-19-00-04-00/000000.png" xlink:type="simple" xlink:show="embed" xlink:actuate="onLoad" draw:mime-type="image/png"/>
</draw:frame>
美国华盛顿智库和平研究所2023年7月11日就北约与涉及台海、南海的印太安全局势举办研讨会 <text:a xlink:type="simple" xlink:href="https://www.rfa.org/mandarin/yataibaodao/junshiwaijiao/tj-07112023114740.html/@@images/image" text:style-name="Internet_20_link" text:visited-style-name="Visited_20_Internet_20_Link">
</text:a>
视频截图/美国和平研究所官网）</text:p>
      <text:p text:style-name="P4">
北大西洋公约组织（NATO）本周二在立陶宛举行峰会，澳大利亚、新西兰、韩国、日本等"亚太四国"领导人也将代表伙伴国家与会。本周二，美国智库针对北约与涉及台海、南海的印太安全局势进行了讨论。</text:p>
      <text:p text:style-name="P4">
<text:a xlink:type="simple" xlink:href="https://www.rfa.org/mandarin/Xinwen/11-07102023164708.html" text:style-name="Internet_20_link" text:visited-style-name="Visited_20_Internet_20_Link">
 </text:a>
 <text:span text:style-name="T4">
<text:a xlink:type="simple" xlink:href="https://www.rfa.org/mandarin/yataibaodao/junshiwaijiao/cl-06302022084918.html" text:style-name="Internet_20_link" text:visited-style-name="Visited_20_Internet_20_Link">
 北约新战略概念指北京构成系统性挑战 邀亚太四国与会围堵中国 </text:a>
 </text:span>
  * <text:a xlink:type="simple" xlink:href="https://www.rfa.org/mandarin/Xinwen/11-07102023164708.html" text:style-name="Internet_20_link" text:visited-style-name="Visited_20_Internet_20_Link">
 <text:span text:style-name="T4">
北约秘书长对中国胁迫性行为发出警告</text:span>
 </text:a>
  * <text:a xlink:type="simple" xlink:href="https://www.rfa.org/mandarin/yataibaodao/junshiwaijiao/zbt-06272022093139.html" text:style-name="Internet_20_link" text:visited-style-name="Visited_20_Internet_20_Link">
 <text:span text:style-name="T4">
亚太四国首脑出席北约峰会 中国表示强烈不满</text:span>
 </text:a>
</text:p>
      <text:p text:style-name="P4">
随着中国对外扩张的影响力日趋加剧，印太安全局势也成为全球关注的焦点。外界普遍认为，本届北约峰会中，各国领导人也将重点讨论有关中国议题。其中，澳大利亚、新西兰、韩国、日本等”亚太四国”今年也接获邀请，将以伙伴国家身份连续第二年参与峰会。</text:p>
      <text:p text:style-name="P4">
7月11日，华盛顿智库美国和平研究所（United States Institute ofPeace）为此举办研讨会，与会学者及官员重点关注北约与”亚太四国”应如何共同保护印太地区的国际秩序，澳大利亚、新西兰、韩国、日本的驻美使馆皆派代表与会。</text:p>
      <text:p text:style-name="P4">
澳大利亚前总理、现任驻美大使陆克文（KevinRudd）在会上指出，国际社会当前面对跨区域的安全风险：“中国的太空站以及俄罗斯的太空站都为全世界带来新的挑战，……除了太空与网络安全外，在地缘政治方面，各国的关联性也很强，如全球多数航运需要经过南海。”</text:p>
      <text:p text:style-name="P4">
<text:span text:style-name="T4">
 澳大利亚前总理、现任驻美大使陆克文在会上指出，国际社会当前面对跨区域的安全风险。（视频截图/美国和平研究所官网）  <text:a xlink:type="simple" xlink:href="https://www.rfa.org/mandarin/yataibaodao/junshiwaijiao/tj-07112023114740.html/tj0711z.jpg" text:style-name="Internet_20_link" text:visited-style-name="Visited_20_Internet_20_Link">
</text:a>
</text:span>
</text:p>
      <text:p text:style-name="P4">
<text:span text:style-name="T4">
日本官员：中俄威胁促使西方更加团结</text:span>
</text:p>
      <text:p text:style-name="P4">
日本驻美官员塚田（TamakiTsukada）则指出，俄罗斯与中国的战略同盟让北约以及印太国家的关係更加紧密：“日本相信，捍卫既有的国际秩序能为日本带来最大的利益。日本跟俄罗斯在远东有仍未解决的边界问题，日本每天也在东海面对中国的威胁。”</text:p>
      <text:p text:style-name="P4">
研讨会上，与会学者相继谈到中方曾指责北约藉由俄乌战争扩张，以及所谓开启新冷战的说法。对此，陆克文回应表示，中国的观点是在“胡说八道”。陆克文指出，国际法庭已经裁定中国在南海的主权声索不符合国际法，而中国不尊重判决结果，则是在危害既有的国际秩序；而北约对于印太地区的安全越来越重要，一部分原因也与中国的所谓崛起等威胁有关。</text:p>
      <text:p text:style-name="P4">
陆克文强调，中国官方所谓“美国及其盟友意图透过扩展北约开启新冷战”的说法，是站不住脚的。</text:p>
      <text:p text:style-name="P4">
<text:span text:style-name="T4">
  </text:span>
 记者：唐缘媛 责编：何平 网编：洪伟 <text:span text:style-name="T4">
<text:span text:style-name="T5">
* </text:span>
</text:span>
<text:span text:style-name="T5">
 </text:span>
***</text:p>
      <text:p text:style-name="P4">
Source: <text:a xlink:type="simple" xlink:href="https://www.rfa.org/mandarin/yataibaodao/junshiwaijiao/tj-07112023114740.html" text:style-name="Internet_20_link" text:visited-style-name="Visited_20_Internet_20_Link">
https://www.rfa.org/mandarin/yataibaodao/junshiwaijiao/tj-07112023114740.html</text:a>
</text:p>
      <!--NEWS-->
      <text:h text:style-name="P10" text:outline-level="1">
<text:span text:style-name="T4">
美智库负责人被控做中国代理人　弃保潜逃</text:span>
</text:h>
      <text:p text:style-name="P4">
Author: None</text:p>
      <text:p text:style-name="P4">
Publisher: Radio Free Asia (Organization)</text:p>
      <text:p text:style-name="P4">
Published Time: 2023-07-11T16:20:00-04:00</text:p>
      <text:p text:style-name="P4">
Modified Time: 2023-07-11T19:02: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863815in" draw:z-index="0">
<draw:image xlink:href="../Images/rfamandarin/2023-07-11T16-20-00-04-00/000000.png" xlink:type="simple" xlink:show="embed" xlink:actuate="onLoad" draw:mime-type="image/png"/>
</draw:frame>
 原华盛顿智库全球安全分析研究所（Institutefor the Analysis of Global Security）联合主任卢福特（Gal Luft） <text:a xlink:type="simple" xlink:href="https://www.rfa.org/mandarin/Xinwen/6-07112023161303.html/@@images/image" text:style-name="Internet_20_link" text:visited-style-name="Visited_20_Internet_20_Link">
</text:a>
油管视频截图  综合路透社和美国广播公司（ABC）等媒体的报道，纽约检察官周一（7月10日）指控原华盛顿智库全球安全分析研究所（Institute forthe Analysis of Global Security）联合主任卢福特（GalLuft）涉嫌在未注册的情况下充当中国代理人，在美国制裁伊朗的前提下安排伊朗官员与一家中国能源公司会面，商讨石油交易。检方表示，卢福特于今年2月在塞浦路斯被捕，并面临美国指控，但在等待引渡期间弃保潜逃。现年57岁的卢福特拥有美国和以色列双重国籍。诉状还指控卢福特在2016年代表中国，付钱给一名时任特朗普总统的顾问，推动有利于中国的政策，并且以该顾问的名义起草评论，在中国报纸上发表。另外检方还表示，卢福特促成了中国公司向利比亚、阿联酋、肯尼亚等国家出售武器的交易。卢福特在推特上回应说，他从来没有做过军火商；他2月份还在推文中辩称，他在塞浦路斯被逮捕是美国出于政治动机的引渡请求。卢福特所属的全球安全分析研究所在周二发表声明，称卢福特是一个完全正直和诚实的人，对他的清白有信心。 （责编：王允）</text:p>
      <text:p text:style-name="P4">
Source: <text:a xlink:type="simple" xlink:href="https://www.rfa.org/mandarin/Xinwen/6-07112023161303.html" text:style-name="Internet_20_link" text:visited-style-name="Visited_20_Internet_20_Link">
https://www.rfa.org/mandarin/Xinwen/6-07112023161303.html</text:a>
</text:p>
      <!--NEWS-->
      <text:h text:style-name="P10" text:outline-level="1">
<text:span text:style-name="T4">
淡马锡报告7年来最糟糕回报率 (Free Version)</text:span>
</text:h>
      <text:p text:style-name="P4">
Authors: ['梅塞德丝•吕尔']</text:p>
      <text:p text:style-name="P4">
Publisher: 英国《金融时报》</text:p>
      <text:p text:style-name="P4">
Time: 2023-07-11T23:49:36+00:00</text:p>
      <text:p text:style-name="P4">
Published Time: 2023-07-11T12:00:99+08:00</text:p>
      <text:p text:style-name="P4">
Modified Time: 2023-07-11T19:50:99+08:00</text:p>
      <text:p text:style-name="P4">
Description: 这家新加坡国有投资机构报告2023财年股东总回报率为-5.07%，并警告称，面对经济衰退风险、利率上升和地缘政治紧张，它已放缓投资。</text:p>
      <text:p text:style-name="P4">
Images: []</text:p>
      <text:p text:style-name="P4">
Themes: ['淡马锡', '关注']</text:p>
      <text:p text:style-name="P4">
Keywords: ['淡马锡', '主权财富基金', '投资', '蚂蚁金服', '马云']</text:p>
      <text:p text:style-name="P4">
Type: Article</text:p>
      <!--METADATA-->
      <text:p text:style-name="P4">
新加坡国有投资机构淡马锡控股(TemasekHoldings)报告了自2016年以来最糟糕的回报率，并警告称，面对经济衰退风险、利率上升和地缘政治紧张，它已放缓投资。</text:p>
      <text:p text:style-name="P4">
作为全球最大和最活跃的投资者之一，淡马锡表示，随着公共和私募股权资本市场下跌，尤其是科技股板块受到格外沉重的打击，其投资组合净值在截至3月的财政年度缩水至3820亿新元（合2850亿美元）。相比之下，其投资组合净值在2022年达到创纪录的4030亿新元。按市价计值的会计方法导致了70亿新元的亏损。</text:p>
      <text:p text:style-name="P4">
Source: <text:a xlink:type="simple" xlink:href="http://www.ftchinese.com/story/001100219" text:style-name="Internet_20_link" text:visited-style-name="Visited_20_Internet_20_Link">
http://www.ftchinese.com/story/001100219</text:a>
</text:p>
      <!--NEWS-->
      <text:h text:style-name="P10" text:outline-level="1">
<text:span text:style-name="T4">
10月起法国民众修鞋补衣可获奖金</text:span>
</text:h>
      <text:p text:style-name="P4">
Publisher: 法新社</text:p>
      <text:p text:style-name="P4">
Published Time: 2023-07-12T-13:02:08+00:00</text:p>
      <text:p text:style-name="P4">
Modified Time: 2023-07-12T08:20:03+00:00</text:p>
      <text:p text:style-name="P4">
Description: （法新社巴黎11日电） 法国政府表示，从10月起将发放奖金，以鼓励民众修补衣服和鞋子，而不是将衣物给扔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7-12T-13-02-08-00-00/000000.png" xlink:type="simple" xlink:show="embed" xlink:actuate="onLoad" draw:mime-type="image/png"/>
</draw:frame>
</text:p>
      <text:p text:style-name="P4">
此举目的是要减少法国人每年扔掉的70万吨衣物，这些衣物最终有2/3进入垃圾掩埋场。</text:p>
      <text:p text:style-name="P4">
负责生态事务的法国国务秘书库雅尔（Berangere Couillard）今天参观巴黎永续时尚中心LaCaserne时表示：「从10月起，政府鼓励消费者修补衣服和鞋子。」</text:p>
      <text:p text:style-name="P4">
库雅尔邀请所有缝纫工作室和制鞋商加入生态组织「重制」（Refashion）系统，并贴上此系统的标签。</text:p>
      <text:p text:style-name="P4">
根据此一计画，顾客若修理鞋跟，可申请7欧元（约新台币245元）的补助；若修补衣服则可获10至25欧元。这些费用将从2023年至2028年的1.54亿欧元基金支出。</text:p>
      <text:p text:style-name="P4">
「重制」组织受政府指示从事支持产业永续发展的工作。该组织表示，法国2022年有33亿件服装、鞋子和家用亚麻布制品卖到市场上。</text:p>
      <text:p text:style-name="P4">
库雅尔说：「我们的目标是支持那些做维修的人。」她指的是缝纫工作室，也包括那些提供维修服务的品牌商。</text:p>
      <text:p text:style-name="P4">
纺织业是地球上污染最严重的行业之一，法国政府自2022年底推动纺织业大规模改革，这次补助民众修补衣物就是大改革的一环，此举是仿效家用电器维修奖金的作法。</text:p>
      <text:p text:style-name="P4">
Source: <text:a xlink:type="simple" xlink:href="https://www.rfi.fr/cn/%E5%9B%BD%E9%99%85%E6%8A%A5%E9%81%93/20230712-10%E6%9C%88%E8%B5%B7%E6%B3%95%E5%9B%BD%E6%B0%91%E4%BC%97%E4%BF%AE%E9%9E%8B%E8%A1%A5%E8%A1%A3%E5%8F%AF%E8%8E%B7%E5%A5%96%E9%87%91" text:style-name="Internet_20_link" text:visited-style-name="Visited_20_Internet_20_Link">
https://www.rfi.fr/cn/%E5%9B%BD%E9%99%85%E6%8A%A5%E9%81%93/20230712-10%E6%9C%88%E8%B5%B7%E6%B3%95%E5%9B%BD%E6%B0%91%E4%BC%97%E4%BF%AE%E9%9E%8B%E8%A1%A5%E8%A1%A3%E5%8F%AF%E8%8E%B7%E5%A5%96%E9%87%91</text:a>
</text:p>
      <!--NEWS-->
      <text:h text:style-name="P10" text:outline-level="1">
<text:span text:style-name="T4">
评论 | 胡平：伟大的殉道者，永远的道义典范 — 纪念刘晓波逝世六周年</text:span>
</text:h>
      <text:p text:style-name="P4">
Author: None</text:p>
      <text:p text:style-name="P4">
Publisher: Radio Free Asia (Organization)</text:p>
      <text:p text:style-name="P4">
Published Time: 2023-07-12T-16:00:00-04:00</text:p>
      <text:p text:style-name="P4">
Modified Time: 2023-07-10T16:12:28-04:00</text:p>
      <text:p text:style-name="P4">
Description: None</text:p>
      <text:p text:style-name="P4">
Videos: []</text:p>
      <text:p text:style-name="P4">
Audios: ["<text:a xlink:type="simple" xlink:href="https://www.rfa.org/mandarin/pinglun/huping/hp2-071020231338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4.612011in" draw:z-index="0">
<draw:image xlink:href="../Images/rfamandarin/2023-07-12T-16-00-00-04-00/000000.png" xlink:type="simple" xlink:show="embed" xlink:actuate="onLoad" draw:mime-type="image/png"/>
</draw:frame>
一名男子身着T恤印有已故中国诺贝尔和平奖得主刘晓波照片 <text:a xlink:type="simple" xlink:href="https://www.rfa.org/mandarin/pinglun/huping/hp2-07102023133813.html/@@images/image" text:style-name="Internet_20_link" text:visited-style-name="Visited_20_Internet_20_Link">
</text:a>
美联社/资料照  <text:a xlink:type="simple" xlink:href="https://www.rfa.org/mandarin/pinglun/huping/hp2-07102023133813.html/@@stream" text:style-name="Internet_20_link" text:visited-style-name="Visited_20_Internet_20_Link">
Audio-1-Link：https://www.rfa.org/mandarin/pinglun/huping/hp2-07102023133813.html/@@stream</text:a>
</text:p>
      <text:p text:style-name="P4">
今天，2023年7月13日，是刘晓波逝世六周年。</text:p>
      <text:p text:style-name="P4">
2008年12月8日，赶在《零八宪章》公开发布之前，中共当局将刘晓波逮捕入狱，一年后以“煽动颠覆国家政权罪”判处有期徒刑11年。这个判决让很多人都感到很震惊。《零八宪章》很温和，首批签署者就有300多人，但被关进监狱定罪的只有刘晓波一人，而且刑期长达11年。我当时就推测，这多半是中共当局想把刘晓波放逐海外。</text:p>
      <text:p text:style-name="P4">
在2008年，北京电影学院的郝建教授对刘晓波做了一次录像采访。这是刘晓波生前最后一次录像采访，十分珍贵。在这次采访中，刘晓波谈到，在1996-1999年他被判劳教期间，他本来是有机会免除劳教，离开中国到西方的。刘晓波说：“98年，克林顿来访，中国政府找我（刘晓波）谈过，以保外就医的名义送到美国去。我实话实说，如果你们真给我判十年以上，象王丹魏京生那样，我可能还会考虑。实话实说这个三年，我已经过了一半了，还剩下一年半时间，怎么我也能挺过去。”</text:p>
      <text:p text:style-name="P4">
想来当局也看到了刘晓波的这段访谈。这就是为什么当局要给刘晓波重判11年。因为当局的目的就是把刘晓波放逐海外。当局以为，如果只判三五年，刘晓波就会坚持坐牢；如果重判十年以上，刘晓波就会考虑，是不是象王丹、魏京生那样流亡海外算了。</text:p>
      <text:p text:style-name="P4">
可是当局打错了算盘。因为此一时彼一时。1998年的刘晓波，如果被判刑十年以上，多半会同意接受流亡；但2008年的刘晓波，哪怕被判重刑，却宁肯把牢底坐穿也不接受流亡。</text:p>
      <text:p text:style-name="P4">
从1998年到2008年，刘晓波的思想和境界有惊人的提升。</text:p>
      <text:p text:style-name="P4">
2000年1月13日，刘晓波在给廖亦武的信里写道：“......与其他共产黑幕中的人物相比，我们都称不上真正的硬汉子。这么多年的大悲剧，我们仍然没有一个道义巨人，类似哈维尔。为了所有人都有自私的权利，必须有一个道义巨人无私地牺牲。为了争取到一个'消极自由'（不受权力的任意强制），必须有一种积极抗争的意志。历史没有必然，一个殉道者的出现就会彻底改变一个民族的灵魂，提升人的精神品质。甘地是偶然，哈维尔是偶然，两千年前那个生于马槽的农家孩子更是偶然。人的提升就是靠这些偶然诞生的个人完成的。不能指望大众的集体良知，只能依靠伟大的个人良知凝聚起懦弱的大众。特别是我们这个民族，更需要道义巨人，典范的感召力是无穷的，一个符号可以唤起太多的道义资源。”</text:p>
      <text:p text:style-name="P4">
2002年，刘晓波写了一篇长文“中国民间反对派的贫困——六四十三周年祭”，文中讲到，失去自由的昂山素姬宁愿把牢底坐穿也决不流亡，为反对派本身的发展和国际社会的支援提供了充分的道义资源和组织资源。刘晓波深以为憾的是，在中国，在六四屠杀的极端恐怖之下，有可能变成民间道义象征的代表性人物大量逃亡或被迫流亡，历史本来给予某些人成为这种象征性人物的机会，但由于这种那种缘故，他们没能成为这样的人物，致使中国始终未能产生像萨哈诺夫、哈维尔、瓦文萨、米奇尼克和昂山素姬这样的足以凝聚民间道义共识的反对派领袖。刘晓波坚定地认为，中国需要这样的道义典范。这就意味着，早在2000年，刘晓波就已经下定决心，如果命运把成为这种道义典范的机会或曰重担放在他的身上，他一定要尽力承担。</text:p>
      <text:p text:style-name="P4">
我们可以推测，当初当局给刘晓波重判11年，其目的是逼迫刘晓波接受流亡海外。我们还可以推测，当局一定不止一次地向刘晓波透露过他们的这一意图。只是都遭到刘晓波的拒绝。到后来，当局放弃了这种意图。当局害怕刘晓波坐穿牢底，活着走出监狱，成为中国的昂山素姬，于是转而采取了极其恶毒的手段，使刘晓波被肝癌，在刘晓波11年刑期已经坐了整整九年、还有两年就要出狱的时候，死在了监狱里。</text:p>
      <text:p text:style-name="P4">
刘晓波未能成为中国的昂山素姬。刘晓波的死亡使他定格为伟大的殉道者。和萨哈诺夫、哈维尔和昂山素姬相比毫不逊色，刘晓波以自己的方式给我们树立了一个永远的道义典范。</text:p>
      <text:p text:style-name="P4">
（文章只代表特约评论员个人的立场和观点）</text:p>
      <text:p text:style-name="P4">
Source: <text:a xlink:type="simple" xlink:href="https://www.rfa.org/mandarin/pinglun/huping/hp2-07102023133813.html" text:style-name="Internet_20_link" text:visited-style-name="Visited_20_Internet_20_Link">
https://www.rfa.org/mandarin/pinglun/huping/hp2-07102023133813.html</text:a>
</text:p>
      <!--NEWS-->
      <text:h text:style-name="P10" text:outline-level="1">
<text:span text:style-name="T4">
微软：中国黑客入侵特定美国政府电子邮件帐号</text:span>
</text:h>
      <text:p text:style-name="P4">
Author: None</text:p>
      <text:p text:style-name="P4">
Publisher: Radio Free Asia (Organization)</text:p>
      <text:p text:style-name="P4">
Published Time: 2023-07-12T-2:45:00-04:00</text:p>
      <text:p text:style-name="P4">
Modified Time: 2023-07-12T14:10: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88615in" draw:z-index="0">
<draw:image xlink:href="../Images/rfamandarin/2023-07-12T-2-45-00-04-00/000000.png" xlink:type="simple" xlink:show="embed" xlink:actuate="onLoad" draw:mime-type="image/png"/>
</draw:frame>
资料图片：图内描绘的建物是中国解放军的"61398部队"在上海的队部所在，该部队经常在网络攻击事件中被提及。 <text:a xlink:type="simple" xlink:href="https://www.rfa.org/mandarin/Xinwen/1-07122023132656.html/@@images/image" text:style-name="Internet_20_link" text:visited-style-name="Visited_20_Internet_20_Link">
</text:a>
美联社图片资料</text:p>
      <text:p text:style-name="P4">
美国微软公司周二晚间披露，中国黑客入侵了美国政府电子邮件帐号，试图收集美国情报。纽约时报报道援引知情人士的话说，这次攻击是具有针对性的，黑客针对特定帐号，而非大范围入侵。美国白宫国家安全委员会发言人亚当.霍奇表示，目前机密网络还未受到影响，对被获取的信息量的评估仍在进行当中。</text:p>
      <text:p text:style-name="P4">
微软称，共有25个包括美国政府在内的组织受到黑客的攻击。这个团伙使用伪造的身份验证工具来访问个人电子邮件账户。微软还表示，骇客在被发现前至少一个月就已经有入侵某些账户的记录。此次攻击的复杂性及其针对性表明，这个骇客团伙要么隶属于北京情报部门，要么为其工作。</text:p>
      <text:p text:style-name="P4">
微软执行副总裁查理·贝尔在社交媒体上写道，“据我们评估，对手主要从事间谍活动，例如进入电子邮件系统收集情报”。</text:p>
      <text:p text:style-name="P4">
微软没有透露被黑客入侵的组织和机构名称。星期三美国国务院表示，已经侦察到不寻常情况，并立即采取行动，保障其电脑系统的安全。</text:p>
      <text:p text:style-name="P4">
责编：饶怡明</text:p>
      <text:p text:style-name="P4">
Source: <text:a xlink:type="simple" xlink:href="https://www.rfa.org/mandarin/Xinwen/1-07122023132656.html" text:style-name="Internet_20_link" text:visited-style-name="Visited_20_Internet_20_Link">
https://www.rfa.org/mandarin/Xinwen/1-07122023132656.html</text:a>
</text:p>
      <!--NEWS-->
      <text:h text:style-name="P10" text:outline-level="1">
<text:span text:style-name="T4">
地球进入「人类世」 专家称鸡骨头是证据</text:span>
</text:h>
      <text:p text:style-name="P4">
Publisher: 法新社</text:p>
      <text:p text:style-name="P4">
Published Time: 2023-07-12T-4:32:09+00:00</text:p>
      <text:p text:style-name="P4">
Modified Time: 2023-07-12T10:05:02+00:00</text:p>
      <text:p text:style-name="P4">
Description: （法新社巴黎11日电） 当50万年后外星人或人类遥远后代研究地层沉积物来破解地球的过去时，将会发现50万年前颠覆生命、突然发生剧变的不寻常证据，那就是鸡骨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7-12T-4-32-09-00-00/000000.png" xlink:type="simple" xlink:show="embed" xlink:actuate="onLoad" draw:mime-type="image/png"/>
</draw:frame>
</text:p>
      <text:p text:style-name="P4">
这是科学家们发现人类食欲和活动迅速扩张，已从根本改变自然系统并令地球进入一个新的地质时代「人类世」（Anthropocene）的证据后，所得出的结论。</text:p>
      <text:p text:style-name="P4">
地球20世纪中叶的泥浆和岩石中，还留有其他显而易见的线索，包括遽增的二氧化碳、甲烷和其他温室气体，以及核试验产生的放射性碎屑、无所不在的塑胶微粒、入侵物种的散布等。</text:p>
      <text:p text:style-name="P4">
但鸡骨头可能是其中最发人深省的发现之一。</text:p>
      <text:p text:style-name="P4">
首先，它们是人类的发明。</text:p>
      <text:p text:style-name="P4">
地质学家班奈特（Carys Bennett）说：「现代肉鸡与它的祖先或野生同类相比，简直相去甚远…体型、骨骼形状、骨骼化学和遗传学都不同。」</text:p>
      <text:p text:style-name="P4">
班奈特是英国期刊「皇家学会开放科学」（Royal Society OpenScience）2017年一项研究的主要作者，这项研究为鸡只作为人类世「标志性物种」的说法提供证据。</text:p>
      <text:p text:style-name="P4">
换句话说，肉鸡的存在证明人类有能力侵入自然界并干预大自然发展。</text:p>
      <text:p text:style-name="P4">
英国列斯特大学古生物学名誉教授札拉希维茨（JanZalasiewicz）告诉法新社：「（动物）进化通常需耗时数百万年，但在这里只花了数十年就产生一种新型态的动物。」</text:p>
      <text:p text:style-name="P4">
他主持10多年的官方「人类世工作团」（Anthropocene Working Group,AWG）今天认定，邻近加拿大多伦多（Toronto）的克劳福湖（CrawfordLake）证明地球约70年前已因人类活动影响而进入了新的地质篇章「人类世」。</text:p>
      <text:p text:style-name="P4">
而普遍存在的肉鸡则是另一个证据，几乎在地球上有人居住的地方都会留下大量鸡骨头。</text:p>
      <text:p text:style-name="P4">
曾任列斯特大学研究员、现任「善待动物组织」（PETA）官员的班奈特说：「鸡是我们生物圈发生变化的象徵，如今生物圈已由人类消费和资源利用所主导。」</text:p>
      <text:p text:style-name="P4">
她说：「全世界丢弃大量独特的鸡骨头，将在未来的地质纪录中留下清晰的讯号。」</text:p>
      <text:p text:style-name="P4">
Source: <text:a xlink:type="simple" xlink:href="https://www.rfi.fr/cn/%E7%A7%91%E5%AD%A6%E6%96%B0%E7%9F%A5/20230712-%E5%9C%B0%E7%90%83%E8%BF%9B%E5%85%A5-%E4%BA%BA%E7%B1%BB%E4%B8%96-%E4%B8%93%E5%AE%B6%E7%A7%B0%E9%B8%A1%E9%AA%A8%E5%A4%B4%E6%98%AF%E8%AF%81%E6%8D%AE" text:style-name="Internet_20_link" text:visited-style-name="Visited_20_Internet_20_Link">
https://www.rfi.fr/cn/%E7%A7%91%E5%AD%A6%E6%96%B0%E7%9F%A5/20230712-%E5%9C%B0%E7%90%83%E8%BF%9B%E5%85%A5-%E4%BA%BA%E7%B1%BB%E4%B8%96-%E4%B8%93%E5%AE%B6%E7%A7%B0%E9%B8%A1%E9%AA%A8%E5%A4%B4%E6%98%AF%E8%AF%81%E6%8D%AE</text:a>
</text:p>
      <!--NEWS-->
      <text:h text:style-name="P10" text:outline-level="1">
<text:span text:style-name="T4">
市场静待美国公布通膨数据　日股收跌</text:span>
</text:h>
      <text:p text:style-name="P4">
Publisher: 法新社</text:p>
      <text:p text:style-name="P4">
Published Time: 2023-07-12T-8:02:08+00:00</text:p>
      <text:p text:style-name="P4">
Modified Time: 2023-07-12T09:35:03+00:00</text:p>
      <text:p text:style-name="P4">
Description: （法新社东京12日电） 日本东京股市今天在日圆汇价走坚影响下收低，市场投资人静待美国今天稍后公布的重要通膨数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7-12T-8-02-08-00-00/000000.png" xlink:type="simple" xlink:show="embed" xlink:actuate="onLoad" draw:mime-type="image/png"/>
</draw:frame>
</text:p>
      <text:p text:style-name="P4">
日股日经225指数下跌259.64点，或0.81%，收在31943.93点。东证股价指数收挫14.92点或0.67%，收在2221.48点。。</text:p>
      <text:p text:style-name="P4">
Source: <text:a xlink:type="simple" xlink:href="https://www.rfi.fr/cn/%E8%B4%A2%E7%BB%8F%E5%BF%AB%E8%AE%AF/20230712-%E5%B8%82%E5%9C%BA%E9%9D%99%E5%BE%85%E7%BE%8E%E5%9B%BD%E5%85%AC%E5%B8%83%E9%80%9A%E8%86%A8%E6%95%B0%E6%8D%AE-%E6%97%A5%E8%82%A1%E6%94%B6%E8%B7%8C" text:style-name="Internet_20_link" text:visited-style-name="Visited_20_Internet_20_Link">
https://www.rfi.fr/cn/%E8%B4%A2%E7%BB%8F%E5%BF%AB%E8%AE%AF/20230712-%E5%B8%82%E5%9C%BA%E9%9D%99%E5%BE%85%E7%BE%8E%E5%9B%BD%E5%85%AC%E5%B8%83%E9%80%9A%E8%86%A8%E6%95%B0%E6%8D%AE-%E6%97%A5%E8%82%A1%E6%94%B6%E8%B7%8C</text:a>
</text:p>
      <!--NEWS-->
      <text:h text:style-name="P10" text:outline-level="1">
<text:span text:style-name="T4">
吉利的海外电动汽车野心 (Free Version)</text:span>
</text:h>
      <text:p text:style-name="P4">
Authors: ['Lex专栏']</text:p>
      <text:p text:style-name="P4">
Publisher: 英国《金融时报》</text:p>
      <text:p text:style-name="P4">
Time: 2023-07-12T00:23:00+00:00</text:p>
      <text:p text:style-name="P4">
Published Time: 2023-07-11T12:00:99+08:00</text:p>
      <text:p text:style-name="P4">
Modified Time: 2023-07-11T20:23:99+08:00</text:p>
      <text:p text:style-name="P4">
Description: Lex专栏：吉利汽车控股拟与法国雷诺合资生产混合动力总成和内燃发动机。此举预示吉利将努力在海外扩大其电动汽车业务。</text:p>
      <text:p text:style-name="P4">
Images: ["<text:a xlink:type="simple" xlink:href="https://thumbor.ftacademy.cn/unsafe/picture/2/000187232_piclink.jpg" text:style-name="Internet_20_link" text:visited-style-name="Visited_20_Internet_20_Link">
000187232_pic...</text:a>
"]</text:p>
      <text:p text:style-name="P4">
Themes: ['吉利汽车', '关注']</text:p>
      <text:p text:style-name="P4">
Keywords: ['吉利汽车', '亚太公司', '奔驰']</text:p>
      <text:p text:style-name="P4">
Type: Article</text:p>
      <!--METADATA-->
      <text:p text:style-name="P4">
<draw:frame draw:style-name="fr1" draw:name="Image67" text:anchor-type="as-char" svg:width="6.9236in" svg:height="4.617987in" draw:z-index="0">
<draw:image xlink:href="../Images/FT Chinese Free Version/2023-07-12T00-23-00-00-00/000187232_piclink.jpg" xlink:type="simple" xlink:show="embed" xlink:actuate="onLoad" draw:mime-type="image/jpeg"/>
</draw:frame>
</text:p>
      <text:p text:style-name="P4">
生活中有些人收集汽车。中国亿万富豪、吉利汽车(Geely Auto)创始人李书福(Eric LiShufu)则热衷于积累与外国汽车制造商的商业关系。他已经将沃尔沃汽车公司(VolvoCars)纳入麾下，并在梅赛德斯(Mercedes)、路特斯(Lotus)和阿斯顿•马丁(AstonMartin)等公司持有股份。现在雷诺(Renault)也被添加至这份合作伙伴清单。</text:p>
      <text:p text:style-name="P4">
李书福的吉利汽车控股(Geely AutomobileHoldings)周二与法国雷诺签署一份合资协议，拟生产混合动力总成和内燃发动机。但这家合资企业不只是与一家欧洲汽车制造商达成的组件交易。它预示着吉利将努力在海外扩大其电动汽车业务。</text:p>
      <text:p text:style-name="P4">
Source: <text:a xlink:type="simple" xlink:href="http://www.ftchinese.com/story/001100220" text:style-name="Internet_20_link" text:visited-style-name="Visited_20_Internet_20_Link">
http://www.ftchinese.com/story/001100220</text:a>
</text:p>
      <!--NEWS-->
      <text:h text:style-name="P10" text:outline-level="1">
<text:span text:style-name="T4">
回应美国向乌克兰提供集束炸弹：俄罗斯威胁使用同类武器</text:span>
</text:h>
      <text:p text:style-name="P4">
Author: 半岛电视台</text:p>
      <text:p text:style-name="P4">
Publisher: Al Jazeera</text:p>
      <text:p text:style-name="P4">
Published Time: 2023-07-12T01:15:26</text:p>
      <text:p text:style-name="P4">
Modified Time: 2023-07-12T01:15:26</text:p>
      <text:p text:style-name="P4">
Description: 俄罗斯国防部长绍伊古11日威胁称，如果美国向乌克兰军队提供集束炸弹，那么俄军也将使用集束炸弹。</text:p>
      <text:p text:style-name="P4">
Images: ["<text:a xlink:type="simple" xlink:href="https://chinese.aljazeera.net/wp-content/uploads/2023/07/31579496-1688381857-1689123994.jpg" text:style-name="Internet_20_link" text:visited-style-name="Visited_20_Internet_20_Link">
31579496-1688...</text:a>
", "<text:a xlink:type="simple" xlink:href="https://chinese.aljazeera.net/wp-content/uploads/2023/07/maxresdefault-1689123806.jpg" text:style-name="Internet_20_link" text:visited-style-name="Visited_20_Internet_20_Link">
maxresdefault...</text:a>
", "<text:a xlink:type="simple" xlink:href="https://chinese.aljazeera.net/wp-content/uploads/2023/07/maxresdefault-1689123880.webp" text:style-name="Internet_20_link" text:visited-style-name="Visited_20_Internet_20_Link">
maxresdefault...</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68" text:anchor-type="as-char" svg:width="6.9236in" svg:height="4.608995in" draw:z-index="0">
<draw:image xlink:href="../Images/Aljazeera Chinese/2023-07-12T01-15-26/31579496-1688381857-1689123994.jpg" xlink:type="simple" xlink:show="embed" xlink:actuate="onLoad" draw:mime-type="image/jpeg"/>
</draw:frame>
绍伊古：如果美国向乌克兰提供集束炸弹，那么俄罗斯也将不得不使用这类弹药 (阿纳多卢通讯社)</text:p>
      <text:p text:style-name="P4">
俄罗斯国防部长绍伊古11日威胁称，如果美国向乌克兰军队提供集束炸弹，那么俄军也将使用集束炸弹。另一方面，乌克兰指责俄罗斯军队对基辅、敖德萨和赫尔松发动了导弹袭击。</text:p>
      <text:p text:style-name="P4">
绍伊古表示，尽管俄罗斯拥有比美国更为高效的集束弹药，但俄罗斯并未在乌克兰的特别军事行动中使用这些集束弹药。</text:p>
      <text:p text:style-name="P4">
他补充称，如果美国向乌克兰提供集束炸弹，那么俄罗斯也将不得不使用“类似”的攻击手段。</text:p>
      <text:p text:style-name="P4">
美国在上周宣布，将向乌克兰提供被国际广泛禁止使用的集束弹药，用于针对俄罗斯军队的反击行动。</text:p>
      <text:p text:style-name="P4">
<draw:frame draw:style-name="fr1" draw:name="Image69" text:anchor-type="as-char" svg:width="6.9236in" svg:height="3.894525in" draw:z-index="0">
<draw:image xlink:href="../Images/Aljazeera Chinese/2023-07-12T01-15-26/maxresdefault-1689123806.jpg" xlink:type="simple" xlink:show="embed" xlink:actuate="onLoad" draw:mime-type="image/jpeg"/>
</draw:frame>
 乌克兰的攻势面临严峻条件(半岛电视台)</text:p>
      <text:h text:style-name="P13" text:outline-level="4">
<text:span text:style-name="T4">
乌克兰的损失</text:span>
</text:h>
      <text:p text:style-name="P4">
俄罗斯国防部长绍伊古证实，基辅政权在任何战线上都没有实现其任何目标，他还强调，自反击开始以来，俄罗斯军队已经摧毁了21架乌克兰飞机、5架直升机、1244辆坦克及其他装甲战车。</text:p>
      <text:p text:style-name="P4">
他还补充称，自反击开始以来，乌克兰已经损失了2.6万余名士兵以及超过3000件各类武器。</text:p>
      <text:p text:style-name="P4">
绍伊古表示，西方情报机构认识到了俄罗斯防御、雷场和防空系统在反击乌克兰袭击方面的高效性。</text:p>
      <text:p text:style-name="P4">
实地方面，绍伊古表示，俄罗斯军队在乌克兰东部顿涅茨克地区莱曼附近的前线推进了1.5公里。</text:p>
      <text:p text:style-name="P4">
绍伊古对电视台记者表示，在击退乌克兰的进攻之后，“俄罗斯部队发动了反击，并且沿着莱曼附近长达2公里的前线向前推进了1.5公里”。需要指出的是，乌克兰军队于2022年10月控制了莱曼。</text:p>
      <text:p text:style-name="P4">
<draw:frame draw:style-name="fr1" draw:name="Image70" text:anchor-type="as-char" svg:width="6.9236in" svg:height="3.894525in" draw:z-index="0">
<draw:image xlink:href="../ConvertedIMGs/Aljazeera Chinese/2023-07-12T01-15-26/maxresdefault-1689123880.png" xlink:type="simple" xlink:show="embed" xlink:actuate="onLoad" draw:mime-type="image/png"/>
</draw:frame>
 俄乌战争(半岛电视台)</text:p>
      <text:h text:style-name="P13" text:outline-level="4">
<text:span text:style-name="T4">
导弹袭击</text:span>
</text:h>
      <text:p text:style-name="P4">
另一方面，乌克兰军队指责俄罗斯军队使用自杀式无人机和弹道导弹，对乌克兰首都基辅以及该国北部和南部城市发动了大规模的空袭。</text:p>
      <text:p text:style-name="P4">
乌克兰空军表示，其防御系统击落了于11日凌晨发射的28架伊朗沙赫德无人机中的26架。</text:p>
      <text:p text:style-name="P4">
乌克兰军方表示，在基辅地区，被击落的无人机残骸损坏了许多房屋。官员称，敖德萨市的一座行政大楼受损，此外，敖德萨港附近的一个码头发生火灾，但很快被扑灭。</text:p>
      <text:p text:style-name="P4">
在基辅和敖德萨的袭击事件中，没有出现人员死亡的报道，但是赫尔松地区州长亚历山大·普罗库金表示，俄罗斯军队轰炸了该州的部分地区，造成索菲耶夫卡村的一名妇女死亡，以及赫尔松市的两人受伤。</text:p>
      <text:p text:style-name="P4">
随着乌克兰战争的继续，乌克兰各地都发出了空袭警告。与此同时，北约领导人召开峰会，而克里姆林宫则批评了这场峰会，并且表示莫斯科绝不会在自身安全的问题上袖手旁观。</text:p>
      <text:p text:style-name="P4">
Source: <text:a xlink:type="simple" xlink:href="https://chinese.aljazeera.net/news/war-in-ukraine/2023/7/12/%e5%9b%9e%e5%ba%94%e7%be%8e%e5%9b%bd%e5%90%91%e4%b9%8c%e5%85%8b%e5%85%b0%e6%8f%90%e4%be%9b%e9%9b%86%e6%9d%9f%e7%82%b8%e5%bc%b9%e4%bf%84%e7%bd%97%e6%96%af%e5%a8%81%e8%83%81%e4%bd%bf%e7%94%a8" text:style-name="Internet_20_link" text:visited-style-name="Visited_20_Internet_20_Link">
https://chinese.aljazeera.net/news/war-in-ukraine/2023/7/12/%e5%9b%9e%e5%ba%94%e7%be%8e%e5%9b%bd%e5%90%91%e4%b9%8c%e5%85%8b%e5%85%b0%e6%8f%90%e4%be%9b%e9%9b%86%e6%9d%9f%e7%82%b8%e5%bc%b9%e4%bf%84%e7%bd%97%e6%96%af%e5%a8%81%e8%83%81%e4%bd%bf%e7%94%a8</text:a>
</text:p>
      <!--NEWS-->
      <text:h text:style-name="P10" text:outline-level="1">
<text:span text:style-name="T4">
羅冠聰家人遭港警突襲問訊 英議員憤慨</text:span>
</text:h>
      <text:p text:style-name="P4">
Author: None (Language: zh)</text:p>
      <text:p text:style-name="P4">
Publisher: None</text:p>
      <text:p text:style-name="P4">
Time: 2023-07-12T01:27:00Z</text:p>
      <text:p text:style-name="P4">
Description: 目前旅居英國的羅冠聰，本月遭港府通緝並懸賞100萬港元。11日，他的父母及兄弟共3人則遭到港警突擊住所，並在被帶至警局問話後獲釋。此舉遭英國議員批評為引誘回國的手段。</text:p>
      <text:p text:style-name="P4">
Videos: []</text:p>
      <text:p text:style-name="P4">
Images: []</text:p>
      <text:p text:style-name="P4">
Subject: 时政风云</text:p>
      <text:p text:style-name="P4">
Subjects: ['谷歌', '香港', '雨伞革命', '香港政改', '专题报道：香港“反送中”抗议']</text:p>
      <text:p text:style-name="P4">
Keywords: ['香港', '《国安法》', '罗冠聪', '海外港人', '通缉']</text:p>
      <text:p text:style-name="P4">
ID: 66195914</text:p>
      <!--METADATA-->
      <text:p text:style-name="P4">
<text:a xlink:type="simple" xlink:href="https://www.dw.com/zh/overlay/image/article/66195914/66107406" text:style-name="Internet_20_link" text:visited-style-name="Visited_20_Internet_20_Link">
 </text:a>
</text:p>
      <text:p text:style-name="P4">
前香港立法會議員、香港眾志創黨主席羅冠聰，2020年遭港府以違反《國安法》為由通緝。</text:p>
      <text:p text:style-name="P4">
（德國之聲中文網）據《星島日報》援引匿名消息報導，香港國安警察週二（7月11日）凌晨抵達移居海外的前香港立法會議員羅冠聰的家人住所，將他的父母和兄弟帶至警局問話。他們在錄完口供之後獲准離開，無人遭到逮捕。一名港警當日向法新社證實了此事。</text:p>
      <text:p text:style-name="P4">
7月初， <text:a xlink:type="simple" xlink:href="https://www.dw.com/zh/zh/港警通緝8位民主人士-國際社會譴責/a-66101360" text:style-name="Internet_20_link" text:visited-style-name="Visited_20_Internet_20_Link">
 港警才宣佈通緝8名流亡海外的香港知名港民主活動人士，並每人懸賞100萬港元</text:a>
，其中即包含羅冠聰。他在2020年6月北京宣布對港實施 <text:a xlink:type="simple" xlink:href="https://www.dw.com/zh/zh/国安法永久地改变了香港吗/a-66089541" text:style-name="Internet_20_link" text:visited-style-name="Visited_20_Internet_20_Link">
 《國家安全法》</text:a>
 後離開香港，目前旅居英國。</text:p>
      <text:p text:style-name="P4">
據報，警方問訊其家人的內容，包括是否為羅冠聰提供經濟支持、作為羅冠聰在香港的代理人等。事後港警亦表示，羅冠聰家人「涉嫌協助被警方通緝的人（繼續）從事危害國家安全的行為和活動。調查正在進行中，可能會採取進一步行動，包括逮捕。」</text:p>
      <text:p text:style-name="P4">
羅冠聰在接受英國《衛報》採訪時說： 「我可以堅定地聲明，我的工作與他們完全無關。『從他們那裡獲得幫助』的想法是完全荒謬的。」</text:p>
      <text:h text:style-name="P12" text:outline-level="3">
<text:span text:style-name="T4">
香港主权移交25周年 官方热民间冷成对比</text:span>
</text:h>
      <text:p text:style-name="P4">
港媒指出，這是港警在發出逮捕令後，首次對海外通緝犯的親屬進行訊問。分析人士觀察，香港政府近來不斷使用「與中央政府安全部隊類似的手段」，來恐嚇海外異議人士，其中就包括騷擾他們於國內的家人。</text:p>
      <text:p text:style-name="P4">
香港基金會自由委員會英國和歐盟區主任薩巴赫（Mark Sabah）稱，此類行動將使海外香港人「不敢揭露香港當局及其北京主子的真實面目。」</text:p>
      <text:p text:style-name="P4">
英國下議院外交事務委員會主席、保守黨議員卡恩斯（AliciaKearns）說，此次針對羅冠聰家人的突襲行動「完全令人憤慨」，顯然是企圖「引誘」羅冠聰回國，以便將其監禁。</text:p>
      <text:p text:style-name="P4">
卡恩斯呼籲，在港府宣布對海外民主人士懸賞之後，英國政府本應召見中國大使以進行投訴。而她和其他立場一致的國會議員，本月稍早也以敦促政府對打壓在英港人的香港官員實施制裁。</text:p>
      <text:h text:style-name="P12" text:outline-level="3">
<text:span text:style-name="T4">
港警積極追緝</text:span>
</text:h>
      <text:p text:style-name="P4">
自7月初港警發布逮捕令至今，香港已有5人被捕， <text:a xlink:type="simple" xlink:href="https://www.dw.com/zh/zh/涉嫌金援海外通緝犯-数名港人被捕/a-66130659" text:style-name="Internet_20_link" text:visited-style-name="Visited_20_Internet_20_Link">
 他們被指控經營一個手機應用，將賺取到的資金用以援助遭港警通緝的海外活動人士</text:a>
 。</text:p>
      <text:p text:style-name="P4">
</text:p>
      <text:p text:style-name="P4">
7月5日，前香港眾志主席林朗彥因涉嫌金援海外異議人士被國安警察逮捕。</text:p>
      <text:p text:style-name="P4">
此前，香港國安處總警司李桂華在記者會上表示，遭通緝海外人士只要一天不回香港，香港警方就不能拘捕他們，「但我們不會停止（追捕他們）。」</text:p>
      <text:p text:style-name="P4">
<text:a xlink:type="simple" xlink:href="https://www.dw.com/zh/zh/反對李家超參加apec-人權團體籲拜登表態/a-66096895" text:style-name="Internet_20_link" text:visited-style-name="Visited_20_Internet_20_Link">
 香港特首李家超 </text:a>
日前也表態稱，涉嫌違反《國安法》的罪犯罪行嚴重，特區政府將終身追究其法律責任，「無論他們走到天涯海角，一定都會終身追捕」。通緝人「唯一方法就是自首」，否則將「惶恐度日」。</text:p>
      <text:p text:style-name="P4">
（綜合報導）</text:p>
      <text:p text:style-name="P4">
Source: <text:a xlink:type="simple" xlink:href="https://www.dw.com/zh/羅冠聰家人遭港警突襲問訊-英議員憤慨/a-66195914" text:style-name="Internet_20_link" text:visited-style-name="Visited_20_Internet_20_Link">
https://www.dw.com/zh/羅冠聰家人遭港警突襲問訊-英議員憤慨/a-66195914?maca=chi-rss-chi-all-1127-rdf</text:a>
</text:p>
      <!--NEWS-->
      <text:h text:style-name="P10" text:outline-level="1">
<text:span text:style-name="T4">
我们距离休闲人生还有多远？ (Free Version)</text:span>
</text:h>
      <text:p text:style-name="P4">
Authors: ['萨拉•奥康纳']</text:p>
      <text:p text:style-name="P4">
Publisher: 英国《金融时报》</text:p>
      <text:p text:style-name="P4">
Time: 2023-07-12T01:48:20+00:00</text:p>
      <text:p text:style-name="P4">
Published Time: 2023-07-11T12:00:99+08:00</text:p>
      <text:p text:style-name="P4">
Modified Time: 2023-07-11T21:49:99+08:00</text:p>
      <text:p text:style-name="P4">
Description: “休息从来不是在你完成其他所有事情后才要做的事情。如果你想休息，就必须抽出时间休息。”</text:p>
      <text:p text:style-name="P4">
Images: []</text:p>
      <text:p text:style-name="P4">
Themes: ['工作', '关注']</text:p>
      <text:p text:style-name="P4">
Keywords: ['工作', '健康', '工作生活平衡', '休闲', '自动化']</text:p>
      <text:p text:style-name="P4">
Type: Article</text:p>
      <!--METADATA-->
      <text:p text:style-name="P4">
多年来，人们一直梦寐以求一个没有工作的世界。奥斯卡•王尔德(OscarWilde)在1891年的一篇散文中想象了这样一种未来：“就像树木在生长，而乡村绅士却在休憩中，因此当人类在自得其乐、享受文雅的闲暇（人类的目标是它而不是劳动）、创造美丽的事物、阅读美好的东西，或仅仅是怀着赞美和喜悦沉思这个世界时，机器就会在做一切必需的和令人不快的工作。”</text:p>
      <text:p text:style-name="P4">
今年，人工智能的快速发展再度引发这样一个问题：有朝一日机器会不会完全取代对人类劳动的需要？我对此表示怀疑，尤其是因为人类具备为自己创造工作的非凡能力。但是，让我们暂且假设技术进步真的开启了一个休闲时代。我们真的能够适应吗？</text:p>
      <text:p text:style-name="P4">
Source: <text:a xlink:type="simple" xlink:href="http://www.ftchinese.com/story/001100221" text:style-name="Internet_20_link" text:visited-style-name="Visited_20_Internet_20_Link">
http://www.ftchinese.com/story/001100221</text:a>
</text:p>
      <!--NEWS-->
      <text:h text:style-name="P10" text:outline-level="1">
<text:span text:style-name="T4">
反駁福島核廢水安全 中國：信者自行飲用</text:span>
</text:h>
      <text:p text:style-name="P4">
Author: None (Language: zh)</text:p>
      <text:p text:style-name="P4">
Publisher: None</text:p>
      <text:p text:style-name="P4">
Time: 2023-07-12T02:09:00Z</text:p>
      <text:p text:style-name="P4">
Description: 中國外交部發言人汪文斌11日再次反對日本核廢水排海，並強硬批評，若有人認為福島核污染水安全，日方應供這些人飲用。香港、韓國、新西蘭也對福島核廢水排海及日本食品進口，做出了新的回應。</text:p>
      <text:p text:style-name="P4">
Videos: []</text:p>
      <text:p text:style-name="P4">
Images: []</text:p>
      <text:p text:style-name="P4">
Subject: 时政风云</text:p>
      <text:p text:style-name="P4">
Subjects: ['德中关系', '韩国', '岛屿主权争端', '专题报道：全景观看“习马会”', '中国', '新西兰', '中共十九大', '福岛', '朝鲜']</text:p>
      <text:p text:style-name="P4">
Keywords: ['福岛', '核污染', '中国', '韩国', '新西兰', '福岛核电站', '福岛核废水']</text:p>
      <text:p text:style-name="P4">
ID: 66195935</text:p>
      <!--METADATA-->
      <text:p text:style-name="P4">
<text:a xlink:type="simple" xlink:href="https://www.dw.com/zh/overlay/image/article/66195935/66164566" text:style-name="Internet_20_link" text:visited-style-name="Visited_20_Internet_20_Link">
 </text:a>
</text:p>
      <text:p text:style-name="P4">
7日，韓國學生頭戴日相岸田、韓總統尹錫悅、IAEA總幹事格洛西的面具，抗議日本核廢水排海。</text:p>
      <text:p text:style-name="P4">
（德國之聲中文網）中國外交部發言人汪文斌週二（7月11日）表示，若有人判斷 <text:a xlink:type="simple" xlink:href="https://www.dw.com/zh/zh/福岛核处理水排海真的安全吗/a-66156631" text:style-name="Internet_20_link" text:visited-style-name="Visited_20_Internet_20_Link">
 福島核廢水</text:a>
 可以游泳、飲用，應讓這些人自行利用，而非排入大海。</text:p>
      <text:p text:style-name="P4">
此前，國際原子能機構（IAEA）4日發布評估報告，認為日本將排放福島核污染水的方案符合國際標準。但該機構總幹事格羅西（RafaelGrossi）週五（7日）受訪時稱，該 <text:a xlink:type="simple" xlink:href="https://www.dw.com/zh/zh/路透社iaea总干事暗示福岛报告专家组内部存在意见分歧/a-66153690" text:style-name="Internet_20_link" text:visited-style-name="Visited_20_Internet_20_Link">
 評估工作組的11位專家間其實存在意見分歧</text:a>
 ，再掀波瀾。</text:p>
      <text:p text:style-name="P4">
汪文斌表示，參與IAEA評估的專家發表了不同看法，顯示該機構出台報告過於倉促、結論也存在局限性和片面性，並未解決國際社會的疑慮，「日方不能將機構報告當作排海的『通行證』」。</text:p>
      <text:p text:style-name="P4">
有媒體提問，格羅西日前訪問韓國、新西蘭時，稱福島核處理水與他國核電站的排水無異、並無危險。對此，汪文斌回應，福島的核污染水尚不確定能否處理達標，相較於其他核電站正常運行所排出的水，在來源、所含放射性核素種類及處理難度上均不同，「根本不是一回事」、無法類比。</text:p>
      <text:p text:style-name="P4">
</text:p>
      <text:p text:style-name="P4">
中國外交部發言人11日重申反對日本排放核廢水（資料照）。</text:p>
      <text:p text:style-name="P4">
汪文斌稱IAEA未評估日方核污染水淨化設備的有效性和長期可靠性，無法保證未來30年所有核污染水都能處理達標，核處理水排海對環境、食品安全的影響也無法妄下結論。</text:p>
      <text:p text:style-name="P4">
他說：「如果有人認為福島核污染水可以飲用、可以游泳，我們建議日方把核污染水好好利用起來，供這些人飲用或游泳，而不是排進大海，讓國際社會擔憂。」</text:p>
      <text:p text:style-name="P4">
對於中方此番強硬回應，中國網友紛紛表示支持，同意「既然是好東西，日本為什麼不自己留著？」，並稱汪文斌「是懂提議的」、「霸氣測漏」，還說不如先讓格羅西「喝10年再說排不排」。</text:p>
      <text:h text:style-name="P12" text:outline-level="3">
<text:span text:style-name="T4">
中國欲擴大限制日食品進口</text:span>
</text:h>
      <text:p text:style-name="P4">
路透社報導，香港特首李家超11日預告，東京若執意將核處理水排海，香港將禁止自日本多縣進口水產。</text:p>
      <text:p text:style-name="P4">
</text:p>
      <text:p text:style-name="P4">
香港特首李家超預告，可能禁止日本多縣水產進口（資料照）。</text:p>
      <text:p text:style-name="P4">
李家超說，他已要求香港環境生態局局長組建跨部門團隊，來制定相關計劃，香港政府將採取「果斷行動」、並儘快向大眾公佈相關細節。他說，港府必須確保香港的食品安全有所保障，儘管餐飲等部分業將受此影響，但「相信他們會理解」。</text:p>
      <text:p text:style-name="P4">
美聯社報導，香港目前禁止從福島進口蔬果等部分產品；來自福島的禽畜肉品、或另4個縣的部分食品，若有輻射檢驗證書，則可以進口。</text:p>
      <text:p text:style-name="P4">
路透社報導指，香港是日本第二大農漁業出口市場，而排名第一的 <text:a xlink:type="simple" xlink:href="https://www.dw.com/zh/zh/中国海关宣布禁止进口日本福岛等地食品/a-66142401" text:style-name="Internet_20_link" text:visited-style-name="Visited_20_Internet_20_Link">
 中國大陸上週已表示將加強對日本食品的審查</text:a>
，並繼續限制部分日本進口食品。此前，韓國亦曾表示，將延續對福島地區進口食品和海鮮的禁令。</text:p>
      <text:h text:style-name="P12" text:outline-level="3">
<text:span text:style-name="T4">
各國反應不一</text:span>
</text:h>
      <text:p text:style-name="P4">
對於日本核處理水排海一事， <text:a xlink:type="simple" xlink:href="https://www.dw.com/zh/zh/福島核廢水入海政治化-日漁民不支持/a-65917718" text:style-name="Internet_20_link" text:visited-style-name="Visited_20_Internet_20_Link">
 福島當地漁民 </text:a>
 擔憂影響漁獲聲譽、造成經濟損失，不斷表示反對；週邊各國的反應亦各有不同。</text:p>
      <text:p text:style-name="P4">
早前， <text:a xlink:type="simple" xlink:href="https://www.dw.com/zh/zh/福岛废水排海iaea评估为安全-中国反对/a-66111067" text:style-name="Internet_20_link" text:visited-style-name="Visited_20_Internet_20_Link">
 中國外交部發言人毛寧曾稱 </text:a>
，「排海有理、排海無罪」是日方營造的假象，IAEA的評估報告將核廢水的後續處理限定於排海方案，並不能證明排海是唯一、最安全的和最可靠的選項，呼籲日方考慮其他辦法。</text:p>
      <text:p text:style-name="P4">
</text:p>
      <text:p text:style-name="P4">
國際原子能機構總幹事格羅西（資料照）。</text:p>
      <text:p text:style-name="P4">
韓國方面亦有不少擔憂危害人體健康、海洋環境的聲浪。路透社報導，IAEA總幹事格羅西7日至9日赴首爾，針對核水排海報告進行說明時，韓國外交部長朴振強調，韓方一貫的貫立場是，受污染水應受安全性檢驗，並以符合國際法和標準的方式處理。但韓國官方並未直接反對日本排放核水，但也持續強調，在韓國民眾的相關憂慮排除前，將持續限制日本漁產進口。</text:p>
      <text:p text:style-name="P4">
結束訪韓之旅後，格羅西接著前往新西蘭。10日，新西蘭外交部長馬胡塔（NanaiaMahuta）告訴格羅西，新西蘭政府對IAEA的評估結果充滿信心，但太平洋地區各國對核測試的陰影亦不容忽視，要求該機構就核水排海問題，繼續與太平洋地區進行有意義的直接接觸。</text:p>
      <text:p text:style-name="P4">
路透社報導，格羅西隨後前往太平洋島國，繼續進行相關說明。</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反駁福島核廢水安全-中國：信者自行飲用/a-66195935" text:style-name="Internet_20_link" text:visited-style-name="Visited_20_Internet_20_Link">
https://www.dw.com/zh/反駁福島核廢水安全-中國：信者自行飲用/a-66195935?maca=chi-rss-chi-all-1127-rdf</text:a>
</text:p>
      <!--NEWS-->
      <text:h text:style-name="P10" text:outline-level="1">
<text:span text:style-name="T4">
数字经济时代，企业寿命会越来越短吗？ (Free Version)</text:span>
</text:h>
      <text:p text:style-name="P4">
Authors: ['']</text:p>
      <text:p text:style-name="P4">
Publisher: 英国《金融时报》</text:p>
      <text:p text:style-name="P4">
Time: 2023-07-12T02:12:05+00:00</text:p>
      <text:p text:style-name="P4">
Published Time: 2023-07-11T12:00:99+08:00</text:p>
      <text:p text:style-name="P4">
Modified Time: 2023-07-11T22:12:99+08:00</text:p>
      <text:p text:style-name="P4">
Description: 周子衡：数字经济时代，社会经济环境发生剧变，企业竞争强度更高；企业数量将越来越多还是越来越少？企业寿命将越来越长还是越来越短呢？</text:p>
      <text:p text:style-name="P4">
Images: ["<text:a xlink:type="simple" xlink:href="https://thumbor.ftacademy.cn/unsafe/picture/3/000187243_piclink.jpg" text:style-name="Internet_20_link" text:visited-style-name="Visited_20_Internet_20_Link">
000187243_pic...</text:a>
"]</text:p>
      <text:p text:style-name="P4">
Themes: ['管理', '关注']</text:p>
      <text:p text:style-name="P4">
Keywords: ['管理', '数字经济', '企业']</text:p>
      <text:p text:style-name="P4">
Type: Article</text:p>
      <!--METADATA-->
      <text:p text:style-name="P4">
<draw:frame draw:style-name="fr1" draw:name="Image86" text:anchor-type="as-char" svg:width="6.9236in" svg:height="4.617987in" draw:z-index="0">
<draw:image xlink:href="../Images/FT Chinese Free Version/2023-07-12T02-12-05-00-00/00018724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企业的寿命越长越好，抑或企业的数量越多越好呢？</text:p>
      <text:p text:style-name="P4">
过往，经济社会总是倾向于认为，企业数量越多越好，且企业寿命越长越好，之所谓“商贾云集、人烟辐辏”，且以“百年老店”为标榜。</text:p>
      <text:p text:style-name="P4">
企业的数量同经济体系的活跃程度正相关，设立企业的动机也是多样性的，企业滋生更多的企业，并为了不同的目的而维系其存在。企业的数量与企业的寿命存在一定的关系，而毫无疑问的是，大量无力盈利企业的存在从表面上延长了企业群体的寿命。极端的例证，即所谓的僵尸企业——虽然企业已难以盈利且有着无法克服的经营困难，然而，关闭其所付出代价或承担的风险更大，则须力图存续它。部分僵尸企业是后天造成的，部分是先天设定的；有的基于财务考量，有的基于法律设定；一些僵尸企业仍有其“价值”并仍担负其特定功能，一些则完全失效、失能而等候破产关闭。</text:p>
      <text:p text:style-name="P4">
虽然多方面的原因或动机阻止了部分企业的退出，但保持企业竞争强度、提升创新能力，及经济社会更为蓬勃的活力，仍在不断促使企业环境免于封闭、保守、僵化，只所谓“户枢不蠹，流水不腐”。不过事物都有其两面性，且正在发生变化：</text:p>
      <text:p text:style-name="P4">
数字经济时代的到来，企业的社会经济环境发生历史性的剧变，企业竞争强度更高，创新能力有质的飞跃，经济活力也日新月异，那么，企业的数量将越来越多，还是越来越少？企业的寿命将越来越长，还是越来越短呢？</text:p>
      <text:p text:style-name="P4">
数字经济条件下，企业的设立与退出在技术流程上应更趋于便利，诸多企业的活动甚或彻头彻尾地数字化了，财务、法律活动的记录是清晰、完整、及时，而全面的，一家公司企业的终止退出在效率上是有保障的，不再经历繁琐的财务、法律，以及行政手续。简言之，企业退出与其设立一样，并非“繁难”。另一方面，企业责任相当程度上亦趋于完全“数字化”，有关事实的甄别与界定是清晰的、准确的、完整的、及时的，责任的或然性大为降低。由此，当企业的功能高一段落，其责任自然同时告一段落，不会发生事实上的递延，企业之间的责任认定更不会发生递延。</text:p>
      <text:p text:style-name="P4">
这就表明，数字经济条件下，企业的存续愈加基于其功能实现的现实状况，一旦功能完成或终止，企业的存续的必要性也便归零，功能复健与重设企业相比较而言，后者或更为便利。虑及退出企业的资产的主要形态为数字资产，其流转高效便利，并非一定要通过公司股权或控制权形式移转。因此，同企业的新设一样，企业的退出也将频繁甚或大量的发生。</text:p>
      <text:p text:style-name="P4">
数字经济条件下，业务外包将更为便捷、有效而全面地拓展开来，公司机构的功能机构模块化、外包化，功能框架的调整变化更趋于便利、高效，因此，企业功能外置将普遍化，大量公司企业新设与退出就成为常态化的体系安排。</text:p>
      <text:p text:style-name="P4">
那么，企业的寿命究竟将有多短？</text:p>
      <text:p text:style-name="P4">
从产品的视角来看，企业寿命应长于产品寿命。简单来说，当产品还处于保质期或保修期内，企业就应当存续下来，以确保其产品责任。问题是，如果将产品售后外包出去，或产品责任更趋于细化，也就是说，产品责任主体是多元的，那么，产品售出方就非唯一或主要的责任方，其退出对于后续或然发生的产品责任事件的影响完全在可控的范围，并不会造成困扰。这就是说，企业的寿命可以普遍性地短于产品责任期限，即不受其约束。</text:p>
      <text:p text:style-name="P4">
从财务的视角来看，企业完税以财务年度为界限，而在数字经济条件下，经济活动的时间节点繁密而准确，相应的支付安排与税负发生是及时准确的，也就是说，计税与完税可依数字财税规范而及时甚或同时发生，并无时滞，也无须另行议定或设定账期安排。企业间资金往来，支付即结算，以及智能合约的普及，也无须另行安排账期。即便有所谓的统账、核账，乃至后期调涨调账的安排，往往也是即时或随时发生，无须累计下来归并处理，或者后续财务责任的部分大为压缩，不会对企业退出产生根本性的阻碍。这就是说，数字经济条件下，财务活动对企业退出的约束将大为减弱，甚或不构成根本性的约束。由于，财务上任何时点上的财务责任是清晰的，且以智能合约等约束保障的，那么永续经营的会计假定的意义就不大了，企业可在任何财务时点上退出，并不会带来根本性困扰。</text:p>
      <text:p text:style-name="P4">
从企业法律的视角来看，企业的设立与退出的效率大为提升，而公司业者对于法律责任也更趋敏感，法律上的责任分担与功能设定更为细密，一方面或设定更为复杂的责任主体，另一方面则将及时地在法律上终止一系列的责任主体。因此，法律上，企业寿命长短将完全基于其功能设定，一伺功能模式有大的调整或变化，新设企业以替代既有企业将是更为合理而高效的安排与普遍性的选择。调整改革以适应新情况，业者将通过更为便捷地更换外包公司或新设公司的方式来应对。</text:p>
      <text:p text:style-name="P4">
从市场的视角看，企业所累积的经验、声誉，以及市场地位或份额，仍有其继承性，其公司企业主体的变更所带来的冲击将更为平缓，而市场对于企业变更的接受度更高。事实上，既有企业变更大都在间接的状态进行，有助股权变更、商标专利的转让、委托、授权生产或销售，而非新设企业以替代既有企业，即便如此，也是设有一定的过渡期或适应期。数字经济时代，这一所谓的过渡或适应期更为短暂而已，乃至市场方面更为不在意企业变更或替代而已。</text:p>
      <text:p text:style-name="P4">
从企业业者的视角看，数字经济时代提供了更为灵活多变的企业运营维度，在雇工方面甚或可以实现零雇佣，经营模式及其活动更依赖于网络算力等数字条件或数字经济环境。前数字经济时代的体制约束与观念束缚更趋薄弱，企业寿命的长短本身将不是目的，而是手段。</text:p>
      <text:p text:style-name="P4">
可预想的，企业灵活适变，其迁转或变更将更为频繁地发生，这对个人或市场来说或更为有利。另一方面，或亦将出现新的“长命”公司企业，其只是提供相关的公司企业的代理功能，而其所谓的产品或服务都是由“外包”公司来实现的。事实上，这些公司或只是寄居蟹的“空壳”，而非所谓“僵尸企业”……</text:p>
      <text:p text:style-name="P4">
数字经济时代到来，企业的模式、形态等均将承受聚合性的冲击，而其性质甚或也在渐变之中。至于是否出现零雇用、实际控制人是否虚置，乃至公司企业的寿命是否可足够短暂，乃至根本无所谓寿命长短……这些都有其可能性，而待实践给出答案。无论怎样，在数字经济时代来临，企业数量趋大增，而寿命趋缩短，这一趋势正日益显示其端倪。</text:p>
      <text:p text:style-name="P4">
注：本文仅代表作者个人观点</text:p>
      <text:p text:style-name="P4">
<text:span text:style-name="T4">
本文编辑徐瑾 Jin.Xu@FTChinese.com</text:span>
</text:p>
      <text:p text:style-name="P4">
Source: <text:a xlink:type="simple" xlink:href="http://www.ftchinese.com/story/001100214" text:style-name="Internet_20_link" text:visited-style-name="Visited_20_Internet_20_Link">
http://www.ftchinese.com/story/001100214</text:a>
</text:p>
      <!--NEWS-->
      <text:h text:style-name="P10" text:outline-level="1">
<text:span text:style-name="T4">
北京青旅拒年逾35岁者入住　歧视无处不在？</text:span>
</text:h>
      <text:p text:style-name="P4">
Author: None</text:p>
      <text:p text:style-name="P4">
Publisher: Radio Free Asia (Organization)</text:p>
      <text:p text:style-name="P4">
Published Time: 2023-07-12T03:06:00-04:00</text:p>
      <text:p text:style-name="P4">
Modified Time: 2023-07-12T13:00:51-04:00</text:p>
      <text:p text:style-name="P4">
Description: None</text:p>
      <text:p text:style-name="P4">
Videos: []</text:p>
      <text:p text:style-name="P4">
Audios: ["<text:a xlink:type="simple" xlink:href="https://www.rfa.org/mandarin/yataibaodao/shehui/gt1-07122023030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8615in" draw:z-index="0">
<draw:image xlink:href="../Images/rfamandarin/2023-07-12T03-06-00-04-00/000000.png" xlink:type="simple" xlink:show="embed" xlink:actuate="onLoad" draw:mime-type="image/png"/>
</draw:frame>
 青年旅舍 <text:a xlink:type="simple" xlink:href="https://www.rfa.org/mandarin/yataibaodao/shehui/gt1-07122023030626.html/@@images/image" text:style-name="Internet_20_link" text:visited-style-name="Visited_20_Internet_20_Link">
</text:a>
百度百科  <text:a xlink:type="simple" xlink:href="https://www.rfa.org/mandarin/yataibaodao/shehui/gt1-07122023030626.html/@@stream" text:style-name="Internet_20_link" text:visited-style-name="Visited_20_Internet_20_Link">
Audio-1-Link：https://www.rfa.org/mandarin/yataibaodao/shehui/gt1-07122023030626.html/@@stream</text:a>
</text:p>
      <text:p text:style-name="P4">
北京一家青年旅舍拒绝35岁以上的旅客入住的消息，引发网民关注。有受访者表示，从招聘公务员到社会各个领域，歧视规定无处不在。</text:p>
      <text:p text:style-name="P4">
<text:a xlink:type="simple" xlink:href="https://www.rfa.org/mandarin/yataibaodao/shehui/tj-06302023101959.html" text:style-name="Internet_20_link" text:visited-style-name="Visited_20_Internet_20_Link">
 <text:span text:style-name="T4">
中国人的"35岁魔咒"与职场瓶颈</text:span>
 </text:a>
</text:p>
      <text:p text:style-name="P4">
据上游新闻客户端消息，6月底，李先生来到北京时，联系了多家青旅，没想到不少商家都明确表示拒绝接待35岁以上的中年人。对此，李先生非常不解，“我问老板是谁的意思，她说年龄大的上下床不安全容易出事，这也是借口，我无言以对。虽然接近了（35岁），但是我还是可以做50个俯卧撑，还是可以跑5公里，翻2米的墙也可以，怎么就危险了呢？”</text:p>
      <text:p text:style-name="P4">
北京多家青年旅舍以“35岁以上习惯不同，不好管理”拒绝旅客入住。(微博图片/RFA制图)  <text:a xlink:type="simple" xlink:href="https://www.rfa.org/mandarin/yataibaodao/shehui/gt1-07122023030626.html/image.png" text:style-name="Internet_20_link" text:visited-style-name="Visited_20_Internet_20_Link">
</text:a>
</text:p>
      <text:p text:style-name="P4">
时事评论人士王正周三接受自由亚洲电台采访时说，这种年龄歧视与当下社会环境和制度密切相关：“在中国，尤其是老人，自驾旅游非常普遍，他们的心态好比是青年人，这种年龄歧视说白了是中国人十年一个代沟所产生的，而且不断递增，跟社会环境有很大的关系。社会将不同的事物进行明确的分类，造成了这种系统性的歧视。”</text:p>
      <text:p text:style-name="P4">
7月11日，李先生告诉上游新闻：“有些是直接注明了的，有的是打电话的时候会问你年龄。”他还表示，以前在上海、郑州、大理、昆明等地入住青旅时，都没有遇到过这样的要求。当天，该媒体记者联系了北京多家青旅，有商家表示：“原因有很多，就没必要一一解释了。”经记者追问，对方说：“一来是生活习惯、作息啊（不同），二来年龄大了不好管，等等等等因素，很多。”</text:p>
      <text:p text:style-name="P4">
<text:span text:style-name="T4">
招工要35岁以下 住宿也设年龄限制</text:span>
</text:p>
      <text:p text:style-name="P4">
青年旅舍起源于欧洲，其行业标准和文化由国际青年旅舍联盟发起并倡导，但对于旅客入住时年龄并无限制。北京反歧视人士陆军接受本台采访时说，北京青年旅舍提出对入住者的年龄限制，是一种歧视。他说：“我看到35岁这个年龄很容易联想到在中国就业领域的年龄门槛。1994年中国政府颁布的有关公务员录用的暂行规定，报考公务员的年龄必须在35岁以下，其后，很多省份对公务员招聘都沿用了35岁标准。可见中国一些歧视现象的源头就是政府。”</text:p>
      <text:p text:style-name="P4">
对于年龄歧视，美妆博主浅蓝传说发博文：我只想说，绝大多数人都会活到35岁，“你”早晚也会35岁，如果对于35岁的人无故都要另眼看待，这个社会的问题会越来越严重。</text:p>
      <text:p text:style-name="P4">
北京多家青年旅舍以“35岁以上习惯不同，不好管理”拒绝旅客入住，被网民炮轰年龄歧视。(微博/古亭提供)  <text:a xlink:type="simple" xlink:href="https://www.rfa.org/mandarin/yataibaodao/shehui/gt1-07122023030626.html/m0712-gt1p1abc.jpg" text:style-name="Internet_20_link" text:visited-style-name="Visited_20_Internet_20_Link">
</text:a>
</text:p>
      <text:p text:style-name="P4">
<text:span text:style-name="T4">
从招公务员到各种歧视源于政府</text:span>
</text:p>
      <text:p text:style-name="P4">
陆军认为，政府应该设法消除歧视，保障人们的平等权利，但是恰恰相反。他说：“我们也看到非常普遍的乙肝歧视、艾滋病歧视、身高歧视、相貌歧视、残障歧视，如果追根溯源，都是政府当初的行为，甚至是中央政府制定的法律和政策所导致的。”</text:p>
      <text:p text:style-name="P4">
相关新闻一度登上微博热搜，有网民称，找工作不要35岁以上，现在连住旅馆都不要35岁以上，35岁不仅被公司嫌弃，还要被旅店嫌弃，35岁犯了天条吗？还有的留言，旅舍老板超过35岁是不是要把旅舍让给年轻人经营；交社保医保时，35就是年轻人，打工时就成了中年人。另有网民上传的图片显示，在一咖啡厅门前竖立着写有3至13岁儿童谢绝入内的提示牌子。</text:p>
      <text:p text:style-name="P4">
记者：古亭 责编：陈美华 许书婷 嘉远 网编：瑞哲</text:p>
      <text:p text:style-name="P4">
Source: <text:a xlink:type="simple" xlink:href="https://www.rfa.org/mandarin/yataibaodao/shehui/gt1-07122023030626.html" text:style-name="Internet_20_link" text:visited-style-name="Visited_20_Internet_20_Link">
https://www.rfa.org/mandarin/yataibaodao/shehui/gt1-07122023030626.html</text:a>
</text:p>
      <!--NEWS-->
      <text:h text:style-name="P10" text:outline-level="1">
<text:span text:style-name="T4">
古巴抨击 美核潜舰现踪关达那摩湾</text:span>
</text:h>
      <text:p text:style-name="P4">
Publisher: 法新社</text:p>
      <text:p text:style-name="P4">
Published Time: 2023-07-12T03:32:07+00:00</text:p>
      <text:p text:style-name="P4">
Modified Time: 2023-07-12T03:20:05+00:00</text:p>
      <text:p text:style-name="P4">
Description: （法新社哈瓦那11日电） 古巴当局今天表示，美国一艘核动力潜舰最近在关达那摩湾军事基地现踪，称美方此举是「挑衅升级」数星期来的紧张局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7-12T03-32-07-00-00/000000.png" xlink:type="simple" xlink:show="embed" xlink:actuate="onLoad" draw:mime-type="image/png"/>
</draw:frame>
</text:p>
      <text:p text:style-name="P4">
华府先前指控，中国多年前即在古巴设置间谍基地。</text:p>
      <text:p text:style-name="P4">
古巴外交部发布英文声明指出，古巴「强烈反对一艘核动力潜舰于2023年7月5日抵达关达那摩湾（GuantanamoBay）。此一潜舰在当地美军基地停留至7月8日」。</text:p>
      <text:p text:style-name="P4">
声明又说，此事是「美国挑衅升级，其政治或战略动机尚不清楚」；声明警告，「美国武装部队核潜舰在加勒比地区附近出现与活动，具有危险性」。</text:p>
      <text:p text:style-name="P4">
美国国务院拒绝透露有关美军军事资产动向的讯息。国务院说，古巴正试图转移众人对2021年全国性抗议活动两周年纪念的注意力。</text:p>
      <text:p text:style-name="P4">
古巴2021年爆发了自斐代尔．卡斯楚（Fidel Castro）1959年革命以来最大规模的全国抗争。古巴昨天指控美国煽动了那场骚乱。 （译者：纪锦玲）</text:p>
      <text:p text:style-name="P4">
Source: <text:a xlink:type="simple" xlink:href="https://www.rfi.fr/cn/%E5%9B%BD%E9%99%85%E6%8A%A5%E9%81%93/20230712-%E5%8F%A4%E5%B7%B4%E6%8A%A8%E5%87%BB-%E7%BE%8E%E6%A0%B8%E6%BD%9C%E8%88%B0%E7%8E%B0%E8%B8%AA%E5%85%B3%E8%BE%BE%E9%82%A3%E6%91%A9%E6%B9%BE" text:style-name="Internet_20_link" text:visited-style-name="Visited_20_Internet_20_Link">
https://www.rfi.fr/cn/%E5%9B%BD%E9%99%85%E6%8A%A5%E9%81%93/20230712-%E5%8F%A4%E5%B7%B4%E6%8A%A8%E5%87%BB-%E7%BE%8E%E6%A0%B8%E6%BD%9C%E8%88%B0%E7%8E%B0%E8%B8%AA%E5%85%B3%E8%BE%BE%E9%82%A3%E6%91%A9%E6%B9%BE</text:a>
</text:p>
      <!--NEWS-->
      <text:h text:style-name="P10" text:outline-level="1">
<text:span text:style-name="T4">
耐克涉新疆強迫勞動 遭加拿大監察機構調查</text:span>
</text:h>
      <text:p text:style-name="P4">
Author: None (Language: zh)</text:p>
      <text:p text:style-name="P4">
Publisher: None</text:p>
      <text:p text:style-name="P4">
Time: 2023-07-12T03:40:00Z</text:p>
      <text:p text:style-name="P4">
Description: 加拿大民間團體指控，耐克的加拿大子公司及皇朝金礦的供應鏈可能涉及維吾爾人的強迫勞動，但企業並未採取足夠的防止與補救措施。另一間公司「美沃奇」則遭美國議員質疑曾雇用中國監獄囚犯，包含台灣人權工作者李明哲。</text:p>
      <text:p text:style-name="P4">
Videos: []</text:p>
      <text:p text:style-name="P4">
Images: []</text:p>
      <text:p text:style-name="P4">
Subject: 时政风云</text:p>
      <text:p text:style-name="P4">
Subjects: ['奥巴马', '加拿大', '新疆', '美国']</text:p>
      <text:p text:style-name="P4">
Keywords: ['维吾尔人', '新疆', '强迫劳动', '加拿大', '供应链法', '商业尽职调查', '美国', '企业责任']</text:p>
      <text:p text:style-name="P4">
ID: 66196176</text:p>
      <!--METADATA-->
      <text:p text:style-name="P4">
<text:a xlink:type="simple" xlink:href="https://www.dw.com/zh/overlay/image/article/66196176/56996854" text:style-name="Internet_20_link" text:visited-style-name="Visited_20_Internet_20_Link">
 </text:a>
</text:p>
      <text:p text:style-name="P4">
耐克的加拿大子公司遭指控涉嫌維吾爾人強迫勞動。對此，耐克曾回應稱已向供應商確認未使用產自新疆的紡織材料。（資料照）</text:p>
      <text:p text:style-name="P4">
（德國之聲中文網）加拿大企業責任監察員辦公室（CORE）週二（7月11日）發布初步評估報告，對耐克加拿大子公司（NikeCanada）與皇朝金礦（Dynasty Gold）分別展開調查。這2間企業的供應鏈及中國業務，涉嫌使用或 <text:a xlink:type="simple" xlink:href="https://www.dw.com/zh/zh/涉新疆強迫勞動-德國車廠遭ngo提起申訴/a-65985141" text:style-name="Internet_20_link" text:visited-style-name="Visited_20_Internet_20_Link">
 受益於對維吾爾人的強迫勞動</text:a>
 。</text:p>
      <text:p text:style-name="P4">
路透社指出，這是自該辦公室2021年設立投訴機制以來，首度發起這類調查；過去加拿大亦無其他機構曾進行類似調查。    中國向來駁斥上述有關新疆強迫勞動的指控。11日，中國駐加拿大使在一份聲明中再次予以否認。</text:p>
      <text:p text:style-name="P4">
去年6月，有28個民間團體聯合對13間加拿大企業的海外業務提出投訴，其中包含此2案，另外11案的評估報告與後續措施將於未來幾週另行發布。</text:p>
      <text:p text:style-name="P4">
監察員梅耶賀弗（Sheri Meyerhoffer）透過聲明表示，該機構的使命是以公平公正的方式解決涉及人權的申訴案，盼藉此「幫助受影響的人，並 <text:a xlink:type="simple" xlink:href="https://www.dw.com/zh/zh/防范强制劳工-德国供应链法落实得了吗/a-65438393" text:style-name="Internet_20_link" text:visited-style-name="Visited_20_Internet_20_Link">
促使相關企業對商業行為負起責任 </text:a>
 」。</text:p>
      <text:p text:style-name="P4">
聯合國人權事務高級專員辦公室去年發布報告指，中國政府在新疆對維吾爾人及其他少數民族實施酷刑的指控是「可信」的，且 <text:a xlink:type="simple" xlink:href="https://www.dw.com/zh/zh/聯合國發布新疆報告-稱中國恐犯下反人類罪/a-62987574" text:style-name="Internet_20_link" text:visited-style-name="Visited_20_Internet_20_Link">
 可能構成反人類罪</text:a>
。當時，中國駐聯合國大使張軍表示北京「堅決反對」該報告的評估，並稱「所謂的新疆問題完全是出於政治動機而編造的謊言」。</text:p>
      <text:p text:style-name="P4">
</text:p>
      <text:p text:style-name="P4">
圖為新疆達坂城的「職業訓練中心」，西方指控這類場所實際上是「再教育營」，但中國持續否認。（資料照）</text:p>
      <text:h text:style-name="P12" text:outline-level="3">
<text:span text:style-name="T4">
耐克和皇朝金礦面臨哪些指控？</text:span>
</text:h>
      <text:p text:style-name="P4">
根據加拿大監察機構報告，提出申訴的民間團體引用澳大利亞戰略政策研究所（ASPI）2020年的報告《出售維吾爾人》（Uyghurs forsale），指控耐克與中國的青島泰光製鞋、浩緣朋製衣、溢達紡織等企業有生意往來；這些中企涉嫌雇用被強迫「 <text:a xlink:type="simple" xlink:href="https://www.dw.com/zh/zh/新疆女子遭警方帶走-曾因分享再教育營情況遭打壓/a-64682037" text:style-name="Internet_20_link" text:visited-style-name="Visited_20_Internet_20_Link">
 再教育</text:a>
」的維吾爾人，或是將維吾爾工人從新疆「出口」到其他省份工作。</text:p>
      <text:p text:style-name="P4">
民間團體呼籲，耐克應採取合理措施，確保其產品原料不是來自新疆。面對指控，耐克今年2月回應稱已向供應商確認未使用產自新疆的紡織材料，且已強化其監督程序，並未發現供應鏈中有雇用維吾爾人。耐克否認與浩緣朋等企業有關。</text:p>
      <text:p text:style-name="P4">
皇朝金礦被指控其新疆礦區使用或受益於強迫勞動。民間團體主張，儘管皇朝金礦在中國的礦區營運可能是由地方的合作夥伴控制，但仍有責任確保礦區未使用強迫勞動。對此，皇朝金礦稱已於2008年停止在新疆採礦，主張相關的人權疑慮是在該公司撤離新疆之後才發生。</text:p>
      <text:p text:style-name="P4">
針對加拿大監察機構11日發布的報告，皇朝金礦透過郵件回覆路透社，稱指控「完全沒有根據」；耐克未立即回覆置評請求。</text:p>
      <text:p text:style-name="P4">
</text:p>
      <text:p text:style-name="P4">
2021年曾爆發「新疆棉」爭議，H&amp;M等跨國品牌因過去發聲明稱不使用新疆棉，而遭到中國的反彈。當時中國政府與民間更發起了大規模抵制行動，以支持新疆棉。（資料照）</text:p>
      <text:h text:style-name="P12" text:outline-level="3">
<text:span text:style-name="T4">
美沃奇涉中國監獄的強迫勞動</text:span>
</text:h>
      <text:p text:style-name="P4">
11日，還有另一間企業遭控涉嫌強迫勞動：美國國會質疑，美沃奇專業電動工具公司（MilwaukeeTool）曾雇用中國監獄囚犯。根據路透社，共和黨眾議員史密斯（Chris Smith）和民主黨參議員默克利（JeffMerkley）在一封信函內，詢問美沃奇是否確實監督供應鏈並調查相關指控。</text:p>
      <text:p text:style-name="P4">
據非營利媒體威斯康辛觀察（Wisconsin Watch）報導，曾遭中國關押5年的 <text:a xlink:type="simple" xlink:href="https://www.dw.com/zh/zh/遭關押五年返台-李明哲揭中國司法獄政現況/a-61742524" text:style-name="Internet_20_link" text:visited-style-name="Visited_20_Internet_20_Link">
 台灣人權倡議者李明哲</text:a>
表示他曾被迫一天工作13個小時，跟其他中國囚犯一起替美沃奇縫製工作手套。該公司的供應商之一、上海賽立特安全用品公司遭控曾外包工作給湖南省的監獄。</text:p>
      <text:p text:style-name="P4">
對此，美沃奇回應路透社稱，該公司具有「嚴格的政策與程序」來確保產品無涉強迫勞動，主張「未發現證據佐證相關指控」。美沃奇隸屬於香港的創科實業。</text:p>
      <text:p text:style-name="P4">
美國的《防止強迫維吾爾人勞動法》去年正式生效，許多跨國零售業者因在中國的業務而面臨國會檢視。今年5月，美國國會議員亦曾致函耐克、阿迪達斯（Adidas）、Shein、Temu等公司，詢問其產品是否使用來自新疆的原料。有些美國官員還指控，中國曾將囚犯從新疆轉移到其他省份的工廠；對此，中國多次否認。中國大使館未立即回應路透社置評請求。</text:p>
      <text:h text:style-name="P12" text:outline-level="3">
<text:span text:style-name="T4">
媒体：美国企业参与中国转移新疆维族劳工</text:span>
</text:h>
      <text:p text:style-name="P4">
（綜合報導）</text:p>
      <text:p text:style-name="P4">
Source: <text:a xlink:type="simple" xlink:href="https://www.dw.com/zh/耐克涉新疆強迫勞動-遭加拿大監察機構調查/a-66196176" text:style-name="Internet_20_link" text:visited-style-name="Visited_20_Internet_20_Link">
https://www.dw.com/zh/耐克涉新疆強迫勞動-遭加拿大監察機構調查/a-66196176?maca=chi-rss-chi-all-1127-rdf</text:a>
</text:p>
      <!--NEWS-->
      <text:h text:style-name="P10" text:outline-level="1">
<text:span text:style-name="T4">
美国考虑向乌克兰提供制导导弹  俄罗斯官员警告第三次世界大战临近</text:span>
</text:h>
      <text:p text:style-name="P4">
Author: 半岛电视台＋通讯社</text:p>
      <text:p text:style-name="P4">
Publisher: Al Jazeera</text:p>
      <text:p text:style-name="P4">
Published Time: 2023-07-12T04:19:40</text:p>
      <text:p text:style-name="P4">
Modified Time: 2023-07-12T04:19:40</text:p>
      <text:p text:style-name="P4">
Description: 一名俄罗斯高级官员警告称，随着西方向乌克兰提供武器——尤其是集束武器，第三次世界大战即将来临。与此同时，报道称拜登政府正考虑向基辅提供地对地的远程导弹。</text:p>
      <text:p text:style-name="P4">
Images: ["<text:a xlink:type="simple" xlink:href="https://chinese.aljazeera.net/wp-content/uploads/2023/07/RC2Z02AKWQRB-1689115134-1689134982.jpg" text:style-name="Internet_20_link" text:visited-style-name="Visited_20_Internet_20_Link">
RC2Z02AKWQRB-...</text:a>
", "<text:a xlink:type="simple" xlink:href="https://chinese.aljazeera.net/wp-content/uploads/2023/07/image-1689135079.jpg" text:style-name="Internet_20_link" text:visited-style-name="Visited_20_Internet_20_Link">
image-1689135...</text:a>
", "<text:a xlink:type="simple" xlink:href="https://chinese.aljazeera.net/wp-content/uploads/2023/07/1432844765-1689135195.jpg" text:style-name="Internet_20_link" text:visited-style-name="Visited_20_Internet_20_Link">
1432844765-16...</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97" text:anchor-type="as-char" svg:width="6.9236in" svg:height="4.607775in" draw:z-index="0">
<draw:image xlink:href="../Images/Aljazeera Chinese/2023-07-12T04-19-40/RC2Z02AKWQRB-1689115134-1689134982.jpg" xlink:type="simple" xlink:show="embed" xlink:actuate="onLoad" draw:mime-type="image/jpeg"/>
</draw:frame>
乌克兰士兵用榴弹炮袭击巴赫穆特市附近的俄罗斯阵地 (路透社)</text:p>
      <text:p text:style-name="P4">
一名俄罗斯高级官员警告称，随着西方向乌克兰提供武器——尤其是集束武器，第三次世界大战即将来临。与此同时，《纽约时报》援引一名美国官员的话报道称，拜登政府正考虑向基辅提供地对地的远程导弹。</text:p>
      <text:p text:style-name="P4">
俄罗斯安全委员会副主席梅德韦杰夫表示，西方国家向乌克兰提供的各种武器援助——其中最新的援助种类为集束弹药，已经走入了一条死胡同，他还补充称，“第三次世界大战即将到来。”</text:p>
      <text:p text:style-name="P4">
梅德韦杰夫11日在其Telegram账户上发表了一份有关立在陶宛首都维尔纽斯主办的北约（北大西洋公约组织）峰会的声明，并且指出，其初步结果“符合俄罗斯此前的预判”。</text:p>
      <text:p text:style-name="P4">
梅德韦杰夫（俄罗斯前总统）表示，俄罗斯在乌克兰的特别军事行动将继续以相同的目标进行，其中之一就是拒绝让所为的“基辅纳粹组织”加入北约，他还认为，这对莫斯科来说是不可能发生的事情。</text:p>
      <text:p text:style-name="P4">
在过去一段时间内，梅德韦杰夫曾多次发表具有争议的声明和威胁，他还指出，有报道称扎波罗热的托克马克市遭到了集束弹药轰炸，并表示这意味着“是时候揭示我们的这种非人道武器库存了”。</text:p>
      <text:p text:style-name="P4">
<draw:frame draw:style-name="fr1" draw:name="Image98" text:anchor-type="as-char" svg:width="6.9236in" svg:height="3.894525in" draw:z-index="0">
<draw:image xlink:href="../Images/Aljazeera Chinese/2023-07-12T04-19-40/image-1689135079.jpg" xlink:type="simple" xlink:show="embed" xlink:actuate="onLoad" draw:mime-type="image/jpeg"/>
</draw:frame>
 俄乌战争 (通讯社)</text:p>
      <text:p text:style-name="P4">
美国在上周五宣布决定向乌克兰提供集束炸弹，这是自2022年2月俄乌战争爆发以来首次出现这类决定，从而激怒了俄罗斯——俄罗斯认为此举是一种升级，而一些与乌克兰结盟的欧洲国家则表示支持美国的决定，尽管它们并不完全认同这一决定。</text:p>
      <text:p text:style-name="P4">
就在梅德韦杰夫发表上述言论之际，俄罗斯国防部长绍伊古威胁称，如果美国向乌克兰军队提供集束炸弹，那么俄军也将使用集束炸弹。</text:p>
      <text:p text:style-name="P4">
绍伊古在11日表示，尽管俄罗斯拥有比美国更为有效的集束弹药，但俄军却没有在乌克兰的特别军事行动中使用这类弹药。他又补充称，如果美国向乌克兰提供集束炸弹，那么俄罗斯也将不得不使用“类似”的攻击手段。</text:p>
      <text:p text:style-name="P4">
美国在上周宣布将向乌克兰提供被国际上广泛禁用的集束弹药，用于针对俄罗斯军队的反攻行动。</text:p>
      <text:p text:style-name="P4">
美国和乌克兰都指责俄罗斯在乌克兰战争期间使用集束武器。</text:p>
      <text:h text:style-name="P13" text:outline-level="4">
<text:span text:style-name="T4">
空军培训联盟</text:span>
</text:h>
      <text:p text:style-name="P4">
在事态升级的背景下，《纽约时报》援引两名美国官员和一名欧洲官员的话报道称，美国拜登政府正考虑向乌克兰提供地对地的远程导弹。</text:p>
      <text:p text:style-name="P4">
该报援引这些不愿透露姓名的官员的话称，美国仍然不愿意向乌克兰运送其库存有限的远程陆军战术导弹系统（ATACMS），尽管拜登政府承认乌克兰军队在反攻俄罗斯期间，承受着弹药严重短缺的现实。</text:p>
      <text:p text:style-name="P4">
在这场战争持续的时间内，美国以及基辅的西方盟友向乌克兰提供了各种型号的导弹系统，其中最突出的当属海马斯和爱国者。</text:p>
      <text:p text:style-name="P4">
在这样的背景下，乌克兰国防部长列兹尼科夫表示，已经成立了一个由11个国家组成的联盟，以训练乌克兰空军使用美国F-16战斗机。</text:p>
      <text:p text:style-name="P4">
另一方面，乌克兰驻英国大使普里斯泰科宣布，共20名乌克兰飞行员将于今年7月底或者明年8月初在英国开始战斗机操作培训。</text:p>
      <text:p text:style-name="P4">
普里斯泰科补充称，今年将会有超过3万名乌克兰士兵和军官在英国接受军事训练。</text:p>
      <text:p text:style-name="P4">
<draw:frame draw:style-name="fr1" draw:name="Image99" text:anchor-type="as-char" svg:width="6.9236in" svg:height="4.600087in" draw:z-index="0">
<draw:image xlink:href="../Images/Aljazeera Chinese/2023-07-12T04-19-40/1432844765-1689135195.jpg" xlink:type="simple" xlink:show="embed" xlink:actuate="onLoad" draw:mime-type="image/jpeg"/>
</draw:frame>
战争期间，乌克兰要求西方盟友为其提供现代化的F-16战斗机 (盖帝图像)</text:p>
      <text:p text:style-name="P4">
乌克兰在今年6月底宣布，可能会在今年年底之前开始接收美国的F-16战斗机，以解决其所谓的部分技术问题。</text:p>
      <text:p text:style-name="P4">
美国已经表示，同意允许其他国家向乌克兰交付其拥有的F-16战斗机，美国和部分欧洲国家已同意对乌克兰飞行员进行操作该美国战斗机的培训。</text:p>
      <text:p text:style-name="P4">
通过其他国家交付这些飞机必须事先获得美国方面的批准，尤其是美国国务院的许可，以保护美国的军事技术。</text:p>
      <text:h text:style-name="P13" text:outline-level="4">
<text:span text:style-name="T4">
实地进展</text:span>
</text:h>
      <text:p text:style-name="P4">
在莫斯科和基辅之间互相发出声明与威胁的背景下，乌克兰东部和南部地区的战线爆发了战斗。在乌克兰为收复领土而发动的反击进入第二个月以来，乌克兰军队继续试图突破俄罗斯的军事防线。</text:p>
      <text:p text:style-name="P4">
另一方面，俄罗斯军队试图击退乌克兰的多次袭击，尤其是在南部的扎波罗热地区。</text:p>
      <text:p text:style-name="P4">
据乌克兰军方称，俄罗斯军队使用自杀式无人机，对乌克兰首都基辅以及该国北部和南部城市发动了大规模的袭击。</text:p>
      <text:p text:style-name="P4">
基辅军事当局在12日凌晨表示，其防空部队正在拦截针对乌克兰首都及其郊区的自杀式无人机袭击。</text:p>
      <text:p text:style-name="P4">
乌克兰空军宣布，其防御系统击落了在11日发射的28架伊朗制造的沙赫德无人机中的26架。</text:p>
      <text:p text:style-name="P4">
Source: <text:a xlink:type="simple" xlink:href="https://chinese.aljazeera.net/news/war-in-ukraine/2023/7/12/%e7%be%8e%e5%9b%bd%e8%80%83%e8%99%91%e5%90%91%e4%b9%8c%e5%85%8b%e5%85%b0%e6%8f%90%e4%be%9b%e5%88%b6%e5%af%bc%e5%af%bc%e5%bc%b9%e4%bf%84%e7%bd%97%e6%96%af%e5%ae%98%e5%91%98%e8%ad%a6%e5%91%8a%e7%ac%ac" text:style-name="Internet_20_link" text:visited-style-name="Visited_20_Internet_20_Link">
https://chinese.aljazeera.net/news/war-in-ukraine/2023/7/12/%e7%be%8e%e5%9b%bd%e8%80%83%e8%99%91%e5%90%91%e4%b9%8c%e5%85%8b%e5%85%b0%e6%8f%90%e4%be%9b%e5%88%b6%e5%af%bc%e5%af%bc%e5%bc%b9%e4%bf%84%e7%bd%97%e6%96%af%e5%ae%98%e5%91%98%e8%ad%a6%e5%91%8a%e7%ac%ac</text:a>
</text:p>
      <!--NEWS-->
      <text:h text:style-name="P10" text:outline-level="1">
<text:span text:style-name="T4">
力求入盟 泽伦斯基：乌克兰将让北约更强大</text:span>
</text:h>
      <text:p text:style-name="P4">
Publisher: 法新社</text:p>
      <text:p text:style-name="P4">
Published Time: 2023-07-12T04:32:07+00:00</text:p>
      <text:p text:style-name="P4">
Modified Time: 2023-07-12T04:20:03+00:00</text:p>
      <text:p text:style-name="P4">
Description: （法新社维尔纽斯11日电） 乌克兰总统泽伦斯基今天在北大西洋公约组织（NATO）成员国于立陶宛首都维尔纽斯（Vilnius）举行峰会的现场，力促北约让乌国加入，并称「乌克兰将让北约更强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7-12T04-32-07-00-00/000000.png" xlink:type="simple" xlink:show="embed" xlink:actuate="onLoad" draw:mime-type="image/png"/>
</draw:frame>
</text:p>
      <text:p text:style-name="P4">
泽伦斯基（Volodymyr Zelenskyy）站在立陶宛总统瑙塞达（GitanasNauseda）身旁说：「北约将为乌克兰带来安全，而乌克兰将让北约更强大。」</text:p>
      <text:p text:style-name="P4">
乌克兰军方稍早表示，在乌东的巴赫姆特（Bakhmut）地区反攻俄罗斯军队已有进展。巴赫姆特曾以盐矿和气泡酒闻名，但在俄乌战争中几乎被夷为平地，是整场战争中拉锯最久、最血腥的一役。</text:p>
      <text:p text:style-name="P4">
泽伦斯基说：「巴赫姆特一役是欧洲争取自由最具决定性的战役之一，我们的子孙将铭记在心。」</text:p>
      <text:p text:style-name="P4">
泽伦斯基曾说，他不期望乌克兰能在俄乌战争结束前加入北约，但他仍准备力促北约成员国为乌克兰入盟订出明确时间表。</text:p>
      <text:p text:style-name="P4">
他说：「今天，我带着信念出发来到这里…希望北约不会犹豫、不会浪费时间。」</text:p>
      <text:p text:style-name="P4">
他还说：「我希望这种信念能转化成信心，对我们理应拥有的解决方案的信心。」</text:p>
      <text:p text:style-name="P4">
乌克兰和北约的东欧成员国认为，唯有将乌国置于北约的集体防御保护伞下，才能吓阻俄罗斯。</text:p>
      <text:p text:style-name="P4">
北约2008年曾表示，乌克兰总有一天可以加入，但当时并未订下时程；如今美国、德国等强权对于进一步发展一直抱持谨慎态度。</text:p>
      <text:p text:style-name="P4">
Source: <text:a xlink:type="simple" xlink:href="https://www.rfi.fr/cn/%E5%9B%BD%E9%99%85%E6%8A%A5%E9%81%93/20230712-%E5%8A%9B%E6%B1%82%E5%85%A5%E7%9B%9F-%E6%B3%BD%E4%BC%A6%E6%96%AF%E5%9F%BA-%E4%B9%8C%E5%85%8B%E5%85%B0%E5%B0%86%E8%AE%A9%E5%8C%97%E7%BA%A6%E6%9B%B4%E5%BC%BA%E5%A4%A7" text:style-name="Internet_20_link" text:visited-style-name="Visited_20_Internet_20_Link">
https://www.rfi.fr/cn/%E5%9B%BD%E9%99%85%E6%8A%A5%E9%81%93/20230712-%E5%8A%9B%E6%B1%82%E5%85%A5%E7%9B%9F-%E6%B3%BD%E4%BC%A6%E6%96%AF%E5%9F%BA-%E4%B9%8C%E5%85%8B%E5%85%B0%E5%B0%86%E8%AE%A9%E5%8C%97%E7%BA%A6%E6%9B%B4%E5%BC%BA%E5%A4%A7</text:a>
</text:p>
      <!--NEWS-->
      <text:h text:style-name="P10" text:outline-level="1">
<text:span text:style-name="T4">
美国平权判决能否终结名校录取中的拼爹政策？ (Free Version)</text:span>
</text:h>
      <text:p text:style-name="P4">
Authors: ['']</text:p>
      <text:p text:style-name="P4">
Publisher: 英国《金融时报》</text:p>
      <text:p text:style-name="P4">
Time: 2023-07-12T04:52:51+00:00</text:p>
      <text:p text:style-name="P4">
Published Time: 2023-07-11T12:00:99+08:00</text:p>
      <text:p text:style-name="P4">
Modified Time: 2023-07-11T19:20:99+08:00</text:p>
      <text:p text:style-name="P4">
Description: 刘宗坤：本次判决终止大学录取以种族身份论英雄的做法，有望让平权惠及所有种族；现行法律下，按钱按关系录取只要不直接跟种族挂钩，都不违法。</text:p>
      <text:p text:style-name="P4">
Images: ["<text:a xlink:type="simple" xlink:href="https://thumbor.ftacademy.cn/unsafe/picture/1/000187231_piclink.jpg" text:style-name="Internet_20_link" text:visited-style-name="Visited_20_Internet_20_Link">
000187231_pic...</text:a>
"]</text:p>
      <text:p text:style-name="P4">
Themes: ['教育', '关注']</text:p>
      <text:p text:style-name="P4">
Keywords: ['教育', '美国', '平权法案', '大学', '高等教育', '阶层']</text:p>
      <text:p text:style-name="P4">
Type: Article</text:p>
      <!--METADATA-->
      <text:p text:style-name="P4">
<draw:frame draw:style-name="fr1" draw:name="Image101" text:anchor-type="as-char" svg:width="6.9236in" svg:height="4.53009in" draw:z-index="0">
<draw:image xlink:href="../Images/FT Chinese Free Version/2023-07-12T04-52-51-00-00/00018723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美国最高法院每次做出重大判决，就象从碉堡中扔出一颗炸弹，招致四面八方枪声大作。往往需要让子弹飞一会儿，才能看清楚哪些击中了靶子，哪些打偏了，哪些瞄错了目标，甚至朝天乱放枪。“学生公平录取组织诉哈佛大学案”判决后，子弹乱飞的场景重现。甫一宣判，大大小小媒体即时报导，说“法院推翻了平权措施”。各种评论满天飞，支持判决的人欢呼公平战胜了歧视，反对判决的人哀叹歧视践踏了公平。几个小时后，拜登总统在电视上说“这届法院不正常”。</text:p>
      <text:p text:style-name="P4">
子弹飞了几天，人们可以静下心来，仔细读一下判决书写了些什么，具体否定了哪些政策，又为哪些新政策创造了空间——最高法院的判决往往不是只有否定的一面。旧的政策被否定了，但现实中的问题还存在，必须由新政策取代。这起案件的《判决书》加上几名大法官的赞同和反对意见，长达237页。值得注意的是，跟此前最高法院有关平权措施（affirmativeaction）的判决不同，罗伯茨（JohnRoberts）首席大法官撰写的《判决书》只字不提“平权措施”，只是说哈佛的“种族意识录取政策”违反《宪法》第十四修正案的平等保护条款，原因是它按种族身份区别对待考生。《判决书》也没有明确推翻此前支持平权措施的判例，反倒强调最高法院一向不允许学校把考生按种族身份区别对待。</text:p>
      <text:p text:style-name="P4">
为了避免理解偏差，《判决书》甚至专门指出：“绝不应把本判决解读为禁止大学考虑申请人讲的种族如何影响他/她的人生，歧视也好，励志也好，甚或其他，都属于人生经历……以克服种族歧视为例，一个学生要从中受益，必须紧扣那个学生本人的勇气和决心。”（着重号为《判决书》原文所有）由此可见，这个判决并没有要求大学在录取中完全排除考生的种族因素，而是说不能把种族身份单独作为一项脱离学生个人经历的指标。换言之，这个判决要求大学必须透过每个学生的个人经历看种族身份，要因个体而异，而不是简单粗暴地按种族身份决定取舍。把这个判决解读为“推翻了平权措施”，显然有流于简单化之嫌。</text:p>
      <text:p text:style-name="P4">
实施平权措施的初衷是追求平等和公平。这起案子自始至终表现出比种族平权更广泛的社会、政治和经济诉求。尽管诉讼的直接由头是哈佛在录取中照顾非裔考生，但原告提交的证据显示，哈佛在录取中最大的不公平还不是在种族身份方面，而是大量优惠富二代和本校学二代。这类优惠生只占哈佛考生总数的5%，却占到被录取新生的30%以上。如果考生爹妈是哈佛的金主，被录取的机会比普通考生高出7倍；如果爹妈是哈佛校友，被录取的机会是普通考生的6倍。而且，通过这类优惠政策录取的新生中，70%是白人，占到所有白人新生的43%。显然，这一政策不仅大幅降低了少数族裔考生的录取机会，也大幅降低了白人普通家庭和贫困家庭子女的录取机会。</text:p>
      <text:p text:style-name="P4">
最高法院庭辩时，原告律师在开场白中就把矛头对准哈佛的优惠生政策，说最高法院在20年前就要求大学采取种族中立的公平录取方案，但哈佛对此置若罔闻，直到2014年被起诉后，才开始做出一些照顾贫穷家庭考生的姿态，但具体措施不疼不痒，象征意义大于实际效果:“82%的哈佛学生是富家子女，富学生跟穷学生的比例是23 比 1。根本谈不上多元化。”哈佛的律师辩解说，接受捐献符合学校的正当利益。被认为是保守派的戈萨奇 (NeilGorsuch)大法官反问：“难道哈佛花捐款建一栋美术馆的利益高于《宪法》对所有人平等保护的利益？”哈佛的律师被问得吞吞吐吐，语无伦次。</text:p>
      <text:p text:style-name="P4">
在《宪法》平等保护的语境中，律师要为哈佛按金钱和裙带关系录取的政策辩护，显然是一项无法完成的使命。在单独起草的赞同判决意见中，戈萨奇大法官用锋芒毕露的语言写道：“优惠金主、校友和教工孩子的政策对那些没法拿爹妈财富吹牛，也没条件进校友会帐篷的考生毫无帮助。虽然表面上看，这类优惠政策也是种族中立的，但最受益的无疑是白人富二代考生。”社会舆论则更进一步，把批评的对象从名校优惠富二代和学二代延伸到官二代，重提小布什总统当年成绩平平但靠拼爹被耶鲁录取的旧事，连带也对肯尼迪总统当年是否靠家族关系进哈佛提出质疑。有好事的作者甚至翻出肯尼迪的申请信，他在信中专门写上申请哈佛的一大理由：“我想跟我爹上同一所大学。”</text:p>
      <text:p text:style-name="P4">
美国社会的不公在不同时代会集中体现在不同社会问题中，对各个社会群体产生程度不同的影响。这个判决终止了大学录取中简单粗暴地以种族身份论英雄的做法，同时，它也有望让平权措施惠及所有种族的社会-经济弱势阶层。不过，禁止在录取中照顾少数族裔已经成为现实，但取消录取中优惠金主和裙带关系的政策总体上还只是一个愿景。在现行法律下，学校按钱录取、按关系录取，跟不按考试成绩录取一样，只要不直接跟学生的种族身份挂钩，都不违法。迄今为止，只有麻省理工、约翰•霍普金斯等少数私立大学取消了优惠富二代和本校学二代的政策，全国范围内只有科罗拉多一个州立法禁止了州立大学实行类似政策。</text:p>
      <text:p text:style-name="P4">
如果联邦政府有意愿，也有决心改变名校录取中的不公平现状，手中有足够的胡萝卜和大棒，在现有法律框架内完全可以有所作为。美国的私立和州立大学每年都从联邦政府得到大笔经费，名校得到的份额最大。以哈佛为例，2019年收到的科研经费一项就超过8亿美元，其中70%来自联邦政府。按照美国法律，联邦政府可以为使用联邦经费的学校设置附加条件，比如要求学校在录取中对社会-经济弱势家庭的学生采取“平权措施”，就像1960年代联邦政府所做的那样。当时的要求是不得歧视少数族裔，在最高法院做出上述判决后，联邦政府有充分理由要求大学在录取中不得歧视普通家庭和贫困家庭的考生。</text:p>
      <text:p text:style-name="P4">
在很多法律问题上，最高法院能发挥消防队的功能，一旦做出判决，纷争会逐渐平息。但在一些牵动社会、经济、人心等方方面面的棘手问题上，最高法院的判决却像火上浇油，让固有的纷争蔓延开来。这两种现象都贯穿最高法院的历史，关于平权措施的判决显然属于后者。子弹仍然在飞，越来越多的枪口从种族歧视转向了社会-经济地位导致的不平等和不公平，在种族问题上相互射击的保守派和自由派，似乎暂时找到了共同的开火目标。不过，就此判断这个判决将会终结名校录取中的拼爹政策，显然为时过早。</text:p>
      <text:p text:style-name="P4">
注：本文仅代表作者个人观点，作者近期出版《追求幸福》一书。</text:p>
      <text:p text:style-name="P4">
<text:span text:style-name="T4">
本文编辑徐瑾 Jin.Xu@FTChinese.com</text:span>
</text:p>
      <text:p text:style-name="P4">
Source: <text:a xlink:type="simple" xlink:href="http://www.ftchinese.com/story/001100213" text:style-name="Internet_20_link" text:visited-style-name="Visited_20_Internet_20_Link">
http://www.ftchinese.com/story/001100213</text:a>
</text:p>
      <!--NEWS-->
      <text:h text:style-name="P10" text:outline-level="1">
<text:span text:style-name="T4">
防假摔与增加挑战机会 NBA新规则通过</text:span>
</text:h>
      <text:p text:style-name="P4">
Publisher: 法新社</text:p>
      <text:p text:style-name="P4">
Published Time: 2023-07-12T05:02:07+00:00</text:p>
      <text:p text:style-name="P4">
Modified Time: 2023-07-12T04:35:02+00:00</text:p>
      <text:p text:style-name="P4">
Description: （法新社纽约11日电） 美国职篮NBA宣布，处罚假摔、增加挑战机会的提案，已获各队老板同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3.617581in" draw:z-index="0">
<draw:image xlink:href="../Images/rficn/2023-07-12T05-02-07-00-00/000000.png" xlink:type="simple" xlink:show="embed" xlink:actuate="onLoad" draw:mime-type="image/png"/>
</draw:frame>
</text:p>
      <text:p text:style-name="P4">
NBA由球员、教练、裁判、球团老板、球队高层、美国国家篮球协会球员工会（National Basketball Players Association,NBPA）代表组成的竞赛委员会（Competition Committee），一致向球团老板组成的董事会提出两项改革并获批准。</text:p>
      <text:p text:style-name="P4">
新规则之一是关于假摔，这项规则已经在夏季联赛试行。详细的内容是，若有球员做出故意让裁判吹判犯规的「假摔」动作，将被吹一次技术犯规，对手能获得一次罚球机会。</text:p>
      <text:p text:style-name="P4">
但因假摔被吹技术犯规，不会被累计到导致球员提前离场的单场6次个人犯规中。</text:p>
      <text:p text:style-name="P4">
裁判有权可以同时吹假摔的技术犯规跟其他犯规。</text:p>
      <text:p text:style-name="P4">
NBA也会持续在赛后检视假摔的情况，因假摔被判技术犯规者，会有2000美元起跳罚款，屡犯者罚款金额也会提高。</text:p>
      <text:p text:style-name="P4">
若教练挑战成功，将可让球队获得第2次挑战的机会。</text:p>
      <text:p text:style-name="P4">
球队必须喊暂停才能挑战，如果已经没有暂停可以使用，那就不能行使挑战权。</text:p>
      <text:p text:style-name="P4">
Source: <text:a xlink:type="simple" xlink:href="https://www.rfi.fr/cn/%E8%BF%90%E5%8A%A8%E5%A4%A9%E5%9C%B0/20230712-%E9%98%B2%E5%81%87%E6%91%94%E4%B8%8E%E5%A2%9E%E5%8A%A0%E6%8C%91%E6%88%98%E6%9C%BA%E4%BC%9A-nba%E6%96%B0%E8%A7%84%E5%88%99%E9%80%9A%E8%BF%87" text:style-name="Internet_20_link" text:visited-style-name="Visited_20_Internet_20_Link">
https://www.rfi.fr/cn/%E8%BF%90%E5%8A%A8%E5%A4%A9%E5%9C%B0/20230712-%E9%98%B2%E5%81%87%E6%91%94%E4%B8%8E%E5%A2%9E%E5%8A%A0%E6%8C%91%E6%88%98%E6%9C%BA%E4%BC%9A-nba%E6%96%B0%E8%A7%84%E5%88%99%E9%80%9A%E8%BF%87</text:a>
</text:p>
      <!--NEWS-->
      <text:h text:style-name="P10" text:outline-level="1">
<text:span text:style-name="T4">
北约有理由庆祝成功</text:span>
</text:h>
      <text:p text:style-name="P4">
Creator: GREY ANDERSON,THOMAS MEANEY</text:p>
      <text:p text:style-name="P4">
Publisher: https://www.facebook.com/nytimeschinese</text:p>
      <text:p text:style-name="P4">
Published Time: 2023-07-12T05:09:21+08:00</text:p>
      <text:p text:style-name="P4">
Description: 俄罗斯的举动不但没有分裂欧洲，反而让北约保卫欧洲的宗旨赢得了众多拥趸。作为历史上最成功的联盟，北约有充分的理由庆祝成功。 Virginia Mayo/Associated Press</text:p>
      <text:p text:style-name="P4">
Images: ["<text:a xlink:type="simple" xlink:href="https://static01.nyt.com/images/2023/07/11/multimedia/11meaney-anderson/pkcw-master1050.jpg" text:style-name="Internet_20_link" text:visited-style-name="Visited_20_Internet_20_Link">
pkcw-master10...</text:a>
"]</text:p>
      <text:p text:style-name="P4">
Category: 观点与评论</text:p>
      <text:p text:style-name="P4">
Type: Article</text:p>
      <!--METADATA-->
      <text:p text:style-name="P4">
<draw:frame draw:style-name="fr1" draw:name="Image103" text:anchor-type="as-char" svg:width="6.9236in" svg:height="4.615733in" draw:z-index="0">
<draw:image xlink:href="../Images/cnnytimes/2023-07-12T05-09-21-08-00/pkcw-master1050.jpg" xlink:type="simple" xlink:show="embed" xlink:actuate="onLoad" draw:mime-type="image/jpeg"/>
</draw:frame>
</text:p>
      <text:p text:style-name="P4">
本周在立陶宛维尔纽斯召开会议的北约国家领导人有充分理由庆祝成功。</text:p>
      <text:p text:style-name="P4">
就在四年前，在另一次峰会前夕，该组织似乎处于低潮；用法国总统马克龙当时的话说，它正处于“ <text:a xlink:type="simple" xlink:href="https://www.nytimes.com/2019/11/07/world/europe/macron-nato-brain-death.html" text:style-name="Internet_20_link" text:visited-style-name="Visited_20_Internet_20_Link">
 脑死亡</text:a>
 ”状态。自俄罗斯入侵乌克兰以来，局势发生了变化。随着北约计划迎接瑞典的加入（芬兰在今年4月成为 <text:a xlink:type="simple" xlink:href="https://www.nytimes.com/2023/04/04/world/europe/finland-nato-russia-ukraine.html" text:style-name="Internet_20_link" text:visited-style-name="Visited_20_Internet_20_Link">
 正式成员</text:a>
 ）并派遣军队加强东翼，欧盟的盟国终于兑现了迟迟未能付诸的增加军事开支的承诺。 <text:a xlink:type="simple" xlink:href="https://www.pewresearch.org/global/2022/06/22/positive-ratings-for-nato/" text:style-name="Internet_20_link" text:visited-style-name="Visited_20_Internet_20_Link">
 公众舆论</text:a>
紧随其后。如果俄罗斯寻求的是分裂欧洲，那么拜登总统在去年春天就可以理直气壮地宣布，俄罗斯的举动反而完全令欧洲大陆“ <text:a xlink:type="simple" xlink:href="https://www.whitehouse.gov/briefing-room/statements-releases/2022/05/27/remarks-by-president-biden-at-the-united-states-naval-academys-class-of-2022-graduation-and-commissioning-ceremony/" text:style-name="Internet_20_link" text:visited-style-name="Visited_20_Internet_20_Link">
 北约化</text:a>
 ”了。</text:p>
      <text:p text:style-name="P4">
这一转变理自然令北约的支持者为之一振。北约秘书长斯托尔滕贝格的主旨声明——“北约的力量是我们拥有的维护和平与安全的最佳工具”——从未有过如此多的忠实拥趸。即使是对该组织持批评态度的人（比如对华鹰派人士，他们认为北约令人们不够关注东亚真正威胁；比如美国国内的克制派，他们希望华盛顿重新关注外交解决方案和国内问题）也承认，北约的主要宗旨是保卫欧洲。</text:p>
      <text:p text:style-name="P4">
但北约从一开始就不是以集结军事力量为主要目的。在 <text:a xlink:type="simple" xlink:href="https://www.nato.int/docu/review/articles/2019/01/24/nato-ready-for-anything/index.html" text:style-name="Internet_20_link" text:visited-style-name="Visited_20_Internet_20_Link">
 冷战高峰时期</text:a>
，北约部署了100个师，这只是华约兵力的一小部分，无法指望它来击退苏联的入侵，甚至连欧洲大陆的核武器都在华盛顿的控制之下。相反，它的计划是将西欧与美国主导的世界秩序这个更为宏大的项目绑定在一起，在这个项目下，美国的保护作为一种杠杆，令美国在贸易和货币政策等其他问题上获得让步。事实证明，北约的这一使命非常成功。</text:p>
      <text:p text:style-name="P4">
广告</text:p>
      <text:p text:style-name="P4">
许多观察人士预计，在它的冷战对手垮台后，北约将会关门大吉。但在1989年之后的十年里，该组织发挥了真正的作用。它充当了欧盟在东欧的评级机构，宣布各国在发展和投资方面的安全性。该组织推动潜在的合作伙伴坚持自由主义、支持市场的信条，正如克林顿总统的<text:a xlink:type="simple" xlink:href="https://www.foreignaffairs.com/articles/iran/1994-03-01/confronting-backlash-states" text:style-name="Internet_20_link" text:visited-style-name="Visited_20_Internet_20_Link">
 国家安全顾问</text:a>
所说的那样，按照该信条，“追求民主制度，扩大自由市场”和“促进集体安全”齐头并进。欧洲的军事专业人士和具有改革思想的精英形成了一个自愿的支持者群体，北约的信息机构促进了他们的活动。</text:p>
      <text:p text:style-name="P4">
当欧洲民众被证明过于顽固，或者受到社会主义或民族主义情绪的不利影响时，大西洋一体化仍在继续。捷克共和国就是一个很好的例子。 <text:a xlink:type="simple" xlink:href="https://www.sup.org/books/title/" text:style-name="Internet_20_link" text:visited-style-name="Visited_20_Internet_20_Link">
 1997年</text:a>
，在是否加入北约的全民公决中，面对可能的“反对”投票，北约秘书长和北约高级官员决定让布拉格政府干脆取消这次公决；该国于两年后加入北约。进入新世纪后，北约的工作重点稳中有变。与全球反恐战争同时发生的是2004年的“大爆炸”扩张——七个国家加入了北约——在北约的措辞中，反恐取代了民主和人权。仍然不变的，是对自由化和公共部门改革必要性的强调。</text:p>
      <text:p text:style-name="P4">
在防务领域，北约并不像它所宣传的那样。几十年来，美国一直是武器、后勤、空军基地和作战计划的主要提供者。在乌克兰战争中，尽管人们都在谈论欧洲会加强干预，但美欧这种不对称基本保持不变。显而易见的是，美国军事援助的规模——在冲突的第一年就达到了<text:a xlink:type="simple" xlink:href="https://www.ifw-kiel.de/topics/war-against-ukraine/ukraine-support-tracker/" text:style-name="Internet_20_link" text:visited-style-name="Visited_20_Internet_20_Link">
 470亿美元 </text:a>
 ——是欧盟国家援助总和的两倍多。欧洲的支出承诺可能也没有看上去那么令人印象深刻。在德国政府宣布为其武装部队设立 <text:a xlink:type="simple" xlink:href="https://www.bundesregierung.de/breg-en/news/special-fund-federal-armed-forces-2047910" text:style-name="Internet_20_link" text:visited-style-name="Visited_20_Internet_20_Link">
1100亿美元特别基金 </text:a>
 一年多后， <text:a xlink:type="simple" xlink:href="https://www.dw.com/en/what-happened-to-the-german-militarys-100-billion-fund/a-64846571" text:style-name="Internet_20_link" text:visited-style-name="Visited_20_Internet_20_Link">
 大部分款项 </text:a>
都未花出去。与此同时，德国军方指挥官表示，他们缺乏足够的弹药，无法进行两天以上的高强度战斗。</text:p>
      <text:p text:style-name="P4">
无论支出水平高低，欧洲人的军事能力与相关支出相比完全不成比例。缺乏协调和锱铢必较都会削弱欧洲确保自身安全的能力。北约禁止现有能力的重叠，并敦促盟国接受特殊角色，以此阻挠能够独立行动的半自治欧洲部队的出现。至于国防采购、互用性的共同标准，再加上美国军工部门的庞大规模和布鲁塞尔的官僚障碍，都有利于美国公司，而牺牲了欧洲竞争对手的利益。矛盾的是，该联盟似乎削弱了盟友的自卫能力。</text:p>
      <text:p text:style-name="P4">
然而，这个悖论只是表面的。事实上，北约正在按照 <text:a xlink:type="simple" xlink:href="https://nsarchive.gwu.edu/briefing-book/nuclear-vault/2018-12-11/natos-original-purpose-double-containment-soviet-union-resurgent-germany#_edn2" text:style-name="Internet_20_link" text:visited-style-name="Visited_20_Internet_20_Link">
 战后美国规划者 </text:a>
设计的方式运作，使欧洲陷入对美国力量的依赖，压缩了它的施展空间。北约绝非一项昂贵的慈善计划，而是以低廉的成本确保了美国在欧洲的影响力。美国对北约和欧洲其他安全援助项目的投入只占五角大楼年度预算的一小部分——根据最近的估计，<text:a xlink:type="simple" xlink:href="https://www.foreignaffairs.com/united-states/why-america-still-needs-europe" text:style-name="Internet_20_link" text:visited-style-name="Visited_20_Internet_20_Link">
 不到6% </text:a>
 。而目前的这场战争只会增强美国的影响。在俄罗斯入侵乌克兰之前，欧洲军费开支的 <text:a xlink:type="simple" xlink:href="https://www.politico.eu/article/us-europe-buy-american-weapons-military-industry-defense/" text:style-name="Internet_20_link" text:visited-style-name="Visited_20_Internet_20_Link">
 大约一半</text:a>
流向了美国制造商。这种趋势因需求激增而加剧，买家急于购买坦克、战斗机和其他武器系统，签订昂贵的多年期合同。欧洲也许是在重新军事化，但美国正在坐享其成。</text:p>
      <text:p text:style-name="P4">
在乌克兰，这种模式很明显。华盛顿将提供军事安全，美国企业将受益于欧洲的大量军备订单，而欧洲人将承担战后重建的成本——比起军力建设，这是德国更有能力完成的任务。这场战争也是美中对抗的预演，届时不能轻易指望欧洲的支持。限制北京获取战略技术和促进美国工业发展几乎不是欧洲的优先事项，切断欧中贸易仍然难以想象。然而，已经有迹象表明，北约在让欧洲追随它在欧洲战区领导地位方面正在取得进展。6月底访问华盛顿前夕，德国国防部长适时<text:a xlink:type="simple" xlink:href="https://www.nytimes.com/2023/06/28/world/europe/german-defense-minister-pistorius-stronger-geopolitical-role.html" text:style-name="Internet_20_link" text:visited-style-name="Visited_20_Internet_20_Link">
 指出他认识 </text:a>
到“欧洲对印太地区的责任”，以及在南海“基于规则的国际秩序”的重要性。</text:p>
      <text:p text:style-name="P4">
广告</text:p>
      <text:p text:style-name="P4">
无论占有何等优势，大西洋主义者都担心虚假信息和网络干预破坏了对该组织的支持。他们不用担心。北约在整个冷战期间一直备受争议，直到1990年代仍然是一个充满争议的话题，当时对手的消失激发了人们对新的欧洲安全架构的思考。今天，异议的声音比以往任何时候都少。</text:p>
      <text:p text:style-name="P4">
向来批评军国主义和美国实力的欧洲左翼政党绝大多数都加入了保卫西方的行列：德国绿党的轨迹是一个特别生动的例子，该党曾是核武器的激烈反对者，现在看似愿意冒核战争风险。在美国国内，对北约的批评集中在过度扩大美国条约义务的风险上，而不是这样做的合理性。这是历史上最成功的联盟，聚集在一起为自己庆祝，开香槟不需要等到明年成立75周年纪念日。</text:p>
      <text:p text:style-name="P4">
Source: <text:a xlink:type="simple" xlink:href="https://cn.nytimes.com/opinion/20230712/nato-summit-vilnius-europe/" text:style-name="Internet_20_link" text:visited-style-name="Visited_20_Internet_20_Link">
https://cn.nytimes.com/opinion/20230712/nato-summit-vilnius-europe/</text:a>
</text:p>
      <!--NEWS-->
      <text:h text:style-name="P10" text:outline-level="1">
<text:span text:style-name="T4">
微软称美国政府机构遭中国黑客组织入侵</text:span>
</text:h>
      <text:p text:style-name="P4">
Creator: 《纽约时报》</text:p>
      <text:p text:style-name="P4">
Publisher: https://www.facebook.com/nytimeschinese</text:p>
      <text:p text:style-name="P4">
Published Time: 2023-07-12T05:11:55+08:00</text:p>
      <text:p text:style-name="P4">
Description: 微软表示，黑客获得了政府电子邮件帐号的访问权限，但未说明具体那些组织和机构受影响。拜登政府寻求缓和中美关系之际，新的入侵事件可能导致双方关系进一步紧张。 Andy Wong/Associated Press 微软表示，该中国黑客组织从5月开始获取电子邮件帐户的访问权限，直到6月才被发现。</text:p>
      <text:p text:style-name="P4">
Images: ["<text:a xlink:type="simple" xlink:href="https://static01.nyt.com/images/2023/07/11/multimedia/11dc-china-hack-kclh/11dc-china-hack-kclh-master1050.jpg" text:style-name="Internet_20_link" text:visited-style-name="Visited_20_Internet_20_Link">
11dc-china-ha...</text:a>
"]</text:p>
      <text:p text:style-name="P4">
Category: 美国</text:p>
      <text:p text:style-name="P4">
Type: Article</text:p>
      <!--METADATA-->
      <text:p text:style-name="P4">
<draw:frame draw:style-name="fr1" draw:name="Image104" text:anchor-type="as-char" svg:width="6.9236in" svg:height="4.615733in" draw:z-index="0">
<draw:image xlink:href="../Images/cnnytimes/2023-07-12T05-11-55-08-00/11dc-china-hack-kclh-master1050.jpg" xlink:type="simple" xlink:show="embed" xlink:actuate="onLoad" draw:mime-type="image/jpeg"/>
</draw:frame>
</text:p>
      <text:p text:style-name="P4">
微软周二晚间披露，意图收集美国情报的中国黑客获得了政府电子邮件帐号的访问权限。</text:p>
      <text:p text:style-name="P4">
据一位了解政府网络入侵情况的人士透露，这次攻击是有针对性的，黑客针对的是特定帐户，而不是进行会获取大量数据的大范围入侵。白宫国家安全委员会发言人亚当·霍奇表示，没有机密网络受到影响。对被获取信息量的评估仍在继续。</text:p>
      <text:p text:style-name="P4">
微软表示，共有约有25个组织（包括政府机构）受到该黑客组织的攻击，该组织使用伪造的身份验证工具来访问个人电子邮件帐户。微软表示，黑客至少在被发现的一个月前就得到了至少其中一些帐号的进入权限。微软没有透露受影响的组织和机构。</text:p>
      <text:p text:style-name="P4">
此次攻击的复杂性及其针对性表明，该中国黑客组织要么是北京情报部门的一部分，要么为其工作。“据我们评估，对手主要从事间谍活动，例如进入电子邮件系统收集情报，”微软执行副总裁查理·贝尔(CharlieBell)在博文中写道。</text:p>
      <text:p text:style-name="P4">
新的入侵事件似乎与最近已知的最大入侵事件——俄罗斯在2019年和2020年对政府计算机的渗透（被称为SolarWinds黑客事件）的规模不同。微软管理人员表示，新入侵事件涉及的电子邮件帐号数量要少得多，而且没有深入目标系统。</text:p>
      <text:p text:style-name="P4">
黑客似乎也没有进入机密网络。尽管如此，黑客在被发现前一个月就能访问政府电子邮件，这可能让他们了解到对中国政府及其情报部门有用的信息。</text:p>
      <text:p text:style-name="P4">
即便是拜登政府在寻求让美中紧张关系降温之时，这场入侵可能进一步导致两国关系紧张，由于中国间谍气球飞越美国等几个事件，紧张局势已经在近几个月恶化。</text:p>
      <text:p text:style-name="P4">
外界对拜登政府没有在威慑中国间谍活动方面有足够作为存在批评，这一事件也将加剧相关批评。特朗普政府美国国家情报总监的前发言人克里夫·西姆斯表示，由于拜登总统没有就北京试图影响近期选举的行为与其对质，因此中国变得更为大胆。</text:p>
      <text:p text:style-name="P4">
“对于我们得忍受多少黑客行动才能采取行动，我们必须进行严肃讨论，”西姆斯说。</text:p>
      <text:p text:style-name="P4">
在博文中，贝尔表示受到这场黑客行动的人士已经接到了通知，并且该公司已经完成了减轻这场攻击后果的努力。</text:p>
      <text:p text:style-name="P4">
微软表示，6月16日，客户向他们报告的信息促使他们留意到入侵事件和造成的损害。该公司发布的博客文章称，中国黑客组织在一个月前、即5月15日开始获取电子邮件帐户的访问权限。</text:p>
      <text:p text:style-name="P4">
微软没有透露该公司认为中国黑客可能入侵了多少帐户，也没有透露是否对哪些信息被窃取进行了评估。</text:p>
      <text:p text:style-name="P4">
多年来，北京实施了一系列黑客攻击，成功窃取了大量政府数据。2015年，一场显然是由隶属于中国外国间谍机构的黑客实施的数据泄露事件窃取了人事管理局的大量记录。</text:p>
      <text:p text:style-name="P4">
在特朗普执政期间发生的SolarWinds黑客事件中，俄罗斯情报机构利用软件漏洞进入了数千个计算机系统，其中包括许多政府机构。那次黑客攻击事件是以俄罗斯情报机构用来侵入世界各地计算机的网络管理软件命名的。</text:p>
      <text:p text:style-name="P4">
Source: <text:a xlink:type="simple" xlink:href="https://cn.nytimes.com/usa/20230712/china-hack-us-government-microsoft/" text:style-name="Internet_20_link" text:visited-style-name="Visited_20_Internet_20_Link">
https://cn.nytimes.com/usa/20230712/china-hack-us-government-microsoft/</text:a>
</text:p>
      <!--NEWS-->
      <text:h text:style-name="P10" text:outline-level="1">
<text:span text:style-name="T4">
加拿大湖泊默默记录历史 或可证明地球新纪元</text:span>
</text:h>
      <text:p text:style-name="P4">
Publisher: 法新社</text:p>
      <text:p text:style-name="P4">
Published Time: 2023-07-12T05:32:07+00:00</text:p>
      <text:p text:style-name="P4">
Modified Time: 2023-07-12T05:05:02+00:00</text:p>
      <text:p text:style-name="P4">
Description: （法新社加拿大密尔顿11日电） 加拿大安大略省小而深的克劳福湖（Crawford Lake）内所含沉积物，今天被科学团队认定提供了证据，证明地球约70年前已因人类活动影响而进入了新的地质篇章：人类世（Anthropoce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7-12T05-32-07-00-00/000000.png" xlink:type="simple" xlink:show="embed" xlink:actuate="onLoad" draw:mime-type="image/png"/>
</draw:frame>
</text:p>
      <text:p text:style-name="P4">
布洛克大学教授（Brock University）教授麦卡锡（FrancineMcCarthy）解释说，这座湖泊「很深，但不是很大」，这「意味着湖水不会一直混合到底部」，也就是说，「湖中积累的沉积物不会受到干扰」。</text:p>
      <text:p text:style-name="P4">
而采自克劳福湖湖底沉积物的核心检体中，已找到塑胶微粒、燃烧石油煤炭引发的飞灰，也找到核弹试爆残渣。「人类世工作团」（Anthropocene WorkingGroup, AWG）因此认为，这座湖泊是最佳的单一「宝藏库」，可以证明地球史已展开一个全新且挑战性的篇章。</text:p>
      <text:p text:style-name="P4">
工作团成员、南安普敦大学教授康迪（AndyCundy）说：「这些资料显示，从20世纪中叶开始发生明显的变化，将地球系统带离了『全新世』（Holocene）正常范围。」所谓的全新世始于1万1700年前，是上一个冰河时期结束时所开始的时期。</text:p>
      <text:p text:style-name="P4">
工作团主席、伦敦大学学院教授特纳（Simon Turner）说：「克劳福湖湖底发现的沉积物，提供了过去数千年近来环境变化的细腻纪录。」</text:p>
      <text:p text:style-name="P4">
这些变化目前正醒目的上演：上周是全球有纪录以来最热的一星期；失控的森林野火在加拿大肆虐多个月；美国和中国则在同时因应前所未见的高温、洪水和干旱。</text:p>
      <text:p text:style-name="P4">
同时，人类燃烧的化石燃料之多，全球暖化元凶二氧化碳浓度已增加了一半。</text:p>
      <text:p text:style-name="P4">
最近几周，海平面温度更创下新高，上个月南极海冰面积比前一次的6月历史低点还少了17%。</text:p>
      <text:p text:style-name="P4">
国际地层学委员会（ICS）于2009年授权地质学家团队评估人类世的证据。根据这个委员会的规定，从全新世过渡至人类世，必须要有一个同步的「主要标记」来界定一个「分界点」，而这个标记所留下的地质痕迹，必须要在几乎地表各地都有。</text:p>
      <text:p text:style-name="P4">
康迪解释说，对人类世来说，1950年代氢弹试爆释放的钸元素，提供了上述规定所要求的「全球特徵」。</text:p>
      <text:p text:style-name="P4">
他说，这意味着1952年，也就是美国在马绍尔群岛（Marshall Islands）试爆世界上第一枚氢弹的那一年，可能成为地球进入人类世的关键年分。</text:p>
      <text:p text:style-name="P4">
Source: <text:a xlink:type="simple" xlink:href="https://www.rfi.fr/cn/%E7%A7%91%E5%AD%A6%E6%96%B0%E7%9F%A5/20230712-%E5%8A%A0%E6%8B%BF%E5%A4%A7%E6%B9%96%E6%B3%8A%E9%BB%98%E9%BB%98%E8%AE%B0%E5%BD%95%E5%8E%86%E5%8F%B2-%E6%88%96%E5%8F%AF%E8%AF%81%E6%98%8E%E5%9C%B0%E7%90%83%E6%96%B0%E7%BA%AA%E5%85%83" text:style-name="Internet_20_link" text:visited-style-name="Visited_20_Internet_20_Link">
https://www.rfi.fr/cn/%E7%A7%91%E5%AD%A6%E6%96%B0%E7%9F%A5/20230712-%E5%8A%A0%E6%8B%BF%E5%A4%A7%E6%B9%96%E6%B3%8A%E9%BB%98%E9%BB%98%E8%AE%B0%E5%BD%95%E5%8E%86%E5%8F%B2-%E6%88%96%E5%8F%AF%E8%AF%81%E6%98%8E%E5%9C%B0%E7%90%83%E6%96%B0%E7%BA%AA%E5%85%83</text:a>
</text:p>
      <!--NEWS-->
      <text:h text:style-name="P10" text:outline-level="1">
<text:span text:style-name="T4">
中国陷入“资产负债表衰退”了吗？ (Free Version)</text:span>
</text:h>
      <text:p text:style-name="P4">
Author: Jacky Wong</text:p>
      <text:p text:style-name="P4">
Publisher: 华尔街日报中文网</text:p>
      <text:p text:style-name="P4">
Published Time: 2023-07-12T05:40:00.000Z</text:p>
      <text:p text:style-name="P4">
Modified Time: 2023-07-12T05:40:00.000Z</text:p>
      <text:p text:style-name="P4">
Created Time: 2023-07-12T02:42:00.000Z</text:p>
      <text:p text:style-name="P4">
Description: 越来越多的警示信号表明，如果不大幅加大财政刺激力度，中国经济可能面临2008年金融危机后美国式的缓慢复苏。</text:p>
      <text:p text:style-name="P4">
Images: []</text:p>
      <text:p text:style-name="P4">
Categories: ['金融市场', '股闻天下']</text:p>
      <text:p text:style-name="P4">
Keywords: SYND,LINK:EN|WP-WSJ-0001044444</text:p>
      <text:p text:style-name="P4">
Type: Article</text:p>
      <!--METADATA-->
      <text:p text:style-name="P4">
中国房地产市场再度疲软。这对中国经济增长来说令人担忧，但同样令人担忧的是，这可能只是一个更严重、更棘手问题的征兆。</text:p>
      <text:p text:style-name="P4">
Source: <text:a xlink:type="simple" xlink:href="https://cn.wsj.com/articles/%E4%B8%AD%E5%9B%BD%E9%99%B7%E5%85%A5-%E8%B5%84%E4%BA%A7%E8%B4%9F%E5%80%BA%E8%A1%A8%E8%A1%B0%E9%80%80-%E4%BA%86%E5%90%97-d36d26d4" text:style-name="Internet_20_link" text:visited-style-name="Visited_20_Internet_20_Link">
https://cn.wsj.com/articles/%E4%B8%AD%E5%9B%BD%E9%99%B7%E5%85%A5-%E8%B5%84%E4%BA%A7%E8%B4%9F%E5%80%BA%E8%A1%A8%E8%A1%B0%E9%80%80-%E4%BA%86%E5%90%97-d36d26d4</text:a>
</text:p>
      <!--NEWS-->
      <text:h text:style-name="P10" text:outline-level="1">
<text:span text:style-name="T4">
加盟迈阿密国际 梅西携家人抵美</text:span>
</text:h>
      <text:p text:style-name="P4">
Publisher: 法新社</text:p>
      <text:p text:style-name="P4">
Published Time: 2023-07-12T06:02:07+00:00</text:p>
      <text:p text:style-name="P4">
Modified Time: 2023-07-12T05:50:01+00:00</text:p>
      <text:p text:style-name="P4">
Description: （法新社劳德岱堡11日电） 阿根廷足球巨星梅西（Lionel Messi）今天抵达美国佛罗里达州，接下来将针对加盟美国职业足球大联盟（MLS）迈阿密国际队（In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7-12T06-02-07-00-00/000000.png" xlink:type="simple" xlink:show="embed" xlink:actuate="onLoad" draw:mime-type="image/png"/>
</draw:frame>
</text:p>
      <text:p text:style-name="P4">
从阿根廷电视画面可以看到，一架私人飞机降落在佛州劳德岱堡（FortLauderdale）一个紧邻迈阿密国际队主场的小型行政机场后，梅西与家人步下飞机的画面。</text:p>
      <text:p text:style-name="P4">
这位世界杯冠军预料将签下一份为期两年半、据报年薪达6000万美元（约新台币19亿元）的合约，接着于16日的主场活动在球迷前现身。</text:p>
      <text:p text:style-name="P4">
梅西在今天播出的阿根廷电视节目Llave a la eternidad上说：「我们对所做的决定感到高兴，已经准备好并期待面对新的挑战与改变。」</text:p>
      <text:p text:style-name="P4">
他补充：「我的心态与想法都不会改变，无论身在何处，都将尽我所能为自己与新球队拿出最好表现。」</text:p>
      <text:p text:style-name="P4">
梅西是美国职业足球大联盟迄今名气最大的球星，也是自1975年巴西球王比利（Pele）加盟纽约宇宙队（New YorkCosmos）以来，来美国发展最伟大的球员。</text:p>
      <text:p text:style-name="P4">
美国职业足球大联盟期盼梅西能大幅提升联盟知名度以及Apple TV上的直播订阅数。而梅西可能出场的球赛票价已飞涨。</text:p>
      <text:p text:style-name="P4">
梅西飞机落地之前，球迷一早就聚集在迈阿密国际队主场DRV PNK体育场。</text:p>
      <text:p text:style-name="P4">
42岁球迷伊格礼夏斯（Julio Iglesias）表示，当他得知这位阿根廷球星将要来迈阿密时，他成立了球迷团体Messias305。过去他没有看过美国职业足球大联盟的球赛，但说未来不会错过任何一场迈阿密的比赛。他补充：「对我们而言，梅西的到来代表一切，他所在的地方总有着不可思议的幸福。」（实习编译：吴冠纬）</text:p>
      <text:p text:style-name="P4">
Source: <text:a xlink:type="simple" xlink:href="https://www.rfi.fr/cn/%E8%BF%90%E5%8A%A8%E5%A4%A9%E5%9C%B0/20230712-%E5%8A%A0%E7%9B%9F%E8%BF%88%E9%98%BF%E5%AF%86%E5%9B%BD%E9%99%85-%E6%A2%85%E8%A5%BF%E6%90%BA%E5%AE%B6%E4%BA%BA%E6%8A%B5%E7%BE%8E" text:style-name="Internet_20_link" text:visited-style-name="Visited_20_Internet_20_Link">
https://www.rfi.fr/cn/%E8%BF%90%E5%8A%A8%E5%A4%A9%E5%9C%B0/20230712-%E5%8A%A0%E7%9B%9F%E8%BF%88%E9%98%BF%E5%AF%86%E5%9B%BD%E9%99%85-%E6%A2%85%E8%A5%BF%E6%90%BA%E5%AE%B6%E4%BA%BA%E6%8A%B5%E7%BE%8E</text:a>
</text:p>
      <!--NEWS-->
      <text:h text:style-name="P10" text:outline-level="1">
<text:span text:style-name="T4">
耶伦北京之行的两场饭局在中国反响迥异 (Free Version)</text:span>
</text:h>
      <text:p text:style-name="P4">
Author: Shen Lu</text:p>
      <text:p text:style-name="P4">
Publisher: 华尔街日报中文网</text:p>
      <text:p text:style-name="P4">
Published Time: 2023-07-12T06:20:00.000Z</text:p>
      <text:p text:style-name="P4">
Modified Time: 2023-07-12T06:20:00.000Z</text:p>
      <text:p text:style-name="P4">
Created Time: 2023-07-12T02:39:00.000Z</text:p>
      <text:p text:style-name="P4">
Description: 美国财政部长耶伦最近访问北京期间出席了两场被高度曝光的饭局。从这两场饭局产生的迥异反响可以一窥美国在试图修复美中关系裂痕之际面临怎样的挑战。</text:p>
      <text:p text:style-name="P4">
Images: []</text:p>
      <text:p text:style-name="P4">
Categories: ['国际']</text:p>
      <text:p text:style-name="P4">
Keywords: SYND,LINK:EN|WP-WSJ-0001045715</text:p>
      <text:p text:style-name="P4">
Type: Article</text:p>
      <!--METADATA-->
      <text:p text:style-name="P4">
美国财政部长耶伦(Janet Yellen) <text:a xlink:type="simple" xlink:href="https://cn.wsj.com/articles/CN-BGH-20230710105250" text:style-name="Internet_20_link" text:visited-style-name="Visited_20_Internet_20_Link">
 最近访问北京 </text:a>
 期间出席了两场被高度曝光的饭局。从这两场饭局产生的迥异反响可以一窥美国在试图修复美中关系裂痕之际面临怎样的挑战。</text:p>
      <text:p text:style-name="P4">
Source: <text:a xlink:type="simple" xlink:href="https://cn.wsj.com/articles/%E8%80%B6%E4%BC%A6%E5%8C%97%E4%BA%AC%E4%B9%8B%E8%A1%8C%E7%9A%84%E4%B8%A4%E5%9C%BA%E9%A5%AD%E5%B1%80-%E5%AF%B9%E5%8D%8E%E6%8E%A5%E8%A7%A6%E6%9C%89%E8%8B%A6%E6%9C%89%E7%94%9C-ea148e7c" text:style-name="Internet_20_link" text:visited-style-name="Visited_20_Internet_20_Link">
https://cn.wsj.com/articles/%E8%80%B6%E4%BC%A6%E5%8C%97%E4%BA%AC%E4%B9%8B%E8%A1%8C%E7%9A%84%E4%B8%A4%E5%9C%BA%E9%A5%AD%E5%B1%80-%E5%AF%B9%E5%8D%8E%E6%8E%A5%E8%A7%A6%E6%9C%89%E8%8B%A6%E6%9C%89%E7%94%9C-ea148e7c</text:a>
</text:p>
      <!--NEWS-->
      <text:h text:style-name="P10" text:outline-level="1">
<text:span text:style-name="T4">
英国官员过去一年干预8宗涉华投资交易 (Free Version)</text:span>
</text:h>
      <text:p text:style-name="P4">
Authors: ['迈克尔•奥德怀尔']</text:p>
      <text:p text:style-name="P4">
Publisher: 英国《金融时报》</text:p>
      <text:p text:style-name="P4">
Time: 2023-07-12T06:25:16+00:00</text:p>
      <text:p text:style-name="P4">
Published Time: 2023-07-11T12:00:99+08:00</text:p>
      <text:p text:style-name="P4">
Modified Time: 2023-07-12T02:20:99+08:00</text:p>
      <text:p text:style-name="P4">
Description: 英国内阁办公室数据显示，英国官员过去一年利用国家安全权力干预了15宗交易，其中8宗涉及与中国相关的投资。</text:p>
      <text:p text:style-name="P4">
Images: ["<text:a xlink:type="simple" xlink:href="https://thumbor.ftacademy.cn/unsafe/picture/2/000187252_piclink.jpg" text:style-name="Internet_20_link" text:visited-style-name="Visited_20_Internet_20_Link">
000187252_pic...</text:a>
"]</text:p>
      <text:p text:style-name="P4">
Themes: ['国家安全', '关注']</text:p>
      <text:p text:style-name="P4">
Keywords: ['国家安全', '保护主义', '贸易', '中英关系', '英国政治', '对外投资']</text:p>
      <text:p text:style-name="P4">
Type: Article</text:p>
      <!--METADATA-->
      <text:p text:style-name="P4">
<draw:frame draw:style-name="fr1" draw:name="Image107" text:anchor-type="as-char" svg:width="6.9236in" svg:height="3.901286in" draw:z-index="0">
<draw:image xlink:href="../Images/FT Chinese Free Version/2023-07-12T06-25-16-00-00/000187252_piclink.jpg" xlink:type="simple" xlink:show="embed" xlink:actuate="onLoad" draw:mime-type="image/jpeg"/>
</draw:frame>
</text:p>
      <text:p text:style-name="P4">
过去一年，英国各部大臣利用国家安全权力干预了8宗涉及中资对英国企业投资的交易，突显出他们对北京方面可能在重要行业获得影响力的担忧。</text:p>
      <text:p text:style-name="P4">
英国内阁办公室(CabinetOffice)周二公布的数据显示，在截至2023年3月31日的一年里，有866宗交易依据《国家安全与投资法》(NSI)提交政府。</text:p>
      <text:p text:style-name="P4">
Source: <text:a xlink:type="simple" xlink:href="http://www.ftchinese.com/story/001100222" text:style-name="Internet_20_link" text:visited-style-name="Visited_20_Internet_20_Link">
http://www.ftchinese.com/story/001100222</text:a>
</text:p>
      <!--NEWS-->
      <text:h text:style-name="P10" text:outline-level="1">
<text:span text:style-name="T4">
印度第2次挑战无人登月任务 预定7/14发射火箭</text:span>
</text:h>
      <text:p text:style-name="P4">
Publisher: 法新社</text:p>
      <text:p text:style-name="P4">
Published Time: 2023-07-12T06:32:08+00:00</text:p>
      <text:p text:style-name="P4">
Modified Time: 2023-07-12T06:20:03+00:00</text:p>
      <text:p text:style-name="P4">
Description: （法新社班加罗尔12日电） 印度预定7月14日发射火箭，再度挑战4年前失败的无人登月任务。如果这次登月艇顺利着陆，印度将成为继俄罗斯、美国、中国之后，世界第4个成功登月的国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7-12T06-32-08-00-00/000000.png" xlink:type="simple" xlink:show="embed" xlink:actuate="onLoad" draw:mime-type="image/png"/>
</draw:frame>
</text:p>
      <text:p text:style-name="P4">
印度2019年7月以「月球飞船2号」（Chandrayaan-2）挑战登陆月球，但登月器坠毁月表，任务以失败告终。</text:p>
      <text:p text:style-name="P4">
有些人乐观认为印度太空研究组织（Indian Space Research Organisation，ISRO）这次任务会成功。</text:p>
      <text:p text:style-name="P4">
印度太空研究组织的发动机和零组件主要供应商Godrej &amp; Boyce执行长韦玛（Anil G.Verma）表示：「我们确信这次任务会成功，为所有投入任务的人员带来自豪和认同。」</text:p>
      <text:p text:style-name="P4">
媒体报导，这次为期14天的任务耗资7460万美元，目标是让登月车顺利着陆以探索月球表面。</text:p>
      <text:p text:style-name="P4">
自2008年首次将探测器送入绕月轨道以来，印度的太空计画在规模与气势上都显着成长。2014年，印度领先其他亚洲国家，率先将卫星送入环绕火星的轨道；3年后，印度太空研究组织又在单次任务中发射了104颗卫星。</text:p>
      <text:p text:style-name="P4">
这次火箭升空预计将有大批民众围观，任务预定在当地时间14日下午2时35分（台湾时间下午5时5分）在清奈（Chennai）北方的达万太空中心（SatishDhawan Space Centre）展开。</text:p>
      <text:p text:style-name="P4">
Source: <text:a xlink:type="simple" xlink:href="https://www.rfi.fr/cn/%E7%A7%91%E5%AD%A6%E6%96%B0%E7%9F%A5/20230712-%E5%8D%B0%E5%BA%A6%E7%AC%AC2%E6%AC%A1%E6%8C%91%E6%88%98%E6%97%A0%E4%BA%BA%E7%99%BB%E6%9C%88%E4%BB%BB%E5%8A%A1-%E9%A2%84%E5%AE%9A7-14%E5%8F%91%E5%B0%84%E7%81%AB%E7%AE%AD" text:style-name="Internet_20_link" text:visited-style-name="Visited_20_Internet_20_Link">
https://www.rfi.fr/cn/%E7%A7%91%E5%AD%A6%E6%96%B0%E7%9F%A5/20230712-%E5%8D%B0%E5%BA%A6%E7%AC%AC2%E6%AC%A1%E6%8C%91%E6%88%98%E6%97%A0%E4%BA%BA%E7%99%BB%E6%9C%88%E4%BB%BB%E5%8A%A1-%E9%A2%84%E5%AE%9A7-14%E5%8F%91%E5%B0%84%E7%81%AB%E7%AE%AD</text:a>
</text:p>
      <!--NEWS-->
      <text:h text:style-name="P10" text:outline-level="1">
<text:span text:style-name="T4">
北约拒绝向乌克兰发出入盟邀请而激怒泽连斯基</text:span>
</text:h>
      <text:p text:style-name="P4">
Author: 半岛电视台＋通讯社</text:p>
      <text:p text:style-name="P4">
Publisher: Al Jazeera</text:p>
      <text:p text:style-name="P4">
Published Time: 2023-07-12T06:38:23</text:p>
      <text:p text:style-name="P4">
Modified Time: 2023-07-12T06:38:23</text:p>
      <text:p text:style-name="P4">
Description: 北约领导人表示，乌克兰未来应该能够加入该军事联盟，但却没有立即向乌克兰发出邀请或设定任何时间表，从而激怒了乌克兰总统泽连斯基。</text:p>
      <text:p text:style-name="P4">
Images: ["<text:a xlink:type="simple" xlink:href="https://chinese.aljazeera.net/wp-content/uploads/2023/07/33NN7ND-highres-1689104622-1689142815.jpg" text:style-name="Internet_20_link" text:visited-style-name="Visited_20_Internet_20_Link">
33NN7ND-highr...</text:a>
", "<text:a xlink:type="simple" xlink:href="https://chinese.aljazeera.net/wp-content/uploads/2023/07/INTERACTIVE-EUNATO-1688998016-1689142963.png" text:style-name="Internet_20_link" text:visited-style-name="Visited_20_Internet_20_Link">
INTERACTIVE-E...</text:a>
", "<text:a xlink:type="simple" xlink:href="https://chinese.aljazeera.net/wp-content/uploads/2022/05/INTERACTIVE-NATO-history-and-expansions-Fin.png" text:style-name="Internet_20_link" text:visited-style-name="Visited_20_Internet_20_Link">
INTERACTIVE-N...</text:a>
", "<text:a xlink:type="simple" xlink:href="https://chinese.aljazeera.net/wp-content/uploads/2023/07/2023-07-11T124259Z_443961477_RC2012A3C6U9_RTRMADP_3_NATO-SUMMIT-1689086103-1689143271.jpg" text:style-name="Internet_20_link" text:visited-style-name="Visited_20_Internet_20_Link">
2023-07-11T12...</text:a>
", "<text:a xlink:type="simple" xlink:href="https://chinese.aljazeera.net/wp-content/uploads/2023/07/image-1-1689143320.jpg" text:style-name="Internet_20_link" text:visited-style-name="Visited_20_Internet_20_Link">
image-1-16891...</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09" text:anchor-type="as-char" svg:width="6.9236in" svg:height="4.608995in" draw:z-index="0">
<draw:image xlink:href="../Images/Aljazeera Chinese/2023-07-12T06-38-23/33NN7ND-highres-1689104622-1689142815.jpg" xlink:type="simple" xlink:show="embed" xlink:actuate="onLoad" draw:mime-type="image/jpeg"/>
</draw:frame>
2023年7月11日，乌克兰总统泽连斯基在维尔纽斯卢基斯科广场向人群发表讲话 (法国媒体)</text:p>
      <text:p text:style-name="P4">
北约领导人表示，乌克兰未来应该能够加入该军事联盟，但却没有立即向乌克兰发出邀请或设定任何时间表，从而激怒了乌克兰总统泽连斯基。</text:p>
      <text:p text:style-name="P4">
当地时间7月11日，北约31个成员国的领导人在立陶宛首都维尔纽斯召开为期两天的峰会，与此同时，乌克兰军队正在针对占领该国部分地区的俄罗斯军队的反攻中努力取得重大进展。</text:p>
      <text:p text:style-name="P4">
北约领导人在一份声明中表示，“乌克兰的未来在北约”，但他们却没有为这一进程提供具体的时间表。</text:p>
      <text:p text:style-name="P4">
声明指出，“当盟友同意且条件满足时，我们将能够向乌克兰发出加入本联盟的邀请”，但声明没有对这些条件进行具体的说明。</text:p>
      <text:p text:style-name="P4">
北约的确放弃了对乌克兰履行所谓的成员行动计划的要求，从而有效地消除了乌克兰加入该军事联盟的障碍。</text:p>
      <text:p text:style-name="P4">
<draw:frame draw:style-name="fr1" draw:name="Image110" text:anchor-type="as-char" svg:width="6.9236in" svg:height="6.914608in" draw:z-index="0">
<draw:image xlink:href="../Images/Aljazeera Chinese/2023-07-12T06-38-23/INTERACTIVE-EUNATO-1688998016-1689142963.png" xlink:type="simple" xlink:show="embed" xlink:actuate="onLoad" draw:mime-type="image/png"/>
</draw:frame>
 欧洲  欧盟和北约包括哪些国家？  共有22个国家既是欧盟成员国，又是北约成员国。有5个国家只是欧盟成员国，并非北约成员国；还有9个国家仅是北约成员国，而非欧盟成员国 (半岛电视台)</text:p>
      <text:p text:style-name="P4">
但是泽连斯基未能兑现在2008年关于该国在未来获得成员国身份的承诺，而这对泽连斯基来说，将是一个沉重的打击。在会见北约领导人之前，泽连斯基前往维尔纽斯拥挤的城市广场向一群立陶宛支持者发表讲话。</text:p>
      <text:p text:style-name="P4">
在泽连斯基抵达之前，他曾在推特上批评北约领导人。</text:p>
      <text:p text:style-name="P4">
他写道：“无论是对乌克兰的邀请还是获得成员国资格，都没有出台确定的时间表，这是史无前例且荒谬的事情。”</text:p>
      <text:p text:style-name="P4">
半岛电视台记者报道称，虽然北约对乌克兰的支持“坚定不移且毫无疑问”，但是北约峰会第一天的结果并不是基辅所希望看到的。</text:p>
      <text:p text:style-name="P4">
记者自维尔纽斯报道称，“他们得到了在未来受邀入盟的承诺，但是需要满足的条件尚未完全阐明，而且重要的是，没有为这一切事情设定时间表。”</text:p>
      <text:p text:style-name="P4">
记者指出，泽连斯基已经游说峰会领导人，并希望他们立即发出邀请，即使这取决于战争是否将会结束。</text:p>
      <text:p text:style-name="P4">
记者补充称，“他说虽然他信任北约，但他未必能够有信心，并认为任何形式的不确定性都会被俄罗斯解读为软弱。”</text:p>
      <text:p text:style-name="P4">
<draw:frame draw:style-name="fr1" draw:name="Image111" text:anchor-type="as-char" svg:width="6.9236in" svg:height="6.9236in" draw:z-index="0">
<draw:image xlink:href="../Images/Aljazeera Chinese/2023-07-12T06-38-23/INTERACTIVE-NATO-history-and-expansions-Fin.png" xlink:type="simple" xlink:show="embed" xlink:actuate="onLoad" draw:mime-type="image/png"/>
</draw:frame>
 北约  北约的历史与扩张  北约是世界上最强大的军事联盟，目前共有31个成员国。俄罗斯反对北约在其边境附近进行军事部署 (半岛电视台)</text:p>
      <text:h text:style-name="P13" text:outline-level="4">
<text:span text:style-name="T4">
重大而直接的威胁</text:span>
</text:h>
      <text:p text:style-name="P4">
北约的立场凸显了其31个成员国在乌克兰的入盟日期或者直接邀请乌克兰入盟的问题上存在的分歧。早在俄罗斯于2022年2月对乌克兰发起特别军事行动之前，基辅就一直在推动在安全保障的基础上迅速加入北约。</text:p>
      <text:p text:style-name="P4">
东欧的北约成员国支持乌克兰的呼吁，并认为将乌克兰置于北约的安全保护伞之下，是阻止俄罗斯再次发动攻击的最佳方式。</text:p>
      <text:p text:style-name="P4">
美国和德国等国家则一直更为谨慎，并担心任何可能导致北约与俄罗斯发生直接冲突的举动。</text:p>
      <text:p text:style-name="P4">
北约声明称，“我们重申坚定不移地声援乌克兰政府及其人民，他们英勇地保卫他们的国家、土地以及我们的共同价值观。”</text:p>
      <text:p text:style-name="P4">
这项声明以强硬措辞对莫斯科表示，“俄罗斯联邦对盟国安全以及欧洲-大西洋地区的和平与稳定构成了最重大、最直接的威胁。”</text:p>
      <text:p text:style-name="P4">
当被问及泽连斯基的批评时，北约秘书长斯托尔滕贝格在新闻发布会上表示，“北约从未发出过更强烈的信息，无论是在关于入盟道路的政治信息方面，还是在北约成员国的具体支持方面。”</text:p>
      <text:p text:style-name="P4">
他还表示，此前加入北约的进程都没有附加时间表，“它们一直都是基于特定条件的。”</text:p>
      <text:p text:style-name="P4">
<draw:frame draw:style-name="fr1" draw:name="Image112" text:anchor-type="as-char" svg:width="6.9236in" svg:height="4.611023in" draw:z-index="0">
<draw:image xlink:href="../Images/Aljazeera Chinese/2023-07-12T06-38-23/2023-07-11T124259Z_443961477_RC2012A3C6U9_RTRMADP_3_NATO-SUMMIT-1689086103-1689143271.jpg" xlink:type="simple" xlink:show="embed" xlink:actuate="onLoad" draw:mime-type="image/jpeg"/>
</draw:frame>
2023年7月11日，北约成员国领导人在立陶宛维尔纽斯举行的北约峰会上合影。前排左起：北约秘书长斯托尔滕贝格、美国总统乔·拜登、英国首相里希·苏纳克；第二排左起：法国总统马克龙、德国总理舒尔茨、希腊总理米佐塔基斯；第三排左起：波兰总统安杰伊·杜达、葡萄牙总理安东尼奥·科斯塔、罗马尼亚总统克劳斯·约翰尼斯(路透社)</text:p>
      <text:h text:style-name="P13" text:outline-level="4">
<text:span text:style-name="T4">
加大军事支持力度</text:span>
</text:h>
      <text:p text:style-name="P4">
鉴于泽连斯基在入盟时间表上的希望宣告破灭，西方官员强调称，将会有更广泛的一揽子支持提案，旨在使乌克兰相对于俄罗斯军队拥有军事优势。</text:p>
      <text:p text:style-name="P4">
德国总理舒尔茨表示，七国集团将会发布一份长期支持声明，一旦”实现和平”，就将立即启动。预计这将于北约峰会在12日结束后宣布。</text:p>
      <text:p text:style-name="P4">
近来，德国承诺向鲺克兰再提供7.71亿美元（约合7亿欧元）的军事援助。</text:p>
      <text:p text:style-name="P4">
新的援助包括两辆爱国者导弹系统发射系统、另外40辆黄鼠狼步兵战车和25辆“豹1”坦克。</text:p>
      <text:p text:style-name="P4">
法国总统马克龙表示，法国将与英国一起提供远程“风暴阴影”巡航导弹，以便乌克兰能够打击位于前线深处的俄罗斯目标。</text:p>
      <text:p text:style-name="P4">
丹麦和荷兰表示，一个由11个国家组成的联盟将于下个月开始训练乌克兰飞行员驾驶F-16战斗机，并将在罗马尼亚设立一个新的训练中心。</text:p>
      <text:p text:style-name="P4">
此次北约峰会还得到了瑞典成为其最新成员国的前景的提振，此前，土耳其总统埃尔多安在本周一突然放弃了反对瑞典入盟的立场，同时还推动恢复土耳其加入欧盟的谈判。</text:p>
      <text:p text:style-name="P4">
<draw:frame draw:style-name="fr1" draw:name="Image113" text:anchor-type="as-char" svg:width="6.9236in" svg:height="3.894525in" draw:z-index="0">
<draw:image xlink:href="../Images/Aljazeera Chinese/2023-07-12T06-38-23/image-1-1689143320.jpg" xlink:type="simple" xlink:show="embed" xlink:actuate="onLoad" draw:mime-type="image/jpeg"/>
</draw:frame>
 土耳其为何改变对瑞典加入北约的立场？(半岛电视台)</text:p>
      <text:h text:style-name="P13" text:outline-level="4">
<text:span text:style-name="T4">
“灾难性的后果”</text:span>
</text:h>
      <text:p text:style-name="P4">
俄罗斯外交部发言人玛丽亚·扎哈罗娃告诉半岛电视台记者，北约成员国只是在乌克兰不能加入该军事联盟的问题上达成了一致。</text:p>
      <text:p text:style-name="P4">
“你们可以在这里看到，北约决定不纳入乌克兰。我们讨论的是什么样的支持？这就意味着，在乌克兰求援之际，北约成员国将它拉入了西方世界。但是它们却抛弃了乌克兰，让它失望。”</text:p>
      <text:p text:style-name="P4">
“它们邀请了芬兰和瑞典，但却没有邀请乌克兰。为什么？这是所有电视频道都应该提出的问题——为什么不呢？”</text:p>
      <text:p text:style-name="P4">
俄罗斯将北约东扩作为其决定攻击乌克兰的一个因素，并批评了这次北约峰会，还警告称，如果战争升级，欧洲将首先面临“灾难性的后果”。</text:p>
      <text:p text:style-name="P4">
克里姆林宫发言人德米特里·佩斯科夫表示，“乌克兰加入北约的问题，可能会对欧洲安全构成相当大的危险……因此，那些将要作出决定的人必须意识到这一点。”</text:p>
      <text:p text:style-name="P4">
他还表示，欧洲领导人似乎并不明白，将北约的军事基础设施移向俄罗斯边境是一个错误。</text:p>
      <text:p text:style-name="P4">
Source: <text:a xlink:type="simple" xlink:href="https://chinese.aljazeera.net/news/2023/7/12/%e5%8c%97%e7%ba%a6%e6%8b%92%e7%bb%9d%e5%90%91%e4%b9%8c%e5%85%8b%e5%85%b0%e5%8f%91%e5%87%ba%e5%85%a5%e7%9b%9f%e9%82%80%e8%af%b7%e8%80%8c%e6%bf%80%e6%80%92%e6%b3%bd%e8%bf%9e%e6%96%af%e5%9f%ba" text:style-name="Internet_20_link" text:visited-style-name="Visited_20_Internet_20_Link">
https://chinese.aljazeera.net/news/2023/7/12/%e5%8c%97%e7%ba%a6%e6%8b%92%e7%bb%9d%e5%90%91%e4%b9%8c%e5%85%8b%e5%85%b0%e5%8f%91%e5%87%ba%e5%85%a5%e7%9b%9f%e9%82%80%e8%af%b7%e8%80%8c%e6%bf%80%e6%80%92%e6%b3%bd%e8%bf%9e%e6%96%af%e5%9f%ba</text:a>
</text:p>
      <!--NEWS-->
      <text:h text:style-name="P10" text:outline-level="1">
<text:span text:style-name="T4">
历史性加息后，华尔街部分人士预期政策还会收紧 (Free Version)</text:span>
</text:h>
      <text:p text:style-name="P4">
Author: Matt Grossman</text:p>
      <text:p text:style-name="P4">
Publisher: 华尔街日报中文网</text:p>
      <text:p text:style-name="P4">
Published Time: 2023-07-12T06:40:00.000Z</text:p>
      <text:p text:style-name="P4">
Modified Time: 2023-07-12T06:40:00.000Z</text:p>
      <text:p text:style-name="P4">
Created Time: 2023-07-12T05:20:00.000Z</text:p>
      <text:p text:style-name="P4">
Description: 美联储以20世纪80年代以来最快的速度进行了加息。华尔街的一些人认为，还有更远的路要走。</text:p>
      <text:p text:style-name="P4">
Images: []</text:p>
      <text:p text:style-name="P4">
Categories: ['金融市场']</text:p>
      <text:p text:style-name="P4">
Keywords: SYND,LINK:EN|WP-WSJ-0001043116</text:p>
      <text:p text:style-name="P4">
Type: Article</text:p>
      <!--METADATA-->
      <text:p text:style-name="P4">
美国联邦储备委员会（简称：美联储）以20世纪80年代以来最快的速度进行了升息。华尔街的一些人认为，还有更远的路要走。</text:p>
      <text:p text:style-name="P4">
Source: <text:a xlink:type="simple" xlink:href="https://cn.wsj.com/articles/%E5%8E%86%E5%8F%B2%E6%80%A7%E5%8A%A0%E6%81%AF%E5%90%8E-%E5%8D%8E%E5%B0%94%E8%A1%97%E9%83%A8%E5%88%86%E4%BA%BA%E5%A3%AB%E9%A2%84%E6%9C%9F%E6%94%BF%E7%AD%96%E8%BF%98%E4%BC%9A%E6%94%B6%E7%B4%A7-57d1dc25" text:style-name="Internet_20_link" text:visited-style-name="Visited_20_Internet_20_Link">
https://cn.wsj.com/articles/%E5%8E%86%E5%8F%B2%E6%80%A7%E5%8A%A0%E6%81%AF%E5%90%8E-%E5%8D%8E%E5%B0%94%E8%A1%97%E9%83%A8%E5%88%86%E4%BA%BA%E5%A3%AB%E9%A2%84%E6%9C%9F%E6%94%BF%E7%AD%96%E8%BF%98%E4%BC%9A%E6%94%B6%E7%B4%A7-57d1dc25</text:a>
</text:p>
      <!--NEWS-->
      <text:h text:style-name="P10" text:outline-level="1">
<text:span text:style-name="T4">
AI芯片赛道上，英伟达迎来挑战者 (Free Version)</text:span>
</text:h>
      <text:p text:style-name="P4">
Author: Asa Fitch / Jiyoung Sohn</text:p>
      <text:p text:style-name="P4">
Publisher: 华尔街日报中文网</text:p>
      <text:p text:style-name="P4">
Published Time: 2023-07-12T06:47:00.000Z</text:p>
      <text:p text:style-name="P4">
Modified Time: 2023-07-12T06:47:00.000Z</text:p>
      <text:p text:style-name="P4">
Created Time: 2023-07-12T03:51:00.000Z</text:p>
      <text:p text:style-name="P4">
Description: 英伟达已成为AI革命早期的领跑者，但大大小小的竞争对手已经在奋起直追。</text:p>
      <text:p text:style-name="P4">
Images: []</text:p>
      <text:p text:style-name="P4">
Categories: ['科技']</text:p>
      <text:p text:style-name="P4">
Keywords: SYND,LINK:EN|WP-WSJ-0001041378</text:p>
      <text:p text:style-name="P4">
Type: Article</text:p>
      <!--METADATA-->
      <text:p text:style-name="P4">
英伟达(Nvidia, NVDA) <text:a xlink:type="simple" xlink:href="https://cn.wsj.com/articles/CN-TEC-20230614075903" text:style-name="Internet_20_link" text:visited-style-name="Visited_20_Internet_20_Link">
 已成为AI革命早期的领跑者 </text:a>
 ，但大大小小的竞争对手已经在奋起直追。</text:p>
      <text:p text:style-name="P4">
Source: <text:a xlink:type="simple" xlink:href="https://cn.wsj.com/articles/ai%E8%8A%AF%E7%89%87%E8%B5%9B%E9%81%93%E4%B8%8A%E8%8B%B1%E4%BC%9F%E8%BE%BE%E8%BF%8E%E6%9D%A5%E6%8C%91%E6%88%98%E8%80%85-5ff391b9" text:style-name="Internet_20_link" text:visited-style-name="Visited_20_Internet_20_Link">
https://cn.wsj.com/articles/ai%E8%8A%AF%E7%89%87%E8%B5%9B%E9%81%93%E4%B8%8A%E8%8B%B1%E4%BC%9F%E8%BE%BE%E8%BF%8E%E6%9D%A5%E6%8C%91%E6%88%98%E8%80%85-5ff391b9</text:a>
</text:p>
      <!--NEWS-->
      <text:h text:style-name="P10" text:outline-level="1">
<text:span text:style-name="T4">
印度称富士康与Vedanta的芯片合资企业因“内部问题”终止 (Free Version)</text:span>
</text:h>
      <text:p text:style-name="P4">
Author: Tripti Lahiri / Yang Jie</text:p>
      <text:p text:style-name="P4">
Publisher: 华尔街日报中文网</text:p>
      <text:p text:style-name="P4">
Published Time: 2023-07-12T06:55:00.000Z</text:p>
      <text:p text:style-name="P4">
Modified Time: 2023-07-12T06:55:00.000Z</text:p>
      <text:p text:style-name="P4">
Created Time: 2023-07-11T22:15:00.000Z</text:p>
      <text:p text:style-name="P4">
Description: 印度官员表示，该事件不会影响印度的半导体计划。富士康表示正在积极寻找新的合作伙伴。</text:p>
      <text:p text:style-name="P4">
Images: []</text:p>
      <text:p text:style-name="P4">
Categories: ['科技']</text:p>
      <text:p text:style-name="P4">
Keywords: SYND,LINK:EN|WP-WSJ-0001045694</text:p>
      <text:p text:style-name="P4">
Type: Article</text:p>
      <!--METADATA-->
      <text:p text:style-name="P4">
印度电子和信息技术部部长阿什维尼·维什瑙(Ashwini Vaishnaw)表示，台湾电子产品制造商富士康科技集团(Foxconn TechnologyGroup)与印度资源巨头Vedanta之间价值数百亿美元的半导体合资企业 <text:a xlink:type="simple" xlink:href="https://cn.wsj.com/articles/CN-TEC-20230711073306" text:style-name="Internet_20_link" text:visited-style-name="Visited_20_Internet_20_Link">
 因“内部问题”而终止</text:a>
。他还对印度寻求在全球半导体供应链中占据一席之地的计划表达了信心。</text:p>
      <text:p text:style-name="P4">
Source: <text:a xlink:type="simple" xlink:href="https://cn.wsj.com/articles/%E5%AF%8C%E5%A3%AB%E5%BA%B7%E5%B0%86%E4%B8%BA%E5%8D%B0%E5%BA%A6%E8%8A%AF%E7%89%87%E4%B8%9A%E5%8A%A1%E5%AF%BB%E6%89%BE%E6%96%B0%E5%90%88%E4%BD%9C%E4%BC%99%E4%BC%B4-6b1df054" text:style-name="Internet_20_link" text:visited-style-name="Visited_20_Internet_20_Link">
https://cn.wsj.com/articles/%E5%AF%8C%E5%A3%AB%E5%BA%B7%E5%B0%86%E4%B8%BA%E5%8D%B0%E5%BA%A6%E8%8A%AF%E7%89%87%E4%B8%9A%E5%8A%A1%E5%AF%BB%E6%89%BE%E6%96%B0%E5%90%88%E4%BD%9C%E4%BC%99%E4%BC%B4-6b1df054</text:a>
</text:p>
      <!--NEWS-->
      <text:h text:style-name="P10" text:outline-level="1">
<text:span text:style-name="T4">
北約公報屢提中國 北京：涉華內容不實</text:span>
</text:h>
      <text:p text:style-name="P4">
Author: None (Language: zh)</text:p>
      <text:p text:style-name="P4">
Publisher: None</text:p>
      <text:p text:style-name="P4">
Time: 2023-07-12T06:58:00Z</text:p>
      <text:p text:style-name="P4">
Description: 北約峰會11日發布公報，以歷來最強硬立場稱中國構成「系統性挑戰」，中國駐歐盟使團同日發聲反擊，重申堅決反對北約東進亞太，並指公報內容充斥「冷戰思維」、刻意抹黑。此外，據公報透露，烏克蘭加入北約是否有譜？</text:p>
      <text:p text:style-name="P4">
Videos: []</text:p>
      <text:p text:style-name="P4">
Images: []</text:p>
      <text:p text:style-name="P4">
Subject: 时政风云</text:p>
      <text:p text:style-name="P4">
Subjects: ['乌克兰', '岛屿主权争端', '专题报道：全景观看“习马会”', '中国', '中共十九大', '北大西洋公约组织', '德中关系', '俄罗斯入侵乌克兰']</text:p>
      <text:p text:style-name="P4">
Keywords: ['北约', '中国', '泽连斯基', '乌克兰', '俄乌战争']</text:p>
      <text:p text:style-name="P4">
ID: 66196589</text:p>
      <!--METADATA-->
      <text:p text:style-name="P4">
<text:a xlink:type="simple" xlink:href="https://www.dw.com/zh/overlay/image/article/66196589/57895817" text:style-name="Internet_20_link" text:visited-style-name="Visited_20_Internet_20_Link">
 </text:a>
</text:p>
      <text:p text:style-name="P4">
北約峰會11日發布的公報稱，中國構成「系統性挑戰」（示意圖）。</text:p>
      <text:p text:style-name="P4">
（德國之聲中文網）北約近日於立陶宛首都維爾紐斯召開為期2天的峰會，週二（7月11日）會後發布公報稱，中國對該聯盟的成員構成「系統性挑戰」。同日，中國駐歐盟使團發言人予以回擊，在聲明中稱北約峰會公報的涉華內容罔顧基本事實，充斥「冷戰思維」和「意識形態偏見」，是對曲中方立場、政策的刻意抹黑。</text:p>
      <text:p text:style-name="P4">
中國聲明指，北約作為地區性軍事集團，在當前國際安全局勢不斷惡化的情況下，非但不反思自身責任，反而一味指責他國、不斷染指域外事務。聲明還表示，中方堅決反對北約「東進亞太」，強調「任何損害中方合法權益的行為都將遭到堅決回擊」。</text:p>
      <text:p text:style-name="P4">
多家媒體分析，北約公報15次提及中國，可視為歷來該組織對華採取的最強硬立場。</text:p>
      <text:p text:style-name="P4">
公報指出，中國「採用廣泛的政治、經濟和軍事工具，來擴大其全球影響力並投射力量」，其戰略、意圖和軍事建設均不透明，另指中國以其「野心和強制性政策」挑戰了北約的利益、安全和價值觀。</text:p>
      <text:p text:style-name="P4">
北約在公報中還表示，北京尋求控制關鍵性的技術、基礎設施、戰略物資及供應鏈，不僅藉其經濟槓桿製造戰略依賴，還惡意地以混合式及網絡行動、衝突言論和假訊息，來針對北約盟國、損害該聯盟的安全。</text:p>
      <text:p text:style-name="P4">
</text:p>
      <text:p text:style-name="P4">
北約秘書長斯托爾滕貝格11日宣布峰會正式展開。</text:p>
      <text:p text:style-name="P4">
路透社報導，北約秘書長斯托爾滕貝格（JensStoltenberg）在峰會上告訴記者，北約雖不把中國視為「對手」，但該國「越來越多地挑戰國際秩序，拒絕譴責俄羅斯對烏克蘭的戰爭，威脅台灣，並進行大規模的軍事集結。」</text:p>
      <text:p text:style-name="P4">
此外，《日經亞洲》引述1位消息人士說法報導，北約成員國幾經討論，後來在峰會的最後一輪的談判中，刪去了公報中提及「 <text:a xlink:type="simple" xlink:href="https://www.dw.com/zh/zh/英媒馬克宏反對北約在日本設辦事處/a-65834394" text:style-name="Internet_20_link" text:visited-style-name="Visited_20_Internet_20_Link">
 北約將持續與日本商討在東京設辦事處</text:a>
 」的相關段落。</text:p>
      <text:h text:style-name="P12" text:outline-level="3">
<text:span text:style-name="T4">
北約：烏克蘭加入須待條件滿足</text:span>
</text:h>
      <text:p text:style-name="P4">
除中國威脅之外，本次峰會的另一大熱點議題，是 <text:a xlink:type="simple" xlink:href="https://www.dw.com/zh/zh/北約秘書長挺烏入會-德國防長還不是時候/a-65393175" text:style-name="Internet_20_link" text:visited-style-name="Visited_20_Internet_20_Link">
 烏克蘭加入北約 </text:a>
 的申請。</text:p>
      <text:p text:style-name="P4">
北約在公報中表示，該聯盟成員在峰會上一致認為，烏克蘭的未來「在北約」，並稱：「當成員國同意且條件滿足時，我們將能夠邀請烏克蘭加入聯盟。」公報並未具體說明此處所指的「條件」為何，但北約表示，將幫助基輔在軍事協作、民主和安全改革方面取得進展。</text:p>
      <text:p text:style-name="P4">
根據路透社，儘管北約並未向基輔發出入盟邀請或時間表，但北約也解除對烏方履行「加入成員行動計劃」（Membership ActionPlan）的要求，有效掃除了基輔加入北約的障礙。根據北約官網，該聯盟根據「加入成員行動計劃」，要求欲入盟國家須提交涵蓋政經、國防安全、資源和法律等方面的方案，為取得成員資格作準備。</text:p>
      <text:p text:style-name="P4">
</text:p>
      <text:p text:style-name="P4">
烏克蘭總統澤連斯基（中）在北約峰會期間發表演講。圖左為澤連斯基的夫人塞倫斯卡，圖右立陶宛總統瑙塞達。</text:p>
      <text:p text:style-name="P4">
路透社報導，烏克蘭總統澤連斯基（VolodymyrZelenskiy）曾在11日北約發布公報前稱，北約領導人若不提供烏方入盟時間表，將十分「荒謬」；同日稍晚他亦對公報內容表示失望。</text:p>
      <text:p text:style-name="P4">
當晚，他在推特上表示，烏克蘭「感謝我們的合作夥伴願意採取新的步驟」，為烏方提供更多武器及保護。他還說，烏方目前已敲定 <text:a xlink:type="simple" xlink:href="https://www.dw.com/zh/zh/拜登或於北約峰會場邊單獨會見澤連斯基/a-66170780" text:style-name="Internet_20_link" text:visited-style-name="Visited_20_Internet_20_Link">
 將與美加德英荷日等國進行雙邊會談</text:a>
，也已排定將舉行北約–烏克蘭理事會的首次成立會議。</text:p>
      <text:p text:style-name="P4">
路透社指出，烏克蘭雖未能成功藉此次峰會入盟，但也斬獲了北約成員國新的武器承諾。報導引述有關官員說法稱，美、英、法、德將在峰會後不久向基輔提供先進武器、訓練和其他軍事援助，其他國家隨後也將加入該框架、並做出自己的雙邊承諾。</text:p>
      <text:p text:style-name="P4">
（路透社、德新社、《日經亞洲》等）</text:p>
      <text:p text:style-name="P4">
Source: <text:a xlink:type="simple" xlink:href="https://www.dw.com/zh/北約公報屢提中國-北京：涉華內容不實/a-66196589" text:style-name="Internet_20_link" text:visited-style-name="Visited_20_Internet_20_Link">
https://www.dw.com/zh/北約公報屢提中國-北京：涉華內容不實/a-66196589?maca=chi-rss-chi-all-1127-rdf</text:a>
</text:p>
      <!--NEWS-->
      <text:h text:style-name="P10" text:outline-level="1">
<text:span text:style-name="T4">
美国邪教「曼森家族」成员范豪顿 获假释出狱</text:span>
</text:h>
      <text:p text:style-name="P4">
Publisher: 法新社</text:p>
      <text:p text:style-name="P4">
Published Time: 2023-07-12T07:02:08+00:00</text:p>
      <text:p text:style-name="P4">
Modified Time: 2023-07-12T06:35:02+00:00</text:p>
      <text:p text:style-name="P4">
Description: （法新社洛杉矶11日电） 加州监狱当局表示，连环杀手曼森的弟子范豪顿（Leslie Van Houten）在入狱50多年后，今天出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7-12T07-02-08-00-00/000000.png" xlink:type="simple" xlink:show="embed" xlink:actuate="onLoad" draw:mime-type="image/png"/>
</draw:frame>
</text:p>
      <text:p text:style-name="P4">
由曼森（Charles Manson）领导的「曼森家族」（Mansonfamily）于1969年夏天在洛杉矶犯下至少9起骇人听闻的谋杀案，现年73岁的范豪顿（Leslie Van Houten）所涉案件也在其中。</text:p>
      <text:p text:style-name="P4">
范豪顿后来被判处无期徒刑，数十年来，寻求让范豪顿获释的所有努力均遭历任加州州长挡下。</text:p>
      <text:p text:style-name="P4">
而自2016年以来，范豪顿曾5度被建请假释，但每次都遭前任州长布朗（Jerry Brown）和现任州长纽松（GavinNewsom）否决，直到上周纽松宣布放弃挑战。</text:p>
      <text:p text:style-name="P4">
范豪顿的律师提特罗（Nancy Tetreault）表示，范豪顿是1969年连续杀人案被定罪的「曼森家族」成员中，最先获得假释的人。</text:p>
      <text:p text:style-name="P4">
提特罗说，范豪顿今天离开加州南部科罗纳（Corona）的一所监狱，搬进一处地点保密的中途之家，她将在那里待上一年。</text:p>
      <text:p text:style-name="P4">
提特罗表示：「从入狱那天起，她（范豪顿）就是一名模范受刑人，她接受治疗已有40年，已经完全变成另一个人。」</text:p>
      <text:p text:style-name="P4">
虽然范豪顿没有参与女星莎朗泰特（Sharon Tate）的命案，但她承认翌日晚上参与另一起谋杀案，将杂货商妻子拉碧安卡（RosemaryLaBianca）刺杀16刀致死。</text:p>
      <text:p text:style-name="P4">
纽松的发言人上周表示，「受害者家属和所有加州人一样，仍然感受到1969年曼森家族谋杀案带来的残酷影响」</text:p>
      <text:p text:style-name="P4">
Source: <text:a xlink:type="simple" xlink:href="https://www.rfi.fr/cn/%E5%9B%BD%E9%99%85%E6%8A%A5%E9%81%93/20230712-%E7%BE%8E%E5%9B%BD%E9%82%AA%E6%95%99-%E6%9B%BC%E6%A3%AE%E5%AE%B6%E6%97%8F-%E6%88%90%E5%91%98%E8%8C%83%E8%B1%AA%E9%A1%BF-%E8%8E%B7%E5%81%87%E9%87%8A%E5%87%BA%E7%8B%B1" text:style-name="Internet_20_link" text:visited-style-name="Visited_20_Internet_20_Link">
https://www.rfi.fr/cn/%E5%9B%BD%E9%99%85%E6%8A%A5%E9%81%93/20230712-%E7%BE%8E%E5%9B%BD%E9%82%AA%E6%95%99-%E6%9B%BC%E6%A3%AE%E5%AE%B6%E6%97%8F-%E6%88%90%E5%91%98%E8%8C%83%E8%B1%AA%E9%A1%BF-%E8%8E%B7%E5%81%87%E9%87%8A%E5%87%BA%E7%8B%B1</text:a>
</text:p>
      <!--NEWS-->
      <text:h text:style-name="P10" text:outline-level="1">
<text:span text:style-name="T4">
美国政府电邮遭黑客入侵，疑似为中国的间谍行动 (Free Version)</text:span>
</text:h>
      <text:p text:style-name="P4">
Author: Dustin Volz / Robert McMillan / Warren P. Strobel</text:p>
      <text:p text:style-name="P4">
Publisher: 华尔街日报中文网</text:p>
      <text:p text:style-name="P4">
Published Time: 2023-07-12T07:10:00.000Z</text:p>
      <text:p text:style-name="P4">
Modified Time: 2023-07-12T07:10:00.000Z</text:p>
      <text:p text:style-name="P4">
Created Time: 2023-07-12T04:28:00.000Z</text:p>
      <text:p text:style-name="P4">
Description: 美国官员和微软研究人员表示，与中国有关联的黑客侵入了包括美国政府机构在内的20多个组织的电邮账户；这是一场疑似网络间谍行动的一部分，目的是获取敏感计算机网络中的数据。</text:p>
      <text:p text:style-name="P4">
Images: []</text:p>
      <text:p text:style-name="P4">
Categories: ['国际']</text:p>
      <text:p text:style-name="P4">
Keywords: SYND,LINK:EN|WP-WSJ-0001047701</text:p>
      <text:p text:style-name="P4">
Type: Article</text:p>
      <!--METADATA-->
      <text:p text:style-name="P4">
美国官员和微软(Microsoft,MSFT)的研究人员表示，与中国有关联的黑客侵入了包括一些美国政府机构在内的20多个组织的电子邮件账户；这是一场疑似网络间谍行动的一部分，目的是获取敏感计算机网络中的数据。</text:p>
      <text:p text:style-name="P4">
Source: <text:a xlink:type="simple" xlink:href="https://cn.wsj.com/articles/%E7%BE%8E%E5%9B%BD%E6%94%BF%E5%BA%9C%E7%94%B5%E9%82%AE%E9%81%AD%E9%BB%91%E5%AE%A2%E5%85%A5%E4%BE%B5-%E7%96%91%E4%BC%BC%E4%B8%BA%E4%B8%AD%E5%9B%BD%E7%9A%84%E9%97%B4%E8%B0%8D%E8%A1%8C%E5%8A%A8-b915cddf" text:style-name="Internet_20_link" text:visited-style-name="Visited_20_Internet_20_Link">
https://cn.wsj.com/articles/%E7%BE%8E%E5%9B%BD%E6%94%BF%E5%BA%9C%E7%94%B5%E9%82%AE%E9%81%AD%E9%BB%91%E5%AE%A2%E5%85%A5%E4%BE%B5-%E7%96%91%E4%BC%BC%E4%B8%BA%E4%B8%AD%E5%9B%BD%E7%9A%84%E9%97%B4%E8%B0%8D%E8%A1%8C%E5%8A%A8-b915cddf</text:a>
</text:p>
      <!--NEWS-->
      <text:h text:style-name="P10" text:outline-level="1">
<text:span text:style-name="T4">
美国气候特使克里将于下周访华</text:span>
</text:h>
      <text:p text:style-name="P4">
Author: 联合早报 (Person)</text:p>
      <text:p text:style-name="P4">
Publisher: 联合早报 (Organization)</text:p>
      <text:p text:style-name="P4">
Published Time: 2023-07-12T07:10</text:p>
      <text:p text:style-name="P4">
Modified Time: 2023-07-12T10:16</text:p>
      <text:p text:style-name="P4">
Description: 美国气候特使克里将在下周访问中国，他将是继美国财长耶伦和国务卿布林肯后，近期第三位访华的美国高级官员。根据中国生态环境部微信公号发布的消息，经中美双方商定，克里将于7月16日至19...</text:p>
      <text:p text:style-name="P4">
Videos: []</text:p>
      <text:p text:style-name="P4">
Audios: []</text:p>
      <text:p text:style-name="P4">
Images: []</text:p>
      <text:p text:style-name="P4">
Type: NewsArticle</text:p>
      <text:p text:style-name="P4">
Breadcrumbs: ['即时', '国际']</text:p>
      <text:p text:style-name="P4">
Keywords: ['克里', '气候变化', '美国', '中国', '中美关系']</text:p>
      <!--METADATA-->
      <text:p text:style-name="P4">
美国气候特使克里将在下周访问中国，他将是继美国财长耶伦和国务卿布林肯后，近期第三位访华的美国高级官员。</text:p>
      <text:p text:style-name="P4">
根据中国生态环境部微信公号发布的消息，经中美双方商定，克里将于7月16日至19日访华，双方将就合作应对气候变化深入交换意见。</text:p>
      <text:p text:style-name="P4">
中美亟待推进和解决的问题繁多，包括气候合作、关税、高科技和投资限制等等。</text:p>
      <text:p text:style-name="P4">
克里在5月曾说，中国邀请他“在近期内”访华，就气候危机问题进行会谈。他上一次与中国气候变化事务特使解振华会谈见面是在1月份。</text:p>
      <text:p text:style-name="P4">
<text:a xlink:type="simple" xlink:href="https://www.zaobao.com/news/world/story20230711-1412917" text:style-name="Internet_20_link" text:visited-style-name="Visited_20_Internet_20_Link">
 美国财政部长耶伦上周结束四天访华行程</text:a>
后形容，中美虽然仍有显著分歧，但两国关系正向更稳定的基础迈进。耶伦以“直接、实质性、富有成效”形容访问期间与中国高级官员展开的会谈，并称会谈是推动中美关系更稳定的进一步努力。</text:p>
      <text:p text:style-name="P4">
<text:a xlink:type="simple" xlink:href="https://www.zaobao.com/news/world/story20230617-1405429" text:style-name="Internet_20_link" text:visited-style-name="Visited_20_Internet_20_Link">
 国务卿布林肯则在上个月访华 </text:a>
。中美这些访问涵盖了一系列的议题，但并未取得明显突破。</text:p>
      <text:p text:style-name="P4">
Source: <text:a xlink:type="simple" xlink:href="https://www.zaobao.com.sg/realtime/world/story20230712-1412961" text:style-name="Internet_20_link" text:visited-style-name="Visited_20_Internet_20_Link">
https://www.zaobao.com.sg/realtime/world/story20230712-1412961</text:a>
</text:p>
      <!--NEWS-->
      <text:h text:style-name="P10" text:outline-level="1">
<text:span text:style-name="T4">
专栏 | 民主沙龙：中国人讲中国事 （2023-07-11）</text:span>
</text:h>
      <text:p text:style-name="P4">
Author: None</text:p>
      <text:p text:style-name="P4">
Publisher: Radio Free Asia (Organization)</text:p>
      <text:p text:style-name="P4">
Published Time: 2023-07-12T07:16:34-04:00</text:p>
      <text:p text:style-name="P4">
Modified Time: 2023-07-12T07:16:34-04:00</text:p>
      <text:p text:style-name="P4">
Description: None</text:p>
      <text:p text:style-name="P4">
Videos: []</text:p>
      <text:p text:style-name="P4">
Audios: ["<text:a xlink:type="simple" xlink:href="https://www.rfa.org/mandarin/zhuanlan/minzhushalong/salon-071220230715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5.315538in" draw:z-index="0">
<draw:image xlink:href="../Images/rfamandarin/2023-07-12T07-16-34-04-00/000000.png" xlink:type="simple" xlink:show="embed" xlink:actuate="onLoad" draw:mime-type="image/png"/>
</draw:frame>
2023年7月10日，广东省廉江市一幼儿园当天发生恶性伤害事件。截至目前，该事件已造成6人死亡、1人受伤。 <text:a xlink:type="simple" xlink:href="https://www.rfa.org/mandarin/zhuanlan/minzhushalong/salon-07122023071517.html/@@images/image" text:style-name="Internet_20_link" text:visited-style-name="Visited_20_Internet_20_Link">
</text:a>
Video obtained via REUTERS  <text:a xlink:type="simple" xlink:href="https://www.rfa.org/mandarin/zhuanlan/minzhushalong/salon-07122023071517.html/@@stream" text:style-name="Internet_20_link" text:visited-style-name="Visited_20_Internet_20_Link">
Audio-1-Link：https://www.rfa.org/mandarin/zhuanlan/minzhushalong/salon-07122023071517.html/@@stream</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text:span>
 </text:span>
 <text:span text:style-name="T4">
<text:span text:style-name="T5">
北京时间每个星期一晚上</text:span>
 </text:span>
 <text:span text:style-name="T4">
<text:span text:style-name="T5">
10</text:span>
 </text:span>
 <text:span text:style-name="T4">
<text:span text:style-name="T5">
点</text:span>
 </text:span>
 <text:span text:style-name="T4">
<text:span text:style-name="T5">
----11</text:span>
 </text:span>
 <text:span text:style-name="T4">
<text:span text:style-name="T5">
点</text:span>
 </text:span>
<text:span text:style-name="T4">
<text:span text:style-name="T5">
30</text:span>
 </text:span>
 <text:span text:style-name="T4">
<text:span text:style-name="T5">
分</text:span>
 </text:span>
</text:p>
      <text:p text:style-name="P4">
<text:span text:style-name="T4">
<text:span text:style-name="T5">
热线国际免费号码：</text:span>
 </text:span>
 <text:span text:style-name="T4">
__ </text:span>
 <text:span text:style-name="T4">
<text:span text:style-name="T5">
400-842-7775</text:span>
 </text:span>
 <text:span text:style-name="T4">
<text:span text:style-name="T5">
，</text:span>
 </text:span>
 <text:span text:style-name="T4">
<text:span text:style-name="T5">
400-842-7776</text:span>
 </text:span>
</text:p>
      <text:p text:style-name="P4">
<text:span text:style-name="T4">
<text:span text:style-name="T5">
热线</text:span>
 </text:span>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_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text:span text:style-name="T4">
__ </text:span>
</text:p>
      <text:p text:style-name="P4">
南方听友：中国腐败严重，盲目发展，耗费自然资源，终将成难。武汉现在污染严重，就业困难。汽车非常多，空气污染严重。现在政府鼓励生育，但是老百姓感觉养不起，不愿意生育。</text:p>
      <text:p text:style-name="P4">
广东听友：广东一幼儿园发生恶性事件，数人伤亡。民间关注社会公正问题。这个事件，引发民间对种种社会问题的讨论。中国媒体又宣传西方国家怎么不好，老百姓都不相信。文革时期，老百姓都崇拜毛泽东，但是今天人们不相信了，政府的信誉危机严重。</text:p>
      <text:p text:style-name="P4">
武汉听友：中美关系紧张，主要是台海关系问题，武力，成为老百姓的一个忧虑，中国现在的经济不景气，如果发生武力冲突，会使中国经济形势雪上加霜。</text:p>
      <text:p text:style-name="P4">
索要翻墙软件， <text:a xlink:type="simple" xlink:href="" text:style-name="Internet_20_link" text:visited-style-name="Visited_20_Internet_20_Link">
 请发电邮给 ：fankui@rfa.org </text:a>
</text:p>
      <text:p text:style-name="P4">
请关注主持人林悦杨的社媒，与我们互动：</text:p>
      <text:p text:style-name="P4">
<text:span text:style-name="T4">
<text:span text:style-name="T5">
推特帐号：</text:span>
 </text:span>
 <text:span text:style-name="T4">
<text:span text:style-name="T5">
linyueyang</text:span>
 </text:span>
</text:p>
      <text:p text:style-name="P4">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text:span text:style-name="T5">
微信帐号：linyueyang</text:span>
 </text:span>
</text:p>
      <text:p text:style-name="P4">
Source: <text:a xlink:type="simple" xlink:href="https://www.rfa.org/mandarin/zhuanlan/minzhushalong/salon-07122023071517.html" text:style-name="Internet_20_link" text:visited-style-name="Visited_20_Internet_20_Link">
https://www.rfa.org/mandarin/zhuanlan/minzhushalong/salon-07122023071517.html</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12T07:21:55</text:p>
      <text:p text:style-name="P4">
Modified Time: 2023-07-12T15:54:03</text:p>
      <text:p text:style-name="P4">
Description: 乌克兰总统泽连斯基对北约和七国集团为基辅提供的防御方案表示欢迎，但表示，邀请乌克兰加入北约“是理想的选择”。</text:p>
      <text:p text:style-name="P4">
Images: ["<text:a xlink:type="simple" xlink:href="https://chinese.aljazeera.net/wp-content/uploads/2023/07/1-1689164451.png" text:style-name="Internet_20_link" text:visited-style-name="Visited_20_Internet_20_Link">
1-1689164451.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0" text:anchor-type="as-char" svg:width="6.9236in" svg:height="4.615733in" draw:z-index="0">
<draw:image xlink:href="../Images/Aljazeera Chinese/2023-07-12T07-21-55/1-1689164451.png" xlink:type="simple" xlink:show="embed" xlink:actuate="onLoad" draw:mime-type="image/png"/>
</draw:frame>
土耳其总统塔伊普·埃尔多安、乌克兰总统弗拉基米尔·泽连斯基和英国首相里希·苏纳克在立陶宛峰会上出席北约-乌克兰理事会会议（路透）</text:p>
      <ul>
        <li>
乌克兰总统泽连斯基对北约和七国集团为基辅提供的防御方案表示欢迎，但表示，邀请乌克兰加入北约“是理想的选择”。   * 澳大利亚、英国和德国等国家在北约会议上承诺向乌克兰提供进一步的军事援助。</li>
      </ul>
      <text:p text:style-name="P4">
阅读更多</text:p>
      <text:p text:style-name="P4">
Source: <text:a xlink:type="simple" xlink:href="https://chinese.aljazeera.net/news/war-in-ukraine/liveblog/2023/7/12/%e4%bf%84%e7%bd%97%e6%96%af%e5%af%b9%e4%b9%8c%e5%85%8b%e5%85%b0%e6%88%98%e4%ba%89%e7%9a%84%e4%bb%8a%e6%97%a5%e5%8f%91%e5%b1%95-383" text:style-name="Internet_20_link" text:visited-style-name="Visited_20_Internet_20_Link">
https://chinese.aljazeera.net/news/war-in-ukraine/liveblog/2023/7/12/%e4%bf%84%e7%bd%97%e6%96%af%e5%af%b9%e4%b9%8c%e5%85%8b%e5%85%b0%e6%88%98%e4%ba%89%e7%9a%84%e4%bb%8a%e6%97%a5%e5%8f%91%e5%b1%95-383</text:a>
</text:p>
      <!--NEWS-->
      <text:h text:style-name="P10" text:outline-level="1">
<text:span text:style-name="T4">
巴拉圭新總統晤蔡英文：任內將與台灣站一起</text:span>
</text:h>
      <text:p text:style-name="P4">
Author: None (Language: zh)</text:p>
      <text:p text:style-name="P4">
Publisher: None</text:p>
      <text:p text:style-name="P4">
Time: 2023-07-12T07:41:00Z</text:p>
      <text:p text:style-name="P4">
Description: 即將在8月就任的巴拉圭候任總統貝尼亞一行人7月11日抵達台灣，12日與台灣總統蔡英文見面，重申將深化雙方合作。蔡英文表示，期待巴拉圭跟台灣一同站在「民主自由陣線」；貝尼亞則說，未來5年內，巴拉圭都會跟台灣站在一起。</text:p>
      <text:p text:style-name="P4">
Videos: []</text:p>
      <text:p text:style-name="P4">
Images: []</text:p>
      <text:p text:style-name="P4">
Subject: 时政风云</text:p>
      <text:p text:style-name="P4">
Subjects: ['德中关系', '岛屿主权争端', '马英九', '专题报道：全景观看“习马会”', '专题报道：2016年台湾大选', '中国', '台湾', '中共十九大']</text:p>
      <text:p text:style-name="P4">
Keywords: ['巴拉圭', '台湾', '两岸关系', '邦交国', '贝尼亚', '培尼亚', '南美洲', '中国']</text:p>
      <text:p text:style-name="P4">
ID: 66191001</text:p>
      <!--METADATA-->
      <text:p text:style-name="P4">
<text:a xlink:type="simple" xlink:href="https://www.dw.com/zh/overlay/image/article/66191001/66196894" text:style-name="Internet_20_link" text:visited-style-name="Visited_20_Internet_20_Link">
 </text:a>
</text:p>
      <text:p text:style-name="P4">
巴拉圭總統當選人貝尼亞12日在台北會晤台灣總統蔡英文。</text:p>
      <text:p text:style-name="P4">
（德国之声中文网）巴拉圭候任總統貝尼亞（Santiago PeñaPalacios，另譯培尼亞）週三（7月12日）會晤台灣總統蔡英文及副總統賴清德，在巴拉圭與台灣建交66週年的日子， <text:a xlink:type="simple" xlink:href="https://www.dw.com/zh/zh/巴拉圭候任总统承诺加强对台关系/a-65536221" text:style-name="Internet_20_link" text:visited-style-name="Visited_20_Internet_20_Link">
 重申對台灣的友好支持</text:a>
 。</text:p>
      <text:p text:style-name="P4">
「到台灣訪問，絕對不是偶然。」貝尼亞說，他在上任5週前就造訪台灣，有明確的目標，希望告訴全世界：「我們在價值觀以及共同理想目標上，是絕對不會妥協的。」他指出，巴拉圭跟台灣一樣，都跟鄰近國家有「非常複雜、難處理」的事務。</text:p>
      <text:p text:style-name="P4">
貝尼亞強調，未來他執政的5年內，巴拉圭都會跟台灣站在同一邊。他也感謝台灣在經濟上對巴拉圭的協助，並鼓勵台灣企業赴巴拉圭投資。</text:p>
      <text:p text:style-name="P4">
蔡英文亦感謝巴拉圭對台灣的友誼與重視，並表示：「面對威權主義的擴張，我們也期待巴拉圭能夠和台灣一起站在民主自由陣線，為全球的和平發展做出貢獻。」</text:p>
      <text:h text:style-name="P12" text:outline-level="3">
<text:span text:style-name="T4">
台灣再遇斷交危機？巴拉圭會否「棄台投中」</text:span>
</text:h>
      <text:h text:style-name="P12" text:outline-level="3">
<text:span text:style-name="T4">
候任政府團隊隨行</text:span>
</text:h>
      <text:p text:style-name="P4">
貝尼亞於11日率團抵達台灣，進行為期5天的訪問行程。他在抵達台灣桃園機場時發表的講話中提到，他在學生時期就曾到過台灣，希望本次再度到訪能讓巴拉圭與台灣的關係更加緊密。</text:p>
      <text:p text:style-name="P4">
貝尼亞表示：「我將在未來5年任期裡致力凝聚兩國，我們的關係密切，但我認為此刻我們需要更緊密，我們需要更團結，所以我很開心能來到這裡。」</text:p>
      <text:p text:style-name="P4">
即將於8月上任的貝尼亞在之前競選總統期間就曾承諾， <text:a xlink:type="simple" xlink:href="https://www.dw.com/zh/zh/巴拉圭新總統續挺台-台巴邦交穩了嗎/a-65478293" text:style-name="Internet_20_link" text:visited-style-name="Visited_20_Internet_20_Link">
 願繼續推進巴拉圭與台灣互利互惠的雙邊關係</text:a>
 。</text:p>
      <text:p text:style-name="P4">
據台媒中央社報導，除了隨行的貝尼亞妻子和女兒，本次訪團成員還包括巴拉圭候任外交部長拉米雷斯（Rubén RamírezLezcano）、候任總統府秘書長希梅內絲（Lea Giménez Duarte）、候任財政部長費南德茲（Carlos FernándezValdovinos）及候任工商部長西梅內斯（Francisco Javier Giménez García de Zúñiga）。</text:p>
      <text:p text:style-name="P4">
台灣外交部提到，貝尼亞的行程還包含與台灣經濟部長王美花、衞生部長薛瑞元等官員見面，以及參訪大學、非營利組織和經建文化設施等。</text:p>
      <text:p text:style-name="P4">
</text:p>
      <text:p text:style-name="P4">
巴拉圭候任总统贝尼亚（左）与台湾外长吴钊燮</text:p>
      <text:h text:style-name="P12" text:outline-level="3">
<text:span text:style-name="T4">
台灣僅存的少數邦交國之一</text:span>
</text:h>
      <text:p text:style-name="P4">
近幾年不斷有國家 <text:a xlink:type="simple" xlink:href="https://www.dw.com/zh/zh/宏都拉斯與中國建交-台灣控北京誘迫/a-65123275" text:style-name="Internet_20_link" text:visited-style-name="Visited_20_Internet_20_Link">
 宣佈與中華民國斷交並且與中華人民共和國建交 </text:a>
 ，巴拉圭是台灣目前僅存的13個邦交國之一。</text:p>
      <text:p text:style-name="P4">
對於巴拉圭候任總統貝尼亞訪問台灣，中國外交部發言人毛寧在7月10日的例行記者會上表示：「中華人民共和國政府是代表全中國的唯一合法政府，台灣是中國領土不可分割的一部分。我們相信有關國家遲早會認清國際大勢，作出符合歷史潮流的決定。」</text:p>
      <text:p text:style-name="P4">
與此同時，台灣國防部7月11日發布聲明稱，偵獲解放軍「殲-10」、「殲-16」、「蘇愷-30」、「轟6」、「運-8反潛機」等34架次軍機在台灣附近活動，其中29架次踰越海峽中線及其延伸線，配合其遠海長航艦船，在台灣東南應變區外實施海空聯訓。12日，台灣再指有32架次中國軍機逾越台海中線。</text:p>
      <text:p text:style-name="P4">
台灣軍方將在7月底舉行漢光演習的實兵演練，預計到時還會首度在桃園機場進行反空機降演練，並暫時禁止民航機起降。</text:p>
      <ul>
        <li>
</li>
      </ul>
      <h5>
台湾还有哪些邦交国？</h5>
      <text:h text:style-name="P12" text:outline-level="3">
<text:span text:style-name="T4">
危地马拉</text:span>
</text:h>
      <text:p text:style-name="P4">
拉丁美洲是台湾邦交国最集中的地方，共有8个。危地马拉西滨太平洋，东临加勒比海，北与墨西哥接壤，是古代玛雅文化中心之一。人口1124万，首都危地马拉城。居民多信奉天主教，官方语言为西班牙语。1933年与中华民国建交。</text:p>
      <ul>
        <li>
</li>
      </ul>
      <h5>
台湾还有哪些邦交国？</h5>
      <text:h text:style-name="P12" text:outline-level="3">
<text:span text:style-name="T4">
巴拉圭</text:span>
</text:h>
      <text:p text:style-name="P4">
巴拉圭是南美洲内陆国家，面积41万平方公里，人口664万，首都亚松森（Asunción），官方语言为西班牙语。农牧业是该国经济主要支柱，此外巴拉圭国家足球队是南美一支劲旅。1957年与台湾建交。巴拉圭将在2023年4月举行总统大选，在野党候选人已经表示，如果当选将考虑与台湾断交，转而与中国建交。</text:p>
      <ul>
        <li>
</li>
      </ul>
      <h5>
台湾还有哪些邦交国？</h5>
      <text:h text:style-name="P12" text:outline-level="3">
<text:span text:style-name="T4">
貝里斯</text:span>
</text:h>
      <text:p text:style-name="P4">
又称伯利兹，前身为英属洪都拉斯，位置在中美洲东海岸。是人口最少、人口密度最低的中美洲国家。</text:p>
      <ul>
        <li>
</li>
      </ul>
      <h5>
台湾还有哪些邦交国？</h5>
      <text:h text:style-name="P12" text:outline-level="3">
<text:span text:style-name="T4">
圣文森</text:span>
</text:h>
      <text:p text:style-name="P4">
全名为「圣文森特和格林纳丁斯」，简称圣文森国，位于拉丁美洲，1981年起与中华民国建立邦交关系。</text:p>
      <ul>
        <li>
</li>
      </ul>
      <h5>
台湾还有哪些邦交国？</h5>
      <text:h text:style-name="P12" text:outline-level="3">
<text:span text:style-name="T4">
圣克里斯多福及尼维斯</text:span>
</text:h>
      <text:p text:style-name="P4">
又称圣基茨和尼维斯，位于加勒比海。2018年五月，在台湾被拒绝参与世界卫生大会(WHA)时，圣克里斯多福及尼维斯代表与台湾的卫生福利部部长见面并且支持台湾参与大会。</text:p>
      <ul>
        <li>
</li>
      </ul>
      <h5>
台湾还有哪些邦交国？</h5>
      <text:h text:style-name="P12" text:outline-level="3">
<text:span text:style-name="T4">
海地</text:span>
</text:h>
      <text:p text:style-name="P4">
海地是加勒比海岛国，面积2.8万平方公里，人口1070万，首都太子港，官方语言为法语和海地语。海地是全球最贫穷国家之一。2010年发生大地震后，海地经济一定程度上依赖国际社会的援助。1956年与台湾建交。</text:p>
      <ul>
        <li>
</li>
      </ul>
      <h5>
台湾还有哪些邦交国？</h5>
      <text:h text:style-name="P12" text:outline-level="3">
<text:span text:style-name="T4">
圣露西亚</text:span>
</text:h>
      <text:p text:style-name="P4">
又译为圣卢西亚，是个位于加勒比海的火山岛国家。曾经在1997年与中华人民共和国建交，而与中华民国(台湾)断交。之后又在2007年与中华民国恢复邦交关系。</text:p>
      <ul>
        <li>
</li>
      </ul>
      <h5>
台湾还有哪些邦交国？</h5>
      <text:h text:style-name="P12" text:outline-level="3">
<text:span text:style-name="T4">
史瓦帝尼</text:span>
</text:h>
      <text:p text:style-name="P4">
又译斯威士兰（Swaziland）位于非洲东南部，东邻莫桑比克，其余方向与南非接壤。面积1.74万平方公里，人口130万。官方语言为英语和斯瓦蒂语，经济上主要依赖南非。1968年与台湾建交。</text:p>
      <ul>
        <li>
</li>
      </ul>
      <h5>
台湾还有哪些邦交国？</h5>
      <text:h text:style-name="P12" text:outline-level="3">
<text:span text:style-name="T4">
帕劳</text:span>
</text:h>
      <text:p text:style-name="P4">
又译帛琉，位处西太平洋，1999年与中华民国建交。2017年开始，中国以帕劳与中华民国之间维持邦交关系为由，指示旅行社停飞帕劳之后，中国游客遽减。由于来自中国的旅客实在太少，帕劳太平洋航空甚至在2018年时，宣称以成本考量决定暂停飞往中国的航班。</text:p>
      <ul>
        <li>
</li>
      </ul>
      <h5>
台湾还有哪些邦交国？</h5>
      <text:h text:style-name="P12" text:outline-level="3">
<text:span text:style-name="T4">
马绍尔群岛</text:span>
</text:h>
      <text:p text:style-name="P4">
马绍尔群岛是位于太平洋中部的岛国，由一千多个岛礁组成，面积181平方公里，人口5.3万，主要为密克罗尼西亚人，官方语言为英语和马绍尔语。1986年从美国托管下独立，1998年与台湾建交。</text:p>
      <ul>
        <li>
</li>
      </ul>
      <h5>
台湾还有哪些邦交国？</h5>
      <text:h text:style-name="P12" text:outline-level="3">
<text:span text:style-name="T4">
诺鲁共和国</text:span>
</text:h>
      <text:p text:style-name="P4">
又译为瑙鲁，是位于南太平洋中部的岛国，面积24平方公里，人口1.02万。二战期间瑙鲁被日本占领，战后由澳大利亚、英国、新西兰共同托管，1968年正式独立。1980年与台湾建交，2003年断交，2005年复交。</text:p>
      <ul>
        <li>
</li>
      </ul>
      <h5>
台湾还有哪些邦交国？</h5>
      <text:h text:style-name="P12" text:outline-level="3">
<text:span text:style-name="T4">
图瓦卢</text:span>
</text:h>
      <text:p text:style-name="P4">
图瓦卢位于南太平洋，由9个环形珊瑚岛群组成，国土面积约为26平方公里，人口1.1万。1979年与台湾建交。图瓦卢海拔最高4.5米，受到海平面上升的严重威胁。2001年该国领导人在一份声明中说，由于面临国土被海水吞没的命运，该国居民将逐步撤离，举国搬迁新西兰。</text:p>
      <ul>
        <li>
</li>
      </ul>
      <h5>
台湾还有哪些邦交国？</h5>
      <text:h text:style-name="P12" text:outline-level="3">
<text:span text:style-name="T4">
梵蒂冈</text:span>
</text:h>
      <text:p text:style-name="P4">
梵蒂冈是台湾在欧洲唯一的邦交国。位于罗马城内的梵蒂冈，面积仅为0.44平方公里，被称为城中之国，是天主教罗马教廷所在地。1942年与中华民国建交。</text:p>
      <text:p text:style-name="P4">
作者: 叶宣</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巴拉圭新總統晤蔡英文：任內將與台灣站一起/a-66191001" text:style-name="Internet_20_link" text:visited-style-name="Visited_20_Internet_20_Link">
https://www.dw.com/zh/巴拉圭新總統晤蔡英文：任內將與台灣站一起/a-66191001?maca=chi-rss-chi-all-1127-rdf</text:a>
</text:p>
      <!--NEWS-->
      <text:h text:style-name="P10" text:outline-level="1">
<text:span text:style-name="T4">
马斯克的玻璃房建设项目在特斯拉内部引发调查 (Free Version)</text:span>
</text:h>
      <text:p text:style-name="P4">
Author: Rebecca Elliott / Kirsten Grind / Emily Glazer</text:p>
      <text:p text:style-name="P4">
Publisher: 华尔街日报中文网</text:p>
      <text:p text:style-name="P4">
Published Time: 2023-07-12T08:00:00.000Z</text:p>
      <text:p text:style-name="P4">
Modified Time: 2023-07-12T08:00:00.000Z</text:p>
      <text:p text:style-name="P4">
Created Time: 2023-07-12T06:46:00.000Z</text:p>
      <text:p text:style-name="P4">
Description: 特斯拉内部有一项名为“42号项目”的工程，是要在位于得州奥斯汀的公司总部附近建造一座引人注目的玻璃幕墙建筑。该项目一经提出就受到特斯拉律师和董事会成员的严格审查。</text:p>
      <text:p text:style-name="P4">
Images: []</text:p>
      <text:p text:style-name="P4">
Categories: ['商业']</text:p>
      <text:p text:style-name="P4">
Keywords: SYND</text:p>
      <text:p text:style-name="P4">
Type: Article</text:p>
      <!--METADATA-->
      <text:p text:style-name="P4">
在特斯拉(Tesla,TSLA)内部，有一个工程被称为“42号项目”(Project 42)，是要在特斯拉 <text:a xlink:type="simple" xlink:href="https://cn.wsj.com/articles/CN-TEC-20230310081538" text:style-name="Internet_20_link" text:visited-style-name="Visited_20_Internet_20_Link">
 奥斯汀总部附近</text:a>
 建造一座引人注目的玻璃幕墙建筑。</text:p>
      <text:p text:style-name="P4">
Source: <text:a xlink:type="simple" xlink:href="https://cn.wsj.com/articles/%E9%A9%AC%E6%96%AF%E5%85%8B%E7%9A%84%E7%8E%BB%E7%92%83%E6%88%BF%E5%BB%BA%E8%AE%BE%E9%A1%B9%E7%9B%AE%E5%9C%A8%E7%89%B9%E6%96%AF%E6%8B%89%E5%86%85%E9%83%A8%E5%BC%95%E5%8F%91%E8%B0%83%E6%9F%A5-f596d706" text:style-name="Internet_20_link" text:visited-style-name="Visited_20_Internet_20_Link">
https://cn.wsj.com/articles/%E9%A9%AC%E6%96%AF%E5%85%8B%E7%9A%84%E7%8E%BB%E7%92%83%E6%88%BF%E5%BB%BA%E8%AE%BE%E9%A1%B9%E7%9B%AE%E5%9C%A8%E7%89%B9%E6%96%AF%E6%8B%89%E5%86%85%E9%83%A8%E5%BC%95%E5%8F%91%E8%B0%83%E6%9F%A5-f596d706</text:a>
</text:p>
      <!--NEWS-->
      <text:h text:style-name="P10" text:outline-level="1">
<text:span text:style-name="T4">
以色列全国各地爆发示威 抗议司法改革计划</text:span>
</text:h>
      <text:p text:style-name="P4">
Author: 联合早报 (Person)</text:p>
      <text:p text:style-name="P4">
Publisher: 联合早报 (Organization)</text:p>
      <text:p text:style-name="P4">
Published Time: 2023-07-12T08:00</text:p>
      <text:p text:style-name="P4">
Modified Time: 2023-07-12T08:27</text:p>
      <text:p text:style-name="P4">
Description: 数万名以色列民众星期二（7月11日）在全国各地上街示威，以反对总理内坦亚胡政府推出的司法改革计划。综合外电报道，炎炎夏日，当天仍有大批以色列民众走上街头示威，并封锁了以色列的主要机...</text:p>
      <text:p text:style-name="P4">
Videos: []</text:p>
      <text:p text:style-name="P4">
Audios: []</text:p>
      <text:p text:style-name="P4">
Images: []</text:p>
      <text:p text:style-name="P4">
Type: NewsArticle</text:p>
      <text:p text:style-name="P4">
Breadcrumbs: ['即时', '国际']</text:p>
      <text:p text:style-name="P4">
Keywords: ['以色列', '司法', '改革', '示威']</text:p>
      <!--METADATA-->
      <text:p text:style-name="P4">
数万名以色列民众星期二（7月11日）在全国各地上街示威，以反对总理内坦亚胡政府推出的司法改革计划。</text:p>
      <text:p text:style-name="P4">
综合外电报道，炎炎夏日，当天仍有大批以色列民众走上街头示威，并封锁了以色列的主要机场和主要高速公路。示威者是在抗议内坦亚胡政府推出的司法改革计划中的一项关键法案。</text:p>
      <text:p text:style-name="P4">
该法案旨在防止最高法院以“合理性”为由推翻政府决定，并于星期一（10日）在议会通过了第一轮投票。该法案需要经过议会三读通过，才能成为法律。</text:p>
      <text:p text:style-name="P4">
<text:a xlink:type="simple" xlink:href="https://www.zaobao.com/news/world/story20230116-1353752" text:style-name="Internet_20_link" text:visited-style-name="Visited_20_Internet_20_Link">
 内坦亚胡政府今年1月宣布的司法改革计划</text:a>
包括削弱最高法院的权力，并赋予政治领袖更大的司法任命权，被视为威胁民主。以色列过去几个月来也因为改革计划，多次爆发大规模示威。</text:p>
      <text:p text:style-name="P4">
以色列特拉维夫、海法、荷兹利亚、贝尔谢巴、埃拉特和其他城市星期二展开示威。警方在数个地点对示威者使用水枪。</text:p>
      <text:p text:style-name="P4">
据示威活动主办方估计，当天下午，约有两万人聚集在以色列主要国际机场本古里安机场（Ben-Gurionairport），挥舞着以色列国旗。警方派遣了1000名警员到场，不时出现警方与示威者发生冲突。</text:p>
      <text:p text:style-name="P4">
示威活动一直持续到夜间，数以万计的以色列民众持续在特拉维夫和其他主要公路进行示威。</text:p>
      <text:p text:style-name="P4">
据当地电视台报道，至少有19名示威者受伤送院。警方当天傍晚发布的声明则说，至少有76名示威者被捕。</text:p>
      <text:p text:style-name="P4">
Source: <text:a xlink:type="simple" xlink:href="https://www.zaobao.com.sg/realtime/world/story20230712-1412969" text:style-name="Internet_20_link" text:visited-style-name="Visited_20_Internet_20_Link">
https://www.zaobao.com.sg/realtime/world/story20230712-1412969</text:a>
</text:p>
      <!--NEWS-->
      <text:h text:style-name="P10" text:outline-level="1">
<text:span text:style-name="T4">
通緝以後的下一步棋:  香港國安懸紅令另有所指？</text:span>
</text:h>
      <text:p text:style-name="P4">
Author: None (Language: zh)</text:p>
      <text:p text:style-name="P4">
Publisher: None</text:p>
      <text:p text:style-name="P4">
Time: 2023-07-12T08:18:00Z</text:p>
      <text:p text:style-name="P4">
Description: 香港國安處首次向海外民主派人士發出懸紅通緝令，並於短短一週進行兩波執法行動，被通緝人士的家人及前黨友接連遭查，有組織隨即解散。分析指成功逮捕八名民主派人士的機會很微，那懸紅的實際目標是什麼？挑選這個時間點做此舉動有何潛在意義？</text:p>
      <text:p text:style-name="P4">
Videos: []</text:p>
      <text:p text:style-name="P4">
Images: []</text:p>
      <text:p text:style-name="P4">
Subject: 时政风云</text:p>
      <text:p text:style-name="P4">
Subjects: []</text:p>
      <text:p text:style-name="P4">
Keywords: ['谷歌', '香港', '雨伞革命', '香港政改', '专题报道：香港“反送中”抗议']</text:p>
      <text:p text:style-name="P4">
ID: 66197401</text:p>
      <!--METADATA-->
      <text:p text:style-name="P4">
<text:a xlink:type="simple" xlink:href="https://www.dw.com/zh/overlay/image/article/66197401/66100910" text:style-name="Internet_20_link" text:visited-style-name="Visited_20_Internet_20_Link">
 </text:a>
</text:p>
      <text:p text:style-name="P4">
香港警方7月3日宣佈每人懸賞100萬港元，通緝8名流亡海外的香港知名港民主活動人士，指控他們涉嫌違反港區《國安法》</text:p>
      <text:p text:style-name="P4">
（德國之聲中文網）多家香港媒體報導，國安處於週二（7月11日） <text:a xlink:type="simple" xlink:href="https://www.dw.com/zh/zh/羅冠聰家人遭港警突襲問訊-英議員憤慨/a-66195914" text:style-name="Internet_20_link" text:visited-style-name="Visited_20_Internet_20_Link">
 清晨六時許搜查羅冠聰的香港家人住所</text:a>
。香港電台引述警方消息指，國安處派員到羅家位於東涌的寓所，帶走羅父母及兄長錄取口供，「了解他們有否向羅冠聰提供經濟援助，以及是否在港代理人」。三人完成問話後未被拘捕，獲准離開警署。</text:p>
      <text:p text:style-name="P4">
羅冠聰同日在社交媒體上回應：「就近日香港警方一系列行動，我可以肯定地說：相關人士與我完全沒有金錢往來，我的工作與他們無關，『協助』之說純屬無稽。」事實上，他早於2020年7月底，即離港後一個月便公開發文表明與親人斷絕關係和聯絡。羅冠聰是<text:a xlink:type="simple" xlink:href="https://www.dw.com/zh/zh/港警通緝8位民主人士-國際社會譴責/a-66101360" text:style-name="Internet_20_link" text:visited-style-name="Visited_20_Internet_20_Link">
 國安處在7月3日發出百萬懸紅令通緝 </text:a>
的八名海外香港民主派人士之一。</text:p>
      <text:p text:style-name="P4">
這次是懸紅令公佈後，第二波針對在港人士的執法行動，矛頭均指向羅冠聰的關聯人物。 <text:a xlink:type="simple" xlink:href="https://www.dw.com/zh/zh/涉嫌金援海外通緝犯-数名港人被捕/a-66130659" text:style-name="Internet_20_link" text:visited-style-name="Visited_20_Internet_20_Link">
 國安處上週先後拘捕五名前香港眾志成員</text:a>
，指其經營支援「黃店」（泛指支持民主陣營的商家）的手機應用程式「懲罰Mee」支援羅冠聰，涉嫌觸犯串謀勾結外國勢力及煽動罪，暫獲准保釋。由羅冠聰及黃之鋒等人成立的政黨「香港眾志」，在國安法實施當天已宣佈解散。</text:p>
      <text:h text:style-name="P12" text:outline-level="3">
<text:span text:style-name="T4">
國安懸紅令不同之處</text:span>
</text:h>
      <text:p text:style-name="P4">
倫敦大學國王學院法學院訪問學者黎恩灝分析，這一週的事態發展反映， <text:a xlink:type="simple" xlink:href="https://www.dw.com/zh/zh/英忧香港国安法寒蝉效应-港府批双标/a-55706399" text:style-name="Internet_20_link" text:visited-style-name="Visited_20_Internet_20_Link">
 當局期望藉此達至政治效果大於法律效果</text:a>
。他向德國之聲表示：「政府很明白沒法實質抓捕八人，懸紅令旨在提供更大誘因，在香港及海外製造一種互相監視的白色恐怖氣氛。」</text:p>
      <text:p text:style-name="P4">
黎恩灝指出此次國安懸紅令的特別之處是，只需提供消息已有機會獲發賞金，比其他刑事案的門檻為低；後者一般要求在疑犯被捕並上庭受審才符合資格。國安案懸賞金也比其他案件為高，以謀殺案為例金額僅30至80萬港元。黎恩灝指外界難以得知金額的釐定準則，但相信重金有助當局掌握八人行蹤。八名被懸紅通緝的港人包括：前立法會議員羅冠聰、郭榮鏗、許智峯，前職工盟總幹事蒙兆達，前法政匯思召集人任建峰，社運人士郭鳳儀、劉祖迪、袁弓夷。</text:p>
      <text:p text:style-name="P4">
總部設於華盛頓的香港民主委員會（HKDC）是港人海外倡議組織，董事會成員周永康認為後續發展為海外社運人士增添顧忌。他接受德國之聲訪問時說：「『懲罰Mee』前眾志成員被捕是一個新警示--既威脅在港的人，也恐嚇在外的倡議者，無論有否與親友聯繫，都可能要承受牽連無辜的代價。」</text:p>
      <text:p text:style-name="P4">
</text:p>
      <text:p text:style-name="P4">
香港警方7月5日拘捕了4名前香港眾志成員，指控他們透過網路商城「懲罰 Mee」吸取資金，以幫助海外逃犯。圖為前香港眾志主席林朗彥被國安警察逮捕</text:p>
      <text:h text:style-name="P12" text:outline-level="3">
<text:span text:style-name="T4">
軟對抗、海外舉報</text:span>
</text:h>
      <text:p text:style-name="P4">
國安法實施三年至今有260人被捕，大量本地政團及異見媒體解散。近月，「軟對抗」成為經常掛在官員口邊的新詞，中聯辦旗下媒體多次批評黃色經濟圈搞「軟對抗」。前香港眾志成員被捕後，「懲罰Mee」及另一支援在囚人士的知名店家隨即結業。</text:p>
      <text:p text:style-name="P4">
行政長官李家超說警方已收到一些報料，將用盡方法追究任何形式的援助，呼籲市民視八人為「過街老鼠」。保安局局長鄧炳強指懸紅是要截斷他們的資金鏈，特別點名羅冠聰為「現代漢奸」。行政會議召集人葉劉淑儀更稱，店家運送港式食品給在逃人士開茶會亦屬「支援」。</text:p>
      <text:p text:style-name="P4">
國安法有域外法權，在懸紅令加持下令它對海外港人社群的影響更加顯著。「光是認識通緝人士、曾經支持其社交媒體或捐款，會否招致刑責或國安處問話呢？」學者黎恩灝認為，港府希望藉此把舉報氣氛延伸至海外，「香港本地已有國安熱線，懸紅通緝可令進一步令移民群體互相猜忌和分化，以利誘製造不信任的效果」。</text:p>
      <text:p text:style-name="P4">
即使未有懸紅令以前，亦有海外港人的項目受到壓力。前行政長官、現任中國全國政協副主席梁振英曾點名批評，今年在英國重新出版的《羊村》系列繪本是「外部勢力挑戰香港國安法」，有港人因擁有繪本而在香港被捕。製作團隊向德國之聲透露，在拘捕行動後，書本的閱覽量和捐款都減少，有讀書活動因場地受壓而臨時取消。</text:p>
      <text:h text:style-name="P12" text:outline-level="3">
<text:span text:style-name="T4">
國際追緝可能性？</text:span>
</text:h>
      <text:p text:style-name="P4">
香港警方承認，若被通緝人士不回港便難以緝拿他們歸案。國際刑警回覆媒體查詢時指，沒有接到向八名民主派人士發出紅色通緝令的要求。國際刑警憲章規定不得追捕政治罪犯，執法行動須符合人權原則。黎恩灝認為發佈紅色通緝令的可能性很低，但當局可以用經濟犯罪或反恐等非政治理由提出申請，以往亦有先例。</text:p>
      <text:p text:style-name="P4">
</text:p>
      <text:p text:style-name="P4">
羅冠聰家人7月11日遭港警突襲問訊</text:p>
      <text:p text:style-name="P4">
<text:a xlink:type="simple" xlink:href="https://www.dw.com/zh/zh/五眼纷纷叫停与香港引渡协议-中方回应/a-54342518" text:style-name="Internet_20_link" text:visited-style-name="Visited_20_Internet_20_Link">
 自國安法實施後，多個西方國家已中斷與香港的引渡協議 </text:a>
。八名被通緝人士現居於美、英、澳，皆與中國沒有引渡協議。黎恩灝指，若八人踏足沒有引渡協議、但與中國友好的國家，仍然有機會被送往「原屬地」，例如西班牙便曾經把台灣電騙案逃犯遣送中國，「屆時是政治和外交問題，並非法律問題」。在今天的政治氣氛下，黎恩灝相信重演的機會不大。</text:p>
      <text:p text:style-name="P4">
該電騙案主腦在中國要求下被置於紅色通緝令名單，但值得留意的是，歐洲人權法院去年裁定他不應被引渡，理由是可能遭受酷刑或不公平審訊。這項重大裁決意味即使非政治人物也能免於引渡至中國。今年意大利法院便拒絕了引渡一名經濟罪疑犯至中國。</text:p>
      <text:h text:style-name="P12" text:outline-level="3">
<text:span text:style-name="T4">
鋪路限制海外活動</text:span>
</text:h>
      <text:p text:style-name="P4">
八人都是知名民主派人士，亦非近期才流亡或參與倡議，為何當局至今才懸紅通緝？黎恩灝認為，這個時間點或許與 <text:a xlink:type="simple" xlink:href="https://www.dw.com/zh/zh/客座评论对外关系法-中国要对美亮剑/a-66101691" text:style-name="Internet_20_link" text:visited-style-name="Visited_20_Internet_20_Link">
 中國7月1日實施的《對外關係法》</text:a>
有關。「中港未來國安體制發展的大趨勢都是加強針對境外活動和群體，香港即將訂立廿三條也針對間諜罪，相信懸紅令只是個開始，為日後更多新法鋪路。」</text:p>
      <text:p text:style-name="P4">
分析指港府成功緝捕八人的機會不大，但懸紅令對海外倡議工作仍構成一定阻礙。周永康上月代表香港民主委員會（HKDC）聯同維吾爾團體訪問南美，他舉例說巴西與中國有引渡協議，一行人入境前須與當地部門溝通，並知會出發地--美國及德國政府，確保行程安全。他稱懸紅令增加到訪這些地區的政治成本及風險。「在策略上，我們未來必須做更多非傳統民主國家的倡議工作。例如南方民主國家不少是中國盟友，如果不去那裡會令人權推廣大打折扣，日後只好加倍留神。」</text:p>
      <text:p text:style-name="P4">
但他認為，倘若港府擴大懸紅名單亦未必對其有利，「點名增加了對方的曝光率，對於阻止反對運動反而幫倒忙，非明智之舉」。懸紅名單上大部分人都公開表明不會停止發聲，周永康認為海外倡議者對現況早有心理準備。「確實是兩難的決定，但身在海外的人其實沒什麼選擇，相信大家更早前都已經過思考及掙扎，才決定選擇走這條路。」他說自己不會因此而調整行事方式：「我們所做的是幫港人免於恐懼，如果長期提心吊膽或自我閹割會令工作失去意義，那正正是政權想達到的效果。」</text:p>
      <text:p text:style-name="P4">
Source: <text:a xlink:type="simple" xlink:href="https://www.dw.com/zh/通緝以後的下一步棋-香港國安懸紅令另有所指？/a-66197401" text:style-name="Internet_20_link" text:visited-style-name="Visited_20_Internet_20_Link">
https://www.dw.com/zh/通緝以後的下一步棋-香港國安懸紅令另有所指？/a-66197401?maca=chi-rss-chi-all-1127-rdf</text:a>
</text:p>
      <!--NEWS-->
      <text:h text:style-name="P10" text:outline-level="1">
<text:span text:style-name="T4">
富士康宣布退出印度半导体晶片厂合资企业</text:span>
</text:h>
      <text:p text:style-name="P4">
Author: https://www.facebook.com/bbcworldservice/</text:p>
      <text:p text:style-name="P4">
Publisher: BBC News 中文</text:p>
      <text:p text:style-name="P4">
Published Time: 2023-07-12T08:30:59.000Z</text:p>
      <text:p text:style-name="P4">
Modified Time: 2023-07-12T08:30:59.000Z</text:p>
      <text:p text:style-name="P4">
Description: 这两家公司原本宣布计划在印度总理莫迪的家乡古吉拉特邦投资这座晶片厂。一些分析师表示，这对印度的科技产业发展是一个挫折。</text:p>
      <text:p text:style-name="P4">
Images: ["<text:a xlink:type="simple" xlink:href="https://ichef.bbci.co.uk/news/640/cpsprodpb/15A63/production/_130357688_gettyimages-1455025797.jpg" text:style-name="Internet_20_link" text:visited-style-name="Visited_20_Internet_20_Link">
_130357688_ge...</text:a>
"]</text:p>
      <text:p text:style-name="P4">
Videos: ["<text:a xlink:type="simple" xlink:href="https://www.bbc.com/ws/av-embeds/cps/zhongwen/simp/business-66173204/p0fw5stn/zh-hans" text:style-name="Internet_20_link" text:visited-style-name="Visited_20_Internet_20_Link">
zh-hans</text:a>
"]</text:p>
      <text:p text:style-name="P4">
Tags: ['纳伦德拉·莫迪', '技术新知', '印度', '台湾', '苹果']</text:p>
      <text:p text:style-name="P4">
Type: Article</text:p>
      <!--METADATA-->
      <text:h text:style-name="P12" text:outline-level="3">
<text:span text:style-name="T4">
富士康宣布退出印度半导体晶片厂合资企业</text:span>
</text:h>
      <text:p text:style-name="P4">
2023年7月12日早上8点30分<draw:frame draw:style-name="fr1" draw:name="Image139" text:anchor-type="as-char" svg:width="6.9236in" svg:height="3.894525in" draw:z-index="0">
<draw:image xlink:href="../Images/BBC Chinese/2023-07-12T08-30-59.000Z/_130357688_gettyimages-1455025797.jpg" xlink:type="simple" xlink:show="embed" xlink:actuate="onLoad" draw:mime-type="image/jpeg"/>
</draw:frame>
</text:p>
      <text:p text:style-name="P4">
图像来源，  Getty Images</text:p>
      <text:p text:style-name="P4">
图像加注文字，</text:p>
      <text:p text:style-name="P4">
富士康在中国郑州的一家工厂。成本低廉是富士康参与国际产业链合作的主要优势。</text:p>
      <text:p text:style-name="P4">
<text:span text:style-name="T4">
苹果iPhone供应商，台商鸿海科技集团旗下的富士康（Foxconn）已退出与印度石油龙头威达塔（Vedanta）合作的一项195亿美元的投资项目，该项目原本计划在在印度建设一座晶片制造厂。不到一年前，这两家公司宣布计划在印度总理莫迪家乡古吉拉特邦（​​Gujarat）投资这座晶片厂。一些分析师表示，这对印度的科技产业发展是一个挫折。</text:span>
</text:p>
      <text:p text:style-name="P4">
然而，一位印度政府部长表示，这对该国晶片制造的推动计划不会有任何影响。鸿海的总部位于台湾，该公司发出一份声明中表示双方都认识到该项目进展不够迅速。该公司又补充说：“我们无法顺利克服一些具有挑战性的差距，还有与该项目无关的外部问题。”</text:p>
      <text:p text:style-name="P4">
富士康本周二告诉BBC，撤资的决定是与威达塔“互相协议”下达成。鸿海退出后，威达塔已完全拥有该合资企业。此外，该公司还表示，仍将继续支持印度政府的“印度制造”（Madein India）雄心。总部位于新德里的威达塔则表示，他们已“与其他合作伙伴合作，建立印度首家（晶片）代工厂”。</text:p>
      <text:p text:style-name="P4">
<text:a xlink:type="simple" xlink:href="https://www.bbc.com/zhongwen/simp/47071544" text:style-name="Internet_20_link" text:visited-style-name="Visited_20_Internet_20_Link">
 富士康改主意了：重新考虑美国威斯康辛州建厂计划 </text:a>
  * <text:a xlink:type="simple" xlink:href="https://www.bbc.com/zhongwen/simp/world-65718211" text:style-name="Internet_20_link" text:visited-style-name="Visited_20_Internet_20_Link">
 印度能否全方位超越中国并成为世界超级大国 </text:a>
  * <text:a xlink:type="simple" xlink:href="https://www.bbc.com/zhongwen/simp/business-55315512" text:style-name="Internet_20_link" text:visited-style-name="Visited_20_Internet_20_Link">
 苹果代工厂发生打砸抢事件 台商在印度的机会与挑战 </text:a>
  * <text:a xlink:type="simple" xlink:href="https://www.bbc.com/zhongwen/simp/world-61400963" text:style-name="Internet_20_link" text:visited-style-name="Visited_20_Internet_20_Link">
 印度煤炭短缺、热浪灼人、供电不足和畸形的市场 </text:a>
</text:p>
      <text:p text:style-name="P4">
<text:a xlink:type="simple" xlink:href="https://www.bbc.com/ws/av-embeds/cps/zhongwen/simp/business-66173204/p0fw5stn/zh-hans" text:style-name="Internet_20_link" text:visited-style-name="Visited_20_Internet_20_Link">
 Video-1-Link：/ws/av-embeds/cps/zhongwen/simp/business-66173204/p0fw5stn/zh-hans </text:a>
 <text:span text:style-name="T4">
你的器材不支持播放多媒体材料</text:span>
视频加注文字，</text:p>
      <text:p text:style-name="P4">
鸿海集团董事长刘扬伟：富士康必须考虑应对最坏的局面</text:p>
      <text:h text:style-name="P12" text:outline-level="3">
<text:span text:style-name="T4">
印度半导体发展遇挫折?</text:span>
</text:h>
      <text:p text:style-name="P4">
然而，全球顾问公司奥尔布赖特石桥集团（Albright Stonebridge Group）的保罗·特里奥罗（PaulTriolo）告诉BBC：“富士康突然退出对印度的半导体发展来说是一个相当大的打击。”他解释称，“这次撤资的明显原因是缺乏明确的技术合作伙伴和合资企业的发展轨道。双方都缺乏开发和管理大规模半导体制造业务的丰富经验。”</text:p>
      <text:p text:style-name="P4">
然而，印度电子与信息技术部国务部长钱德拉塞卡尔（RajeevChandrasekhar）在推特上称富士康的决定对印度的半导体制造发展目标没有任何影响。钱德拉塞卡尔还补充说，富士康和威达塔是该国的“重要投资者”，他们将在印度分开推进他们的战略。</text:p>
      <text:p text:style-name="P4">
印度政府一直在制定支持晶片制造行业的战略。去年，印度建立了一个100亿美元的基金，以吸引更多投资者来该领域投资，期待降低印度对外国晶片制造商的依赖。莫迪于2014年启动的旗舰计划“印度制造”，目的是帮助该国转变为可与中国匹敌的全球制造中心。</text:p>
      <text:p text:style-name="P4">
近年来，还有其他几家公司宣布计划在印度建立半导体工厂。</text:p>
      <text:p text:style-name="P4">
</text:p>
      <text:p text:style-name="P4">
图像来源，  Reuters</text:p>
      <text:p text:style-name="P4">
图像加注文字，</text:p>
      <text:p text:style-name="P4">
印度一直在制定支持晶片制造行业的战略。2022年，印度建立了一个100亿美元的基金，以吸引更多投资者来该领域投资，期待降低印度对外国晶片制造商的依赖。</text:p>
      <text:p text:style-name="P4">
上个月，美国记忆体晶片巨头美光科技（MicronTechnology）表示，将投资8.25亿美元在印度建立一家半导体组装和测试工厂。美光表示，该工厂在古吉拉特邦的建设将于今年开始，预计该项目将直接创造多达5千个工作，并间接给该地区带来另外1万5千个就业机会。</text:p>
      <text:h text:style-name="P12" text:outline-level="3">
<text:span text:style-name="T4">
印度面临的挑战</text:span>
</text:h>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随着印度最近超越中国成为全球人口最多的国家，印度未来的国力发展持续受到全球关注。除了美国计划加深与印度的关系，以应对来自中国力量扩张带给美国挑战以及印太区域的各种紧张冲突关系之外，随着全球对电动汽车、高阶军事武器或云端计算需要的晶片需求不断增加，印度希望抓住这个机遇，加快融入全球半导体供应链，并成为领航者之一。但许多分析指出，半导体生态圈的发展耗时耗钱及耗能，印度此刻起步，能否赶上其他领先者的脚步，仍然有许多疑问。</text:p>
      <text:p text:style-name="P4">
英特尔（Intel）前高管维诺德·达姆（Vinod Dham）现在担任印度半导体任务谘询委员会成员，他今年接受美媒BusinessToday访问称，印度在成为关键角色之前，仍然面临一些重要挑战。他说，譬如要盖一座成功的晶圆厂，电力不能有故障，因为一些用于制造高阶晶片的厂房，需要无故障的电力供应，选址要避开自然灾害风险特别是地震。</text:p>
      <text:p text:style-name="P4">
但是，达姆分析，在印度，基础设施尚未完全发展，清关有时需要几天甚至几周的时间，因此印度须将适用于印度以外出口的关键元件的机场，或海关设置在制造设施、装配、测试和包装设施的集群旁边。此外，达姆又强调，半导体工厂施和后端（装配、测试和包装）设施所在的厂区应该受到法律保护，还要防止罢工和认为“不必要的休假规定”，以确保印度晶片厂在竞争激烈的全球半导体产业具有竞争力：“一个先进的晶片厂可能需要五年时间才能进入全面生产，不仅需要全面的融资来按时完成工作，而且劳动力也必须全年无休地工作，以确保晶片厂能尽快投入运营。”</text:p>
      <text:p text:style-name="P4">
分析师​​凯卡（Srishti Khemka）则在美国独立智库“外交关系协会”（Council on ForeignRelations）发表研究报告称，尽管在半导体制造方面进行了巨大的投资，但缺乏电力、水和富有机动性的的官僚，让印度在现有的基础上还无法成为半导体强国。她解释，尽管印度拥有强大的人才库和政治意愿，创建一个可行的半导体生态系统很不容易，而当今晶片强权是花了数十年时间发展才走向成熟，而印度在管理“印度制造”计划和提供促进半导体制程所需基本资源方面的困难，让他对德里扩大半导体发展的努力并不乐观：“若无一个全面解决所有这些问题的坚实政策框架，印度无法实现成为全球半导体强国的使命。”</text:p>
      <text:p text:style-name="P4">
她说，水和能源是半导体生产的另外两个关键资源，而印度现有的这两个资源都不足。莫迪政府在改善地下水管理方面取得了一些进展，但有关这些措施能否以及多快取得成功尚不明朗。</text:p>
      <text:p text:style-name="P4">
达姆认为，尽管印度目前拥有数以万计的设计工程师与全球顶尖半导体公司合作，但在制造和生产由这些设计工程师设计的晶片所需的元件物理，和制程技术知识方面，印度几乎没有人才。</text:p>
      <text:p text:style-name="P4">
</text:p>
      <text:p text:style-name="P4">
图像来源，  AFP</text:p>
      <text:p text:style-name="P4">
图像加注文字，</text:p>
      <text:p text:style-name="P4">
印度四分之三的发电使用煤炭，分析担忧在提供稳定电力供应方面，印度可能还无法满足半导体产业需求。</text:p>
      <text:p text:style-name="P4">
Source: <text:a xlink:type="simple" xlink:href="https://www.bbc.com/zhongwen/simp/business-66173204" text:style-name="Internet_20_link" text:visited-style-name="Visited_20_Internet_20_Link">
https://www.bbc.com/zhongwen/simp/business-66173204</text:a>
</text:p>
      <!--NEWS-->
      <text:h text:style-name="P10" text:outline-level="1">
<text:span text:style-name="T4">
Prime会员日或提振亚马逊零售业务，而AWS业务也需加把火 (Free Version)</text:span>
</text:h>
      <text:p text:style-name="P4">
Author: Dan Gallagher</text:p>
      <text:p text:style-name="P4">
Publisher: 华尔街日报中文网</text:p>
      <text:p text:style-name="P4">
Published Time: 2023-07-12T08:35:00.000Z</text:p>
      <text:p text:style-name="P4">
Modified Time: 2023-07-12T08:35:00.000Z</text:p>
      <text:p text:style-name="P4">
Created Time: 2023-07-12T07:13:00.000Z</text:p>
      <text:p text:style-name="P4">
Description: 本周举行的Prime会员日购物狂欢可能会提振亚马逊的零售业务，但对亚马逊规模较小而盈利能力强得多的云计算业务AWS来说，Prime会员日的意义不大。</text:p>
      <text:p text:style-name="P4">
Images: []</text:p>
      <text:p text:style-name="P4">
Categories: ['金融市场', '股闻天下']</text:p>
      <text:p text:style-name="P4">
Keywords: SYND,LINK:EN|WP-WSJ-0001043920</text:p>
      <text:p text:style-name="P4">
Type: Article</text:p>
      <!--METADATA-->
      <text:p text:style-name="P4">
亚马逊公司(Amazon.com, AMZN)创始人贝佐斯(Jeff Bezos)喜欢这样引用知名价值投资者格雷厄姆(BenjaminGraham)的话：“从短期来看，股市是一台投票机；从长远来看，它是一台称重机。”这家电子商务巨头长线来看表现一直不佳。</text:p>
      <text:p text:style-name="P4">
Source: <text:a xlink:type="simple" xlink:href="https://cn.wsj.com/articles/prime%E4%BC%9A%E5%91%98%E6%97%A5%E6%88%96%E6%8F%90%E6%8C%AF%E4%BA%9A%E9%A9%AC%E9%80%8A%E9%9B%B6%E5%94%AE%E4%B8%9A%E5%8A%A1-%E8%80%8Caws%E4%B8%9A%E5%8A%A1%E4%B9%9F%E9%9C%80%E5%8A%A0%E6%8A%8A%E7%81%AB-6cd14e68" text:style-name="Internet_20_link" text:visited-style-name="Visited_20_Internet_20_Link">
https://cn.wsj.com/articles/prime%E4%BC%9A%E5%91%98%E6%97%A5%E6%88%96%E6%8F%90%E6%8C%AF%E4%BA%9A%E9%A9%AC%E9%80%8A%E9%9B%B6%E5%94%AE%E4%B8%9A%E5%8A%A1-%E8%80%8Caws%E4%B8%9A%E5%8A%A1%E4%B9%9F%E9%9C%80%E5%8A%A0%E6%8A%8A%E7%81%AB-6cd14e68</text:a>
</text:p>
      <!--NEWS-->
      <text:h text:style-name="P10" text:outline-level="1">
<text:span text:style-name="T4">
美国东北部佛蒙特州暴雨成灾 进入紧急状态</text:span>
</text:h>
      <text:p text:style-name="P4">
Author: 联合早报 (Person)</text:p>
      <text:p text:style-name="P4">
Publisher: 联合早报 (Organization)</text:p>
      <text:p text:style-name="P4">
Published Time: 2023-07-12T08:41</text:p>
      <text:p text:style-name="P4">
Modified Time: 2023-07-12T08:41</text:p>
      <text:p text:style-name="P4">
Description: 美国东北部佛蒙特州因暴雨引发洪灾，总统拜登星期二（7月11日）宣布该州进入紧急状态。法新社报道，当地官员警告说，该州首府蒙彼利埃附近的一座水坝​​已接近负荷极限，即将溢入河流。官员...</text:p>
      <text:p text:style-name="P4">
Videos: []</text:p>
      <text:p text:style-name="P4">
Audios: []</text:p>
      <text:p text:style-name="P4">
Images: []</text:p>
      <text:p text:style-name="P4">
Type: NewsArticle</text:p>
      <text:p text:style-name="P4">
Breadcrumbs: ['即时', '国际']</text:p>
      <text:p text:style-name="P4">
Keywords: ['美国', '暴雨', '洪灾', '紧急状态', '拜登']</text:p>
      <!--METADATA-->
      <text:p text:style-name="P4">
美国东北部佛蒙特州因暴雨引发洪灾，总统拜登星期二（7月11日）宣布该州进入紧急状态。</text:p>
      <text:p text:style-name="P4">
法新社报道，当地官员警告说，该州首府蒙彼利埃附近的一座水坝​​已接近负荷极限，即将溢入河流。官员星期一（10日）发布的声明说：“自该大坝建成以来，从未发生过这种情况，因此没有造成损害的先例。”</text:p>
      <text:p text:style-name="P4">
洪水淹没了蒙彼利埃的市中心，但佛蒙特州目前没有任何人员在暴雨中伤亡的报告。</text:p>
      <text:p text:style-name="P4">
根据美国气象局称，纽约州上星期天（9日）因暴雨爆发山洪导致一名妇女身亡，部分地区的降雨量超过20厘米。</text:p>
      <text:p text:style-name="P4">
官员说，截至星期二中午，佛蒙特州已有超过100名受困汽车或家中的民众获救。据《纽约时报》报道，当局正试图用直升机载送其他人。</text:p>
      <text:p text:style-name="P4">
Source: <text:a xlink:type="simple" xlink:href="https://www.zaobao.com.sg/realtime/world/story20230712-1412972" text:style-name="Internet_20_link" text:visited-style-name="Visited_20_Internet_20_Link">
https://www.zaobao.com.sg/realtime/world/story20230712-1412972</text:a>
</text:p>
      <!--NEWS-->
      <text:h text:style-name="P10" text:outline-level="1">
<text:span text:style-name="T4">
大型车企参与一项电池金属供应相关交易，力图摆脱对华依赖 (Free Version)</text:span>
</text:h>
      <text:p text:style-name="P4">
Author: Amrith Ramkumar</text:p>
      <text:p text:style-name="P4">
Publisher: 华尔街日报中文网</text:p>
      <text:p text:style-name="P4">
Published Time: 2023-07-12T08:45:00.000Z</text:p>
      <text:p text:style-name="P4">
Modified Time: 2023-07-12T08:45:00.000Z</text:p>
      <text:p text:style-name="P4">
Created Time: 2023-07-12T06:03:00.000Z</text:p>
      <text:p text:style-name="P4">
Description: 大众汽车和Stellantis将与一家特殊目的收购公司(SPAC)合作，该SPAC由一位知名矿业高管经营，此人希望通过更多的交易打造一家大型电池金属公司。该交易表明，大型车企迫切希望可以在中国之外的地方确保电池原材料的供应。</text:p>
      <text:p text:style-name="P4">
Images: []</text:p>
      <text:p text:style-name="P4">
Categories: ['金融市场']</text:p>
      <text:p text:style-name="P4">
Keywords: SYND</text:p>
      <text:p text:style-name="P4">
Type: Article</text:p>
      <!--METADATA-->
      <text:p text:style-name="P4">
全球最大的汽车制造商正在进一步参与到电池金属供应链中， <text:a xlink:type="simple" xlink:href="https://cn.wsj.com/articles/CN-BIZ-20230516104521" text:style-name="Internet_20_link" text:visited-style-name="Visited_20_Internet_20_Link">
 这些金属可用来驱动它们的电动汽车</text:a>
。一项将在未来几周内完成的价值10亿美元的交易凸显出此举的紧迫性以及它们为达成这一目标所承担的风险。</text:p>
      <text:p text:style-name="P4">
Source: <text:a xlink:type="simple" xlink:href="https://cn.wsj.com/articles/%E5%A4%A7%E5%9E%8B%E8%BD%A6%E4%BC%81%E8%AF%95%E5%9B%BE%E9%80%9A%E8%BF%87%E4%B8%80%E9%A1%B9%E5%A4%8D%E6%9D%82%E4%BA%A4%E6%98%93%E8%BF%9B%E4%B8%80%E6%AD%A5%E5%8F%82%E4%B8%8E%E5%88%B0%E7%94%B5%E6%B1%A0%E9%87%91%E5%B1%9E%E4%BE%9B%E5%BA%94%E9%93%BE%E4%B8%AD-2b9d2672" text:style-name="Internet_20_link" text:visited-style-name="Visited_20_Internet_20_Link">
https://cn.wsj.com/articles/%E5%A4%A7%E5%9E%8B%E8%BD%A6%E4%BC%81%E8%AF%95%E5%9B%BE%E9%80%9A%E8%BF%87%E4%B8%80%E9%A1%B9%E5%A4%8D%E6%9D%82%E4%BA%A4%E6%98%93%E8%BF%9B%E4%B8%80%E6%AD%A5%E5%8F%82%E4%B8%8E%E5%88%B0%E7%94%B5%E6%B1%A0%E9%87%91%E5%B1%9E%E4%BE%9B%E5%BA%94%E9%93%BE%E4%B8%AD-2b9d2672</text:a>
</text:p>
      <!--NEWS-->
      <text:h text:style-name="P10" text:outline-level="1">
<text:span text:style-name="T4">
中国重新开放题材熄火 (Free Version)</text:span>
</text:h>
      <text:p text:style-name="P4">
Author: Charley Grant</text:p>
      <text:p text:style-name="P4">
Publisher: 华尔街日报中文网</text:p>
      <text:p text:style-name="P4">
Published Time: 2023-07-12T08:50:00.000Z</text:p>
      <text:p text:style-name="P4">
Modified Time: 2023-07-12T08:50:00.000Z</text:p>
      <text:p text:style-name="P4">
Created Time: 2023-07-11T05:30:00.000Z</text:p>
      <text:p text:style-name="P4">
Description: 今年以来，很多有中国业务的美国上市公司的股价表现跑赢大盘，但在业绩期拉开帷幕之际，中国经济近期的疲软态势加大了这些股票可能面临的风险。</text:p>
      <text:p text:style-name="P4">
Images: []</text:p>
      <text:p text:style-name="P4">
Categories: ['金融市场', '股市']</text:p>
      <text:p text:style-name="P4">
Keywords: SYND,LINK:EN|WP-WSJ-0001043486</text:p>
      <text:p text:style-name="P4">
Type: Article</text:p>
      <!--METADATA-->
      <text:p text:style-name="P4">
中国经济增长疲软以及地缘政治紧张局势不断加剧，给那些押注中国重新开放将催生一场经济繁荣的美国投资者带来新的阻力。</text:p>
      <text:p text:style-name="P4">
Source: <text:a xlink:type="simple" xlink:href="https://cn.wsj.com/articles/%E4%B8%AD%E5%9B%BD%E9%87%8D%E6%96%B0%E5%BC%80%E6%94%BE%E9%A2%98%E6%9D%90%E7%86%84%E7%81%AB-6e9a720" text:style-name="Internet_20_link" text:visited-style-name="Visited_20_Internet_20_Link">
https://cn.wsj.com/articles/%E4%B8%AD%E5%9B%BD%E9%87%8D%E6%96%B0%E5%BC%80%E6%94%BE%E9%A2%98%E6%9D%90%E7%86%84%E7%81%AB-6e9a720</text:a>
</text:p>
      <!--NEWS-->
      <text:h text:style-name="P10" text:outline-level="1">
<text:span text:style-name="T4">
著名诗人杨炼（下）：习近平要降低整个人类基本文明水准｜观点</text:span>
</text:h>
      <text:p text:style-name="P4">
Author: None</text:p>
      <text:p text:style-name="P4">
Publisher: Radio Free Asia (Organization)</text:p>
      <text:p text:style-name="P4">
Published Time: 2023-07-12T09:00:00-04:00</text:p>
      <text:p text:style-name="P4">
Modified Time: 2023-07-11T20:1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88615in" draw:z-index="0">
<draw:image xlink:href="../Images/rfamandarin/2023-07-12T09-00-00-04-00/000000.png" xlink:type="simple" xlink:show="embed" xlink:actuate="onLoad" draw:mime-type="image/png"/>
</draw:frame>
 <text:a xlink:type="simple" xlink:href="https://www.rfa.org/mandarin/duomeiti/guandian/gd-07112023200057.html/@@images/image" text:style-name="Internet_20_link" text:visited-style-name="Visited_20_Internet_20_Link">
</text:a>
自由亚洲电台制图</text:p>
      <text:p text:style-name="P4">
<text:span text:style-name="T4">
主持人：大家好这里是“观点”我是唐琪薇。今天“观点”节目的嘉宾，还是人在柏林的著名诗人杨炼先生。</text:span>
<text:span text:style-name="T4">
离乡去国三十余载，诗歌成了杨炼“唯一的母语”。他先后出版过中文诗集十三种、并被译成三十余种文字在世界各地发行。</text:span>
 <text:span text:style-name="T4">
2018年，</text:span>
 <text:span text:style-name="T4">
杨炼</text:span>
<text:span text:style-name="T4">
获得有「诗歌诺贝尔奖」之称的匈牙利国际诗歌大奖(</text:span>
 <text:span text:style-name="T4">
雅努斯·潘诺尼乌斯国际诗歌大奖)</text:span>
 <text:span text:style-name="T4">
。在获奖感言中，杨炼说：</text:span>
<text:span text:style-name="T4">
诗歌像蝴蝶，在沉重的人生之上飞舞，保持着心灵的骄傲。在杨炼看来，诗歌天性使然，生而享有自身赋予的思想和言论自由。而这么多年，杨炼也一直在用诗歌表达这种言论自由。</text:span>
</text:p>
      <text:p text:style-name="P4">
记者：您专门写过一首《致香港》的诗：倒退的历史诗。您说这首诗真正的主题其实远超出香港，它们的潜台词是当今的中国。在您看来当今中国最大的倒退是什么？</text:p>
      <text:p text:style-name="P4">
<text:span text:style-name="T4">
杨炼：这个最大的倒退，当然就是逆反整个过去40年的、哪怕是残缺的改革开放吧，但是它带来的一种，中国从经济层次到社会层次的、这样一种逐渐开放的状态，或者至少是一种可能性。作为诗人，我们还是希望从文化上能有一个现代转型，但是习近平把这样一个文化上转型的方向，也给切断了。香港实际上是最典型的一个受害者，因为他们在九七之前，至少还是体会了一个文明社会的、法制社会的基本运作准则的。而现在他们已经完全被推回到一个权力社会。</text:span>
</text:p>
      <text:p text:style-name="P4">
记者：说到这个，香港《独家人物》（杂志）的总编陈志明，他从去年9月开始一直和外界失联，还有像前上海独立书店季风书园的店主于淼，他的妻子谢芳，在长达九个月（被中国当局）限制出境之后，最近才得以到美国和家人团聚。最近类似的事情好像是不断在发生，在您看来，这是在传达一个什么样的信号呢？</text:p>
      <text:p text:style-name="P4">
<text:span text:style-name="T4">
杨炼：我是非常钦佩陈志明先生的，因为这个他的这个杂志可以说是逆流而上，在这个香港和整个中国一片肃杀的情况下，他能够非常清晰地表达出自己对于人文、对于良知的这样一种关切和呼唤。实际上陈志朋先生也好，刚才你说季风（书园店主的）家人情况也好，实际上是延续了从刚才我说史东山、五七年文革一路下来的，中国最高政治权力对中国人的良心、中国知识分子良心和良知的这样一种打压和迫害，而他们是最新最近一批的受害者。这也是刚才我说的习近平这样一个倒行逆施的一种证明，他想向中国人传递的就是：你们仍然是我们的奴隶。等于是习近平希望世界接受，他就是中国中国就是他这样一个现实。</text:span>
</text:p>
      <text:p text:style-name="P4">
记者：我知道您非常关注铁链女，您有一首诗是这样写：您说在中国，母亲亲自来删除中文里母亲一词。铁链女带给您最大的震撼是什么呢？</text:p>
      <text:p text:style-name="P4">
<text:span text:style-name="T4">
杨炼：铁链女最大的震撼，不是她一个妇女在中国悲惨的命运，因为我知道这样悲惨的经历、悲惨的命运，在中国男人也好女人也好太多了。我的震撼反而是因为铁链女这样一个现象，短暂期间之内激发中国人的良知，而且这个良知爆发得如此猛烈，一个来月的时间，已经有六七十亿次的人们在网络上的抗争，而且这个抗争相当的理性，用我的话说，铁链女是一次不上街的天安门。而我的那首诗《中文请删去母亲一词》，也是在刚刚听到这个消息那个晚上，非常沉郁的感受。这个沉郁的感受不仅是一个女人的命运，而且是一个文化的命运。不是中国而是中文，一个延续了几千年的文字和文化，居然不得不把母亲这个词变成被强奸的、被迫分娩的这样一个牺牲品的状态。所以实际上是，当母亲都已经不存在的时候，那么更遑论孩子更遑论每一代人。</text:span>
</text:p>
      <text:p text:style-name="P4">
记者：您刚才提到铁链女，很多市民的响应像一个不上街的天安门。我看到白纸运动期间您（在海外）积极响应，在您看来这些中国大陆的抗争者，他们是否真的有醒悟到自己究竟在反抗什么？其实我想问的问题是，他们的反抗和80年代的你们还有香港年轻人的反抗，有什么不同呢？这种不同又会如何影响到未来中国社会的发展。</text:p>
      <text:p text:style-name="P4">
<text:span text:style-name="T4">
杨炼：当我们在伦敦的街上支持白纸运动的时候，我第一次非常惊讶的发现，在我们游行队伍里大概有好几百，真的一看就是90后的小孩。这是以前的这些跟中共的抗争中间，几乎完全没见过的现象。我猜想其中一个原因也是，因为这些孩子的家庭能在柏林在（海外）上学等等，也许他们家庭在中国还不是很贫穷的家庭，但是习近平的倒行逆施，恰恰是针对这些比较中产的、有一定的这个收入，但是为了孩子能够接受好的教育又七拼八凑，然后把他们能够送出来上学的这样一种家庭，对他们的经济状况是一个很大的打击，所以这些孩子也第一次感受到了这样一种压力，于是也第一次站到了我们这个行列。我觉得现在的这些年轻人，尽管不如像我们从文革一路走来，有那么成熟的一种自觉，但是他们的自觉也开始了。</text:span>
</text:p>
      <text:p text:style-name="P4">
记者：您应该是在八年前吧，在杭州写过一首诗叫《拱宸桥一夜》，您写道：西湖有多美，运河体内就溢出多少黑。我看到有杭州网友非常不服气的说，最近这两年运河是越来越干净了，小桥流水人家，非常有江南水乡的风情。其实为什么我想问您这样一个问题，因为刚才您在说，之前很多中国民众的抗争是一种，您的理解是一种不上街的天安门，但我们必须看到有一个现象，就是一方面中国的大陆民众他们为铁链女，还有为强制的清零运动愤慨甚至上街抗议，但是一方面可能是同样的这样一群民众，他们也是真心的觉得中国正在变得越来越好，生活条件越来越好，环境也是越来越好。您的观察如何？</text:p>
      <text:p text:style-name="P4">
<text:span text:style-name="T4">
杨炼：对这批人也许他们在现在，还是那句话他们还没有一个很成熟的、比如说政治上的自觉，对于他们来说还是没有完全形成自己成熟认识的这个时期。所有国家这种90%甚至95%以上的民众，都不是一步就抵达一种非常清醒的自觉状态，他们更多的要受到可以说一种知识人也好、思想界也好的这种辩论信息的影响。如果我们在一个相对比较开放的状态下，他们可以跟随这样一种讨论，然后逐渐形成自己的认识。但是中国现在还是在一个完全管控的状态，某种意义上民众还没有机会来真正独立的建立自己成熟的认识。在这种情况下，中国知识分子、知识人的声音和思想的清晰度就更加重要。</text:span>
</text:p>
      <text:p text:style-name="P4">
记者：我看您非常激烈的批评过一些您年轻时的同道中人，他们今天跟当年的这个理想抱负是背道而驰。您说那片土地上布满了识时务的“俊杰”，这个俊杰是打一个引号的。当年和您一样流亡的诗人北岛，他曾经说过：偌大的中国容不下一张书桌。您又会如何评价北岛的回归呢？（在您看来）他是不是也是识时务的“俊杰”呢？</text:p>
      <text:p text:style-name="P4">
<text:span text:style-name="T4">
杨炼：</text:span>
 <text:span text:style-name="T4">
对啊既然你都说了，这个偌大的国土容不下书桌，那你还要去找这个连书桌都没有的地方，那你去找什么呢？肯定找的是书桌之外的东西对不</text:span>
<text:span text:style-name="T4">
对？所以对我来说，像北岛、也包括像北岛一样的这样的一些人，他们是没法回避自己的这种自相矛盾的。顶不住海外的这样一种孤独感、或者作为流亡者的人生的冷酷感，而回去要寻找一种温暖，那么说实在你可能找到其他一切，但确实就找不到那张书桌，而更找不到书桌上能够写下来的东西。所以比较让我遗憾的就是，几乎所有这些后来迎着自相矛盾的困境，仍然回去蜷缩在某一个耗子洞里苟且的、有时候也在某些场面上装饰一下的这样的一些人，几乎都没有任何像样的作品还能产生，这也是一个躲不开的命运。</text:span>
</text:p>
      <text:p text:style-name="P4">
记者：我知道您这些年在国际诗坛上是获奖无数。这么多年您是如何保持这个创作激情的呢？现在您更多的是用中文写还是用英文创作？</text:p>
      <text:p text:style-name="P4">
<text:span text:style-name="T4">
杨炼：诗歌我永远是用中文写，因为诗歌就像你的血液一样，而血液灵魂这种深度的东西，你是没法改变。至于能够如何保持这样的一种创作的能量，那我觉得最重要的就是，要保持这样一种思想的能量，而这个思想的能量来自于一个词：提问，而这个提问必须落实到自我提问上。所以我有一个说法，不是说有“我思故我在”啊什么之类的，我说是“我问故我在”。我还有一个词叫做噩梦的灵感。也许我们比较倒霉的应该承认，我们真是不缺乏这个噩梦的灵感，但是也因此，它的灵感和能量也从来没有断过，所以这点上我觉得我们还有很长的路走呢。</text:span>
</text:p>
      <text:p text:style-name="P4">
记者：我看到去年您和作家严歌苓（在法兰克福大学）有一场对谈，歌苓说她不相信中国会一直这样坏下去。您的观察呢？你有她这样的乐观吗？</text:p>
      <text:p text:style-name="P4">
<text:span text:style-name="T4">
杨炼：我也应该说我还是同意这样的一个说法，虽然我会觉得这个过程不会那么简单。作为一个历史的演进过程，作为一个文化转型的过程来说，这样一个短短的历史倒退，其实一点都不奇怪。也因为不塞不流的这样一个过程，历史才能够一步一步地、积淀出来有价值的思想或者有价值的文化。所以在这个意义上我觉得广义的，如果我们再拉开一百年二百年来看的话，确实这个共产党的这个小小的一段、习近平的更小小这一段其实什么都不是，但是它在眼下仍然在非常残酷地迫害，尤其在残害现在活着的每一个人、每一个年轻人。在这个意义上，这每一个个人就是宇宙它就是世界。所以我们又不得不说，我们这个广义的乐观，绝不能代替眼下的这个非常清晰的严酷的斗争。特别是当习近平比普京还要危险的、想要不光是对抗西方，他实际上是想要收买西方分化西方、降低整个人类的基本的文明水准，他实际上是更危险的一个敌人。</text:span>
</text:p>
      <text:p text:style-name="P4">
记者：我们都说十八岁之前，每一个人都是诗人，但是诗歌对于大部分人的日常来说，好像是很遥远的事，您觉得诗歌在今天最大的意义是什么呢？</text:p>
      <text:p text:style-name="P4">
<text:span text:style-name="T4">
杨炼：我觉得诗歌是唯一不能被政治、也不能被商业压倒的东西。古往今来，诗歌先天存在于思想自由和表达自由，没有思想自由没有表达自由就没有诗歌，这是第一；第二诗歌是非卖品，诗歌也是没人买的东西。商业也不要诗歌，诗歌也更不需要商业。排除了这两个方面的威胁，诗歌就变成了最纯粹的、人类精神的最后的根据地。</text:span>
</text:p>
      <text:p text:style-name="P4">
<text:span text:style-name="T4">
主持人：节目最后，杨炼要为我们读一首他写给去年年底在北京染疫的身亡弟弟的诗：《反安魂曲》。我是唐琪薇，感谢收看，再会！</text:span>
</text:p>
      <text:p text:style-name="P4">
<text:span text:style-name="T4">
第四节：</text:span>
</text:p>
      <text:p text:style-name="P4">
<text:span text:style-name="T4">
封住满城空荡荡的大街</text:span>
</text:p>
      <text:p text:style-name="P4">
<text:span text:style-name="T4">
封住生的出路 死的出路 一滴血</text:span>
</text:p>
      <text:p text:style-name="P4">
<text:span text:style-name="T4">
不流 已从地狱到地狱 黑就是白</text:span>
</text:p>
      <text:p text:style-name="P4">
<text:span text:style-name="T4">
言辞的耻辱在妈妈眼中落雪</text:span>
</text:p>
      <text:p text:style-name="P4">
<text:span text:style-name="T4">
西伯利亚 夹边沟 武汉的夜</text:span>
</text:p>
      <text:p text:style-name="P4">
<text:span text:style-name="T4">
白早已黑 弟弟 一种基础病叫时代</text:span>
</text:p>
      <text:p text:style-name="P4">
<text:span text:style-name="T4">
奈何桥上锁着无限近的毁灭</text:span>
</text:p>
      <text:p text:style-name="P4">
<text:span text:style-name="T4">
第七节</text:span>
</text:p>
      <text:p text:style-name="P4">
<text:span text:style-name="T4">
日子剧毒的花瓣干裂 剥开</text:span>
</text:p>
      <text:p text:style-name="P4">
<text:span text:style-name="T4">
一张冷硬的铁床劫掠世界</text:span>
</text:p>
      <text:p text:style-name="P4">
<text:span text:style-name="T4">
你的死暴露死了又死的天际</text:span>
</text:p>
      <text:p text:style-name="P4">
<text:span text:style-name="T4">
疼那个母语 收容着野鬼</text:span>
</text:p>
      <text:p text:style-name="P4">
<text:span text:style-name="T4">
遗忘的噪音刺耳地刮擦未来</text:span>
</text:p>
      <text:p text:style-name="P4">
<text:span text:style-name="T4">
弟弟 这堆垃圾无法安息 不该安息</text:span>
</text:p>
      <text:p text:style-name="P4">
<text:span text:style-name="T4">
紧闭的铁门后万顷怒涛既空又黑</text:span>
</text:p>
      <text:p text:style-name="P4">
<text:span text:style-name="T4">
2022，12，24</text:span>
</text:p>
      <text:p text:style-name="P4">
<text:span text:style-name="T4">
弟弟火化之日</text:span>
</text:p>
      <text:p text:style-name="P4">
<text:span text:style-name="T4">
这首诗也献给所有</text:span>
</text:p>
      <text:p text:style-name="P4">
<text:span text:style-name="T4">
在中国因为这场疫情失去生命的人</text:span>
</text:p>
      <text:p text:style-name="P4">
Source: <text:a xlink:type="simple" xlink:href="https://www.rfa.org/mandarin/duomeiti/guandian/gd-07112023200057.html" text:style-name="Internet_20_link" text:visited-style-name="Visited_20_Internet_20_Link">
https://www.rfa.org/mandarin/duomeiti/guandian/gd-07112023200057.html</text:a>
</text:p>
      <!--NEWS-->
      <text:h text:style-name="P10" text:outline-level="1">
<text:span text:style-name="T4">
欧洲议会通过法案 将提高自产晶片供应量</text:span>
</text:h>
      <text:p text:style-name="P4">
Publisher: 法新社</text:p>
      <text:p text:style-name="P4">
Published Time: 2023-07-12T09:02:08+00:00</text:p>
      <text:p text:style-name="P4">
Modified Time: 2023-07-12T08:35:02+00:00</text:p>
      <text:p text:style-name="P4">
Description: （法新社史特拉斯堡11日电） 欧洲议会（European Parliament）今天正式批准欧洲联盟一项计画，将大幅增加欧盟自制半导体的供应量，此举战略目标着眼减少对亚洲的依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7-12T09-02-08-00-00/000000.png" xlink:type="simple" xlink:show="embed" xlink:actuate="onLoad" draw:mime-type="image/png"/>
</draw:frame>
</text:p>
      <text:p text:style-name="P4">
欧洲议会以587票赞成、10票反对批准「欧盟晶片法案」（EU ChipsAct），目标是在2030年之前将晶片产量提升4倍，让欧盟晶片在全球的比重达到20%。</text:p>
      <text:p text:style-name="P4">
近数十年来，全球化和亚洲制造业崛起，导致欧洲在晶片业活动减少。</text:p>
      <text:p text:style-name="P4">
晶片市场主要由台湾和韩国主宰。全球最先进晶片有9成都在台湾生产。</text:p>
      <text:p text:style-name="P4">
2020年新冠疫情导致亚洲供应链瘫痪，欧洲汽车业尤其面临晶片严重短缺的情况。</text:p>
      <text:p text:style-name="P4">
半导体对于智慧型手机、家用电器等许多其他日常用品也至关重要；正在全面扩展的资料储存和减少碳排放的绿色技术也需要半导体。</text:p>
      <text:p text:style-name="P4">
为了实现晶片生产的宏伟远大目标，欧盟必须投入超过430亿欧元（新台币1兆4800亿元）的公共与民间投资。</text:p>
      <text:p text:style-name="P4">
「欧盟晶片法案」也要求欧盟在研发领域投入33亿欧元预算。</text:p>
      <text:p text:style-name="P4">
Source: <text:a xlink:type="simple" xlink:href="https://www.rfi.fr/cn/%E8%B4%A2%E7%BB%8F%E5%BF%AB%E8%AE%AF/20230712-%E6%AC%A7%E6%B4%B2%E8%AE%AE%E4%BC%9A%E9%80%9A%E8%BF%87%E6%B3%95%E6%A1%88-%E5%B0%86%E6%8F%90%E9%AB%98%E8%87%AA%E4%BA%A7%E6%99%B6%E7%89%87%E4%BE%9B%E5%BA%94%E9%87%8F" text:style-name="Internet_20_link" text:visited-style-name="Visited_20_Internet_20_Link">
https://www.rfi.fr/cn/%E8%B4%A2%E7%BB%8F%E5%BF%AB%E8%AE%AF/20230712-%E6%AC%A7%E6%B4%B2%E8%AE%AE%E4%BC%9A%E9%80%9A%E8%BF%87%E6%B3%95%E6%A1%88-%E5%B0%86%E6%8F%90%E9%AB%98%E8%87%AA%E4%BA%A7%E6%99%B6%E7%89%87%E4%BE%9B%E5%BA%94%E9%87%8F</text:a>
</text:p>
      <!--NEWS-->
      <text:h text:style-name="P10" text:outline-level="1">
<text:span text:style-name="T4">
爱沙尼亚总理：北约可以保卫波罗的海三国国土</text:span>
</text:h>
      <text:p text:style-name="P4">
Publisher: 法新社</text:p>
      <text:p text:style-name="P4">
Published Time: 2023-07-12T09:02:09+00:00</text:p>
      <text:p text:style-name="P4">
Modified Time: 2023-07-12T08:35:03+00:00</text:p>
      <text:p text:style-name="P4">
Description: （法新社维尔纽斯11日电） 爱沙尼亚总理卡拉斯（Kaja Kallas）今天告诉法新社，她认为北大西洋公约组织（NATO）在改革防御强化东翼战力后，能阻止俄罗斯在波罗的海国家边境发动的任何潜在攻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7-12T09-02-09-00-00/000000.png" xlink:type="simple" xlink:show="embed" xlink:actuate="onLoad" draw:mime-type="image/png"/>
</draw:frame>
</text:p>
      <text:p text:style-name="P4">
北约正在立陶宛举行为期两天的峰会，卡拉斯在会议开始时告诉法新社：「我确信现在我们能从第一刻起、第一�伎�始保卫我们的国土。」</text:p>
      <text:p text:style-name="P4">
北约领导人将在立陶宛首都维尔纽斯（Vilnius）签署新的区域防御计画，这将是北约自冷战以来首次详细规画，各成员国将如何协助防御脆弱的东翼地区。</text:p>
      <text:p text:style-name="P4">
由于对俄罗斯入侵乌克兰的残暴行为感到震惊，北约表示将转换策略，将在俄国边境阻止它，而不是让它侵占领土。</text:p>
      <text:p text:style-name="P4">
卡拉斯曾在去年于马德里（Madrid）举行的北约峰会前警告，依照北约当时的防御计画，爱沙尼亚将被俄国军队摧毁。</text:p>
      <text:p text:style-name="P4">
北约国家已增派数千名军队人员到其东翼，以便更迅速地应对莫斯科当局发动的任何侵略行动。</text:p>
      <text:p text:style-name="P4">
卡拉斯表示：「现在我们有了执行这些决策的军事计画，我们已从威慑姿态转向防御态势。我们所要做的就是以实际能力执行那些计画，而盟友们正在逐步加以实践。」</text:p>
      <text:p text:style-name="P4">
Source: <text:a xlink:type="simple" xlink:href="https://www.rfi.fr/cn/%E5%9B%BD%E9%99%85%E6%8A%A5%E9%81%93/20230712-%E7%88%B1%E6%B2%99%E5%B0%BC%E4%BA%9A%E6%80%BB%E7%90%86-%E5%8C%97%E7%BA%A6%E5%8F%AF%E4%BB%A5%E4%BF%9D%E5%8D%AB%E6%B3%A2%E7%BD%97%E7%9A%84%E6%B5%B7%E4%B8%89%E5%9B%BD%E5%9B%BD%E5%9C%9F" text:style-name="Internet_20_link" text:visited-style-name="Visited_20_Internet_20_Link">
https://www.rfi.fr/cn/%E5%9B%BD%E9%99%85%E6%8A%A5%E9%81%93/20230712-%E7%88%B1%E6%B2%99%E5%B0%BC%E4%BA%9A%E6%80%BB%E7%90%86-%E5%8C%97%E7%BA%A6%E5%8F%AF%E4%BB%A5%E4%BF%9D%E5%8D%AB%E6%B3%A2%E7%BD%97%E7%9A%84%E6%B5%B7%E4%B8%89%E5%9B%BD%E5%9B%BD%E5%9C%9F</text:a>
</text:p>
      <!--NEWS-->
      <text:h text:style-name="P10" text:outline-level="1">
<text:span text:style-name="T4">
DHL在拉美投资5亿欧元 顺应客户转移供应链潮流 (Free Version)</text:span>
</text:h>
      <text:p text:style-name="P4">
Authors: ['奥利弗•特林']</text:p>
      <text:p text:style-name="P4">
Publisher: 英国《金融时报》</text:p>
      <text:p text:style-name="P4">
Time: 2023-07-12T09:07:41+00:00</text:p>
      <text:p text:style-name="P4">
Published Time: 2023-07-11T12:00:99+08:00</text:p>
      <text:p text:style-name="P4">
Modified Time: 2023-07-12T04:40:99+08:00</text:p>
      <text:p text:style-name="P4">
Description: 这家物流集团正在中国以外的其他制造业中心建造新仓库，如墨西哥、马来西亚和越南。</text:p>
      <text:p text:style-name="P4">
Images: ["<text:a xlink:type="simple" xlink:href="https://thumbor.ftacademy.cn/unsafe/picture/1/000187271_piclink.jpg" text:style-name="Internet_20_link" text:visited-style-name="Visited_20_Internet_20_Link">
000187271_pic...</text:a>
"]</text:p>
      <text:p text:style-name="P4">
Themes: ['DHL', '关注']</text:p>
      <text:p text:style-name="P4">
Keywords: ['DHL', '供应链', '东南亚', '拉丁美洲', '物流', '运输', '快递']</text:p>
      <text:p text:style-name="P4">
Type: Article</text:p>
      <!--METADATA-->
      <text:p text:style-name="P4">
<draw:frame draw:style-name="fr1" draw:name="Image148" text:anchor-type="as-char" svg:width="6.9236in" svg:height="3.901286in" draw:z-index="0">
<draw:image xlink:href="../Images/FT Chinese Free Version/2023-07-12T09-07-41-00-00/000187271_piclink.jpg" xlink:type="simple" xlink:show="embed" xlink:actuate="onLoad" draw:mime-type="image/jpeg"/>
</draw:frame>
</text:p>
      <text:p text:style-name="P4">
德国邮政敦豪集团(Deutsche Post DHL)将在其拉美业务上投资5亿欧元，该集团寻求利用企业日益增长的将供应链扩展到中国以外的需求。</text:p>
      <text:p text:style-name="P4">
随着企业纷纷寻求采购多元化，该物流集团正在中国以外的其他制造业中心建造新仓库，如墨西哥、马来西亚和越南。</text:p>
      <text:p text:style-name="P4">
Source: <text:a xlink:type="simple" xlink:href="http://www.ftchinese.com/story/001100224" text:style-name="Internet_20_link" text:visited-style-name="Visited_20_Internet_20_Link">
http://www.ftchinese.com/story/001100224</text:a>
</text:p>
      <!--NEWS-->
      <text:h text:style-name="P10" text:outline-level="1">
<text:span text:style-name="T4">
巴西发生致命枪击案 酿四死六伤</text:span>
</text:h>
      <text:p text:style-name="P4">
Author: 联合早报 (Person)</text:p>
      <text:p text:style-name="P4">
Publisher: 联合早报 (Organization)</text:p>
      <text:p text:style-name="P4">
Published Time: 2023-07-12T09:09</text:p>
      <text:p text:style-name="P4">
Modified Time: 2023-07-12T09:09</text:p>
      <text:p text:style-name="P4">
Description: 巴西圣保罗市一家酒吧发生枪击案，两名嫌犯朝酒吧开枪，造成四人死亡，包括两名未成年。当地媒体星期二（7月11日）报道，这起案件发生在星期一（10日）午夜前夕，在圣保罗州南部一个市镇。</text:p>
      <text:p text:style-name="P4">
Videos: []</text:p>
      <text:p text:style-name="P4">
Audios: []</text:p>
      <text:p text:style-name="P4">
Images: []</text:p>
      <text:p text:style-name="P4">
Type: NewsArticle</text:p>
      <text:p text:style-name="P4">
Breadcrumbs: ['即时', '国际']</text:p>
      <text:p text:style-name="P4">
Keywords: ['巴西', '枪击案', '酒吧']</text:p>
      <!--METADATA-->
      <text:p text:style-name="P4">
巴西圣保罗市一家酒吧发生枪击案，两名嫌犯朝酒吧开枪，造成四人死亡，包括两名未成年。</text:p>
      <text:p text:style-name="P4">
当地媒体星期二（7月11日）报道，这起案件发生在星期一（10日）午夜前夕，在圣保罗州南部一个市镇。</text:p>
      <text:p text:style-name="P4">
据报道，事发时有两名嫌犯骑着电单车来到当地一家酒吧，并连续向酒吧开枪后，逃离现场。事件也造成两人受伤。</text:p>
      <text:p text:style-name="P4">
一名目击者说：“这非常疯狂。当时所有人都安静待在酒吧里，直到他们向酒吧开了20多枪。”</text:p>
      <text:p text:style-name="P4">
当地媒体报道称，这起枪击案有可能是因为当地帮派之间的竞争所致。</text:p>
      <text:p text:style-name="P4">
Source: <text:a xlink:type="simple" xlink:href="https://www.zaobao.com.sg/realtime/world/story20230712-1412976" text:style-name="Internet_20_link" text:visited-style-name="Visited_20_Internet_20_Link">
https://www.zaobao.com.sg/realtime/world/story20230712-1412976</text:a>
</text:p>
      <!--NEWS-->
      <text:h text:style-name="P10" text:outline-level="1">
<text:span text:style-name="T4">
安永大中华区与总部发生费用纠纷 (Free Version)</text:span>
</text:h>
      <text:p text:style-name="P4">
Authors: ['史蒂芬•福利']</text:p>
      <text:p text:style-name="P4">
Publisher: 英国《金融时报》</text:p>
      <text:p text:style-name="P4">
Time: 2023-07-12T09:11:57+00:00</text:p>
      <text:p text:style-name="P4">
Published Time: 2023-07-11T12:00:99+08:00</text:p>
      <text:p text:style-name="P4">
Modified Time: 2023-07-12T05:11:99+08:00</text:p>
      <text:p text:style-name="P4">
Description: 这场纠纷发生之际，中国正在加大对西方会计师事务所和咨询公司的审查。</text:p>
      <text:p text:style-name="P4">
Images: ["<text:a xlink:type="simple" xlink:href="https://thumbor.ftacademy.cn/unsafe/picture/9/000187269_piclink.jpg" text:style-name="Internet_20_link" text:visited-style-name="Visited_20_Internet_20_Link">
000187269_pic...</text:a>
"]</text:p>
      <text:p text:style-name="P4">
Themes: ['安永', '关注']</text:p>
      <text:p text:style-name="P4">
Keywords: ['安永', '会计师事务所', 'IT', '地缘政治', '脱钩', '跨国公司', '数据安全']</text:p>
      <text:p text:style-name="P4">
Type: Article</text:p>
      <!--METADATA-->
      <text:p text:style-name="P4">
<draw:frame draw:style-name="fr1" draw:name="Image149" text:anchor-type="as-char" svg:width="6.9236in" svg:height="3.901286in" draw:z-index="0">
<draw:image xlink:href="../Images/FT Chinese Free Version/2023-07-12T09-11-57-00-00/000187269_piclink.jpg" xlink:type="simple" xlink:show="embed" xlink:actuate="onLoad" draw:mime-type="image/jpeg"/>
</draw:frame>
</text:p>
      <text:p text:style-name="P4">
据知情人士透露，“四大”会计师事务所之一安永(EY)的中国业务（以下称：安永大中华区）一直拒绝向其全球总部支付已拖欠一年多的费用，费用纠纷围绕IT服务，安永大中华区称，总部提供的IT服务在中国部分无法使用。</text:p>
      <text:p text:style-name="P4">
此际，中国出台了严格的新法律，要求将更多被认为关系国家安全的数据保存在中国境内，这促使一些西方公司将剥离在华IT业务作为一个选项来考虑。</text:p>
      <text:p text:style-name="P4">
Source: <text:a xlink:type="simple" xlink:href="http://www.ftchinese.com/story/001100225" text:style-name="Internet_20_link" text:visited-style-name="Visited_20_Internet_20_Link">
http://www.ftchinese.com/story/001100225</text:a>
</text:p>
      <!--NEWS-->
      <text:h text:style-name="P10" text:outline-level="1">
<text:span text:style-name="T4">
朝鲜指美国入侵其领空，威胁将击落美侦察机</text:span>
</text:h>
      <text:p text:style-name="P4">
Creator: CHOE SANG-HUN</text:p>
      <text:p text:style-name="P4">
Publisher: https://www.facebook.com/nytimeschinese</text:p>
      <text:p text:style-name="P4">
Published Time: 2023-07-12T09:28:48+08:00</text:p>
      <text:p text:style-name="P4">
Description: 朝鲜连发三份声明表示谴责；金与正警告美国飞越朝鲜专属经济区侵犯其主权，或导致“严重”事故。当前韩国总统正在参加北约峰会，美国计划40年来首次派遣核潜艇访韩。 Korean Central News Agency, via Associated Press 朝鲜领导人金正恩的妹妹兼发言人金与正表示，美国侦察机“严重侵犯”朝鲜的主权和安全。</text:p>
      <text:p text:style-name="P4">
Images: ["<text:a xlink:type="simple" xlink:href="https://static01.nyt.com/images/2023/07/11/multimedia/11nkorea-cqpj/11nkorea-cqpj-master1050.jpg" text:style-name="Internet_20_link" text:visited-style-name="Visited_20_Internet_20_Link">
11nkorea-cqpj...</text:a>
"]</text:p>
      <text:p text:style-name="P4">
Category: 亚太</text:p>
      <text:p text:style-name="P4">
Type: Article</text:p>
      <!--METADATA-->
      <text:p text:style-name="P4">
<draw:frame draw:style-name="fr1" draw:name="Image150" text:anchor-type="as-char" svg:width="6.9236in" svg:height="4.615733in" draw:z-index="0">
<draw:image xlink:href="../Images/cnnytimes/2023-07-12T09-28-48-08-00/11nkorea-cqpj-master1050.jpg" xlink:type="simple" xlink:show="embed" xlink:actuate="onLoad" draw:mime-type="image/jpeg"/>
</draw:frame>
</text:p>
      <text:p text:style-name="P4">
据朝鲜官方媒体周二报道，朝鲜威胁对在该国东海岸活动的美国间谍飞机采取军事行动。与此同时，一艘能够发射核弹道导弹的美国潜艇计划四十年来首次访问韩国。</text:p>
      <text:p text:style-name="P4">
朝鲜经常对美国在朝鲜半岛周边的军事侦察活动感到愤怒。 但自周一以来，它已连续发表三份声明，威胁要对美国侦察机和无人机所谓的“挑衅性空中间谍活动”进行报复。</text:p>
      <text:p text:style-name="P4">
周一，朝鲜国防部指责一架美国战略侦察机本月非法侵扰其东海岸附近的“不可侵犯的领空”​。</text:p>
      <text:p text:style-name="P4">
据朝中社报道，“不能保证不会发生像美国空军战略侦察机被击落这样的令人震惊的事故。”</text:p>
      <text:p text:style-name="P4">
在周一晚些时候和周二早些时候发布的两份单独声明中，朝鲜领导人金正恩的妹妹兼发言人金与正还表示，美国侦察机飞越该国专属经济区，“严重侵犯了朝鲜的主权和安全”。她警告称，如果这种非法入侵继续下去，将会发生“令人震惊”或“严重”的事件。1969年，朝鲜击落了一架美国侦察机，导致机上31人全部遇难。</text:p>
      <text:p text:style-name="P4">
五角大楼和韩国军方都否认朝鲜的声明是毫无根据的指控。 但该地区的官员和分析人士担心，朝鲜不断升级的言论可能会导致各种军事挑衅行为。 ​</text:p>
      <text:p text:style-name="P4">
五角大楼表示，“我们始终按照国际法负责任、安全地开展行动。”美国国务院发言人马修·米勒敦促朝鲜“不要升级行动”。</text:p>
      <text:p text:style-name="P4">
韩国也对朝鲜的回应进行了反击。韩国军方发言人周二表示：“朝鲜提出这些主张是出于国内目的，或许是为了编造一个发动挑衅的借口。”他指出，专属经济区保障外国船只和飞机的航行和飞行自由。</text:p>
      <text:p text:style-name="P4">
根据国际公法，一个国家可以主张开发其专属经济区海洋资源的权利，这一经济海域从12海里的领海宽度基线量起，延至200海里，但它对该区域的表面及其上方的空域不拥有主权。</text:p>
      <text:p text:style-name="P4">
朝鲜通常会在7月27日朝鲜战争结束纪念日之前升级反美言论，强化其核武器计划的正当性。朝鲜国防部在声明中严厉批评了五角大楼“在未来某个时候”派遣一艘核潜艇访问韩国港口的决定。拜登总统四月会见韩国总统尹锡悦时，双方同意加强两国之间的联合军事演习。</text:p>
      <text:p text:style-name="P4">
朝鲜发表上述言论之际，韩国总统尹锡悦正在立陶宛参加北大西洋公约组织峰会。预计他将在会上与世界领导人一起谴责朝鲜的核武器发展。在此类国际聚会之前，朝鲜通常也会变得更加挑衅。</text:p>
      <text:p text:style-name="P4">
Source: <text:a xlink:type="simple" xlink:href="https://cn.nytimes.com/asia-pacific/20230712/north-korea-us-submarine/" text:style-name="Internet_20_link" text:visited-style-name="Visited_20_Internet_20_Link">
https://cn.nytimes.com/asia-pacific/20230712/north-korea-us-submarine/</text:a>
</text:p>
      <!--NEWS-->
      <text:h text:style-name="P10" text:outline-level="1">
<text:span text:style-name="T4">
韩日领导人将在立陶宛举行会谈</text:span>
</text:h>
      <text:p text:style-name="P4">
Author: 联合早报 (Person)</text:p>
      <text:p text:style-name="P4">
Publisher: 联合早报 (Organization)</text:p>
      <text:p text:style-name="P4">
Published Time: 2023-07-12T09:31</text:p>
      <text:p text:style-name="P4">
Modified Time: 2023-07-12T10:01</text:p>
      <text:p text:style-name="P4">
Description: 韩国总统尹锡悦星期三（7月12日）将在立陶宛首都维尔纽斯与日本首相岸田文雄举行会谈。韩联社报道，两位领导人借出席北约峰会之机举行会晤，预计双方将重点讨论福岛第一核电站核污染水排海问...</text:p>
      <text:p text:style-name="P4">
Videos: []</text:p>
      <text:p text:style-name="P4">
Audios: []</text:p>
      <text:p text:style-name="P4">
Images: []</text:p>
      <text:p text:style-name="P4">
Type: NewsArticle</text:p>
      <text:p text:style-name="P4">
Breadcrumbs: ['即时', '国际']</text:p>
      <text:p text:style-name="P4">
Keywords: ['日本', '韩国', '尹锡悦', '岸田文雄', '北约', '福岛核电站']</text:p>
      <!--METADATA-->
      <text:p text:style-name="P4">
韩国总统尹锡悦星期三（7月12日）将在立陶宛首都维尔纽斯与日本首相岸田文雄举行会谈。</text:p>
      <text:p text:style-name="P4">
韩联社报道，两位领导人借出席北约峰会之机举行会晤，预计双方将重点讨论 <text:a xlink:type="simple" xlink:href="https://www.zaobao.com/news/world/story20230706-1411133" text:style-name="Internet_20_link" text:visited-style-name="Visited_20_Internet_20_Link">
 福岛第一核电站核污染水排海问题</text:a>
，还有望就共同防范外汇风险、研发高端技术、稳控供应链、韩美日安全合作等事宜交换意见。</text:p>
      <text:p text:style-name="P4">
尹锡悦当天还将主持北约亚太伙伴（AP4）领导人会议，共同探讨应对朝鲜挑衅、维护自由和平与繁荣的合作方案。该会议由韩国、日本、澳大利亚、新西兰四国领导人出席。</text:p>
      <text:p text:style-name="P4">
尹锡悦当天将结束北约之旅，并转赴波兰进行正式访问。他将同波方共商两国军工、航空、能源等各领域合作事宜以及帮助乌克兰重建家园。</text:p>
      <text:p text:style-name="P4">
Source: <text:a xlink:type="simple" xlink:href="https://www.zaobao.com.sg/realtime/world/story20230712-1412982" text:style-name="Internet_20_link" text:visited-style-name="Visited_20_Internet_20_Link">
https://www.zaobao.com.sg/realtime/world/story20230712-1412982</text:a>
</text:p>
      <!--NEWS-->
      <text:h text:style-name="P10" text:outline-level="1">
<text:span text:style-name="T4">
地球有记录以来最热一周加剧对气候变化的担忧</text:span>
</text:h>
      <text:p text:style-name="P4">
Author: chinese@voanews.com (加弗)</text:p>
      <text:p text:style-name="P4">
Publisher: 美国之音中文网 (Type: NewsMediaOrganization)</text:p>
      <text:p text:style-name="P4">
Published Time: 2023-07-12T09:55:24+08:00</text:p>
      <text:p text:style-name="P4">
Modified Time: 2023-07-12 01:55:24Z</text:p>
      <text:p text:style-name="P4">
Description: 气候科学家收集的初步数据表明，7月的第一周是地球有记录以来最热的一周，全球各地气温极高，某些地区的海洋温度“远高于”气候变化模型的预测。</text:p>
      <text:p text:style-name="P4">
Videos: []</text:p>
      <text:p text:style-name="P4">
Images: []</text:p>
      <text:p text:style-name="P4">
Categories: ['生态环境', '全球议题']</text:p>
      <text:p text:style-name="P4">
Type: None</text:p>
      <!--METADATA-->
      <text:p text:style-name="P4">
NoneNone</text:p>
      <text:p text:style-name="P4">
Source: <text:a xlink:type="simple" xlink:href="https://www.voachinese.com/a/hottest-week-on-record-intensifies-climate-change-concerns-20230711/7177113.html" text:style-name="Internet_20_link" text:visited-style-name="Visited_20_Internet_20_Link">
https://www.voachinese.com/a/hottest-week-on-record-intensifies-climate-change-concerns-20230711/7177113.html</text:a>
</text:p>
      <!--NEWS-->
      <text:h text:style-name="P10" text:outline-level="1">
<text:span text:style-name="T4">
韩国：朝鲜发射一枚弹道导弹</text:span>
</text:h>
      <text:p text:style-name="P4">
Author: 联合早报 (Person)</text:p>
      <text:p text:style-name="P4">
Publisher: 联合早报 (Organization)</text:p>
      <text:p text:style-name="P4">
Published Time: 2023-07-12T09:58</text:p>
      <text:p text:style-name="P4">
Modified Time: 2023-07-12T16:17</text:p>
      <text:p text:style-name="P4">
Description: 韩国军方星期三（7月12日）称，朝鲜当天向韩半岛东部海域发射一枚疑似远程弹道导弹。据韩联社报道，韩国联合参谋本部说，朝鲜当天早上约10时从平壤一带发射该导弹。军方正在综合分析导弹的...</text:p>
      <text:p text:style-name="P4">
Videos: []</text:p>
      <text:p text:style-name="P4">
Audios: []</text:p>
      <text:p text:style-name="P4">
Images: []</text:p>
      <text:p text:style-name="P4">
Type: NewsArticle</text:p>
      <text:p text:style-name="P4">
Breadcrumbs: ['即时', '国际']</text:p>
      <text:p text:style-name="P4">
Keywords: ['朝鲜', '弹道导弹', '日本', '韩国']</text:p>
      <!--METADATA-->
      <text:p text:style-name="P4">
韩国军方星期三（7月12日）称，朝鲜当天向韩半岛东部海域发射一枚疑似远程弹道导弹。</text:p>
      <text:p text:style-name="P4">
据韩联社报道，韩国联合参谋本部说，朝鲜当天早上约10时从平壤一带发射该导弹。军方正在综合分析导弹的型号、飞行距离等具体参数。</text:p>
      <text:p text:style-name="P4">
这是继6月15日以来，朝鲜时隔27天再次发射弹道导弹，也是朝方今年第12次发射导弹。</text:p>
      <text:p text:style-name="P4">
日本防长滨田靖一说，该枚导弹预计将于当地时间早上11时13分，落在日本专属经济海域之外，当局将进一步确认它是否为洲际弹道导弹。</text:p>
      <text:p text:style-name="P4">
日本一名国防官员指，这枚导弹共飞行了74分钟，最高高度超过6000公里，射程为1000公里。这是平壤首次发射飞行时间最长的导弹试验。</text:p>
      <text:p text:style-name="P4">
日本内阁官房长官松野博一同日在例行新闻发布会上，重申了日本防卫省的说法，指朝鲜已掌握了用核弹道导弹打击日本的技术。</text:p>
      <text:p text:style-name="P4">
朝鲜领导人金正恩的胞妹、劳动党中央委副部长金与正7月10日和11日连续两天发表讲话，就美国侦察机近来在半岛周边的军事侦察活动警告美国，并扬言若美方一意孤行，朝鲜将采取军事行动予以反制。</text:p>
      <text:p text:style-name="P4">
韩军方说，美军空中侦察属于例行侦察活动。美国国防部副发言人辛格也说，美军完全遵守国际法规范。</text:p>
      <text:p text:style-name="P4">
Source: <text:a xlink:type="simple" xlink:href="https://www.zaobao.com.sg/realtime/world/story20230712-1412992" text:style-name="Internet_20_link" text:visited-style-name="Visited_20_Internet_20_Link">
https://www.zaobao.com.sg/realtime/world/story20230712-1412992</text:a>
</text:p>
      <!--NEWS-->
      <text:h text:style-name="P10" text:outline-level="1">
<text:span text:style-name="T4">
南韩首对双胞胎大猫熊诞生 影片破67万观看</text:span>
</text:h>
      <text:p text:style-name="P4">
Publisher: 法新社</text:p>
      <text:p text:style-name="P4">
Published Time: 2023-07-12T10:02:08+00:00</text:p>
      <text:p text:style-name="P4">
Modified Time: 2023-07-12T09:50:02+00:00</text:p>
      <text:p text:style-name="P4">
Description: （法新社首尔12日电） 南韩一间动物园宣布全国首对双胞胎大猫熊宝宝诞生，引发网上热烈关注，在官方频道发布的大猫熊「爱宝」产子影片，观看次数已经突破67万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7-12T10-02-08-00-00/000000.png" xlink:type="simple" xlink:show="embed" xlink:actuate="onLoad" draw:mime-type="image/png"/>
</draw:frame>
</text:p>
      <text:p text:style-name="P4">
这对双胞胎大猫熊姊妹花7日诞生于首尔市附近的爱宝乐园（Everland），园方11日于YouTube官方频道公布产子影片。</text:p>
      <text:p text:style-name="P4">
影片中的妈妈「爱宝」正在分娩，她在笼子中四处打滚，饲养员不断温声鼓励、安慰，最终顺利生下两只大猫熊宝宝。</text:p>
      <text:p text:style-name="P4">
园方说，双胞胎大猫熊宝宝中，姊姊体重180公克，妹妹重140公克。</text:p>
      <text:p text:style-name="P4">
园方代表在声明中表示：「大猫熊妈妈与宝宝们都很健康。」他也提到，「爱宝」运用照顾「福宝」的经验，将宝宝们照顾得很好。</text:p>
      <text:p text:style-name="P4">
「福宝」出生于2020年7月，是双胞胎的姊姊，也是南韩第一只透过自然繁育诞生的大猫熊。</text:p>
      <text:p text:style-name="P4">
目前这支大猫熊出生的YouTube影片已获得超过67万观看数，观众对于大猫熊宝宝们的到来反应热烈。</text:p>
      <text:p text:style-name="P4">
Source: <text:a xlink:type="simple" xlink:href="https://www.rfi.fr/cn/%E5%9B%BD%E9%99%85%E6%8A%A5%E9%81%93/20230712-%E5%8D%97%E9%9F%A9%E9%A6%96%E5%AF%B9%E5%8F%8C%E8%83%9E%E8%83%8E%E5%A4%A7%E7%8C%AB%E7%86%8A%E8%AF%9E%E7%94%9F-%E5%BD%B1%E7%89%87%E7%A0%B467%E4%B8%87%E8%A7%82%E7%9C%8B" text:style-name="Internet_20_link" text:visited-style-name="Visited_20_Internet_20_Link">
https://www.rfi.fr/cn/%E5%9B%BD%E9%99%85%E6%8A%A5%E9%81%93/20230712-%E5%8D%97%E9%9F%A9%E9%A6%96%E5%AF%B9%E5%8F%8C%E8%83%9E%E8%83%8E%E5%A4%A7%E7%8C%AB%E7%86%8A%E8%AF%9E%E7%94%9F-%E5%BD%B1%E7%89%87%E7%A0%B467%E4%B8%87%E8%A7%82%E7%9C%8B</text:a>
</text:p>
      <!--NEWS-->
      <text:h text:style-name="P10" text:outline-level="1">
<text:span text:style-name="T4">
中国跟索罗门签署警务合作 纽澳促公开协议细节</text:span>
</text:h>
      <text:p text:style-name="P4">
Publisher: 法新社</text:p>
      <text:p text:style-name="P4">
Published Time: 2023-07-12T10:02:09+00:00</text:p>
      <text:p text:style-name="P4">
Modified Time: 2023-07-12T09:35:01+00:00</text:p>
      <text:p text:style-name="P4">
Description: （法新社雪梨12日电） 澳洲和纽西兰敦促中国公布与索罗门群岛新签订的警务合作协议细节，并指出北京当局此举恐推升南太平洋地区的紧张局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7-12T10-02-09-00-00/000000.png" xlink:type="simple" xlink:show="embed" xlink:actuate="onLoad" draw:mime-type="image/png"/>
</draw:frame>
</text:p>
      <text:p text:style-name="P4">
索罗门群岛总理苏嘉瓦瑞（ManassehSogavare）本周访问北京期间，先后签署9项协议，其中包括一项允许中国在索罗门群岛派驻警察直到2025年的协议。</text:p>
      <text:p text:style-name="P4">
自索罗门群岛2019年与台湾断交以来，中国在索罗门投注极大关注，允诺提供大量支援并为一系列关键基础设施计画提供金援。</text:p>
      <text:p text:style-name="P4">
澳洲外交部长黄英贤（Penny Wong）昨天表示，外界担心索罗门群岛和中国间的警务合作协议恐「引发更多区域竞争」。</text:p>
      <text:p text:style-name="P4">
黄英贤的发言人在声明中表示：「索罗门群岛与中国应立即公布该协议，向澳洲和该地区公开其意图，使太平洋大家庭能够共同思考这项协议对我们共同安全的影响。」</text:p>
      <text:p text:style-name="P4">
纽西兰外交部也对此事表达不安。</text:p>
      <text:p text:style-name="P4">
一名发言人今天表示：「我们希望该协议内容对外公开，以便了解对太平洋地区的安全影响。」</text:p>
      <text:p text:style-name="P4">
索罗门群岛是太平洋地区最贫穷的国家之一，在中国、澳洲和美国竞相争夺地区影响力之际，索罗门群岛正处于一场不断升级的拉锯战中心。</text:p>
      <text:p text:style-name="P4">
Source: <text:a xlink:type="simple" xlink:href="https://www.rfi.fr/cn/%E5%9B%BD%E9%99%85%E6%8A%A5%E9%81%93/20230712-%E4%B8%AD%E5%9B%BD%E8%B7%9F%E7%B4%A2%E7%BD%97%E9%97%A8%E7%AD%BE%E7%BD%B2%E8%AD%A6%E5%8A%A1%E5%90%88%E4%BD%9C-%E7%BA%BD%E6%BE%B3%E4%BF%83%E5%85%AC%E5%BC%80%E5%8D%8F%E8%AE%AE%E7%BB%86%E8%8A%82" text:style-name="Internet_20_link" text:visited-style-name="Visited_20_Internet_20_Link">
https://www.rfi.fr/cn/%E5%9B%BD%E9%99%85%E6%8A%A5%E9%81%93/20230712-%E4%B8%AD%E5%9B%BD%E8%B7%9F%E7%B4%A2%E7%BD%97%E9%97%A8%E7%AD%BE%E7%BD%B2%E8%AD%A6%E5%8A%A1%E5%90%88%E4%BD%9C-%E7%BA%BD%E6%BE%B3%E4%BF%83%E5%85%AC%E5%BC%80%E5%8D%8F%E8%AE%AE%E7%BB%86%E8%8A%82</text:a>
</text:p>
      <!--NEWS-->
      <text:h text:style-name="P10" text:outline-level="1">
<text:span text:style-name="T4">
曾流亡半生 写下传世之作：作家米兰·昆德拉去世</text:span>
</text:h>
      <text:p text:style-name="P4">
Author: None (Language: zh)</text:p>
      <text:p text:style-name="P4">
Publisher: None</text:p>
      <text:p text:style-name="P4">
Time: 2023-07-12T10:03:00Z</text:p>
      <text:p text:style-name="P4">
Description: 以布拉格之春为背景，米拉·昆德拉教会我们承受“生命中不能承受之轻”。他在上世纪70年代移居法国，流亡半生，生活于两个世界、两种语言中，向世人奉献了伟大的作品。2019年，90岁高龄的昆德拉重获捷克国籍。</text:p>
      <text:p text:style-name="P4">
Videos: []</text:p>
      <text:p text:style-name="P4">
Images: []</text:p>
      <text:p text:style-name="P4">
Subject: 文化经纬</text:p>
      <text:p text:style-name="P4">
Subjects: []</text:p>
      <text:p text:style-name="P4">
Keywords: ['捷克', '法国', '法国沙尔利周刊枪击案']</text:p>
      <text:p text:style-name="P4">
ID: 66199573</text:p>
      <!--METADATA-->
      <text:p text:style-name="P4">
<text:a xlink:type="simple" xlink:href="https://www.dw.com/zh/overlay/image/article/66199573/66199494" text:style-name="Internet_20_link" text:visited-style-name="Visited_20_Internet_20_Link">
 </text:a>
</text:p>
      <text:p text:style-name="P4">
著名作家昆德拉于2023年7月11日因病去世，享年94岁。图为昆德拉1973年的照片</text:p>
      <text:p text:style-name="P4">
（德国之声中文网）据捷克公共电视台周三（7月12日）报道，著名作家米兰·昆德拉（MilanKundera）去世，享年94岁。据法新社报道，米兰·昆德拉故乡图书馆发言人也于当天表示，“很不幸，我可以确认米兰·昆德拉先生因病于昨天（7月11日）去世。”</text:p>
      <text:p text:style-name="P4">
昆德拉的作品描写人、他们的思想、感情及愿望。他最擅长的则是人际关系小说。其中最著名的是《生命中的不能承受之轻》，描写布拉格之春背景下的一个三角恋爱故事。1984年，这一长篇小说问世，使昆德拉迅速享誉全球。</text:p>
      <text:p text:style-name="P4">
在数十年里，昆德拉生活在法国。上世纪70年代末，当时的捷克斯洛伐克政府注销了他的国籍，让该国这位著名作家成为流亡者。昆德拉后来加入了法国国籍。不过在2019年年底，<text:a xlink:type="simple" xlink:href="https://www.dw.com/zh/zh/米兰昆德拉流亡半生-重获捷克国籍/a-51528855" text:style-name="Internet_20_link" text:visited-style-name="Visited_20_Internet_20_Link">
 曾经表示“没有返乡梦”的昆德拉又重获捷克国籍。 </text:a>
</text:p>
      <text:h text:style-name="P12" text:outline-level="3">
<text:span text:style-name="T4">
社会主义烙印</text:span>
</text:h>
      <text:p text:style-name="P4">
米兰·昆德拉不仅深受捷克文化的影响，在社会主义国家当作家的经历也给他打上深深的烙印。1948年，高中最后一年的他满怀激情地加入了共产党，两年后就因“敌对思想和个人主义倾向”被开除党籍。这一事件的后果是，昆德拉不得不中断刚刚开始的大学课程--他原本先是学音乐和文学，后来转到电影学院学习导演和编剧。</text:p>
      <text:p text:style-name="P4">
1953年，昆德拉发表处女作《人：一座广阔花园》。在这部诗集里，他对共产主义意识形态、社会现实主义进行了思考。后来，他又重新加入共产党，之后又再被开除，如此反复多次。</text:p>
      <text:p text:style-name="P4">
共产党对其“个人主义倾向”的指责最晚在60年代已经成为焦点。他创作了一些讽刺短篇，70年代汇成短篇小说集《好笑的爱》。大部分的悲剧故事都在爱情与政治、严肃与幽默、轻松与惆怅的昆德拉独特的风格中交织展开。</text:p>
      <text:p text:style-name="P4">
</text:p>
      <text:p text:style-name="P4">
1973年，米兰·昆德拉与妻子在布拉格</text:p>
      <text:h text:style-name="P12" text:outline-level="3">
<text:span text:style-name="T4">
开除党籍、流亡法国</text:span>
</text:h>
      <text:p text:style-name="P4">
1968年的“布拉格之春”被残酷镇压后，昆德拉成为不受欢迎的人物。作为改革派共产主义的拥护者，昆德拉1969年被开除作协，1970年被开除党籍。他在电影学院的教职也被剥夺，创作的话剧被取消演出，作品被下架及禁止出版。</text:p>
      <text:p text:style-name="P4">
但昆德拉却不惧审查，继续写作。在《生活在别处》（1973年）和《告别圆舞曲》（1976年）中，他对自己屡次加入共产党的经历进行了清算。他知道自己不可能在捷克斯洛伐克再出版作品了。两本书都在法国出版。1975年，他在法国雷恩得到一个教书的职位，之后又在巴黎找到避难之所。</text:p>
      <text:p text:style-name="P4">
流亡期间，昆德拉继续文学创作，继续以捷克斯洛伐克为背景。由于已被驱逐出境，在出版《笑忘录》之后，捷克斯洛伐克的领导层1978年只能剥夺他的国籍。1984年，昆德拉的《生命中不能承受之轻》出版，畅销全球，昆德拉也因此举世闻名。该书后来被改编成电影，大获成功，主演是朱丽叶·比诺什（JulietteBinoche)和丹尼尔·戴-刘易斯（Daniel Day-Lewis）。</text:p>
      <text:p text:style-name="P4">
</text:p>
      <text:p text:style-name="P4">
昆德拉的《生命中不能承受之轻》举世闻名，该书后来被改编成电影（图），大获成功</text:p>
      <text:h text:style-name="P12" text:outline-level="3">
<text:span text:style-name="T4">
哲学语境下的文学思考</text:span>
</text:h>
      <text:p text:style-name="P4">
昆德拉之后的作品《不朽》、《慢》、《身份》和《无知》虽然也受到重视，但不及早期作品成功。《慢》等作品以法语写成。一些文学评论家认为这些小说太哲学化和散文化，另一些则认为昆德拉是具有开创性的道德典范，是西欧文明的批判家，后现代主义者。</text:p>
      <text:p text:style-name="P4">
<text:a xlink:type="simple" xlink:href="https://www.dw.com/zh/zh/捷克著名作家竟是告密者险陷同学于死亡/a-3707826" text:style-name="Internet_20_link" text:visited-style-name="Visited_20_Internet_20_Link">
 2008年，昆德拉被指曾在50年代出卖了一名反对派，</text:a>
导致他多年被关在劳改营里。据称捷克秘密警察的记录里有相关口供。但是，口供真的出自昆德拉吗？还是有人冒充昆德拉？昆德拉当时对此表示一无所知，而且文件上确实没有他的签名。</text:p>
      <text:p text:style-name="P4">
2014年，在沉寂10年之后，昆德拉的小说《庆祝无意义》出版。该书以幽默而悲怆的昆德拉的笔调刻画了4位男士漫游巴黎并讲述自己的个人坎坷。这本期待已久的小说在欧洲非常畅销，但批评家褒贬不一。有人认为这是一部杰作，另一些却认为它陈腐局促。这是他最后的一部作品。</text:p>
      <text:p text:style-name="P4">
2023年7月11日，昆德拉去世，享年94岁。</text:p>
      <text:p text:style-name="P4">
Source: <text:a xlink:type="simple" xlink:href="https://www.dw.com/zh/曾流亡半生-写下传世之作：作家米兰·昆德拉去世/a-66199573" text:style-name="Internet_20_link" text:visited-style-name="Visited_20_Internet_20_Link">
https://www.dw.com/zh/曾流亡半生-写下传世之作：作家米兰·昆德拉去世/a-66199573?maca=chi-rss-chi-all-1127-rdf</text:a>
</text:p>
      <!--NEWS-->
      <text:h text:style-name="P10" text:outline-level="1">
<text:span text:style-name="T4">
俄罗斯是如何攫取乌克兰梅利托波尔数百家企业所有权的？ (Free Version)</text:span>
</text:h>
      <text:p text:style-name="P4">
Author: Alistair MacDonald / Oksana Pyrozhok</text:p>
      <text:p text:style-name="P4">
Publisher: 华尔街日报中文网</text:p>
      <text:p text:style-name="P4">
Published Time: 2023-07-12T10:05:00.000Z</text:p>
      <text:p text:style-name="P4">
Modified Time: 2023-07-12T10:05:00.000Z</text:p>
      <text:p text:style-name="P4">
Created Time: 2023-07-12T05:22:00.000Z</text:p>
      <text:p text:style-name="P4">
Description: 在俄罗斯军队控制梅利托波尔后不久，一些戴着巴拉克拉瓦羊毛头罩的人来到这座城市的许多公司，他们殴打了保安并宣布这些公司已归新东家所有。现在这些公司的部分原所有者正在展开反击。</text:p>
      <text:p text:style-name="P4">
Images: []</text:p>
      <text:p text:style-name="P4">
Categories: ['国际']</text:p>
      <text:p text:style-name="P4">
Keywords: SYND</text:p>
      <text:p text:style-name="P4">
Type: Article</text:p>
      <!--METADATA-->
      <text:p text:style-name="P4">
在被俄罗斯占领的乌克兰地区，企业并购交易从蒙面枪手的造访开始。</text:p>
      <text:p text:style-name="P4">
Source: <text:a xlink:type="simple" xlink:href="https://cn.wsj.com/articles/%E4%BF%84%E7%BD%97%E6%96%AF%E6%98%AF%E5%A6%82%E4%BD%95%E6%94%AB%E5%8F%96%E4%B9%8C%E5%85%8B%E5%85%B0%E6%A2%85%E5%88%A9%E6%89%98%E6%B3%A2%E5%B0%94%E6%95%B0%E7%99%BE%E5%AE%B6%E4%BC%81%E4%B8%9A%E6%89%80%E6%9C%89%E6%9D%83%E7%9A%84-50f8339f" text:style-name="Internet_20_link" text:visited-style-name="Visited_20_Internet_20_Link">
https://cn.wsj.com/articles/%E4%BF%84%E7%BD%97%E6%96%AF%E6%98%AF%E5%A6%82%E4%BD%95%E6%94%AB%E5%8F%96%E4%B9%8C%E5%85%8B%E5%85%B0%E6%A2%85%E5%88%A9%E6%89%98%E6%B3%A2%E5%B0%94%E6%95%B0%E7%99%BE%E5%AE%B6%E4%BC%81%E4%B8%9A%E6%89%80%E6%9C%89%E6%9D%83%E7%9A%84-50f8339f</text:a>
</text:p>
      <!--NEWS-->
      <text:h text:style-name="P10" text:outline-level="1">
<text:span text:style-name="T4">
德国政府的“中国战略”即将出炉</text:span>
</text:h>
      <text:p text:style-name="P4">
Author: None (Language: zh)</text:p>
      <text:p text:style-name="P4">
Publisher: None</text:p>
      <text:p text:style-name="P4">
Time: 2023-07-12T10:07:00Z</text:p>
      <text:p text:style-name="P4">
Description: 由德国外交部牵头起草的中国战略草案第一稿去年曝光以来，一直处在重新评估和修改的状态，对外界高度保密。直到这份原则性文件正式出炉前，人们对它知之甚少。</text:p>
      <text:p text:style-name="P4">
Videos: []</text:p>
      <text:p text:style-name="P4">
Images: []</text:p>
      <text:p text:style-name="P4">
Subject: 时政风云</text:p>
      <text:p text:style-name="P4">
Subjects: ['中国战略', '外交部', '总理府', '对华关系']</text:p>
      <text:p text:style-name="P4">
Keywords: ['意见反馈']</text:p>
      <text:p text:style-name="P4">
ID: 66199476</text:p>
      <!--METADATA-->
      <text:p text:style-name="P4">
<text:a xlink:type="simple" xlink:href="https://www.dw.com/zh/overlay/image/article/66199476/65561361" text:style-name="Internet_20_link" text:visited-style-name="Visited_20_Internet_20_Link">
 </text:a>
</text:p>
      <text:p text:style-name="P4">
到访的德国外长贝尔博克与中国外长秦刚在记者会上</text:p>
      <text:p text:style-name="P4">
（德国之声中文网）德国政府的中国战略呼之欲出。 <text:a xlink:type="simple" xlink:href="https://www.handelsblatt.com/politik/deutschland/bundesregierung-china-strategie-kurz-vor-verabschiedung/29251514.html" text:style-name="Internet_20_link" text:visited-style-name="Visited_20_Internet_20_Link">
 据《商报》周三（7月12日）报道</text:a>
，本应该当日在内阁会议上敲定的这份文件由于北约峰会而推迟到周四。</text:p>
      <text:p text:style-name="P4">
《商报》称，周二还在进行相关的谈判和讨论。据对该事宜知情的人士透露，各方就争议焦点达成了妥协，这些争议包括：如何制定广泛的透明规则以及怎样对拥有大规模中国业务的德企进行压力测试。</text:p>
      <text:p text:style-name="P4">
德国联邦政府内部人士告知，文件就最后的细节已达成共识，但主导这份文件的德国外交部对媒体的询问没有给予答复。</text:p>
      <text:p text:style-name="P4">
如果这份讨论多时的文件周四讨论完毕并正式宣布出炉，它将是联邦德国历史上第一份作为文件出台的中国战略。该战略的宗旨是，在中国对内加强压迫、对外越加咄咄逼人的背景下，德国有必要整合对华政策，做到步调一致。</text:p>
      <text:p text:style-name="P4">
《商报》写道，迄今的问题是，各部委、甚至一些司局单位都同北京保持着某种关系，各联邦州、市县在此的做法也不尽相同。这一现象导致的后果是：各个领域、不同的层面在与中国打交道时表现不一致，而中国由于其威权统治，对外表现出更为统一的行动。</text:p>
      <text:p text:style-name="P4">
目前，外界对这份屡经修改的中国战略尚知之甚少。去年第一份战略草案泄露到媒体后，柏林政府提高了警觉，对后来的讨论和谈判进行高级别保密，以防内容有所走漏。</text:p>
      <text:h text:style-name="P12" text:outline-level="3">
<text:span text:style-name="T4">
德中政府磋商在即 如何重新定位对华关系</text:span>
</text:h>
      <text:h text:style-name="P12" text:outline-level="3">
<text:span text:style-name="T4">
<text:span text:style-name="T4">
草案第一稿有哪些内容？</text:span>
</text:span>
</text:h>
      <text:p text:style-name="P4">
2022年11月， <text:a xlink:type="simple" xlink:href="https://www.dw.com/zh/zh/机密文件曝光揭示德国未来对华战略/a-63784934" text:style-name="Internet_20_link" text:visited-style-name="Visited_20_Internet_20_Link">
 《明镜周刊》称由德国外交部牵头起草的中国战略草案，</text:a>
已转发给了多个与外交和安全政策有关的部门。当时的草案包含59页，内容涵盖加大人权问题的关注和制裁力度、德国出口的军民两用产品不能用于侵犯人权和内部镇压、德国和欧盟不应该依赖"不认同我们价值观的第三国的技术进步"。</text:p>
      <text:p text:style-name="P4">
草案对中俄关系提出严厉指责，认为中国没有可信地捍卫乌克兰的主权和领土完整，"我们观察到中国支持反西方国家的俄罗斯言论。"在针对乌克兰的战争中，中国"实际上站在了俄罗斯一边"。</text:p>
      <text:p text:style-name="P4">
在提到台湾的部分，战略草案写道，如果台湾参加国际组织，并不违背"一个中国"政策。此外，德国支持欧洲议会的要求，迅速开始对与台湾达成双边投资协议进行评估。德国外交部认为，"这样的协议与欧盟的'一个中国'政策是一致的。"</text:p>
      <text:p text:style-name="P4">
传到媒体的中国战略首份草案还建议，未来，德国外交部将与欧盟同步，将中国定义为合作伙伴、竞争者和制度性对手，且"后两方面的分量越来越重"。当时这份草案在总理府认可之前已在媒体和一些相关机构转发。</text:p>
      <text:p text:style-name="P4">
(综合报道)</text:p>
      <text:p text:style-name="P4">
Source: <text:a xlink:type="simple" xlink:href="https://www.dw.com/zh/德国政府的-中国战略-即将出炉/a-66199476" text:style-name="Internet_20_link" text:visited-style-name="Visited_20_Internet_20_Link">
https://www.dw.com/zh/德国政府的-中国战略-即将出炉/a-66199476?maca=chi-rss-chi-all-1127-rdf</text:a>
</text:p>
      <!--NEWS-->
      <text:h text:style-name="P10" text:outline-level="1">
<text:span text:style-name="T4">
北约公报关注中国野心和胁迫　中方回应罔顾事实</text:span>
</text:h>
      <text:p text:style-name="P4">
Author: None</text:p>
      <text:p text:style-name="P4">
Publisher: Radio Free Asia (Organization)</text:p>
      <text:p text:style-name="P4">
Published Time: 2023-07-12T10:18:00-04:00</text:p>
      <text:p text:style-name="P4">
Modified Time: 2023-07-12T13:00:09-04:00</text:p>
      <text:p text:style-name="P4">
Description: None</text:p>
      <text:p text:style-name="P4">
Videos: []</text:p>
      <text:p text:style-name="P4">
Audios: ["<text:a xlink:type="simple" xlink:href="https://www.rfa.org/mandarin/yataibaodao/junshiwaijiao/hcm-071220230956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288165in" draw:z-index="0">
<draw:image xlink:href="../Images/rfamandarin/2023-07-12T10-18-00-04-00/000000.png" xlink:type="simple" xlink:show="embed" xlink:actuate="onLoad" draw:mime-type="image/png"/>
</draw:frame>
 北约峰会在立陶宛首都维尔纽斯举行 <text:a xlink:type="simple" xlink:href="https://www.rfa.org/mandarin/yataibaodao/junshiwaijiao/hcm-07122023095645.html/@@images/image" text:style-name="Internet_20_link" text:visited-style-name="Visited_20_Internet_20_Link">
</text:a>
美联社图片  <text:a xlink:type="simple" xlink:href="https://www.rfa.org/mandarin/yataibaodao/junshiwaijiao/hcm-07122023095645.html/@@stream" text:style-name="Internet_20_link" text:visited-style-name="Visited_20_Internet_20_Link">
Audio-1-Link：https://www.rfa.org/mandarin/yataibaodao/junshiwaijiao/hcm-07122023095645.html/@@stream</text:a>
</text:p>
      <text:p text:style-name="P4">
北大西洋公约组织 (NATO)7月11日发表一份措辞强硬的公报表示，中国以其"野心和胁迫政策"挑战北约的利益、安全和价值观。这份公报也对中国的核打击能力表示关切。中方则回应称，北约峰会公报涉华内容罔顾基本事实，刻意抹黑中国。</text:p>
      <text:p text:style-name="P4">
<text:a xlink:type="simple" xlink:href="https://www.rfa.org/mandarin/Xinwen/11-07102023164708.html" text:style-name="Internet_20_link" text:visited-style-name="Visited_20_Internet_20_Link">
 </text:a>
 <text:span text:style-name="T4">
<text:a xlink:type="simple" xlink:href="https://www.rfa.org/mandarin/yataibaodao/junshiwaijiao/tj-07112023114740.html" text:style-name="Internet_20_link" text:visited-style-name="Visited_20_Internet_20_Link">
 北约峰会在即 陆克文：中国南海声索危害国际秩序 </text:a>
 </text:span>
  * <text:a xlink:type="simple" xlink:href="https://www.rfa.org/mandarin/Xinwen/11-07102023164708.html" text:style-name="Internet_20_link" text:visited-style-name="Visited_20_Internet_20_Link">
 <text:span text:style-name="T4">
北约秘书长对中国胁迫性行为发出警告</text:span>
 </text:a>
</text:p>
      <text:p text:style-name="P4">
北约峰会在立陶宛首都维尔纽斯举行，当地时间11日傍晚，北约发布了这份峰会公报。</text:p>
      <text:p text:style-name="P4">
公报关注中国使用广泛的政治、经济和军事工具来增加其全球影响力和投射力量，同时对其战略、意图和军事集结保持不透明。公报批评，中国利用恶意混合行动和网络行动以及对抗性言论和虚假信息，损害北约的安全。</text:p>
      <text:p text:style-name="P4">
公报指，中国试图控制关键科技和产业、关键基础设施、战略物资和供应链,利用其经济杠杆建立战略依赖关系并增强其影响力。中国还试图在太空、网络和海洋领域颠覆基于规则的国际秩序。</text:p>
      <text:p text:style-name="P4">
<text:span text:style-name="T4">
北约关注中俄战略伙伴关系与核打击能力</text:span>
</text:p>
      <text:p text:style-name="P4">
北约还针对中俄之间不断深化的战略伙伴关系，呼吁中国发挥联合国安理会常任理事国的作用，“谴责俄罗斯对乌克兰的侵略战争，不要向俄罗斯提供任何致命援助”。</text:p>
      <text:p text:style-name="P4">
公报还说，“中国正在迅速扩大其核武库并使其多样化，增加弹头数量和尖端的运载系统，以建立三位一体核打击能力。”北约表示，反对中国打着民用项目为幌子，实为军事项目生产或支持生产钚的企图，这有损于《不扩散核武器条约》的目标。北约还敦促中国参与降低战略风险的讨论，并提高其核武器政策、计划和能力的透明度。</text:p>
      <text:p text:style-name="P4">
中国驻欧盟使团以问答方式回应北约的公报表示，北约在公报中反复宣称自己是“核联盟”，只会进一步加剧地区紧张，中方对此深表关切。</text:p>
      <text:p text:style-name="P4">
北约秘书长斯托尔滕贝格(JensStoltenberg)在峰会上对记者表示，“虽然中国不是北约的“敌手”(adversary)，但中国正通过其‘胁迫行为’挑战基于规则的国际秩序。”他还说道：“中国拒绝谴责俄罗斯对乌克兰的战争，威胁台湾，并进行大规模军事建设”。</text:p>
      <text:p text:style-name="P4">
2023年7月11日，北约秘书长斯托尔滕贝格出席峰会新闻发布会。（路透社）  <text:a xlink:type="simple" xlink:href="https://www.rfa.org/mandarin/yataibaodao/junshiwaijiao/hcm-07122023095645.html/2023-07-11t155910z_1691286940_rc2312a2vlpl_rtrmadp_3_nato-summit-stoltenberg-ukraine.jpg" text:style-name="Internet_20_link" text:visited-style-name="Visited_20_Internet_20_Link">
</text:a>
</text:p>
      <text:p text:style-name="P4">
台湾政治大学国际关系研究中心研究员宋国诚接受本台访问时表示，今年北约的公报对中俄威胁表述更加明确，其中特别点出中国核不透明问题，因为中国长期都不参与核裁减会议，还秘密增加核弹头生产，明显违反核裁减条约基本精神。</text:p>
      <text:p text:style-name="P4">
他认为，公报反映出北约对俄罗斯可能进行绝地报复，有更深重的危机感。“从俄乌战争开战以来，普京一直在做‘核讹诈’，现在还有可能进行‘核毁灭’，即便是低当量，都会造成相当程度的毁灭或重大伤害。”宋国诚说，如果中俄两个核子大国毁灭性武器加在一起，北约将承受极大压力。</text:p>
      <text:p text:style-name="P4">
<text:span text:style-name="T4">
美国加强盟邦伙伴关系 力抗中国分化</text:span>
</text:p>
      <text:p text:style-name="P4">
“北约相当程度是延续美国去年的《国防战略报告》，对中国核武（表达）关注。另外也显示，美中竞争过程中，美国避免与中国所谓的一对一对决。”台湾的国防安全研究院国家安全研究所助理研究员钟志东对本台做上述表示。</text:p>
      <text:p text:style-name="P4">
钟志东进一步分析，中国的压力将日益增加。过去中国只要单独面对美国，可借由经济市场等诱因，分化欧洲的德、法等国，甚至延伸到日韩，各个击破制造美国单一霸权的印象。但如今美国拜登政府透过盟邦伙伴，集体与中国竞争，而非美国单打独斗，这也算是拜登政府的成就。对核威胁不再是美国的关注，如今也成为整个北约的关注。</text:p>
      <text:p text:style-name="P4">
<text:span text:style-name="T4">
中方反对北约东进亚太</text:span>
</text:p>
      <text:p text:style-name="P4">
路透社报道，日韩元首都出席北约峰会，此次是日本首相岸田文雄第二次参加峰会，旨在提醒军事联盟关注东亚的风险，而韩国总统尹锡悦则寻求在朝鲜威胁和与中国的紧张局势之中加强国际安全合作。</text:p>
      <text:p text:style-name="P4">
2023年7月12日，日本首相岸田文雄（左二）、韩国总统尹锡悦（右）出席北约峰会。（法新社）  <text:a xlink:type="simple" xlink:href="https://www.rfa.org/mandarin/yataibaodao/junshiwaijiao/hcm-07122023095645.html/000_33nr8nr.jpg" text:style-name="Internet_20_link" text:visited-style-name="Visited_20_Internet_20_Link">
</text:a>
</text:p>
      <text:p text:style-name="P4">
“坚决反对北约‘东进亚太’！”中国驻欧盟使团口气强硬地表示，任何损害中方正当权益的行为都将遭到坚决回击。</text:p>
      <text:p text:style-name="P4">
宋国诚指出，北约今年很明显的质变和转型，不仅认清俄乌战争和中国的威胁在何处，而且还做出预测和预防措施，提出最强烈的警告，也准备因应将来危机的对应政策，北约重振并强大起来。</text:p>
      <text:p text:style-name="P4">
宋国诚：“它现在不再局限于所谓的北约国界，它还认为应该要去参与亚太的防务，这就意味北约本身已经跨越边界，参与到其他区域安全问题。因为它认为区域安全具有连锁性或效果性，北约本身已经不再局限于欧洲本土的防卫工作”。</text:p>
      <text:p text:style-name="P4">
然而，北约仍表达愿意与中国进行建设性接触，以维护北约的安全利益。  但是北约强调正以负责任的方式，共同努力应对中国对欧洲-大西洋安全构成的“系统性挑战”。</text:p>
      <text:p text:style-name="P4">
记者：黄春梅 责编：许书婷 陈美华 申铧 网编：瑞哲</text:p>
      <text:p text:style-name="P4">
Source: <text:a xlink:type="simple" xlink:href="https://www.rfa.org/mandarin/yataibaodao/junshiwaijiao/hcm-07122023095645.html" text:style-name="Internet_20_link" text:visited-style-name="Visited_20_Internet_20_Link">
https://www.rfa.org/mandarin/yataibaodao/junshiwaijiao/hcm-07122023095645.html</text:a>
</text:p>
      <!--NEWS-->
      <text:h text:style-name="P10" text:outline-level="1">
<text:span text:style-name="T4">
关于现在的北约，你应该知道的七个问题</text:span>
</text:h>
      <text:p text:style-name="P4">
Creator: MATTHEW MPOKE BIGG</text:p>
      <text:p text:style-name="P4">
Publisher: https://www.facebook.com/nytimeschinese</text:p>
      <text:p text:style-name="P4">
Published Time: 2023-07-12T10:22:08+08:00</text:p>
      <text:p text:style-name="P4">
Description: 北约本周举行年度峰会，土耳其已同意瑞典入盟，俄乌战争将继续主导会议议程。北约是一个怎样的组织？俄乌战争让北约发生了何种变化？本文总结了七个关键问题。 Bogdan Cristel/EPA, via Shutterstock 罗马尼亚黑海沿岸供北约使用的军事基地。北约领导人在今年6月的马德里峰会上达成新的战略共识，认为俄罗斯是其主要对手。</text:p>
      <text:p text:style-name="P4">
Images: ["<text:a xlink:type="simple" xlink:href="https://static01.nyt.com/images/2022/03/06/world/06ukraine-blog-NATO/merlin_203346444_55ce6731-c770-4e70-b6c4-5ebfe45b1ac5-master1050.jpg" text:style-name="Internet_20_link" text:visited-style-name="Visited_20_Internet_20_Link">
merlin_203346...</text:a>
"]</text:p>
      <text:p text:style-name="P4">
Category: 国际</text:p>
      <text:p text:style-name="P4">
Type: Article</text:p>
      <!--METADATA-->
      <text:p text:style-name="P4">
<draw:frame draw:style-name="fr1" draw:name="Image163" text:anchor-type="as-char" svg:width="6.9236in" svg:height="4.615733in" draw:z-index="0">
<draw:image xlink:href="../Images/cnnytimes/2023-07-12T10-22-08-08-00/merlin_203346444_55ce6731-c770-4e70-b6c4-5ebfe45b1ac5-master1050.jpg" xlink:type="simple" xlink:show="embed" xlink:actuate="onLoad" draw:mime-type="image/jpeg"/>
</draw:frame>
</text:p>
      <text:p text:style-name="P4">
北约国家领导人周二开始在立陶宛首都维尔纽斯举行年度峰会，对俄乌战争的应对将主导会议议程。</text:p>
      <text:p text:style-name="P4">
这场自北约74年前成立以来欧洲规模最大的战争已重新激活了这个组织，使其回到作战同盟这一冷战起源时期的角色。俄乌战争还引发了向乌克兰政府提供军事援助，以及瑞典和乌克兰申请加入北约等棘手问题。</text:p>
      <text:p text:style-name="P4">
其中一个问题已在周一晚得到了解决。北约秘书长斯托尔滕贝格表示，一直不同意瑞典加入北约的土耳其将不再阻止瑞典入盟。</text:p>
      <text:p text:style-name="P4">
“这对我们所有的成员国都有利，”斯托尔滕贝格说。“这对瑞典有利，因为瑞典将成为正式成员国；这对土耳其有利，因为土耳其是北约盟国，将受益于一个更强大的北约。”</text:p>
      <text:p text:style-name="P4">
不过，预计其他问题将成为此次为期两天的峰会的重头戏。美国总统拜登和其他国家的领导人将出席此次峰会。这将是芬兰首次与会。它已放弃了对俄罗斯长期奉行的 <text:a xlink:type="simple" xlink:href="https://www.nytimes.com/2022/02/08/world/europe/ukraine-russia-finlandization.html" text:style-name="Internet_20_link" text:visited-style-name="Visited_20_Internet_20_Link">
中立政策 </text:a>
 ，于今年加入北约，成为该组织的 <text:a xlink:type="simple" xlink:href="https://www.nytimes.com/2023/04/04/world/europe/finland-nato-russia-ukraine.html" text:style-name="Internet_20_link" text:visited-style-name="Visited_20_Internet_20_Link">
 第31个成员国</text:a>
。芬兰的加入是一个引人注目的征兆，表明俄乌战争如何刺激到北约，这对俄罗斯总统普京来说是个不利因素，他曾把北约东扩作为入侵乌克兰的理由之一。</text:p>
      <text:p text:style-name="P4">
下面简短介绍一下该同盟，以及在俄罗斯入侵乌克兰后，它的角色发生了怎样的变化：</text:p>
      <text:p text:style-name="P4">
<text:span text:style-name="T4">
北约是什么组织？</text:span>
</text:p>
      <text:p text:style-name="P4">
北约是第二次世界大战后，美国、加拿大和十个欧洲国家于1949年成立的集体防御同盟。</text:p>
      <text:p text:style-name="P4">
同盟以其依据的 <text:a xlink:type="simple" xlink:href="https://www.nato.int/cps/en/natolive/official_texts_17120.htm" text:style-name="Internet_20_link" text:visited-style-name="Visited_20_Internet_20_Link">
 14条公约</text:a>
命名，所有北约成员国都必须遵守该公约。其中 <text:a xlink:type="simple" xlink:href="https://www.163.com/dy/article/HM949SG80537AG3Q.html" text:style-name="Internet_20_link" text:visited-style-name="Visited_20_Internet_20_Link">
 最著名的是第五条</text:a>
，它宣布，对一个成员国的攻击就是对所有成员国的攻击。</text:p>
      <text:p text:style-name="P4">
北约成立时，苏联正在巩固其在中欧和东欧的主导地位，而且它的实力和野心当时看起来似乎只会呈增势。面对这种情况，第五条公约将西欧置于美国保护之下。</text:p>
      <text:p text:style-name="P4">
广告</text:p>
      <text:p text:style-name="P4">
苏联在20世纪90年代初解体后，北约开始具有更广泛的作用。北约部队由成员国自愿派兵组成，曾于20世纪90年代 <text:a xlink:type="simple" xlink:href="https://www.nytimes.com/1996/11/07/world/a-longer-nato-stay-in-bosnia-uncertain.html" text:style-name="Internet_20_link" text:visited-style-name="Visited_20_Internet_20_Link">
 在波斯尼亚执行维和任务</text:a>
 ，1999年为保护科索沃曾 <text:a xlink:type="simple" xlink:href="https://www.nytimes.com/1999/03/25/world/conflict-balkans-overview-nato-opens-broad-barrage-against-serbs-clinton.html" text:style-name="Internet_20_link" text:visited-style-name="Visited_20_Internet_20_Link">
 轰炸了塞尔维亚</text:a>
 ，北约目前仍在科索沃驻有部队。</text:p>
      <text:p text:style-name="P4">
北约的英语缩写是NATO，法语缩写是OTAN。</text:p>
      <text:p text:style-name="P4">
<text:span text:style-name="T4">
北约有哪些成员国？</text:span>
</text:p>
      <text:p text:style-name="P4">
除美国和加拿大外，1949年加入北约的国家还有比利时、英国、丹麦、法国、冰岛、意大利、卢森堡、荷兰、挪威，以及葡萄牙。</text:p>
      <text:p text:style-name="P4">
后来又有19个欧洲国家加入了北约：阿尔巴尼亚、保加利亚、克罗地亚、捷克共和国、爱沙尼亚、芬兰、德国、希腊、匈牙利、拉脱维亚、立陶宛、黑山、北马其顿、波兰、土耳其、罗马尼亚、斯洛伐克、斯洛文尼亚，以及西班牙。</text:p>
      <text:p text:style-name="P4">
芬兰的加入为北约增添了西欧最强有力的军队之一。与此同时，北约对集体防御的承诺现在已延伸到一个与俄罗斯有着长达1340公里边界的国家。</text:p>
      <text:p text:style-name="P4">
广告</text:p>
      <text:p text:style-name="P4">
斯托尔滕贝格在维尔纽斯宣布了瑞典加入北约的消息。他说，土耳其总统埃尔多安已撤销了对瑞典加入的反对，并将尽快把瑞典的申请提交给土耳其国会进行批准。</text:p>
      <text:p text:style-name="P4">
<text:span text:style-name="T4">
谁是北约领导人？</text:span>
</text:p>
      <text:p text:style-name="P4">
挪威前首相的斯托尔滕贝格自2014年起一直担任北约秘书长，人们曾预计他将于今年9月卸任。但上周他宣布同意 <text:a xlink:type="simple" xlink:href="https://www.nytimes.com/2023/07/04/world/europe/nato-chief-extends-term.html" text:style-name="Internet_20_link" text:visited-style-name="Visited_20_Internet_20_Link">
 将任期延长</text:a>
 至2024年10月。</text:p>
      <text:p text:style-name="P4">
斯托尔滕贝格任期的延长使接替人选这个有争议的问题不必在峰会上讨论，几个可能的人选已在此前的几周里出现。</text:p>
      <text:p text:style-name="P4">
其中包括爱沙尼亚总理卡娅·卡拉斯、丹麦首相梅特·弗雷德里克森、英国国防大臣本·华莱士，以及欧盟委员会主席乌尔苏拉·冯德莱恩。</text:p>
      <text:p text:style-name="P4">
<text:span text:style-name="T4">
俄乌战争让北约发生了怎样的变化？</text:span>
</text:p>
      <text:p text:style-name="P4">
广告</text:p>
      <text:p text:style-name="P4">
****法国总统马克龙曾在2019年称北约已经脑死亡，并表示怀疑美国对该同盟的承诺。但自从2022年2月俄罗斯大举入侵乌克兰以来，北约发现自己重新具有意义。</text:p>
      <text:p text:style-name="P4">
尽管北约没有直接向乌克兰提供军事援助，但北约成员国已向乌克兰提供了价值数百亿美元的装备，从总量上看，美国是最大的捐助国。北约的所有成员国每月在德国拉姆施泰因开会讨论向乌克兰提供军事援助的问题。北约还<text:a xlink:type="simple" xlink:href="https://www.nato.int/cps/en/natohq/topics_192648.htm" text:style-name="Internet_20_link" text:visited-style-name="Visited_20_Internet_20_Link">
 帮助协调 </text:a>
 乌克兰的人道主义援助要求。</text:p>
      <text:p text:style-name="P4">
他们争论是一个问题是，北约成员国是否应该向乌克兰提供F-16战斗机，乌克兰称那将长远有效地增强其 <text:a xlink:type="simple" xlink:href="https://www.nytimes.com/2023/05/21/world/europe/ukraine-f16-air-force.html" text:style-name="Internet_20_link" text:visited-style-name="Visited_20_Internet_20_Link">
 防空能力</text:a>
。一名北约高级指挥官本月说，虽然有 <text:a xlink:type="simple" xlink:href="https://www.nytimes.com/live/2023/07/04/world/russia-ukraine-news/ukraine-will-not-receive-f-16s-for-its-counteroffensive-a-senior-nato-leader-says" text:style-name="Internet_20_link" text:visited-style-name="Visited_20_Internet_20_Link">
 提供这种战斗机</text:a>
的计划，但不太可能赶上乌克兰目前的反攻时机。</text:p>
      <text:p text:style-name="P4">
俄乌战争还赋予了地处北约东部的成员国新的核心地位，尤其是波罗的海国家和波兰，后者已在北约内部获得了重要的新影响力。波兰总统安杰伊·杜达是在俄罗斯入侵乌克兰后最早访问基辅的外国领导人之一，也是乌克兰最强硬的支持者之一。波兰政府还大力支持乌克兰加入北约。</text:p>
      <text:p text:style-name="P4">
<text:span text:style-name="T4">
土耳其为什么反对瑞典加入北约？</text:span>
</text:p>
      <text:p text:style-name="P4">
瑞典打破了对俄罗斯奉行的中立政策，和芬兰一起在2022年5月向北约提交了入盟申请。但北约成员国土耳其的总统埃尔多安一直不同意让瑞典入盟，称瑞典庇护与库尔德工人党有关联的库尔德流亡者和难民，土耳其将库尔德工人党视为恐怖组织。</text:p>
      <text:p text:style-name="P4">
广告</text:p>
      <text:p text:style-name="P4">
拜登总统上周曾说，他“焦急地期待着”瑞典加入北约，尽管这种可能性当时看起来很小。周一早些时候，埃尔多安说，欧盟应该先为 <text:a xlink:type="simple" xlink:href="https://www.nytimes.com/2023/07/10/world/europe/erdogan-turkey-sweden-nato.html" text:style-name="Internet_20_link" text:visited-style-name="Visited_20_Internet_20_Link">
 土耳其加入欧盟</text:a>
 敞开大门，然后土耳其会同意让瑞典加入北约。</text:p>
      <text:p text:style-name="P4">
斯托尔滕贝格说，作为瑞典加入北约协议的一部分，瑞典将帮助重启土耳其加入欧盟的申请，两国将共同打击恐怖主义，北约将新设立一名“反恐特别协调员”。</text:p>
      <text:p text:style-name="P4">
除了匈牙利，北约的其他成员国都支持瑞典的申请。匈牙利表示正在等待土耳其同意。</text:p>
      <text:p text:style-name="P4">
<text:span text:style-name="T4">
乌克兰加入北约的可能性如何？</text:span>
</text:p>
      <text:p text:style-name="P4">
多年来，加入北约一直是乌克兰外交政策的核心目标，也是乌克兰争取加入欧盟、进入西方国家行列的未来计划的一部分。早在2008年，北约就表示乌克兰最终会成为成员国。俄罗斯的入侵增加了利害关系，乌克兰政府已在去年9月<text:a xlink:type="simple" xlink:href="https://www.nytimes.com/2022/09/30/world/europe/ukraine-nato-zelensky.html" text:style-name="Internet_20_link" text:visited-style-name="Visited_20_Internet_20_Link">
 申请加入北约 </text:a>
 。</text:p>
      <text:p text:style-name="P4">
尽管波兰和其他东欧国家赞成为乌克兰提供入盟路线图，但美国、德国和法国一直阻挡乌克兰加入，因为它们不想迈出可能导致与俄罗斯的战争扩大化的一步。</text:p>
      <text:p text:style-name="P4">
他们说，当前的首要任务应该是向乌克兰提供军事援助，把乌克兰加入北约的问题留到以后解决。拜登总统在CNN周日播出的采访中说，乌克兰尚 <text:a xlink:type="simple" xlink:href="https://www.nytimes.com/2023/07/09/us/politics/biden-ukraine-nato.html" text:style-name="Internet_20_link" text:visited-style-name="Visited_20_Internet_20_Link">
 未做好加入北约的准备</text:a>
，在战争仍在进行时开启申请程序“为时过早”。</text:p>
      <text:p text:style-name="P4">
<text:span text:style-name="T4">
欧洲其他国家呢？</text:span>
</text:p>
      <text:p text:style-name="P4">
包括爱尔兰和奥地利在内的欧洲其他国家已选择不加入北约，通常是因为他们奉行中立政策。</text:p>
      <text:p text:style-name="P4">
另一个与俄罗斯接壤的国家白俄罗斯也不是北约成员国。白俄罗斯总统亚历山大·卢卡申科是普京的亲密盟友，他曾允许俄罗斯把白俄罗斯用作入侵乌克兰的集结地。</text:p>
      <text:p text:style-name="P4">
Source: <text:a xlink:type="simple" xlink:href="https://cn.nytimes.com/world/20230712/what-is-nato/" text:style-name="Internet_20_link" text:visited-style-name="Visited_20_Internet_20_Link">
https://cn.nytimes.com/world/20230712/what-is-nato/</text:a>
</text:p>
      <!--NEWS-->
      <text:h text:style-name="P10" text:outline-level="1">
<text:span text:style-name="T4">
坎特：你不必成为NBA球员就能带来改变，从抵制“中国制造”做起</text:span>
</text:h>
      <text:p text:style-name="P4">
Author: chinese@voanews.com (许湘筠, 郁岗)</text:p>
      <text:p text:style-name="P4">
Publisher: 美国之音中文网 (Type: NewsMediaOrganization)</text:p>
      <text:p text:style-name="P4">
Published Time: 2023-07-12T10:24:23+08:00</text:p>
      <text:p text:style-name="P4">
Modified Time: 2023-07-12 03:45:33Z</text:p>
      <text:p text:style-name="P4">
Description: 美国国会暨行政当局中国委员会(CECC)周二(7月11日)举办听证，聚焦美国企业直接或间接帮助中国政府的侵犯人权行为。前美国NBA球员埃尼斯·坎特·自由(Enes Kanter Freedom)以自身经历作证，他因为批评中国政府失去了热爱的篮球事业。他呼吁消费者抵制中国“血汗工厂”生产的商品。</text:p>
      <text:p text:style-name="P4">
Videos: []</text:p>
      <text:p text:style-name="P4">
Images: []</text:p>
      <text:p text:style-name="P4">
Categories: ['中国', '国会报道', '人权', '法律', '体育', '美中关系', '劳工']</text:p>
      <text:p text:style-name="P4">
Type: None</text:p>
      <!--METADATA-->
      <text:p text:style-name="P4">
NoneNone</text:p>
      <text:p text:style-name="P4">
Source: <text:a xlink:type="simple" xlink:href="https://www.voachinese.com/a/you-dont-have-to-be-an-nba-player-to-bring-change-kanter-says-20230711/7177120.html" text:style-name="Internet_20_link" text:visited-style-name="Visited_20_Internet_20_Link">
https://www.voachinese.com/a/you-dont-have-to-be-an-nba-player-to-bring-change-kanter-says-20230711/7177120.html</text:a>
</text:p>
      <!--NEWS-->
      <text:h text:style-name="P10" text:outline-level="1">
<text:span text:style-name="T4">
当内耗成为必然，到底是谁的问题？专访中国政法大学社会学副教授孟庆延 (Free Version)</text:span>
</text:h>
      <text:p text:style-name="P4">
Authors: ['']</text:p>
      <text:p text:style-name="P4">
Publisher: 英国《金融时报》</text:p>
      <text:p text:style-name="P4">
Time: 2023-07-12T10:30:27+00:00</text:p>
      <text:p text:style-name="P4">
Published Time: 2023-07-11T12:00:99+08:00</text:p>
      <text:p text:style-name="P4">
Modified Time: 2023-07-12T02:52:99+08:00</text:p>
      <text:p text:style-name="P4">
Description: 孟庆延认为，人的观念被解放了，但人在现实社会状态后发现自己没有那么多可能。这不是今天中国社会的问题，而是所有现代性都会遇到的问题。</text:p>
      <text:p text:style-name="P4">
Images: ["<text:a xlink:type="simple" xlink:href="https://thumbor.ftacademy.cn/unsafe/picture/4/000121434_piclink.jpg" text:style-name="Internet_20_link" text:visited-style-name="Visited_20_Internet_20_Link">
000121434_pic...</text:a>
", "<text:a xlink:type="simple" xlink:href="https://thumbor.ftacademy.cn/unsafe/picture/5/000187285_piclink.jpg" text:style-name="Internet_20_link" text:visited-style-name="Visited_20_Internet_20_Link">
000187285_pic...</text:a>
"]</text:p>
      <text:p text:style-name="P4">
Themes: ['中国社会', '关注']</text:p>
      <text:p text:style-name="P4">
Keywords: ['中国社会', '社会学', '现代化', '内卷', '文化', '教育', '高考']</text:p>
      <text:p text:style-name="P4">
Type: Article</text:p>
      <!--METADATA-->
      <text:p text:style-name="P4">
<draw:frame draw:style-name="fr1" draw:name="Image164" text:anchor-type="as-char" svg:width="6.9236in" svg:height="4.617987in" draw:z-index="0">
<draw:image xlink:href="../Images/FT Chinese Free Version/2023-07-12T10-30-27-00-00/00012143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从“内卷”“内耗”到“躺平”“摆烂”，再到“发疯”，占据着互联网话语权的大城市青年人们在一轮又一轮的造词运动中尝试安放自己。这些新词的走红离不开共鸣，也意味着“这并不只是一个人的问题”——几乎所有人都在意义与虚无、功用与价值、理想与现实之间反复摇摆，在“躺平”和“内卷”间反复横跳。何以至此呢？因为这是人类进入现代之后不可避免的一种趋势。中国政法大学社会学副教授孟庆延在新书《谁的问题：现代社会的非标准答案》中如此回应。</text:p>
      <text:p text:style-name="P4">
<draw:frame draw:style-name="fr1" draw:name="Image165" text:anchor-type="as-char" svg:width="6.9236in" svg:height="6.9236in" draw:z-index="0">
<draw:image xlink:href="../Images/FT Chinese Free Version/2023-07-12T10-30-27-00-00/000187285_piclink.jpg" xlink:type="simple" xlink:show="embed" xlink:actuate="onLoad" draw:mime-type="image/jpeg"/>
</draw:frame>
</text:p>
      <text:p text:style-name="P4">
在意识到现代社会的种种问题与无可奈何之后，一个清醒的现代人又要如何面对具体的生活？面对现实的勇气又从何而来？无论是在作品还是在交流过程中，孟庆延都不准备提供关于“怎么办”的标准答案。在他看来，社会学是克服盲目焦虑的学问，“是应对时代的学问。”</text:p>
      <text:p text:style-name="P4">
<text:span text:style-name="T4">
以下是专访全文：</text:span>
</text:p>
      <text:p text:style-name="P4">
<text:span text:style-name="T4">
FT中文网：</text:span>
《谁的问题》这本书脱胎自孟庆延老师在播客“东腔西调”的一系列节目——《社会病理学》。播客每一期的话题都紧跟年轻人关心和焦虑的事、看的剧，网络上火起来的梗，再去层层剖析背后的社会学成因。您去做这一些列社会现象剖析的出发点是什么？社会现象可能是一个只短暂引起讨论的事件，也有可能是一阵持续了一段时间的趋势，您在选择分析对象的时候，是基于什么标准？</text:p>
      <text:p text:style-name="P4">
<text:span text:style-name="T4">
孟庆延：</text:span>
 没有标准。出发点有两个。</text:p>
      <text:p text:style-name="P4">
我在自己的研究领域并没有直接地去处理现实问题，我的很多研究是关于中国近现代社会变革的问题。为什么要去录这个播客呢？我从从2014年工作，做大学老师，到现在已接近十年了，虽然人在老去，但一直和年轻人在一起，使得我没那么容易和社会中的年轻人脱频。在这十年里，我也越来越感受到大家比以前“卷”得更厉害了。年轻人的压力越来越大。因此，我想以一种相对轻松的方式来聊一下社会上所谓的现象和问题都是怎么来的。我愿意把我的观点分享给大家，哪怕它不一定正确。</text:p>
      <text:p text:style-name="P4">
还有一个原因。做学问这件事，在我看来是“自私”的。以前传统的学者说学问是“切己之学”。陈寅恪先生有一句话叫“读书不肯为人忙”。这句话有很多种解释。比如陈先生自己从来不讲别人讲过的东西。我自己的理解是：读书是切己的。不管是人文社科还是自然科学，学问本质上是要和自己的生活有关系的。从这个角度上说，社会学就是一种和我们的日常生活息息相关的学问类型。在定播客的主题（也是书中的篇目）的时候有一条主线是：现代生活对于我们每个人到底意味着什么？处在这样一个现代性的处境里面，我们都会遇到哪些关卡和困惑？这些问题是具有普遍性的，也是跨越年龄段的。不光是今天的00后和90后，包括我这样的80后，或多或少都会面对类似的问题，只不过程度和表现形态不一样。社会学有一个根深蒂固的想法：构成社会学研究议题和讨论问题的，一定不是非常个人化的因素。我们相信很多问题有普遍性。</text:p>
      <text:p text:style-name="P4">
比方说，我看完动漫《中国奇谈》里面的《小妖怪的夏天》后特别喜欢。我认为它描述了“一个配角的自我修养”，它讲出了一个现代人不愿意承认的事实——我们每个人都是配角，没有实质性的差别。现代社会是一个系统。在这个系统里每个人都重要但又不重要，这就是配角。现在网络上常看到很多人会抱怨自己的工作和人生“无意义”，但其实对于社会系统的运转而言至少是有价值的。一到春节，外卖和快递小哥都放假了，社会系统的运转可能就会减速。其他各行各业也一样。缺了任何一个人都不可以。我们在生活里会遇到很多类似的问题，因为我们都处于同一个社会系统里。从这个角度讲，话题不来自于刻意设计，而是社会学的训练产生的我个人对于现代生活的理解。</text:p>
      <text:p text:style-name="P4">
《社会病理学》这个节目不追热点。因为热点永远追不上。在我看来，现代生活没有热点。太阳底下没有新鲜事。现代的社会系统很复杂，但它的运行逻辑是朝着一个固定的方向不断演进的。这个播客和这本书都在试图把这个逻辑弄清楚。</text:p>
      <text:p text:style-name="P4">
另外，把音频节目变成书还有一个原因——人的语言逻辑与文字逻辑是不同的。用科大讯飞之类的软件来把语音转录成文字虽然很方便，但它无法代替转化过程中的思考环节。我在文稿的重新整理和编排补充的过程里，又加入了一些新的思考。</text:p>
      <text:p text:style-name="P4">
除了以上的问题，我觉得还有一个很重要的影响因素，就是学术和大众的距离还是有些遥远的。其实书中谈到每一个主题，比如网络暴力、困在系统里的“打工人”等等，都已经被很多社会学家、经济学家研究过了。这些专业的研究被发在顶刊上，但大部分普通人不会看这些顶刊的。所以我一直强调，《谁的问题》是一本通识写作的书。我们也正在准备录一期这个主题的播客。</text:p>
      <text:p text:style-name="P4">
<text:span text:style-name="T4">
FT中文网：</text:span>
书中把话题归为三个层次——社会、生活、个体，这与大多数社会学入门材料展开思路完全不同，不是一打开就是讲政治、家庭、性别、全球化......您在做这些节目的时候有没有一个预先的整体框架？为什么您会采用“社会、生活、个体”这种结构来回应现代社会中的困境？</text:p>
      <text:p text:style-name="P4">
<text:span text:style-name="T4">
孟庆延：</text:span>
因为这不是一本教材。教材默认是写给学这个专业的学生来学的，这就形成了一个没有言说的预设——所有来修社会学的学生在《社会学概论/原理》这门课上没有选择权，这是一门必修课。而做通识读物，以及在大学里教人文社科通识课面临的新问题是：学生不想听就可以不听。因为这不是必修课。所以我想找到一种“切己”的方式，让大家觉得社会学没有离我特别远。</text:p>
      <text:p text:style-name="P4">
为什么要用“社会-生活-个体”的层次来讲社会学？社会学之所以很模糊，之所以不好解释，不是因为社会学而是因为社会。在人文社科领域里，社会学的研究对象是最暧昧不清的。历史学是研究过去的人和事。政治学研究的是权力的来源、执行和分配。经济学也很好解释——它是以基本的理性人为前提，来看人类的哪些行为符合或不符合成本收益模式。</text:p>
      <text:p text:style-name="P4">
社会是什么？回到sociology进入中国的语境里，最早翻译这个词的人是严复，严复把它称为“群学”，即关于群体的学问。只要有人类就会有群体，群体会有各种各样的组织形态——一个学校，城市，乡村，种族，民族，一种语言习惯，一个国家......人类是群居型动物，这句话可以替换成，人类是社会性动物，因为人类会发明出不同的群体。或大或小的不同群体内部会产生秩序，产生文化、习俗、理念和制度。群体与群体之间会产生竞争，有合作，也有冲突。社会学就是研究一切类型的群体，它的秩序何以可能。因此我把“社会”放在书里作为三个专题中的一个。</text:p>
      <text:p text:style-name="P4">
反过来，社会是看不见的，但它又是真实存在的，是会对具体的人产生影响的。广义上的社会科学自从出现以来，在19世纪以后出现一个倾向，就是总希望去模仿自然科学，把人类社会中的现象看作自然物理现象。社会学最早叫做社会物理学，把社会看作一个有机体。问题是，生物有机体是可以被解剖的，社会有机体没有办法用手术刀解剖，甚至你看不见它，无法清晰描述，因为社会类型太多了。不管怎样，社会或者群体一定是由一个个人组成的。制度和秩序是在人和人的交往中实现的，并反过来作用于人。当我们讨论社会的时候永远不能离开个体。</text:p>
      <text:p text:style-name="P4">
“生活”这个词，到现在我也不知道用得是否准确。我更希望社会学是从生活中的境况出发而不是从概念出发。在大学科班教育里，概念是学生一定要掌握的，但如果我们把社会学当作一个可以对大众有意义的知识系统，回到生活本身是很重要的。</text:p>
      <text:p text:style-name="P4">
当我们去讨论通识问题的时候要避免用老百姓都不懂的词说老百姓都懂的事。我经常说，知识不是力量。知识如果和你的生活、生命没有关系，它什么也不是。对于非社会学专业的人来说，文科黑话的环节省略掉，知识才越有可能和生活发生关联，变成有力量的东西，不是“有用”的东西。</text:p>
      <text:p text:style-name="P4">
<text:span text:style-name="T4">
社会学是应对时代巨变的整体性的学问。</text:span>
什么是时代巨变？社会学诞生自18世纪。当时，人类文明开启了现代化过程——蒸汽机被发明，工业化出现了，民族国家出现了，整个世界开始有了以工业生产和资本运营为核心的生产体系。这一过程又扩展到人类生活的方方面面，让人们感受到自己的生活和中世纪的生活、和封建社会的生活不一样了。于是，人们把它称为“现代生活”。现代生活出现了各种问题，人们不知道怎样面对，因此有了社会学。我所做的工作都是为了回到社会学本来的样子——我们的普遍命运发生了巨大的挑战才有了社会学。<text:span text:style-name="T4">
社会学不是应对社会的学问，是应对时代的学问。</text:span>
</text:p>
      <text:p text:style-name="P4">
<text:span text:style-name="T4">
FT中文网：</text:span>
“抽象的社会、悬浮的生活、空心的个体”，三个形容词听起来都有点苦、有点无奈的意味，封面也写着“用社会学思维对抗精神内耗”。我认为内耗本身自有其价值，但总归不那么让人快活。那么造成现代人这种内耗的根源，在于“现代”的那些特征？“现代性”必然会走向一种苦涩的普遍现实吗？“精神内耗”是不是大多数现代人在当下，尤其是在今天的中国社会里很难避免的心理过程？</text:p>
      <text:p text:style-name="P4">
<text:span text:style-name="T4">
孟庆延：</text:span>
 是的，几乎是一个必然的过程。人类从中世纪和封建社会发展到现在，有两三个最本原性的问题。</text:p>
      <text:p text:style-name="P4">
从文艺复兴到启蒙运动、中国的新文化运动以来，我好朋友、中国政法大学政治学系的李筠老师总说，“大写的人”站起来了，人可以主宰自己的命运。在现代性的第一个要素来临之前，人不太存在“主宰自我命运”的情况，也不太考虑谁在主宰自己？人的命运是由宗教、君主、还有宗族和血缘来主宰的。比如，亚里士多德说“人是城邦的动物”。城邦的一项主要任务是培养人的勇气，而培养勇气是为让人为城邦牺牲。</text:p>
      <text:p text:style-name="P4">
Source: <text:a xlink:type="simple" xlink:href="http://www.ftchinese.com/story/001100223" text:style-name="Internet_20_link" text:visited-style-name="Visited_20_Internet_20_Link">
http://www.ftchinese.com/story/001100223</text:a>
</text:p>
      <!--NEWS-->
      <text:h text:style-name="P10" text:outline-level="1">
<text:span text:style-name="T4">
亚股涨多跌少 市场静待美公布通膨数据</text:span>
</text:h>
      <text:p text:style-name="P4">
Publisher: 法新社</text:p>
      <text:p text:style-name="P4">
Published Time: 2023-07-12T10:32:09+00:00</text:p>
      <text:p text:style-name="P4">
Modified Time: 2023-07-12T10:20:03+00:00</text:p>
      <text:p text:style-name="P4">
Description: （法新社香港12日电） 亚洲股市今天涨多跌少，投资人静待美国今天稍后公布重要的通膨数据。香港股市今天则在市场预期中国将推出最新振兴经济措施而延续之前的涨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7-12T10-32-09-00-00/000000.png" xlink:type="simple" xlink:show="embed" xlink:actuate="onLoad" draw:mime-type="image/png"/>
</draw:frame>
</text:p>
      <text:p text:style-name="P4">
中国当局暗示长期以来打压科技产业的行动已近尾声，同时北京官员也矢言将对陷入困境的地产开发商伸出援手，亚洲股市本周以来普遍走高。</text:p>
      <text:p text:style-name="P4">
澳洲国民银行（National Australia Bank）分析师卡崔尔（RodrigoCatril）说：「整体而言，中国的（经济）数据和消息题材，加上市场反应，凸显在需求不振的情况下，北京当局的挑战。」</text:p>
      <text:p text:style-name="P4">
「要对中国更乐观，市场必须要看到具实质意义的财政支出宣布。」</text:p>
      <text:p text:style-name="P4">
美国今天稍后将公布消费者物价指数，市场预估料进一步减缓。美国明天将公布生产者物价指数。</text:p>
      <text:p text:style-name="P4">
SPI资产管理公司（SPI Asset Managemen）分析师殷尼斯（StephenInnes）表示：「投资人似乎在为核心和整体通膨再降布局。关键问题是数据是否将击败市场预期，引发联准会的注意。」</text:p>
      <text:p text:style-name="P4">
香港股市今天在科技股涨势带动下，再度表现突出。恒生指数收涨1.1%，来到18860.95点。上海综合股价指数收跌0.8%，来到3196.13点。日经225指数收跌0.8%，来到31943.93点。</text:p>
      <text:p text:style-name="P4">
至于其他亚股，雪梨、新加坡、首尔、台北、马尼拉、雅加达股市也都收涨。</text:p>
      <text:p text:style-name="P4">
Source: <text:a xlink:type="simple" xlink:href="https://www.rfi.fr/cn/%E8%B4%A2%E7%BB%8F%E5%BF%AB%E8%AE%AF/20230712-%E4%BA%9A%E8%82%A1%E6%B6%A8%E5%A4%9A%E8%B7%8C%E5%B0%91-%E5%B8%82%E5%9C%BA%E9%9D%99%E5%BE%85%E7%BE%8E%E5%85%AC%E5%B8%83%E9%80%9A%E8%86%A8%E6%95%B0%E6%8D%AE" text:style-name="Internet_20_link" text:visited-style-name="Visited_20_Internet_20_Link">
https://www.rfi.fr/cn/%E8%B4%A2%E7%BB%8F%E5%BF%AB%E8%AE%AF/20230712-%E4%BA%9A%E8%82%A1%E6%B6%A8%E5%A4%9A%E8%B7%8C%E5%B0%91-%E5%B8%82%E5%9C%BA%E9%9D%99%E5%BE%85%E7%BE%8E%E5%85%AC%E5%B8%83%E9%80%9A%E8%86%A8%E6%95%B0%E6%8D%AE</text:a>
</text:p>
      <!--NEWS-->
      <text:h text:style-name="P10" text:outline-level="1">
<text:span text:style-name="T4">
中国"九段线"触碰底线　越南拟举国检举侵权影片</text:span>
</text:h>
      <text:p text:style-name="P4">
Author: None</text:p>
      <text:p text:style-name="P4">
Publisher: Radio Free Asia (Organization)</text:p>
      <text:p text:style-name="P4">
Published Time: 2023-07-12T10:45:00-04:00</text:p>
      <text:p text:style-name="P4">
Modified Time: 2023-07-12T13:04:30-04:00</text:p>
      <text:p text:style-name="P4">
Description: None</text:p>
      <text:p text:style-name="P4">
Videos: []</text:p>
      <text:p text:style-name="P4">
Audios: ["<text:a xlink:type="simple" xlink:href="https://www.rfa.org/mandarin/yataibaodao/junshiwaijiao/hx1-071220231032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874983in" draw:z-index="0">
<draw:image xlink:href="../Images/rfamandarin/2023-07-12T10-45-00-04-00/000000.png" xlink:type="simple" xlink:show="embed" xlink:actuate="onLoad" draw:mime-type="image/png"/>
</draw:frame>
2023年7月10日，越南外交部发言人范秋姮在例行记者会指出，在越南传播，使用含有“九段线”的印刷品和产品是违反越南法律并不被接受“。 <text:a xlink:type="simple" xlink:href="https://www.rfa.org/mandarin/yataibaodao/junshiwaijiao/hx1-07122023103232.html/@@images/image" text:style-name="Internet_20_link" text:visited-style-name="Visited_20_Internet_20_Link">
</text:a>
路透社视频截图  <text:a xlink:type="simple" xlink:href="https://www.rfa.org/mandarin/yataibaodao/junshiwaijiao/hx1-07122023103232.html/@@stream" text:style-name="Internet_20_link" text:visited-style-name="Visited_20_Internet_20_Link">
Audio-1-Link：https://www.rfa.org/mandarin/yataibaodao/junshiwaijiao/hx1-07122023103232.html/@@stream</text:a>
</text:p>
      <text:p text:style-name="P4">
好莱坞真人版电影《芭比》及中国电视剧《向风而行》，因置入中国南海"九段线"的地图，遭越南政府禁演和下令从串流平台下架。越南当局还透露，准备建立全民检举机制共同纠错。</text:p>
      <text:p text:style-name="P4">
<text:a xlink:type="simple" xlink:href="https://www.rfa.org/mandarin/yataibaodao/junshiwaijiao/m1128-fy-11282022110141.html" text:style-name="Internet_20_link" text:visited-style-name="Visited_20_Internet_20_Link">
 </text:a>
 <text:span text:style-name="T4">
<text:a xlink:type="simple" xlink:href="https://www.rfa.org/mandarin/Xinwen/10-07112023163640.html" text:style-name="Internet_20_link" text:visited-style-name="Visited_20_Internet_20_Link">
 “九段线”又出事了 王凯在越南吃瘪 </text:a>
 </text:span>
  * <text:span text:style-name="T4">
<text:a xlink:type="simple" xlink:href="https://www.rfa.org/mandarin/yataibaodao/junshiwaijiao/m1128-fy-11282022110141.html" text:style-name="Internet_20_link" text:visited-style-name="Visited_20_Internet_20_Link">
 越南新开海牙仲裁法院分部 北京南海战狼遇到新对手 </text:a>
 </text:span>
  * <text:a xlink:type="simple" xlink:href="https://www.rfa.org/mandarin/Xinwen/8-03132022131458.html" text:style-name="Internet_20_link" text:visited-style-name="Visited_20_Internet_20_Link">
 <text:span text:style-name="T4">
越南以“九段线”为由禁好莱坞电影</text:span>
 </text:a>
</text:p>
      <text:p text:style-name="P4">
去年好莱坞电影《神秘海域》曾因卷入九段线地图争议，被越南政府封杀。今年暑期档、美国华纳兄弟娱乐公司新片《芭比》，又因出现中国宣称在南海拥有主权的九段线地图，遭越南禁止上映。中国外交部发言人毛宁7月4日就此回应指出，有关国家不应当将南海问题，同正常的人文交流挂钩。</text:p>
      <text:p text:style-name="P4">
美国华纳兄弟娱乐公司新片《芭比》，又因出现中国宣称在南海拥有主权的九段线地图，遭越南禁止上映。（法新社）  <text:a xlink:type="simple" xlink:href="https://www.rfa.org/mandarin/yataibaodao/junshiwaijiao/hx1-07122023103232.html/3.jpg" text:style-name="Internet_20_link" text:visited-style-name="Visited_20_Internet_20_Link">
</text:a>
</text:p>
      <text:p text:style-name="P4">
越南粉丝另发现7月底将在河内举办演唱会的韩国女团BLACKPINK，其巡演主办方IME娱乐集团网站，也出现中国“九段线”地图。越南文化部门5日下令查证主办方是否涉嫌支持“九段线”。主办方随后道歉并承诺删除。部分脸书和TikTok网友则发起抵制演唱会的活动。</text:p>
      <text:p text:style-name="P4">
<text:span text:style-name="T4">
“九段线”争议烧至国际娱乐行业</text:span>
</text:p>
      <text:p text:style-name="P4">
中越九段线争议从电影、流行音乐，延烧至影集。越南电影局10日公布调查指出，中国戏剧《向风而行》至少9集内容被置入中国立场的“九段线”地图，越方认定，这些错误画面、对白和字幕侵犯越南国家主权，违反越南“电影法”规定，越南政府已下令串流平台网飞（Netflix）和越南FPT电信公司平台下架。《向风而行》在越南以外注册的Netflix订户仍可观看。</text:p>
      <text:p text:style-name="P4">
越南电影局宣称，即使FPT已模糊处理九段线地图画面，但这部电视剧仍有必须下架的“不恰当内容”。</text:p>
      <text:p text:style-name="P4">
越南对网路或社群平台上发布的影片采取事后审查制。越南电影局局长韦建成（Vi KienThanh）说，越南电影局成立工作小组管理影片，每天两班制检查，因网路影片数量庞大，只能抽样检查，难以做到滴水不漏。现正建立检举机制，邀全民当“纠察队”，奖励发现问题影片的观众，协助当局找出网路上“错误违法”的影片。</text:p>
      <text:p text:style-name="P4">
南海问题专家、台湾国防安全研究院副研究员黄宗鼎接受自由亚洲电台采访指出，北京对九段线的宣称，冲击南海周边国家的安全、自由航行权和渔权等利益。</text:p>
      <text:p text:style-name="P4">
黄宗鼎举例：“有中国人前往越南，通关时，护照上涉及中国南海九段线按纹的页面，被越南官员写上脏话。另有中国旅客到越南旅游，身穿印有南海九段线图样的T恤，在机场遭越南警察拦下，被要求更换、没收T恤。”</text:p>
      <text:p text:style-name="P4">
<text:span text:style-name="T4">
越南抗中的底气</text:span>
</text:p>
      <text:p text:style-name="P4">
黄宗鼎指出，2016年海牙常设仲裁庭的裁决，明显揭示北京主张划定南海主权的九段线并无法律基础 。</text:p>
      <text:p text:style-name="P4">
黄宗鼎说：“北京以所谓‘历史性权利’想声索在南海，包括生物性、非生物性资源的诉求，事实上跟1982年联合国海洋法公约不相容。南海周边国家如越南、菲律宾等，有这仲裁庭判断作背书，这是越南在法律上有立场、有底气的所在。”</text:p>
      <text:p text:style-name="P4">
2023年7月12日，抗议者在马尼拉大都会马卡蒂的中国领事馆前挥舞旗帜并举着标语牌，纪念国际仲裁裁决无效七周年，该裁决宣告中国对南海的历史性主张无效，其中包括九段线。（法新社）<text:a xlink:type="simple" xlink:href="https://www.rfa.org/mandarin/yataibaodao/junshiwaijiao/hx1-07122023103232.html/4.jpg" text:style-name="Internet_20_link" text:visited-style-name="Visited_20_Internet_20_Link">
 </text:a>
</text:p>
      <text:p text:style-name="P4">
黄宗鼎表示，目前只有中国主张所谓“九段线”领土主权。直接利害关系国，在南海有主权声索立场的包括越南、菲律宾、印尼、文莱、台湾等，都不承认中国所谓九段线的主张。欧美国家也大都站在支持南海仲裁裁决的立场。</text:p>
      <text:p text:style-name="P4">
黄宗鼎指出，越南政府禁止在电影里置入中国九段线立场，这不是第一次。“越南在南海主权争夺上可以对抗中国的武器确实有限，实务上，跟中国在海上对峙通常也是越南吃亏。中国以吨位较大的海警船或是伴随的海上民兵船，这些实质上的冲撞，经常是越南落于下风。越南透过法律战、舆论战较能在南海主张上发挥（作用）。”</text:p>
      <text:p text:style-name="P4">
<text:span text:style-name="T4">
北京透过影视文化宣称“南海是中国的”、“台湾是中国的”</text:span>
</text:p>
      <text:p text:style-name="P4">
台湾电影学者齐隆壬接受自由亚洲电台采访表示：“就像好莱坞电影《捍卫战士》主角汤姆克鲁斯的夹克出现“中华民国青天白日旗”在中国大陸被禁播。马来西亚歌手黄明志被指因涉及侮辱伊斯兰教的音乐视頻，在吉隆坡机场入境时遭警方扣押调查。”</text:p>
      <text:p text:style-name="P4">
齐隆壬说，这种踩到底线，触碰主权、民族主义等敏感议题、意识形态的电影、戏剧、流行音乐，直接被下令禁播，在中央集权国家比较常見，民主国家则易变成不同意见的争吵。例如很多涉及西藏、香港等中国视为内政的欧美电影，在中国不得上映，有些则被要求剪掉不符当局意识形态的画面重新送审。</text:p>
      <text:p text:style-name="P4">
齐隆壬分析，越南这种类似亡羊补牢的方式，突显它在源头审查、把关并不严，意识形态检查没那么严，才需要在网上流通后，发动全民举报。中国政府则采取事前审查、配额制，通过审查上映的，都须符合官方“主旋律”。</text:p>
      <text:p text:style-name="P4">
记者：夏小华 责编：许书婷 申铧 网编：瑞哲</text:p>
      <text:p text:style-name="P4">
Source: <text:a xlink:type="simple" xlink:href="https://www.rfa.org/mandarin/yataibaodao/junshiwaijiao/hx1-07122023103232.html" text:style-name="Internet_20_link" text:visited-style-name="Visited_20_Internet_20_Link">
https://www.rfa.org/mandarin/yataibaodao/junshiwaijiao/hx1-07122023103232.html</text:a>
</text:p>
      <!--NEWS-->
      <text:h text:style-name="P10" text:outline-level="1">
<text:span text:style-name="T4">
泰国外长称赴缅甸与翁山苏姬会面</text:span>
</text:h>
      <text:p text:style-name="P4">
Publisher: 法新社</text:p>
      <text:p text:style-name="P4">
Published Time: 2023-07-12T11:02:07+00:00</text:p>
      <text:p text:style-name="P4">
Modified Time: 2023-07-12T10:35:02+00:00</text:p>
      <text:p text:style-name="P4">
Description: （法新社雅加达12日电） 泰国外交部长董恩今天告诉记者，他上周与缅甸被罢黜的民主派领袖翁山苏姬会面。这是翁山苏姬在2021年的政变中被拘押后，首次与外国特使会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7-12T11-02-07-00-00/000000.png" xlink:type="simple" xlink:show="embed" xlink:actuate="onLoad" draw:mime-type="image/png"/>
</draw:frame>
</text:p>
      <text:p text:style-name="P4">
董恩（Don Pramudwinai）在印尼雅加达举行的东南亚国家外长会议期间告诉记者说：「确实有那么一次会面，她的健康状况很好，那是次很好的会面。」</text:p>
      <text:p text:style-name="P4">
2021年2月1日的政变结束了缅甸短暂的民主实验，使这个东南亚国家陷入血腥的动乱，在政变之后翁山苏姬一直遭到拘押。</text:p>
      <text:p text:style-name="P4">
78岁的翁山苏姬曾获诺贝尔和平奖，她在政变后遭受一系列指控，并被军政府法院判处共33年徒刑。人权组织抨击对她的审判根本是个骗局。</text:p>
      <text:p text:style-name="P4">
董恩证实，他于9日见了翁山苏姬，而她呼吁缅甸内部重新展开会谈，以让目前的危机能够落幕。</text:p>
      <text:p text:style-name="P4">
董恩说：「她鼓励对话。」</text:p>
      <text:p text:style-name="P4">
缅甸发生政变后，外界只看到翁山苏姬一次，她现身在一张官方媒体在法庭拍摄的照片中。</text:p>
      <text:p text:style-name="P4">
外国外交人员曾多次请求与翁山苏姬会面，但都遭缅甸军政府拒绝。在她受审的过程中，她的律师被禁止接受媒体采访。</text:p>
      <text:p text:style-name="P4">
Source: <text:a xlink:type="simple" xlink:href="https://www.rfi.fr/cn/%E5%9B%BD%E9%99%85%E6%8A%A5%E9%81%93/20230712-%E6%B3%B0%E5%9B%BD%E5%A4%96%E9%95%BF%E7%A7%B0%E8%B5%B4%E7%BC%85%E7%94%B8%E4%B8%8E%E7%BF%81%E5%B1%B1%E8%8B%8F%E5%A7%AC%E4%BC%9A%E9%9D%A2" text:style-name="Internet_20_link" text:visited-style-name="Visited_20_Internet_20_Link">
https://www.rfi.fr/cn/%E5%9B%BD%E9%99%85%E6%8A%A5%E9%81%93/20230712-%E6%B3%B0%E5%9B%BD%E5%A4%96%E9%95%BF%E7%A7%B0%E8%B5%B4%E7%BC%85%E7%94%B8%E4%B8%8E%E7%BF%81%E5%B1%B1%E8%8B%8F%E5%A7%AC%E4%BC%9A%E9%9D%A2</text:a>
</text:p>
      <!--NEWS-->
      <text:h text:style-name="P10" text:outline-level="1">
<text:span text:style-name="T4">
要青年树立正确就业观 人民日报引众嘲</text:span>
</text:h>
      <text:p text:style-name="P4">
Author: None (Language: zh)</text:p>
      <text:p text:style-name="P4">
Publisher: None</text:p>
      <text:p text:style-name="P4">
Time: 2023-07-12T11:03:00Z</text:p>
      <text:p text:style-name="P4">
Description: 对于中国年轻人目前遭遇的就业困境，《人民日报》本周刊出文章，鼓励青年吃苦奋斗，「树立正确的就业观」，到「祖国和人民最需要的地方发挥光和热」。该篇文章刊出之后引来众多网友的吐槽。</text:p>
      <text:p text:style-name="P4">
Videos: []</text:p>
      <text:p text:style-name="P4">
Images: []</text:p>
      <text:p text:style-name="P4">
Subject: 经济纵横</text:p>
      <text:p text:style-name="P4">
Subjects: ['专题报道：中国经济何处去？']</text:p>
      <text:p text:style-name="P4">
Keywords: ['就业难', '失业率', '劳动力市场', '应聘', '中国经济', '青年失业']</text:p>
      <text:p text:style-name="P4">
ID: 66200003</text:p>
      <!--METADATA-->
      <text:p text:style-name="P4">
<text:a xlink:type="simple" xlink:href="https://www.dw.com/zh/overlay/image/article/66200003/63515842" text:style-name="Internet_20_link" text:visited-style-name="Visited_20_Internet_20_Link">
 </text:a>
</text:p>
      <text:p text:style-name="P4">
参与招聘会的中国年轻人（资料照）</text:p>
      <text:p text:style-name="P4">
（德国之声中文网）自从中国政府去年底放松防疫政策以来，尽管其国内经济整体状况已有所恢复，但恢复程度仍未如预期。 <text:a xlink:type="simple" xlink:href="https://www.dw.com/zh/zh/中國推就業攻堅救青年失業率-網民質疑/a-66029450" text:style-name="Internet_20_link" text:visited-style-name="Visited_20_Internet_20_Link">
近几个月除了消费氛围不尽理想，中国年轻人的高失业率也创下纪录 </text:a>
 。</text:p>
      <text:p text:style-name="P4">
中国官媒《人民日报》7月10日刊发评论文章《树立正确的就业观》，呼吁青年应该到「祖国和人民最需要的地方发挥光和热，不仅能够留下无悔的青春记忆，而且将在基层磨砺中获得受用终身的精神财富」。文中提到，高校毕业生要「树立正确的就业观，找到自己的职业定位和奋斗方向」、「积极的就业观念是顺利求职的催化剂和加速器，……，让自己更快找到合适的工作」</text:p>
      <text:p text:style-name="P4">
文章还向年轻人喊话称：「青春的样子，本就是有理想、敢担当、能吃苦、肯奋斗的样子」，并且指出「在乡村振兴、绿色发展、社会服务、卫国戍边等各领域各方面工作中争当排头兵和生力军，一样能实现青春的价值，还能为一生的奋斗奠定基石」。</text:p>
      <text:p text:style-name="P4">
不过，这篇看起来充满正能量的励志文章，却在发布之后受到社媒上众多网友质疑和吐槽。尽管在人民日报微博页面上关于此文章的评论不公开，但在另一些转发文章的网媒如中新经纬、财联社的帖子底下仍累积了许多网友评论。</text:p>
      <text:h text:style-name="P12" text:outline-level="3">
<text:span text:style-name="T4">
就业难的中国年轻人</text:span>
</text:h>
      <text:h text:style-name="P12" text:outline-level="3">
<text:span text:style-name="T4">
「享福的人教人吃苦」</text:span>
</text:h>
      <text:p text:style-name="P4">
有人揶揄「通篇不知道写的是啥，但大家都知道它写啥」、「享福的人教人吃苦」、「年轻人再不『负重前行』，他们没法『岁月静好』啦」。也有人指出，应该让中央委员地方领导的子女后代首先树立正确的就业观。一些网友以嘲讽口气毛遂自荐：「石油烟草税务电力银行常年巨额亏损，我愿意去这些地方奋斗，用我的努力让祖国的这些单位扭亏为盈。」</text:p>
      <text:p text:style-name="P4">
《树立正确的就业观》刊出之后，在知识问答网络平台「知乎」上也出现了一篇「如何看待人民日报《树立正确的就业观》一文？」的帖子，两天之内就累积了815个回答。</text:p>
      <text:p text:style-name="P4">
有人批评此文「跟『慢就业』一样，化被动为主动，把社会失业率问题归结于年轻人就业观不正确。来来去去就那么几招，就不能搞点新鲜点的吗？」一位网友总结了文章背后的含义就是：「大家要去当牛马哦，钱是没多少钱的，要用爱发电发光发热哦。钱都流向了不缺钱的人，而苦难，都流向了肯吃苦的人。只要你能吃苦，你这辈子就会有吃不完的苦。」也有网友点出这篇文章引起群嘲的原因：「现在的年轻人早已不像他们的祖父母那辈人那样容易被PUA（情绪勒索），毕竟两代人的经历完全不同。」</text:p>
      <text:h text:style-name="P12" text:outline-level="3">
<text:span text:style-name="T4">
政策挽救「毕业即失业」</text:span>
</text:h>
      <text:p text:style-name="P4">
<text:a xlink:type="simple" xlink:href="https://www.dw.com/zh/zh/中国青年失业率208再创纪录/a-65936894" text:style-name="Internet_20_link" text:visited-style-name="Visited_20_Internet_20_Link">
 根据中国官方公布的失业率数据，今年5月16-24岁人群的失业率为20.8%，打破以往纪录，许多应届毕业生自嘲为「毕业即失业」。</text:a>
导致年轻人失业率高于整体失业率的原因之一是当局在疫情期间对中国的科技、教育、娱乐和房地产等行业进行了整顿，使得包括腾讯等科技业巨头都宣布大幅裁员--而这些企业往往是以接受过高等教育的年轻人为就业主力军。</text:p>
      <text:p text:style-name="P4">
为了降低青年失业率，中国政府也出台具体政策，宣布于今年7月至12月实施为期半年的就业辅导计划，协助尚未找到工作的大专毕业生及失业青年求职。该项名为「2023年高校毕业生等青年就业服务攻坚行动」的计划，将强化政策落实，争取让「有就业意愿的未就业毕业生」和「登记失业青年」，都在今年底前实现就业或参加就业准备活动。</text:p>
      <text:p text:style-name="P4">
不过政府政策能否奏效，仍需继续观察。 「中国褐皮书」（China Beige Book）的执行董事谢扎德‧卡齐（Shehzad Qazi）表示：「 <text:a xlink:type="simple" xlink:href="https://www.dw.com/zh/zh/躺平还是润中国年轻人面对严酷就业现实/a-65879593" text:style-name="Internet_20_link" text:visited-style-name="Visited_20_Internet_20_Link">
在未来几年里，中国年轻人失业问题可能只会变得越来越严重。</text:a>
」《亚洲劳工评论》研究员和执行编辑Kevin Lin也告诉DW：「对于中国的年轻人来说，现在可能是过去20年中，重新就业或找第一份工作最困难的时期。」</text:p>
      <text:p text:style-name="P4">
（综合报导）</text:p>
      <text:p text:style-name="P4">
Source: <text:a xlink:type="simple" xlink:href="https://www.dw.com/zh/要青年树立正确就业观-人民日报引众嘲/a-66200003" text:style-name="Internet_20_link" text:visited-style-name="Visited_20_Internet_20_Link">
https://www.dw.com/zh/要青年树立正确就业观-人民日报引众嘲/a-66200003?maca=chi-rss-chi-all-1127-rdf</text:a>
</text:p>
      <!--NEWS-->
      <text:h text:style-name="P10" text:outline-level="1">
<text:span text:style-name="T4">
见证六十六年邦谊　巴拉圭总统当选人会蔡英文</text:span>
</text:h>
      <text:p text:style-name="P4">
Author: None</text:p>
      <text:p text:style-name="P4">
Publisher: Radio Free Asia (Organization)</text:p>
      <text:p text:style-name="P4">
Published Time: 2023-07-12T11:04:00-04:00</text:p>
      <text:p text:style-name="P4">
Modified Time: 2023-07-12T15:47:03-04:00</text:p>
      <text:p text:style-name="P4">
Description: None</text:p>
      <text:p text:style-name="P4">
Videos: []</text:p>
      <text:p text:style-name="P4">
Audios: ["<text:a xlink:type="simple" xlink:href="https://www.rfa.org/mandarin/yataibaodao/gangtai/hx2-071220231101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12011in" draw:z-index="0">
<draw:image xlink:href="../Images/rfamandarin/2023-07-12T11-04-00-04-00/000000.png" xlink:type="simple" xlink:show="embed" xlink:actuate="onLoad" draw:mime-type="image/png"/>
</draw:frame>
台湾的总统蔡英文7月12日在总统府接见南美洲友邦巴拉圭共和国总统当选人培尼亚伉俪访台。 <text:a xlink:type="simple" xlink:href="https://www.rfa.org/mandarin/yataibaodao/gangtai/hx2-07122023110138.html/@@images/image" text:style-name="Internet_20_link" text:visited-style-name="Visited_20_Internet_20_Link">
</text:a>
（台湾的总统府提供）  <text:a xlink:type="simple" xlink:href="https://www.rfa.org/mandarin/yataibaodao/gangtai/hx2-07122023110138.html/@@stream" text:style-name="Internet_20_link" text:visited-style-name="Visited_20_Internet_20_Link">
Audio-1-Link：https://www.rfa.org/mandarin/yataibaodao/gangtai/hx2-07122023110138.html/@@stream</text:a>
</text:p>
      <text:p text:style-name="P4">
台湾友邦巴拉圭共和国总统当选人培尼亚（Santiago PeñaPalacios）伉俪正在台湾访问，当面对蔡英文承诺，未来五年执政，一定站在"中华民国"、"台湾"这边。</text:p>
      <ul>
        <li>
<text:span text:style-name="T4">
<text:a xlink:type="simple" xlink:href="https://www.rfa.org/mandarin/Xinwen/4-05062023113643.html" text:style-name="Internet_20_link" text:visited-style-name="Visited_20_Internet_20_Link">
 巴拉圭候任总统承诺加强对台关系 </text:a>
 </text:span>
  * <text:span text:style-name="T4">
<text:a xlink:type="simple" xlink:href="https://www.rfa.org/mandarin/Xinwen/7-05052023165737.html" text:style-name="Internet_20_link" text:visited-style-name="Visited_20_Internet_20_Link">
 蔡英文与潘尼亚通话 盼深化台湾与巴拉圭邦交关系 </text:a>
 </text:span>
  * <text:a xlink:type="simple" xlink:href="https://www.rfa.org/mandarin/Xinwen/cmh1-04302023215350.html" text:style-name="Internet_20_link" text:visited-style-name="Visited_20_Internet_20_Link">
 <text:span text:style-name="T4">
巴拉圭完成总统大选 主张与台湾断交的候选人落败</text:span>
 </text:a>
</li>
      </ul>
      <text:p text:style-name="P4">
总统蔡英文12日接见巴拉圭总统当选人培尼亚时提到，她上任后第一次出国是访问巴拉圭，培尼亚首次出访亚洲也选择台湾，展现双边友好邦谊。建交66周年在台湾庆祝别具意义。</text:p>
      <text:p text:style-name="Quotations">

<text:p text:style-name="P4">
【巴拉圭总统当选人会蔡英文】  &gt;
  【承诺“站在台湾这边”】  &gt;
  台湾友邦 <text:a xlink:type="simple" xlink:href="https://twitter.com/hashtag/%E5%B7%B4%E6%8B%89%E5%9C%AD" text:style-name="Internet_20_link" text:visited-style-name="Visited_20_Internet_20_Link">
 #巴拉圭&gt;
 </text:a>
&gt;
 共和国总统当选人 <text:a xlink:type="simple" xlink:href="https://twitter.com/hashtag/%E5%9F%B9%E5%B0%BC%E4%BA%9A" text:style-name="Internet_20_link" text:visited-style-name="Visited_20_Internet_20_Link">
 #培尼亚&gt;
 </text:a>
&gt;
 （Santiago Peña Palacios）率团访台，他当面对 <text:a xlink:type="simple" xlink:href="https://twitter.com/hashtag/%E8%94%A1%E8%8B%B1%E6%96%87" text:style-name="Internet_20_link" text:visited-style-name="Visited_20_Internet_20_Link">
 #蔡英文&gt;
 </text:a>
&gt;
 承诺，未来五年执政，一定站在"中华民国"、"台湾"这边。"我们在价值观以及共同的理想目标上面，是绝对不会妥协的。" <text:a xlink:type="simple" xlink:href="https://t.co/j4iYwKTRN3" text:style-name="Internet_20_link" text:visited-style-name="Visited_20_Internet_20_Link">
&gt;
 pic.twitter.com/j4iYwKTRN3 </text:a>
&gt;
&gt;
 — 自由亚洲电台 (@RFA_Chinese) <text:a xlink:type="simple" xlink:href="https://twitter.com/RFA_Chinese/status/1679094503230021633" text:style-name="Internet_20_link" text:visited-style-name="Visited_20_Internet_20_Link">
 July 12, 2023&gt;
 </text:a>
</text:p>

</text:p>
      <text:p text:style-name="P4">
<text:span text:style-name="T4">
蔡英文：盼台巴共同站在民主阵营</text:span>
</text:p>
      <text:p text:style-name="P4">
蔡英文表示：“过去这几年台湾与巴拉圭相互扶持，共度疫情挑战，面对威权主义扩张，也期待台湾与巴拉圭一起站在民主自由阵线，为全球的和平稳定发展做出贡献。”</text:p>
      <text:p text:style-name="P4">
蔡英文提到，台巴近年在医疗、妇女赋权、企业发展等各领域，深化伙伴关系。台湾筹组考察团希望在电动车、食品加工、纺织产业等有合作机会。</text:p>
      <text:p text:style-name="P4">
在台湾，总统蔡英文12日在总统府接见南美洲友邦巴拉圭共和国总统当选人培尼亚（Santiago Peña Palacios）伉俪访台。（台湾的总统府提供）<text:a xlink:type="simple" xlink:href="https://www.rfa.org/mandarin/yataibaodao/gangtai/hx2-07122023110138.html/4e8c.jpg" text:style-name="Internet_20_link" text:visited-style-name="Visited_20_Internet_20_Link">
 </text:a>
</text:p>
      <text:p text:style-name="P4">
<text:span text:style-name="T4">
培尼亚：在价值观及共同理想目标上绝不妥协</text:span>
</text:p>
      <text:p text:style-name="P4">
培尼亚说：“来到台湾访问绝对不是偶然，上任的5周前来访，有非常明确目标，首要是向蔡总统与台湾人民的友谊表达最深感谢，也告诉全世界我们在价值观以及共同的理想目标上面，是绝对不会妥协的。”</text:p>
      <text:p text:style-name="P4">
培尼亚承诺会与台湾站在一起，他说：“未来五年执政，一定会站在中华民国、台湾这一边，并希望双方关系紧密发展。”</text:p>
      <text:p text:style-name="P4">
培尼亚提到他1999年第一次到台湾，当时还是学生，学习如何辅导中小企业发展。24年后，以总统当选人身份访台，对台湾的景仰更深。</text:p>
      <text:p text:style-name="P4">
培尼亚说，巴拉圭跟台湾都有复杂难处理的与邻国的国际事务，未来五年任期，会努力让台湾企业赴巴国投资，并非配合政治、外交目的，而在经贸上互惠互利。他也邀蔡英文卸任后出访巴拉圭。</text:p>
      <text:p text:style-name="P4">
巴拉圭伉俪团成员包含候任的外交部长、财政部长、工商部长、总统府秘书长等重要阁员。</text:p>
      <text:p text:style-name="P4">
在台湾，总统蔡英文12日在总统府接见南美洲友邦巴拉圭共和国总统当选人培尼亚（Santiago Peña Palacios）伉俪访台。（台湾的总统府提供）<text:a xlink:type="simple" xlink:href="https://www.rfa.org/mandarin/yataibaodao/gangtai/hx2-07122023110138.html/4e09.jpg" text:style-name="Internet_20_link" text:visited-style-name="Visited_20_Internet_20_Link">
 </text:a>
</text:p>
      <text:p text:style-name="P4">
<text:span text:style-name="T4">
中外交部强调一中原则 毛宁：“所有国家迟早认清国际大势”</text:span>
</text:p>
      <text:p text:style-name="P4">
对培尼亚访台，中国外交部发言人毛宁10日在记者会上回应称，“世界上只有一个中国，中华人民共和国政府是代表全中国的唯一合法政府，台湾是中国领土不可分割的一部分”，强调坚持一个中国原则是国际大义、人心所向、大势所趋，“我们相信有关国家迟早会认清国际大势，做出符合历史潮流的决定”。</text:p>
      <text:p text:style-name="P4">
台湾目前只剩13个友邦，巴拉圭是南美洲仅存友邦，中美洲则有贝里斯和危地马拉，加勒比海和太平洋各有4友邦，非洲、欧洲各1友邦。</text:p>
      <text:p text:style-name="P4">
台湾的政治大学名誉教授丁树范接受自由亚洲电台采访表示，台湾的外交处境很艰困。“前阵子巴拉圭大选投票时，大家就很担心，会不会跟台湾断交，结果培尼亚当选，就赶快邀他访问台湾，至少先把关系稳定住。”</text:p>
      <text:p text:style-name="P4">
北京对和台湾关系深厚的友邦帕劳也加大力度拉拢，未来半年台湾大选前，是否可能再断友邦？丁树范分析：“是有可能，习近平过去的确是这样，挖角以前都开了一堆空头支票，挖过来以后，实际情况怎样又是另外一件事。”</text:p>
      <text:p text:style-name="P4">
丁树范提到，中国友邦菲律宾前任总统杜特尔特就吃了闷亏，他上任后到中国访问，习近平曾开了很大的支票，后来都没兑现。</text:p>
      <text:p text:style-name="P4">
<text:span text:style-name="T4">
学者：中国经济囊中羞涩 台友邦还会上当吗？</text:span>
</text:p>
      <text:p text:style-name="P4">
丁树范说：“杜特尔特在卸任前半年开始公开抱怨中国，我就问菲律宾朋友怎么搞的？对方说中国都开一堆空头支票没兑现，杜特尔特就很难交代。马科斯去年选上，今年到中国，中国又开了二百多亿美元的投资承诺，实际上很多是重复杜特尔特时期所答应的那些东西，菲律宾一看就知道北京又在开空头支票。”</text:p>
      <text:p text:style-name="P4">
丁树范表示，今年三月与台湾断交的洪都拉斯，要求北京帮他盖从东岸到西岸的铁路，据说要二百多亿美元。洪都拉斯一年的GDP也才二百多亿美元，中国老百姓都担心，洪国到底能不能还得了债？中国现在对这种东西毕竟还蛮谨慎。但中国在联合国是大国，有其优势，台湾外交部还是要严加防范再被挖走友邦。</text:p>
      <text:p text:style-name="P4">
丁树范分析，中国自己经济状况很糟，开空头支票不意外，只不过那些国家要不要去上他的当？何况中国援建的未必是受助国所需要的，在巴基斯坦、斯里兰卡都发生这样的案例。</text:p>
      <text:p text:style-name="P4">
记者：夏小华 责编：许书婷 申铧 网编：瑞哲</text:p>
      <text:p text:style-name="P4">
Source: <text:a xlink:type="simple" xlink:href="https://www.rfa.org/mandarin/yataibaodao/gangtai/hx2-07122023110138.html" text:style-name="Internet_20_link" text:visited-style-name="Visited_20_Internet_20_Link">
https://www.rfa.org/mandarin/yataibaodao/gangtai/hx2-07122023110138.html</text:a>
</text:p>
      <!--NEWS-->
      <text:h text:style-name="P10" text:outline-level="1">
<text:span text:style-name="T4">
香港警方效法中国内地　对被通缉者实施连坐</text:span>
</text:h>
      <text:p text:style-name="P4">
Author: None</text:p>
      <text:p text:style-name="P4">
Publisher: Radio Free Asia (Organization)</text:p>
      <text:p text:style-name="P4">
Published Time: 2023-07-12T11:06:00-04:00</text:p>
      <text:p text:style-name="P4">
Modified Time: 2023-07-12T13:02:43-04:00</text:p>
      <text:p text:style-name="P4">
Description: None</text:p>
      <text:p text:style-name="P4">
Videos: []</text:p>
      <text:p text:style-name="P4">
Audios: ["<text:a xlink:type="simple" xlink:href="https://www.rfa.org/mandarin/yataibaodao/gangtai/ec-071220230730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4.612011in" draw:z-index="0">
<draw:image xlink:href="../Images/rfamandarin/2023-07-12T11-06-00-04-00/000000.png" xlink:type="simple" xlink:show="embed" xlink:actuate="onLoad" draw:mime-type="image/png"/>
</draw:frame>
 香港人行天桥上，国旗和香港特区区旗 <text:a xlink:type="simple" xlink:href="https://www.rfa.org/mandarin/yataibaodao/gangtai/ec-07122023073011.html/@@images/image" text:style-name="Internet_20_link" text:visited-style-name="Visited_20_Internet_20_Link">
</text:a>
美联社图片  <text:a xlink:type="simple" xlink:href="https://www.rfa.org/mandarin/yataibaodao/gangtai/ec-07122023073011.html/@@stream" text:style-name="Internet_20_link" text:visited-style-name="Visited_20_Internet_20_Link">
Audio-1-Link：https://www.rfa.org/mandarin/yataibaodao/gangtai/ec-07122023073011.html/@@stream</text:a>
</text:p>
      <text:p text:style-name="P4">
香港国安警引用中国针对异见人士家属施以的连坐惩罚，带走被通缉的罗冠聪家人。同在通缉名单上的许智峰批评港警的这一做法并强调，威胁不会有成效。</text:p>
      <text:p text:style-name="P4">
<text:a xlink:type="simple" xlink:href="https://www.rfa.org/mandarin/Xinwen/st-07112023035120.html" text:style-name="Internet_20_link" text:visited-style-name="Visited_20_Internet_20_Link">
 <text:span text:style-name="T4">
港国安法发布通缉令后 香港国安警带走罗冠聪在港亲人问话</text:span>
 </text:a>
  * <text:span text:style-name="T4">
<text:a xlink:type="simple" xlink:href="https://www.rfa.org/mandarin/yataibaodao/gangtai/jw-07032023095306.html" text:style-name="Internet_20_link" text:visited-style-name="Visited_20_Internet_20_Link">
 国安法三周年 香港以"危害国家安全"为名通缉八人 </text:a>
 </text:span>
</text:p>
      <text:p text:style-name="P4">
香港国安警再有行动，周二（7月11日）在东涌的住所，以涉嫌协助在逃人士，继续从事危害国家安全行为的理由，带走2男1女调查，并没有拘捕行动。警方没有披露被带走人士的身份，但多家港媒引述消息，表示国安警在清晨分别到罗冠聪的旧居和他父亲的住所，带走他的父母和哥哥。</text:p>
      <text:p text:style-name="P4">
在国安警采取行动不足3个小时，香港特首李家超在行政会议举行前，对媒体表示，通缉海外港人的行动有新进展，警方已收到一些资料，会扩大情报收集工作和打击网络。</text:p>
      <text:p text:style-name="P4">
李家超："调查力度只会加大，大家应该当他们是过街老鼠，避之则吉，有情报就要向警方提供，目前警方已收到一些资料，穷追猛打，一定是执法必严。"</text:p>
      <text:p text:style-name="P4">
身在海外的罗冠聪通过脸书（Facebook）回应近日港警的行动，表示他与相关人士没有金钱往来，他在海外的工作与相关人士没有关系，批评港警所谓协助是无稽的说法。</text:p>
      <text:p text:style-name="Quotations">

<text:p text:style-name="P4">
香港国安警察周二搜查了流亡活动人士 <text:a xlink:type="simple" xlink:href="https://twitter.com/hashtag/%E7%BD%97%E5%86%A0%E8%81%AA" text:style-name="Internet_20_link" text:visited-style-name="Visited_20_Internet_20_Link">
 #罗冠聪&gt;
 </text:a>
&gt;
 的住所，并带走其父母兄弟进行长时间讯问，然后释放。  &gt;
  这是港警在发出逮捕令后首次讯问活动人士的亲属。 <text:a xlink:type="simple" xlink:href="https://t.co/ASVFCyFvSd" text:style-name="Internet_20_link" text:visited-style-name="Visited_20_Internet_20_Link">
 pic.twitter.com/ASVFCyFvSd&gt;
 </text:a>
&gt;
&gt;
 — 自由亚洲电台 (@RFA_Chinese) <text:a xlink:type="simple" xlink:href="https://twitter.com/RFA_Chinese/status/1678882323146870785" text:style-name="Internet_20_link" text:visited-style-name="Visited_20_Internet_20_Link">
 July 11, 2023&gt;
 </text:a>
</text:p>

</text:p>
      <text:p text:style-name="P4">
香港立法会建制派议员容海恩的家翁，是同被通缉的袁弓夷。容海恩对媒体表示，已与袁弓夷脱离翁媳关系，并没有接到国安处要求助查的通知，其丈夫、袁弓夷的儿子袁弥昌也没有收到相关要求。</text:p>
      <text:p text:style-name="P4">
<text:span text:style-name="T4">
许智峰批国安警按政治立场行动 是按北京指令针对特定人士施加连坐</text:span>
</text:p>
      <text:p text:style-name="P4">
与罗冠聪同被通缉的民主派前立法会议员许智峰批评，国安警以等同拘捕的方法，针对罗冠聪家人，是按政治立场采取行动。</text:p>
      <text:p text:style-name="P4">
许智峰："是极端不公平，容海恩已承认丈夫曾与袁弓夷连系，警方有足够证据请袁弥昌助查，但国安警却没有这样做，相反罗冠聪几年前已说与家人断绝关系，他的家人却清晨被警方带走协助，很明显行动的目的，是要骚扰罗冠聪的家人，甚至是施加威吓。"</text:p>
      <text:p text:style-name="P4">
许智峰估计，港府的行动是有北京指令，又说，针对异见者亲人施压是中国维稳的惯用手法，目的是要使让他们保持沉默。</text:p>
      <text:p text:style-name="P4">
 香港前立法会议员许智峰。（许智峰独家提供）  <text:a xlink:type="simple" xlink:href="https://www.rfa.org/mandarin/yataibaodao/gangtai/ec-07122023073011.html/m0404gf.jpg" text:style-name="Internet_20_link" text:visited-style-name="Visited_20_Internet_20_Link">
</text:a>
</text:p>
      <text:p text:style-name="P4">
许智峰："港府知道100万悬红无助拘捕包括我在内的8个人，使用这种连坐法明显是北京的指示，抓不到我们也要使我们的家人不好受，是政治性的执法，要找人质和用心理战，先骚扰罗冠聪的家人，暗示如果他不就范，便会再采取进一步行动，迫使罗冠聪噤声。这是香港礼崩乐坏的明显事例。我们8个当中，是有人有所担心，但我们的意志还是很坚定。"</text:p>
      <text:p text:style-name="P4">
<text:span text:style-name="T4">
评论：近日针对海外异见者行动 与中共中央港澳办成立有关</text:span>
</text:p>
      <text:p text:style-name="P4">
时事评论员桑普表示，过去一周，从中联办、港府高层到国安警，均积极行动表态，打压异见者，相信与中共中央港澳办成立，各人急于表忠有关。</text:p>
      <text:p text:style-name="P4">
桑普："中共中央的港澳办重点不是它另立一个招牌，而是贯彻机构改革的一个动向，是人事更换会有整顿，港府每一个都不作声，那有危机感就是越红越好嘛，又展现出敢于斗争的精神，所以一系列那个总方针基本上都是要把一个投名状立功去表现他们的忠诚，就文革的精神所谓持续。"</text:p>
      <text:p text:style-name="P4">
桑普相信，港府施以连坐惩罚，同时鼓励异见者亲友举报，是要对异见者双层打击，孤立他们达到最高的恐吓效果。</text:p>
      <text:p text:style-name="P4">
记者：陈子非 责编：陈美华 许书婷 申铧 网编：瑞哲</text:p>
      <text:p text:style-name="P4">
Source: <text:a xlink:type="simple" xlink:href="https://www.rfa.org/mandarin/yataibaodao/gangtai/ec-07122023073011.html" text:style-name="Internet_20_link" text:visited-style-name="Visited_20_Internet_20_Link">
https://www.rfa.org/mandarin/yataibaodao/gangtai/ec-07122023073011.html</text:a>
</text:p>
      <!--NEWS-->
      <text:h text:style-name="P10" text:outline-level="1">
<text:span text:style-name="T4">
专栏 | 劳工通讯：北京市丰台区首钢建设集团二通产业园文化创意大厦项目工程工资纠纷(六)</text:span>
</text:h>
      <text:p text:style-name="P4">
Author: None</text:p>
      <text:p text:style-name="P4">
Publisher: Radio Free Asia (Organization)</text:p>
      <text:p text:style-name="P4">
Published Time: 2023-07-12T11:09:06-04:00</text:p>
      <text:p text:style-name="P4">
Modified Time: 2023-07-12T11:09:06-04:00</text:p>
      <text:p text:style-name="P4">
Description: None</text:p>
      <text:p text:style-name="P4">
Videos: []</text:p>
      <text:p text:style-name="P4">
Audios: ["<text:a xlink:type="simple" xlink:href="https://www.rfa.org/mandarin/zhuanlan/laogongtongxun/hdf-07122023110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34345in" draw:z-index="0">
<draw:image xlink:href="../Images/rfamandarin/2023-07-12T11-09-06-04-00/000000.png" xlink:type="simple" xlink:show="embed" xlink:actuate="onLoad" draw:mime-type="image/png"/>
</draw:frame>
 <text:a xlink:type="simple" xlink:href="https://www.rfa.org/mandarin/zhuanlan/laogongtongxun/hdf-07122023110708.html/@@images/image" text:style-name="Internet_20_link" text:visited-style-name="Visited_20_Internet_20_Link">
</text:a>
Photo: RFA  <text:a xlink:type="simple" xlink:href="https://www.rfa.org/mandarin/zhuanlan/laogongtongxun/hdf-07122023110708.html/@@stream" text:style-name="Internet_20_link" text:visited-style-name="Visited_20_Internet_20_Link">
Audio-1-Link：https://www.rfa.org/mandarin/zhuanlan/laogongtongxun/hdf-07122023110708.html/@@stream</text:a>
</text:p>
      <text:p text:style-name="P4">
从去年12月底到今年五月初，30多名来自不同省份的建筑木工，在北京市丰台区首钢建设集团二通产业园文化创意大厦项目工程支模。但直到5月5号工程完工，工资却仍未结清，至今仍被欠30多万元。</text:p>
      <text:p text:style-name="P4">
农民工讨薪代表叶祥明上网 <text:a xlink:type="simple" xlink:href="https://weibo.com/3068651823/N3ri1BAxD" text:style-name="Internet_20_link" text:visited-style-name="Visited_20_Internet_20_Link">
 发帖求助 </text:a>
说，他们“找首钢建设集团要工钱，首钢让找到劳务公司要，劳务公司负责人打电话不接、发短信不回，去花乡丰台区劳动监察大队投诉，工作人员称受理后需要两三个月才能有结果”。我拨通工人讨薪帖子留下的项目部负责人张锐的电话，表达媒体关注，张却冷笑着说：哈，那你就关注吧！</text:p>
      <text:p text:style-name="P4">
首钢二通产业园创意大厦项目，2018年12月由北京市发改委 <text:a xlink:type="simple" xlink:href="http://fgw.beijing.gov.cn/fzggzl/yfxz/xzxk_sgs/201912/t20191226_1504840.htm" text:style-name="Internet_20_link" text:visited-style-name="Visited_20_Internet_20_Link">
 批准立项</text:a>
，建设单位是首钢二通建设投资有限公司， <text:a xlink:type="simple" xlink:href="http://m.gxfin.com/article/finance/default/default/2023-01-29/5933683.html" text:style-name="Internet_20_link" text:visited-style-name="Visited_20_Internet_20_Link">
 总承包单位</text:a>
是首钢建设集团有限公司。</text:p>
      <text:p text:style-name="P4">
据丰台区政府网站信息显示，首钢二通产业园文化创意大厦项目工地去年6月曾发生一起死亡工伤事故，劳务分包公司和公司法人被罚款，专业分包公司负责人也被罚款，但 <text:a xlink:type="simple" xlink:href="http://www.bjft.gov.cn/ftq/c100014/202212/bc27ae2621184a46811f95bb6b78ee7b.shtml" text:style-name="Internet_20_link" text:visited-style-name="Visited_20_Internet_20_Link">
事故调查报告</text:a>
对总承包项目部该承担的责任却只字未提。结果半年后，北京住建委再到施工现场安全检查， <text:a xlink:type="simple" xlink:href="http://m.gxfin.com/article/finance/default/default/2023-01-29/5933683.html" text:style-name="Internet_20_link" text:visited-style-name="Visited_20_Internet_20_Link">
 又发现多项严重安全隐患</text:a>
。</text:p>
      <text:p text:style-name="P4">
张锐作为首钢建设公司项目部负责人，工地发生死亡事故后竟然可以免于被追责，更对媒体关注该项目拖欠农民工工资问题报以冷笑，这背后的自信，是否来自 <text:a xlink:type="simple" xlink:href="http://district.ce.cn/newarea/sddy/202011/28/t20201128_36058987.shtml" text:style-name="Internet_20_link" text:visited-style-name="Visited_20_Internet_20_Link">
首钢前任党委书记靳伟两年前升任北京市副市长</text:a>
，我们不得而知。</text:p>
      <text:p text:style-name="P4">
另外，今年2月，工人日报曾发过一篇报道，题目是“ <text:a xlink:type="simple" xlink:href="https://www.acftu.org/ghjj/srtjcygrdwjsgg/gzdt_13659/202305/t20230509_828988.html" text:style-name="Internet_20_link" text:visited-style-name="Visited_20_Internet_20_Link">
 北京丰台工会全力提升产业工人获得感幸福感</text:a>
”。报道引述丰台区总工会主席王振华的话说“要提升产业工人的获得感和幸福感，首先就是要从制度上确立产业工人的主人翁地位”。报道说，为了维护产业工人合法权益，丰台区总工会专门聘请了专业律所，2022年度受理工会法律援助案件101件、开展普法宣传讲座100场，还对25家企业免费开展法治体检服务，有效维护了职工各项权益。</text:p>
      <text:p text:style-name="P4">
另据千龙网报道，丰台区为了做到“农民工朋友在哪里，哪里就有他们温暖的家”，建立了7个随建筑工地搬迁而迁徙的“ <text:a xlink:type="simple" xlink:href="http://society.yunnan.cn/system/2022/08/26/032249445.shtml" text:style-name="Internet_20_link" text:visited-style-name="Visited_20_Internet_20_Link">
 流动务工人员之家</text:a>
”，全北京市则有173个这类之家。</text:p>
      <text:p text:style-name="P4">
丰台区总工会主席王振华说“北京丰台工会全力提升产业工人获得感幸福感”，首先就是要从制度上确立产业工人的主人翁地位”。而丰台区为了做到“农民工朋友在哪里，哪里就有他们温暖的家”，还花纳税人的钱建立了那么多之家”。那么，工会声称自己所做的这些工作及成就，跟这30多名在丰台区建筑工地被欠工资的产业工人没有什么关系吗？或者说，这些都是必须要喊的口号和装的样子，跟建筑产业工人的权益完全无关呢？</text:p>
      <text:p text:style-name="P4">
请收听工人讨薪代表叶祥明跟我的谈话。</text:p>
      <text:p text:style-name="P4">
光明去工会对此知情吗？</text:p>
      <text:p text:style-name="P4">
请听我就这些问题，跟长圳社区工作人员的谈话。</text:p>
      <text:p text:style-name="P4">
Source: <text:a xlink:type="simple" xlink:href="https://www.rfa.org/mandarin/zhuanlan/laogongtongxun/hdf-07122023110708.html" text:style-name="Internet_20_link" text:visited-style-name="Visited_20_Internet_20_Link">
https://www.rfa.org/mandarin/zhuanlan/laogongtongxun/hdf-07122023110708.html</text:a>
</text:p>
      <!--NEWS-->
      <text:h text:style-name="P10" text:outline-level="1">
<text:span text:style-name="T4">
美国延长对香港紧急状态令　中方对此坚决反对</text:span>
</text:h>
      <text:p text:style-name="P4">
Author: None</text:p>
      <text:p text:style-name="P4">
Publisher: Radio Free Asia (Organization)</text:p>
      <text:p text:style-name="P4">
Published Time: 2023-07-12T11:11:00-04:00</text:p>
      <text:p text:style-name="P4">
Modified Time: 2023-07-12T13:03:12-04:00</text:p>
      <text:p text:style-name="P4">
Description: None</text:p>
      <text:p text:style-name="P4">
Videos: []</text:p>
      <text:p text:style-name="P4">
Audios: ["<text:a xlink:type="simple" xlink:href="https://www.rfa.org/mandarin/yataibaodao/junshiwaijiao/gf-071220230824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746016in" draw:z-index="0">
<draw:image xlink:href="../Images/rfamandarin/2023-07-12T11-11-00-04-00/000000.png" xlink:type="simple" xlink:show="embed" xlink:actuate="onLoad" draw:mime-type="image/png"/>
</draw:frame>
美国总统拜登7月11日发布行政命令，再度延长前总统特朗普于2020年7月，因应中国全国人大常委会通过实施《港版国安法》，发布对香港的紧急状态命令，维持中止或取消对香港的特殊待遇。<text:a xlink:type="simple" xlink:href="https://www.rfa.org/mandarin/yataibaodao/junshiwaijiao/gf-07122023082446.html/@@images/image" text:style-name="Internet_20_link" text:visited-style-name="Visited_20_Internet_20_Link">
 </text:a>
路透社资料图片  <text:a xlink:type="simple" xlink:href="https://www.rfa.org/mandarin/yataibaodao/junshiwaijiao/gf-07122023082446.html/@@stream" text:style-name="Internet_20_link" text:visited-style-name="Visited_20_Internet_20_Link">
Audio-1-Link：https://www.rfa.org/mandarin/yataibaodao/junshiwaijiao/gf-07122023082446.html/@@stream</text:a>
</text:p>
      <text:p text:style-name="P4">
美国白宫宣布，把因应《港版国安法》实施对香港颁布的紧急状态再延长一年至明年7月14日。总统拜登认为，北京削弱香港自治，对美国构成不寻常的威胁。</text:p>
      <text:p text:style-name="P4">
<text:a xlink:type="simple" xlink:href="https://www.rfa.org/mandarin/yataibaodao/gangtai/ec-07072023093433.html" text:style-name="Internet_20_link" text:visited-style-name="Visited_20_Internet_20_Link">
 <text:span text:style-name="T4">
自由再沦陷：香港前政党成员遭抓捕 新闻自由创新低</text:span>
 </text:a>
  * <text:span text:style-name="T4">
<text:a xlink:type="simple" xlink:href="https://www.rfa.org/mandarin/yataibaodao/gangtai/jw-07032023095306.html" text:style-name="Internet_20_link" text:visited-style-name="Visited_20_Internet_20_Link">
 国安法三周年 香港以"危害国家安全"为名通缉八人 </text:a>
 </text:span>
  * <text:a xlink:type="simple" xlink:href="https://www.rfa.org/mandarin/yataibaodao/gangtai/jt1-07082021100819.html" text:style-name="Internet_20_link" text:visited-style-name="Visited_20_Internet_20_Link">
 <text:span text:style-name="T4">
香港“47人案”被延审 拜登延长对港国家紧急状态令</text:span>
 </text:a>
</text:p>
      <text:p text:style-name="P4">
美国总统拜登7月11日发布行政命令，再度延长前总统特朗普于2020年7月，因应中国全国人大常委会通过实施《港版国安法》，发布对香港的紧急状态命令，维持中止或取消对香港的特殊待遇。</text:p>
      <text:p text:style-name="P4">
拜登批评，中国政府采取措施破坏香港自治，进而对美国国家安全、外交、经济造成极大且不寻常的威胁，因此有必要维持相关措施。</text:p>
      <text:p text:style-name="P4">
中国外交部驻港公署对于拜登的决定表示强烈不满和坚决反对，认为美国的做法无理，并干涉中国内政和香港事务。</text:p>
      <text:p text:style-name="P4">
香港理工大学应用社会科学系前助理教授钟剑华表示，《港版国安法》实施后，港府缺乏问责性，议会缺少民意制衡，法律制度和公民社会遭到破坏。他以去年10月，受欧美多国制裁的俄罗斯富豪莫尔达索夫拥有的游艇，停泊在香港海域为例。当时有传媒引述美国国务院官员警告香港，不要被利用作为逃避制裁的避风港，若不对有关游艇采取行动，令人怀疑香港营商环境的透明度。</text:p>
      <text:p text:style-name="P4">
香港学者钟剑华（图）表示，《港版国安法》使香港变得只手遮天。（钟剑华独家提供，拍摄日期不详）  <text:a xlink:type="simple" xlink:href="https://www.rfa.org/mandarin/yataibaodao/junshiwaijiao/gf-07122023082446.html/m0712gf-1.jpg" text:style-name="Internet_20_link" text:visited-style-name="Visited_20_Internet_20_Link">
</text:a>
</text:p>
      <text:p text:style-name="P4">
钟剑华：“这当然和《港版国安法》有关。若香港还存在比较有作为的立法会，起码俄罗斯富豪的游艇要停靠香港，港府官员必然受到立法会的制衡、质询。若俄罗斯资金在香港变得活跃，在有效的议会、公民社会、媒体启动下，自然会有议员要求政府提交有关数据，媒体也会进行追踪调查。缺少了这些，港府就可以只手遮天。港府只手遮天实际上等于中共在只手遮天。”</text:p>
      <text:p text:style-name="P4">
<text:span text:style-name="T4">
李家超：若核废水排海将扩大日本进口食品限制</text:span>
</text:p>
      <text:p text:style-name="P4">
除了美国，日本政府也感受到《港版国安法》对香港的影响。日本福岛第一核电站最早下月将透过海底管道排放核污水。港府的回应一反常态。行政长官李家超7月11日表示，若日本政府启动计划，特区政府会采取行动，扩大对日本进口食品的管制，禁止来自多个县的海产进口。环境及生态局长谢展寰更扬言，会即时禁止福岛、东京和千叶等10个都县水产进口。《日经新闻》引述日本驻香港总领事馆副总领事中原直人说，特区政府表现强硬，只为赢取北京的印象分。</text:p>
      <text:p text:style-name="P4">
正在东京大学修读硕士的香港前区议员叶锦龙表示，以往在“一国两制”下，香港以经贸为优先考量，与中国大陆的立场迥然不同，但是自从李家超出任特首后，港府在经济事务上经常对外积极发表“中国战狼式”言论，和中国大陆站在同一阵线。</text:p>
      <text:p text:style-name="P4">
香港前区议员叶锦龙（图）表示，近年港府在经济事务上与北京变得同一阵线。（叶锦龙独家提供，拍摄日期不详）  <text:a xlink:type="simple" xlink:href="https://www.rfa.org/mandarin/yataibaodao/junshiwaijiao/gf-07122023082446.html/m0712gf-2.jpg" text:style-name="Internet_20_link" text:visited-style-name="Visited_20_Internet_20_Link">
</text:a>
</text:p>
      <text:p text:style-name="P4">
叶锦龙：“2019年香港反送中运动之前，港府对于外交事务还是采取比较独立、中立的态度，但是自从2019年之后，针对欧盟或七国集团等对香港的批评，港府会主动反击。这和中国的战狼外交是很相像的。”</text:p>
      <text:p text:style-name="P4">
叶锦龙推测，港府改变对外方针是为了表忠，争取北京的信任、认同。</text:p>
      <text:p text:style-name="P4">
叶锦龙：“香港政府跟中国政府倾向采取同一口径。纵然中国政府没有明显的命令。香港在外交跟经济上的路线很明显跟中国（大陆）走得越来越近。”</text:p>
      <text:p text:style-name="P4">
台湾政治大学学者宋国诚则形容李家超为北京驻香港的“战狼外交官”，以美国为首的西方国家对香港采取制裁行动有其必要性。</text:p>
      <text:p text:style-name="P4">
记者：高锋 责编：嘉远 网编：瑞哲</text:p>
      <text:p text:style-name="P4">
Source: <text:a xlink:type="simple" xlink:href="https://www.rfa.org/mandarin/yataibaodao/junshiwaijiao/gf-07122023082446.html" text:style-name="Internet_20_link" text:visited-style-name="Visited_20_Internet_20_Link">
https://www.rfa.org/mandarin/yataibaodao/junshiwaijiao/gf-07122023082446.html</text:a>
</text:p>
      <!--NEWS-->
      <text:h text:style-name="P10" text:outline-level="1">
<text:span text:style-name="T4">
欧盟委员会批准博通收购VMware的交易 (Free Version)</text:span>
</text:h>
      <text:p text:style-name="P4">
Author: -Ciara Linnane</text:p>
      <text:p text:style-name="P4">
Publisher: 华尔街日报中文网</text:p>
      <text:p text:style-name="P4">
Published Time: 2023-07-12T11:15:00.000Z</text:p>
      <text:p text:style-name="P4">
Modified Time: 2023-07-12T11:15:00.000Z</text:p>
      <text:p text:style-name="P4">
Created Time: 2023-07-12T10:05:00.000Z</text:p>
      <text:p text:style-name="P4">
Description: 欧盟委员会批准了博通以610亿美元收购VMware的交易，推动VMware股价盘前上涨2.3%。</text:p>
      <text:p text:style-name="P4">
Images: []</text:p>
      <text:p text:style-name="P4">
Categories: ['商业']</text:p>
      <text:p text:style-name="P4">
Keywords: SYND</text:p>
      <text:p text:style-name="P4">
Type: Article</text:p>
      <!--METADATA-->
      <text:p text:style-name="P4">
欧盟委员会批准了博通(Broadcom, AVGO)收购VMware(VMW)的交易，推动VMware股价盘前上涨2.3%。芯片和基础设施软件制造商博通于2022年5月宣布以610亿美元收购VMware，但自那以后，该交易一直受到监管机构的严密审视。</text:p>
      <text:p text:style-name="P4">
Source: <text:a xlink:type="simple" xlink:href="https://cn.wsj.com/articles/%E6%AC%A7%E7%9B%9F%E5%A7%94%E5%91%98%E4%BC%9A%E6%89%B9%E5%87%86%E5%8D%9A%E9%80%9A%E6%94%B6%E8%B4%ADvmware%E7%9A%84%E4%BA%A4%E6%98%93-ca45239f" text:style-name="Internet_20_link" text:visited-style-name="Visited_20_Internet_20_Link">
https://cn.wsj.com/articles/%E6%AC%A7%E7%9B%9F%E5%A7%94%E5%91%98%E4%BC%9A%E6%89%B9%E5%87%86%E5%8D%9A%E9%80%9A%E6%94%B6%E8%B4%ADvmware%E7%9A%84%E4%BA%A4%E6%98%93-ca45239f</text:a>
</text:p>
      <!--NEWS-->
      <text:h text:style-name="P10" text:outline-level="1">
<text:span text:style-name="T4">
Threads推出即大火，但它能走多远？</text:span>
</text:h>
      <text:p text:style-name="P4">
Creator: MIKE ISAAC</text:p>
      <text:p text:style-name="P4">
Publisher: https://www.facebook.com/nytimeschinese</text:p>
      <text:p text:style-name="P4">
Published Time: 2023-07-12T11:31:19+08:00</text:p>
      <text:p text:style-name="P4">
Description: 大型科技公司往往占据天然优势，但仅靠规模并不能保证它们赢得变化无常、追逐潮流的社交媒体市场，这也是扎克伯格目前面临的挑战：如何让Threads走得更远。 Illustration by The New York Times; Photograph by Shutterstock</text:p>
      <text:p text:style-name="P4">
Images: ["<text:a xlink:type="simple" xlink:href="https://static01.nyt.com/images/2023/07/11/business/00threads-SUB/00threads-SUB-master1050.jpg" text:style-name="Internet_20_link" text:visited-style-name="Visited_20_Internet_20_Link">
00threads-SUB...</text:a>
"]</text:p>
      <text:p text:style-name="P4">
Category: 科技</text:p>
      <text:p text:style-name="P4">
Type: Article</text:p>
      <!--METADATA-->
      <text:p text:style-name="P4">
<draw:frame draw:style-name="fr1" draw:name="Image193" text:anchor-type="as-char" svg:width="6.9236in" svg:height="4.642109in" draw:z-index="0">
<draw:image xlink:href="../Images/cnnytimes/2023-07-12T11-31-19-08-00/00threads-SUB-master1050.jpg" xlink:type="simple" xlink:show="embed" xlink:actuate="onLoad" draw:mime-type="image/jpeg"/>
</draw:frame>
</text:p>
      <text:p text:style-name="P4">
一家拥有数十亿用户的大型科技公司推出了新的社交网络。该公司打算利用现有产品的知名度和规模，使新的社交平台取得成功。它还计划在这一过程中压制竞争对手处于领先地位的应用程序。</text:p>
      <text:p text:style-name="P4">
这听起来像是在说 <text:a xlink:type="simple" xlink:href="https://cn.nytimes.com/technology/20230706/threads-app-meta-twitter-killer/" text:style-name="Internet_20_link" text:visited-style-name="Visited_20_Internet_20_Link">
 </text:a>
 <text:a xlink:type="simple" xlink:href="https://cn.nytimes.com/technology/20230706/threads-app-meta-twitter-killer/" text:style-name="Internet_20_link" text:visited-style-name="Visited_20_Internet_20_Link">
 Instagram推出新应用程序</text:a>
<text:a xlink:type="simple" xlink:href="https://cn.nytimes.com/technology/20230706/threads-app-meta-twitter-killer/" text:style-name="Internet_20_link" text:visited-style-name="Visited_20_Internet_20_Link">
 Threads </text:a>
 以对抗竞争对手Twitter，但并非如此。那是2011年，谷歌刚刚推出了一款名为Google+的社交网络，希望它成为“ <text:a xlink:type="simple" xlink:href="https://www.zdnet.com/article/can-google-be-a-facebook-killer/" text:style-name="Internet_20_link" text:visited-style-name="Visited_20_Internet_20_Link">
Facebook杀手 </text:a>
”。谷歌将新网站推向了许多依赖其搜索引擎和其他产品的用户面前，第一年将Google+的用户数量扩展至逾9000万。</text:p>
      <text:p text:style-name="P4">
但到了2018年，Google+就被扔进了历史的垃圾堆。尽管这家互联网搜索巨头拥有庞大的受众，但人们仍然继续涌向Facebook，后来又涌向Instagram和其他社交应用，谷歌的社交网络始终未能火起来。</text:p>
      <text:p text:style-name="P4">
在硅谷的历史上，大型科技公司经常利用自己的规模优势成为更大的企业。但正如Google+所表明的那样，仅靠规模并不能保证在变化无常、追逐潮流的社交媒体市场获胜。</text:p>
      <text:p text:style-name="P4">
广告</text:p>
      <text:p text:style-name="P4">
这就是拥有Instagram和Facebook的Meta首席执行官 <text:a xlink:type="simple" xlink:href="https://www.nytimes.com/topic/person/mark-zuckerberg" text:style-name="Internet_20_link" text:visited-style-name="Visited_20_Internet_20_Link">
 扎克伯格</text:a>
眼下面临的挑战，他试图让Threads取代Twitter，成为实时公共对话的主要应用程序。如果以科技史为鉴的话，规模和大小的确是坚实的立足点——但这仅仅意味着一个好的开始。</text:p>
      <text:p text:style-name="P4">
接下来的事情要困难得多。扎克伯格希望人们能够在Threads上找到朋友和有影响力的人，就像Twitter以偶然、有时甚至是奇怪的方式设法做到的那样。他需要确保Threads不是一个充斥着垃圾邮件和诈骗者的地方。他需要人们对正在进行的应用程序更新保持耐心。</text:p>
      <text:p text:style-name="P4">
简而言之，他需要用户发现Threads足够有吸引力，从而不断使用。</text:p>
      <text:p text:style-name="P4">
</text:p>
      <text:p text:style-name="P4">
扎克伯格试图让Threads成为实时公共对话的主要应用程序。为了赢得变化无常、追逐潮流的社交媒体市场，他现在面临挑战。  Jason Henry forThe New York Times</text:p>
      <text:p text:style-name="P4">
密切关注Meta旗下各款应用的独立移动分析师埃里克·索伊弗特表示：“如果你推出一款噱头应用程序或功能尚不完善的应用程序，可能会适得其反，你可能会看到很多人很快就离开了。”</text:p>
      <text:p text:style-name="P4">
目前来看，Threads似乎一夜成名。扎克伯格表示，在上周三该应用推出后的几个小时内，已有1000万人注册。到周一，这一数字已飙升至1亿。据分析公司Similarweb称，它是第一个在该时间段做到这一点的应用程序，超过了<text:a xlink:type="simple" xlink:href="https://www.nytimes.com/2022/12/05/technology/chatgpt-ai-twitter.html" text:style-name="Internet_20_link" text:visited-style-name="Visited_20_Internet_20_Link">
 聊天机器人ChatGPT </text:a>
 ，后者获得1亿用户是在发布后两个月内。</text:p>
      <text:p text:style-name="P4">
移动分析师索伊弗特称，Threads所取得的用户数量“客观地说令人印象深刻，且前所未有”。</text:p>
      <text:p text:style-name="P4">
广告</text:p>
      <text:p text:style-name="P4">
Twitter的所有者 <text:a xlink:type="simple" xlink:href="https://www.nytimes.com/2022/05/03/technology/elon-musk-twitter-plan.html" text:style-name="Internet_20_link" text:visited-style-name="Visited_20_Internet_20_Link">
 马斯克 </text:a>
似乎对Threads的势头感到不安。Threads拥有1亿用户，正在迅速向Twitter最后一次公开的用户数量直奔而去。去年7月，即马斯克收购Twitter并将其私有化的四个月前，该公司<text:a xlink:type="simple" xlink:href="https://www.nytimes.com/2022/07/22/technology/twitter-earnings.html" text:style-name="Internet_20_link" text:visited-style-name="Visited_20_Internet_20_Link">
 披露 </text:a>
每日用户数量为2.378亿。</text:p>
      <text:p text:style-name="P4">
马斯克已采取行动。上周Threads正式发布的同一天，Twitter威胁要就这款新应用起诉Meta。周日，马斯克在Twitter上称扎克伯格为“软蛋”。然后，他要求扎克伯格量一量某个身体部位，比比谁的更大，还发了一个尺子的表情符号。扎克伯格目前未回应。</text:p>
      <text:p text:style-name="P4">
（在Threads发布之前，马斯克曾单独向扎克伯格挑衅，要他来一场“ <text:a xlink:type="simple" xlink:href="https://cn.nytimes.com/technology/20230703/elon-musk-mark-zuckerberg-cage-match/" text:style-name="Internet_20_link" text:visited-style-name="Visited_20_Internet_20_Link">
 笼中格斗</text:a>
 ”。）</text:p>
      <text:p text:style-name="P4">
马斯克在Twitter缺乏的东西——庞大的受众，扎克伯格在Meta拥有很多。超过30亿用户定期访问扎克伯格的一系列应用，包括Facebook、Instagram、WhatsApp和Messenger。</text:p>
      <text:p text:style-name="P4">
扎克伯格有丰富的经验，可以推动这些应用数以千万计的用户去使用另一款应用。例如， <text:a xlink:type="simple" xlink:href="https://techcrunch.com/2014/04/09/facebook-messenger-or-the-highway/" text:style-name="Internet_20_link" text:visited-style-name="Visited_20_Internet_20_Link">
 2014年</text:a>
，他从社交网络的应用程序中删除了Facebook的私人消息服务，并迫使人们下载一个名为Messenger的应用，才能继续使用该服务。</text:p>
      <text:p text:style-name="P4">
Threads现在与Instagram紧密相连。用户必须拥有Instagram账户才能注册。用户只需轻触屏幕，就可以将整个关注列表从Instagram导入到Threads，省去了在该服务上寻找新关注者的麻烦。</text:p>
      <text:p text:style-name="P4">
广告</text:p>
      <text:p text:style-name="P4">
周一，扎克伯格表示，他还可以做更多的事情来推动Threads的增长。他在Threads的一篇帖子中写道，他还没有为这款应用“开启很多推广活动”。</text:p>
      <text:p text:style-name="P4">
一些用户想知道，为什么Threads在首次亮相时似乎少了Instagram的一些程序内基本功能，比如允许人们浏览热门话题标签的搜索功能。</text:p>
      <text:p text:style-name="P4">
科技行业资深人士、作家阿尼尔·达什说，“Threads没有推出很多功能，可能是为了保证品牌安全”，从一开始就尽量减少争议。“这对网络的长期趣味性会产生什么影响？”</text:p>
      <text:p text:style-name="P4">
Instagram负责人亚当·莫塞里周一在Threads发表的帖子中说，人们要求在这款新应用中添加一系列新功能。他写道，“他们说，‘让它成功，让它精彩，让它成长’，”还说，“我保证我们会把它做得很棒。”</text:p>
      <text:p text:style-name="P4">
然而，将一款新应用与公司现有产品捆绑在一起，最终可能导致虎头蛇尾的结果。</text:p>
      <text:p text:style-name="P4">
2011年，谷歌联合创始人兼时任首席执行官拉里·佩奇退出模仿Facebook的Google+之后，用户对这个新社交网络的新鲜劲很快就过了，不再使用它。有些人认为，Google+是在访问Gmail时强加给他们的东西。</text:p>
      <text:p text:style-name="P4">
</text:p>
      <text:p text:style-name="P4">
微软创始人比尔·盖茨利用Windows操作系统的规模来捆绑其他软件并压垮竞争对手。  Kevin Dietsch/Getty Images</text:p>
      <text:p text:style-name="P4">
前谷歌员工将这款产品描述为“ <text:a xlink:type="simple" xlink:href="https://twitter.com/morganknutson/status/1050609469523021826" text:style-name="Internet_20_link" text:visited-style-name="Visited_20_Internet_20_Link">
 基于恐惧</text:a>
”的产品，只是为了回应Facebook而开发的，并没有明确说明人们为什么应该使用它而不是其他竞品网络。一名前谷歌员工在事后分析问题原因时 <text:a xlink:type="simple" xlink:href="https://medium.com/chris-messina/thoughts-on-google-8883844a9ca4" text:style-name="Internet_20_link" text:visited-style-name="Visited_20_Internet_20_Link">
 写道</text:a>
，Google+主要是通过“它不是什么，即它不是Facebook”来定义自己的。</text:p>
      <text:p text:style-name="P4">
当然，扎克伯格也可以在Threads上效仿比尔·盖茨。盖茨是微软的创始人之一，他用Windows操作系统建立了自己的帝国，这个操作系统推动了一代个人电脑的发展，然后成功地利用这一规模碾压竞争对手。</text:p>
      <text:p text:style-name="P4">
广告</text:p>
      <text:p text:style-name="P4">
当Windows在个人电脑市场占据主导地位时，盖茨广为人知的做法是将其他产品免费捆绑在该系统上。1995年，他将网络浏览器InternetExplorer打包到Windows中，IE很快就成为数千万台电脑的默认浏览器，仅用了四年时间就超越了当时占主导地位的 <text:a xlink:type="simple" xlink:href="https://www.nytimes.com/1998/08/17/business/gates-pinpoints-date-of-browser-decision.html" text:style-name="Internet_20_link" text:visited-style-name="Visited_20_Internet_20_Link">
 Netscape</text:a>
 浏览器。</text:p>
      <text:p text:style-name="P4">
即便如此，这种策略最终还是令盖茨受害。1998年，美国司法部起诉微软不公平地利用Windows的市场力量扼杀竞争。2000年，一名联邦法官 <text:a xlink:type="simple" xlink:href="https://www.nytimes.com/2000/04/04/business/us-vs-microsoft-overview-us-judge-says-microsoft-violated-antitrust-laws-with.html" text:style-name="Internet_20_link" text:visited-style-name="Visited_20_Internet_20_Link">
裁定盖茨的公司败诉 </text:a>
，称微软“在竞争财富的天平上按下了手指头”。</text:p>
      <text:p text:style-name="P4">
微软后来与政府达成和解，同意做出让步。</text:p>
      <text:p text:style-name="P4">
Source: <text:a xlink:type="simple" xlink:href="https://cn.nytimes.com/technology/20230712/threads-zuckerberg-meta-google-plus/" text:style-name="Internet_20_link" text:visited-style-name="Visited_20_Internet_20_Link">
https://cn.nytimes.com/technology/20230712/threads-zuckerberg-meta-google-plus/</text:a>
</text:p>
      <!--NEWS-->
      <text:h text:style-name="P10" text:outline-level="1">
<text:span text:style-name="T4">
敏感时间朝鲜再射导弹 飞行时间创纪录</text:span>
</text:h>
      <text:p text:style-name="P4">
Author: None (Language: zh)</text:p>
      <text:p text:style-name="P4">
Publisher: None</text:p>
      <text:p text:style-name="P4">
Time: 2023-07-12T11:37:00Z</text:p>
      <text:p text:style-name="P4">
Description: 在韩日两国领导人正准备在北约峰会期间举行会晤之际，朝鲜在其东海岸发射了一枚疑似洲际弹道导弹。韩国总统尹锡悦呼吁国际社会团结一致，共同应对此类威胁。</text:p>
      <text:p text:style-name="P4">
Videos: []</text:p>
      <text:p text:style-name="P4">
Images: []</text:p>
      <text:p text:style-name="P4">
Subject: 时政风云</text:p>
      <text:p text:style-name="P4">
Subjects: ['韩国', '岛屿主权争端', '日本', '北大西洋公约组织', '朝鲜', '金正恩']</text:p>
      <text:p text:style-name="P4">
Keywords: ['朝鲜', '朝核危机', '韩国', '日本', '北约', '导弹试验', '美韩军演', '核威胁']</text:p>
      <text:p text:style-name="P4">
ID: 66200958</text:p>
      <!--METADATA-->
      <text:p text:style-name="P4">
<text:a xlink:type="simple" xlink:href="https://www.dw.com/zh/overlay/image/article/66200958/65932477" text:style-name="Internet_20_link" text:visited-style-name="Visited_20_Internet_20_Link">
 </text:a>
</text:p>
      <text:p text:style-name="P4">
朝鲜又发射了一枚弹道导弹，其飞行时间超过了此前朝鲜试射的任何一枚导弹</text:p>
      <text:p text:style-name="P4">
（德国之声中文网）朝鲜周三（7月12日）在其东海岸发射了一枚疑似洲际弹道导弹（ICBM），当时韩日两国领导人正准备在北约峰会期间举行会晤，讨论包括朝鲜拥核在内的各种威胁。</text:p>
      <text:p text:style-name="P4">
此次发射之前，朝鲜连续多日发表强硬声明，指控美国间谍飞机侵犯其经济区领空，谴责美国核动力巡航导弹潜艇最近访问韩国，宣称将要采取应对措施。</text:p>
      <text:h text:style-name="P12" text:outline-level="3">
<text:span text:style-name="T4">
朝鲜导弹中最长的飞行时间</text:span>
</text:h>
      <text:p text:style-name="P4">
日本内阁官房长官松野博一表示，这枚疑似洲际弹道导弹飞行了74分钟，高度为6,000公里，射程为1,000公里。这是朝鲜发射的所有导弹中最长的飞行时间。</text:p>
      <text:p text:style-name="P4">
日本海岸警卫队预测导弹将落在朝鲜半岛以东约550公里处。</text:p>
      <text:p text:style-name="P4">
今年4月，朝鲜试射了第一枚固体燃料洲际弹道导弹，这是今年十几次导弹试验之一。</text:p>
      <text:p text:style-name="P4">
分析人士认为，朝鲜的洲际弹道导弹的飞行距离足以打击美国任何地方的目标，而且朝鲜很可能已经研制出可以装在火箭上的核弹头。</text:p>
      <text:p text:style-name="P4">
首尔朝鲜研究大学教授金东烨（KimDong-yup）表示：“这可能是在首次发射成果基础上进行的固体燃料‘华城-18’洲际弹道导弹的第二次试验。”</text:p>
      <text:p text:style-name="P4">
牙山政策研究所研究员杨旭（YangUk，音译）表示，朝鲜在5月份首次发射间谍卫星失败后，最新的试验可能是朝鲜挽回颜面和夺回主动权的努力的一部分。</text:p>
      <text:p text:style-name="P4">
在导弹试验之外， <text:a xlink:type="simple" xlink:href="https://www.dw.com/zh/zh/衛星發射失敗墜海-朝鮮燃料不穩定/a-65761319" text:style-name="Internet_20_link" text:visited-style-name="Visited_20_Internet_20_Link">
 今年5月，朝鲜尝试用新的运载火箭发射其第一颗间谍卫星，但以失败告终。</text:a>
联合国安理会决议禁止朝鲜使用弹道导弹技术，包括卫星发射。安理会以及一些国家因朝鲜的导弹和核武器计划而对其实施制裁。</text:p>
      <text:p text:style-name="P4">
杨旭说，平壤本周指责美国侵犯其领空可能是为此次发射寻找理由，而华盛顿和首尔则认为这些指控毫无根据。</text:p>
      <text:p text:style-name="P4">
</text:p>
      <text:p text:style-name="P4">
日韩领导人准备在北约峰会期间举行会晤，讨论包括朝鲜拥核在内的各种威胁</text:p>
      <text:h text:style-name="P12" text:outline-level="3">
<text:span text:style-name="T4">
日韩表担忧：“不能纵容这些挑衅行为”</text:span>
</text:h>
      <text:p text:style-name="P4">
首尔梨花女子大学国际研究教授伊斯利（Leif-EricEasley）表示，朝鲜正在遵循一种模式，即在外交活动（如计划中的韩日会谈）期间进行武器试验。</text:p>
      <text:p text:style-name="P4">
正在立陶宛参加北约峰会的韩国总统尹锡悦召开了国家安全委员会紧急会议，讨论此次发射事件，并誓言利用此次峰会呼吁国际社会团结一致，共同应对此类威胁。</text:p>
      <text:p text:style-name="P4">
尹锡悦在与日本、澳大利亚和新西兰举行的会议上说，朝鲜的发射对地区和世界和平以及基于准则的秩序构成了直接挑战。</text:p>
      <text:p text:style-name="P4">
据其办公室称，尹锡悦表示：“我们不能纵容这些挑衅行为，我们必须通过强有力的回应和国际社会的团结来应对朝鲜的鲁莽行为。”</text:p>
      <text:p text:style-name="P4">
日本内阁官房长官松野博一表示，此次发射威胁地区和国际和平与稳定，日本已通过在北京的外交渠道朝鲜提出抗议。松野博一周三在记者会上表示，朝鲜已经拥有用核弹道导弹打击日本的技术，重申了日本防卫省发表的白皮书中的声明。</text:p>
      <text:p text:style-name="P4">
预计尹锡悦在周三晚些时候与日本首相岸田文雄举行单独会谈，讨论加强共同应对朝鲜威胁的方法。</text:p>
      <ul>
        <li>
</li>
      </ul>
      <h5>
盘点朝鲜近年发射的那些导弹</h5>
      <text:h text:style-name="P12" text:outline-level="3">
<text:span text:style-name="T4">
火星12型中程弹道导弹</text:span>
</text:h>
      <text:p text:style-name="P4">
朝鲜官媒朝中社1月31日发布的照片，显示曾于周日（1月30日）试射火星12型中程弹道导弹（IRBMs）。这种导弹的威力足以击中美国领土关岛，这也是朝鲜本月至目前为止进行的第七次武器试验，南韩和日本皆对于朝鲜此次发射表示谴责。</text:p>
      <ul>
        <li>
</li>
      </ul>
      <h5>
盘点朝鲜近年发射的那些导弹</h5>
      <text:h text:style-name="P12" text:outline-level="3">
<text:span text:style-name="T4">
KN-24型短程弹道导弹</text:span>
</text:h>
      <text:p text:style-name="P4">
1月17日，朝鲜从首都平壤的一个机场发射了两枚疑为KN-24型的短程弹道导弹（SRBM）。据朝鲜官媒报道，这两枚导弹「精确地击中了该国东海岸的一个岛屿目标」。分析人士表示，这些导弹最后一次测试是在2020年3月，目前似乎已经进入大规模生产和军事单位的部署。KN-24导弹类似于美国的MGM-140陆军战术导弹系统（ATACMS），并能够以比起传统弹道导弹更平坦的弹道飞行来躲避导弹防御系统。</text:p>
      <ul>
        <li>
</li>
      </ul>
      <h5>
盘点朝鲜近年发射的那些导弹</h5>
      <text:h text:style-name="P12" text:outline-level="3">
<text:span text:style-name="T4">
本月第二度进行高超音速导弹试验</text:span>
</text:h>
      <text:p text:style-name="P4">
朝鲜官媒朝中社发布照片称，朝鲜国防研究院于2022年1月11日在一个未披露的地点进行新型高超音速导弹的试验，据传朝鲜最高领导人金正恩也出席了此次试射。高超音速武器的飞行高度通常比弹道导弹要来得低，专家表示，高超音速武器的主要特点不是速度，而是其机动性，这可以帮助它们躲避导弹防御系统。这是朝鲜本月第二度试射此种导弹。</text:p>
      <ul>
        <li>
</li>
      </ul>
      <h5>
盘点朝鲜近年发射的那些导弹</h5>
      <text:h text:style-name="P12" text:outline-level="3">
<text:span text:style-name="T4">
2022年首度试验高超音速导弹</text:span>
</text:h>
      <text:p text:style-name="P4">
2022年1月5日，韩国军方称朝鲜从北部的慈江道向东海发射了疑似是弹道导弹的物体。朝鲜官媒朝中社随后发布报导，指朝鲜进行了新开发的高超音速导弹试射。朝鲜于2021年9月首度试射此种导弹，《朝中社》指出，这次发射再次确认了导弹在主动飞行阶段的飞行控制和稳定性。专家曾警告，如果朝鲜完全发展了这项技术，将对周边国家构成严重威胁。</text:p>
      <ul>
        <li>
</li>
      </ul>
      <h5>
盘点朝鲜近年发射的那些导弹</h5>
      <text:h text:style-name="P12" text:outline-level="3">
<text:span text:style-name="T4">
潜射弹道导弹</text:span>
</text:h>
      <text:p text:style-name="P4">
由朝鲜官媒朝中社于2021年10月20日发布的组合照片显示，朝鲜于前一天（10月19日）在水域中从潜艇上发射了一种新型的潜射弹道导弹（SLBM）。南韩军方在10月19日曾表示，朝鲜从其东海岸城市新浦以东的水域向东海发射了疑似是潜射弹道导弹的物体。</text:p>
      <ul>
        <li>
</li>
      </ul>
      <h5>
盘点朝鲜近年发射的那些导弹</h5>
      <text:h text:style-name="P12" text:outline-level="3">
<text:span text:style-name="T4">
从火车上发射导弹</text:span>
</text:h>
      <text:p text:style-name="P4">
朝中社提供的这张图片中显示朝鲜的铁路机动导弹军团在演习中发射了一枚导弹，专家称此为KN-23弹道导弹。</text:p>
      <ul>
        <li>
</li>
      </ul>
      <h5>
盘点朝鲜近年发射的那些导弹</h5>
      <text:h text:style-name="P12" text:outline-level="3">
<text:span text:style-name="T4">
新型远程巡航导弹</text:span>
</text:h>
      <text:p text:style-name="P4">
由朝鲜官媒朝中社于2021年9月13日发布的组图显示，一枚远程巡航导弹发射后在空中飞行。平壤于9月11日和12日试射了新型远程巡航导弹。据朝中社报道，这些导弹「在朝鲜领地和水域上空沿椭圆形和8字形飞行轨道飞行了7580秒」，并「击中1500公里外的目标」。</text:p>
      <ul>
        <li>
</li>
      </ul>
      <h5>
盘点朝鲜近年发射的那些导弹</h5>
      <text:h text:style-name="P12" text:outline-level="3">
<text:span text:style-name="T4">
新型战术制导炮弹</text:span>
</text:h>
      <text:p text:style-name="P4">
此张由平壤发布的照片中显示了新开发的新型战术制导炮弹，《朝中社》称此炮弹于2021年3月25日发射。</text:p>
      <ul>
        <li>
</li>
      </ul>
      <h5>
盘点朝鲜近年发射的那些导弹</h5>
      <text:h text:style-name="P12" text:outline-level="3">
<text:span text:style-name="T4">
北极星2号中程弹道导弹</text:span>
</text:h>
      <text:p text:style-name="P4">
朝鲜电视台于2017年5月22日提供了一段视频截图，据称该武器为中程弹道导弹北极星2号，这种中程导弹被认为能够装备核弹头。</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由于对朝鲜的军事行动和该地区其他日益严峻的挑战保持警惕， <text:a xlink:type="simple" xlink:href="https://www.dw.com/zh/zh/日韩举行首脑会谈深化双边关系/a-65542032" text:style-name="Internet_20_link" text:visited-style-name="Visited_20_Internet_20_Link">
 尹锡悦已开始修复与日本的紧张关系</text:a>
 ，并减少妨碍这两个美国盟友之间合作的历史争端。</text:p>
      <text:p text:style-name="P4">
首尔外交部表示，韩国、美国和日本的核问题特使周三通电话，强烈谴责朝鲜的导弹发射，认为这是“毫无道理”的严重挑衅行为。他们还批评了平壤最近对盟国在国际水域的正常飞行活动发出的威胁。</text:p>
      <text:p text:style-name="P4">
就在导弹发射前夕， <text:a xlink:type="simple" xlink:href="https://www.dw.com/zh/zh/美日韩国家安全顾问共商中国及朝鲜议题/a-65922349" text:style-name="Internet_20_link" text:visited-style-name="Visited_20_Internet_20_Link">
 这三个国家的高级军事将领在夏威夷举行了罕见的三边会议。</text:a>
</text:p>
      <text:p text:style-name="P4">
（路透社）</text:p>
      <text:p text:style-name="P4">
Source: <text:a xlink:type="simple" xlink:href="https://www.dw.com/zh/敏感时间朝鲜再射导弹-飞行时间创纪录/a-66200958" text:style-name="Internet_20_link" text:visited-style-name="Visited_20_Internet_20_Link">
https://www.dw.com/zh/敏感时间朝鲜再射导弹-飞行时间创纪录/a-66200958?maca=chi-rss-chi-all-1127-rdf</text:a>
</text:p>
      <!--NEWS-->
      <text:h text:style-name="P10" text:outline-level="1">
<text:span text:style-name="T4">
专栏 | 纵横大历史：第五十六讲　红卫兵的出现</text:span>
</text:h>
      <text:p text:style-name="P4">
Author: None</text:p>
      <text:p text:style-name="P4">
Publisher: Radio Free Asia (Organization)</text:p>
      <text:p text:style-name="P4">
Published Time: 2023-07-12T11:38:28-04:00</text:p>
      <text:p text:style-name="P4">
Modified Time: 2023-07-12T11:38:28-04:00</text:p>
      <text:p text:style-name="P4">
Description: None</text:p>
      <text:p text:style-name="P4">
Videos: []</text:p>
      <text:p text:style-name="P4">
Audios: ["<text:a xlink:type="simple" xlink:href="https://www.rfa.org/mandarin/zhuanlan/zonghengdalishi/wenge/hist-071220231032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790685in" draw:z-index="0">
<draw:image xlink:href="../Images/rfamandarin/2023-07-12T11-38-28-04-00/000000.png" xlink:type="simple" xlink:show="embed" xlink:actuate="onLoad" draw:mime-type="image/png"/>
</draw:frame>
中共官方新华社发布于1966年9月1日的宣传照片，图中的红卫兵有高中生与大学生，成群挥舞着毛语录。 <text:a xlink:type="simple" xlink:href="https://www.rfa.org/mandarin/zhuanlan/zonghengdalishi/wenge/hist-07122023103239.html/@@images/image" text:style-name="Internet_20_link" text:visited-style-name="Visited_20_Internet_20_Link">
</text:a>
法新社资料图片  <text:a xlink:type="simple" xlink:href="https://www.rfa.org/mandarin/zhuanlan/zonghengdalishi/wenge/hist-07122023103239.html/@@stream" text:style-name="Internet_20_link" text:visited-style-name="Visited_20_Internet_20_Link">
Audio-1-Link：https://www.rfa.org/mandarin/zhuanlan/zonghengdalishi/wenge/hist-07122023103239.html/@@stream</text:a>
</text:p>
      <text:p text:style-name="P4">
<text:span text:style-name="T4">
一、红卫兵运动的正式开始</text:span>
</text:p>
      <text:p text:style-name="P4">
大家好，欢迎大家收听《纵横大历史》，我是主持人孙诚。今天，我们将继续进行文革历史系列节目。从这一讲开始，我们就要讲述清华附中红卫兵的建立情形了。</text:p>
      <text:p text:style-name="P4">
如之前所讲的那样，在文革前夜的清华附中，正弥漫着干部子弟和平民子弟尖锐对立的政治氛围。在这样的情况下，只需要有一个导火索，已经变成火药桶的清华附中就会被全面引爆，引发一场政治大爆炸。</text:p>
      <text:p text:style-name="P4">
在文革前夕的1966年5月1日到3日，11名清华附中的学生借着学校四天假期的机会，展开了一场郊游。根据清华附中红卫兵的建立者之一骆小海的会议，这次郊游的情形是：</text:p>
      <text:p text:style-name="P4">
“我们预科651班的11位男女同学借着学校放4天假的机会，带著指南针、手表、晶体收音机、照相机、被子、锅和挂面到北京西郊戒台寺和潭柘寺一带野营。大家增进了友谊，交换了关于教育界文化革命的看法。也是巧合，就在野营过程中，我们从收音机里听到了周恩来总理在欢迎阿尔巴尼亚代表团的讲话中，提到了文化革命要深入到教育界，好像一颗信号弹。回去以后，这批人成了预651观点的主要力量。他们除了卜骆邝三人，其余都不是干部家庭出身。俗话说，‘先有潭柘寺，后有北京城’；潭柘寺之行，的确是红卫兵的源始。”（见骆小海：《一篇重要的史料》）</text:p>
      <text:p text:style-name="P4">
尽管根据骆小海的说法，这批学生当中干部子弟只有三个人。但是从他们出去郊游时带着的装备来看，他们的生活条件在当时是极其优渥的。曾在那个年代就读于清华大学的文革通史《天地翻覆》的作者杨继绳曾对此进行点评，表示：“当时，我们清华的大学生，很多人连台式电子管收音机都没有见过，很多人从来没有打过电话。而这些中学生却把当时极为珍贵的晶体管收音机带到郊外。可见他们生活条件之优越。”</text:p>
      <text:p text:style-name="P4">
事实上，骆小海自己也在回忆文章中表示：“清华附中不同政见的学生，主体是干部子女。虽然预651班起事者大部分是非干部子女，所提出的纲领也未涉及阶级路线，但预651观点的领头人却是该班少数干部子女。不久，这个不同政见的运动就被清华附中原来已经存在的干部子女圈子所吸纳，也不免要讲阶级路线。”（骆小海：《一篇重要的史料》）因此，可以说虽然参加这次郊游的学生大部分不是干部子弟，但拥有他们那种观点的领头的人则的确是干部子弟。</text:p>
      <text:p text:style-name="P4">
在这之后的5月28号，清华附中的一批拥有“不同政见”学生，在学校的宿舍楼酝酿着一个统一署名，采纳了一个叫“红卫兵”的名字。到了第二天，也就是5月29日的夜晚，清华附中的十几个学生又来到北京圆明园遗址，举行了一场秘密会议。在这次会议上，他们认为学校的党支部正在执行一条资产阶级教育路线，表示“当时已是山雨欲来风满楼的形势，为了迎接阶级斗争暴风雨的来临，为了更加有力地与校方进行斗争，有必要成立自己的组织，并一致同意将组织命名为红卫兵。”这些学生多是干部子弟，而“红卫兵”这个词则来自与会学生张承志曾经用过的笔名，意思是“毛泽东的红色卫兵”。</text:p>
      <text:p text:style-name="Horizontal_20_Line"/>
      <text:p text:style-name="P4">
<text:span text:style-name="T4">
二、清华附中红卫兵给毛泽东和中共中央的信</text:span>
</text:p>
      <text:p text:style-name="P4">
在5月31日，这个新成立的、名叫“红卫兵”的组织给中共中央和毛泽东发出了一封长达万言的信。信里面这样说道：</text:p>
      <text:p text:style-name="P4">
“我们是清华附中的学生。我校党支部共有党员24人，预备党员5人。其中大部分是知识分子出身，工农出身的占的比例很小。这个党支部长期以来，没有认真地学习毛主席著作，拒绝把毛主席的书当作一切工作的最高指示，很少阶级斗争观点，基本上没有执行无产阶级的办学方针，没有突出无产阶级政治，没有贯彻党的阶级路线。”</text:p>
      <text:p text:style-name="P4">
听到这段话的时候，我们需要注意的是，在文革时期，人们的许多话实际上在字面的意义之下，还有一层以他们的切身利益为导向的含义。这段话里面尽管看上去是在说，当时清华附中党支部里面大多数人是知识分子出身，工农出身的比例很小，但实际上，当时清华附中的学生主要是在分成干部子弟和平民子弟这两个互相对立的派系。在这里，以干部子弟为主的红卫兵们使用了毛式的阶级斗争话语体系，认为学校的党支部工农不够、知识分子太多。在那个年代，所谓“革命干部”和“工人”及“贫下中农”都属于政治“出身好”的“红五类”。而知识分子尽管没有像所谓“地富反坏右”那样被当作一个政治迫害标签进行不漏一人的政治镇压，但毛时代各种各样的运动也都没有放过知识分子。在毛时代，知识分子自然也被看作一种态度可疑的人，并不能被完全信任。而在清华附中文革前夜学生的派系中，知识分子子弟又有许多人持有平民子弟那一派的观点。因此，可以说这段话虽然看上去是表示党支部里面知识分子太多、工农太少，实际上却是干部子弟这一派在试图打击平民子弟那一派所使用的政治策略。</text:p>
      <text:p text:style-name="P4">
差不多同一时间，清华附中学生也给毛泽东和中共中央发了另一封信。这封信里是这样说的：</text:p>
      <text:p text:style-name="P4">
“我们是清华附中高二的同学，是革命的后代。我们在清华附中生活了几年，觉得我校实行了一整套、系统的资产阶级教育方针、路线。如：关于突出政治问题，关于教学改奠问题（主要是预科问题），关于贯彻阶级路线、重在表现问题，等等。过去，我们有的同学也给学校的一些问题提过意见，但：学校丝毫没有接受。当前，在社会主义文化大革命的风浪里，我们提高了阶级觉悟，对学校这些问题看得更加清楚了。我们彻底地看清了在我校几年来一直贯穿着一条资产阶级修正主义的黑线。我们认为非常有必要向党中央，向您——最敬爱的毛主席揭发和汇报清华附中所贩卖的这些修正主义私货。”</text:p>
      <text:p text:style-name="P4">
从这封信的书写着自称“我们是清华附中高二的同学，是革命的后代”来看，他们应当也是干部子弟。信里面所指出的一些所谓校方的问题，比如“贯彻阶级路线”、“重在表现问题”，事实上可以说也都是干部子弟们十分不满的。如上一讲所讲到的，当时有不少平民子弟依靠所谓“重在表现”政策获得了利益。比如在让学生加入共青团的问题上，老师们就会注重发展“出身不够好”但是“表现好”的学生们。总的来说，这封信的作者代表的是干部子弟的利益，并且给校方扣上了大帽子，认为校方对平民子弟的照顾是持续了几年的所谓“一条资产阶级修正主义的黑线”。为此，他们要向毛泽东写信“揭发和汇报清华附中所贩卖的这些修正主义私货”。</text:p>
      <text:p text:style-name="P4">
这封信还这样说道：“有党中央、有毛主席给我们撑腰，有广大的工农兵给我们做坚强的后盾，我们什么都不怕，即使在清华附中暂时的‘孤立’我们也不动摇，坚决斗争到底。我们是在为毛泽东思想而战，为共产主义而战，这是光荣的的孤立!……因情况紧急，希中央急速派工作组来。”</text:p>
      <text:p text:style-name="P4">
<text:span text:style-name="T4">
三、超过百人联署的大字报</text:span>
</text:p>
      <text:p text:style-name="P4">
到了6月2日，一张内容更为劲爆的大字报在学校里被贴了出来。它的标题叫做《誓死保卫无产阶级专政，誓死保卫毛泽东思想》，内容则可以说是相当地疯狂，堆砌着各种政治口号，显露出了一种张牙舞爪、声嘶力竭的味道。这篇大字报的全文是这样说的：</text:p>
      <text:p text:style-name="P4">
“党中央、毛主席向全国人民吹响了冲锋号，将无产阶级文化大革命进行到底！</text:p>
      <text:p text:style-name="P4">
“我们，无产阶级革命的后代，无限热爱、无限信仰、无限崇拜毛泽东思想。对一切反毛泽东思想的言行，怀着刻骨的仇恨。在大革命中，我们一定要树立毛泽东思想的绝对权威，一脚踢开一切反毛泽东思想的所谓‘权威’，凡是毛主席指示的，我们就坚决照办，坚决执行，就是上刀山、下火海也在所不辞！凡是违背毛泽东思想的，不管他是什么人，不管他打着什么旗号，不管他有多么高的地位，统统都要砸得稀烂！</text:p>
      <text:p text:style-name="P4">
“文化大革命，是两个阶级，两种世界观的决战。我们一定要突出无产阶级政治，大搞世界观、人生观的改造，不准资产阶级在任何领域中负隅顽抗！</text:p>
      <text:p text:style-name="P4">
“资产阶级的老爷们，我们既然挑起了这一场斗争，那么好吧!我们来者不拒，坚持奉陪到底，不拔掉黑旗，不打垮黑帮，不砸烂黑店，不取缔黑市，决不收兵！</text:p>
      <text:p text:style-name="P4">
“同志们，革命战友们：</text:p>
      <text:p text:style-name="P4">
“誓死跟着党中央，誓死跟着毛主席，誓死保卫无产阶级专政！</text:p>
      <text:p text:style-name="P4">
“毛主席万岁！</text:p>
      <text:p text:style-name="P4">
“红卫兵</text:p>
      <text:p text:style-name="P4">
“1966年6月2日”</text:p>
      <text:p text:style-name="P4">
以上就是这篇大字报的全部内容。可以看到，其中充斥着各种各样疯狂的文革式语言，比如表示对毛泽东思想“无限热爱、无限信仰、无限崇拜”，表示对所谓反对毛泽东思想的言行“怀着刻骨的仇恨”。大字报也用不容争辩的口吻说，要树立毛泽东思想的“绝对权威”，对于毛泽东的指示更是要“坚决照办，坚决执行”。这份大字报有超过一百人进行了署名，而从这份署名“红卫兵”的大字报的撰写者自称“我们，无产阶级革命的后代”来看，这当然也是一份代表干部子弟立场的大字报。根据这份大字报中的说法，所谓“违背毛泽东思想”的人，下场将会是被统统“砸得稀烂”。</text:p>
      <text:p text:style-name="P4">
（以上引用的信件和大字报内容，来自卜伟华：《清华附中红卫兵成立始末》）</text:p>
      <text:p text:style-name="P4">
到了这个时候，清华附中的红卫兵运动已经发动了起来。短短几天内，红卫兵运动就从十几个人的密谋，发展到了上百人联署的大字报。从这些红卫兵的政治诉求来看，他们代表的是学校中干部子弟们的立场，在现实利益中想要维护的是他们通过父母获得的特权，清华附中校方则成为了他们的攻击目标。而就在这份大字报被贴出的1966年6月2日这一天，一个更为爆炸性的消息出现，更加加速了局势的演化。在这天，中国官方喉舌《人民日报》全文刊登了北京大学的一份大字报，并用评论员文章的形式对这份大字报所表达的极端态度表示了支持。按照现在的话来说的话，这实际上证明，官方正在亲自下场炒热气氛“带节奏”。这样，我们就需要将镜头转到北京大学，来叙述接下来的历史了。</text:p>
      <text:p text:style-name="P4">
感谢大家。这周就到这里，我们下周再见。</text:p>
      <text:p text:style-name="P4">
撰稿、主持、制作：孙诚</text:p>
      <text:p text:style-name="P4">
Source: <text:a xlink:type="simple" xlink:href="https://www.rfa.org/mandarin/zhuanlan/zonghengdalishi/wenge/hist-07122023103239.html" text:style-name="Internet_20_link" text:visited-style-name="Visited_20_Internet_20_Link">
https://www.rfa.org/mandarin/zhuanlan/zonghengdalishi/wenge/hist-07122023103239.html</text:a>
</text:p>
      <!--NEWS-->
      <text:h text:style-name="P10" text:outline-level="1">
<text:span text:style-name="T4">
古老的“圣经”梦想 以色列为何不断吞并约旦河西岸？</text:span>
</text:h>
      <text:p text:style-name="P4">
Author: 半岛电视台</text:p>
      <text:p text:style-name="P4">
Publisher: Al Jazeera</text:p>
      <text:p text:style-name="P4">
Published Time: 2023-07-12T11:52:08</text:p>
      <text:p text:style-name="P4">
Modified Time: 2023-07-12T11:52:08</text:p>
      <text:p text:style-name="P4">
Description: 当美国负责近东事务的助理国务卿芭芭拉·利夫准备访问以色列时，占领政府——其向美国承诺在四个月内不会扩大约旦河西岸定居点——做出了最危险的决定，目的是加速以色列的建设。</text:p>
      <text:p text:style-name="P4">
Images: ["<text:a xlink:type="simple" xlink:href="https://chinese.aljazeera.net/wp-content/uploads/2023/07/1-1689161944.png" text:style-name="Internet_20_link" text:visited-style-name="Visited_20_Internet_20_Link">
1-1689161944.png</text:a>
", "<text:a xlink:type="simple" xlink:href="https://chinese.aljazeera.net/wp-content/uploads/2023/07/1-1689161990.png" text:style-name="Internet_20_link" text:visited-style-name="Visited_20_Internet_20_Link">
1-1689161990.png</text:a>
", "<text:a xlink:type="simple" xlink:href="https://chinese.aljazeera.net/wp-content/uploads/2023/07/1-1689162021.png" text:style-name="Internet_20_link" text:visited-style-name="Visited_20_Internet_20_Link">
1-1689162021.png</text:a>
", "<text:a xlink:type="simple" xlink:href="https://chinese.aljazeera.net/wp-content/uploads/2023/07/1-1689162071.png" text:style-name="Internet_20_link" text:visited-style-name="Visited_20_Internet_20_Link">
1-1689162071.png</text:a>
"]</text:p>
      <text:p text:style-name="P4">
Topics: ['中东', '巴勒斯坦问题', '新闻', '长篇阅读']</text:p>
      <text:p text:style-name="P4">
Keywords: ['中东', '巴勒斯坦问题', '新闻', '长篇阅读', '以色列', '巴勒斯坦']</text:p>
      <text:p text:style-name="P4">
Type: Article</text:p>
      <!--METADATA-->
      <text:p text:style-name="P4">
<draw:frame draw:style-name="fr1" draw:name="Image209" text:anchor-type="as-char" svg:width="6.9236in" svg:height="4.612736in" draw:z-index="0">
<draw:image xlink:href="../Images/Aljazeera Chinese/2023-07-12T11-52-08/1-1689161944.png" xlink:type="simple" xlink:show="embed" xlink:actuate="onLoad" draw:mime-type="image/png"/>
</draw:frame>
 以色列为何不断吞并约旦河西岸？</text:p>
      <text:p text:style-name="P4">
当美国负责近东事务的助理国务卿芭芭拉·利夫准备访问以色列时，占领政府——其向美国承诺在四个月内不会扩大约旦河西岸定居点——做出了最危险的决定，目的是加速以色列的建设，6月18日，占领军批准了一项旨在缩短约旦河西岸定居点建筑审批所需时间的计划，该计划赋予极端主义财政部长“贝扎莱尔·斯莫特里奇”全权批准修建定居点的计划，而无需等待总理和国防部长的批准。</text:p>
      <text:p text:style-name="P4">
直到最近，由于担心国际决议拒绝定居点，以色列在吞并西岸部分地区的问题上一直采取谨慎的步骤，尽管占领国最终没有尊重这些决定，但极右翼政府上台后，情况变得更糟，而该政府聚集了定居点扩张的最大支持者，这导致占领者没收了超过一百万德南的巴勒斯坦土地，这些土地被重新归类为“以色列国家土地”。</text:p>
      <text:h text:style-name="P13" text:outline-level="4">
<text:span text:style-name="T4">
陈旧的新方法</text:span>
</text:h>
      <text:p text:style-name="P4">
<draw:frame draw:style-name="fr1" draw:name="Image210" text:anchor-type="as-char" svg:width="6.9236in" svg:height="4.612736in" draw:z-index="0">
<draw:image xlink:href="../Images/Aljazeera Chinese/2023-07-12T11-52-08/1-1689161990.png" xlink:type="simple" xlink:show="embed" xlink:actuate="onLoad" draw:mime-type="image/png"/>
</draw:frame>
 纳比塞缪尔村的神社和清真寺(Shutterstock)</text:p>
      <text:p text:style-name="P4">
纳比塞缪尔村位于海拔 859米的山脚下，有一座神社和一座清真寺，同名的村庄享有令人惊叹的景色，一方面可以看到被占领的耶路撒冷城，另一方面，观察者可以捕捉到拉马拉市的喧嚣，然而，当你转向东方时，景象开始发生变化，眼前出现了两个犹太复国主义定居点，即“哈什穆埃尔”定居点，吞噬了331 德南的村庄土地，以及“内夫·什穆尔”定居点，该定居点建在大约 136德南的土地上，这些定居点将村庄变成了“极端正统派”的牢房，他们将村里清真寺和考古遗址之间的地方变成了犹太教堂，声称先知撒母耳是犹太人的先知之一。</text:p>
      <text:p text:style-name="P4">
纳比塞缪尔村构成了一个明确的解释性定居点模型，因为该村在 1967年之后被以色列占领，1971年，时任总理戈尔达·梅厄下令拆除了所有房屋，村民们被疏散到清真寺和考古遗址以东约100米处的房屋，以色列在犹太人家园的废墟上为犹太人建造了约1000个住房设施。</text:p>
      <text:p text:style-name="P4">
这个村庄的居民被隔离墙与约旦河西岸隔离开来，自那时以来，该村庄从未逃脱过以色列定居点的后果，发生在村庄民众身上的最危险的事情是，根据前总理伊扎克·拉宾(Yitzhak Rabin) 政府决定，占领者没收了其 3500 德南（865英亩）的土地，作为以色列“国家公园”的一部分，这次没收包括该村的农田和房屋，主要是先知撒母耳的清真寺和神殿，以及周围的考古遗址。</text:p>
      <text:p text:style-name="P4">
通过这种方式，占领军在驱逐该地区居民并摧毁他们的家园后，在约旦河西岸建立了最大的公园之一，这是根据《国家公园、自然保护区、国家遗址和纪念碑法》采取的行动，现任内塔尼亚胡政府五月提议对其进行修改，旨在将其适用于约旦河西岸的考古遗址，该提案的解释性说明指出：“朱迪亚和撒玛利亚（大多数以色列人使用圣经名称来指代被占领的约旦河西岸）的土地充满了对以色列土地上的定居点发展具有重大国家和历史重要性的遗产地。”</text:p>
      <text:p text:style-name="P4">
以纳比塞缪尔村为目标，暴露了以色列历届政府为吞并约旦河西岸土地所做的巨大努力，过去几十年来，以色列定居点项目不断发展，无视国际公约和国际刑事法院（ICC）的规约，而国际刑事法院将占领国平民人口转移到被占领土视为战争罪，并禁止在领土内强制转移和将被占领人员驱逐出其领土，然而，尽管存在所有这些警告，自1967年占领约旦河西岸以来，以色列已经建造了130多个定居点和约140个定居点前哨基地，目前有近70 万以色列定居者居住在这些定居点（其中 23 万在东耶路撒冷）。</text:p>
      <text:p text:style-name="P4">
<draw:frame draw:style-name="fr1" draw:name="Image211" text:anchor-type="as-char" svg:width="6.9236in" svg:height="4.612736in" draw:z-index="0">
<draw:image xlink:href="../Images/Aljazeera Chinese/2023-07-12T11-52-08/1-1689162021.png" xlink:type="simple" xlink:show="embed" xlink:actuate="onLoad" draw:mime-type="image/png"/>
</draw:frame>
 以色列定居点建设</text:p>
      <text:p text:style-name="P4">
以色列“自由派”政府在定居点问题上的态度与右翼政府并无不同，左翼以色列工党领导的政府此前曾提出吞并约旦河西岸的计划，1967年战争结束后，伊格尔·阿隆（前劳工部长）提出了一项吞并西岸大片地区（包括约旦河谷和大耶路撒冷地区）的计划，十年后，在“梅纳赫姆·贝京”和他的（右翼）利库德集团统治期间，延续性出现了，该党提出了大以色列计划，呼吁吞并约旦河西岸，反对国际社会在他所谓的“圣经地区的中心。”，伊格尔·阿隆（前劳工部长）在1967 年战争结束后提出了一项吞并西岸大片地区（包括约旦河谷和大耶路撒冷地区）的计划，并于 10年后在统治时期得以延续“梅纳赫姆·贝京”及其（右翼）利库德集团提出了大以色列计划，该党提出了要求吞并约旦河西岸的大以色列计划，反对在他所谓的“圣经地区中心”做出让步。</text:p>
      <text:p text:style-name="P4">
《奥斯陆协议》签署后，情况并没有发生太大变化，尽管以色列政界的大多数人都同意建立巴勒斯坦国，至少在形式上是这样，近三十年来，以色列右翼继续高举定居点旗帜，“纳夫塔利·贝内特”等领导的运动不断涌现，2013年踏入政坛后，纳夫塔利·贝内特立即要求以色列全面吞并C区，这违反了《奥斯陆协议》，随着他于2021年上台，贝内特领导的政府巩固了对C区的占领统治，这促使巴勒斯坦耶路撒冷事务部长法迪·哈德米宣称，以色列总理纳夫塔利·贝内特政府度过的一年，对于耶路撒冷市及其居民来说是最困难和最危险的一年，初步批准建造14108 个定居点单元，并拆除 270 栋巴勒斯坦建筑。</text:p>
      <text:h text:style-name="P13" text:outline-level="4">
<text:span text:style-name="T4">
最凶猛的内塔尼亚胡政府</text:span>
</text:h>
      <text:p text:style-name="Quotations">

<text:p text:style-name="Quotations">

<text:p text:style-name="P4">
通过对犹太和撒马利亚的部分家园实行以色列的完全主权，建立新的城市和定居点，并让数十万定居者居住在那里，我们将向阿拉伯人和全世界表明，犹太和撒马利亚的现实是不可逆转的，阿拉伯人在犹太和撒玛利亚建立国家的梦想已经彻底破灭。</text:p>

</text:p>

</text:p>
      <text:p text:style-name="P4">
2017年，“以色列定居点英雄”、现任极端主义财政部长“贝扎莱尔·斯莫特里奇”在题为《果断计划》的文章中写下了这些话，他提议吞并且控制约旦河西岸，随着他去年十二月进入占领政府内阁，基于内塔尼亚胡总理与宗教党派组成的联盟，斯莫特里奇和其他极端主义政府部长有能力将他的想法付诸实践，甚至将其作为当前占领政府官方政策的一部分，占领政府的建国文件规定，犹太人民对以色列土地（包括约旦河西岸）的所有部分拥有排他性和无可争议的权利。</text:p>
      <text:p text:style-name="P4">
斯莫特里奇广泛的政府权力有助于推动约旦河西岸的定居点议程，作为财政部长，他指示政府部门准备在约旦河西岸安置另外 50万定居者，这与该地区目前的定居者数量大致相同，并承诺提供高达数十亿谢克尔的巨额新预算来开发这些定居点的基础设施。</text:p>
      <text:p text:style-name="P4">
<draw:frame draw:style-name="fr1" draw:name="Image212" text:anchor-type="as-char" svg:width="6.9236in" svg:height="4.612736in" draw:z-index="0">
<draw:image xlink:href="../Images/Aljazeera Chinese/2023-07-12T11-52-08/1-1689162071.png" xlink:type="simple" xlink:show="embed" xlink:actuate="onLoad" draw:mime-type="image/png"/>
</draw:frame>
斯莫特里奇和极端主义部长本·格维尔等人一起出现，他们并不在乎占领国在国际社会面前展现的人权和民主价值观（阿纳多卢通讯社）</text:p>
      <text:p text:style-name="P4">
然而，斯莫特里奇的当局并没有就此止步，二月，他获得了同样重要的职位，被任命为民政管理局局长，根据以色列法律，他实际上成为了“约旦河西岸总督”，这一立场意味着改变约旦河西岸的官方治理结构，将许多行政权力从占领军的军事指挥权转移到斯莫特里奇所代表的文职指挥权。</text:p>
      <text:p text:style-name="P4">
内塔尼亚胡政府的吞并步伐是占领历史上最快的，以色列政府3月批准了一项法案，允许以色列人返回约旦河西岸的4个定居点，这是通过修改 2005年颁布的脱离接触法来实现的，该法下令从这些定居点和加沙地带撤离定居者，以色列备受争议的“司法改革”计划也是一系列旨在完全控制约旦河西岸的举措的一部分，斯莫特里奇本人也证实了这一点，他表示，重新考虑民主和法律结构可能会保证政府吞并约旦河西岸。</text:p>
      <text:p text:style-name="P4">
内塔尼亚胡吞并约旦河西岸的热情并没有随着他最近的政府而觉醒，尽管他在这方面的步伐变得更加凶猛，2017年担任总理时，内塔尼亚胡领导的利库德集团通过了一项危险的决定，寻求全面吞并约旦河西岸，尽管这一决定因国际社会的反对而未能实施，导致内塔尼亚胡放慢了脚步，占领国总理于2019年宣布，他将推动以色列在当地逐步行使主权，在确认美国前总统唐纳德·特朗普政府的支持之后做出了该决定，2020年，以色列总理宣布打算开始单方面吞并指定为以色列主权的土地，不过，他很快就撤回了这一决定，为与多个阿拉伯国家达成“正常化协议”铺平道路。</text:p>
      <text:p text:style-name="P4">
以色列的这次撤回决定既不是最终的，也不是战略性的，而只是战术性的举动，内塔尼亚胡政府继续致力于开发和扩大约旦河西岸的许多定居点项目，其中包括从约旦河西岸巴勒斯坦城市纳布卢斯郊区延伸至特拉维夫东北部卡法萨巴的55号高速公路，与占领时期修建的其他道路一样，这为吞并约旦河西岸大片土地铺平了道路，对此，《吞并之路》报告的作者耶胡达·沙乌尔（YehudaShaul）发表了一篇颇具启发性的言论，他在其中解释了以色列政府为巩固定居点而发展基础设施的战略，他表示，“每个人都认为，随着正常化协议的签署，约旦河西岸的吞并已经冻结，但事实上，以色列仍在继续通过基础设施吞并约旦河西岸，这一发展有助于增加定居者的数量，并在此过程中永远巩固我们对巴勒斯坦人民的控制。”</text:p>
      <text:h text:style-name="P13" text:outline-level="4">
<text:span text:style-name="T4">
想象中的国际社区</text:span>
</text:h>
      <text:p text:style-name="P4">
5月，支持定居点的最著名右翼组织之一“Regavim”的一名律师在被占领的耶路撒冷的以色列最高法院出庭，该法院正在考虑一份请愿书，要求该组织执行巴勒斯坦汗·艾哈迈尔村（Khanal-Ahmar）的拆除令，那个村庄的贾哈林贝都因部落居民因占领而被禁止建造房屋，因此，他们住在锡制房屋中。</text:p>
      <text:p text:style-name="P4">
自2009年起，“Regavim”组织就一直呼吁拆迁该村，并于2018年成功获得法院支持，但其拆迁计划至今尚未真正落实，取得执行决定与法院判决相冲突，法官以“国家安全和外交”为由叫停了拆迁。</text:p>
      <text:p text:style-name="P4">
法院所依据的宽松判决掩盖了对寻求保护该村庄的国际压力运动的担忧，由于外国代表团很难离开该村庄及其居民，除此之外，欧盟成员国还发表联合声明，反对法院的裁决，国际刑事法院前检察官法图·本苏达也谴责以色列的行为，并强调，强行转移村民将被视为战争罪。</text:p>
      <text:p text:style-name="P4">
远离汗·艾哈迈尔村之后，以色列继续实施极右议程，其基于“犹太人民对整个以色列土地的专有权利”，没有比霍姆什前哨所发生的事情更清楚的例子了，这是七十年代末纳布卢斯北部土地上出现的定居点，然后在2005年被腾空，根据导致定居者撤离加沙的脱离接触法，极端主义定居者在2009年在那里成功建立了一所宗教学校。</text:p>
      <text:p text:style-name="P4">
随着现政府上台，脱离接触法很快得到修改，取消了对以色列人进入霍姆什和约旦河西岸其他定居点的“官方”禁令，尽管这项法律引起了美国的反对，但以色列政府并没有关注其美国盟友的立场，它宣布将霍姆什的巴勒斯坦私人土地转变为“国有土地”，这引发了那里的定居者活动，一家建筑公司最近完成了霍姆什的水管铺设工作，水正在流入定居者家中的设施，几周前，斯莫特里奇庆祝了大灾难75 周年，即犹太复国主义者所说的“以色列独立日”。</text:p>
      <text:p text:style-name="P4">
另一方面，一些有关以色列吞并约旦河西岸步骤的国际决定已成为人们嘲笑的对象，就像今年1月发生的那样，当时，联合国大会投票请求海牙国际法院就以色列占领约旦河西岸和东耶路撒冷的法律后果发表咨询意见，这仅仅意味着联合国希望法院裁定占领国在约旦河西岸的行为是“临时占领”还是“吞并”，这一过程需要一到两年的时间，以便明智地采取行动的。</text:p>
      <text:p text:style-name="P4">
与此同时，内塔尼亚胡政府继续在约旦河西岸紧锣密鼓地修建定居点，采取了规避国际舆论的政策，它最初宣布在特定敏感地区建设定居点的计划，它很清楚，这会引起美国和其他西方国家的愤怒，然后它公开宣布暂停第一个项目，并在其他各个地区开始其他定居项目，其中包括“E1”建设项目，国际社会认为该项目是两国方案的真正障碍，当美国反对该项目时，占领国承诺停止其竣工，但同时告知华盛顿其在其他地方建造4000 套新单元的计划。</text:p>
      <text:p text:style-name="P4">
占领国在定居点问题上违反国际法，尽管它有时不想激怒以华盛顿为首的西方盟友，但它更多地听取极端主义宗教言论和扩张主义定居点倾向，继续以它创造的殖民神话为食，为将巴勒斯坦人驱逐出家园的游行辩护，这场黑暗游行始于75年前，并且一直持续到今天。</text:p>
      <text:p text:style-name="P4">
Source: <text:a xlink:type="simple" xlink:href="https://chinese.aljazeera.net/middle-east/question-of-palestine/2023/7/12/%e5%8f%a4%e8%80%81%e7%9a%84%e5%9c%a3%e7%bb%8f%e6%a2%a6%e6%83%b3%e4%bb%a5%e8%89%b2%e5%88%97%e4%b8%ba%e4%bd%95%e4%b8%8d%e6%96%ad%e5%90%9e%e5%b9%b6%e7%ba%a6%e6%97%a6%e6%b2%b3%e8%a5%bf%e5%b2%b8" text:style-name="Internet_20_link" text:visited-style-name="Visited_20_Internet_20_Link">
https://chinese.aljazeera.net/middle-east/question-of-palestine/2023/7/12/%e5%8f%a4%e8%80%81%e7%9a%84%e5%9c%a3%e7%bb%8f%e6%a2%a6%e6%83%b3%e4%bb%a5%e8%89%b2%e5%88%97%e4%b8%ba%e4%bd%95%e4%b8%8d%e6%96%ad%e5%90%9e%e5%b9%b6%e7%ba%a6%e6%97%a6%e6%b2%b3%e8%a5%bf%e5%b2%b8</text:a>
</text:p>
      <!--NEWS-->
      <text:h text:style-name="P10" text:outline-level="1">
<text:span text:style-name="T4">
逾300移民赴加纳利群岛途中失联 搜救迄无所获</text:span>
</text:h>
      <text:p text:style-name="P4">
Publisher: 法新社</text:p>
      <text:p text:style-name="P4">
Published Time: 2023-07-12T12:02:08+00:00</text:p>
      <text:p text:style-name="P4">
Modified Time: 2023-07-12T11:35:02+00:00</text:p>
      <text:p text:style-name="P4">
Description: （法新社马德里11日电） 西班牙海岸防卫队接获援助团体通报有3艘移民船只在从西非前往加纳利群岛（Canary Islands）途中失踪后，今天持续搜救行动，但仍无所获。他们昨天才在附近救起数十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7-12T12-02-08-00-00/000000.png" xlink:type="simple" xlink:show="embed" xlink:actuate="onLoad" draw:mime-type="image/png"/>
</draw:frame>
</text:p>
      <text:p text:style-name="P4">
西班牙海上救援与安全协会（Salvamento Maritimo）发言人表示，一架救援飞机已派往加纳利群岛，但「没有任何发现」。</text:p>
      <text:p text:style-name="P4">
她接着说，海岸防卫队也要求区域内的其他船只多加留意。</text:p>
      <text:p text:style-name="P4">
她也指出，在昨天的搜救行动中，救难人员发现一艘载有78名来自撒哈拉沙漠以南地区移民的船只，他们被送往大加纳利岛（Gran Canaria）。</text:p>
      <text:p text:style-name="P4">
关注移民问题的援助团体「行走的边界」（Walking Borders）表示，据信这3艘失踪的船只是在近几周离开西非塞内加尔海岸。</text:p>
      <text:p text:style-name="P4">
「行走的边界」发言人指出：「其中一艘船上大约有200人，另外两艘船上分别有50至70人。」</text:p>
      <text:p text:style-name="P4">
「行走的边界」创办人马勒诺（HelenaMaleno）昨天表示，其中最大一艘船在6月27日从塞内加尔南部卡沙曼斯地区（Casamance）的渔村卡方腾（Kafountine）出发。</text:p>
      <text:p text:style-name="P4">
据他转述，失联移民的家人表示，他们在几天前就与这艘船失去联系，船上「有很多未成年人」。</text:p>
      <text:p text:style-name="P4">
「行走的边界」表示，另外两艘船共有约120人，他们在6月23日离开塞内加尔海岸。</text:p>
      <text:p text:style-name="P4">
Source: <text:a xlink:type="simple" xlink:href="https://www.rfi.fr/cn/%E5%9B%BD%E9%99%85%E6%8A%A5%E9%81%93/20230712-%E9%80%BE300%E7%A7%BB%E6%B0%91%E8%B5%B4%E5%8A%A0%E7%BA%B3%E5%88%A9%E7%BE%A4%E5%B2%9B%E9%80%94%E4%B8%AD%E5%A4%B1%E8%81%94-%E6%90%9C%E6%95%91%E8%BF%84%E6%97%A0%E6%89%80%E8%8E%B7" text:style-name="Internet_20_link" text:visited-style-name="Visited_20_Internet_20_Link">
https://www.rfi.fr/cn/%E5%9B%BD%E9%99%85%E6%8A%A5%E9%81%93/20230712-%E9%80%BE300%E7%A7%BB%E6%B0%91%E8%B5%B4%E5%8A%A0%E7%BA%B3%E5%88%A9%E7%BE%A4%E5%B2%9B%E9%80%94%E4%B8%AD%E5%A4%B1%E8%81%94-%E6%90%9C%E6%95%91%E8%BF%84%E6%97%A0%E6%89%80%E8%8E%B7</text:a>
</text:p>
      <!--NEWS-->
      <text:h text:style-name="P10" text:outline-level="1">
<text:span text:style-name="T4">
高盛：2075年印度经济世界第二？专家存疑</text:span>
</text:h>
      <text:p text:style-name="P4">
Author: None (Language: zh)</text:p>
      <text:p text:style-name="P4">
Publisher: None</text:p>
      <text:p text:style-name="P4">
Time: 2023-07-12T12:10:00Z</text:p>
      <text:p text:style-name="P4">
Description: 高盛日前发文预测，印度有望在2075年成为世界第二大经济体。该国今年经济增长预计可达5.9%。但有专家认为，十多年前，世界就曾对印度作出过于乐观的预测，但并未能完全实现。</text:p>
      <text:p text:style-name="P4">
Videos: []</text:p>
      <text:p text:style-name="P4">
Images: []</text:p>
      <text:p text:style-name="P4">
Subject: 经济纵横</text:p>
      <text:p text:style-name="P4">
Subjects: ['德中关系', '奥巴马', '岛屿主权争端', '专题报道：全景观看“习马会”', '印度', '中国', '中共十九大', '美国']</text:p>
      <text:p text:style-name="P4">
Keywords: ['中国', '印度', '美国', '第二大经济体', '高盛', '2075年', '印度经济']</text:p>
      <text:p text:style-name="P4">
ID: 66201124</text:p>
      <!--METADATA-->
      <text:p text:style-name="P4">
<text:a xlink:type="simple" xlink:href="https://www.dw.com/zh/overlay/image/article/66201124/57918401" text:style-name="Internet_20_link" text:visited-style-name="Visited_20_Internet_20_Link">
 </text:a>
</text:p>
      <text:p text:style-name="P4">
（德国之声中文网）投行高盛（Goldman Sachs）7月6日在其网站发布文章，预测到2075年， <text:a xlink:type="simple" xlink:href="https://www.dw.com/zh/zh/马斯克莫迪相谈甚欢-特斯拉将尽快在印度建厂/a-65988335" text:style-name="Internet_20_link" text:visited-style-name="Visited_20_Internet_20_Link">
 印度</text:a>
将成为世界第二大经济体，仅次于中国，并排在美国、欧元区和日本之前。</text:p>
      <text:h text:style-name="P12" text:outline-level="3">
<text:span text:style-name="T4">
人口红利</text:span>
</text:h>
      <text:p text:style-name="P4">
高盛这一预测的主要理由是， <text:a xlink:type="simple" xlink:href="https://www.dw.com/zh/zh/人口超越中国的印度能获得人口红利吗/a-65471911" text:style-name="Internet_20_link" text:visited-style-name="Visited_20_Internet_20_Link">
 印度人口 </text:a>
不断增长，劳动力潜力巨大。该投行研究印度的经济师桑塔努·森古普塔（SantanuSengupta）表示："未来20年，印度的抚养比率（也就是非劳动年龄人口与劳动年龄人口之间的比率）是世界上最低的地区之一。"他说，印度应抓住这一机遇，加强制造业产能，继续服务业的增长以及基础设施的增长。</text:p>
      <text:h text:style-name="P12" text:outline-level="3">
<text:span text:style-name="T4">
经济数字化与Aadhaar身份体系</text:span>
</text:h>
      <text:p text:style-name="P4">
高盛特别举例称，印度在经济数字化方面实现了一个飞越，即所谓Aadhaar生物识别身份体系。这一体系囊括了该国14亿人口。透过该体系可以让公共服务更简单和有针对性，也有助于小微企业获得贷款，从而促进增长。据《华盛顿邮报》专栏作者、CNN主持人扎卡利亚（FareedZakaria）4月撰文，该体系如今覆盖了99.9%的印度成年人。利用这一数字身份，可以在数分钟内开设银行账户或者转账。而该体系由公营机构运作。</text:p>
      <text:p text:style-name="P4">
</text:p>
      <text:p text:style-name="P4">
Aadhaar生物识别身份体系也引发有关个人隐私和数据保护的辩论</text:p>
      <text:h text:style-name="P12" text:outline-level="3">
<text:span text:style-name="T4">
劳动参与率低、女性尤甚</text:span>
</text:h>
      <text:p text:style-name="P4">
高盛的分析中同时指出，印度存在的风险则是，不能有效提高劳动力的参与比例。分析称，过去15年，印度劳动力的参与比例持续下降。特别是女性。扎卡利亚的文章中也指出，过去20年，印度女性的就业比例从30%降至23%。</text:p>
      <text:p text:style-name="P4">
印度面临的另一机会则是绿色经济。该国宣布在2070年实现零排放，并在2030年实现一半的能源来自非化石原料。</text:p>
      <text:h text:style-name="P12" text:outline-level="3">
<text:span text:style-name="T4">
中国经济是印度的五倍</text:span>
</text:h>
      <text:p text:style-name="P4">
不过，德国《经济周刊》7月11日发表哈佛肯尼迪学院埃利森（Graham Allison）教授的客座文章，认为对印度的种种赞誉为时过早。</text:p>
      <text:p text:style-name="P4">
他指出，尽管印度今年第一季度的经济增长率达到6.1%，中国为4.5%，但对过于乐观的预测应持谨慎态度。他引述扎卡利亚的文章，称在2006年前后，印度的增长甚至超过9%，当时世界对印度经济也是一片看好，甚至印度贸易部长也预测该国经济很快就会超过中国。然而事实并非完全如此。</text:p>
      <text:p text:style-name="P4">
如今，印度经济世界排名第五，位于美、中、日、德之后。而中国的国内生产总值是印度的五倍。</text:p>
      <text:p text:style-name="P4">
</text:p>
      <text:p text:style-name="P4">
据称，印度女性参与就业市场的比率过去20年从30%降至23%</text:p>
      <text:h text:style-name="P12" text:outline-level="3">
<text:span text:style-name="T4">
中国科技、生产效率高于印度</text:span>
</text:h>
      <text:p text:style-name="P4">
埃利森教授的文章指出，除此以外，中国在科技方面仍旧领先于印度。在世界前20家营业额最高的科技企业中，有四家是中国公司，而无任何一家印度企业上榜。在人工智能方面，中国也是唯一能与美国一争高下的国家。</text:p>
      <text:p text:style-name="P4">
此外，埃利森教授认为，中国的劳动力其生产效率高于印度。高盛的预测中也指出，印度的庞大人口明显是一个机遇，但挑战是如何有效地使用这些劳动力。这意味着在创造就业岗位的同时，为其提供技能培训。</text:p>
      <text:h text:style-name="P12" text:outline-level="3">
<text:span text:style-name="T4">
障碍：种姓制度、复杂的民族与宗教关系 机会：自下而上创造就业</text:span>
</text:h>
      <text:p text:style-name="P4">
埃利森教授引述新加坡前总理李光耀对印度发展的评论，称李光耀一直寄望于 <text:a xlink:type="simple" xlink:href="https://www.dw.com/zh/zh/美财长访问印度推动伙伴合作-减少经济依赖/a-63729145" text:style-name="Internet_20_link" text:visited-style-name="Visited_20_Internet_20_Link">
 印度</text:a>
 的强大能 <text:a xlink:type="simple" xlink:href="https://www.dw.com/zh/zh/拜登和莫迪瞄準中俄-稱美印是親密夥伴/a-66009193" text:style-name="Internet_20_link" text:visited-style-name="Visited_20_Internet_20_Link">
 与中国抗衡</text:a>
。但后来李光耀发现，由于印度的种姓制度、官僚主义以及精英阶层不愿面对纷繁复杂的民族与宗教群体所提出的要求，因此很难达到应有的经济效率。扎卡利亚的文章也举例说，印度的穆斯林族群占到该国人口的七分之一，但持续受到迫害。</text:p>
      <text:p text:style-name="P4">
不过，扎卡利亚同时也对印度抱有信心。他认为，印度得以大范围普及智能手机和互联网。与此同时，借助Aadhaar身份识别体系，可以帮助成百上千万小微企业获得贷款，从而多雇佣两名员工，这就能增加上千万就业机会。这样一种从下而上的方式与中国从上而下--比如新盖100家工厂以增加数万个就业岗位--的方式完全不同。</text:p>
      <text:p text:style-name="P4">
（综合报道）</text:p>
      <text:p text:style-name="P4">
Source: <text:a xlink:type="simple" xlink:href="https://www.dw.com/zh/高盛：2075年印度经济世界第二？专家存疑/a-66201124" text:style-name="Internet_20_link" text:visited-style-name="Visited_20_Internet_20_Link">
https://www.dw.com/zh/高盛：2075年印度经济世界第二？专家存疑/a-66201124?maca=chi-rss-chi-all-1127-rdf</text:a>
</text:p>
      <!--NEWS-->
      <text:h text:style-name="P10" text:outline-level="1">
<text:span text:style-name="T4">
俄外长：俄乌战事将持续直到西方放弃击败俄国</text:span>
</text:h>
      <text:p text:style-name="P4">
Author: 联合早报 (Person)</text:p>
      <text:p text:style-name="P4">
Publisher: 联合早报 (Organization)</text:p>
      <text:p text:style-name="P4">
Published Time: 2023-07-12T12:13</text:p>
      <text:p text:style-name="P4">
Modified Time: 2023-07-12T12:13</text:p>
      <text:p text:style-name="P4">
Description: 俄罗斯外长拉夫罗夫称，俄乌战事将持续下去，直到西方放弃主宰和击败俄罗斯的计划。印度尼西亚媒体《罗盘报》星期三（7月12日）刊登上述与拉夫罗夫的访谈内容。拉夫罗夫称，“美国领导的西方...</text:p>
      <text:p text:style-name="P4">
Videos: []</text:p>
      <text:p text:style-name="P4">
Audios: []</text:p>
      <text:p text:style-name="P4">
Images: []</text:p>
      <text:p text:style-name="P4">
Type: NewsArticle</text:p>
      <text:p text:style-name="P4">
Breadcrumbs: ['即时', '国际']</text:p>
      <text:p text:style-name="P4">
Keywords: ['俄乌战争', '拉夫罗夫', '俄罗斯']</text:p>
      <!--METADATA-->
      <text:p text:style-name="P4">
俄罗斯外长拉夫罗夫称，俄乌战事将持续下去，直到西方放弃主宰和击败俄罗斯的计划。</text:p>
      <text:p text:style-name="P4">
印度尼西亚媒体《罗盘报》星期三（7月12日）刊登上述与拉夫罗夫的访谈内容。拉夫罗夫称，“美国领导的西方各国”目标是加强其全球霸权。</text:p>
      <text:p text:style-name="P4">
拉夫罗夫本周将在印尼雅加达出席亚细安外长会议、东亚峰会外长会议，以及亚细安区域论坛。美国国务卿布林肯也同样将出席上述会议。</text:p>
      <text:p text:style-name="P4">
根据俄罗斯外交部网页发布的访谈记录，拉夫罗夫说道：“为何俄军在乌克兰的武装冲突没结束？答案很简单，那就是它将持续下去，直到西方放弃保持其主宰地位，以及其想通过乌克兰的傀儡促使俄罗斯遭受战略失败的执念。”</text:p>
      <text:p text:style-name="P4">
他还说：“目前，这一立场并没有改变的迹象。”</text:p>
      <text:p text:style-name="P4">
另一方面，乌克兰军方官员星期三（12日）称，俄罗斯连续两晚向基辅发动一系列无人机袭击。初步消息显示，目前尚无人员伤亡或重大破坏的报告。</text:p>
      <text:p text:style-name="P4">
Source: <text:a xlink:type="simple" xlink:href="https://www.zaobao.com.sg/realtime/world/story20230712-1413018" text:style-name="Internet_20_link" text:visited-style-name="Visited_20_Internet_20_Link">
https://www.zaobao.com.sg/realtime/world/story20230712-1413018</text:a>
</text:p>
      <!--NEWS-->
      <text:h text:style-name="P10" text:outline-level="1">
<text:span text:style-name="T4">
微软称中国黑客袭击西欧政府机构电邮</text:span>
</text:h>
      <text:p text:style-name="P4">
Author: None (Language: zh)</text:p>
      <text:p text:style-name="P4">
Publisher: None</text:p>
      <text:p text:style-name="P4">
Time: 2023-07-12T12:28:00Z</text:p>
      <text:p text:style-name="P4">
Description: 微软公司表示，一个来自中国的黑客组织入侵了与西欧国家政府机构相关的电子邮件账户，获取访问权限长达一个月的时间而未被发现。</text:p>
      <text:p text:style-name="P4">
Videos: []</text:p>
      <text:p text:style-name="P4">
Images: []</text:p>
      <text:p text:style-name="P4">
Subject: 新闻广角</text:p>
      <text:p text:style-name="P4">
Subjects: ['专题报道：习近平访美', '岛屿主权争端', '专题报道：全景观看“习马会”', '中国', '黑客', '中共十九大', '德中关系']</text:p>
      <text:p text:style-name="P4">
Keywords: ['微软', '黑客组织', '西欧', '政府电邮', '电子邮件', '网络袭击', '网络安全', 'Storm-0558', '黑客', '中国']</text:p>
      <text:p text:style-name="P4">
ID: 66201191</text:p>
      <!--METADATA-->
      <text:p text:style-name="P4">
<text:a xlink:type="simple" xlink:href="https://www.dw.com/zh/overlay/image/article/66201191/65728414" text:style-name="Internet_20_link" text:visited-style-name="Visited_20_Internet_20_Link">
 </text:a>
</text:p>
      <text:p text:style-name="P4">
美国微软公司表示，在长达大约一个月的时间里，被称为 “Storm-0558”的黑客组织获得了共约25个组织的电子邮件帐户的访问权限</text:p>
      <text:p text:style-name="P4">
（德国之声中文网）微软在周二（7月11日）发布的一篇博客文章中表示，位于中国的、被称为 “Storm-0558”的黑客组织专注于间谍活动和数据盗窃等行为。</text:p>
      <text:p text:style-name="P4">
该黑客组织获得了共有约有25个组织（包括政府机构）的电子邮件帐户以及与这些组织有关联的个人帐户的访问权限，占有时间长达大约一个月，直到有客户向微软投诉异常邮件活动。</text:p>
      <text:p text:style-name="P4">
负责网络安全的微软执行副总裁贝尔（Charlie Bell）另一篇博文中写道，据其评估，该黑客组织主要从事间谍活动，例如进入电子邮件系统收集情报。</text:p>
      <text:p text:style-name="P4">
该组织使用伪造的身份验证工具来访问个人电子邮件帐户。目前，微软已处理了此次攻击并通知了受影响的客户。</text:p>
      <text:p text:style-name="P4">
微软表示，正在与美国国土安全部、网络和基础设施安全局等机构合作，防范此类攻击，还表示将继续监视“Storm-0558”的活动。</text:p>
      <text:p text:style-name="P4">
“Storm-0558”是被发现的来自中国黑客的最新网络安全袭击。</text:p>
      <text:p text:style-name="P4">
<text:a xlink:type="simple" xlink:href="https://www.dw.com/zh/zh/美資安公司駭客替北京網攻全球政商機構/a-65934261" text:style-name="Internet_20_link" text:visited-style-name="Visited_20_Internet_20_Link">
 上个月，谷歌旗下的网络安全公司麦迪安（Mandiant）表示，疑似国家支持的中国黑客利用流行的电子邮件安全工具中的安全漏洞侵入了全球数百个公共和私营组织的网络。</text:a>
</text:p>
      <text:p text:style-name="P4">
今年早些时候， <text:a xlink:type="simple" xlink:href="https://www.dw.com/zh/zh/微軟中國駭客組織入侵美國關鍵網路設施/a-65727644" text:style-name="Internet_20_link" text:visited-style-name="Visited_20_Internet_20_Link">
 微软表示，国家支持的中国黑客一直以美国关键基础设施为目标，并可能为在未来发生危机时切断美国和亚洲国家之间关键通信打下基础。</text:a>
</text:p>
      <text:h text:style-name="P12" text:outline-level="3">
<text:span text:style-name="T4">
中国新一代保镖学校：会搏斗 也能防黑客</text:span>
</text:h>
      <text:h text:style-name="P12" text:outline-level="3">
<text:span text:style-name="T4">
北京：美国才是网络窃密者</text:span>
</text:h>
      <text:p text:style-name="P4">
中国表示，美国也对中国进行网络间谍活动，入侵其大学和公司的计算机。</text:p>
      <text:p text:style-name="P4">
据中国官媒环球网报道，中国外交部发言人汪文斌在7月12日的例行记者会上表示，“美国是全球最大黑客帝国和网络窃密者”。他说，去年以来，中国及其他国家的网络安全机构陆续发布报告，“揭露了美国政府长期以来对中国实施网络攻击的情况，但美方迄今没有作出回应，美方应当尽快就有关的网络攻击行为作出交代，而不是散布虚假信息转移视线”。</text:p>
      <text:p text:style-name="P4">
（美联社）</text:p>
      <text:p text:style-name="P4">
Source: <text:a xlink:type="simple" xlink:href="https://www.dw.com/zh/微软称中国黑客袭击西欧政府机构电邮/a-66201191" text:style-name="Internet_20_link" text:visited-style-name="Visited_20_Internet_20_Link">
https://www.dw.com/zh/微软称中国黑客袭击西欧政府机构电邮/a-66201191?maca=chi-rss-chi-all-1127-rdf</text:a>
</text:p>
      <!--NEWS-->
      <text:h text:style-name="P10" text:outline-level="1">
<text:span text:style-name="T4">
「生命中不能承受之轻」作家米兰昆德拉辞世</text:span>
</text:h>
      <text:p text:style-name="P4">
Publisher: 法新社</text:p>
      <text:p text:style-name="P4">
Published Time: 2023-07-12T12:32:07+00:00</text:p>
      <text:p text:style-name="P4">
Modified Time: 2023-07-12T12:05:03+00:00</text:p>
      <text:p text:style-name="P4">
Description: （法新社布拉格12日电） 着有「生命中不能承受之轻」（The Unbearable Lightness of Being）一书的知名作家米兰昆德拉（Mil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7-12T12-32-07-00-00/000000.png" xlink:type="simple" xlink:show="embed" xlink:actuate="onLoad" draw:mime-type="image/png"/>
</draw:frame>
</text:p>
      <text:p text:style-name="P4">
米兰昆德拉家乡布尔诺（Brno）的米兰昆德拉图书馆发言人今天表示：「我很遗憾地证实米兰昆德拉先生昨天病逝。」</text:p>
      <text:p text:style-name="P4">
米兰昆德拉知名作品包括「生命中不能承受之轻」和「笑忘书」等。</text:p>
      <text:p text:style-name="P4">
米兰昆德拉出生于捷克城市布尔诺，但因批评1968年苏联入侵捷克斯洛伐克而于1975年流亡法国。</text:p>
      <text:p text:style-name="P4">
Source: <text:a xlink:type="simple" xlink:href="https://www.rfi.fr/cn/%E5%9B%BD%E9%99%85%E6%8A%A5%E9%81%93/20230712-%E7%94%9F%E5%91%BD%E4%B8%AD%E4%B8%8D%E8%83%BD%E6%89%BF%E5%8F%97%E4%B9%8B%E8%BD%BB-%E4%BD%9C%E5%AE%B6%E7%B1%B3%E5%85%B0%E6%98%86%E5%BE%B7%E6%8B%89%E8%BE%9E%E4%B8%96" text:style-name="Internet_20_link" text:visited-style-name="Visited_20_Internet_20_Link">
https://www.rfi.fr/cn/%E5%9B%BD%E9%99%85%E6%8A%A5%E9%81%93/20230712-%E7%94%9F%E5%91%BD%E4%B8%AD%E4%B8%8D%E8%83%BD%E6%89%BF%E5%8F%97%E4%B9%8B%E8%BD%BB-%E4%BD%9C%E5%AE%B6%E7%B1%B3%E5%85%B0%E6%98%86%E5%BE%B7%E6%8B%89%E8%BE%9E%E4%B8%96</text:a>
</text:p>
      <!--NEWS-->
      <text:h text:style-name="P10" text:outline-level="1">
<text:span text:style-name="T4">
总理投票前夕 泰国选委会建议暂停皮塔国会议员职务</text:span>
</text:h>
      <text:p text:style-name="P4">
Publisher: 法新社</text:p>
      <text:p text:style-name="P4">
Published Time: 2023-07-12T12:32:08+00:00</text:p>
      <text:p text:style-name="P4">
Modified Time: 2023-07-12T12:05:02+00:00</text:p>
      <text:p text:style-name="P4">
Description: （法新社曼谷12日电） 泰国国会将于13日投票选出新总理，却因候选人皮塔作为国会议员持有媒体股份，被控违反竞选规则。距离议会投票仅剩1天，泰国选举委员会今天建议宪法法庭暂停皮塔的议员职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617581in" draw:z-index="0">
<draw:image xlink:href="../Images/rficn/2023-07-12T12-32-08-00-00/000000.png" xlink:type="simple" xlink:show="embed" xlink:actuate="onLoad" draw:mime-type="image/png"/>
</draw:frame>
</text:p>
      <text:p text:style-name="P4">
皮塔（Pita Limjaroenrat）领导的前进党（MoveForward）在5月14日选举中拿下最多席次。但皮塔面临不少挑战，上个月，泰国选举委员会成立了一个特别委员会，调查他是否符合竞选公职的资格。</text:p>
      <text:p text:style-name="P4">
选举委员会今天在声明中表示：「选举委员会已考虑了这个问题…并认为根据泰国宪法，皮塔的议员身分无效。」并称选委会已结束调查。</text:p>
      <text:p text:style-name="P4">
选委会主席主席逸提蓬（Ittiporn Boonpracong）向法新社证实，该机构已建议宪法法庭暂停皮塔的国会议员职务。</text:p>
      <text:p text:style-name="P4">
选举委员会的调查围绕皮塔涉嫌拥有一家现在已停止运作媒体公司的股份。根据泰国选举规定，国会议员不得持有媒体股份。</text:p>
      <text:p text:style-name="P4">
选委会表示，「有证据表明国会议员皮塔在选举登记日仍持有媒体股份，这是选举候选人不被允许的」。选委会证实，将向宪法法庭提交调查结果，以「进一步审议」。</text:p>
      <text:p text:style-name="P4">
尽管宪法法庭原订于今天召开会议，目前尚不清楚何时会对此案作出裁决。</text:p>
      <text:p text:style-name="P4">
根据泰国法规，即使皮塔被暂停国会议员职务，他仍然能够合法角逐总理一职。</text:p>
      <text:p text:style-name="P4">
皮塔在国会告诉记者，他的「精神很好」，并称「明天将依原定计画举行表决」。</text:p>
      <text:p text:style-name="P4">
Source: <text:a xlink:type="simple" xlink:href="https://www.rfi.fr/cn/%E5%9B%BD%E9%99%85%E6%8A%A5%E9%81%93/20230712-%E6%80%BB%E7%90%86%E6%8A%95%E7%A5%A8%E5%89%8D%E5%A4%95-%E6%B3%B0%E5%9B%BD%E9%80%89%E5%A7%94%E4%BC%9A%E5%BB%BA%E8%AE%AE%E6%9A%82%E5%81%9C%E7%9A%AE%E5%A1%94%E5%9B%BD%E4%BC%9A%E8%AE%AE%E5%91%98%E8%81%8C%E5%8A%A1" text:style-name="Internet_20_link" text:visited-style-name="Visited_20_Internet_20_Link">
https://www.rfi.fr/cn/%E5%9B%BD%E9%99%85%E6%8A%A5%E9%81%93/20230712-%E6%80%BB%E7%90%86%E6%8A%95%E7%A5%A8%E5%89%8D%E5%A4%95-%E6%B3%B0%E5%9B%BD%E9%80%89%E5%A7%94%E4%BC%9A%E5%BB%BA%E8%AE%AE%E6%9A%82%E5%81%9C%E7%9A%AE%E5%A1%94%E5%9B%BD%E4%BC%9A%E8%AE%AE%E5%91%98%E8%81%8C%E5%8A%A1</text:a>
</text:p>
      <!--NEWS-->
      <text:h text:style-name="P10" text:outline-level="1">
<text:span text:style-name="T4">
“我们必须勒紧裤腰带”：肯尼亚为还债筹措资金 (Free Version)</text:span>
</text:h>
      <text:p text:style-name="P4">
Authors: ['安德烈斯•斯基帕尼']</text:p>
      <text:p text:style-name="P4">
Publisher: 英国《金融时报》</text:p>
      <text:p text:style-name="P4">
Time: 2023-07-12T13:10:49+00:00</text:p>
      <text:p text:style-name="P4">
Published Time: 2023-07-11T12:00:99+08:00</text:p>
      <text:p text:style-name="P4">
Modified Time: 2023-07-12T08:01:99+08:00</text:p>
      <text:p text:style-name="P4">
Description: 肯尼亚政府坚称“违约不是选项”，极力避免重蹈赞比亚和加纳等其他非洲国家覆辙。</text:p>
      <text:p text:style-name="P4">
Images: ["<text:a xlink:type="simple" xlink:href="https://thumbor.ftacademy.cn/unsafe/picture/2/000187272_piclink.jpg" text:style-name="Internet_20_link" text:visited-style-name="Visited_20_Internet_20_Link">
000187272_pic...</text:a>
"]</text:p>
      <text:p text:style-name="P4">
Themes: ['债务', '关注']</text:p>
      <text:p text:style-name="P4">
Keywords: ['债务', '非洲经济', '肯尼亚', '一带一路', '赞比亚', '新兴市场']</text:p>
      <text:p text:style-name="P4">
Type: Article</text:p>
      <!--METADATA-->
      <text:p text:style-name="P4">
<draw:frame draw:style-name="fr1" draw:name="Image220" text:anchor-type="as-char" svg:width="6.9236in" svg:height="3.894525in" draw:z-index="0">
<draw:image xlink:href="../Images/FT Chinese Free Version/2023-07-12T13-10-49-00-00/000187272_piclink.jpg" xlink:type="simple" xlink:show="embed" xlink:actuate="onLoad" draw:mime-type="image/jpeg"/>
</draw:frame>
</text:p>
      <text:p text:style-name="P4">
在工会负责人康斯坦丁•威松加(Constantine Wesonga)看来，肯尼亚政府未能按时支付员工工资有一个明确的原因——其总额700亿美元的公共债务。</text:p>
      <text:p text:style-name="P4">
“由于前政权（累积）的债务，我们正处于财政紧张时期。”身为肯尼亚某公立大学工会秘书长的威松加表示，“所以，无论政府现在征收了多少（税），他们首先要偿还债务，然后再为工资想办法。”</text:p>
      <text:p text:style-name="P4">
Source: <text:a xlink:type="simple" xlink:href="http://www.ftchinese.com/story/001100226" text:style-name="Internet_20_link" text:visited-style-name="Visited_20_Internet_20_Link">
http://www.ftchinese.com/story/001100226</text:a>
</text:p>
      <!--NEWS-->
      <text:h text:style-name="P10" text:outline-level="1">
<text:span text:style-name="T4">
喀土穆谴责内罗毕和亚的斯亚贝巴所持立场 伊加特峰会是否将苏丹危机置于国际化阴影之下？</text:span>
</text:h>
      <text:p text:style-name="P4">
Author: 半岛电视台</text:p>
      <text:p text:style-name="P4">
Publisher: Al Jazeera</text:p>
      <text:p text:style-name="P4">
Published Time: 2023-07-12T13:12:22</text:p>
      <text:p text:style-name="P4">
Modified Time: 2023-07-12T13:12:55</text:p>
      <text:p text:style-name="P4">
Description: 肯尼亚总统威廉·鲁托和埃塞俄比亚总理阿比·艾哈迈德对喀土穆所持立场，给东非国家政府间发展管理局（伊加特）四方领导人解决苏丹危机的峰会成果蒙上了阴影，这导致了他们之间的紧张关系。</text:p>
      <text:p text:style-name="P4">
Images: ["<text:a xlink:type="simple" xlink:href="https://chinese.aljazeera.net/wp-content/uploads/2023/07/1-1689166559.png" text:style-name="Internet_20_link" text:visited-style-name="Visited_20_Internet_20_Link">
1-1689166559.png</text:a>
", "<text:a xlink:type="simple" xlink:href="https://chinese.aljazeera.net/wp-content/uploads/2023/07/1-1689166697.jpg" text:style-name="Internet_20_link" text:visited-style-name="Visited_20_Internet_20_Link">
1-1689166697.jpg</text:a>
"]</text:p>
      <text:p text:style-name="P4">
Topics: ['专家专栏', '政治', '新闻']</text:p>
      <text:p text:style-name="P4">
Keywords: ['专家专栏', '政治', '新闻', '苏丹']</text:p>
      <text:p text:style-name="P4">
Type: Article</text:p>
      <!--METADATA-->
      <text:p text:style-name="P4">
<draw:frame draw:style-name="fr1" draw:name="Image221" text:anchor-type="as-char" svg:width="6.9236in" svg:height="4.612736in" draw:z-index="0">
<draw:image xlink:href="../Images/Aljazeera Chinese/2023-07-12T13-12-22/1-1689166559.png" xlink:type="simple" xlink:show="embed" xlink:actuate="onLoad" draw:mime-type="image/png"/>
</draw:frame>
亚的斯亚贝巴主办解决苏丹危机的“伊加特”峰会，肯尼亚总统和埃塞俄比亚总理出席，吉布提总统和南苏丹总统缺席（阿纳多卢通讯社）</text:p>
      <text:p text:style-name="P4">
肯尼亚总统威廉·鲁托和埃塞俄比亚总理阿比·艾哈迈德对喀土穆所持立场，给东非国家政府间发展管理局（伊加特）四方领导人解决苏丹危机的峰会成果蒙上了阴影，这导致了他们之间的紧张关系，苏丹威胁暂停其在这个非洲组织的成员资格，而苏丹是该组织1996 年成立时的最著名的创始国之一。</text:p>
      <text:p text:style-name="P4">
周一，埃塞俄比亚首都亚的斯亚贝巴主办了伊加特峰会，以解决苏丹危机，肯尼亚总统威廉·鲁托和埃塞俄比亚总理阿比·艾哈迈德出席了会议，吉布提总统伊斯梅尔·奥马尔·盖莱和南苏丹总统萨尔瓦·基尔·马亚尔迪特缺席。</text:p>
      <text:p text:style-name="P4">
据苏丹外交部声明，由于肯尼亚总统在危机中缺乏中立性，由苏丹驻埃塞俄比亚大使贾迈勒·谢赫率领的苏丹政府代表团，在亚的斯亚贝巴提交了更换肯尼亚伊加特委员会主席职位的请求后退出。</text:p>
      <text:p text:style-name="P4">
快速支援部队指挥官穆罕默德·哈姆丹·达加洛“赫梅蒂”政治顾问优素福·埃扎特出席了会议，苏丹前过渡当局的“执政联盟”自由与变革力量联盟领导人代表团被允许参加闭幕会议。</text:p>
      <text:p text:style-name="P4">
峰会闭幕声明呼吁冲突双方立即停火并进行对话，强调无法通过军事手段解决冲突，呼吁交战双方领导人举行直接会晤，立即结束暴力，并签署无条件、无限期协议。</text:p>
      <text:p text:style-name="P4">
声明呼吁召开东非待命部队（ISAF）国家峰会，考虑在苏丹部署部队以保护平民并确保获得人道主义援助的可能性。</text:p>
      <text:h text:style-name="P13" text:outline-level="4">
<text:span text:style-name="T4">
闭门会议辩论</text:span>
</text:h>
      <text:p text:style-name="P4">
峰会结束后，肯尼亚总统表示，苏丹局势迫切需要新的领导层来带领苏丹走出人道主义灾难。</text:p>
      <text:p text:style-name="P4">
另一方面，埃塞俄比亚总理阿比·艾哈迈德则表示，苏丹面临领导真空，并补充道：“我们绝不能袖手旁观，因为这对他和该地区来说都是可怕的后果，因此，我们需要立即采取措施，包括设立禁飞区和解除重型火炮的武装。”</text:p>
      <text:p text:style-name="P4">
一位参加了这场历时5个小时的闭门会议的观察人士透露，会议上就政府代表团缺席问题进行了辩论，与会者认为，主权委员会主席阿卜杜勒·法塔赫·布尔汉和他的前副手穆罕默德·哈姆丹·达加洛“赫梅蒂”于2012 年 10 月反对合法性，并罢免了总理阿卜杜拉·哈姆杜克政府。</text:p>
      <text:p text:style-name="P4">
据接受半岛电视台采访的观察员称，会议上的意见指出，革命力量授权并与军事部门签署框架协议的民间力量具有合法性，可以代表苏丹，并批准了一项提案，允许民间力量、自由与变革力量的代表参加会议的闭幕会议。</text:p>
      <text:p text:style-name="P4">
发言人解释说，会议的闭幕词中没有提及威廉·鲁托和阿比·艾哈迈德关于苏丹存在政治真空及其领导层质疑的立场，并且这只是他们所表达的两种立场，并不反映“伊加特”国家的立场。</text:p>
      <text:h text:style-name="P13" text:outline-level="4">
<text:span text:style-name="T4">
部署非洲军队</text:span>
</text:h>
      <text:p text:style-name="P4">
关于非洲军队在苏丹的部署，东非待命部队参谋长奥斯曼·穆罕默德·阿巴斯准将表示，他已接到命令，计划在苏丹部署部队，他认为，这是在“国际安全援助部队”十个国家中任何一个国家发生任何危机时的例行程序，并强调，该命令必须得到苏丹政府的批准才能执行。</text:p>
      <text:p text:style-name="P4">
阿巴斯在推特上解释说，部署部队的程序分为四个阶段，即：召开成员国专家会议、提出技术建议、参谋长会议讨论专家报告、召开成员国专家会议、国防部长和有关国家元首峰会做出最后决定。</text:p>
      <text:p text:style-name="P4">
在此背景下，社会正义民主联盟党政治官员穆巴拉克·阿多尔认为威廉·鲁托和阿比·艾哈迈德的谈话介绍了苏丹危机的国际化以及两国议程的实施。</text:p>
      <text:p text:style-name="P4">
阿多尔预计，应流亡政府的要求，埃塞俄比亚军队在肯尼亚军队的参与下，以对苏丹进行人道主义干预的名义向北推进，自由与变革力量联盟正在考虑在未来一段时间内组建该流亡政府。</text:p>
      <text:p text:style-name="P4">
阿多尔认为，埃塞俄比亚和肯尼亚有干预该地区的历史，分别于2006年和2011年干预索马里，占领其部分土地“欧加登”和“朱巴兰”，影响其主权和政治决策，他并补充说，苏丹不是索马里，没有解体，苏丹军队和人民比以往任何时候都更加团结和凝聚。</text:p>
      <text:h text:style-name="P13" text:outline-level="4">
<text:span text:style-name="T4">
排除国际化的可能性</text:span>
</text:h>
      <text:p text:style-name="P4">
另一方面，非洲之角事务研究员哈桑·拉马丹则排除了苏丹危机国际化的可能性，并表示，联合国安理会认为苏丹发生的事情是内部事务，任何与此相反的描述都不会被国际社会接受。</text:p>
      <text:p text:style-name="P4">
拉马丹在接受半岛电视台采访时表示，吉布提总统伊斯梅尔·奥马尔·贾勒赫——其国家主持了本届“伊加特”会议——和南苏丹总统萨尔瓦·基尔·马亚尔迪特缺席四方峰会，反映出这四个国家在苏丹危机问题上的分歧或不兼容。</text:p>
      <text:p text:style-name="P4">
发言人认为，安理会一方面是俄罗斯和中国之间的分歧，另一方面是美国和欧洲国家之间的分歧，这使得有关苏丹的决议很难通过，他不排除埃塞俄比亚总理会利用苏丹目前的情况，试图控制苏丹军队从埃塞俄比亚收复的法什卡肥沃的农田。</text:p>
      <text:p text:style-name="P4">
<draw:frame draw:style-name="fr1" draw:name="Image222" text:anchor-type="as-char" svg:width="6.9236in" svg:height="3.894525in" draw:z-index="0">
<draw:image xlink:href="../Images/Aljazeera Chinese/2023-07-12T13-12-22/1-1689166697.jpg" xlink:type="simple" xlink:show="embed" xlink:actuate="onLoad" draw:mime-type="image/jpeg"/>
</draw:frame>
 抗议埃塞俄比亚和肯尼亚的言论 喀土穆威胁退出伊加特</text:p>
      <text:h text:style-name="P13" text:outline-level="4">
<text:span text:style-name="T4">
各方立场</text:span>
</text:h>
      <text:p text:style-name="P4">
苏丹各方对亚的斯亚贝巴事件采取不同立场，外交部表示，苏丹政府“拒绝在苏丹部署任何外国军队，并将其视为侵略者”，谴责肯尼亚总统和埃塞俄比亚总理的声明。</text:p>
      <text:p text:style-name="P4">
外交部并表示，“我们谴责阿比·艾哈迈德呼吁实施空中禁运并撤走重型火炮，这违背了他与主权委员会主席阿卜杜勒·法塔赫·布尔汉的直接立场和谅解”，并认为，这侵犯了苏丹国家的主权。</text:p>
      <text:p text:style-name="P4">
喀土穆在给伊加特峰会的致辞中表示，“不尊重成员国的意见将导致苏丹政府重新考虑其加入该组织的可行性。”</text:p>
      <text:p text:style-name="P4">
另一方面，自由与变革力量对峰会成果表示欢迎，并对苏丹陆军代表团不参加会议的决定表示遗憾。</text:p>
      <text:p text:style-name="P4">
自由与变革力量还欢迎区域和国际社会重申并确认努力结束战争、让平民参与、实现了苏丹人民恢复民主过渡、将权力全面移交给平民的愿望。</text:p>
      <text:p text:style-name="P4">
反对派联盟重申支持“伊加特”倡议以及组织吉达平台的沙特阿拉伯和美国的努力，对将于周四在开罗主办的苏丹邻国领导人峰会表示欢迎，并呼吁将其与结束战争和恢复苏丹稳定的努力结合起来。</text:p>
      <text:p text:style-name="P4">
另一方面，快速支援部队则认为，军队缺席亚的斯亚贝巴会议“反映出其不愿意、缺乏严肃性停止战争，以及对平民苦难缺乏感情”。</text:p>
      <text:p text:style-name="P4">
快速支援部队媒体的一位官员——拒绝透露身份——接受半岛电视台采访时表示，平台的多样性延长了战争并导致调解者之间的竞争，他呼吁统一平台，并强调，他们准备通过谈判达成协议来停止战争并恢复民主过渡和文官统治。</text:p>
      <text:p text:style-name="P4">
Source: <text:a xlink:type="simple" xlink:href="https://chinese.aljazeera.net/opinions/expert-column/2023/7/12/%e5%96%80%e5%9c%9f%e7%a9%86%e8%b0%b4%e8%b4%a3%e5%86%85%e7%bd%97%e6%af%95%e5%92%8c%e4%ba%9a%e7%9a%84%e6%96%af%e4%ba%9a%e8%b4%9d%e5%b7%b4%e6%89%80%e6%8c%81%e7%ab%8b%e5%9c%ba%e4%bc%8a%e5%8a%a0%e7%89%b9" text:style-name="Internet_20_link" text:visited-style-name="Visited_20_Internet_20_Link">
https://chinese.aljazeera.net/opinions/expert-column/2023/7/12/%e5%96%80%e5%9c%9f%e7%a9%86%e8%b0%b4%e8%b4%a3%e5%86%85%e7%bd%97%e6%af%95%e5%92%8c%e4%ba%9a%e7%9a%84%e6%96%af%e4%ba%9a%e8%b4%9d%e5%b7%b4%e6%89%80%e6%8c%81%e7%ab%8b%e5%9c%ba%e4%bc%8a%e5%8a%a0%e7%89%b9</text:a>
</text:p>
      <!--NEWS-->
      <text:h text:style-name="P10" text:outline-level="1">
<text:span text:style-name="T4">
四川再传限电限产　成都大运会保供迎来挑战</text:span>
</text:h>
      <text:p text:style-name="P4">
Author: None</text:p>
      <text:p text:style-name="P4">
Publisher: Radio Free Asia (Organization)</text:p>
      <text:p text:style-name="P4">
Published Time: 2023-07-12T13:45:00-04:00</text:p>
      <text:p text:style-name="P4">
Modified Time: 2023-07-12T13:4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634345in" draw:z-index="0">
<draw:image xlink:href="../Images/rfamandarin/2023-07-12T13-45-00-04-00/000000.png" xlink:type="simple" xlink:show="embed" xlink:actuate="onLoad" draw:mime-type="image/png"/>
</draw:frame>
图为四川省康定外围地区的高压电输送塔。四川多日来连续高温，严重缺水，水力发电形势严峻；有关部门通知，已开始实施限电停窑措施。 <text:a xlink:type="simple" xlink:href="https://www.rfa.org/mandarin/Xinwen/3-07122023133752.html/@@images/image" text:style-name="Internet_20_link" text:visited-style-name="Visited_20_Internet_20_Link">
</text:a>
路透社资料图片</text:p>
      <text:p text:style-name="P4">
水电大省四川多日来连续高温，严重缺水，水力发电形势严峻，多家水泥企业已经收到有关部门通知，开始实施限电停窑措施。2022年夏季高温限电似乎有回归的迹象。</text:p>
      <text:p text:style-name="P4">
近日四川地区高温不断，7月8-10日，成都气象台连续三天发布高温橙色预警信号。7月12日白天，四川盆地中东部普遍35-36摄氏度高温天气，部分地区达到37-39摄氏度。</text:p>
      <text:p text:style-name="P4">
据中国证券时报报道，四川用电需求不断攀升，预计今年夏天最大用电需求负荷为6600万千瓦，创历史新高。其中，成都电网最大负荷已达1912万千瓦，已经超出电网安全承载能力。</text:p>
      <text:p text:style-name="P4">
四川多地水泥企业已经接到通知，实施生产调整。为了避免电力通道拥堵，四川电网公司、部分区电力部门呼吁居民错峰用电。</text:p>
      <text:p text:style-name="P4">
与此同时，成都7月底到八月初将举办第31届世界大学生夏季运动会，预计一万人参加，官方宣布将全力保障世大运用电。四川民众担心再度出现拉闸限电措施。</text:p>
      <text:p text:style-name="P4">
责编：饶怡明</text:p>
      <text:p text:style-name="P4">
Source: <text:a xlink:type="simple" xlink:href="https://www.rfa.org/mandarin/Xinwen/3-07122023133752.html" text:style-name="Internet_20_link" text:visited-style-name="Visited_20_Internet_20_Link">
https://www.rfa.org/mandarin/Xinwen/3-07122023133752.html</text:a>
</text:p>
      <!--NEWS-->
      <text:h text:style-name="P10" text:outline-level="1">
<text:span text:style-name="T4">
中国驻英大使馆新址建案纠纷演变成英中外交僵局</text:span>
</text:h>
      <text:p text:style-name="P4">
Author: None</text:p>
      <text:p text:style-name="P4">
Publisher: Radio Free Asia (Organization)</text:p>
      <text:p text:style-name="P4">
Published Time: 2023-07-12T13:45:19-04:00</text:p>
      <text:p text:style-name="P4">
Modified Time: 2023-07-12T13:45: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4.623178in" draw:z-index="0">
<draw:image xlink:href="../Images/rfamandarin/2023-07-12T13-45-19-04-00/000000.png" xlink:type="simple" xlink:show="embed" xlink:actuate="onLoad" draw:mime-type="image/png"/>
</draw:frame>
 计划兴建的新中国驻英大使馆相关建筑模拟图。 网络截图</text:p>
      <text:p text:style-name="P4">
中国原计划在伦敦塔旁建造新使馆的计划去年12月遭到伦敦区议会驳回，该计划从地区层面的地方争端，现已上升到中国和英国两国之间的外交冲突。</text:p>
      <text:p text:style-name="P4">
路透社引述中英两国官员的话说，这场对峙正在破坏修复两国严重受损关系所作的努力。</text:p>
      <text:p text:style-name="P4">
两名中国官员和三名英国官员告诉路透社，中国政府对于未能获得使馆新址的建筑许可证表示失望，并在官方会议上表达了不满。</text:p>
      <text:p text:style-name="P4">
中国以3亿一千万美元买下了距离伦敦市中心使馆现址约6.4公里的土地，新址和旧址都位于东伦敦“塔村”行政区，主管都市建设规划的地方官员基本同意此建案，然而，区议员以安全问题以及可能影响居民等理由反对这项计划。</text:p>
      <text:p text:style-name="P4">
中国官员表示，他们怀疑英国政府密谋阻止大使馆新址建造计划，并策划了当地的反对声浪。一名中国官员称，“这绝对是政治问题”。</text:p>
      <text:p text:style-name="P4">
而英国官员则驳斥这些指控，声称地方议会能自行决定。</text:p>
      <text:p text:style-name="P4">
责编：饶怡明</text:p>
      <text:p text:style-name="P4">
Source: <text:a xlink:type="simple" xlink:href="https://www.rfa.org/mandarin/Xinwen/2-07122023133413.html" text:style-name="Internet_20_link" text:visited-style-name="Visited_20_Internet_20_Link">
https://www.rfa.org/mandarin/Xinwen/2-07122023133413.html</text:a>
</text:p>
      <!--NEWS-->
      <text:h text:style-name="P10" text:outline-level="1">
<text:span text:style-name="T4">
中、俄、印尼举行三方会晤　加快东盟共同体建设</text:span>
</text:h>
      <text:p text:style-name="P4">
Author: None</text:p>
      <text:p text:style-name="P4">
Publisher: Radio Free Asia (Organization)</text:p>
      <text:p text:style-name="P4">
Published Time: 2023-07-12T13:48:00-04:00</text:p>
      <text:p text:style-name="P4">
Modified Time: 2023-07-12T13:49: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12011in" draw:z-index="0">
<draw:image xlink:href="../Images/rfamandarin/2023-07-12T13-48-00-04-00/000000.png" xlink:type="simple" xlink:show="embed" xlink:actuate="onLoad" draw:mime-type="image/png"/>
</draw:frame>
中国、俄罗斯和印尼三国外交官员12号下午在印度首都雅加达举行东盟第56 届外长会谈。 <text:a xlink:type="simple" xlink:href="https://www.rfa.org/mandarin/Xinwen/4-07122023134631.html/@@images/image" text:style-name="Internet_20_link" text:visited-style-name="Visited_20_Internet_20_Link">
</text:a>
路透社图片  中国、俄罗斯和印尼三国外交官员12号下午在印度首都雅加达举行东盟第56 届外长会谈。据印尼安塔拉通讯社消息，印尼外长蕾特诺在会谈中表示，印尼与各方进行开放对话，并将恪守国际法和联合国价值和准则。中国中央外办主任王毅和俄罗斯外长拉夫罗夫则强调东盟的中心地位。两人也对印尼作为东盟轮值主席国表示支持。另据中国外交部网站，中国中央外办主任王毅表示，中、俄、印尼同为新兴市场以及二十国集团重要成员，展开交流合作有助于多边主义进程，促进地区和平稳定。中方支持以东盟为中心的区域合作架构，加快建设东盟共同体拉夫罗夫和蕾特诺认为此次会晤是三方对话交流的有益尝试。三方还就粮食、能源安全交换了看法。据了解，中国外交部长秦刚身体不适，王毅代替他于本周参加在印度尼西亚雅加达举行的为期两天的东南亚国家联盟（ASEAN）峰会。 责编：饶怡明</text:p>
      <text:p text:style-name="P4">
Source: <text:a xlink:type="simple" xlink:href="https://www.rfa.org/mandarin/Xinwen/4-07122023134631.html" text:style-name="Internet_20_link" text:visited-style-name="Visited_20_Internet_20_Link">
https://www.rfa.org/mandarin/Xinwen/4-07122023134631.html</text:a>
</text:p>
      <!--NEWS-->
      <text:h text:style-name="P10" text:outline-level="1">
<text:span text:style-name="T4">
北约公报称中国野心和胁迫</text:span>
</text:h>
      <text:p text:style-name="P4">
Author: None</text:p>
      <text:p text:style-name="P4">
Publisher: Radio Free Asia (Organization)</text:p>
      <text:p text:style-name="P4">
Published Time: 2023-07-12T13:56:00-04:00</text:p>
      <text:p text:style-name="P4">
Modified Time: 2023-07-12T14:35: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863815in" draw:z-index="0">
<draw:image xlink:href="../Images/rfamandarin/2023-07-12T13-56-00-04-00/000000.png" xlink:type="simple" xlink:show="embed" xlink:actuate="onLoad" draw:mime-type="image/png"/>
</draw:frame>
参与峰会的德、法、日、美、乌、加、意各国领导人，以及歐洲理事會主席、欧盟委员会主席，12日在发表公报之前合影。 <text:a xlink:type="simple" xlink:href="https://www.rfa.org/mandarin/Xinwen/5-07122023135035.html/@@images/image" text:style-name="Internet_20_link" text:visited-style-name="Visited_20_Internet_20_Link">
</text:a>
美联社图片  北大西洋公约组织11日发表一份公报，称中国以其“野心和胁迫政策”挑战北约利益、安全和价值观。该公报还对中国核能力表示关注。北约公报还表示，中国和俄罗斯正在深化其战略伙伴关系，两国正互相强化其削弱国际秩序的努力。北约成员国领导人呼吁中国做好联合国安理会成员的建设性角色，并谴责俄罗斯入侵乌克兰的行为。公报还说，中国正迅速扩大其核武库并使其多样化，以建立三位一体核打击能力。中国驻欧盟使团对此回应称，“北约在公报中反复宣称自己是核联盟，只会进一步加剧地区紧张，中方对此深表关切。”中国驻欧盟使团还表示，北京反对北约东扩到亚太区域，并警告说，“中方将对危害中方合法权益的行为采取坚决行动。” 责编：饶怡明</text:p>
      <text:p text:style-name="P4">
Source: <text:a xlink:type="simple" xlink:href="https://www.rfa.org/mandarin/Xinwen/5-07122023135035.html" text:style-name="Internet_20_link" text:visited-style-name="Visited_20_Internet_20_Link">
https://www.rfa.org/mandarin/Xinwen/5-07122023135035.html</text:a>
</text:p>
      <!--NEWS-->
      <text:h text:style-name="P10" text:outline-level="1">
<text:span text:style-name="T4">
墨西哥爆炸攻击造成3警丧生</text:span>
</text:h>
      <text:p text:style-name="P4">
Publisher: 法新社</text:p>
      <text:p text:style-name="P4">
Published Time: 2023-07-12T14:02:07+00:00</text:p>
      <text:p text:style-name="P4">
Modified Time: 2023-07-12T13:50:01+00:00</text:p>
      <text:p text:style-name="P4">
Description: （法新社墨西哥瓜达拉哈拉12日电） 墨西哥哈里斯科州（Jalisco）州长阿法罗表示，昨天发生一起「前所未见」的爆炸攻击事件，造成3名警察丧生，另有10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617581in" draw:z-index="0">
<draw:image xlink:href="../Images/rficn/2023-07-12T14-02-07-00-00/000000.png" xlink:type="simple" xlink:show="embed" xlink:actuate="onLoad" draw:mime-type="image/png"/>
</draw:frame>
</text:p>
      <text:p text:style-name="P4">
阿法罗（EnriqueAlfaro）在社群网站推特（Twitter）写道，警察和州检察官办公室工作人员遭受了「懦弱的爆炸攻击」，初步造成了3名警员死亡和10人受伤。</text:p>
      <text:p text:style-name="P4">
阿法罗说：「这是一起前所未见的事件，显示了这些组织犯罪集团能做出什么事。」他更补充：「整体来说，这次攻击也代表墨西哥全国面临的挑战。」</text:p>
      <text:p text:style-name="P4">
哈里斯科州位于墨西哥西部，是最有势力贩毒集团之一哈里斯科新世代（Jalisco New GenerationCartel）的大本营。这个组织插旗墨西哥各地，并卷入与其他贩毒组织的争端。</text:p>
      <text:p text:style-name="P4">
阿法罗说，哈里斯科州安全当局「持续开会」以调查此次攻击事件，目前此事尚未归咎于特定犯罪组织。</text:p>
      <text:p text:style-name="P4">
根据当地特莱维萨电视台（Televisa）报导，爆炸事件发生在安全官员乘坐的车辆附近。</text:p>
      <text:p text:style-name="P4">
尽管汽车炸弹攻击事件在墨西哥很少见，但6月间在瓜纳华托州（Guanajuato）曾发生汽车炸弹炸死一名国家卫队成员并伤及另外数人的事件。瓜纳华托州也深受与贩毒集团有关的暴力事件冲击。</text:p>
      <text:p text:style-name="P4">
南部的葛瑞罗州（Guerrero）昨天则有13名遭抗议者绑架的安全人员在谈判达成协议后获释。</text:p>
      <text:p text:style-name="P4">
官员表示，抗议者遭犯罪组织渗入。葛瑞罗州近年也饱受贩毒集团间争地盘暴力冲突的困扰。</text:p>
      <text:p text:style-name="P4">
墨西哥政府2006年发动具争议的扫毒军事行动，在那之后已出现超过34万起谋杀案和约10万起失踪案，其中大部分归咎于犯罪组织。</text:p>
      <text:p text:style-name="P4">
Source: <text:a xlink:type="simple" xlink:href="https://www.rfi.fr/cn/%E5%9B%BD%E9%99%85%E6%8A%A5%E9%81%93/20230712-%E5%A2%A8%E8%A5%BF%E5%93%A5%E7%88%86%E7%82%B8%E6%94%BB%E5%87%BB%E9%80%A0%E6%88%903%E8%AD%A6%E4%B8%A7%E7%94%9F" text:style-name="Internet_20_link" text:visited-style-name="Visited_20_Internet_20_Link">
https://www.rfi.fr/cn/%E5%9B%BD%E9%99%85%E6%8A%A5%E9%81%93/20230712-%E5%A2%A8%E8%A5%BF%E5%93%A5%E7%88%86%E7%82%B8%E6%94%BB%E5%87%BB%E9%80%A0%E6%88%903%E8%AD%A6%E4%B8%A7%E7%94%9F</text:a>
</text:p>
      <!--NEWS-->
      <text:h text:style-name="P10" text:outline-level="1">
<text:span text:style-name="T4">
法国要求抖音提供尊重欧洲个人数据保护清单</text:span>
</text:h>
      <text:p text:style-name="P4">
Author: None</text:p>
      <text:p text:style-name="P4">
Publisher: Radio Free Asia (Organization)</text:p>
      <text:p text:style-name="P4">
Published Time: 2023-07-12T14:08:00-04:00</text:p>
      <text:p text:style-name="P4">
Modified Time: 2023-07-12T14:14: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4.612011in" draw:z-index="0">
<draw:image xlink:href="../Images/rfamandarin/2023-07-12T14-08-00-04-00/000000.png" xlink:type="simple" xlink:show="embed" xlink:actuate="onLoad" draw:mime-type="image/png"/>
</draw:frame>
 法国的TikTok （抖音海外版）使用者Ophenya，6月8日在巴黎附近的网红经纪公司 Webedia Creators 总部展示自己的抖音账号内容。 <text:a xlink:type="simple" xlink:href="https://www.rfa.org/mandarin/Xinwen/6-07122023135659.html/@@images/image" text:style-name="Internet_20_link" text:visited-style-name="Visited_20_Internet_20_Link">
</text:a>
法新社图片  法国数字部长让-诺埃尔·巴罗（Jean-Noël Barrot）星期三表示：“TikTok（抖音海外版）违反了欧洲有关个人数据保护的规定。TikTok 的软件使用，导致抖音用户，尤其是儿童受到限制和陷入孤立。”这位法国部长在法国参议院听证会上表示，“由于抖音 的 17 亿下载量及其与中国的关系， 引发了警惕，包括质疑地缘政治问题。” 据该部长称，“明年 8 月25 日欧洲数字服务法规生效之日，TikTok必须跟所有主要平台一样，履行透明度和算法审核的义务。“该委员会呼吁法国政府，如果TikTok不在2024年1月1日之前澄清与中国当局的关系性质，并且没有实施“有效”的审核和“有效年龄规定”，就要暂停运营，哪怕该平台是年轻人所喜爱的短视频平台。法国参议院调查委员会发布了一份相关报告表示，字节跳动公司旗下的TikTok应用程序传送的视频，可能有利于中国当局用于监控，助长骚乱，从而削弱民主社会的形象。而这些社交网络则被指控参与传播了法国最近的城市暴力事件。据法新社报告，TikTok回应称：“我们强烈不同意这份报告的结论，该报告没有准确反映事实。” 该应用每月约有 1.5亿美国人和相同数量的欧洲人使用。TikTok还声称与中国政府“完全分离”。TikTok在西方面临着越来越多的限制，尤其引发对网络安全的担忧。 责编：饶怡明</text:p>
      <text:p text:style-name="P4">
Source: <text:a xlink:type="simple" xlink:href="https://www.rfa.org/mandarin/Xinwen/6-07122023135659.html" text:style-name="Internet_20_link" text:visited-style-name="Visited_20_Internet_20_Link">
https://www.rfa.org/mandarin/Xinwen/6-07122023135659.html</text:a>
</text:p>
      <!--NEWS-->
      <text:h text:style-name="P10" text:outline-level="1">
<text:span text:style-name="T4">
泰国选委会：建议宪法法院暂停披塔议员职责</text:span>
</text:h>
      <text:p text:style-name="P4">
Author: 联合早报 (Person)</text:p>
      <text:p text:style-name="P4">
Publisher: 联合早报 (Organization)</text:p>
      <text:p text:style-name="P4">
Published Time: 2023-07-12T14:08</text:p>
      <text:p text:style-name="P4">
Modified Time: 2023-07-12T16:28</text:p>
      <text:p text:style-name="P4">
Description: 泰国议会投选新首相前夕，泰国选举委员会宣布，将前进党党魁披塔在竞选期间持有媒体公司iTV的股份案件交由宪法法院审议，并建议暂停披塔的议员职责。根据泰国媒体PBS报道，该委员会星期三...</text:p>
      <text:p text:style-name="P4">
Videos: []</text:p>
      <text:p text:style-name="P4">
Audios: []</text:p>
      <text:p text:style-name="P4">
Images: []</text:p>
      <text:p text:style-name="P4">
Type: NewsArticle</text:p>
      <text:p text:style-name="P4">
Breadcrumbs: ['即时', '国际']</text:p>
      <text:p text:style-name="P4">
Keywords: ['泰国', '前进党', '披塔', '选举委员会']</text:p>
      <!--METADATA-->
      <text:p text:style-name="P4">
泰国议会投选新首相前夕， <text:a xlink:type="simple" xlink:href="https://www.zaobao.com/news/world/story20230617-1405391" text:style-name="Internet_20_link" text:visited-style-name="Visited_20_Internet_20_Link">
 泰国选举委员会宣布</text:a>
，将前进党党魁披塔在竞选期间持有媒体公司iTV的股份案件交由宪法法院审议，并建议暂停披塔的议员职责。</text:p>
      <text:p text:style-name="P4">
根据泰国媒体PBS报道，该委员会星期三（7月12日）宣布上述消息。当局还建议，宪法法院下令披塔立即暂停其国会议员的职责，直到法院在未来三天内决定是否受理此案。</text:p>
      <text:p text:style-name="P4">
选举委员会当天称，根据选委会的调查结果，当局认为有充分的证据表明，披塔在登记成为大选的候选人时，持有媒体公司iTV的4万2000股份。</text:p>
      <text:p text:style-name="P4">
选委会说，当局将把案件交给宪法法院，以裁决披塔是否违反竞选法律。“根据泰国宪法，选委会发现有理由终止披塔的议员资格……此事将交由宪法法院裁决。”</text:p>
      <text:p text:style-name="P4">
不过，披塔同日回应高呼选委会的不公正举动。他说：“选委会没有传唤我，我认为这不公平。规定允许我为自己辩护，这有点仓促，且发生在首相投票前一天，这不应该发生。”</text:p>
      <text:p text:style-name="P4">
泰国国会将在星期四（13日）召开两院联合议会，推选新一任首相。选委会的这项决定，将为明天的议会增加不确定性。</text:p>
      <text:p text:style-name="P4">
前进党针对这项决定作出回应时反指，选委会不遵守自己的规定，违反了泰国《刑法》中第157条的渎职罪。</text:p>
      <text:p text:style-name="P4">
前进党领导的八党联盟控制了下议院500个议席中的312席，足以组成执政联盟，成员政党也同意提名披塔为首相候选人。但披塔要出任首相，须获得上下两院750席的过半数（即376票）支持，他还差64票。</text:p>
      <text:p text:style-name="P4">
Source: <text:a xlink:type="simple" xlink:href="https://www.zaobao.com.sg/realtime/world/story20230712-1413028" text:style-name="Internet_20_link" text:visited-style-name="Visited_20_Internet_20_Link">
https://www.zaobao.com.sg/realtime/world/story20230712-1413028</text:a>
</text:p>
      <!--NEWS-->
      <text:h text:style-name="P10" text:outline-level="1">
<text:span text:style-name="T4">
要求虚化争议地图后 菲律宾准许《芭比》上映</text:span>
</text:h>
      <text:p text:style-name="P4">
Author: None (Language: zh)</text:p>
      <text:p text:style-name="P4">
Publisher: None</text:p>
      <text:p text:style-name="P4">
Time: 2023-07-12T14:10:00Z</text:p>
      <text:p text:style-name="P4">
Description: 在对影片《芭比》进行了“细致”审查后，菲律宾审查人员确信这张“卡通地图”未描绘出“九段线”。在要求模糊掉地图上的线条后，他们已准许《芭比》在菲律宾影院上映。而目前正值南海仲裁案七周年。</text:p>
      <text:p text:style-name="P4">
Videos: []</text:p>
      <text:p text:style-name="P4">
Images: []</text:p>
      <text:p text:style-name="P4">
Subject: 时政风云</text:p>
      <text:p text:style-name="P4">
Subjects: ['德中关系', '专题报道：习近平访美', '岛屿主权争端', '专题报道：全景观看“习马会”', '中国', '南中国海主权争端', '菲律宾', '中共十九大']</text:p>
      <text:p text:style-name="P4">
Keywords: ['南中国海', '南海', '争议', '地图九', '段线', '菲律宾', '中国', '芭比娃娃', '电影审查', '主权争议']</text:p>
      <text:p text:style-name="P4">
ID: 66203077</text:p>
      <!--METADATA-->
      <text:p text:style-name="P4">
<text:a xlink:type="simple" xlink:href="https://www.dw.com/zh/overlay/image/article/66203077/66103562" text:style-name="Internet_20_link" text:visited-style-name="Visited_20_Internet_20_Link">
 </text:a>
</text:p>
      <text:p text:style-name="P4">
奇幻喜剧电影《芭比》（Barbie）由导演葛韦格（Greta Gerwig）执导，罗比（Margot Robbie）和高斯林（Ryan Gosling）主演</text:p>
      <text:p text:style-name="P4">
（德国之声中文网）菲律宾审查机构周三（7月12日）表示，在要求好莱坞电影公司华纳兄弟模糊掉引发争议的地图上的线条后，他们已准许《芭比》在菲律宾影院上映。</text:p>
      <text:p text:style-name="P4">
这部以流行玩具人物芭比娃娃作为主角的奇幻喜剧电影《芭比》（Barbie）由女导演葛韦格（Greta Gerwig）执导，罗比（MargotRobbie）和高斯林（Ryan Gosling）主演，将于7月19日在菲律宾上映。</text:p>
      <text:p text:style-name="P4">
</text:p>
      <text:p text:style-name="P4">
据中国媒体报道，中国内地也将于上映电影《芭比》，定档7月21日</text:p>
      <text:p text:style-name="P4">
在对影片进行了两次审查并咨询了外交部官员和法律专家后，菲律宾政府电影电视审查和分级委员会表示，将允许该影片上映。</text:p>
      <text:p text:style-name="P4">
据报道，在 <text:a xlink:type="simple" xlink:href="https://www.dw.com/zh/zh/指控地图辱越-越南禁映芭比娃娃/a-66102603" text:style-name="Internet_20_link" text:visited-style-name="Visited_20_Internet_20_Link">
 越南禁止《芭比》上映 </text:a>
之后，菲律宾也于上周开始对该片进行审查。原因是影片中出现了所谓 <text:a xlink:type="simple" xlink:href="https://www.dw.com/zh/zh/九段线又惹祸-越南审查blackpink音乐会公司网页/a-66141597" text:style-name="Internet_20_link" text:visited-style-name="Visited_20_Internet_20_Link">
 “九段线”的地图 </text:a>
 ，中国用这条线来标识其对南中国海的主权主张。</text:p>
      <text:p text:style-name="P4">
北京声称对几乎整个南中国海拥有主权，而菲律宾、马来西亚和越南等其他东南亚国家也对南海提出了主权主张。</text:p>
      <text:p text:style-name="P4">
但在对影片进行“细致”审查后，菲律宾审查人员确信这张“卡通地图”并未描绘出“九段线”。</text:p>
      <text:p text:style-name="P4">
审查委员会在一份声明中表示：“该地图描绘的是芭比娃娃从芭比乐园到‘现实世界’的虚构旅程路线，作为其故事的一部分。”“请放心，委员会已经竭尽所能进行了审查然后做出这一决定，因为我们过去毫不犹豫地制裁了在影片中展示虚构的‘九段线’电影创作者、制片人和发行商。”</text:p>
      <text:p text:style-name="P4">
审查机构在写给菲律宾参议员托伦蒂诺（FrancisTolentino）的另一封信中表示，他们已要求好莱坞电影公司华纳兄弟“模糊”地图上有争议的线条。此前，托伦蒂诺批评这部电影“侵犯了菲律宾渔民的权利”。</text:p>
      <text:p text:style-name="P4">
审查人员称，以“孩童般方式”绘制的虚线出现在影片中地图上多个位置，包括欧洲、北美、南美、非洲和亚洲周围陆地。在标有“亚洲”的大陆周围发现的虚线只有八条。</text:p>
      <text:p text:style-name="P4">
“另外，地图上也看不到菲律宾、马来西亚和印度尼西亚。”该委员会在7月11日向记者分享的信中表示，“这与 <text:a xlink:type="simple" xlink:href="https://www.dw.com/zh/zh/九段线惹祸越南叫停好莱坞动画片/a-50823009" text:style-name="Internet_20_link" text:visited-style-name="Visited_20_Internet_20_Link">
被禁电影《雪人奇缘》（2019年）和《神秘海域》（2022年）中呈现的地图</text:a>
 完全不同。”</text:p>
      <text:p text:style-name="P4">
华纳兄弟公司没有立即回应法新社的置评请求。但《综艺》（Variety）杂志援引华纳兄弟发言人的话说，这张地图是“孩子气的蜡笔画”，“无意做出任何形式的声明”。</text:p>
      <text:p text:style-name="P4">
<text:span text:style-name="T4">
更多阅读——<text:a xlink:type="simple" xlink:href="https://www.dw.com/zh/zh/权力的工具各国地图大不同/a-52648983" text:style-name="Internet_20_link" text:visited-style-name="Visited_20_Internet_20_Link">
 权力的工具：各国地图大不同？ </text:a>
</text:span>
</text:p>
      <text:p text:style-name="P4">
</text:p>
      <text:p text:style-name="P4">
图为中国南京的一个海洋防务教育设施内显示中方“九段线”主张的南海地图</text:p>
      <text:p text:style-name="P4">
此时，恰逢国际仲裁法院裁决南中国海主权争议七周年。 <text:a xlink:type="simple" xlink:href="https://www.dw.com/zh/zh/海牙中国在南海不享有历史性权利/a-19394901" text:style-name="Internet_20_link" text:visited-style-name="Visited_20_Internet_20_Link">
2016年7月，设在海牙的国际仲裁法院做出裁决，认为中国对南海自然资源不享有基于“九段线”的历史性权利。</text:a>
 中国则拒绝承认该裁决。</text:p>
      <text:p text:style-name="P4">
据路透社报道，中国外交部发言人汪文斌在本周三（7月12日）的例行记者会上再次强调，中国不接受也不承认2016年南海仲裁案的裁决，也不接受任何基于该裁决的主张和行动。此前，菲律宾外长马纳罗发表了纪念南海仲裁案7周年的声明。</text:p>
      <text:p text:style-name="P4">
据日经亚洲报道，在南海仲裁案7周年之际，菲律宾当局还推出一个网站，其中包含了有关马尼拉在仲裁中胜诉的“官方信息”。</text:p>
      <text:p text:style-name="P4">
<text:span text:style-name="T4">
更多阅读：<text:a xlink:type="simple" xlink:href="https://www.dw.com/zh/zh/南海仲裁案qa/a-19339726" text:style-name="Internet_20_link" text:visited-style-name="Visited_20_Internet_20_Link">
 南海仲裁案Q&amp;A </text:a>
 </text:span>
</text:p>
      <text:p text:style-name="P4">
（法新社等）</text:p>
      <text:p text:style-name="P4">
Source: <text:a xlink:type="simple" xlink:href="https://www.dw.com/zh/要求虚化争议地图后-菲律宾准许《芭比》上映/a-66203077" text:style-name="Internet_20_link" text:visited-style-name="Visited_20_Internet_20_Link">
https://www.dw.com/zh/要求虚化争议地图后-菲律宾准许《芭比》上映/a-66203077?maca=chi-rss-chi-all-1127-rdf</text:a>
</text:p>
      <!--NEWS-->
      <text:h text:style-name="P10" text:outline-level="1">
<text:span text:style-name="T4">
德语媒体：中国手中的王牌</text:span>
</text:h>
      <text:p text:style-name="P4">
Author: None (Language: zh)</text:p>
      <text:p text:style-name="P4">
Publisher: None</text:p>
      <text:p text:style-name="P4">
Time: 2023-07-12T14:12:00Z</text:p>
      <text:p text:style-name="P4">
Description: 《世界报》文章指出，对中国采取更强硬的立场有风险，呼吁欧盟和德国应该小心行事。西德意志电台的评论则写道，此次北约峰会的东道主立陶宛是值得德国学习的典范。</text:p>
      <text:p text:style-name="P4">
Videos: []</text:p>
      <text:p text:style-name="P4">
Images: []</text:p>
      <text:p text:style-name="P4">
Subject: 评论分析</text:p>
      <text:p text:style-name="P4">
Subjects: ['德中关系', '希腊债务危机', '欧债危机', '欧盟', '乌克兰', '岛屿主权争端', '马英九', '专题报道：全景观看“习马会”', '诺贝尔奖', '欧洲难民危机']</text:p>
      <text:p text:style-name="P4">
Keywords: ['去风险', '脱钩', '中国', '贸易战', '北约峰会', '立陶宛', '中国战略', '欧盟', '台湾', '强权即公理', '俄乌战争']</text:p>
      <text:p text:style-name="P4">
ID: 66203199</text:p>
      <!--METADATA-->
      <text:p text:style-name="P4">
<text:a xlink:type="simple" xlink:href="https://www.dw.com/zh/overlay/image/article/66203199/63390798" text:style-name="Internet_20_link" text:visited-style-name="Visited_20_Internet_20_Link">
 </text:a>
</text:p>
      <text:p text:style-name="P4">
德国杜伊斯堡码头的中国货柜：德国的经济仍相当依赖中国</text:p>
      <text:p text:style-name="P4">
（德国之声中文网） <text:a xlink:type="simple" xlink:href="https://www.dw.com/zh/zh/德国政府的中国战略即将出炉/a-66199476" text:style-name="Internet_20_link" text:visited-style-name="Visited_20_Internet_20_Link">
 酝酿已久的德国「中国战略」即将出炉</text:a>
，尽管现在「去风险」和「脱钩」成了欧洲政治圈的关键词，但德媒《世界报》刊登的评论文章「这些是中国的贸易冲突王牌」指出，对中国采取强硬的立场是有风险的。</text:p>
      <text:p text:style-name="P4">
该篇由Alexander Görlach撰写的文章指出， <text:a xlink:type="simple" xlink:href="https://www.dw.com/zh/zh/欧盟19国呼吁减少制药工业对中国的依赖/a-65501791" text:style-name="Internet_20_link" text:visited-style-name="Visited_20_Internet_20_Link">
 如今欧洲国家重新定位它们的对华政策——即改变过去的30年中，自由贸易的地位一直高于政治的现象</text:a>
，此种行为进一步表明「全球化决定的世界秩序可能即将终结」。</text:p>
      <text:p text:style-name="P4">
评论称：「自从乌克兰遭受非法袭击以来，世界看到北约国家令人出乎意料地团结起来。而在太平洋地区，美国的所有伙伴都已与华盛顿结盟，并承诺在军事上投入更多资金，从而保障其人民的安全。各国担心中国领导人习近平想要在他们的领土上验证他的『强权即公理』的教条，首当其冲的就是从未属于中华人民共和国的民主岛国台湾。」</text:p>
      <text:p text:style-name="P4">
有了俄乌战争的前车之鉴，世界各国对于中国也更加小心谨慎。不过，若台海真的爆发冲突，此前对俄罗斯实施的制裁能套用到中国身上吗？文章以德国为例，引用了基尔世界经济研究所（IfW）的报告数据称：「中国和台湾在德国221种产品进口中占据主导地位，大部分进口份额超过80%。因此，台湾海峡的冲突对德国贸易来说将是双重灾难。」</text:p>
      <text:p text:style-name="P4">
评论写道，因此「即使短期内找不到稀土的替代供应来源，德国和欧洲政客仍在试图『脱钩』或『去风险』，以免在紧急情况下被中国敲诈。」不过作者也举了中国过去对澳大利亚实施的经济制裁、对瑞典和立陶宛的威胁以及中国在韩国向美国采购新武器技术之后发出的「限韩令」为例，提醒欧洲国家尤其是出口大国德国必须「尽快为现实中的地缘政治做好心理准备」。文章称：「中国政府已经展示过它是如何对待不喜欢的国家了」，并且呼吁在对中国采取强硬立场的同时，也必须考虑其风险。</text:p>
      <text:p text:style-name="P4">
西德意志电台（WDR）记者FelixWessel从北约峰会现场立陶宛首都维尔纽斯发回的「为什么我们应该效仿立陶宛」文章中写道，与俄罗斯和白俄罗斯比邻而居的立陶宛始终保持着警戒心：「早在乌克兰遭到入侵之前，立陶宛人已就俄罗斯向我们发出警告。当我们还在忙着为北溪2号铺设管道时，他们已经在努力摆脱对莫斯科的依赖。早在2014年，即克里米亚被占领的那一年，立陶宛就开设了液化气码头。这是『德国效率』远远赶不上的。」</text:p>
      <text:p text:style-name="P4">
尽管如此，作者表示：「好消息是我们可以从立陶宛身上学到一些东西。那就是：在与中国应对方面，不要再犯与俄罗斯类似的错误。」</text:p>
      <text:p text:style-name="P4">
文章提到台海冲突的风险：「如果中国军队真的进攻台湾，会发生什么事？以我们的汽车制造商为例，他们40%的销售额来自中国市场，我们的经济将如何应对这一后果？政治家们一直在谈论对中国的『去风险』，<text:a xlink:type="simple" xlink:href="https://www.dw.com/zh/zh/智库-德国在某些领域严重依赖于中国产品/a-65986796" text:style-name="Internet_20_link" text:visited-style-name="Visited_20_Internet_20_Link">
 但科隆的德国经济研究所（IW）最近对一些原材料、基础化学品和电子元件的研究得出相反结论——并没有看到多样化的迹象</text:a>
。立陶宛外长兰茨贝里斯向我形容他眼中的景象：这就好像我们在建造下一个北溪2号。」</text:p>
      <text:p text:style-name="P4">
「 <text:a xlink:type="simple" xlink:href="https://www.dw.com/zh/zh/分析立陶宛为何逆行挑战中国/a-60107283" text:style-name="Internet_20_link" text:visited-style-name="Visited_20_Internet_20_Link">
 立陶宛不仅不像我们这么依赖中国，甚至还在进一步降低依赖。</text:a>
自从台湾在立陶宛以『台湾』名义成立代表处后，立陶宛面临了来自中国的政治压力和经济惩罚。但是，在面对这个不民主的经济强国时，人口仅有280万的立陶宛并没有退缩，这一招最终奏效。」作者在最后指出：「即使这无法原封不动地移植到德国，我们仍可以他们的经验为鉴。」</text:p>
      <text:p text:style-name="P4">
<text:span text:style-name="T5">
摘编自其他媒体的内容，不代表德国之声的立场或观点。</text:span>
</text:p>
      <text:p text:style-name="P4">
Source: <text:a xlink:type="simple" xlink:href="https://www.dw.com/zh/德语媒体：中国手中的王牌/a-66203199" text:style-name="Internet_20_link" text:visited-style-name="Visited_20_Internet_20_Link">
https://www.dw.com/zh/德语媒体：中国手中的王牌/a-66203199?maca=chi-rss-chi-all-1127-rdf</text:a>
</text:p>
      <!--NEWS-->
      <text:h text:style-name="P10" text:outline-level="1">
<text:span text:style-name="T4">
七国集团为乌克兰提供安全保障</text:span>
</text:h>
      <text:p text:style-name="P4">
Author: None (Language: zh)</text:p>
      <text:p text:style-name="P4">
Publisher: None</text:p>
      <text:p text:style-name="P4">
Time: 2023-07-12T14:50:00Z</text:p>
      <text:p text:style-name="P4">
Description: 由于北约未对乌克兰提出入盟邀请，乌总统泽连斯基此前作出言辞犀利的批评。不过，七国集团在北约峰会期间发表联合声明，将为乌克兰提供安全保障。泽连斯基称这一结果是对乌克兰的重要成功。</text:p>
      <text:p text:style-name="P4">
Videos: []</text:p>
      <text:p text:style-name="P4">
Images: []</text:p>
      <text:p text:style-name="P4">
Subject: 时政风云</text:p>
      <text:p text:style-name="P4">
Subjects: ['奥巴马', '乌克兰', '北大西洋公约组织', '美国', '俄罗斯入侵乌克兰']</text:p>
      <text:p text:style-name="P4">
Keywords: ['乌克兰', '北约', '美国', '拜登', '七国集团', 'G7', '安全保障', '入盟', '泽连斯基']</text:p>
      <text:p text:style-name="P4">
ID: 66203701</text:p>
      <!--METADATA-->
      <text:p text:style-name="P4">
<text:a xlink:type="simple" xlink:href="https://www.dw.com/zh/overlay/image/article/66203701/66203405" text:style-name="Internet_20_link" text:visited-style-name="Visited_20_Internet_20_Link">
 </text:a>
</text:p>
      <text:p text:style-name="P4">
G7宣布为乌克兰提供安全保障</text:p>
      <text:p text:style-name="P4">
（德国之声中文网）在乌克兰尚未成为 <text:a xlink:type="simple" xlink:href="https://www.dw.com/zh/zh/北約公報屢提中國-北京涉華內容不實/a-66196589" text:style-name="Internet_20_link" text:visited-style-name="Visited_20_Internet_20_Link">
 北约 </text:a>
成员国之前，七国集团将向乌克兰提供长期军事和资金援助。美国、德国等七国集团成员国有望向乌克兰提供空军和海军的先进装备。相关约定于周三下午北约峰会闭幕之际签署。不过，这一安全保障仍远不及加入北约所能获得的。因为在后一情况下，一旦受到攻击，所有成员国均有义务派出士兵。</text:p>
      <text:p text:style-name="P4">
据德新社最新报道，乌克兰总统泽连斯基称北约峰会的结果对该国是重要的成功。周三与G7领导人在立陶宛首都维尔纽斯会晤时，他表示：“这使我们在安全领域有了全新的可能性，我感谢所有促成这一结果的人。”他说，由此，乌克兰在通往北约的道路上获得了安全保障。</text:p>
      <text:p text:style-name="P4">
在与G7达成原则性一致后，乌克兰将与各国双边谈判。</text:p>
      <text:p text:style-name="P4">
周二，泽连斯基 <text:a xlink:type="simple" xlink:href="https://www.dw.com/zh/zh/乌克兰希望北约峰会上收到入盟邀请/a-66181134" text:style-name="Internet_20_link" text:visited-style-name="Visited_20_Internet_20_Link">
 希望乌克兰受邀加入北约 </text:a>
的希望落空。他就此作出犀利批评，称之为西方的软弱，正中俄罗斯下怀。阻碍北约对乌克兰发出邀请的首先是美国和德国，这两个国家是乌克兰最重要的武器供应国。两国希望首先继续为该国提供具体的军事援助，以便其能更好的自我防卫。</text:p>
      <text:p text:style-name="P4">
峰会第二天，泽连斯基发出缓和的声调。在有关七国集团提供安全保障的消息宣布后，他说，可以“确定，峰会的结果不错”。但如果受邀加入北约“将是理想的结果”。他也表示，很明确，只要战争还在继续，这就不会发生。</text:p>
      <text:p text:style-name="P4">
</text:p>
      <text:p text:style-name="P4">
G7领导人与泽连斯基宣布联合声明，为乌克兰提供支持</text:p>
      <text:h text:style-name="P12" text:outline-level="3">
<text:span text:style-name="T4">
为“空中和海上”提供现代装备</text:span>
</text:h>
      <text:p text:style-name="P4">
七国集团的约定旨在让乌克兰军队有能力捍卫国家、并在战争结束后足够强大，以至于俄罗斯不敢再对其发动进攻。据德新社获得的文件，为此将在空军和海军方面提供现代装备。其中，空中战斗体系被称为关键能力，——不过并未提及具体的武器系统，如战斗机或武装无人机。哪些国家将提供何种援助，尚未确定。</text:p>
      <text:p text:style-name="P4">
此外，具体的时间表也未列出。迄今为止，德国等G7国家主要为乌克兰陆军提供武器，尚未供应西方战斗机和战舰给该国。声明中还提到为乌克兰国防工业予以支持、培训军队以及提供情报。此外，G7有望继续为该国提供资金支援。</text:p>
      <text:p text:style-name="P4">
克里姆林宫称，G7的这一安全承诺是危险的。“我们认为这是极度错误和潜在非常危险的”，普京发言人皮斯科夫（DmitriPeskow）表示。“他们为乌克兰提供安全保障，就意味着损害俄罗斯的安全。”</text:p>
      <text:p text:style-name="P4">
</text:p>
      <text:p text:style-name="P4">
泽连斯基在北约峰会上</text:p>
      <text:h text:style-name="P12" text:outline-level="3">
<text:span text:style-name="T4">
拜登提“以色列模式”</text:span>
</text:h>
      <text:p text:style-name="P4">
美国总统 <text:a xlink:type="simple" xlink:href="https://www.dw.com/zh/zh/拜登或於北約峰會場邊單獨會見澤連斯基/a-66170780" text:style-name="Internet_20_link" text:visited-style-name="Visited_20_Internet_20_Link">
 拜登 </text:a>
在CNN周日播出的采访中，描述了对基辅提供保护的大致模式。他说，美国愿意在俄罗斯侵略战争结束后，为乌克兰提供一个类似于为以色列提供的保护。在该提议中，拜登所指的是战争结束与可能加入北约之间的时间。他说，加入北约的过程需要时间。在此期间，<text:a xlink:type="simple" xlink:href="https://www.dw.com/zh/zh/美国防长乌克兰有足够的反攻能力/a-65942860" text:style-name="Internet_20_link" text:visited-style-name="Visited_20_Internet_20_Link">
 美国 </text:a>
可以为乌克兰提供必要的武器，使其具备自我防卫的能力。</text:p>
      <text:p text:style-name="P4">
美国每年为以色列提供约38亿美元——其中可观的部分用于导弹和军事技术。美国国会最新的一份报告称，自二战以来，没有哪个国家比以色列获得美国更多的支持。如今，美国已经对乌克兰提供了大规模的援助：自2022年2月战争爆发以来，美国称已为该国提供或承诺超过400亿美元的军事援助。</text:p>
      <text:p text:style-name="P4">
英国周三则宣布，将再为乌克兰提供70余辆战斗和运输车辆，以及已经供给该国的挑战者2坦克配套的数千枚弹药。英国称，由此确保乌克兰军队运输弹药、装备、伤员等能力。</text:p>
      <text:p text:style-name="P4">
北约秘书长斯托滕贝格称，继续提供武器是支持乌克兰最重要的任务。“最紧迫的当然是确保乌克兰能够坚持下去。因为如果乌克兰不复存在，加入北约也就无从谈起。”斯托滕贝格与泽连斯基随后出席了新设立的北约-乌克兰-理事会首次会议。</text:p>
      <text:p text:style-name="P4">
</text:p>
      <text:p text:style-name="P4">
泽连斯基与德国总理肖尔茨的双边会谈</text:p>
      <text:h text:style-name="P12" text:outline-level="3">
<text:span text:style-name="T4">
德国提供近7亿欧元新一批武器</text:span>
</text:h>
      <text:p text:style-name="P4">
德国总理肖尔茨周二在峰会开幕之际向乌克兰承诺，提供价值近7亿欧元的新一批武器。其中包括坦克、爱国者防空设备以及2万枚火炮弹药。不过，德国此前在有关峰会文件的谈判中反对用一个进程表为乌克兰提供明确的加入北约的前景。峰会期间，肖尔茨也与泽连斯基举行双边会晤。</text:p>
      <text:p text:style-name="P4">
（德新社）</text:p>
      <text:p text:style-name="P4">
Source: <text:a xlink:type="simple" xlink:href="https://www.dw.com/zh/七国集团为乌克兰提供安全保障/a-66203701" text:style-name="Internet_20_link" text:visited-style-name="Visited_20_Internet_20_Link">
https://www.dw.com/zh/七国集团为乌克兰提供安全保障/a-66203701?maca=chi-rss-chi-all-1127-rdf</text:a>
</text:p>
      <!--NEWS-->
      <text:h text:style-name="P10" text:outline-level="1">
<text:span text:style-name="T4">
泰外长证实曾与翁山淑枝会面</text:span>
</text:h>
      <text:p text:style-name="P4">
Author: 联合早报 (Person)</text:p>
      <text:p text:style-name="P4">
Publisher: 联合早报 (Organization)</text:p>
      <text:p text:style-name="P4">
Published Time: 2023-07-12T14:58</text:p>
      <text:p text:style-name="P4">
Modified Time: 2023-07-12T14:58</text:p>
      <text:p text:style-name="P4">
Description: 泰国外长敦巴穆威奈说，他上周曾与缅甸前民选政府领导人翁山淑枝见面，并透露对方身体状况良好。法新社报道，敦巴穆威奈星期三（7月12日）在印尼雅加达出席亚细安外长会议的场外告诉记者：“...</text:p>
      <text:p text:style-name="P4">
Videos: []</text:p>
      <text:p text:style-name="P4">
Audios: []</text:p>
      <text:p text:style-name="P4">
Images: []</text:p>
      <text:p text:style-name="P4">
Type: NewsArticle</text:p>
      <text:p text:style-name="P4">
Breadcrumbs: ['即时', '国际']</text:p>
      <text:p text:style-name="P4">
Keywords: ['泰国', '缅甸', '翁山淑枝', '亚细安']</text:p>
      <!--METADATA-->
      <text:p text:style-name="P4">
泰国外长敦巴穆威奈说，他上周曾与缅甸前民选政府领导人翁山淑枝见面，并透露对方身体状况良好。</text:p>
      <text:p text:style-name="P4">
法新社报道，敦巴穆威奈星期三（7月12日）在印尼雅加达出席亚细安外长会议的场外告诉记者：“有了一次会面，她（翁山淑枝）的身体状况良好，并是一个很好的会议。”</text:p>
      <text:p text:style-name="P4">
他透露，他是在上星期天（9日）与翁山淑枝会面。这相信是缅军2021年发动政变以来，首次有外国特使与翁山淑枝见面。</text:p>
      <text:p text:style-name="P4">
2021年2月，军方发动政变后将她关押，随后 <text:a xlink:type="simple" xlink:href="https://www.zaobao.com/realtime/world/story20221230-1348425" text:style-name="Internet_20_link" text:visited-style-name="Visited_20_Internet_20_Link">
 她因腐败和其他指控被判33年徒刑</text:a>
 。</text:p>
      <text:p text:style-name="P4">
敦巴穆威奈说：“她鼓励展开对话”，并再次主张与缅军接触。</text:p>
      <text:p text:style-name="P4">
<text:a xlink:type="simple" xlink:href="https://www.zaobao.com/news/sea/story20230205-1359813" text:style-name="Internet_20_link" text:visited-style-name="Visited_20_Internet_20_Link">
 亚细安与缅军政府于2021年4月达成五点共识</text:a>
，包括缅军停止暴力、与缅甸各方进行建设性对话等，为缅甸带来和平。由于缅军政府一直没有实质落实这些共识，亚细安已禁止缅军政府领导人出席亚细安高级别会议。不过，<text:a xlink:type="simple" xlink:href="https://www.zaobao.com/news/sea/story20230619-1405684" text:style-name="Internet_20_link" text:visited-style-name="Visited_20_Internet_20_Link">
 泰国上个月召开非正式会议 </text:a>
，重新接触缅军政府，引发争议。</text:p>
      <text:p text:style-name="P4">
Source: <text:a xlink:type="simple" xlink:href="https://www.zaobao.com.sg/realtime/world/story20230712-1413045" text:style-name="Internet_20_link" text:visited-style-name="Visited_20_Internet_20_Link">
https://www.zaobao.com.sg/realtime/world/story20230712-1413045</text:a>
</text:p>
      <!--NEWS-->
      <text:h text:style-name="P10" text:outline-level="1">
<text:span text:style-name="T4">
乌克兰：基辅市连夜遇袭 整晚击落11架俄军无人机</text:span>
</text:h>
      <text:p text:style-name="P4">
Publisher: 法新社</text:p>
      <text:p text:style-name="P4">
Published Time: 2023-07-12T15:02:07+00:00</text:p>
      <text:p text:style-name="P4">
Modified Time: 2023-07-12T14:50:02+00:00</text:p>
      <text:p text:style-name="P4">
Description: （法新社基辅12日电） 乌克兰今天表示，乌军一整夜击落11架俄军无人机，首都基辅市则是连续两晚受到攻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617581in" draw:z-index="0">
<draw:image xlink:href="../Images/rficn/2023-07-12T15-02-07-00-00/000000.png" xlink:type="simple" xlink:show="embed" xlink:actuate="onLoad" draw:mime-type="image/png"/>
</draw:frame>
</text:p>
      <text:p text:style-name="P4">
在北大西洋公约组织（NATO）领导人将于立陶宛首都维尔纽斯（Vilnius）会见乌克兰总统泽伦斯基（VolodymyrZelenskyy）之际，乌克兰空军今天在社群媒体上表示：「总共有15架自杀式无人机参与了攻击，其中11架在中区和东区空军指挥部责任区被击落。」</text:p>
      <text:p text:style-name="P4">
声明中并未提到其他无人机是否在乌克兰其他地区被击落。</text:p>
      <text:p text:style-name="P4">
乌克兰中部切尔卡瑟州（Cherkasy）州长塔布瑞茨（IgorTaburets）表示，在1架无人机撞上1座非住宅建筑物引发火灾后，有2人因烧伤被送往医院治疗。</text:p>
      <text:p text:style-name="P4">
塔布瑞茨指出，切尔卡瑟州处于空袭警报状态长达3个半小时以上。</text:p>
      <text:p text:style-name="P4">
基辅市（Kyiv）军政总署表示首都基辅市也受到无人机攻击，但并未透露无人机的数量。</text:p>
      <text:p text:style-name="P4">
基辅市军政总署在社群媒体上写道：「在基辅市周围领空中的所有敌军目标都已被侦测并摧毁。」没有伤亡或损坏的通报。</text:p>
      <text:p text:style-name="P4">
基辅市的空袭警报持续了超过2小时。</text:p>
      <text:p text:style-name="P4">
Source: <text:a xlink:type="simple" xlink:href="https://www.rfi.fr/cn/%E5%9B%BD%E9%99%85%E6%8A%A5%E9%81%93/20230712-%E4%B9%8C%E5%85%8B%E5%85%B0-%E5%9F%BA%E8%BE%85%E5%B8%82%E8%BF%9E%E5%A4%9C%E9%81%87%E8%A2%AD-%E6%95%B4%E6%99%9A%E5%87%BB%E8%90%BD11%E6%9E%B6%E4%BF%84%E5%86%9B%E6%97%A0%E4%BA%BA%E6%9C%BA" text:style-name="Internet_20_link" text:visited-style-name="Visited_20_Internet_20_Link">
https://www.rfi.fr/cn/%E5%9B%BD%E9%99%85%E6%8A%A5%E9%81%93/20230712-%E4%B9%8C%E5%85%8B%E5%85%B0-%E5%9F%BA%E8%BE%85%E5%B8%82%E8%BF%9E%E5%A4%9C%E9%81%87%E8%A2%AD-%E6%95%B4%E6%99%9A%E5%87%BB%E8%90%BD11%E6%9E%B6%E4%BF%84%E5%86%9B%E6%97%A0%E4%BA%BA%E6%9C%BA</text:a>
</text:p>
      <!--NEWS-->
      <text:h text:style-name="P10" text:outline-level="1">
<text:span text:style-name="T4">
美专家：中国或在12至18个月内攻打台湾</text:span>
</text:h>
      <text:p text:style-name="P4">
Author: None</text:p>
      <text:p text:style-name="P4">
Publisher: Radio Free Asia (Organization)</text:p>
      <text:p text:style-name="P4">
Published Time: 2023-07-12T15:14:00-04:00</text:p>
      <text:p text:style-name="P4">
Modified Time: 2023-07-12T16:30:43-04:00</text:p>
      <text:p text:style-name="P4">
Description: None</text:p>
      <text:p text:style-name="P4">
Videos: []</text:p>
      <text:p text:style-name="P4">
Audios: ["<text:a xlink:type="simple" xlink:href="https://www.rfa.org/mandarin/yataibaodao/junshiwaijiao/tj-071220231138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3.908484in" draw:z-index="0">
<draw:image xlink:href="../Images/rfamandarin/2023-07-12T15-14-00-04-00/000000.png" xlink:type="simple" xlink:show="embed" xlink:actuate="onLoad" draw:mime-type="image/png"/>
</draw:frame>
美国华盛顿智库哈德逊研究所2023年7月12日就台湾海峡是否爆发战争以及如中国入侵台湾，解放军的攻台时间点等问题举办讨论会 <text:a xlink:type="simple" xlink:href="https://www.rfa.org/mandarin/yataibaodao/junshiwaijiao/tj-07122023113845.html/@@images/image" text:style-name="Internet_20_link" text:visited-style-name="Visited_20_Internet_20_Link">
</text:a>
视频截图/哈德逊研究所官网  <text:a xlink:type="simple" xlink:href="https://www.rfa.org/mandarin/yataibaodao/junshiwaijiao/tj-07122023113845.html/@@stream" text:style-name="Internet_20_link" text:visited-style-name="Visited_20_Internet_20_Link">
Audio-1-Link：https://www.rfa.org/mandarin/yataibaodao/junshiwaijiao/tj-07122023113845.html/@@stream</text:a>
</text:p>
      <text:p text:style-name="P4">
随着美中竞争以及两岸冲突日趋升级，台湾议题成为国际社会关注的焦点。那么，究竟台湾海峡会不会爆发战争？若是中国入侵台湾，解放军的攻台时间点又会是什么时候呢？本周三，美国学界便针对上述问题进行了讨论。</text:p>
      <ul>
        <li>
<text:span text:style-name="T4">
<text:a xlink:type="simple" xlink:href="https://www.rfa.org/mandarin/yataibaodao/zhengzhi/jw-07062023104707.html" text:style-name="Internet_20_link" text:visited-style-name="Visited_20_Internet_20_Link">
 习近平连续视察南部、东部战区 用意何在？ </text:a>
 </text:span>
  * <text:span text:style-name="T4">
<text:a xlink:type="simple" xlink:href="https://drive.google.com/drive/u/0/folders/12oUZJhik0HqUtSpOBffGu82QD7nINyDq" text:style-name="Internet_20_link" text:visited-style-name="Visited_20_Internet_20_Link">
 习近平视察解放军东部战区 称加快提高打赢能力 </text:a>
 </text:span>
  * <text:a xlink:type="simple" xlink:href="https://www.rfa.org/mandarin/Xinwen/cmh1-04122023065333.html" text:style-name="Internet_20_link" text:visited-style-name="Visited_20_Internet_20_Link">
 <text:span text:style-name="T4">
习近平视察南部战区海军 强调深化练兵备战</text:span>
 </text:a>
</li>
      </ul>
      <text:p text:style-name="P4">
随着台湾总统大选即将在明年初展开，台海安全问题再度成为各界关注焦点。7月24日，台湾将进行年度汉光39号实兵演练，台湾的国军将实际操演如何应对中国可能的侵袭，台湾的各县市也将在同一时间演练如何进行防空演习及疏散避难。</text:p>
      <text:p text:style-name="P4">
与此同时，本周三，美国华盛顿智库哈德逊研究所（Hudson Institute）也召开了研讨会，与会学者针对中国的攻台时间表进行了讨论。</text:p>
      <text:p text:style-name="P4">
会上，海曼资本管理公司（Hayman Capital Management l.p.）的创始人凯尔·巴斯（KyleBass）认为，在不远的将来，中国国家主席习近平有高度可能性会决定出兵台湾。巴斯指出，北京当局自2020年以来，修改了众多法律整合国内资源，同时也透过石油进口多元化、加大黄金储备、增加粮食存量等作法，为对台出兵做准备。</text:p>
      <text:p text:style-name="P4">
<text:span text:style-name="T4">
美专家：中国攻台第一步是切断台湾对外通信</text:span>
</text:p>
      <text:p text:style-name="P4">
巴斯分析，若是台海战争爆发，中国的首要目标便是对台湾实施信息封锁，这是中国从俄乌战争中学到的一课：“如果中国攻打台湾，信息控制会是关键，中国共产党很常提到切断台湾与世界的信息流动很重要。在联合利剑演习之前，中国将台湾岛与马祖之间的电缆切断，由此你就可以知道中国的意图为何。”</text:p>
      <text:p text:style-name="P4">
 会上，海曼资本管理公司（Hayman CapitalManagement l.p.）的创始人凯尔·巴斯（KyleBass）认为，在不远的将来，中国国家主席习近平有高度可能性会决定出兵台湾。（视频截图/哈德逊研究所官网）  <text:a xlink:type="simple" xlink:href="https://www.rfa.org/mandarin/yataibaodao/junshiwaijiao/tj-07122023113845.html/untitled-2.jpg" text:style-name="Internet_20_link" text:visited-style-name="Visited_20_Internet_20_Link">
</text:a>
</text:p>
      <text:p text:style-name="P4">
巴斯认为，中国如今出现屏蔽经济数据的状况，这也是在为武统台湾做准备：“我们现在只能拿到习近平核准后的经济数据，我们拿不到其它资料，这是一种战略，尽管我们知道中国的青年失业率达到20%、中国的经济表现不佳，但习近平不想要西方媒体对于中国的经济问题不断报道，因此他决定直接把数据隐藏。”</text:p>
      <text:p text:style-name="P4">
<text:span text:style-name="T4">
专家：习近平的攻台决定不会出于理性</text:span>
</text:p>
      <text:p text:style-name="P4">
巴斯从金融趋势分析指出，中国很可能将在未来的12到18个月攻台：“中国希望在被侦查到之前便开始攻击，因此我认为，中国攻台的时间会比想像中的快。”</text:p>
      <text:p text:style-name="P4">
中国会在什么时间攻台，各方有不同的看法。美国空军一位上将在一份泄露的内部文件中预测，2025年美国与中国将为台湾开战。去年10月，美国海军的一位将领预测，美国军队最早需要在今年为与中国发生潜在冲突做好准备。另外，美国前印太司令部司令最近也表示，他坚持认为中国会在2027年前入侵台湾。</text:p>
      <text:p text:style-name="P4">
巴斯还谈到，在武统台湾的议题上，习近平不是理性行为者，换言之，尽管攻打台湾会拖垮中国经济并危害中国在国际社会的声望，习近平还是会一意孤行。同时，巴斯也认为，统一台湾不会是北京当局的最终目标，台湾只会是中国将影响力扩张至东南亚以及太平洋岛国的垫脚石。</text:p>
      <text:p text:style-name="P4">
记者：唐缘媛 责编：申铧 网编：洪伟</text:p>
      <text:p text:style-name="P4">
Source: <text:a xlink:type="simple" xlink:href="https://www.rfa.org/mandarin/yataibaodao/junshiwaijiao/tj-07122023113845.html" text:style-name="Internet_20_link" text:visited-style-name="Visited_20_Internet_20_Link">
https://www.rfa.org/mandarin/yataibaodao/junshiwaijiao/tj-07122023113845.html</text:a>
</text:p>
      <!--NEWS-->
      <text:h text:style-name="P10" text:outline-level="1">
<text:span text:style-name="T4">
数百万英国人难以支付每月账单 储蓄账户提款数额创纪录新高</text:span>
</text:h>
      <text:p text:style-name="P4">
Author: 半岛电视台</text:p>
      <text:p text:style-name="P4">
Publisher: Al Jazeera</text:p>
      <text:p text:style-name="P4">
Published Time: 2023-07-12T15:23:13</text:p>
      <text:p text:style-name="P4">
Modified Time: 2023-07-12T15:23:13</text:p>
      <text:p text:style-name="P4">
Description: 由于高通胀率和史无前例的高物价浪潮，对于数百万英国人来说，每月支付账单已经变成了一场真正的噩梦，大约 1100 万英国人现在难以支付每月账单或偿还累积债务。</text:p>
      <text:p text:style-name="P4">
Images: ["<text:a xlink:type="simple" xlink:href="https://chinese.aljazeera.net/wp-content/uploads/2023/07/1-1689174444.png" text:style-name="Internet_20_link" text:visited-style-name="Visited_20_Internet_20_Link">
1-1689174444.png</text:a>
"]</text:p>
      <text:p text:style-name="P4">
Topics: ['政治', '新闻', '经济']</text:p>
      <text:p text:style-name="P4">
Keywords: ['政治', '新闻', '经济', '英国']</text:p>
      <text:p text:style-name="P4">
Type: Article</text:p>
      <!--METADATA-->
      <text:p text:style-name="P4">
<draw:frame draw:style-name="fr1" draw:name="Image246" text:anchor-type="as-char" svg:width="6.9236in" svg:height="4.612736in" draw:z-index="0">
<draw:image xlink:href="../Images/Aljazeera Chinese/2023-07-12T15-23-13/1-1689174444.png" xlink:type="simple" xlink:show="embed" xlink:actuate="onLoad" draw:mime-type="image/png"/>
</draw:frame>
英国政府拒绝提供任何援助，声称这意味着更多借贷和更高通胀（盖帝图像）</text:p>
      <text:p text:style-name="P4">
由于高通胀率和史无前例的高物价浪潮，对于数百万英国人来说，每月支付账单已经变成了一场真正的噩梦，大约 1100 万英国人现在难以支付每月账单或偿还累积债务。</text:p>
      <text:p text:style-name="P4">
英国金融行为监管局（FCA）的一项研究表明，难以支付每月账单的英国人数量已从去年的 780 万增加到今年的 1090万，预计到今年年底，这个数字将超过1200万英国人。</text:p>
      <text:p text:style-name="P4">
由于这场史无前例的危机，央行宣布，英国5月从储蓄账户中提取了约46亿英镑，这是自1997年——也就是27年前以来——从未有过的纪录。</text:p>
      <text:h text:style-name="P13" text:outline-level="4">
<text:span text:style-name="T4">
支付账单的噩梦</text:span>
</text:h>
      <text:p text:style-name="P4">
英国金融行为监管局的数据显示，这不再只是按时支付账单的问题，而是问题转向了分期付款和债务违约，这是因为有560万人宣布拖欠债务，比上一年增加了140万人。</text:p>
      <text:p text:style-name="P4">
这场危机的主要原因是负债购房的人每月分期付款急剧增加（保费上涨了约500英镑），此外，房屋租金价格也上涨了21%。</text:p>
      <text:p text:style-name="P4">
根据英国研究机构的研究显示，三分之一的英国人每月还款额增加，而超过 34%的英国人的房租价格上涨，与此同时，这一数字预计明年还会上升，届时，三分之一的英国人将续签与住房相关的贷款。</text:p>
      <text:h text:style-name="P13" text:outline-level="4">
<text:span text:style-name="T4">
削减开支</text:span>
</text:h>
      <text:p text:style-name="P4">
物价上涨的危机促使数百万英国人大幅减少开支，英国保险公司的一项调查显示，今年有620万人宣称取消或减少了保险。</text:p>
      <text:p text:style-name="P4">
汇丰银行的一项调查还显示，78%的英国人今年正在寻找减少开支的方法，其中45%的人表示，他们正在削减食品和饮料开支，同时寻找最便宜的商店购买食物。</text:p>
      <text:p text:style-name="P4">
汇丰银行——被认为是英国最大的银行之一——也宣布，许多电子应用程序、健身房和其他月度订阅的超过 20 万个月度订阅将被取消。</text:p>
      <text:h text:style-name="P13" text:outline-level="4">
<text:span text:style-name="T4">
诉诸储蓄</text:span>
</text:h>
      <text:p text:style-name="P4">
央行表示，其创下了从长期储蓄账户提取资金的记录，如果在与银行约定期限之前提取资金，长期储蓄账户的所有者将被处以罚款，英国5月份被迫撤回约46亿英镑，为27年来最高水平。</text:p>
      <text:p text:style-name="P4">
至于容易存取的储蓄账户，其所有者可以随时提取资金，因为这不会给储户带来利息收入，一个月内就提取了145亿英镑。</text:p>
      <text:p text:style-name="P4">
另一方面，那些拥有银行以外资金的人们将资金存入银行，以利用高利率，一年内存入银行的资金回报率高达8.7%，仅5月份这些存款就达49亿英镑。</text:p>
      <text:h text:style-name="P13" text:outline-level="4">
<text:span text:style-name="T4">
呼吁政府支持</text:span>
</text:h>
      <text:p text:style-name="P4">
有人呼吁政府在经济困难的情况下向英国人提供援助，尤其是房地产贷款业主，其债务分期数以前所未有的方式增加。</text:p>
      <text:p text:style-name="P4">
近 25000人签署了请愿书，呼吁政府采取20世纪80年代和1990年代历届政府采取的行动，即从扣除税款前的原始工资中扣除每月分期付款的购房债务，这意味着，如果一个人在扣税前收入为4000英镑，扣除每月分期付款（在1500英镑范围内），剩余金额将为2500英镑，剩下部分是国家征收所得税，这将极大地帮助英国人不感受到利率的上升。</text:p>
      <text:p text:style-name="P4">
然而，政府迄今为止拒绝提供任何援助，声称任何援助都意味着更多的借贷和更高的通货膨胀，政府正试图通过一个也是唯一的解决方案来减少这一问题，那就是提高利率。</text:p>
      <text:p text:style-name="P4">
Source: <text:a xlink:type="simple" xlink:href="https://chinese.aljazeera.net/economy/2023/7/12/%e6%95%b0%e7%99%be%e4%b8%87%e8%8b%b1%e5%9b%bd%e4%ba%ba%e9%9a%be%e4%bb%a5%e6%94%af%e4%bb%98%e6%af%8f%e6%9c%88%e8%b4%a6%e5%8d%95%e5%82%a8%e8%93%84%e8%b4%a6%e6%88%b7%e6%8f%90%e6%ac%be%e6%95%b0%e9%a2%9d" text:style-name="Internet_20_link" text:visited-style-name="Visited_20_Internet_20_Link">
https://chinese.aljazeera.net/economy/2023/7/12/%e6%95%b0%e7%99%be%e4%b8%87%e8%8b%b1%e5%9b%bd%e4%ba%ba%e9%9a%be%e4%bb%a5%e6%94%af%e4%bb%98%e6%af%8f%e6%9c%88%e8%b4%a6%e5%8d%95%e5%82%a8%e8%93%84%e8%b4%a6%e6%88%b7%e6%8f%90%e6%ac%be%e6%95%b0%e9%a2%9d</text:a>
</text:p>
      <!--NEWS-->
      <text:h text:style-name="P10" text:outline-level="1">
<text:span text:style-name="T4">
美日韩高层讨论半岛局势之际 朝鲜发射远程导弹显示实力</text:span>
</text:h>
      <text:p text:style-name="P4">
Author: chinese@voanews.com (美国之音)</text:p>
      <text:p text:style-name="P4">
Publisher: 美国之音中文网 (Type: NewsMediaOrganization)</text:p>
      <text:p text:style-name="P4">
Published Time: 2023-07-12T15:26:06+08:00</text:p>
      <text:p text:style-name="P4">
Modified Time: 2023-07-12 07:26:06Z</text:p>
      <text:p text:style-name="P4">
Description: 朝鲜星期三（2023年7月12日）发射了一枚射程达1000公里的远程弹道导弹。据信，平壤这一举动可能与美日韩三国的政府首脑和军事指挥官会面商讨半岛局势有关。</text:p>
      <text:p text:style-name="P4">
Videos: []</text:p>
      <text:p text:style-name="P4">
Images: []</text:p>
      <text:p text:style-name="P4">
Categories: ['朝鲜半岛局势', '亚太', '美国', '军事']</text:p>
      <text:p text:style-name="P4">
Type: None</text:p>
      <!--METADATA-->
      <text:p text:style-name="P4">
NoneNone</text:p>
      <text:p text:style-name="P4">
Source: <text:a xlink:type="simple" xlink:href="https://www.voachinese.com/a/north-korea-launched-ballistic-missile-with-the-longest-flight-time-20230712/7177225.html" text:style-name="Internet_20_link" text:visited-style-name="Visited_20_Internet_20_Link">
https://www.voachinese.com/a/north-korea-launched-ballistic-missile-with-the-longest-flight-time-20230712/7177225.html</text:a>
</text:p>
      <!--NEWS-->
      <text:h text:style-name="P10" text:outline-level="1">
<text:span text:style-name="T4">
专栏 | 网络博弈：对抗假新闻 乌克兰抗俄战争日志有中文版</text:span>
</text:h>
      <text:p text:style-name="P4">
Author: None</text:p>
      <text:p text:style-name="P4">
Publisher: Radio Free Asia (Organization)</text:p>
      <text:p text:style-name="P4">
Published Time: 2023-07-12T15:38:31-04:00</text:p>
      <text:p text:style-name="P4">
Modified Time: 2023-07-12T15:38:31-04:00</text:p>
      <text:p text:style-name="P4">
Description: None</text:p>
      <text:p text:style-name="P4">
Videos: []</text:p>
      <text:p text:style-name="P4">
Audios: ["<text:a xlink:type="simple" xlink:href="https://www.rfa.org/mandarin/zhuanlan/wangluoboyi/iwar-071220231500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3.595805in" draw:z-index="0">
<draw:image xlink:href="../Images/rfamandarin/2023-07-12T15-38-31-04-00/000000.png" xlink:type="simple" xlink:show="embed" xlink:actuate="onLoad" draw:mime-type="image/png"/>
</draw:frame>
美籍华人志愿者BILLY在乌克兰从事英语教学和网站翻译等志愿工作 <text:a xlink:type="simple" xlink:href="https://www.rfa.org/mandarin/zhuanlan/wangluoboyi/iwar-07122023150005.html/@@images/image" text:style-name="Internet_20_link" text:visited-style-name="Visited_20_Internet_20_Link">
</text:a>
照片来源：Billy提供  <text:a xlink:type="simple" xlink:href="https://www.rfa.org/mandarin/zhuanlan/wangluoboyi/iwar-07122023150005.html/@@stream" text:style-name="Internet_20_link" text:visited-style-name="Visited_20_Internet_20_Link">
Audio-1-Link：https://www.rfa.org/mandarin/zhuanlan/wangluoboyi/iwar-07122023150005.html/@@stream</text:a>
</text:p>
      <text:p text:style-name="P4">
上一期的《网络博弈》节目里，旅居欧洲的华人东哥讲述了他利用遭到中国封禁的美国油管和推特这些平台传播他在乌克兰做人道救援志愿者的所见所闻。</text:p>
      <text:p text:style-name="P4">
东哥在社媒上经常转发一个叫“乌克兰抗俄战争日志”网站中文版的消息，并通过测试证实这是一个在中国无法打开、中国民众需要翻墙才能登录的一个网站。这个网站中文版网址是<text:a xlink:type="simple" xlink:href="https://puddle-mechanic-01d.notion.site/Chinese-011906f3d2074d62a8db46c7c53f1a00" text:style-name="Internet_20_link" text:visited-style-name="Visited_20_Internet_20_Link">
 https://puddle-mechanic-01d.notion.site/Chinese-011906f3d2074d62a8db46c7c53f1a00</text:a>
 。</text:p>
      <text:p text:style-name="P4">
这样的网站对全球华人了解俄罗斯入侵乌克兰战争有何意义？</text:p>
      <text:p text:style-name="P4">
今天的节目里，我们邀请乌克兰抗俄战争日志网站中文版编辑、翻译Billy老先生给大家介绍这个网站。Billy是一位美籍华人，目前在乌克兰南部城市敖德萨做志愿者。</text:p>
      <text:p text:style-name="P4">
美籍华人志愿者BILLY在乌克兰敖德萨的住所。(照片来源：Billy提供)  <text:a xlink:type="simple" xlink:href="https://www.rfa.org/mandarin/zhuanlan/wangluoboyi/iwar-07122023150005.html/7f8e7c4d534e4eba5fd7613f8005billy57284e4c514b517065565fb7842876844f4f6240.png" text:style-name="Internet_20_link" text:visited-style-name="Visited_20_Internet_20_Link">
</text:a>
</text:p>
      <text:p text:style-name="P4">
俄罗斯入侵乌克兰战争在中国网络和社媒上是敏感话题之一。反对战争、批评俄罗斯总统普京、对俄罗斯不利的言论往往遭到删除屏蔽。</text:p>
      <text:p text:style-name="P4">
据Billy介绍，去年2月俄罗斯入侵乌克兰战争一开始，乌克兰非政府组织ANOMALY就创建了乌克兰抗俄战争日志网站，每天总结、摘录、发布有关战争的最新消息，对抗有关战争的假新闻。</text:p>
      <text:p text:style-name="P4">
Billy表示，乌克兰抗俄战争日志网站的消息来源主要是西方新闻媒体和乌克兰政府、军方机构。</text:p>
      <text:p text:style-name="P4">
今年76岁的Billy也是东哥创建的乌克兰人道救援团体敖德萨战斗猫小组成员。Billy说，他在俄罗斯入侵乌克兰战争后，对“俄粉”言论十分反感，决定用实际行动支持乌克兰，因此于去年3月抵达乌克兰，从事志愿工作。</text:p>
      <text:p text:style-name="P4">
自由亚洲电台《网络博弈》节目关注中国网络自由状态，重点介绍遭到中国网络封禁的内容。</text:p>
      <text:p text:style-name="P4">
有关这次节目的详细内容，请大家点击本页《网络博弈》节目的音频连接。欢迎大家收藏音频文件，并在网上转推这个节目的音频链接。</text:p>
      <text:p text:style-name="P4">
主持人小安的社交媒体：</text:p>
      <text:p text:style-name="P4">
推特账号：https://twitter.com/XIAOAN000</text:p>
      <text:p text:style-name="P4">
脸书账号： <text:a xlink:type="simple" xlink:href="https://www.facebook.com/pei.an.58" text:style-name="Internet_20_link" text:visited-style-name="Visited_20_Internet_20_Link">
 https://www.facebook.com/pei.an.58</text:a>
</text:p>
      <text:p text:style-name="P4">
声明：自由亚洲电台播出的被采访人的观点不一定代表自由亚洲电台的立场。</text:p>
      <text:p text:style-name="P4">
Source: <text:a xlink:type="simple" xlink:href="https://www.rfa.org/mandarin/zhuanlan/wangluoboyi/iwar-07122023150005.html" text:style-name="Internet_20_link" text:visited-style-name="Visited_20_Internet_20_Link">
https://www.rfa.org/mandarin/zhuanlan/wangluoboyi/iwar-07122023150005.html</text:a>
</text:p>
      <!--NEWS-->
      <text:h text:style-name="P10" text:outline-level="1">
<text:span text:style-name="T4">
气候问题特使克里接力访华 布林肯呼吁中国官员访美继续对话</text:span>
</text:h>
      <text:p text:style-name="P4">
Author: chinese@voanews.com (杨安)</text:p>
      <text:p text:style-name="P4">
Publisher: 美国之音中文网 (Type: NewsMediaOrganization)</text:p>
      <text:p text:style-name="P4">
Published Time: 2023-07-12T15:42:01+08:00</text:p>
      <text:p text:style-name="P4">
Modified Time: 2023-07-12 07:42:01Z</text:p>
      <text:p text:style-name="P4">
Description: 继美国国务卿安东尼·布林肯（Antony Blinken）、财政部长珍妮特·耶伦（Janet Yellen）之后，气候问题特使约翰·克里（John Kerry）也将于16日至19日访问中国，这是近期第三位访华的美国高级官员。与此同时，布林肯也呼吁中国官员访美，确保双方持续对话，不仅对彼此，对全世界而言都很重要。</text:p>
      <text:p text:style-name="P4">
Videos: []</text:p>
      <text:p text:style-name="P4">
Images: []</text:p>
      <text:p text:style-name="P4">
Categories: ['美中关系', '美国', '生态环境', '中国', '全球议题']</text:p>
      <text:p text:style-name="P4">
Type: None</text:p>
      <!--METADATA-->
      <text:p text:style-name="P4">
NoneNone</text:p>
      <text:p text:style-name="P4">
Source: <text:a xlink:type="simple" xlink:href="https://www.voachinese.com/a/john-kerry-heads-to-china-next-weeks-as-blinken-calls-on-chinese-counterparts-to-visit-the-us-20230712/7177233.html" text:style-name="Internet_20_link" text:visited-style-name="Visited_20_Internet_20_Link">
https://www.voachinese.com/a/john-kerry-heads-to-china-next-weeks-as-blinken-calls-on-chinese-counterparts-to-visit-the-us-20230712/7177233.html</text:a>
</text:p>
      <!--NEWS-->
      <text:h text:style-name="P10" text:outline-level="1">
<text:span text:style-name="T4">
墨西哥发生爆炸袭击 三警身亡10人受伤</text:span>
</text:h>
      <text:p text:style-name="P4">
Author: 联合早报 (Person)</text:p>
      <text:p text:style-name="P4">
Publisher: 联合早报 (Organization)</text:p>
      <text:p text:style-name="P4">
Published Time: 2023-07-12T15:46</text:p>
      <text:p text:style-name="P4">
Modified Time: 2023-07-12T15:46</text:p>
      <text:p text:style-name="P4">
Description: 墨西哥西部哈利斯科州发生一起爆炸袭击事件，造成三名警察身亡，另有10人受伤。法新社报道，哈利斯科州州长阿尔法罗发表推文说，这起爆炸袭击发生在星期二（7月11日），并指当地警员和来自...</text:p>
      <text:p text:style-name="P4">
Videos: []</text:p>
      <text:p text:style-name="P4">
Audios: []</text:p>
      <text:p text:style-name="P4">
Images: []</text:p>
      <text:p text:style-name="P4">
Type: NewsArticle</text:p>
      <text:p text:style-name="P4">
Breadcrumbs: ['即时', '国际']</text:p>
      <text:p text:style-name="P4">
Keywords: ['墨西哥', '炸弹袭击']</text:p>
      <!--METADATA-->
      <text:p text:style-name="P4">
墨西哥西部哈利斯科州发生一起爆炸袭击事件，造成三名警察身亡，另有10人受伤。</text:p>
      <text:p text:style-name="P4">
法新社报道，哈利斯科州州长阿尔法罗发表推文说，这起爆炸袭击发生在星期二（7月11日），并指当地警员和来自州检察官办公室的职员“遭受了一次卑鄙的爆炸装置袭击”。</text:p>
      <text:p text:style-name="P4">
初步发现，事件造成三名来自当地警局和检察官办公室的职员死亡，另有10人受伤。</text:p>
      <text:p text:style-name="P4">
阿尔法罗说：“这起史无前例的事件显示了这些犯罪集团的能力……这次的袭击也是对整个州属的挑战。”</text:p>
      <text:p text:style-name="P4">
这个西部州属是当地一个贩毒集团（jalisco new generation cartel）的活动基地，它也是墨西哥最强大的贩毒集团之一。</text:p>
      <text:p text:style-name="P4">
一名警方消息人士说，当局是在星期二晚上8点后接获通报，指在瓜达拉哈拉市郊区有一辆汽车着火，车内有五个人。据当地媒体报道，这起爆炸发生在安全人员所乘坐的一辆汽车附近。</text:p>
      <text:p text:style-name="P4">
搜证人员和几辆救护车随后到场，并将伤者送院治疗。</text:p>
      <text:p text:style-name="P4">
调查正在进行中。</text:p>
      <text:p text:style-name="P4">
Source: <text:a xlink:type="simple" xlink:href="https://www.zaobao.com.sg/realtime/world/story20230712-1413169" text:style-name="Internet_20_link" text:visited-style-name="Visited_20_Internet_20_Link">
https://www.zaobao.com.sg/realtime/world/story20230712-1413169</text:a>
</text:p>
      <!--NEWS-->
      <text:h text:style-name="P10" text:outline-level="1">
<text:span text:style-name="T4">
中国军队又举行大规模演习 连两日在台湾南部海空联训</text:span>
</text:h>
      <text:p text:style-name="P4">
Author: chinese@voanews.com (金谷)</text:p>
      <text:p text:style-name="P4">
Publisher: 美国之音中文网 (Type: NewsMediaOrganization)</text:p>
      <text:p text:style-name="P4">
Published Time: 2023-07-12T15:57:28+08:00</text:p>
      <text:p text:style-name="P4">
Modified Time: 2023-07-12 07:57:28Z</text:p>
      <text:p text:style-name="P4">
Description: 台湾国防部表示，中共的空军和海军于周二（7月11日）在台湾南部和西南部进行了又一次大规模演习，出动了包括战斗机、轰炸机和军舰等，显示北京方面持续对台北施加军事压力。</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taiwan-says-pla-stages-mass-drill-south-of-island-20230712/7177241.html" text:style-name="Internet_20_link" text:visited-style-name="Visited_20_Internet_20_Link">
https://www.voachinese.com/a/taiwan-says-pla-stages-mass-drill-south-of-island-20230712/7177241.html</text:a>
</text:p>
      <!--NEWS-->
      <text:h text:style-name="P10" text:outline-level="1">
<text:span text:style-name="T4">
被通缉的香港活动人士郭凤仪盼早日获美政治庇护</text:span>
</text:h>
      <text:p text:style-name="P4">
Author: None</text:p>
      <text:p text:style-name="P4">
Publisher: Radio Free Asia (Organization)</text:p>
      <text:p text:style-name="P4">
Published Time: 2023-07-12T16:03:00-04:00</text:p>
      <text:p text:style-name="P4">
Modified Time: 2023-07-12T16:23: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4.690181in" draw:z-index="0">
<draw:image xlink:href="../Images/rfamandarin/2023-07-12T16-03-00-04-00/000000.png" xlink:type="simple" xlink:show="embed" xlink:actuate="onLoad" draw:mime-type="image/png"/>
</draw:frame>
遭到香港国安局通缉的郭凤仪10日现身在华盛顿白宫附近。 <text:a xlink:type="simple" xlink:href="https://www.rfa.org/mandarin/Xinwen/7-07122023154243.html/@@images/image" text:style-name="Internet_20_link" text:visited-style-name="Visited_20_Internet_20_Link">
</text:a>
路透社图片</text:p>
      <text:p text:style-name="P4">
香港国安局近日通缉八位海外香港民主活动人士，并且每人悬赏百万港币。美国华盛顿的香港民主委员会执行总监郭凤仪（AnnaKwok）是受通缉的人士之一，她担心个人安全，期盼在美国早日获得政治庇护。</text:p>
      <text:p text:style-name="P4">
现年26岁的郭凤仪是前香港学生活动人士，2020年离开香港。在中国政府和港府推行“港版国安法”后，成为少数活跃海外的香港民主人士之一。</text:p>
      <text:p text:style-name="P4">
据路透社报道，郭凤仪表示，尽管她更加担心被悬赏通缉后的个人安全，但她还是会在香港问题上游说美国官员和国会。郭凤仪表示，她一旦返港，必遭逮捕。</text:p>
      <text:p text:style-name="P4">
报告说，尽管郭凤仪提出政治庇护申请已经一年多，但至今仍无下文。</text:p>
      <text:p text:style-name="P4">
华盛顿香港民主委员会近日发布一项报告，详细记录香港政府在美国的政治游说活动，包括在美的经贸办事处，推动中国政府在美利益。</text:p>
      <text:p text:style-name="P4">
郭凤仪表示，在可预见的将来，她会继续在华盛顿为港人发声。</text:p>
      <text:p text:style-name="P4">
责编：饶怡明</text:p>
      <text:p text:style-name="P4">
Source: <text:a xlink:type="simple" xlink:href="https://www.rfa.org/mandarin/Xinwen/7-07122023154243.html" text:style-name="Internet_20_link" text:visited-style-name="Visited_20_Internet_20_Link">
https://www.rfa.org/mandarin/Xinwen/7-07122023154243.html</text:a>
</text:p>
      <!--NEWS-->
      <text:h text:style-name="P10" text:outline-level="1">
<text:span text:style-name="T4">
富士康宣布退出印度半导体芯片合资企业</text:span>
</text:h>
      <text:p text:style-name="P4">
Author: None</text:p>
      <text:p text:style-name="P4">
Publisher: Radio Free Asia (Organization)</text:p>
      <text:p text:style-name="P4">
Published Time: 2023-07-12T16:04:00-04:00</text:p>
      <text:p text:style-name="P4">
Modified Time: 2023-07-12T16:28: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7-12T16-04-00-04-00/000000.png" xlink:type="simple" xlink:show="embed" xlink:actuate="onLoad" draw:mime-type="image/png"/>
</draw:frame>
 2021年12月28日，位于印度钦奈郊区经济特区SIPCOT（泰米尔纳德邦国家工业促进公司）的一块招牌挂有富士康印度生产单位的地块编号。 法新社图片</text:p>
      <text:p text:style-name="P4">
苹果公司供应商富士康日前宣布退出与印度石油巨头威达塔（Vedanta)合作的一项195亿美元的投资项目，该项目原本计划在印度建设一座芯片制造厂。有分析师表示，该消息对印度科技产业发展是一个挫折。</text:p>
      <text:p text:style-name="P4">
据英国广播公司报道，富士康表示，撤资决定是与威达塔相互协议下达成的。退出后，威达塔将拥有该合资企业，并表示将继续支持印度政府的“印度制造”雄心。总部位于新德里的威达塔表示，已经与其他伙伴合作建立印度首家芯片代工厂。</text:p>
      <text:p text:style-name="P4">
报道引述全球顾问公司奥尔布莱特石桥集团专家的话说，富士康退出对印度半导体发展来说是一大打击。这次撤资是缺乏技术合作和合资企业的发展轨道，双方都缺乏开发和管理大规模半导体制造业务的经验。</text:p>
      <text:p text:style-name="P4">
然而，印度科技部国务部长钱德拉塞卡(RajeevChandrasekhar)发推文称，富士康决定对印度半导体制造业发展没有影响。富士康和威达塔是印度重要投资者，将在印度分开发展各自战略。</text:p>
      <text:p text:style-name="P4">
去年印度建立了一个100亿美元的基金，以吸引更多投资者来该领域投资，降低印度对外国芯片的依赖。</text:p>
      <text:p text:style-name="P4">
责编：饶怡明</text:p>
      <text:p text:style-name="P4">
Source: <text:a xlink:type="simple" xlink:href="https://www.rfa.org/mandarin/Xinwen/8-07122023154613.html" text:style-name="Internet_20_link" text:visited-style-name="Visited_20_Internet_20_Link">
https://www.rfa.org/mandarin/Xinwen/8-07122023154613.html</text:a>
</text:p>
      <!--NEWS-->
      <text:h text:style-name="P10" text:outline-level="1">
<text:span text:style-name="T4">
山西临汾金灯堂教会案将于8月21日开庭审理</text:span>
</text:h>
      <text:p text:style-name="P4">
Author: None</text:p>
      <text:p text:style-name="P4">
Publisher: Radio Free Asia (Organization)</text:p>
      <text:p text:style-name="P4">
Published Time: 2023-07-12T16:06:00-04:00</text:p>
      <text:p text:style-name="P4">
Modified Time: 2023-07-12T16:25: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3.897317in" draw:z-index="0">
<draw:image xlink:href="../Images/rfamandarin/2023-07-12T16-06-00-04-00/000000.png" xlink:type="simple" xlink:show="embed" xlink:actuate="onLoad" draw:mime-type="image/png"/>
</draw:frame>
2016年10月，牧师杨荣丽曾经服刑期7年后出狱(图)，但仍然拒绝让该教会加入官方“三自”教会。 对华援助协会资料图片</text:p>
      <text:p text:style-name="P4">
山西临汾金灯堂教会王晓光牧师、杨荣丽等12位教徒因涉嫌“诈骗案”，被关押了近两年。目前有6人先后取保候审，有六人仍在关押。维权网消息称，该案将于8月21日在临汾市尧都区法院开庭审理。</text:p>
      <text:p text:style-name="P4">
王晓光牧师、杨荣丽夫妇和其他教友共12人在2021年8月被临汾市尧都区公安部门行政拘留15天，然后因风险款问题被以“诈骗罪”转为刑事拘留。</text:p>
      <text:p text:style-name="P4">
后来，10位基督徒都遭到了以解聘律师、指控王晓光夫妇并断绝往来，作为交换条件而获取保候审。有的坚决拒绝，有的受到压力而予以配合。</text:p>
      <text:p text:style-name="P4">
责编：饶怡明</text:p>
      <text:p text:style-name="P4">
Source: <text:a xlink:type="simple" xlink:href="https://www.rfa.org/mandarin/Xinwen/9-07122023154900.html" text:style-name="Internet_20_link" text:visited-style-name="Visited_20_Internet_20_Link">
https://www.rfa.org/mandarin/Xinwen/9-07122023154900.html</text:a>
</text:p>
      <!--NEWS-->
      <text:h text:style-name="P10" text:outline-level="1">
<text:span text:style-name="T4">
美国会跨宗教论坛　研讨应对中国的宗教迫害</text:span>
</text:h>
      <text:p text:style-name="P4">
Author: None</text:p>
      <text:p text:style-name="P4">
Publisher: Radio Free Asia (Organization)</text:p>
      <text:p text:style-name="P4">
Published Time: 2023-07-12T16:07:00-04:00</text:p>
      <text:p text:style-name="P4">
Modified Time: 2023-07-12T16:18:30-04:00</text:p>
      <text:p text:style-name="P4">
Description: None</text:p>
      <text:p text:style-name="P4">
Videos: []</text:p>
      <text:p text:style-name="P4">
Audios: ["<text:a xlink:type="simple" xlink:href="https://www.rfa.org/mandarin/yataibaodao/shehui/wy2-071220231445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3.88615in" draw:z-index="0">
<draw:image xlink:href="../Images/rfamandarin/2023-07-12T16-07-00-04-00/000000.png" xlink:type="simple" xlink:show="embed" xlink:actuate="onLoad" draw:mime-type="image/png"/>
</draw:frame>
美国国会众议院中国共产党特设委员会周三（7月12日）举行圆桌讨论会，邀请中国和美国不同宗教的代表人物共同探讨应对中国政府对宗教自由威胁。 <text:a xlink:type="simple" xlink:href="https://www.rfa.org/mandarin/yataibaodao/shehui/wy2-07122023144506.html/@@images/image" text:style-name="Internet_20_link" text:visited-style-name="Visited_20_Internet_20_Link">
</text:a>
视频截图/美国国会众议院中国共产党特设委员会官网  <text:a xlink:type="simple" xlink:href="https://www.rfa.org/mandarin/yataibaodao/shehui/wy2-07122023144506.html/@@stream" text:style-name="Internet_20_link" text:visited-style-name="Visited_20_Internet_20_Link">
Audio-1-Link：https://www.rfa.org/mandarin/yataibaodao/shehui/wy2-07122023144506.html/@@stream</text:a>
</text:p>
      <text:p text:style-name="P4">
美国国会众议院中共特设委员会周三（7月12日）举行圆桌讨论会，邀请中国和美国不同宗教的代表人物共同探讨应对中国政府对宗教自由的威胁。从中国逃亡近四年、今年四月初刚刚抵达美国的深圳改革宗圣道教会（又称"五月花号教会"）牧师潘永光也在会上发言。</text:p>
      <text:p text:style-name="P4">
<text:a xlink:type="simple" xlink:href="https://www.rfa.org/mandarin/ytbdzhuantixilie/mayflower-church/wy-04102023101929.html" text:style-name="Internet_20_link" text:visited-style-name="Visited_20_Internet_20_Link">
 <text:span text:style-name="T4">
出中国记：流亡四年的"五月花教会"如何抵达美国</text:span>
 </text:a>
  * <text:span text:style-name="T4">
<text:a xlink:type="simple" xlink:href="https://www.rfa.org/mandarin/yataibaodao/shehui/wy-04082023092909.html" text:style-name="Internet_20_link" text:visited-style-name="Visited_20_Internet_20_Link">
 “自由获得胜利” 美官员机场迎接中国教会成员 </text:a>
 </text:span>
</text:p>
      <text:p text:style-name="P4">
在中午召开的这次讨论会上，潘永光牧师发言时就坐在会议的主持者、美国国会众议院中国共产党特设委员会主席、众议员麦克·加拉格尔（Rep. MikeGallagher, R-WI）身边。</text:p>
      <text:p text:style-name="P4">
就在两个小时前，他刚刚出席了美国国会与行政当局中国委员会举办的新闻发布会，与曾帮助他摆脱流亡、抵达美国的委员会共同主席、共和党籍联邦众议员史密斯（Rep.Chris Smith, R-NJ）共同介绍了五月花号教会流亡的经历。</text:p>
      <text:p text:style-name="P4">
<text:span text:style-name="T4">
宗教迫害的逻辑</text:span>
</text:p>
      <text:p text:style-name="P4">
潘永光2019年10月带领他在深圳的教会六十多人从中国出走，途经韩国、泰国，在美国政界和宗教界的帮助下，历经近四年的流亡，终于抵达美国。这个宗教群体以其人数之多，成为美国历史上营救的最大的受迫害基督徒群体。</text:p>
      <text:p text:style-name="P4">
在研讨会上，潘永光解释了中国政府迫害教会的具体方式，“牧师会经常被国家安全局的人威胁，被迫迁移、被限制出境、被罚款，不过，通常他们不是以宗教自由的罪名，而是以其他的一些罪名来惩罚教会。”</text:p>
      <text:p text:style-name="P4">
潘永光认为，这些惩罚背后有中国政府自己的一套逻辑，“对我迫害的一个很重要的原因是我接受了美国改革宗长老教会的神学训练，也被这个教派按立为牧师，这个行为在中国共产党的眼中被看作是我在勾结海外的反华势力。”</text:p>
      <text:p text:style-name="P4">
在发言的最后，他以标志美国独立的自由钟为例，呼吁美国国会持续关注中国的宗教迫害问题，“自由钟上刻着一句经文说，‘给遍地的一切居民宣告自由’。这句话激励着一代又一代人为了自由前赴后继，自由钟在美国的每一个关键时刻敲响。我请求大家不再沉默，敲响这自由钟。”</text:p>
      <text:p text:style-name="P4">
今年抵达美国的中国深圳改革宗圣道教会（又称"五月花号教会"）的潘永光牧师（中）在圆桌讨论会上发言（视频截图/美国国会众议院中国共产党特设委员会官网）  <text:a xlink:type="simple" xlink:href="https://www.rfa.org/mandarin/yataibaodao/shehui/wy2-07122023144506.html/wy0712b.jpg" text:style-name="Internet_20_link" text:visited-style-name="Visited_20_Internet_20_Link">
</text:a>
</text:p>
      <text:p text:style-name="P4">
参与圆桌讨论的还有中国宗教界代表人物、流亡美国的新疆伊斯兰教领袖伊玛目哈吉（Imam Hajim）和国际声援西藏运动(InternationalCampaign for Tibet)组织研究员布琼次仁(Bhuchung K.Tsering)，以及参与营救五月花号教会的核心人物、对华援助协会创办人傅希秋。</text:p>
      <text:p text:style-name="P4">
伊玛目哈吉介绍说，他离开新疆到国外去学习伊斯兰教的教义，但习近平上台后，中国政府改变了政策，开始迫害从事伊斯兰教活动的人士，他无法再回国，2017年之后他就无法再与国内的家人联系，“因为中国政府不仅迫害那些从事宗教教育的人，而且还迫害他们的家人。”</text:p>
      <text:p text:style-name="P4">
<text:span text:style-name="T4">
国会立法还不够</text:span>
</text:p>
      <text:p text:style-name="P4">
面对圆桌上的国会议员们，他对美国国会近几年通过了有关惩治新疆地区宗教迫害的法律表示感谢，但他认为这些还不够，“这些立法虽然是针对中国政府方面的行为的，但对于在地的老百姓们并没有直接的保护作用。”</text:p>
      <text:p text:style-name="P4">
美国国际宗教自由委员会前主席、家庭研究理事会现任主席伯金斯（TonyPerkins）在会议上分析说，“美国人过去被告知，贸易这样的经济活动能是改变中国糟糕人权纪录的关键。但二十年后，人们发现，这些经济活动改变的只是在华美国商人的行为。”</text:p>
      <text:p text:style-name="P4">
他强调，美国政府应该紧密跟踪中国政府对自由构成的威胁；他建议美国政府要采取经济的手段对抗中国的自由威胁，“中国的永久最惠国待遇应该取消，任何特别的优惠待遇都应该以人权为标准进行审核。”他还呼吁美国消费者不要购买中国的商品，因为很多中国的商品都是由那些被奴役的人生产的。</text:p>
      <text:p text:style-name="P4">
国会共和党众议员吉梅内斯（CarlosGimenez）指出，中国共产党现在的做法不仅是从外部摧毁宗教，而且试图从内部摧毁宗教，“国会应该不断揭露中国共产党这一切的做法到底是为了什么，他们不仅是对美国的威胁，也是对整个世界自由的威胁。”</text:p>
      <text:p text:style-name="P4">
傅希秋则提议，不仅要举办类似今天这样的研讨会，更应该向中国国内传播宗教自由的消息，因为真理可以让人们得自由。</text:p>
      <text:p text:style-name="P4">
记者：王允 责编：申铧 网编：洪伟</text:p>
      <text:p text:style-name="P4">
Source: <text:a xlink:type="simple" xlink:href="https://www.rfa.org/mandarin/yataibaodao/shehui/wy2-07122023144506.html" text:style-name="Internet_20_link" text:visited-style-name="Visited_20_Internet_20_Link">
https://www.rfa.org/mandarin/yataibaodao/shehui/wy2-07122023144506.html</text:a>
</text:p>
      <!--NEWS-->
      <text:h text:style-name="P10" text:outline-level="1">
<text:span text:style-name="T4">
克里姆林宫： 普京访华已提上日程</text:span>
</text:h>
      <text:p text:style-name="P4">
Author: None</text:p>
      <text:p text:style-name="P4">
Publisher: Radio Free Asia (Organization)</text:p>
      <text:p text:style-name="P4">
Published Time: 2023-07-12T16:08:00-04:00</text:p>
      <text:p text:style-name="P4">
Modified Time: 2023-07-12T16:26: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4.276998in" draw:z-index="0">
<draw:image xlink:href="../Images/rfamandarin/2023-07-12T16-08-00-04-00/000000.png" xlink:type="simple" xlink:show="embed" xlink:actuate="onLoad" draw:mime-type="image/png"/>
</draw:frame>
俄罗斯总统普京与中国国家主席习近平最近一次会晤，是3月21日在莫斯科。 <text:a xlink:type="simple" xlink:href="https://www.rfa.org/mandarin/Xinwen/10-07122023155640.html/@@images/image" text:style-name="Internet_20_link" text:visited-style-name="Visited_20_Internet_20_Link">
</text:a>
Photo: RFA</text:p>
      <text:p text:style-name="P4">
克里姆林宫12日表示，普京访华已“提上议程”，并称“现在是进一步巩固两国关系的最佳时机”。</text:p>
      <text:p text:style-name="P4">
据路透社报道，克里姆林宫发言人佩斯科夫在例行新闻发布会上表示，普京的访问日期将在确定后公布。他指出，“现在绝对是保持俄中双边关系高速发展的好时机。与中国各个级别官员的对话仍在继续。”</text:p>
      <text:p text:style-name="P4">
针对中国已经邀请普京10月访华的消息，中国外交部发言人汪文斌12日回应说，正就一带一路国际合作高峰论坛同合作伙伴保持沟通。</text:p>
      <text:p text:style-name="P4">
佩斯科夫还表示，“预计普京在访华行程中与中国国家主席习近平重点讨论双边经贸合作和全球问题”。他还说，“基于莫斯科和北京对国际关系本质的相似看法，我们有非常好的进一步讨论的前景，最重要的是进行建设性互动。”</text:p>
      <text:p text:style-name="P4">
10日下午，习近平在人民大会堂与俄联邦委员会主席马特维延科会面时说，”发展中俄关系是两国基于各自国家和人民根本利益做出的战略选择......中国愿意继续与俄罗斯发展伙伴协作关系。”</text:p>
      <text:p text:style-name="P4">
责编：饶怡明</text:p>
      <text:p text:style-name="P4">
Source: <text:a xlink:type="simple" xlink:href="https://www.rfa.org/mandarin/Xinwen/10-07122023155640.html" text:style-name="Internet_20_link" text:visited-style-name="Visited_20_Internet_20_Link">
https://www.rfa.org/mandarin/Xinwen/10-07122023155640.html</text:a>
</text:p>
      <!--NEWS-->
      <text:h text:style-name="P10" text:outline-level="1">
<text:span text:style-name="T4">
美国已开始重新评估与以色列的关系</text:span>
</text:h>
      <text:p text:style-name="P4">
Author: 纽约时报</text:p>
      <text:p text:style-name="P4">
Publisher: Al Jazeera</text:p>
      <text:p text:style-name="P4">
Published Time: 2023-07-12T16:15:17</text:p>
      <text:p text:style-name="P4">
Modified Time: 2023-07-12T16:15:17</text:p>
      <text:p text:style-name="P4">
Description: 《纽约时报》发表了记者托马斯·弗里德曼的一篇分析文章，文章中探讨了以色列总理内塔尼亚胡政府与美国政府之间的紧张关系。</text:p>
      <text:p text:style-name="P4">
Images: ["<text:a xlink:type="simple" xlink:href="https://chinese.aljazeera.net/wp-content/uploads/2023/07/1-1689176027.png" text:style-name="Internet_20_link" text:visited-style-name="Visited_20_Internet_20_Link">
1-1689176027.png</text:a>
"]</text:p>
      <text:p text:style-name="P4">
Topics: ['政治', '新闻', '新闻幕后']</text:p>
      <text:p text:style-name="P4">
Keywords: ['政治', '新闻', '新闻幕后', '以色列', '美国']</text:p>
      <text:p text:style-name="P4">
Type: Article</text:p>
      <!--METADATA-->
      <text:p text:style-name="P4">
<draw:frame draw:style-name="fr1" draw:name="Image261" text:anchor-type="as-char" svg:width="6.9236in" svg:height="4.612736in" draw:z-index="0">
<draw:image xlink:href="../Images/Aljazeera Chinese/2023-07-12T16-15-17/1-1689176027.png" xlink:type="simple" xlink:show="embed" xlink:actuate="onLoad" draw:mime-type="image/png"/>
</draw:frame>
美国总统乔·拜登（右）和以色列总理内塔尼亚胡（法国媒体）</text:p>
      <text:p text:style-name="P4">
《纽约时报》发表了记者托马斯·弗里德曼的一篇 <text:a xlink:type="simple" xlink:href="https://www.nytimes.com/2023/07/11/opinion/netanyahu-israel-judiciary.html" text:style-name="Internet_20_link" text:visited-style-name="Visited_20_Internet_20_Link">
 分析文章</text:a>
，文章中探讨了以色列总理内塔尼亚胡政府与美国政府之间的紧张关系。</text:p>
      <text:p text:style-name="P4">
弗里德曼通过回答三个相互关联问题来强调特拉维夫和华盛顿之间的紧张关系，这些问题总结了危机的原因及其最突出的表现。</text:p>
      <text:p text:style-name="P4">
这三个问题分别是：以色列政府为何试图镇压该国最高法院？美国总统拜登在接受CNN采访时为何声称内塔尼亚胡政府是以色列有史以来最极端的政府？美国驻以色列大使为何声称美国正在努力阻止以色列“脱轨”？</text:p>
      <text:p text:style-name="P4">
弗里德曼表示，对前三个问题的简短回答是，拜登政府认为，内塔尼亚胡领导的极右翼以色列政府正在司法改革的幌子下进行前所未有的极端主义行为，破坏了美国和以色列之间的共同利益和价值观，并改变了各方对约旦河西岸地位最重要的共同看法，这是维持他们其余和平希望的一个因素。</text:p>
      <text:p text:style-name="P4">
 以色列总理内塔尼亚胡</text:p>
      <text:h text:style-name="P13" text:outline-level="4">
<text:span text:style-name="T4">
内塔尼亚胡为何寻求削弱司法机构的作用？</text:span>
</text:h>
      <text:p text:style-name="P4">
许多情况反映了美国与犹太极端分子领导的以色列政府之间的紧张关系，比如内塔尼亚胡政府成员对拜登上述有关以色列政府极端主义言论的回应，国家安全部长伊塔马尔·本·格维尔表示，拜登必须意识到，“以色列不再是美国国旗上的另一颗星星”。</text:p>
      <text:p text:style-name="P4">
文章中谈及，与以色列总理内塔尼亚胡——他是以色列任期最长的总理，具有政治天赋和智慧——打交道的美国外交官感到震惊，很难相信他愿意由本·格维尔这样的人领导，危及以色列与美国和全球投资者的关系，并使以色列面临内战的可能性，结果只是为了与一群民族主义极端分子共同继续掌权。</text:p>
      <text:p text:style-name="P4">
弗里德曼解释说，当内塔尼亚胡领导的执政联盟采取行动改变政府与最高法院之间长期根深蒂固的权力平衡时，美国和以色列之间的共同价值观开始崩溃，而最高法院是对政治权力的唯一独立制衡。</text:p>
      <text:p text:style-name="P4">
弗里德曼表示，犹太定居者希望削弱最高法院的作用，以便他们能够在整个约旦河西岸建立定居点并轻松吞并巴勒斯坦土地，另一方面，犹太极端分子希望削弱最高法院的作用，以便没有任何一方强迫他们的孩子在以色列军队服役，并向他们的学校强加英语、数学、科学和民主价值观的教学，至于内塔尼亚胡，他正在寻求削弱司法部门的作用，以便使他能够任命任何他想要的政客担任重要职务。</text:p>
      <text:p text:style-name="P4">
作者表示，内塔尼亚胡政府本周开始向以色列议会提出一项法案，该法案将阻止以色列司法机构使用以色列法律中确立的合理性原则，这使得最高法院有权审查和推翻内阁、内阁部长和某些其他民选官员认为鲁莽或不道德的决定。</text:p>
      <text:p text:style-name="P4">
 以色列政府缩短定居程序</text:p>
      <text:h text:style-name="P13" text:outline-level="4">
<text:span text:style-name="T4">
吞并约旦河西岸并威胁约旦安全</text:span>
</text:h>
      <text:p text:style-name="P4">
弗里德曼认为，人们普遍认为以色列对约旦河西岸的占领是暂时的，两国方案终有一天会实现，这是以色列和美国最重要的共同看法之一，它使华盛顿不必担心约旦河西岸有超过50 万以色列定居者，而约旦河西岸的巴勒斯坦人口约为 290 万人，当双方达成协议时，将出现两种状态：有些人会离开，有些人会留下来。</text:p>
      <text:p text:style-name="P4">
从这个角度来看，美国始终站在以色列一边，在联合国和海牙国际法院捍卫以色列，基于其对约旦河西岸的占领是永久而非暂时的事实，以色列面临着各种决定和裁决。</text:p>
      <text:p text:style-name="P4">
弗里德曼表示，以色列政府正在尽最大努力消除这种看法，这也是以色列赢得时间的一个因素，自2022年12月上任以来，内塔尼亚胡已批准建造7000多套新住房，其中大部分位于约旦河西岸深处。</text:p>
      <text:p text:style-name="P4">
内塔尼亚胡政府还修改了一项法律，使残暴的定居者能够返回被以色列军队驱逐的 4 个定居点，这违反了以色列此前向美国前总统乔治·W·布什做出不这样做的承诺。</text:p>
      <text:p text:style-name="P4">
作者认为，内塔尼亚胡继续破坏对约旦河西岸和两国方案的普遍看法，现在给美国和以色列的其他共同利益带来了真正的问题，因为这威胁到约旦的稳定，并迫使与以色列签署所谓“亚伯拉罕协议”的阿拉伯国家后退一步。</text:p>
      <text:p text:style-name="P4">
弗里德曼表示，以色列总统艾萨克·赫尔佐格将于下周访问华盛顿并会见美国总统，拜登以此方式表明，他的问题不在于以色列人民，而在于内塔尼亚胡的极端主义政府。</text:p>
      <text:p text:style-name="P4">
作者最后总结说，他毫不怀疑拜登将向以色列总统传达这样一个信息：当美国政府和以色列政府利益和价值观之间的差距越来越大时，将不可避免迪重新评估两国关系。</text:p>
      <text:p text:style-name="P4">
Source: <text:a xlink:type="simple" xlink:href="https://chinese.aljazeera.net/behind-the-news/2023/7/13/%e7%be%8e%e5%9b%bd%e5%b7%b2%e5%bc%80%e5%a7%8b%e9%87%8d%e6%96%b0%e8%af%84%e4%bc%b0%e4%b8%8e%e4%bb%a5%e8%89%b2%e5%88%97%e7%9a%84%e5%85%b3%e7%b3%bb" text:style-name="Internet_20_link" text:visited-style-name="Visited_20_Internet_20_Link">
https://chinese.aljazeera.net/behind-the-news/2023/7/13/%e7%be%8e%e5%9b%bd%e5%b7%b2%e5%bc%80%e5%a7%8b%e9%87%8d%e6%96%b0%e8%af%84%e4%bc%b0%e4%b8%8e%e4%bb%a5%e8%89%b2%e5%88%97%e7%9a%84%e5%85%b3%e7%b3%bb</text:a>
</text:p>
      <!--NEWS-->
      <text:h text:style-name="P10" text:outline-level="1">
<text:span text:style-name="T4">
巴黎向基辅提供的“头皮”导弹有何优势？</text:span>
</text:h>
      <text:p text:style-name="P4">
Author: 法国媒体</text:p>
      <text:p text:style-name="P4">
Publisher: Al Jazeera</text:p>
      <text:p text:style-name="P4">
Published Time: 2023-07-12T16:17:52</text:p>
      <text:p text:style-name="P4">
Modified Time: 2023-07-12T16:17:52</text:p>
      <text:p text:style-name="P4">
Description: 法国杂志《L’Obs》杂志称，法国总统马克龙在北约峰会上宣布，法国将向基辅交付新型远程”头皮”（SCALP）导弹，这将使乌克兰能够进行相对较远距离的打击，此举激怒了克里姆林宫，并誓言将采取“反制措施”。</text:p>
      <text:p text:style-name="P4">
Images: ["<text:a xlink:type="simple" xlink:href="https://chinese.aljazeera.net/wp-content/uploads/2023/07/1-1689177954.png" text:style-name="Internet_20_link" text:visited-style-name="Visited_20_Internet_20_Link">
1-1689177954.png</text:a>
", "<text:a xlink:type="simple" xlink:href="https://chinese.aljazeera.net/wp-content/uploads/2023/07/1-1689177999.jpg" text:style-name="Internet_20_link" text:visited-style-name="Visited_20_Internet_20_Link">
1-1689177999.jpg</text:a>
"]</text:p>
      <text:p text:style-name="P4">
Topics: ['乌克兰战争', '军事', '政治', '新闻', '新闻幕后']</text:p>
      <text:p text:style-name="P4">
Keywords: ['乌克兰战争', '军事', '政治', '新闻', '新闻幕后', '法国']</text:p>
      <text:p text:style-name="P4">
Type: Article</text:p>
      <!--METADATA-->
      <text:p text:style-name="P4">
<draw:frame draw:style-name="fr1" draw:name="Image264" text:anchor-type="as-char" svg:width="6.9236in" svg:height="4.612736in" draw:z-index="0">
<draw:image xlink:href="../Images/Aljazeera Chinese/2023-07-12T16-17-52/1-1689177954.png" xlink:type="simple" xlink:show="embed" xlink:actuate="onLoad" draw:mime-type="image/png"/>
</draw:frame>
 2023 年 6 月 20日，在巴黎附近的布尔歇机场举行的第 54 届国际巴黎航空展上的一枚"头皮"导弹（路透）</text:p>
      <text:p text:style-name="P4">
法国杂志《L’Obs》杂志称，法国总统马克龙在北约峰会上宣布，法国将向基辅交付新型远程”头皮”（SCALP）导弹，这将使乌克兰能够进行相对较远距离的打击，此举激怒了克里姆林宫，并誓言将采取“反制措施”。</text:p>
      <text:p text:style-name="P4">
马克龙在抵达立陶宛维尔纽斯举行的北约峰会时明确表示，“我认为，今天对我们来说重要的是向乌克兰和北约团结发出支持的信息，”法国军方消息人士还报道称，第一批导弹已经抵达乌克兰。</text:p>
      <text:h text:style-name="P13" text:outline-level="4">
<text:span text:style-name="T4">
这种导弹的优点</text:span>
</text:h>
      <text:p text:style-name="P4">
这种导弹由英国和法国联合开发，从战斗机上发射，射程超过250公里，这意味着它的射程比迄今为止西方国家向基辅提供的任何武器都要远，并且可以进入目前由俄罗斯控制的乌克兰东部地区。</text:p>
      <text:p text:style-name="P4">
巴黎没有提供任何已交付或即将交付的导弹数量的详细信息，但据专业杂志《国防与国际安全》的数据显示，，其库存估计“不到 400 架”。</text:p>
      <text:p text:style-name="P4">
上述法国军方消息人士称，“向乌克兰交付的数量非常重要，这使得法国库存远高于他们的需求，”此外，本次交付符合所有三个法国标准：在乌克兰人的战斗中“有用”，“不要升级”针对俄罗斯的打击，并且“不要削弱法国的自卫能力”。</text:p>
      <text:p text:style-name="P4">
<draw:frame draw:style-name="fr1" draw:name="Image265" text:anchor-type="as-char" svg:width="6.9236in" svg:height="3.894525in" draw:z-index="0">
<draw:image xlink:href="../Images/Aljazeera Chinese/2023-07-12T16-17-52/1-1689177999.jpg" xlink:type="simple" xlink:show="embed" xlink:actuate="onLoad" draw:mime-type="image/jpeg"/>
</draw:frame>
 俄乌战争：交战双方的反击和武器</text:p>
      <text:p text:style-name="P4">
有了这些导弹，乌克兰军队可以扰乱俄罗斯的后勤、指挥和控制，“几架战斗机就可以发挥作用”，英国一家私人情报公司的分析师迪伦·拉尔克 (DylanLaerke) 表示，有了这些导弹，位于克里米亚半岛塞瓦斯托波尔黑海的俄罗斯海军总部就成为乌克兰人的瞄准目标，边境附近的许多俄罗斯城市也是如此。</text:p>
      <text:p text:style-name="P4">
该杂志指出，法国总统明确表示，即使法国在向基辅提供导弹的射程方面打破禁忌，也将向乌克兰提供导弹以保卫其领土，但不会使用这些导弹来打击俄罗斯。</text:p>
      <text:p text:style-name="P4">
克里姆林宫立即回应称，交付这些导弹是一个“错误”，并表示，俄罗斯应该在乌克兰冲突中采取“反制措施”。</text:p>
      <text:p text:style-name="P4">
克里姆林宫发言人德米特里·佩斯科夫告诉记者说，“从我们的角度来看，这是一个错误的决定，会给乌克兰方面带来严重后果，因为这将迫使我们采取反制措施。”</text:p>
      <text:p text:style-name="P4">
Source: <text:a xlink:type="simple" xlink:href="https://chinese.aljazeera.net/behind-the-news/2023/7/13/%e5%b7%b4%e9%bb%8e%e5%90%91%e5%9f%ba%e8%be%85%e6%8f%90%e4%be%9b%e7%9a%84%e5%a4%b4%e7%9a%ae%e5%af%bc%e5%bc%b9%e6%9c%89%e4%bd%95%e4%bc%98" text:style-name="Internet_20_link" text:visited-style-name="Visited_20_Internet_20_Link">
https://chinese.aljazeera.net/behind-the-news/2023/7/13/%e5%b7%b4%e9%bb%8e%e5%90%91%e5%9f%ba%e8%be%85%e6%8f%90%e4%be%9b%e7%9a%84%e5%a4%b4%e7%9a%ae%e5%af%bc%e5%bc%b9%e6%9c%89%e4%bd%95%e4%bc%98</text:a>
</text:p>
      <!--NEWS-->
      <text:h text:style-name="P10" text:outline-level="1">
<text:span text:style-name="T4">
福岛处理水排海 日政府与渔业者关注点错位</text:span>
</text:h>
      <text:p text:style-name="P4">
Author: 联合早报 (Person)</text:p>
      <text:p text:style-name="P4">
Publisher: 联合早报 (Organization)</text:p>
      <text:p text:style-name="P4">
Published Time: 2023-07-12T16:21</text:p>
      <text:p text:style-name="P4">
Modified Time: 2023-07-12T16:21</text:p>
      <text:p text:style-name="P4">
Description: 日媒报道，日本福岛核处理水排海进入倒计时，但日当局与渔业人士的关注焦点却存在明显错位，使双方始终无法弥合分歧，达成共识。共同社星期三（7月12日）报道，日本当局着重关注处理水排海的...</text:p>
      <text:p text:style-name="P4">
Videos: []</text:p>
      <text:p text:style-name="P4">
Audios: []</text:p>
      <text:p text:style-name="P4">
Images: []</text:p>
      <text:p text:style-name="P4">
Type: NewsArticle</text:p>
      <text:p text:style-name="P4">
Breadcrumbs: ['即时', '国际']</text:p>
      <text:p text:style-name="P4">
Keywords: ['福岛核电站', '福岛', '日本', '辐射']</text:p>
      <!--METADATA-->
      <text:p text:style-name="P4">
日媒报道，日本福岛核处理水排海进入倒计时，但日当局与渔业人士的关注焦点却存在明显错位，使双方始终无法弥合分歧，达成共识。</text:p>
      <text:p text:style-name="P4">
共同社星期三（7月12日）报道，日本当局着重关注处理水排海的“安全性”，欲凭借国际原子能机构（IAEA）7月4日发布的 <text:a xlink:type="simple" xlink:href="https://www.zaobao.com/news/world/story20230704-1410752" text:style-name="Internet_20_link" text:visited-style-name="Visited_20_Internet_20_Link">
 “符合安全标准”的评估报告</text:a>
 ，争取渔业人士等的理解。</text:p>
      <text:p text:style-name="P4">
然而，比起处理水的“安全性”，日本渔业人士更关心形象受损问题。相马市一名69岁渔民曾告诉《联合早报》：“渔民的捕捞活动才刚恢复正常，当局便作出排水决定，这让我们感到非常失望……即便（政府公布的）数据是安全的，但处理水有害论仍会损害渔业声誉。”</text:p>
      <text:p text:style-name="P4">
另一方面，IAEA的报告几乎没有针对渔业形象受损提供对策，仅暗示若日当局过度采取对策，反而会使渔业形象受损。</text:p>
      <text:p text:style-name="P4">
尽管日当局与渔业人士的关注焦点存在明显落差，但日本经济产业部长西村康稔星期二（11日）在与福岛县渔业协会联合会会面后仍强调，IAEA今后将常驻在福岛第一核电站，指这“对抑制形象受损极其重要”，毫不掩饰地表现出当局对IAEA的依赖。</text:p>
      <text:p text:style-name="P4">
Source: <text:a xlink:type="simple" xlink:href="https://www.zaobao.com.sg/realtime/world/story20230712-1413174" text:style-name="Internet_20_link" text:visited-style-name="Visited_20_Internet_20_Link">
https://www.zaobao.com.sg/realtime/world/story20230712-1413174</text:a>
</text:p>
      <!--NEWS-->
      <text:h text:style-name="P10" text:outline-level="1">
<text:span text:style-name="T4">
北约"东进亚太" 　专家：关注中国威胁已成共识</text:span>
</text:h>
      <text:p text:style-name="P4">
Author: None</text:p>
      <text:p text:style-name="P4">
Publisher: Radio Free Asia (Organization)</text:p>
      <text:p text:style-name="P4">
Published Time: 2023-07-12T16:28:00-04:00</text:p>
      <text:p text:style-name="P4">
Modified Time: 2023-07-12T17:50:10-04:00</text:p>
      <text:p text:style-name="P4">
Description: None</text:p>
      <text:p text:style-name="P4">
Videos: []</text:p>
      <text:p text:style-name="P4">
Audios: ["<text:a xlink:type="simple" xlink:href="https://www.rfa.org/mandarin/yataibaodao/junshiwaijiao/kw-0711202312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4.098325in" draw:z-index="0">
<draw:image xlink:href="../Images/rfamandarin/2023-07-12T16-28-00-04-00/000000.png" xlink:type="simple" xlink:show="embed" xlink:actuate="onLoad" draw:mime-type="image/png"/>
</draw:frame>
在刚刚结束的北约峰会上，印太区域四国领导人（图左四人）再度受邀出席，深化与北约合作关系。 <text:a xlink:type="simple" xlink:href="https://www.rfa.org/mandarin/yataibaodao/junshiwaijiao/kw-07112023123200.html/@@images/image" text:style-name="Internet_20_link" text:visited-style-name="Visited_20_Internet_20_Link">
</text:a>
美联社图片  <text:a xlink:type="simple" xlink:href="https://www.rfa.org/mandarin/yataibaodao/junshiwaijiao/kw-07112023123200.html/@@stream" text:style-name="Internet_20_link" text:visited-style-name="Visited_20_Internet_20_Link">
Audio-1-Link：https://www.rfa.org/mandarin/yataibaodao/junshiwaijiao/kw-07112023123200.html/@@stream</text:a>
</text:p>
      <text:p text:style-name="P4">
在刚刚结束的北约峰会上，印太区域四国领导人再度受邀出席，深化与北约合作关系。同时，峰会公报中点名中国对北约构成"系统性挑战"。这种"北约东进亚太"的趋势对中国和整个区域将产生怎样的影响？</text:p>
      <ul>
        <li>
<text:span text:style-name="T4">
<text:a xlink:type="simple" xlink:href="https://www.rfa.org/mandarin/Xinwen/11-07102023164708.html" text:style-name="Internet_20_link" text:visited-style-name="Visited_20_Internet_20_Link">
 北约秘书长对中国胁迫性行为发出警告 </text:a>
 </text:span>
  * <text:a xlink:type="simple" xlink:href="https://www.rfa.org/mandarin/yataibaodao/junshiwaijiao/cm-05052023102324.html" text:style-name="Internet_20_link" text:visited-style-name="Visited_20_Internet_20_Link">
 <text:span text:style-name="T4">
中国抗议北约在日设点 NATO前高官：反应过度</text:span>
 </text:a>
</li>
      </ul>
      <text:p text:style-name="P4">
本届北约峰会在首日会谈结束后即发表联合公报，其中点名中国对联盟成员国构成“系统性挑战”。中国驻欧盟使团则抨击公报内容，并表示坚决反对北约“东进亚太”。</text:p>
      <text:p text:style-name="P4">
<text:span text:style-name="T4">
专家：各国对中国威胁有清楚共识</text:span>
</text:p>
      <text:p text:style-name="P4">
公报中说，中华人民共和国“公开的野心和强制性政策”挑战了北约的利益、安全和价值观。中国采用广泛的政治、经济和军事工具来“扩大其全球影响力和投射力量”，同时对其战略、意图和军事建设“保持不透明”。</text:p>
      <text:p text:style-name="P4">
“我们当然也对中国的大规模军事建设、现代化和核力量扩张感到担忧。”北约秘书长斯托尔滕贝格（Jens Stoltenberg）在周三对媒体表示。</text:p>
      <text:p text:style-name="P4">
 北约秘书长斯托尔滕贝格（JensStoltenberg）周三对媒体表示，"我们当然也对中国的大规模军事建设、现代化和核力量扩张感到担忧"。（美联社图片）  <text:a xlink:type="simple" xlink:href="https://www.rfa.org/mandarin/yataibaodao/junshiwaijiao/kw-07112023123200.html/ap23193378120595.jpg" text:style-name="Internet_20_link" text:visited-style-name="Visited_20_Internet_20_Link">
</text:a>
</text:p>
      <text:p text:style-name="P4">
公报提到，北约将维护其共同价值观和基于规则的国际秩序，包括航行自由。公报也关切中俄两国不断深化的战略伙伴关系及中国正在迅速扩大其核武库的问题。</text:p>
      <text:p text:style-name="P4">
美国德州山姆休斯顿州立大学政治系助理教授翁履中告诉本台：“这个公报当中非常清楚地说中国是一个系统性威胁，所以这个部分是一个很清楚的共识。但如何面对这个威胁，可能还有些不一样的意见。因为我们并没有看到针对台海、或针对香港、新疆等等的人权问题有特别点名出来。但是共识已经存在。”</text:p>
      <text:p text:style-name="P4">
翁履中还表示，过去几年，北约越来越重视亚太地区安全形势的变化。未来，北约各国可能会在美中竞争中，给予美国更多支持。</text:p>
      <text:p text:style-name="P4">
<text:span text:style-name="T4">
北约"</text:span>
 <text:span text:style-name="T4">
东扩亚太" 专家：中国越强硬 各国越担忧</text:span>
</text:p>
      <text:p text:style-name="P4">
针对北约峰会公报中称中国对北约构成系统性挑战，中国驻欧盟使团发言人抨击北约联合公报“充斥冷战思维和意识形态偏见”，并表示“坚决反对北约‘东进亚太’”，任何损害中国正当权益的行为都将遭到“坚决回击”。</text:p>
      <text:p text:style-name="P4">
美国智库大西洋理事会的非常驻高级研究员托马斯·辛金(ThomasCynkin)告诉本台，“从中国的角度来看，他们会担忧欧洲国家对参与亚洲安全问题表现出日益增长的兴趣。中国更倾向于将他们排除在外。”</text:p>
      <text:p text:style-name="P4">
辛金还指出，中国希望北约及亚太盟友之间存在分歧，目前这种合作的增进显然不是中国所欢迎的，并且中国也害怕处于被周边国家包围的态势。</text:p>
      <text:p text:style-name="P4">
翁履中则指出，正是中国在外交及军事上咄咄逼人的态度，导致各国更加清醒和团结。“世界对于中国的反应，并不全然是误解，而是中方表达出来的态度令世界很担心。更何况现在的高度竞争，中方表现得越强硬，会令大家越担心。”</text:p>
      <text:p text:style-name="P4">
<text:span text:style-name="T4">
岸田文雄：欧洲和印太地区安全密不可分</text:span>
</text:p>
      <text:p text:style-name="P4">
北约本次峰会上，四个印太国家--日本、韩国、澳大利亚、新西兰连续第二年受邀与会。四国领导人在峰会中也共同举行了会谈。</text:p>
      <text:p text:style-name="P4">
美国智库新美国安全中心（CNAS）印太安全项目主任丽莎∙柯蒂斯(LisaCurtis)认为，这显示出欧洲与印太的安全形势日益相关：“俄罗斯对乌克兰的入侵惊醒了欧洲国家，认识到需要在印太地区保持威慑力。”</text:p>
      <text:p text:style-name="P4">
日本首相岸田文雄在与北约领导人会面时，提醒欧盟在努力应对俄乌局势的同时，也要留意中国及俄罗斯在印太地区的活动，及对全球安全构成威胁。</text:p>
      <text:p text:style-name="P4">
岸田文雄说：“在当前严峻的国际安全环境下，欧洲和印太地区的安全密不可分。日本和北约一致认为，无论在世界何处，单方面试图通过武力改变现状的行为都不会被容忍。”他还强调，日本和北约拥有共同的基本价值观和战略利益，正在进一步深化彼此关系。</text:p>
      <text:p text:style-name="P4">
本次峰会，日本与北约达成了一项新的合作协议，即“个别针对性伙伴关系计划”（The Individually Tailored <text:span text:style-name="T5">
Partnership_Program，简称 _ITPP</text:span>
）。这将双方原有的“个别伙伴合作计划”提升到新高度。岸田文雄对新协议表示欢迎，并期待在网络安全、新兴和颠覆性技术等新领域进一步加强合作。</text:p>
      <text:p text:style-name="P4">
不过，据《日经亚洲》引述消息人士称，北约成员国在峰会的最后一轮谈判中，删除了公报中提及“北约将持续与日本商讨在东京设办事处”的内容。此前，有消息指法国反对北约在日本设办事处。</text:p>
      <text:p text:style-name="P4">
日本首相岸田文雄在与北约领导人会面时，提醒欧盟在努力应对俄乌局势的同时，也要留意中国及俄罗斯在印太地区的活动，及对全球安全构成威胁。（美联社图片）  <text:a xlink:type="simple" xlink:href="https://www.rfa.org/mandarin/yataibaodao/junshiwaijiao/kw-07112023123200.html/ap23193223052160.jpg" text:style-name="Internet_20_link" text:visited-style-name="Visited_20_Internet_20_Link">
</text:a>
</text:p>
      <text:p text:style-name="P4">
学者柯蒂斯指出，日本近两年持续增强与欧洲的安全合作，包括与意大利和英国共同研发第六代战斗机，并与英国签署《互惠准入协定》。同时，日本也对中俄两国军队的联合巡航等更多合作感到担忧。她说：“中俄这种合作促使日本寻求与印太国家更多合作。这也让我们再次看到欧洲安全和印太安全间的联系。这也告诉中国，与俄罗斯的密切关系是有代价的。”</text:p>
      <text:p text:style-name="P4">
<text:span text:style-name="T4">
韩国加强与北约军事信息和网络安全合作</text:span>
</text:p>
      <text:p text:style-name="P4">
韩国总统尹锡悦在周二抵达峰会时表示，他希望在军事信息和网络安全领域与北约加强合作。他还表示：“未来，我相信跨大西洋和印太地区的安全是全球安全的不可或缺的一部分，这就是为什么我们需要与包括韩国、日本、澳大利亚和新西兰在内的印太地区伙伴密切合作的原因。”</text:p>
      <text:p text:style-name="P4">
北约秘书长斯托尔滕贝格说：“我们重视与你们的伙伴关系，因为安全不是区域性的，而是全球性的。印太地区发生的事情对欧洲很重要，欧洲发生的事情也对印太地区很重要。”</text:p>
      <text:p text:style-name="P4">
尹锡悦一直在推动韩国与欧洲和其他美国盟友加强安全合作，以遏制朝鲜的核武和导弹威胁，以及应对与中国的紧张关系。韩国去年十一月设立了驻北约代表处。</text:p>
      <text:p text:style-name="P4">
这次北约峰会期间，尹锡悦与多位欧亚领导人举行了双边会谈，并与北约签订了 “个别针对性伙伴关系计划”，以加强在防止核扩散和网络安全等十一个领域的双边合作。</text:p>
      <text:p text:style-name="P4">
柯蒂斯指出，韩国在尹锡悦领导下在外交方面更加积极主动，包括与欧洲更紧密的合作。韩国也很想成为“全球中枢国家” (Global PivotalState)，在印太区域之外更具影响力。</text:p>
      <text:p text:style-name="P4">
韩国总统尹锡悦（右）在抵达峰会时表示，希望在军事信息和网络安全领域与北约加强合作。（美联社图片）  <text:a xlink:type="simple" xlink:href="https://www.rfa.org/mandarin/yataibaodao/junshiwaijiao/kw-07112023123200.html/ap23193237608852.jpg" text:style-name="Internet_20_link" text:visited-style-name="Visited_20_Internet_20_Link">
</text:a>
</text:p>
      <text:p text:style-name="P4">
<text:span text:style-name="T4">
专家： 峰会公报如何落实更重要</text:span>
</text:p>
      <text:p text:style-name="P4">
虽然北约峰会公报表达出各国愿意团结应对中国威胁的态度，但翁履中认为，目前来看，其象征意义大于实质意义。“如何落实，也必须要跟上。比如，北约是否要在日本设立办公室；这些国家是否愿意在安全议题上与日本、韩国，甚至澳洲、印度有更紧密的连结。如有实际行动，可能说服力会更高一些。”</text:p>
      <text:p text:style-name="P4">
据《日经亚洲》引述消息人士说法报道，北约成员国在峰会最后一轮谈判中，决定从公报中删去提及“北约将持续与日本商讨在东京设办事处”的内容。此前，法国曾明确对此表示反对。</text:p>
      <text:p text:style-name="P4">
翁履中预计，北京未来会针对北约盟国和日韩等国采取一贯的分化瓦解手段，因此这些国家保持团结很重要。</text:p>
      <text:p text:style-name="P4">
柯蒂斯也认为，北约内部对于以中国和印太为新焦点也存在不同意见，“但可以预见中国将继续成为北约讨论中的一部分。考虑到俄罗斯对乌克兰的入侵，只要中俄继续增进联系，这将令人更怀疑中国的目的。”</text:p>
      <text:p text:style-name="P4">
记者：凯迪 责编：申铧 网编：洪伟</text:p>
      <text:p text:style-name="P4">
Source: <text:a xlink:type="simple" xlink:href="https://www.rfa.org/mandarin/yataibaodao/junshiwaijiao/kw-07112023123200.html" text:style-name="Internet_20_link" text:visited-style-name="Visited_20_Internet_20_Link">
https://www.rfa.org/mandarin/yataibaodao/junshiwaijiao/kw-07112023123200.html</text:a>
</text:p>
      <!--NEWS-->
      <text:h text:style-name="P10" text:outline-level="1">
<text:span text:style-name="T4">
《化学武器公约》9月大限将至 美国关注中俄朝库存化武</text:span>
</text:h>
      <text:p text:style-name="P4">
Author: chinese@voanews.com (杨安)</text:p>
      <text:p text:style-name="P4">
Publisher: 美国之音中文网 (Type: NewsMediaOrganization)</text:p>
      <text:p text:style-name="P4">
Published Time: 2023-07-12T16:40:21+08:00</text:p>
      <text:p text:style-name="P4">
Modified Time: 2023-07-12 08:40:21Z</text:p>
      <text:p text:style-name="P4">
Description: 美国总统乔·拜登（Joe Biden）上周宣布，美国已销毁了所储存的最后一批化学武器。五角大楼周二（7月11日）表示，美国信守了对《化学武器公约》的承诺，同时也关注中国、俄罗斯、朝鲜的库存化武。</text:p>
      <text:p text:style-name="P4">
Videos: []</text:p>
      <text:p text:style-name="P4">
Images: []</text:p>
      <text:p text:style-name="P4">
Categories: ['军事', '美国', '中国', '全球议题']</text:p>
      <text:p text:style-name="P4">
Type: None</text:p>
      <!--METADATA-->
      <text:p text:style-name="P4">
NoneNone</text:p>
      <text:p text:style-name="P4">
Source: <text:a xlink:type="simple" xlink:href="https://www.voachinese.com/a/pentagon-says-committed-to-world-free-of-chemical-weapons-amid-concerns-about-china-and-north-korea-20230712/7177252.html" text:style-name="Internet_20_link" text:visited-style-name="Visited_20_Internet_20_Link">
https://www.voachinese.com/a/pentagon-says-committed-to-world-free-of-chemical-weapons-amid-concerns-about-china-and-north-korea-20230712/7177252.html</text:a>
</text:p>
      <!--NEWS-->
      <text:h text:style-name="P10" text:outline-level="1">
<text:span text:style-name="T4">
南欧多地遭遇极端高温 西班牙发布新一轮天气警报</text:span>
</text:h>
      <text:p text:style-name="P4">
Author: 联合早报 (Person)</text:p>
      <text:p text:style-name="P4">
Publisher: 联合早报 (Organization)</text:p>
      <text:p text:style-name="P4">
Published Time: 2023-07-12T17:02</text:p>
      <text:p text:style-name="P4">
Modified Time: 2023-07-12T17:02</text:p>
      <text:p text:style-name="P4">
Description: 欧洲南部多国正在遭遇极端高温天气，这股热浪预计将持续到下个星期。彭博社报道，德国南部和阿尔卑斯山的高温正在对莱茵河造成压力。而西班牙南部自治区安达卢西亚（Andalucia）预计将...</text:p>
      <text:p text:style-name="P4">
Videos: []</text:p>
      <text:p text:style-name="P4">
Audios: []</text:p>
      <text:p text:style-name="P4">
Images: []</text:p>
      <text:p text:style-name="P4">
Type: NewsArticle</text:p>
      <text:p text:style-name="P4">
Breadcrumbs: ['即时', '国际']</text:p>
      <text:p text:style-name="P4">
Keywords: ['欧洲', '高温', '气候变化', '气候暖化']</text:p>
      <!--METADATA-->
      <text:p text:style-name="P4">
欧洲南部多国正在遭遇极端高温天气，这股热浪预计将持续到下个星期。</text:p>
      <text:p text:style-name="P4">
彭博社报道，德国南部和阿尔卑斯山的高温正在对莱茵河造成压力。而西班牙南部自治区安达卢西亚（Andalucia）预计将在星期三（7月11日）出现44摄氏度高温，国家气象预报发布新一轮气象警报，呼吁民众保持警惕。</text:p>
      <text:p text:style-name="P4">
美国卫星图像公司MaxarTechnologies指出，这股从撒哈拉沙漠延伸而来的极端热浪，还会席卷意大利和巴尔干地区，并在未来10天内，将受影响地区的气温提高7摄氏度。</text:p>
      <text:p text:style-name="P4">
欧洲多地在2023年出现创纪录的高温后，气候变化已将欧洲夏季转变成极端酷暑，并加剧各国的能源和交通设施压力。</text:p>
      <text:p text:style-name="P4">
Maxar Technologies说，德国南部城市法兰克福在上星期六（8日）的气温一度高达34摄氏度，较本季平均气温高出5摄氏度。</text:p>
      <text:p text:style-name="P4">
意大利首都罗马则在星期二迎来36.5摄氏度高温，西南方撒丁岛（Sardinia）和南部西西里岛（Sicily）的气温预计也会更高。</text:p>
      <text:p text:style-name="P4">
相比之下，英国未来10天的气温不会走高，伦敦气温将较以往降低4摄氏度。</text:p>
      <text:p text:style-name="P4">
Source: <text:a xlink:type="simple" xlink:href="https://www.zaobao.com.sg/realtime/world/story20230712-1413191" text:style-name="Internet_20_link" text:visited-style-name="Visited_20_Internet_20_Link">
https://www.zaobao.com.sg/realtime/world/story20230712-1413191</text:a>
</text:p>
      <!--NEWS-->
      <text:h text:style-name="P10" text:outline-level="1">
<text:span text:style-name="T4">
马国上议院主席：新法律非为罢免首相</text:span>
</text:h>
      <text:p text:style-name="P4">
Author: 联合早报 (Person)</text:p>
      <text:p text:style-name="P4">
Publisher: 联合早报 (Organization)</text:p>
      <text:p text:style-name="P4">
Published Time: 2023-07-12T17:08</text:p>
      <text:p text:style-name="P4">
Modified Time: 2023-07-12T17:08</text:p>
      <text:p text:style-name="P4">
Description: 马来西亚下个月就将举行六州选举，国会上议院主席旺朱乃迪突然建议国会上下两院立法，一旦首相证实行为不当，司法单位能依法起诉首相。社交媒体因此热议这是否针对首相安华，旺朱乃迪则说，这些...</text:p>
      <text:p text:style-name="P4">
Videos: []</text:p>
      <text:p text:style-name="P4">
Audios: []</text:p>
      <text:p text:style-name="P4">
Images: []</text:p>
      <text:p text:style-name="P4">
Type: NewsArticle</text:p>
      <text:p text:style-name="P4">
Breadcrumbs: ['即时', '国际']</text:p>
      <text:p text:style-name="P4">
Keywords: ['旺朱乃迪', '安华', '不信任动议', '罢免']</text:p>
      <!--METADATA-->
      <text:p text:style-name="P4">
马来西亚下个月就将举行六州选举，国会上议院主席旺朱乃迪突然建议国会上下两院立法，一旦首相证实行为不当，司法单位能依法起诉首相。</text:p>
      <text:p text:style-name="P4">
社交媒体因此热议这是否针对首相安华，旺朱乃迪则说，这些都是他承诺协助安华进行的改革。</text:p>
      <text:p text:style-name="P4">
旺朱乃迪星期二（7月11日）晚间在双威大学出席“悬峙国会的政治稳定”论坛发表主题演讲时说，马国目前没有任何法律能提控首相，但英国国会在19世纪就制定这项法律，英国政府2004年也援引这项法律起诉英国前首相布莱尔。</text:p>
      <text:p text:style-name="P4">
旺朱乃迪也建议国会上下两院简化目前的议事条规，让上下两院不必经过复杂而冗长的程序就能更快辩论议员提出的针对首相的不信任动议或弹劾首相动议。国会下议院议员目前若要提呈这类动议，必须在提呈前14天通知议长。</text:p>
      <text:p text:style-name="P4">
针对社交媒体的质疑，旺朱乃迪星期三（12日）发文告说，他的这些建议都是为了改进现有的议事条规，让政府法案以外的其他符合议会常规及辩论条件的动议，能更快让议员们全面讨论。“这是都我对首相（安华）的承诺。我（答应他）以上议院主席身份协助改进国会议事流程。”</text:p>
      <text:p text:style-name="P4">
Source: <text:a xlink:type="simple" xlink:href="https://www.zaobao.com.sg/realtime/world/story20230712-1413193" text:style-name="Internet_20_link" text:visited-style-name="Visited_20_Internet_20_Link">
https://www.zaobao.com.sg/realtime/world/story20230712-1413193</text:a>
</text:p>
      <!--NEWS-->
      <text:h text:style-name="P10" text:outline-level="1">
<text:span text:style-name="T4">
中国谴责北约峰会公报对华取态 反对北约‘东进亚太’</text:span>
</text:h>
      <text:p text:style-name="P4">
Author: chinese@voanews.com (金谷)</text:p>
      <text:p text:style-name="P4">
Publisher: 美国之音中文网 (Type: NewsMediaOrganization)</text:p>
      <text:p text:style-name="P4">
Published Time: 2023-07-12T17:15:56+08:00</text:p>
      <text:p text:style-name="P4">
Modified Time: 2023-07-12 09:15:56Z</text:p>
      <text:p text:style-name="P4">
Description: 北京周二（7月11日）“强烈谴责”北约（NATO）对中国挑战北约利益和安全的指控，并反对北约将足迹扩大到亚太地区的任何企图。北约在联合公报称中国构成“系统性挑战”。</text:p>
      <text:p text:style-name="P4">
Videos: []</text:p>
      <text:p text:style-name="P4">
Images: []</text:p>
      <text:p text:style-name="P4">
Categories: ['欧洲', '中国', '军事']</text:p>
      <text:p text:style-name="P4">
Type: None</text:p>
      <!--METADATA-->
      <text:p text:style-name="P4">
NoneNone</text:p>
      <text:p text:style-name="P4">
Source: <text:a xlink:type="simple" xlink:href="https://www.voachinese.com/a/china-reiterates-opposition-to-nato-view-on-china-20230712/7177274.html" text:style-name="Internet_20_link" text:visited-style-name="Visited_20_Internet_20_Link">
https://www.voachinese.com/a/china-reiterates-opposition-to-nato-view-on-china-20230712/7177274.html</text:a>
</text:p>
      <!--NEWS-->
      <text:h text:style-name="P10" text:outline-level="1">
<text:span text:style-name="T4">
日韩强化与北约伙伴关系 中国坚决反对北约东进亚太</text:span>
</text:h>
      <text:p text:style-name="P4">
Author: chinese@voanews.com (杨安)</text:p>
      <text:p text:style-name="P4">
Publisher: 美国之音中文网 (Type: NewsMediaOrganization)</text:p>
      <text:p text:style-name="P4">
Published Time: 2023-07-12T17:38:33+08:00</text:p>
      <text:p text:style-name="P4">
Modified Time: 2023-07-12 16:40:56Z</text:p>
      <text:p text:style-name="P4">
Description: 北大西洋公约组织（NATO）峰会本周在立陶宛首都维尔纽斯召开，日本首相岸田文雄和韩国总统尹锡悦皆受邀参与领导人峰会，日韩也分别和北约签署“个别针对性伙伴关系计划”（ITPP），提升合作高度。中国驻欧盟使团周二（7月11日）发表声明坚决反对北约“东进亚太地区”，并称任何损害中方正当权益的行为都将遭到坚决回击。</text:p>
      <text:p text:style-name="P4">
Videos: []</text:p>
      <text:p text:style-name="P4">
Images: []</text:p>
      <text:p text:style-name="P4">
Categories: ['亚太', '欧洲', '中国', '军事']</text:p>
      <text:p text:style-name="P4">
Type: None</text:p>
      <!--METADATA-->
      <text:p text:style-name="P4">
NoneNone</text:p>
      <text:p text:style-name="P4">
Source: <text:a xlink:type="simple" xlink:href="https://www.voachinese.com/a/japan-south-korea-and-nato-agree-on-new-partnership-program-20230712/7177283.html" text:style-name="Internet_20_link" text:visited-style-name="Visited_20_Internet_20_Link">
https://www.voachinese.com/a/japan-south-korea-and-nato-agree-on-new-partnership-program-20230712/7177283.html</text:a>
</text:p>
      <!--NEWS-->
      <text:h text:style-name="P10" text:outline-level="1">
<text:span text:style-name="T4">
《亚太报道》2023年7月12日音频</text:span>
</text:h>
      <text:p text:style-name="P4">
Author: None</text:p>
      <text:p text:style-name="P4">
Publisher: Radio Free Asia (Organization)</text:p>
      <text:p text:style-name="P4">
Published Time: 2023-07-12T18:00:14-04:00</text:p>
      <text:p text:style-name="P4">
Modified Time: 2023-07-12T18:00:14-04:00</text:p>
      <text:p text:style-name="P4">
Description: None</text:p>
      <text:p text:style-name="P4">
Videos: []</text:p>
      <text:p text:style-name="P4">
Audios: ["<text:a xlink:type="simple" xlink:href="https://www.rfa.org/mandarin/apr-audio/yp-071220231000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3.88615in" draw:z-index="0">
<draw:image xlink:href="../Images/rfamandarin/2023-07-12T18-00-14-04-00/000000.png" xlink:type="simple" xlink:show="embed" xlink:actuate="onLoad" draw:mime-type="image/png"/>
</draw:frame>
 <text:a xlink:type="simple" xlink:href="https://www.rfa.org/mandarin/apr-audio/yp-07122023100006.html/@@images/image" text:style-name="Internet_20_link" text:visited-style-name="Visited_20_Internet_20_Link">
</text:a>
 自由亚洲电台制图  <text:a xlink:type="simple" xlink:href="https://www.rfa.org/mandarin/apr-audio/yp-07122023100006.html/@@stream" text:style-name="Internet_20_link" text:visited-style-name="Visited_20_Internet_20_Link">
Audio-1-Link：https://www.rfa.org/mandarin/apr-audio/yp-07122023100006.html/@@stream </text:a>
</text:p>
      <text:p text:style-name="P4">
此次节目的主要内容：</text:p>
      <text:p text:style-name="P4">
1. 北约公报关注中国的野心和胁迫 中国反击说罔顾事实</text:p>
      <text:p text:style-name="P4">
2. 美国专家预测，中国可能在12至18个月内攻打台湾</text:p>
      <text:p text:style-name="P4">
3. 北京多家青年旅社拒绝超过35岁的人入住    4. 深圳五月花号教会牧师美国国会作证 呼吁关注中国的宗教迫害</text:p>
      <text:p text:style-name="P4">
5. 中国"九段线"触碰底线 越南将发动全国人民检举侵权影片</text:p>
      <text:p text:style-name="P4">
Source: <text:a xlink:type="simple" xlink:href="https://www.rfa.org/mandarin/apr-audio/yp-07122023100006.html" text:style-name="Internet_20_link" text:visited-style-name="Visited_20_Internet_20_Link">
https://www.rfa.org/mandarin/apr-audio/yp-07122023100006.html</text:a>
</text:p>
      <!--NEWS-->
      <text:h text:style-name="P10" text:outline-level="1">
<text:span text:style-name="T4">
法民众10月起修补旧衣物可获奖金</text:span>
</text:h>
      <text:p text:style-name="P4">
Author: 联合早报 (Person)</text:p>
      <text:p text:style-name="P4">
Publisher: 联合早报 (Organization)</text:p>
      <text:p text:style-name="P4">
Published Time: 2023-07-12T18:03</text:p>
      <text:p text:style-name="P4">
Modified Time: 2023-07-12T18:03</text:p>
      <text:p text:style-name="P4">
Description: 为了鼓励法国民众减少丢弃衣物，法国当局将在10月启动“修补衣服”奖赏机制，鼓励人民善用旧式衣物，避免资源浪费和加剧环境污染。法国国际广播电台（rfi）星期三（7月12日）报道，数据...</text:p>
      <text:p text:style-name="P4">
Videos: []</text:p>
      <text:p text:style-name="P4">
Audios: []</text:p>
      <text:p text:style-name="P4">
Images: []</text:p>
      <text:p text:style-name="P4">
Type: NewsArticle</text:p>
      <text:p text:style-name="P4">
Breadcrumbs: ['即时', '国际']</text:p>
      <text:p text:style-name="P4">
Keywords: ['法国', '环保']</text:p>
      <!--METADATA-->
      <text:p text:style-name="P4">
为了鼓励法国民众减少丢弃衣物，法国当局将在10月启动“修补衣服”奖赏机制，鼓励人民善用旧式衣物，避免资源浪费和加剧环境污染。</text:p>
      <text:p text:style-name="P4">
法国国际广播电台（rfi）星期三（7月12日）报道，数据显示，法国人每年至少要丢掉70万吨衣物，其中有三分之二最终被运往垃圾掩埋场。</text:p>
      <text:p text:style-name="P4">
负责生态事务的法国国务秘书库雅尔（Berangere Couillard）说：“从10月起，政府将推出奖赏机制鼓励消费者修补衣服和鞋子。”</text:p>
      <text:p text:style-name="P4">
奖赏机制显示，若民众修理了鞋跟，便可向当局申请7欧元（约10新元）的补助；若修补了衣服，则可获得10至25欧元。相关费用将从法国2023年至2028年的1.54亿欧元基金中支出。</text:p>
      <text:p text:style-name="P4">
库雅尔邀请所有缝纫工作室和制鞋商加入这个生态组织“重制”（Refashion）系统，并为赋予“新生命”的旧款衣物、鞋子贴上这一标签。“重制”组织由法政府委任从事支持产业永续发展的工作。</text:p>
      <text:p text:style-name="P4">
库雅尔补充说，“我们的目标是支持那些做维修的人”，其中包括缝纫工作室，以及提供维修服务的品牌商。</text:p>
      <text:p text:style-name="P4">
纺织业是地球上污染最严重的行业之一，法国政府在2022年底推动纺织业进行大规模改革，这次的修补衣物奖赏机制便是改革中的重要一环。</text:p>
      <text:p text:style-name="P4">
Source: <text:a xlink:type="simple" xlink:href="https://www.zaobao.com.sg/realtime/world/story20230712-1413217" text:style-name="Internet_20_link" text:visited-style-name="Visited_20_Internet_20_Link">
https://www.zaobao.com.sg/realtime/world/story20230712-1413217</text:a>
</text:p>
      <!--NEWS-->
      <text:h text:style-name="P10" text:outline-level="1">
<text:span text:style-name="T4">
作家米兰·昆德拉逝世 享年94岁</text:span>
</text:h>
      <text:p text:style-name="P4">
Author: 联合早报 (Person)</text:p>
      <text:p text:style-name="P4">
Publisher: 联合早报 (Organization)</text:p>
      <text:p text:style-name="P4">
Published Time: 2023-07-12T18:06</text:p>
      <text:p text:style-name="P4">
Modified Time: 2023-07-12T22:38</text:p>
      <text:p text:style-name="P4">
Description: 法国捷克裔作家米兰·昆德拉星期二（7月11日）因病逝世，享年94岁。综合路透社和德国之声报道，昆德拉（Milan Kundera）的故乡布尔诺市（Brno）的摩拉维亚图书馆发言人姆...</text:p>
      <text:p text:style-name="P4">
Videos: []</text:p>
      <text:p text:style-name="P4">
Audios: []</text:p>
      <text:p text:style-name="P4">
Images: []</text:p>
      <text:p text:style-name="P4">
Type: NewsArticle</text:p>
      <text:p text:style-name="P4">
Breadcrumbs: ['即时', '国际']</text:p>
      <text:p text:style-name="P4">
Keywords: ['法国', '作家']</text:p>
      <!--METADATA-->
      <text:p text:style-name="P4">
法国捷克裔作家米兰·昆德拉星期二（7月11日）因病逝世，享年94岁。</text:p>
      <text:p text:style-name="P4">
综合路透社和德国之声报道，昆德拉（Milan Kundera）的故乡布尔诺市（Brno）的摩拉维亚图书馆发言人姆拉佐娃（AnnaMrazova）星期三（12日）证实，昆德拉星期二在巴黎因病去世。</text:p>
      <text:p text:style-name="P4">
昆德拉的法国出版社Gallimard也于星期三证实这一消息。</text:p>
      <text:p text:style-name="P4">
昆德拉出生于捷克城市布尔诺，因在1975年批评苏联1968年入侵捷克斯洛伐克而遭到排斥，后于1975年流亡法国。不过在2019年年底，曾表示“没有返乡梦”的昆德拉又重新获得捷克国籍。</text:p>
      <text:p text:style-name="P4">
昆德拉近年接受采访时，称自己为法国作家，认为自己的作品应归类为法国文学。昆德拉的作品主要描写人，以及他们的思想、感情及愿望。著作包括《生命中不能承受之轻》、《笑忘书》等。</text:p>
      <text:p text:style-name="P4">
而《生命中的不能承受之轻》，描写布拉格之春背景下的一个三角恋爱故事。1984年，这一长篇小说问世，使昆德拉迅速享誉全球。</text:p>
      <text:p text:style-name="P4">
Source: <text:a xlink:type="simple" xlink:href="https://www.zaobao.com.sg/realtime/world/story20230712-1413220" text:style-name="Internet_20_link" text:visited-style-name="Visited_20_Internet_20_Link">
https://www.zaobao.com.sg/realtime/world/story20230712-1413220</text:a>
</text:p>
      <!--NEWS-->
      <text:h text:style-name="P10" text:outline-level="1">
<text:span text:style-name="T4">
中国积极发展航太 称成功发射全球首枚液氧甲烷火箭</text:span>
</text:h>
      <text:p text:style-name="P4">
Author: chinese@voanews.com (金谷)</text:p>
      <text:p text:style-name="P4">
Publisher: 美国之音中文网 (Type: NewsMediaOrganization)</text:p>
      <text:p text:style-name="P4">
Published Time: 2023-07-12T18:19:13+08:00</text:p>
      <text:p text:style-name="P4">
Modified Time: 2023-07-12 12:17:03Z</text:p>
      <text:p text:style-name="P4">
Description: 中国周三（7月12日）称“朱雀二号”遥二运载火箭于中国酒泉卫星发射中心升空，成为全球首枚成功进入预定轨道的液氧甲烷火箭。</text:p>
      <text:p text:style-name="P4">
Videos: []</text:p>
      <text:p text:style-name="P4">
Images: []</text:p>
      <text:p text:style-name="P4">
Categories: ['中国', '科技']</text:p>
      <text:p text:style-name="P4">
Type: None</text:p>
      <!--METADATA-->
      <text:p text:style-name="P4">
NoneNone</text:p>
      <text:p text:style-name="P4">
Source: <text:a xlink:type="simple" xlink:href="https://www.voachinese.com/a/china-claims-successfully-launching-first-methane-liquid-rocket-20230712/7177312.html" text:style-name="Internet_20_link" text:visited-style-name="Visited_20_Internet_20_Link">
https://www.voachinese.com/a/china-claims-successfully-launching-first-methane-liquid-rocket-20230712/7177312.html</text:a>
</text:p>
      <!--NEWS-->
      <text:h text:style-name="P10" text:outline-level="1">
<text:span text:style-name="T4">
克里姆林宫：普京访华计划已提上日程</text:span>
</text:h>
      <text:p text:style-name="P4">
Author: 联合早报 (Person)</text:p>
      <text:p text:style-name="P4">
Publisher: 联合早报 (Organization)</text:p>
      <text:p text:style-name="P4">
Published Time: 2023-07-12T18:40</text:p>
      <text:p text:style-name="P4">
Modified Time: 2023-07-12T18:40</text:p>
      <text:p text:style-name="P4">
Description: 克里姆林宫说，俄罗斯总统普京的访华计划已提上日程，称现在是进一步巩固两国关系的最佳时机。路透社报道，克宫发言人佩斯科夫星期三（7月12日）在例行新闻发布会上说：“现在是保持俄中双边...</text:p>
      <text:p text:style-name="P4">
Videos: []</text:p>
      <text:p text:style-name="P4">
Audios: []</text:p>
      <text:p text:style-name="P4">
Images: []</text:p>
      <text:p text:style-name="P4">
Type: NewsArticle</text:p>
      <text:p text:style-name="P4">
Breadcrumbs: ['即时', '国际']</text:p>
      <text:p text:style-name="P4">
Keywords: ['俄罗斯', '普京', '中国', '中俄关系']</text:p>
      <!--METADATA-->
      <text:p text:style-name="P4">
克里姆林宫说，俄罗斯总统普京的访华计划已提上日程，称现在是进一步巩固两国关系的最佳时机。</text:p>
      <text:p text:style-name="P4">
路透社报道，克宫发言人佩斯科夫星期三（7月12日）在例行新闻发布会上说：“现在是保持俄中双边关系高速发展的绝佳时机……我们将再公布具体的访华日期，（俄中）将在各个层面继续进行对话。”</text:p>
      <text:p text:style-name="P4">
针对中国已邀请普京10月访华的消息，中国外交部发言人汪文斌同日早些时候回应说，正就“一带一路”国际合作高峰论坛同合作伙伴保持沟通。</text:p>
      <text:p text:style-name="P4">
佩斯科夫补充说，普京预计会在访华行程中，与中国国家主席习近平重点讨论双边经贸合作和全球问题。</text:p>
      <text:p text:style-name="P4">
他说：“基于莫斯科和北京对国际关系本质有着相似的看法……我们有非常好的前景拓展深入磋商，最重要的是开展建设性互动。”</text:p>
      <text:p text:style-name="P4">
此前一天， <text:a xlink:type="simple" xlink:href="https://www.zaobao.com.sg/realtime/china/story20230711-1412644" text:style-name="Internet_20_link" text:visited-style-name="Visited_20_Internet_20_Link">
 习近平在人民大会堂与俄联邦委员会主席马特维延科会面</text:a>
时说，发展中俄关系是两国基于各自国家和人民根本利益作出的战略选择，中国愿继续与俄罗斯发展伙伴关系。</text:p>
      <text:p text:style-name="P4">
Source: <text:a xlink:type="simple" xlink:href="https://www.zaobao.com.sg/realtime/world/story20230712-1413234" text:style-name="Internet_20_link" text:visited-style-name="Visited_20_Internet_20_Link">
https://www.zaobao.com.sg/realtime/world/story20230712-1413234</text:a>
</text:p>
      <!--NEWS-->
      <text:h text:style-name="P10" text:outline-level="1">
<text:span text:style-name="T4">
北约秘书长：乌克兰比以往任何时候都更接近北约 拜登：但不是现在</text:span>
</text:h>
      <text:p text:style-name="P4">
Author: 联合早报 (Person)</text:p>
      <text:p text:style-name="P4">
Publisher: 联合早报 (Organization)</text:p>
      <text:p text:style-name="P4">
Published Time: 2023-07-12T19:26</text:p>
      <text:p text:style-name="P4">
Modified Time: 2023-07-12T23:28</text:p>
      <text:p text:style-name="P4">
Description: 北约秘书长斯托尔滕贝格说，乌克兰现在“比以往任何时候”都更接近北约；拜登则表明理解基辅迫切入约的期望，但称不是现在。路透社报道，斯托尔滕贝格星期三（7月12日）在立陶宛首都维尔纽斯...</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北约', '乌克兰', '俄罗斯', '俄乌战争', '泽连斯基']</text:p>
      <!--METADATA-->
      <text:p text:style-name="P4">
北约秘书长斯托尔滕贝格说，乌克兰现在“比以往任何时候”都更接近北约；拜登则表明理解基辅迫切入约的期望，但称不是现在。</text:p>
      <text:p text:style-name="P4">
路透社报道，斯托尔滕贝格星期三（7月12日）在立陶宛首都维尔纽斯与乌克兰总统泽连斯基举行联合新闻发布会时发表上述声明；泽连斯基则回应称：“我期待着我们作为盟友会面的那一天。”</text:p>
      <text:p text:style-name="P4">
针对此次出席北约峰会的成果，泽连斯基说，峰会结果是好的，但如果能邀请基辅入约将更加理想。</text:p>
      <text:p text:style-name="P4">
<draw:frame draw:style-name="fr1" draw:name="Image276" text:anchor-type="as-char" svg:width="6.9236in" svg:height="4.615733in" draw:z-index="0">
<draw:image xlink:href="../Images/zaobao world/2023-07-12T19-26/000000.png" xlink:type="simple" xlink:show="embed" xlink:actuate="onLoad" draw:mime-type="image/png"/>
</draw:frame>
乌克兰虽未如愿加入北约，但北约秘书长斯托尔滕贝格（右）曾表明，基辅或在未来成为联盟一员。（路透社）</text:p>
      <text:p text:style-name="P4">
不过，美国总统拜登在与泽连斯基会晤时说：“我期待有一天能举行会议，庆祝乌克兰正式加入北约。”</text:p>
      <text:p text:style-name="P4">
针对乌军无法及时获得军备一事，拜登对泽连斯基表示理解，并承诺说，“我向你保证，美国正在竭尽全力满足你的需求”。</text:p>
      <text:p text:style-name="P4">
<draw:frame draw:style-name="fr1" draw:name="Image277" text:anchor-type="as-char" svg:width="6.9236in" svg:height="4.615733in" draw:z-index="0">
<draw:image xlink:href="../Images/zaobao world/2023-07-12T19-26/000001.png" xlink:type="simple" xlink:show="embed" xlink:actuate="onLoad" draw:mime-type="image/png"/>
</draw:frame>
7月12日，乌克兰总统泽连斯基（左）在立陶宛与美国总统拜登（右）开展双边会晤。（路透社）</text:p>
      <text:p text:style-name="P4">
据报道，泽连斯基在维尔纽斯与德国总理朔尔茨会晤后宣布，德国已同意向乌克兰提供更多的爱国者防空系统补充物资，如发射器和导弹。</text:p>
      <text:p text:style-name="P4">
<draw:frame draw:style-name="fr1" draw:name="Image278" text:anchor-type="as-char" svg:width="6.9236in" svg:height="4.616153in" draw:z-index="0">
<draw:image xlink:href="../Images/zaobao world/2023-07-12T19-26/000002.png" xlink:type="simple" xlink:show="embed" xlink:actuate="onLoad" draw:mime-type="image/png"/>
</draw:frame>
7月12日，德国总理朔尔茨（左二）在立陶宛与乌克兰总统泽连斯基（右二）会晤。（路透社）</text:p>
      <text:p text:style-name="P4">
澳大利亚总理阿尔巴尼斯也在峰会上宣布，将向乌克兰再提供30辆国产“野外征服者（Bushmaster）”装甲车。</text:p>
      <text:p text:style-name="P4">
这些价值1亿澳元（约8966万新元）战车主要用于协助乌军在前线地区运送部队。若加上新提供的30辆装甲车，澳洲目前总计已向乌克兰提供120辆战车。</text:p>
      <text:p text:style-name="P4">
针对北约盟国对基辅军援支持，克里姆林宫星期三回应说，西方国家向乌克兰提供安全保障的决定是个危险的错误，称这将侵犯俄罗斯的国防安全。</text:p>
      <text:p text:style-name="P4">
Source: <text:a xlink:type="simple" xlink:href="https://www.zaobao.com.sg/realtime/world/story20230712-1413238" text:style-name="Internet_20_link" text:visited-style-name="Visited_20_Internet_20_Link">
https://www.zaobao.com.sg/realtime/world/story20230712-1413238</text:a>
</text:p>
      <!--NEWS-->
      <text:h text:style-name="P10" text:outline-level="1">
<text:span text:style-name="T4">
有望重启？陆兆福：开放私企参与新隆高铁</text:span>
</text:h>
      <text:p text:style-name="P4">
Author: 联合早报 (Person)</text:p>
      <text:p text:style-name="P4">
Publisher: 联合早报 (Organization)</text:p>
      <text:p text:style-name="P4">
Published Time: 2023-07-12T19:31</text:p>
      <text:p text:style-name="P4">
Modified Time: 2023-07-12T19:31</text:p>
      <text:p text:style-name="P4">
Description: 马来西亚交通部长陆兆福说，有意参与新隆高铁项目的私人企业可透过马国高铁机构（MyHSR）提交企划书，再由政府探讨私人企业承接这个已经停摆超过两年半的项目。陆兆福星期三（7月12日）...</text:p>
      <text:p text:style-name="P4">
Videos: []</text:p>
      <text:p text:style-name="P4">
Audios: []</text:p>
      <text:p text:style-name="P4">
Images: []</text:p>
      <text:p text:style-name="P4">
Type: NewsArticle</text:p>
      <text:p text:style-name="P4">
Breadcrumbs: ['即时', '国际']</text:p>
      <text:p text:style-name="P4">
Keywords: ['新隆高铁', '陆兆福']</text:p>
      <!--METADATA-->
      <text:p text:style-name="P4">
马来西亚交通部长陆兆福说，有意参与新隆高铁项目的私人企业可透过马国高铁机构（MyHSR）提交企划书，再由政府探讨私人企业承接这个已经停摆超过两年半的项目。</text:p>
      <text:p text:style-name="P4">
陆兆福星期三（7月12日）在记者会透露，一些私人企业已经表明对新隆高铁有兴趣。他说，这些企业必须根据现有信息草拟企划书，再提呈马国高铁机构审议。</text:p>
      <text:p text:style-name="P4">
他不愿透露哪些企业有意参与建设新隆高铁，只强调确实有企业对外宣布对这个项目感兴趣。“我们的角色只是收集信息及企划书，将由新隆高铁机构里的专业人士进行评估。”</text:p>
      <text:p text:style-name="P4">
他说，交通部欢迎任何私人企业参与新隆高铁项目，因此发出信息征询书（RFI），要求有兴趣的私企提呈企划书。他透露，马国高铁机构收到企划书后，将与交通部一起探讨新隆高铁项目能否交由私企执行。</text:p>
      <text:p text:style-name="P4">
新隆高铁计划原定2018年动工，但马国政权几经更迭，导致计划数次展延。2021年1月1日，新马两国正式终止这个计划。马国之后提出重新探讨新隆高铁，但这项目必须由私人企业接手。</text:p>
      <text:p text:style-name="P4">
Source: <text:a xlink:type="simple" xlink:href="https://www.zaobao.com.sg/realtime/world/story20230712-1413239" text:style-name="Internet_20_link" text:visited-style-name="Visited_20_Internet_20_Link">
https://www.zaobao.com.sg/realtime/world/story20230712-1413239</text:a>
</text:p>
      <!--NEWS-->
      <text:h text:style-name="P10" text:outline-level="1">
<text:span text:style-name="T4">
周三美市盘前走高 重点谈微软收购动视暴雪最新发展</text:span>
</text:h>
      <text:p text:style-name="P4">
Author: 李可爱 (Person)</text:p>
      <text:p text:style-name="P4">
Publisher: 联合早报 (Organization)</text:p>
      <text:p text:style-name="P4">
Published Time: 2023-07-12T20:21</text:p>
      <text:p text:style-name="P4">
Modified Time: 2023-07-12T20:21</text:p>
      <text:p text:style-name="P4">
Description: 星期三（7月12日）重点：在美国消费者通货膨胀数据发布之前，美国华尔街股市主要股指期货星期三（7月12日）走高。市场经济师普遍预计，美国6月份的通胀将会放缓，但是不足以影响美联储在...</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 '微软']</text:p>
      <!--METADATA-->
      <text:h text:style-name="P13" text:outline-level="4">
<text:span text:style-name="T4">
星期三（7月12日）重点：</text:span>
</text:h>
      <ul>
        <li>
在美国消费者通货膨胀数据发布之前，美国华尔街股市主要股指期货星期三（7月12日）走高。市场经济师普遍预计，美国6月份的通胀将会放缓，但是不足以影响美联储在本月召开的会议上取消加息。   * 在晚上7时截稿时，标准与普尔500指数期货微升7.60点或0.17％，报4446.90点；纳斯达克100指数期货起31.90点或0.21％，报15151.00点；道琼斯指数期货则起32.60点，报34294.00点。   * 市场投资者对即将在星期三发布的6月份消费者价格指数感到乐观，也看好在本星期较迟时候发布的摩根大通等金融企业的业绩，推动美国股市主要股指隔夜（星期二）上涨。   * 标准与普尔500指数隔夜上升29.73点，闭市报4439.26点。重量级的道琼斯指数也起317.02点，闭市报34261.42点。以科技股为主的纳斯达克100指数则升高0.49％或73.42点，以15119.06点收市。   * 美国股市隔夜的交易淡静，交易所的总成交量是99亿7000万股，比过去20天的111亿股平均成交量少。</li>
      </ul>
      <text:h text:style-name="P13" text:outline-level="4">
<text:span text:style-name="T4">
盘前交易重点：</text:span>
</text:h>
      <ul>
        <li>
根据《华尔街日报》报道，迪士尼（Walt Disney）正在探讨卖出旗下Star India流媒体业务，或者是让Star India进行某种合资计划。不过，这些谈判仍处在早期阶段。迪士尼股价在盘前起0.30美元，截稿时报89.79美元。   * 在隔夜上涨将近10％之后，加密货币交易平台Coinbase Global股价在星期三晚盘前继续升高0.42％，截稿时报89.52美元。市场消息传，芝加哥期权交易所（Cboe）旗下的Cboe BZX交易所，拟推出的比特币ETF将与Coinbase共享监督协议（surveillance-sharing agreement）。   * 星期三下文我们来关心软件巨头微软（Microsoft）收购动视暴雪（Activision Blizzard）的最新发展。星期三晚盘前微软股起1.03美元，截稿时报333.50美元；动视暴雪股价则起了0.11美元，截稿时报91.10美元。   * 盘前活跃股按序：特斯拉、Palantir Technologies、维珍银河（Virgin Galactic）、Carvana Co和Unity Software。截稿时，这五只活跃股的股价全部上升。</li>
      </ul>
      <text:p text:style-name="P4">
<draw:frame draw:style-name="fr1" draw:name="Image279" text:anchor-type="as-char" svg:width="6.9236in" svg:height="4.370522in" draw:z-index="0">
<draw:image xlink:href="../Images/zaobao world/2023-07-12T20-21/000000.png" xlink:type="simple" xlink:show="embed" xlink:actuate="onLoad" draw:mime-type="image/png"/>
</draw:frame>
除了畅销游戏《使命召唤》之外，动视暴雪还有玩家分布全球的《魔兽世界》、《暗黑破坏神》和手机游戏《糖果传奇》等其他畅销游戏。换言之，如果微软真的成功买下动视暴雪，它要在全球游戏市场称霸可能真的是指日可待。（路透社）</text:p>
      <text:h text:style-name="P13" text:outline-level="4">
<text:span text:style-name="T4">
微软（Microsoft Corporation）（纳斯达克证券交易所代码：MSFT）</text:span>
</text:h>
      <text:p text:style-name="P4">
软件巨头微软隔夜终于排除了收购视频游戏制造商动视暴雪的主要障碍。美国法官隔夜已表示赞同这宗690亿美元的大交易。而之前持反对意见的英国监管机构这时也开始暗示，它对重新审查这宗交易持开放态度。</text:p>
      <text:p text:style-name="P4">
微软这项收购计划不仅是该公司有史以来最大的交易，更是视频游戏行业史上最大的交易。也正因为如此，它之前就引起了美国和英国这两个国家的强烈反对。在好消息于隔夜传开后，微软股价上涨0.64美元，闭市报332.47美元；动视暴雪股价更是显著飙升10％，闭市报90.99美元。</text:p>
      <text:p text:style-name="P4">
旧金山的美国地区法官科利（Jacqueline ScottCorley）驳回了拜登政府的论点。意味这项交易等于将给予Xbox游戏机制造商微软，独家使用市场最畅销游戏的权利，从而损害了消费者的利益。这些畅销游戏就包括了《使命召唤》（Callof Duty）。</text:p>
      <text:p text:style-name="P4">
美国联邦贸易委员会（Federal TradeCommission）当时还曾辩说，如果收购动视暴雪成功，微软将能够利用动视暴雪将任天堂（Nintendo）、索尼集团（SonyGroup）等的游戏机制造商竞争对手排除在市场之外。但是显然法官科利不同意这个说法。</text:p>
      <text:p text:style-name="P4">
科利说：“联邦贸易委员会没有明确说明动视暴雪和微软合并后，就会把畅销游戏《使命召唤》从索尼的PlayStation撤下，也无法证明这项收购将大大减少视频游戏订户市场和云端游戏市场的竞争性。”</text:p>
      <text:p text:style-name="P4">
法院允许联邦贸易委员会在星期五（14日）之前对该决定提出上诉。</text:p>
      <text:p text:style-name="P4">
在美国法官下达命令后不久，英国竞争与市场管理局（Competition and MarketsAuthority）也接着宣布，该局现在准备考虑微软提出解决英国反垄断问题的提议，甚至还暗示双方有可能会达成解决方案。</text:p>
      <text:p text:style-name="P4">
<draw:frame draw:style-name="fr1" draw:name="Image280" text:anchor-type="as-char" svg:width="6.9236in" svg:height="4.615733in" draw:z-index="0">
<draw:image xlink:href="../Images/zaobao world/2023-07-12T20-21/000001.png" xlink:type="simple" xlink:show="embed" xlink:actuate="onLoad" draw:mime-type="image/png"/>
</draw:frame>
 图为《魔兽世界》（World ofWarcraft）游戏画面。（图片来源：动视暴雪）</text:p>
      <text:p text:style-name="P4">
其实除了畅销游戏《使命召唤》之外，动视暴雪还有玩家分布全球的《魔兽世界》（World ofWarcraft）、《暗黑破坏神》（Diablo）和手机游戏《糖果传奇》（Candy CrushSaga）等畅销游戏。换言之，如果微软真的成功买下动视暴雪，它在全球游戏市场的地位将大大不同。</text:p>
      <text:p text:style-name="P4">
也许因为如此，在Tipranks的35名分析师中，有30名给予微软股“买进”评级，四名给予“持守”评级，一名给予“卖出”评级，一年期限平均目标价则是350.29美元。</text:p>
      <text:p text:style-name="P4">
Source: <text:a xlink:type="simple" xlink:href="https://www.zaobao.com.sg/realtime/world/story20230712-1413251" text:style-name="Internet_20_link" text:visited-style-name="Visited_20_Internet_20_Link">
https://www.zaobao.com.sg/realtime/world/story20230712-1413251</text:a>
</text:p>
      <!--NEWS-->
      <text:h text:style-name="P10" text:outline-level="1">
<text:span text:style-name="T4">
七国集团誓言长期为乌克兰提供武器</text:span>
</text:h>
      <text:p text:style-name="P4">
Author: 联合早报 (Person)</text:p>
      <text:p text:style-name="P4">
Publisher: 联合早报 (Organization)</text:p>
      <text:p text:style-name="P4">
Published Time: 2023-07-12T21:04</text:p>
      <text:p text:style-name="P4">
Modified Time: 2023-07-12T22:50</text:p>
      <text:p text:style-name="P4">
Description: 七国集团（G7）星期三（7月12日）承诺将长期为乌克兰提供军事支持。法新社报道，G7在一份声明中称：“我们将各自与乌克兰就具体的、双边的、长期的安全承诺和安排开展合作，确保建立一支...</text:p>
      <text:p text:style-name="P4">
Videos: []</text:p>
      <text:p text:style-name="P4">
Audios: []</text:p>
      <text:p text:style-name="P4">
Images: []</text:p>
      <text:p text:style-name="P4">
Type: NewsArticle</text:p>
      <text:p text:style-name="P4">
Breadcrumbs: ['即时', '国际']</text:p>
      <text:p text:style-name="P4">
Keywords: ['俄乌战争', '乌克兰', '俄罗斯', '七国集团']</text:p>
      <!--METADATA-->
      <text:p text:style-name="P4">
七国集团（G7）星期三（7月12日）承诺将长期为乌克兰提供军事支持。</text:p>
      <text:p text:style-name="P4">
法新社报道，G7在一份声明中称：“我们将各自与乌克兰就具体的、双边的、长期的安全承诺和安排开展合作，确保建立一支可持续的部队，现在能够保卫乌克兰，将来能够遏制俄罗斯的侵略。”</text:p>
      <text:p text:style-name="P4">
声明指出，长期军援乌克兰意味着G7将“优先考虑（乌克兰）防空、火炮和远程火力、装甲车和航空作战等关键防御能力”。</text:p>
      <text:p text:style-name="P4">
法国总统马克龙表明，G7对乌克兰安全框架的宣言显示了联盟对乌克兰的长期支持。</text:p>
      <text:p text:style-name="P4">
乌克兰总统泽连斯基同日对G7的新安全承诺表示欢迎，但他警告说，这些承诺不能取代乌克兰加入北约。</text:p>
      <text:p text:style-name="P4">
泽连斯基说：“G7的承诺不应被视为取代北约，而应被视为我们实现一体化道路上的安全保障。”</text:p>
      <text:p text:style-name="P4">
他对记者重申：“乌克兰最好的保障就是加入北约。”</text:p>
      <text:p text:style-name="P4">
Source: <text:a xlink:type="simple" xlink:href="https://www.zaobao.com.sg/realtime/world/story20230712-1413266" text:style-name="Internet_20_link" text:visited-style-name="Visited_20_Internet_20_Link">
https://www.zaobao.com.sg/realtime/world/story20230712-1413266</text:a>
</text:p>
      <!--NEWS-->
      <text:h text:style-name="P10" text:outline-level="1">
<text:span text:style-name="T4">
日本与北约发布升级版合作计划</text:span>
</text:h>
      <text:p text:style-name="P4">
Author: 联合早报 (Person)</text:p>
      <text:p text:style-name="P4">
Publisher: 联合早报 (Organization)</text:p>
      <text:p text:style-name="P4">
Published Time: 2023-07-12T21:28</text:p>
      <text:p text:style-name="P4">
Modified Time: 2023-07-12T22:41</text:p>
      <text:p text:style-name="P4">
Description: 日本首相岸田文雄星期三（7月12日）与北约秘书长斯托尔滕贝格会谈后，联合发布了一份升级版合作文件。共同社报道，日本与北约发布的升级版“个别针对性伙伴关系计划”（ITPP）中，包含了...</text:p>
      <text:p text:style-name="P4">
Videos: []</text:p>
      <text:p text:style-name="P4">
Audios: []</text:p>
      <text:p text:style-name="P4">
Images: []</text:p>
      <text:p text:style-name="P4">
Type: NewsArticle</text:p>
      <text:p text:style-name="P4">
Breadcrumbs: ['即时', '国际']</text:p>
      <text:p text:style-name="P4">
Keywords: ['日本', '北约', '岸田文雄']</text:p>
      <!--METADATA-->
      <text:p text:style-name="P4">
日本首相岸田文雄星期三（7月12日）与北约秘书长斯托尔滕贝格会谈后，联合发布了一份升级版合作文件。</text:p>
      <text:p text:style-name="P4">
共同社报道，日本与北约发布的升级版“个别针对性伙伴关系计划”（ITPP）中，包含了双方在网络防卫应对、太空安全保障等16个领域的合作，还提及日本自卫队扩充参加北约演习和紧急援助的联合行动。</text:p>
      <text:p text:style-name="P4">
岸田在召开联合记者会上表明：“（日本）愿与加大对印度太平洋的关注和参与程度的北约进一步深化合作”。</text:p>
      <text:p text:style-name="P4">
2014年，北约与日本签署了“个别伙伴合作计划”（IPCP），就反恐、网络安全等领域的合作事项进行了梳理，随后双方将IPCP升级成ITPP。</text:p>
      <text:p text:style-name="P4">
ITPP认为印太地区的局势也将影响欧洲大西洋的安全保障，因此协议明确表明，协议方将为维持国际秩序而加强对共通课题的合作。</text:p>
      <text:p text:style-name="P4">
此外，针对北约拟于2024年在东京设立办事处的问题，斯托尔滕贝格回应说，北约和日本“仍在讨论之中”，并将在未来予以考虑。</text:p>
      <text:p text:style-name="P4">
Source: <text:a xlink:type="simple" xlink:href="https://www.zaobao.com.sg/realtime/world/story20230712-1413277" text:style-name="Internet_20_link" text:visited-style-name="Visited_20_Internet_20_Link">
https://www.zaobao.com.sg/realtime/world/story20230712-1413277</text:a>
</text:p>
      <!--NEWS-->
      <text:h text:style-name="P10" text:outline-level="1">
<text:span text:style-name="T4">
在当局“整顿”、“反垄断”大棒下，中国科技巨头1.1万亿美元市值蒸发</text:span>
</text:h>
      <text:p text:style-name="P4">
Author: chinese@voanews.com (松仁)</text:p>
      <text:p text:style-name="P4">
Publisher: 美国之音中文网 (Type: NewsMediaOrganization)</text:p>
      <text:p text:style-name="P4">
Published Time: 2023-07-12T21:31:42+08:00</text:p>
      <text:p text:style-name="P4">
Modified Time: 2023-07-12 13:43:18Z</text:p>
      <text:p text:style-name="P4">
Description: 自从中国政府监管当局两年多前开始对中国科技大公司实施整顿和“反垄断”调查以来，中国高科技互联网平台的市值已经蒸发掉1.1万亿美元。根据全球金融市场数据提供商路孚特（Refinitiv）的统计数据，中国科技大公司因此遭受的损失堪比整个荷兰经济的规模。</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beijing-s-regulatory-crackdown-wipes-1-1-trillion-off-chinese-big-tech-20230712/7177524.html" text:style-name="Internet_20_link" text:visited-style-name="Visited_20_Internet_20_Link">
https://www.voachinese.com/a/beijing-s-regulatory-crackdown-wipes-1-1-trillion-off-chinese-big-tech-20230712/7177524.html</text:a>
</text:p>
      <!--NEWS-->
      <text:h text:style-name="P10" text:outline-level="1">
<text:span text:style-name="T4">
美国通膨显着降温 欧洲股市收红</text:span>
</text:h>
      <text:p text:style-name="P4">
Publisher: 法新社</text:p>
      <text:p text:style-name="P4">
Published Time: 2023-07-12T21:32:07+00:00</text:p>
      <text:p text:style-name="P4">
Modified Time: 2023-07-12T21:20:03+00:00</text:p>
      <text:p text:style-name="P4">
Description: （法新社伦敦12日电） 美国6月消费者物价指数（CPI）年增3%，创2年多来新低，低于市场预期，使市场相信美国联邦准备理事会（Fed）很快将结束升息循环，欧洲主要股市今天收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617581in" draw:z-index="0">
<draw:image xlink:href="../Images/rficn/2023-07-12T21-32-07-00-00/000000.png" xlink:type="simple" xlink:show="embed" xlink:actuate="onLoad" draw:mime-type="image/png"/>
</draw:frame>
</text:p>
      <text:p text:style-name="P4">
伦敦FTSE 100指数上涨133.59点或1.83%，收7416.11点。</text:p>
      <text:p text:style-name="P4">
法兰克福DAX指数扬升232.66点或1.47%，收16023.00点。</text:p>
      <text:p text:style-name="P4">
巴黎CAC 40指数上扬113.00点或1.57%，收7333.01点。</text:p>
      <text:p text:style-name="P4">
Source: <text:a xlink:type="simple" xlink:href="https://www.rfi.fr/cn/%E8%B4%A2%E7%BB%8F%E5%BF%AB%E8%AE%AF/20230712-%E7%BE%8E%E5%9B%BD%E9%80%9A%E8%86%A8%E6%98%BE%E7%9D%80%E9%99%8D%E6%B8%A9-%E6%AC%A7%E6%B4%B2%E8%82%A1%E5%B8%82%E6%94%B6%E7%BA%A2" text:style-name="Internet_20_link" text:visited-style-name="Visited_20_Internet_20_Link">
https://www.rfi.fr/cn/%E8%B4%A2%E7%BB%8F%E5%BF%AB%E8%AE%AF/20230712-%E7%BE%8E%E5%9B%BD%E9%80%9A%E8%86%A8%E6%98%BE%E7%9D%80%E9%99%8D%E6%B8%A9-%E6%AC%A7%E6%B4%B2%E8%82%A1%E5%B8%82%E6%94%B6%E7%BA%A2</text:a>
</text:p>
      <!--NEWS-->
      <text:h text:style-name="P10" text:outline-level="1">
<text:span text:style-name="T4">
白宫谴责朝鲜发射导弹 誓言保护盟友</text:span>
</text:h>
      <text:p text:style-name="P4">
Author: 联合早报 (Person)</text:p>
      <text:p text:style-name="P4">
Publisher: 联合早报 (Organization)</text:p>
      <text:p text:style-name="P4">
Published Time: 2023-07-12T21:51</text:p>
      <text:p text:style-name="P4">
Modified Time: 2023-07-12T21:51</text:p>
      <text:p text:style-name="P4">
Description: 朝鲜星期三（7月12日）向朝鲜半岛东部海域发射一枚洲际弹道导弹；白宫则于同日晚些时候予以强烈谴责，誓言将保护韩国和日本的国家安全。综合路透社和法新社报道，白宫国家安全委员会发言人霍...</text:p>
      <text:p text:style-name="P4">
Videos: []</text:p>
      <text:p text:style-name="P4">
Audios: []</text:p>
      <text:p text:style-name="P4">
Images: []</text:p>
      <text:p text:style-name="P4">
Type: NewsArticle</text:p>
      <text:p text:style-name="P4">
Breadcrumbs: ['即时', '国际']</text:p>
      <text:p text:style-name="P4">
Keywords: ['美国', '朝鲜', '导弹']</text:p>
      <!--METADATA-->
      <text:p text:style-name="P4">
朝鲜星期三（7月12日）向朝鲜半岛东部海域发射一枚洲际弹道导弹；白宫则于同日晚些时候予以强烈谴责，誓言将保护韩国和日本的国家安全。</text:p>
      <text:p text:style-name="P4">
综合路透社和法新社报道，白宫国家安全委员会发言人霍奇发声明说：“朝鲜此次发射导弹已公然违反联合国安理会的多项决议，并不必要地加剧了紧张局势，有可能会破坏半岛地区安全稳定。”</text:p>
      <text:p text:style-name="P4">
朝鲜星期三早上10时左右从平壤一带发射洲际弹道导弹；几天前，平壤也公开威胁要击落侵犯朝鲜东部领空的美国侦查机。</text:p>
      <text:p text:style-name="P4">
霍奇补充说：“（朝鲜的）外交大门尚未关闭，但平壤必须立即停止破坏半岛稳定的行动，转而选择进行外交接触。”</text:p>
      <text:p text:style-name="P4">
霍奇强调，美国将“采取一切必要措施”确保美国及盟国的安全。</text:p>
      <text:p text:style-name="P4">
Source: <text:a xlink:type="simple" xlink:href="https://www.zaobao.com.sg/realtime/world/story20230712-1413287" text:style-name="Internet_20_link" text:visited-style-name="Visited_20_Internet_20_Link">
https://www.zaobao.com.sg/realtime/world/story20230712-1413287</text:a>
</text:p>
      <!--NEWS-->
      <text:h text:style-name="P10" text:outline-level="1">
<text:span text:style-name="T4">
梅迪维夫5盘大战首度晋温网4强 将对决「小蛮牛」艾卡拉兹</text:span>
</text:h>
      <text:p text:style-name="P4">
Publisher: 法新社</text:p>
      <text:p text:style-name="P4">
Published Time: 2023-07-12T22:02:10+00:00</text:p>
      <text:p text:style-name="P4">
Modified Time: 2023-07-12T21:35:02+00:00</text:p>
      <text:p text:style-name="P4">
Description: （法新社伦敦12日电） 俄罗斯名将梅迪维夫（Daniil Medvedev）今天在温网8强赛历经5盘大战，击败非种子美国选手尤班克斯（Christop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617581in" draw:z-index="0">
<draw:image xlink:href="../Images/rficn/2023-07-12T22-02-10-00-00/000000.png" xlink:type="simple" xlink:show="embed" xlink:actuate="onLoad" draw:mime-type="image/png"/>
</draw:frame>
</text:p>
      <text:p text:style-name="P4">
法新社报导，梅迪维夫以6比4、1比6、4比6、7比6 （7比4）、6比1淘汰尤班克斯，将于4强赛对决西班牙男网新星艾卡拉兹（Carlos Alcaraz）。艾卡拉兹为本届温网第一种子，今天以7比6（7比3）、6比4、6比4直落三，击败丹麦网球新秀鲁内（Holger Rune）。</text:p>
      <text:p text:style-name="P4">
梅迪维夫目前排名世界第三，他曾在2021年打败塞尔维亚名将乔科维奇（Novak Djokovic），夺下当年美网冠军。</text:p>
      <text:p text:style-name="P4">
艾卡拉兹外号为「小蛮牛」，被誉为西班牙网球名将「蛮牛」纳达尔（Rafa Nadal）的接班人。</text:p>
      <text:p text:style-name="P4">
Source: <text:a xlink:type="simple" xlink:href="https://www.rfi.fr/cn/%E8%BF%90%E5%8A%A8%E5%A4%A9%E5%9C%B0/20230712-%E6%A2%85%E8%BF%AA%E7%BB%B4%E5%A4%AB5%E7%9B%98%E5%A4%A7%E6%88%98%E9%A6%96%E5%BA%A6%E6%99%8B%E6%B8%A9%E7%BD%914%E5%BC%BA-%E5%B0%86%E5%AF%B9%E5%86%B3-%E5%B0%8F%E8%9B%AE%E7%89%9B-%E8%89%BE%E5%8D%A1%E6%8B%89%E5%85%B9" text:style-name="Internet_20_link" text:visited-style-name="Visited_20_Internet_20_Link">
https://www.rfi.fr/cn/%E8%BF%90%E5%8A%A8%E5%A4%A9%E5%9C%B0/20230712-%E6%A2%85%E8%BF%AA%E7%BB%B4%E5%A4%AB5%E7%9B%98%E5%A4%A7%E6%88%98%E9%A6%96%E5%BA%A6%E6%99%8B%E6%B8%A9%E7%BD%914%E5%BC%BA-%E5%B0%86%E5%AF%B9%E5%86%B3-%E5%B0%8F%E8%9B%AE%E7%89%9B-%E8%89%BE%E5%8D%A1%E6%8B%89%E5%85%B9</text:a>
</text:p>
      <!--NEWS-->
      <text:h text:style-name="P10" text:outline-level="1">
<text:span text:style-name="T4">
遭港府通缉活动人士郭凤仪担忧自身安全 盼在美政庇尽快获批</text:span>
</text:h>
      <text:p text:style-name="P4">
Author: chinese@voanews.com (美国之音)</text:p>
      <text:p text:style-name="P4">
Publisher: 美国之音中文网 (Type: NewsMediaOrganization)</text:p>
      <text:p text:style-name="P4">
Published Time: 2023-07-12T22:05:22+08:00</text:p>
      <text:p text:style-name="P4">
Modified Time: 2023-07-12 14:05:22Z</text:p>
      <text:p text:style-name="P4">
Description: 香港国安警近日通缉八位海外香港民主活动人士，并每人悬赏百万港币，突显了身在美国首都华盛顿的香港民主委员会（Hong Kong Democracy Council，HKDC）执行总监郭凤仪（Anna Kwok）在美获得政治庇护的急迫性。</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wanted-hong-kong-activist-fears-for-safety-hopes-for-u-s-asylum-20230712/7177435.html" text:style-name="Internet_20_link" text:visited-style-name="Visited_20_Internet_20_Link">
https://www.voachinese.com/a/wanted-hong-kong-activist-fears-for-safety-hopes-for-u-s-asylum-20230712/7177435.html</text:a>
</text:p>
      <!--NEWS-->
      <text:h text:style-name="P10" text:outline-level="1">
<text:span text:style-name="T4">
联合国：全球公共债务达92万亿美元新高</text:span>
</text:h>
      <text:p text:style-name="P4">
Author: 联合早报 (Person)</text:p>
      <text:p text:style-name="P4">
Publisher: 联合早报 (Organization)</text:p>
      <text:p text:style-name="P4">
Published Time: 2023-07-12T22:17</text:p>
      <text:p text:style-name="P4">
Modified Time: 2023-07-12T22:17</text:p>
      <text:p text:style-name="P4">
Description: 联合国发布报告称，由于各国政府为应对冠病疫情等危机而举债，使全球公共债务在2022年飙升至创纪录新高，达92万亿美元（约123万亿新元）；其中三成来自发展中国家。路透社报道，联合国...</text:p>
      <text:p text:style-name="P4">
Videos: []</text:p>
      <text:p text:style-name="P4">
Audios: []</text:p>
      <text:p text:style-name="P4">
Images: []</text:p>
      <text:p text:style-name="P4">
Type: NewsArticle</text:p>
      <text:p text:style-name="P4">
Breadcrumbs: ['即时', '国际']</text:p>
      <text:p text:style-name="P4">
Keywords: ['联合国', '债务']</text:p>
      <!--METADATA-->
      <text:p text:style-name="P4">
联合国发布报告称，由于各国政府为应对冠病疫情等危机而举债，使全球公共债务在2022年飙升至创纪录新高，达92万亿美元（约123万亿新元）；其中三成来自发展中国家。</text:p>
      <text:p text:style-name="P4">
路透社报道，联合国星期三（7月12日）公布的报告显示，世界各国在过去二十年来，已增长了逾四倍的内债和外债，已超过各国自身的经济增长速度。此外，因2022年冠病疫情爆发使经济受到影响，各国的国内生产总值（GDP）仅增长了两倍。</text:p>
      <text:p text:style-name="P4">
全球公共债务创新高加剧联合国对发展中国家的担忧。据悉，发展中国家的公共债务占全球公共债务的近30%，而中国、印度和巴西便占有70%。</text:p>
      <text:p text:style-name="P4">
此外，59个发展中国家的债务与国内生产总值的比率皆超过六成，这一指数表明各国已处在高债务水平的门槛。</text:p>
      <text:p text:style-name="P4">
报告指出，受融资渠道有限、借贷成本上升、货币贬值和增长乏力影响，债务问题已成为发展中国家的沉重负担。联合国说，全球有50个新兴经济体的净利息债务支出已超过收入的10%。</text:p>
      <text:p text:style-name="P4">
报告指出，全球有33亿人口正生活在债务利息支出高于卫生或教育支出的国家。</text:p>
      <text:p text:style-name="P4">
联合国说：“各国正在面临着一个不可能的选择，既应该偿还债务还是为民服务。”</text:p>
      <text:p text:style-name="P4">
Source: <text:a xlink:type="simple" xlink:href="https://www.zaobao.com.sg/realtime/world/story20230712-1413295" text:style-name="Internet_20_link" text:visited-style-name="Visited_20_Internet_20_Link">
https://www.zaobao.com.sg/realtime/world/story20230712-1413295</text:a>
</text:p>
      <!--NEWS-->
      <text:h text:style-name="P10" text:outline-level="1">
<text:span text:style-name="T4">
克里姆林宫：普京访华已“排上日程”</text:span>
</text:h>
      <text:p text:style-name="P4">
Author: chinese@voanews.com (松仁)</text:p>
      <text:p text:style-name="P4">
Publisher: 美国之音中文网 (Type: NewsMediaOrganization)</text:p>
      <text:p text:style-name="P4">
Published Time: 2023-07-12T22:56:26+08:00</text:p>
      <text:p text:style-name="P4">
Modified Time: 2023-07-12 14:56:26Z</text:p>
      <text:p text:style-name="P4">
Description: 克里姆林宫星期三（7月12日）表示，俄罗斯总统普京对中国的访问已经排上日程，而现在正是强化两国之间业已密切关系的最佳时机。</text:p>
      <text:p text:style-name="P4">
Videos: []</text:p>
      <text:p text:style-name="P4">
Images: []</text:p>
      <text:p text:style-name="P4">
Categories: ['欧洲', '中国']</text:p>
      <text:p text:style-name="P4">
Type: None</text:p>
      <!--METADATA-->
      <text:p text:style-name="P4">
NoneNone</text:p>
      <text:p text:style-name="P4">
Source: <text:a xlink:type="simple" xlink:href="https://www.voachinese.com/a/kremlin-says-putin-trip-to-china-is-on-the-agenda-20230712/7177598.html" text:style-name="Internet_20_link" text:visited-style-name="Visited_20_Internet_20_Link">
https://www.voachinese.com/a/kremlin-says-putin-trip-to-china-is-on-the-agenda-20230712/7177598.html</text:a>
</text:p>
      <!--NEWS-->
      <text:h text:style-name="P10" text:outline-level="1">
<text:span text:style-name="T4">
俄国防部：瓦格纳正在完成武器移交</text:span>
</text:h>
      <text:p text:style-name="P4">
Author: 联合早报 (Person)</text:p>
      <text:p text:style-name="P4">
Publisher: 联合早报 (Organization)</text:p>
      <text:p text:style-name="P4">
Published Time: 2023-07-12T23:21</text:p>
      <text:p text:style-name="P4">
Modified Time: 2023-07-12T23:21</text:p>
      <text:p text:style-name="P4">
Description: 俄罗斯国防部说，俄雇佣兵组织瓦格纳正在完成武器移交工作。路透社引述俄罗斯国家通讯社报道称，俄国防部星期三（7月12日）说，瓦格纳已将2500吨弹药和2万件包含坦克和火箭等军备移交给...</text:p>
      <text:p text:style-name="P4">
Videos: []</text:p>
      <text:p text:style-name="P4">
Audios: []</text:p>
      <text:p text:style-name="P4">
Images: []</text:p>
      <text:p text:style-name="P4">
Type: NewsArticle</text:p>
      <text:p text:style-name="P4">
Breadcrumbs: ['即时', '国际']</text:p>
      <text:p text:style-name="P4">
Keywords: ['俄罗斯兵变', '俄罗斯', '武器', '核武器']</text:p>
      <!--METADATA-->
      <text:p text:style-name="P4">
俄罗斯国防部说，俄雇佣兵组织瓦格纳正在完成武器移交工作。</text:p>
      <text:p text:style-name="P4">
路透社引述俄罗斯国家通讯社报道称，俄国防部星期三（7月12日）说，瓦格纳已将2500吨弹药和2万件包含坦克和火箭等军备移交给俄罗斯。</text:p>
      <text:p text:style-name="P4">
此外，克里姆林宫星期三否认了有关瓦格纳企图在发动兵变时 <text:a xlink:type="simple" xlink:href="https://www.zaobao.com.sg/realtime/world/story20230711-1412825" text:style-name="Internet_20_link" text:visited-style-name="Visited_20_Internet_20_Link">
 企图在核武基夺取背包式小型核武器</text:a>
 的说法。</text:p>
      <text:p text:style-name="P4">
克宫发言人佩斯科夫说：“克里姆林宫没有收到这样的信息……这看起来像是错误信息。”</text:p>
      <text:p text:style-name="P4">
乌克兰军事情报部门首长布达诺夫日前透露，瓦格纳6月24日发动兵变时，一支车队曾脱离挥军北上莫斯科的部队，朝沃罗涅日市（Voronezh-45）一座戒备森严的核武基地挺进，企图夺取苏联时代的小型核武器，以提高发动兵变的筹码。但最终因核武储存设施的设有多道门，使他们最终不得其门而入。</text:p>
      <text:p text:style-name="P4">
Source: <text:a xlink:type="simple" xlink:href="https://www.zaobao.com.sg/realtime/world/story20230712-1413312" text:style-name="Internet_20_link" text:visited-style-name="Visited_20_Internet_20_Link">
https://www.zaobao.com.sg/realtime/world/story20230712-1413312</text:a>
</text:p>
      <!--NEWS-->
      <text:h text:style-name="P10" text:outline-level="1">
<text:span text:style-name="T4">
中国黑客攻破多个美政府部门电邮系统获取敏感信息</text:span>
</text:h>
      <text:p text:style-name="P4">
Author: chinese@voanews.com (美国之音)</text:p>
      <text:p text:style-name="P4">
Publisher: 美国之音中文网 (Type: NewsMediaOrganization)</text:p>
      <text:p text:style-name="P4">
Published Time: 2023-07-12T23:23:45+08:00</text:p>
      <text:p text:style-name="P4">
Modified Time: 2023-07-12 15:23:45Z</text:p>
      <text:p text:style-name="P4">
Description: 据微软和白宫周二晚间透露，以中国为基地的黑客攻破了美国几十个机构的电邮系统，包括一些美国政府部门，显然是一次广泛的获取敏感信息的间谍活动。</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microsoft-and-white-house-say-china-based-hackers-breached-us-government-email-accounts-20230712/7177446.html" text:style-name="Internet_20_link" text:visited-style-name="Visited_20_Internet_20_Link">
https://www.voachinese.com/a/microsoft-and-white-house-say-china-based-hackers-breached-us-government-email-accounts-20230712/7177446.html</text:a>
</text:p>
      <!--NEWS-->
      <text:h text:style-name="P10" text:outline-level="1">
<text:span text:style-name="T4">
乌多次敦促西方加快军援 英防长：我们不是亚马逊</text:span>
</text:h>
      <text:p text:style-name="P4">
Author: 联合早报 (Person)</text:p>
      <text:p text:style-name="P4">
Publisher: 联合早报 (Organization)</text:p>
      <text:p text:style-name="P4">
Published Time: 2023-07-12T23:49</text:p>
      <text:p text:style-name="P4">
Modified Time: 2023-07-12T23:55</text:p>
      <text:p text:style-name="P4">
Description: 针对乌克兰多出敦促西方盟国加快军援一事，英国国防部长说，他已向乌克兰表明，西方盟国“不是亚马逊”，指乌克兰应对武器捐赠表示感谢，以说服盟国提供更多武器。路透社报道，自俄乌战争爆发以...</text:p>
      <text:p text:style-name="P4">
Videos: []</text:p>
      <text:p text:style-name="P4">
Audios: []</text:p>
      <text:p text:style-name="P4">
Images: []</text:p>
      <text:p text:style-name="P4">
Type: NewsArticle</text:p>
      <text:p text:style-name="P4">
Breadcrumbs: ['即时', '国际']</text:p>
      <text:p text:style-name="P4">
Keywords: ['英国', '乌克兰', '俄乌战争', '亚马逊']</text:p>
      <!--METADATA-->
      <text:p text:style-name="P4">
针对乌克兰多出敦促西方盟国加快军援一事，英国国防部长说，他已向乌克兰表明，西方盟国“不是亚马逊”，指乌克兰应对武器捐赠表示感谢，以说服盟国提供更多武器。</text:p>
      <text:p text:style-name="P4">
路透社报道，自俄乌战争爆发以来，伦敦一直是基辅最坚定的支持者之一，英首相苏纳克则多次表明，英国及西方盟国将继续支援乌克兰。</text:p>
      <text:p text:style-name="P4">
不过，英国国防部长华莱士星期三（7月12日）在立陶宛出席北约峰会期间对记者说，乌克兰必须说服美国立法者和其他质疑军援是否值得的政客，称“无论我们喜欢与否，人们都希望看到感激之情”。</text:p>
      <text:p text:style-name="P4">
华莱士回顾说，他曾在2022年前往乌克兰，并在那里收到了一份武器采购清单。</text:p>
      <text:p text:style-name="P4">
华莱士当时便曾对基辅说：“你知道，我们不是（电子商务巨头）亚马逊。”</text:p>
      <text:p text:style-name="P4">
华莱士指出，自己去年就曾告诉过基辅当局，称“当时我开了11个小时的车才拿到一份清单”。</text:p>
      <text:p text:style-name="P4">
Source: <text:a xlink:type="simple" xlink:href="https://www.zaobao.com.sg/realtime/world/story20230712-1413322" text:style-name="Internet_20_link" text:visited-style-name="Visited_20_Internet_20_Link">
https://www.zaobao.com.sg/realtime/world/story20230712-1413322</text:a>
</text:p>
      <!--NEWS-->
      <text:h text:style-name="P10" text:outline-level="1">
<text:span text:style-name="T4">
G7将公布给乌克兰安全保障 克宫批损及俄国安全</text:span>
</text:h>
      <text:p text:style-name="P4">
Publisher: 法新社</text:p>
      <text:p text:style-name="P4">
Published Time: 2023-07-12T3:32:07+00:00</text:p>
      <text:p text:style-name="P4">
Modified Time: 2023-07-12T12:05:05+00:00</text:p>
      <text:p text:style-name="P4">
Description: （法新社莫斯科12日电） 克里姆林宫发言人培斯科夫（Dmitry Peskov）今天表示，西方强权对乌克兰的安全保障将损害俄罗斯的安全，并「将使欧洲在未来岁月变得更加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3.617581in" draw:z-index="0">
<draw:image xlink:href="../Images/rficn/2023-07-12T3-32-07-00-00/000000.png" xlink:type="simple" xlink:show="embed" xlink:actuate="onLoad" draw:mime-type="image/png"/>
</draw:frame>
</text:p>
      <text:p text:style-name="P4">
七大工业国集团（G7）领导人准备在北大西洋公约组织（NATO）峰会场边宣布给乌克兰的安全保障。</text:p>
      <text:p text:style-name="P4">
培斯科夫表示：「藉由提供乌克兰安全保障，他们将破坏俄罗斯联邦的安全。」</text:p>
      <text:p text:style-name="P4">
Source: <text:a xlink:type="simple" xlink:href="https://www.rfi.fr/cn/%E5%9B%BD%E9%99%85%E6%8A%A5%E9%81%93/20230712-g7%E5%B0%86%E5%85%AC%E5%B8%83%E7%BB%99%E4%B9%8C%E5%85%8B%E5%85%B0%E5%AE%89%E5%85%A8%E4%BF%9D%E9%9A%9C-%E5%85%8B%E5%AE%AB%E6%89%B9%E6%8D%9F%E5%8F%8A%E4%BF%84%E5%9B%BD%E5%AE%89%E5%85%A8" text:style-name="Internet_20_link" text:visited-style-name="Visited_20_Internet_20_Link">
https://www.rfi.fr/cn/%E5%9B%BD%E9%99%85%E6%8A%A5%E9%81%93/20230712-g7%E5%B0%86%E5%85%AC%E5%B8%83%E7%BB%99%E4%B9%8C%E5%85%8B%E5%85%B0%E5%AE%89%E5%85%A8%E4%BF%9D%E9%9A%9C-%E5%85%8B%E5%AE%AB%E6%89%B9%E6%8D%9F%E5%8F%8A%E4%BF%84%E5%9B%BD%E5%AE%89%E5%85%A8</text:a>
</text:p>
      <!--NEWS-->
      <text:h text:style-name="P10" text:outline-level="1">
<text:span text:style-name="T4">
G7将承诺保障乌克兰安全 泽伦斯基重申盼入北约</text:span>
</text:h>
      <text:p text:style-name="P4">
Publisher: 法新社</text:p>
      <text:p text:style-name="P4">
Published Time: 2023-07-12T5:32:07+00:00</text:p>
      <text:p text:style-name="P4">
Modified Time: 2023-07-12T12:05:06+00:00</text:p>
      <text:p text:style-name="P4">
Description: （法新社维尔纽斯12日电） 乌克兰总统泽伦斯基今天表示，乐见七大工业国集团（G7）作出新承诺来确保乌克兰安全，但他也说，这些承诺无法取代让乌克兰最终成为北大西洋公约组织（NATO）成员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617581in" draw:z-index="0">
<draw:image xlink:href="../Images/rficn/2023-07-12T5-32-07-00-00/000000.png" xlink:type="simple" xlink:show="embed" xlink:actuate="onLoad" draw:mime-type="image/png"/>
</draw:frame>
</text:p>
      <text:p text:style-name="P4">
G7预计今天稍晚公布一项长期保障计画，以助乌克兰击退俄罗斯入侵，并吓阻未来的侵略行径。</text:p>
      <text:p text:style-name="P4">
泽伦斯基（Volodymyr Zelenskyy）今天与北约秘书长史托腾柏格（JensStoltenberg）会谈后表示，G7的承诺不应被当成北约成员国地位的替代品，而应被视为「我们迈向整合的安全保障」。</text:p>
      <text:p text:style-name="P4">
他在立陶宛首都维尔纽斯（Vilnius）的北约峰会中还说：「我们可以说，这场峰会成果良好，但要是我们收到（加入北约的）邀请，那样一来会最好。」</text:p>
      <text:p text:style-name="P4">
泽伦斯基告诉记者，「对乌克兰而言，最佳保障就是加入北约」，他有信心「乌克兰战后会加入北约」，「我们将尽己所能来实现」。</text:p>
      <text:p text:style-name="P4">
史托腾柏格则对泽伦斯基的处境表达同情，并强调乌克兰在本次峰会中取得的进展很重要。</text:p>
      <text:p text:style-name="P4">
他并指出，泽伦斯基与31位北约国家领导人即将出席「北约－乌克兰理事会」（NATO-UkraineCouncil）第一场会议，而且几个北约成员国都在加码对乌克兰的双边援助。</text:p>
      <text:p text:style-name="P4">
Source: <text:a xlink:type="simple" xlink:href="https://www.rfi.fr/cn/%E5%9B%BD%E9%99%85%E6%8A%A5%E9%81%93/20230712-g7%E5%B0%86%E6%89%BF%E8%AF%BA%E4%BF%9D%E9%9A%9C%E4%B9%8C%E5%85%8B%E5%85%B0%E5%AE%89%E5%85%A8-%E6%B3%BD%E4%BC%A6%E6%96%AF%E5%9F%BA%E9%87%8D%E7%94%B3%E7%9B%BC%E5%85%A5%E5%8C%97%E7%BA%A6" text:style-name="Internet_20_link" text:visited-style-name="Visited_20_Internet_20_Link">
https://www.rfi.fr/cn/%E5%9B%BD%E9%99%85%E6%8A%A5%E9%81%93/20230712-g7%E5%B0%86%E6%89%BF%E8%AF%BA%E4%BF%9D%E9%9A%9C%E4%B9%8C%E5%85%8B%E5%85%B0%E5%AE%89%E5%85%A8-%E6%B3%BD%E4%BC%A6%E6%96%AF%E5%9F%BA%E9%87%8D%E7%94%B3%E7%9B%BC%E5%85%A5%E5%8C%97%E7%BA%A6</text:a>
</text:p>
      <!--NEWS-->
      <text:h text:style-name="P10" text:outline-level="1">
<text:span text:style-name="T4">
北约告诉泽连斯基:“我们平等地相见”</text:span>
</text:h>
      <text:p text:style-name="P4">
Author: chinese@voanews.com (汉纳斯)</text:p>
      <text:p text:style-name="P4">
Publisher: 美国之音中文网 (Type: NewsMediaOrganization)</text:p>
      <text:p text:style-name="P4">
Published Time: 2023-07-13T00:35:00+08:00</text:p>
      <text:p text:style-name="P4">
Modified Time: 2023-07-12 16:35:30Z</text:p>
      <text:p text:style-name="P4">
Description: 北约领导人星期三(7月12日)在立陶宛首都结束峰会时会见了乌克兰总统泽连斯基，重申支持基辅加入联盟，但没有给予任何具体承诺或时间表。</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we-meet-as-equals-nato-tells-zelenskyy-20230712/7177635.html" text:style-name="Internet_20_link" text:visited-style-name="Visited_20_Internet_20_Link">
https://www.voachinese.com/a/we-meet-as-equals-nato-tells-zelenskyy-20230712/7177635.html</text:a>
</text:p>
      <!--NEWS-->
      <text:h text:style-name="P10" text:outline-level="1">
<text:span text:style-name="T4">
中日福岛水之争港府扮北京战狼,威胁禁止日本十都县水产品进口</text:span>
</text:h>
      <text:p text:style-name="P4">
Author: chinese@voanews.com (美国之音)</text:p>
      <text:p text:style-name="P4">
Publisher: 美国之音中文网 (Type: NewsMediaOrganization)</text:p>
      <text:p text:style-name="P4">
Published Time: 2023-07-13T00:47:34+08:00</text:p>
      <text:p text:style-name="P4">
Modified Time: 2023-07-12 16:47:34Z</text:p>
      <text:p text:style-name="P4">
Description: 香港环境及生态局星期三（7月12日）表示，一旦东京启动排放经过滤和稀释的福岛核电站废弃冷却水的计划，会即时禁止进口来自日本十个都县的所有活生、冷冻、冷藏、干制或以其他方式保存的水产品，包括东京、福岛、千叶、栃木、茨城、群马等地。</text:p>
      <text:p text:style-name="P4">
Videos: []</text:p>
      <text:p text:style-name="P4">
Images: []</text:p>
      <text:p text:style-name="P4">
Categories: ['港澳', '亚太', '生态环境']</text:p>
      <text:p text:style-name="P4">
Type: None</text:p>
      <!--METADATA-->
      <text:p text:style-name="P4">
NoneNone</text:p>
      <text:p text:style-name="P4">
Source: <text:a xlink:type="simple" xlink:href="https://www.voachinese.com/a/hong-kong-will-ban-seafood-imports-if-japan-releases-nuclear-water-20230712/7177628.html" text:style-name="Internet_20_link" text:visited-style-name="Visited_20_Internet_20_Link">
https://www.voachinese.com/a/hong-kong-will-ban-seafood-imports-if-japan-releases-nuclear-water-20230712/7177628.html</text:a>
</text:p>
      <!--NEWS-->
      <text:h text:style-name="P10" text:outline-level="1">
<text:span text:style-name="T4">
南中国海仲裁裁决七周年之际，美国呼吁北京停止在南中国海骚扰别国船只</text:span>
</text:h>
      <text:p text:style-name="P4">
Author: chinese@voanews.com (松仁)</text:p>
      <text:p text:style-name="P4">
Publisher: 美国之音中文网 (Type: NewsMediaOrganization)</text:p>
      <text:p text:style-name="P4">
Published Time: 2023-07-13T00:54:00+08:00</text:p>
      <text:p text:style-name="P4">
Modified Time: 2023-07-12 16:54:00Z</text:p>
      <text:p text:style-name="P4">
Description: 美国政府在南中国海仲裁结果出炉七周年之际，重申对2016年海牙国际常设仲裁法院就菲律宾与中国在南中国海主权争议作出的裁决的支持，同时呼吁北京停止对其他主权声索国船只的“经常性骚扰”。不过北京也再次抨击这一裁决“越权审理、枉法裁判”，重申中方对裁决结果绝不接受的立场。</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us-urges-china-to-stop-harassing-vessels-in-south-china-sea-20230712/7177617.html" text:style-name="Internet_20_link" text:visited-style-name="Visited_20_Internet_20_Link">
https://www.voachinese.com/a/us-urges-china-to-stop-harassing-vessels-in-south-china-sea-20230712/7177617.html</text:a>
</text:p>
      <!--NEWS-->
      <text:h text:style-name="P10" text:outline-level="1">
<text:span text:style-name="T4">
美国消费者价格出现2021年初以来的最小增幅</text:span>
</text:h>
      <text:p text:style-name="P4">
Author: chinese@voanews.com (布雷德迈尔)</text:p>
      <text:p text:style-name="P4">
Publisher: 美国之音中文网 (Type: NewsMediaOrganization)</text:p>
      <text:p text:style-name="P4">
Published Time: 2023-07-13T04:13:54+08:00</text:p>
      <text:p text:style-name="P4">
Modified Time: 2023-07-12 20:13:54Z</text:p>
      <text:p text:style-name="P4">
Description: 政府星期三报告，美国6月份的消费价格比一年前增长3%，通胀率显著下滑，是两年多来最小的年度增长。</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us-inflation-rate-drop-again-20230712/7178157.html" text:style-name="Internet_20_link" text:visited-style-name="Visited_20_Internet_20_Link">
https://www.voachinese.com/a/us-inflation-rate-drop-again-20230712/7178157.html</text:a>
</text:p>
      <!--NEWS-->
      <text:h text:style-name="P10" text:outline-level="1">
<text:span text:style-name="T4">
东盟召开系列会议 能为缅甸及南中国海危机找到解方吗？</text:span>
</text:h>
      <text:p text:style-name="P4">
Author: chinese@voanews.com (林柏宏)</text:p>
      <text:p text:style-name="P4">
Publisher: 美国之音中文网 (Type: NewsMediaOrganization)</text:p>
      <text:p text:style-name="P4">
Published Time: 2023-07-13T04:34:20+08:00</text:p>
      <text:p text:style-name="P4">
Modified Time: 2023-07-12 20:37:29Z</text:p>
      <text:p text:style-name="P4">
Description: 东南亚国家联盟这个星期在印尼首都雅加达召开系列会议，讨论缅甸危机和南中国海问题。除了东南亚多国部长外，美国国务卿布林肯、中共中央外事办主任王毅，及俄罗斯、日本和韩国的外长也都应邀出席。观察人士说，各国难以在这几天的会谈中，就悬而未决的缅甸危机达成共识，东盟也仍然无法阻止北京当局在南中国海的灰色行动。</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myanmar-violence-and-sea-disputes-to-dominate-asean-talks-joined-by-us-russian-and-chinese-envoys-20230712/7178221.html" text:style-name="Internet_20_link" text:visited-style-name="Visited_20_Internet_20_Link">
https://www.voachinese.com/a/myanmar-violence-and-sea-disputes-to-dominate-asean-talks-joined-by-us-russian-and-chinese-envoys-20230712/7178221.html</text:a>
</text:p>
      <!--NEWS-->
      <text:h text:style-name="P10" text:outline-level="1">
<text:span text:style-name="T4">
杀害李进进凶嫌张晓宁出庭 法官: 杀人证据是“压倒性的”</text:span>
</text:h>
      <text:p text:style-name="P4">
Author: chinese@voanews.com (方冰)</text:p>
      <text:p text:style-name="P4">
Publisher: 美国之音中文网 (Type: NewsMediaOrganization)</text:p>
      <text:p text:style-name="P4">
Published Time: 2023-07-13T05:34:10+08:00</text:p>
      <text:p text:style-name="P4">
Modified Time: 2023-07-12 21:34:10Z</text:p>
      <text:p text:style-name="P4">
Description: 前八九天安门学生领袖、纽约移民律师李进进被杀案经过一年多对被告张晓宁的精神鉴定结束后，今天进入被告选择认罪以结束此案，或不认罪准备庭审的新阶段。</text:p>
      <text:p text:style-name="P4">
Videos: []</text:p>
      <text:p text:style-name="P4">
Images: []</text:p>
      <text:p text:style-name="P4">
Categories: ['法律', '中国']</text:p>
      <text:p text:style-name="P4">
Type: None</text:p>
      <!--METADATA-->
      <text:p text:style-name="P4">
NoneNone</text:p>
      <text:p text:style-name="P4">
Source: <text:a xlink:type="simple" xlink:href="https://www.voachinese.com/a/li-jinjin-murder-case-hearing-defendant-appearance-in-the-courtroom/7178242.html" text:style-name="Internet_20_link" text:visited-style-name="Visited_20_Internet_20_Link">
https://www.voachinese.com/a/li-jinjin-murder-case-hearing-defendant-appearance-in-the-courtroom/7178242.html</text:a>
</text:p>
      <!--NEWS-->
      <text:h text:style-name="P10" text:outline-level="1">
<text:span text:style-name="T4">
北约峰会结束，拜登宣布对乌克兰的支持“不会动摇”</text:span>
</text:h>
      <text:p text:style-name="P4">
Author: chinese@voanews.com (维达库斯瓦拉, 阿妮塔·鲍威尔)</text:p>
      <text:p text:style-name="P4">
Publisher: 美国之音中文网 (Type: NewsMediaOrganization)</text:p>
      <text:p text:style-name="P4">
Published Time: 2023-07-13T05:52:25+08:00</text:p>
      <text:p text:style-name="P4">
Modified Time: 2023-07-12 21:59:10Z</text:p>
      <text:p text:style-name="P4">
Description: 美国总统乔·拜登对他所说的历史性的北约峰会做出总结，乐观地表达了支持乌克兰的决心，并向莫斯科发出严厉警告。在立陶宛首都维尔纽斯召开的两天峰会期间，盟国重新宣示了对乌克兰加入北约的支持，但是没有按照乌克兰所希望的那样给出明确的入盟时间线。</text:p>
      <text:p text:style-name="P4">
Videos: []</text:p>
      <text:p text:style-name="P4">
Images: []</text:p>
      <text:p text:style-name="P4">
Categories: ['军事', '欧洲', '乌克兰局势', '编辑推荐']</text:p>
      <text:p text:style-name="P4">
Type: None</text:p>
      <!--METADATA-->
      <text:p text:style-name="P4">
NoneNone</text:p>
      <text:p text:style-name="P4">
Source: <text:a xlink:type="simple" xlink:href="https://www.voachinese.com/a/biden-hails-nato-unity-commitment-as-ukraine-conflict-deepens/7178282.html" text:style-name="Internet_20_link" text:visited-style-name="Visited_20_Internet_20_Link">
https://www.voachinese.com/a/biden-hails-nato-unity-commitment-as-ukraine-conflict-deepens/717828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